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311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1.5902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2256in"/>
    </style:style>
    <style:style style:name="co13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1.3008in"/>
    </style:style>
    <style:style style:name="co15" style:family="table-column">
      <style:table-column-properties fo:break-before="auto" style:column-width="4.6028in"/>
    </style:style>
    <style:style style:name="co16" style:family="table-column">
      <style:table-column-properties fo:break-before="auto" style:column-width="4.5709in"/>
    </style:style>
    <style:style style:name="co17" style:family="table-column">
      <style:table-column-properties fo:break-before="auto" style:column-width="1.3862in"/>
    </style:style>
    <style:style style:name="co18" style:family="table-column">
      <style:table-column-properties fo:break-before="auto" style:column-width="4.5598in"/>
    </style:style>
    <style:style style:name="co19" style:family="table-column">
      <style:table-column-properties fo:break-before="auto" style:column-width="4.689in"/>
    </style:style>
    <style:style style:name="co20" style:family="table-column">
      <style:table-column-properties fo:break-before="auto" style:column-width="4.6673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121">
      <style:text-properties style:font-name="Arial" fo:font-size="11pt" style:font-size-asian="11pt" style:font-size-complex="11pt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121"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Lucid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21">
      <style:text-properties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21">
      <style:text-properties style:font-name="Aria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121">
      <style:text-properties style:font-name="Arial" fo:font-size="11pt" style:font-size-asian="11pt" style:font-size-complex="11pt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21"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Lucid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21"/>
    <style:style style:name="ce14" style:family="table-cell" style:parent-style-name="Default" style:data-style-name="N122">
      <style:text-properties style:font-name="Arial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NB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43011438082085" calcext:value-type="float">
            <text:p>0.643</text:p>
          </table:table-cell>
          <table:table-cell office:value-type="float" office:value="0.355166265799567" calcext:value-type="float">
            <text:p>0.355</text:p>
          </table:table-cell>
          <table:table-cell office:value-type="float" office:value="0.717270553718856" calcext:value-type="float">
            <text:p>0.717</text:p>
          </table:table-cell>
          <table:table-cell office:value-type="float" office:value="0.643011438082085" calcext:value-type="float">
            <text:p>0.643</text:p>
          </table:table-cell>
          <table:table-cell office:value-type="float" office:value="0.333384572168306" calcext:value-type="float">
            <text:p>0.333</text:p>
          </table:table-cell>
          <table:table-cell office:value-type="float" office:value="0.853742956041348" calcext:value-type="float">
            <text:p>0.854</text:p>
          </table:table-cell>
          <table:table-cell office:value-type="float" office:value="0.643011438082085" calcext:value-type="float">
            <text:p>0.643</text:p>
          </table:table-cell>
          <table:table-cell office:value-type="float" office:value="0.580570228743389" calcext:value-type="float">
            <text:p>0.581</text:p>
          </table:table-cell>
          <table:table-cell office:value-type="float" office:value="0.643011438082085" calcext:value-type="float">
            <text:p>0.643</text:p>
          </table:table-cell>
          <table:table-cell office:value-type="float" office:value="69024700" calcext:value-type="float">
            <text:p>69024700.000</text:p>
          </table:table-cell>
          <table:table-cell office:value-type="float" office:value="285974600" calcext:value-type="float">
            <text:p>285974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46835936116718" calcext:value-type="float">
            <text:p>0.647</text:p>
          </table:table-cell>
          <table:table-cell office:value-type="float" office:value="0.355285947875336" calcext:value-type="float">
            <text:p>0.355</text:p>
          </table:table-cell>
          <table:table-cell office:value-type="float" office:value="0.720106796706761" calcext:value-type="float">
            <text:p>0.720</text:p>
          </table:table-cell>
          <table:table-cell office:value-type="float" office:value="0.646835936116718" calcext:value-type="float">
            <text:p>0.647</text:p>
          </table:table-cell>
          <table:table-cell office:value-type="float" office:value="0.333179652598078" calcext:value-type="float">
            <text:p>0.333</text:p>
          </table:table-cell>
          <table:table-cell office:value-type="float" office:value="0.853213007615111" calcext:value-type="float">
            <text:p>0.853</text:p>
          </table:table-cell>
          <table:table-cell office:value-type="float" office:value="0.646835936116718" calcext:value-type="float">
            <text:p>0.647</text:p>
          </table:table-cell>
          <table:table-cell office:value-type="float" office:value="0.57498496783429" calcext:value-type="float">
            <text:p>0.575</text:p>
          </table:table-cell>
          <table:table-cell office:value-type="float" office:value="0.646835936116718" calcext:value-type="float">
            <text:p>0.647</text:p>
          </table:table-cell>
          <table:table-cell office:value-type="float" office:value="69050100" calcext:value-type="float">
            <text:p>69050100.000</text:p>
          </table:table-cell>
          <table:table-cell office:value-type="float" office:value="286957200" calcext:value-type="float">
            <text:p>286957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47066114239173" calcext:value-type="float">
            <text:p>0.647</text:p>
          </table:table-cell>
          <table:table-cell office:value-type="float" office:value="0.356204477072785" calcext:value-type="float">
            <text:p>0.356</text:p>
          </table:table-cell>
          <table:table-cell office:value-type="float" office:value="0.720364871929985" calcext:value-type="float">
            <text:p>0.720</text:p>
          </table:table-cell>
          <table:table-cell office:value-type="float" office:value="0.647066114239173" calcext:value-type="float">
            <text:p>0.647</text:p>
          </table:table-cell>
          <table:table-cell office:value-type="float" office:value="0.334005156350076" calcext:value-type="float">
            <text:p>0.334</text:p>
          </table:table-cell>
          <table:table-cell office:value-type="float" office:value="0.853450185274398" calcext:value-type="float">
            <text:p>0.853</text:p>
          </table:table-cell>
          <table:table-cell office:value-type="float" office:value="0.647066114239173" calcext:value-type="float">
            <text:p>0.647</text:p>
          </table:table-cell>
          <table:table-cell office:value-type="float" office:value="0.572521757523085" calcext:value-type="float">
            <text:p>0.573</text:p>
          </table:table-cell>
          <table:table-cell office:value-type="float" office:value="0.647066114239173" calcext:value-type="float">
            <text:p>0.647</text:p>
          </table:table-cell>
          <table:table-cell office:value-type="float" office:value="69037800" calcext:value-type="float">
            <text:p>69037800.000</text:p>
          </table:table-cell>
          <table:table-cell office:value-type="float" office:value="297002600" calcext:value-type="float">
            <text:p>297002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46623464003683" calcext:value-type="float">
            <text:p>0.647</text:p>
          </table:table-cell>
          <table:table-cell office:value-type="float" office:value="0.353622309631256" calcext:value-type="float">
            <text:p>0.354</text:p>
          </table:table-cell>
          <table:table-cell office:value-type="float" office:value="0.720222024878969" calcext:value-type="float">
            <text:p>0.720</text:p>
          </table:table-cell>
          <table:table-cell office:value-type="float" office:value="0.646623464003683" calcext:value-type="float">
            <text:p>0.647</text:p>
          </table:table-cell>
          <table:table-cell office:value-type="float" office:value="0.332340550660467" calcext:value-type="float">
            <text:p>0.332</text:p>
          </table:table-cell>
          <table:table-cell office:value-type="float" office:value="0.853704693788178" calcext:value-type="float">
            <text:p>0.854</text:p>
          </table:table-cell>
          <table:table-cell office:value-type="float" office:value="0.646623464003683" calcext:value-type="float">
            <text:p>0.647</text:p>
          </table:table-cell>
          <table:table-cell office:value-type="float" office:value="0.56570327409365" calcext:value-type="float">
            <text:p>0.566</text:p>
          </table:table-cell>
          <table:table-cell office:value-type="float" office:value="0.646623464003683" calcext:value-type="float">
            <text:p>0.647</text:p>
          </table:table-cell>
          <table:table-cell office:value-type="float" office:value="77003500" calcext:value-type="float">
            <text:p>77003500.000</text:p>
          </table:table-cell>
          <table:table-cell office:value-type="float" office:value="307962600" calcext:value-type="float">
            <text:p>307962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4936789546372" calcext:value-type="float">
            <text:p>0.649</text:p>
          </table:table-cell>
          <table:table-cell office:value-type="float" office:value="0.355339966089533" calcext:value-type="float">
            <text:p>0.355</text:p>
          </table:table-cell>
          <table:table-cell office:value-type="float" office:value="0.722251685942227" calcext:value-type="float">
            <text:p>0.722</text:p>
          </table:table-cell>
          <table:table-cell office:value-type="float" office:value="0.64936789546372" calcext:value-type="float">
            <text:p>0.649</text:p>
          </table:table-cell>
          <table:table-cell office:value-type="float" office:value="0.333425076240281" calcext:value-type="float">
            <text:p>0.333</text:p>
          </table:table-cell>
          <table:table-cell office:value-type="float" office:value="0.853299813870768" calcext:value-type="float">
            <text:p>0.853</text:p>
          </table:table-cell>
          <table:table-cell office:value-type="float" office:value="0.64936789546372" calcext:value-type="float">
            <text:p>0.649</text:p>
          </table:table-cell>
          <table:table-cell office:value-type="float" office:value="0.565125865351636" calcext:value-type="float">
            <text:p>0.565</text:p>
          </table:table-cell>
          <table:table-cell office:value-type="float" office:value="0.64936789546372" calcext:value-type="float">
            <text:p>0.649</text:p>
          </table:table-cell>
          <table:table-cell office:value-type="float" office:value="69041900" calcext:value-type="float">
            <text:p>69041900.000</text:p>
          </table:table-cell>
          <table:table-cell office:value-type="float" office:value="295958200" calcext:value-type="float">
            <text:p>295958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46889054144977" calcext:value-type="float">
            <text:p>0.647</text:p>
          </table:table-cell>
          <table:table-cell office:value-type="float" office:value="0.354126821650882" calcext:value-type="float">
            <text:p>0.354</text:p>
          </table:table-cell>
          <table:table-cell office:value-type="float" office:value="0.720330111000463" calcext:value-type="float">
            <text:p>0.720</text:p>
          </table:table-cell>
          <table:table-cell office:value-type="float" office:value="0.646889054144977" calcext:value-type="float">
            <text:p>0.647</text:p>
          </table:table-cell>
          <table:table-cell office:value-type="float" office:value="0.332434104555191" calcext:value-type="float">
            <text:p>0.332</text:p>
          </table:table-cell>
          <table:table-cell office:value-type="float" office:value="0.853666863725573" calcext:value-type="float">
            <text:p>0.854</text:p>
          </table:table-cell>
          <table:table-cell office:value-type="float" office:value="0.646889054144977" calcext:value-type="float">
            <text:p>0.647</text:p>
          </table:table-cell>
          <table:table-cell office:value-type="float" office:value="0.562761179763338" calcext:value-type="float">
            <text:p>0.563</text:p>
          </table:table-cell>
          <table:table-cell office:value-type="float" office:value="0.646889054144977" calcext:value-type="float">
            <text:p>0.647</text:p>
          </table:table-cell>
          <table:table-cell office:value-type="float" office:value="69025300" calcext:value-type="float">
            <text:p>69025300.000</text:p>
          </table:table-cell>
          <table:table-cell office:value-type="float" office:value="299005000" calcext:value-type="float">
            <text:p>299005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50819788236127" calcext:value-type="float">
            <text:p>0.651</text:p>
          </table:table-cell>
          <table:table-cell office:value-type="float" office:value="0.355514803117898" calcext:value-type="float">
            <text:p>0.356</text:p>
          </table:table-cell>
          <table:table-cell office:value-type="float" office:value="0.72329182922691" calcext:value-type="float">
            <text:p>0.723</text:p>
          </table:table-cell>
          <table:table-cell office:value-type="float" office:value="0.650819788236127" calcext:value-type="float">
            <text:p>0.651</text:p>
          </table:table-cell>
          <table:table-cell office:value-type="float" office:value="0.333416706373324" calcext:value-type="float">
            <text:p>0.333</text:p>
          </table:table-cell>
          <table:table-cell office:value-type="float" office:value="0.853189485877631" calcext:value-type="float">
            <text:p>0.853</text:p>
          </table:table-cell>
          <table:table-cell office:value-type="float" office:value="0.650819788236127" calcext:value-type="float">
            <text:p>0.651</text:p>
          </table:table-cell>
          <table:table-cell office:value-type="float" office:value="0.562752540989274" calcext:value-type="float">
            <text:p>0.563</text:p>
          </table:table-cell>
          <table:table-cell office:value-type="float" office:value="0.650819788236127" calcext:value-type="float">
            <text:p>0.651</text:p>
          </table:table-cell>
          <table:table-cell office:value-type="float" office:value="68998200" calcext:value-type="float">
            <text:p>68998200.000</text:p>
          </table:table-cell>
          <table:table-cell office:value-type="float" office:value="297008100" calcext:value-type="float">
            <text:p>297008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48004532738411" calcext:value-type="float">
            <text:p>0.648</text:p>
          </table:table-cell>
          <table:table-cell office:value-type="float" office:value="0.352945474023196" calcext:value-type="float">
            <text:p>0.353</text:p>
          </table:table-cell>
          <table:table-cell office:value-type="float" office:value="0.72119864142236" calcext:value-type="float">
            <text:p>0.721</text:p>
          </table:table-cell>
          <table:table-cell office:value-type="float" office:value="0.648004532738411" calcext:value-type="float">
            <text:p>0.648</text:p>
          </table:table-cell>
          <table:table-cell office:value-type="float" office:value="0.331667567106288" calcext:value-type="float">
            <text:p>0.332</text:p>
          </table:table-cell>
          <table:table-cell office:value-type="float" office:value="0.852530418018872" calcext:value-type="float">
            <text:p>0.853</text:p>
          </table:table-cell>
          <table:table-cell office:value-type="float" office:value="0.648004532738411" calcext:value-type="float">
            <text:p>0.648</text:p>
          </table:table-cell>
          <table:table-cell office:value-type="float" office:value="0.555306808511091" calcext:value-type="float">
            <text:p>0.555</text:p>
          </table:table-cell>
          <table:table-cell office:value-type="float" office:value="0.648004532738411" calcext:value-type="float">
            <text:p>0.648</text:p>
          </table:table-cell>
          <table:table-cell office:value-type="float" office:value="68000300" calcext:value-type="float">
            <text:p>68000300.000</text:p>
          </table:table-cell>
          <table:table-cell office:value-type="float" office:value="290002200" calcext:value-type="float">
            <text:p>290002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48765891143454" calcext:value-type="float">
            <text:p>0.649</text:p>
          </table:table-cell>
          <table:table-cell office:value-type="float" office:value="0.353886428995894" calcext:value-type="float">
            <text:p>0.354</text:p>
          </table:table-cell>
          <table:table-cell office:value-type="float" office:value="0.721765735319206" calcext:value-type="float">
            <text:p>0.722</text:p>
          </table:table-cell>
          <table:table-cell office:value-type="float" office:value="0.648765891143454" calcext:value-type="float">
            <text:p>0.649</text:p>
          </table:table-cell>
          <table:table-cell office:value-type="float" office:value="0.332447498502119" calcext:value-type="float">
            <text:p>0.332</text:p>
          </table:table-cell>
          <table:table-cell office:value-type="float" office:value="0.853135561424595" calcext:value-type="float">
            <text:p>0.853</text:p>
          </table:table-cell>
          <table:table-cell office:value-type="float" office:value="0.648765891143454" calcext:value-type="float">
            <text:p>0.649</text:p>
          </table:table-cell>
          <table:table-cell office:value-type="float" office:value="0.562170983511275" calcext:value-type="float">
            <text:p>0.562</text:p>
          </table:table-cell>
          <table:table-cell office:value-type="float" office:value="0.648765891143454" calcext:value-type="float">
            <text:p>0.649</text:p>
          </table:table-cell>
          <table:table-cell office:value-type="float" office:value="76043100" calcext:value-type="float">
            <text:p>76043100.000</text:p>
          </table:table-cell>
          <table:table-cell office:value-type="float" office:value="290954600" calcext:value-type="float">
            <text:p>290954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44622684939268" calcext:value-type="float">
            <text:p>0.645</text:p>
          </table:table-cell>
          <table:table-cell office:value-type="float" office:value="0.353974977669574" calcext:value-type="float">
            <text:p>0.354</text:p>
          </table:table-cell>
          <table:table-cell office:value-type="float" office:value="0.718217346058141" calcext:value-type="float">
            <text:p>0.718</text:p>
          </table:table-cell>
          <table:table-cell office:value-type="float" office:value="0.644622684939268" calcext:value-type="float">
            <text:p>0.645</text:p>
          </table:table-cell>
          <table:table-cell office:value-type="float" office:value="0.332094562044451" calcext:value-type="float">
            <text:p>0.332</text:p>
          </table:table-cell>
          <table:table-cell office:value-type="float" office:value="0.852989172080951" calcext:value-type="float">
            <text:p>0.853</text:p>
          </table:table-cell>
          <table:table-cell office:value-type="float" office:value="0.644622684939268" calcext:value-type="float">
            <text:p>0.645</text:p>
          </table:table-cell>
          <table:table-cell office:value-type="float" office:value="0.565424093099476" calcext:value-type="float">
            <text:p>0.565</text:p>
          </table:table-cell>
          <table:table-cell office:value-type="float" office:value="0.644622684939268" calcext:value-type="float">
            <text:p>0.645</text:p>
          </table:table-cell>
          <table:table-cell office:value-type="float" office:value="70008800" calcext:value-type="float">
            <text:p>70008800.000</text:p>
          </table:table-cell>
          <table:table-cell office:value-type="float" office:value="300998000" calcext:value-type="float">
            <text:p>300998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647200679910762" calcext:value-type="float">
            <text:p>0.647</text:p>
          </table:table-cell>
          <table:table-cell table:formula="of:=AVERAGE([.C2:.C11])" office:value-type="float" office:value="0.354606747192592" calcext:value-type="float">
            <text:p>0.355</text:p>
          </table:table-cell>
          <table:table-cell table:formula="of:=AVERAGE([.D2:.D11])" office:value-type="float" office:value="0.720501959620388" calcext:value-type="float">
            <text:p>0.721</text:p>
          </table:table-cell>
          <table:table-cell table:formula="of:=AVERAGE([.E2:.E11])" office:value-type="float" office:value="0.647200679910762" calcext:value-type="float">
            <text:p>0.647</text:p>
          </table:table-cell>
          <table:table-cell table:formula="of:=AVERAGE([.F2:.F11])" office:value-type="float" office:value="0.332839544659858" calcext:value-type="float">
            <text:p>0.333</text:p>
          </table:table-cell>
          <table:table-cell table:formula="of:=AVERAGE([.G2:.G11])" office:value-type="float" office:value="0.853292215771743" calcext:value-type="float">
            <text:p>0.853</text:p>
          </table:table-cell>
          <table:table-cell table:formula="of:=AVERAGE([.H2:.H11])" office:value-type="float" office:value="0.647200679910762" calcext:value-type="float">
            <text:p>0.647</text:p>
          </table:table-cell>
          <table:table-cell table:formula="of:=AVERAGE([.I2:.I11])" office:value-type="float" office:value="0.56673216994205" calcext:value-type="float">
            <text:p>0.567</text:p>
          </table:table-cell>
          <table:table-cell table:formula="of:=AVERAGE([.J2:.J11])" office:value-type="float" office:value="0.647200679910762" calcext:value-type="float">
            <text:p>0.647</text:p>
          </table:table-cell>
          <table:table-cell table:formula="of:=AVERAGE([.K2:.K11])" office:value-type="float" office:value="70523370" calcext:value-type="float">
            <text:p>70523370.000</text:p>
          </table:table-cell>
          <table:table-cell table:formula="of:=AVERAGE([.L2:.L11])" office:value-type="float" office:value="295182310" calcext:value-type="float">
            <text:p>295182310.000</text:p>
          </table:table-cell>
          <table:table-cell table:formula="of:=AVERAGE([.M2:.M11])" office:value-type="float" office:value="14094" calcext:value-type="float">
            <text:p>14094.000</text:p>
          </table:table-cell>
          <table:table-cell table:formula="of:=AVERAGE([.N2:.N11])"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0.07052337" calcext:value-type="float">
            <text:p>0.071</text:p>
          </table:table-cell>
          <table:table-cell table:formula="of:=([.L13]/1000000000)" office:value-type="float" office:value="0.29518231" calcext:value-type="float">
            <text:p>0.2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49526171286866" calcext:value-type="float">
            <text:p>0.650</text:p>
          </table:table-cell>
          <table:table-cell office:value-type="float" office:value="0.356100907945879" calcext:value-type="float">
            <text:p>0.356</text:p>
          </table:table-cell>
          <table:table-cell office:value-type="float" office:value="0.721956916109823" calcext:value-type="float">
            <text:p>0.722</text:p>
          </table:table-cell>
          <table:table-cell office:value-type="float" office:value="0.649526171286866" calcext:value-type="float">
            <text:p>0.650</text:p>
          </table:table-cell>
          <table:table-cell office:value-type="float" office:value="0.333278042648464" calcext:value-type="float">
            <text:p>0.333</text:p>
          </table:table-cell>
          <table:table-cell office:value-type="float" office:value="0.854834121594996" calcext:value-type="float">
            <text:p>0.855</text:p>
          </table:table-cell>
          <table:table-cell office:value-type="float" office:value="0.649526171286866" calcext:value-type="float">
            <text:p>0.650</text:p>
          </table:table-cell>
          <table:table-cell office:value-type="float" office:value="0.572333296658524" calcext:value-type="float">
            <text:p>0.572</text:p>
          </table:table-cell>
          <table:table-cell office:value-type="float" office:value="0.649526171286866" calcext:value-type="float">
            <text:p>0.650</text:p>
          </table:table-cell>
          <table:table-cell office:value-type="float" office:value="76997600" calcext:value-type="float">
            <text:p>76997600.000</text:p>
          </table:table-cell>
          <table:table-cell office:value-type="float" office:value="296001600" calcext:value-type="float">
            <text:p>296001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49650163847312" calcext:value-type="float">
            <text:p>0.650</text:p>
          </table:table-cell>
          <table:table-cell office:value-type="float" office:value="0.357621488851757" calcext:value-type="float">
            <text:p>0.358</text:p>
          </table:table-cell>
          <table:table-cell office:value-type="float" office:value="0.72200382048814" calcext:value-type="float">
            <text:p>0.722</text:p>
          </table:table-cell>
          <table:table-cell office:value-type="float" office:value="0.649650163847312" calcext:value-type="float">
            <text:p>0.650</text:p>
          </table:table-cell>
          <table:table-cell office:value-type="float" office:value="0.334419472887669" calcext:value-type="float">
            <text:p>0.334</text:p>
          </table:table-cell>
          <table:table-cell office:value-type="float" office:value="0.855125663750879" calcext:value-type="float">
            <text:p>0.855</text:p>
          </table:table-cell>
          <table:table-cell office:value-type="float" office:value="0.649650163847312" calcext:value-type="float">
            <text:p>0.650</text:p>
          </table:table-cell>
          <table:table-cell office:value-type="float" office:value="0.580577510474395" calcext:value-type="float">
            <text:p>0.581</text:p>
          </table:table-cell>
          <table:table-cell office:value-type="float" office:value="0.649650163847312" calcext:value-type="float">
            <text:p>0.650</text:p>
          </table:table-cell>
          <table:table-cell office:value-type="float" office:value="76970700" calcext:value-type="float">
            <text:p>76970700.000</text:p>
          </table:table-cell>
          <table:table-cell office:value-type="float" office:value="329959400" calcext:value-type="float">
            <text:p>329959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50571251439199" calcext:value-type="float">
            <text:p>0.651</text:p>
          </table:table-cell>
          <table:table-cell office:value-type="float" office:value="0.358319293083084" calcext:value-type="float">
            <text:p>0.358</text:p>
          </table:table-cell>
          <table:table-cell office:value-type="float" office:value="0.7227414355442" calcext:value-type="float">
            <text:p>0.723</text:p>
          </table:table-cell>
          <table:table-cell office:value-type="float" office:value="0.650571251439199" calcext:value-type="float">
            <text:p>0.651</text:p>
          </table:table-cell>
          <table:table-cell office:value-type="float" office:value="0.33472108286783" calcext:value-type="float">
            <text:p>0.335</text:p>
          </table:table-cell>
          <table:table-cell office:value-type="float" office:value="0.855403186155867" calcext:value-type="float">
            <text:p>0.855</text:p>
          </table:table-cell>
          <table:table-cell office:value-type="float" office:value="0.650571251439199" calcext:value-type="float">
            <text:p>0.651</text:p>
          </table:table-cell>
          <table:table-cell office:value-type="float" office:value="0.574602084350784" calcext:value-type="float">
            <text:p>0.575</text:p>
          </table:table-cell>
          <table:table-cell office:value-type="float" office:value="0.650571251439199" calcext:value-type="float">
            <text:p>0.651</text:p>
          </table:table-cell>
          <table:table-cell office:value-type="float" office:value="69047500" calcext:value-type="float">
            <text:p>69047500.000</text:p>
          </table:table-cell>
          <table:table-cell office:value-type="float" office:value="311951000" calcext:value-type="float">
            <text:p>311951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48906208484634" calcext:value-type="float">
            <text:p>0.649</text:p>
          </table:table-cell>
          <table:table-cell office:value-type="float" office:value="0.356581124213168" calcext:value-type="float">
            <text:p>0.357</text:p>
          </table:table-cell>
          <table:table-cell office:value-type="float" office:value="0.721788653058926" calcext:value-type="float">
            <text:p>0.722</text:p>
          </table:table-cell>
          <table:table-cell office:value-type="float" office:value="0.648906208484634" calcext:value-type="float">
            <text:p>0.649</text:p>
          </table:table-cell>
          <table:table-cell office:value-type="float" office:value="0.334061324099698" calcext:value-type="float">
            <text:p>0.334</text:p>
          </table:table-cell>
          <table:table-cell office:value-type="float" office:value="0.855531513485347" calcext:value-type="float">
            <text:p>0.856</text:p>
          </table:table-cell>
          <table:table-cell office:value-type="float" office:value="0.648906208484634" calcext:value-type="float">
            <text:p>0.649</text:p>
          </table:table-cell>
          <table:table-cell office:value-type="float" office:value="0.572634817310411" calcext:value-type="float">
            <text:p>0.573</text:p>
          </table:table-cell>
          <table:table-cell office:value-type="float" office:value="0.648906208484634" calcext:value-type="float">
            <text:p>0.649</text:p>
          </table:table-cell>
          <table:table-cell office:value-type="float" office:value="69001900" calcext:value-type="float">
            <text:p>69001900.000</text:p>
          </table:table-cell>
          <table:table-cell office:value-type="float" office:value="302999200" calcext:value-type="float">
            <text:p>302999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51651758037375" calcext:value-type="float">
            <text:p>0.652</text:p>
          </table:table-cell>
          <table:table-cell office:value-type="float" office:value="0.357876114447443" calcext:value-type="float">
            <text:p>0.358</text:p>
          </table:table-cell>
          <table:table-cell office:value-type="float" office:value="0.723742033338321" calcext:value-type="float">
            <text:p>0.724</text:p>
          </table:table-cell>
          <table:table-cell office:value-type="float" office:value="0.651651758037375" calcext:value-type="float">
            <text:p>0.652</text:p>
          </table:table-cell>
          <table:table-cell office:value-type="float" office:value="0.334527347122823" calcext:value-type="float">
            <text:p>0.335</text:p>
          </table:table-cell>
          <table:table-cell office:value-type="float" office:value="0.855678979374858" calcext:value-type="float">
            <text:p>0.856</text:p>
          </table:table-cell>
          <table:table-cell office:value-type="float" office:value="0.651651758037375" calcext:value-type="float">
            <text:p>0.652</text:p>
          </table:table-cell>
          <table:table-cell office:value-type="float" office:value="0.575029913498432" calcext:value-type="float">
            <text:p>0.575</text:p>
          </table:table-cell>
          <table:table-cell office:value-type="float" office:value="0.651651758037375" calcext:value-type="float">
            <text:p>0.652</text:p>
          </table:table-cell>
          <table:table-cell office:value-type="float" office:value="74001500" calcext:value-type="float">
            <text:p>74001500.000</text:p>
          </table:table-cell>
          <table:table-cell office:value-type="float" office:value="313021300" calcext:value-type="float">
            <text:p>313021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49366752280578" calcext:value-type="float">
            <text:p>0.649</text:p>
          </table:table-cell>
          <table:table-cell office:value-type="float" office:value="0.356243143043697" calcext:value-type="float">
            <text:p>0.356</text:p>
          </table:table-cell>
          <table:table-cell office:value-type="float" office:value="0.722019819920621" calcext:value-type="float">
            <text:p>0.722</text:p>
          </table:table-cell>
          <table:table-cell office:value-type="float" office:value="0.649366752280578" calcext:value-type="float">
            <text:p>0.649</text:p>
          </table:table-cell>
          <table:table-cell office:value-type="float" office:value="0.333628930845151" calcext:value-type="float">
            <text:p>0.334</text:p>
          </table:table-cell>
          <table:table-cell office:value-type="float" office:value="0.855147067080729" calcext:value-type="float">
            <text:p>0.855</text:p>
          </table:table-cell>
          <table:table-cell office:value-type="float" office:value="0.649366752280578" calcext:value-type="float">
            <text:p>0.649</text:p>
          </table:table-cell>
          <table:table-cell office:value-type="float" office:value="0.569019598628452" calcext:value-type="float">
            <text:p>0.569</text:p>
          </table:table-cell>
          <table:table-cell office:value-type="float" office:value="0.649366752280578" calcext:value-type="float">
            <text:p>0.649</text:p>
          </table:table-cell>
          <table:table-cell office:value-type="float" office:value="73013800" calcext:value-type="float">
            <text:p>73013800.000</text:p>
          </table:table-cell>
          <table:table-cell office:value-type="float" office:value="312995600" calcext:value-type="float">
            <text:p>312995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48746789478346" calcext:value-type="float">
            <text:p>0.649</text:p>
          </table:table-cell>
          <table:table-cell office:value-type="float" office:value="0.357979027553145" calcext:value-type="float">
            <text:p>0.358</text:p>
          </table:table-cell>
          <table:table-cell office:value-type="float" office:value="0.721424725811818" calcext:value-type="float">
            <text:p>0.721</text:p>
          </table:table-cell>
          <table:table-cell office:value-type="float" office:value="0.648746789478346" calcext:value-type="float">
            <text:p>0.649</text:p>
          </table:table-cell>
          <table:table-cell office:value-type="float" office:value="0.334799963561603" calcext:value-type="float">
            <text:p>0.335</text:p>
          </table:table-cell>
          <table:table-cell office:value-type="float" office:value="0.85566450208515" calcext:value-type="float">
            <text:p>0.856</text:p>
          </table:table-cell>
          <table:table-cell office:value-type="float" office:value="0.648746789478346" calcext:value-type="float">
            <text:p>0.649</text:p>
          </table:table-cell>
          <table:table-cell office:value-type="float" office:value="0.583839536734931" calcext:value-type="float">
            <text:p>0.584</text:p>
          </table:table-cell>
          <table:table-cell office:value-type="float" office:value="0.648746789478346" calcext:value-type="float">
            <text:p>0.649</text:p>
          </table:table-cell>
          <table:table-cell office:value-type="float" office:value="70022700" calcext:value-type="float">
            <text:p>70022700.000</text:p>
          </table:table-cell>
          <table:table-cell office:value-type="float" office:value="298990200" calcext:value-type="float">
            <text:p>298990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48605083694978" calcext:value-type="float">
            <text:p>0.649</text:p>
          </table:table-cell>
          <table:table-cell office:value-type="float" office:value="0.358079973400764" calcext:value-type="float">
            <text:p>0.358</text:p>
          </table:table-cell>
          <table:table-cell office:value-type="float" office:value="0.721383735636365" calcext:value-type="float">
            <text:p>0.721</text:p>
          </table:table-cell>
          <table:table-cell office:value-type="float" office:value="0.648605083694978" calcext:value-type="float">
            <text:p>0.649</text:p>
          </table:table-cell>
          <table:table-cell office:value-type="float" office:value="0.33489661455757" calcext:value-type="float">
            <text:p>0.335</text:p>
          </table:table-cell>
          <table:table-cell office:value-type="float" office:value="0.855813763979257" calcext:value-type="float">
            <text:p>0.856</text:p>
          </table:table-cell>
          <table:table-cell office:value-type="float" office:value="0.648605083694978" calcext:value-type="float">
            <text:p>0.649</text:p>
          </table:table-cell>
          <table:table-cell office:value-type="float" office:value="0.574501575991474" calcext:value-type="float">
            <text:p>0.575</text:p>
          </table:table-cell>
          <table:table-cell office:value-type="float" office:value="0.648605083694978" calcext:value-type="float">
            <text:p>0.649</text:p>
          </table:table-cell>
          <table:table-cell office:value-type="float" office:value="67038000" calcext:value-type="float">
            <text:p>67038000.000</text:p>
          </table:table-cell>
          <table:table-cell office:value-type="float" office:value="285959400" calcext:value-type="float">
            <text:p>285959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52749977858471" calcext:value-type="float">
            <text:p>0.653</text:p>
          </table:table-cell>
          <table:table-cell office:value-type="float" office:value="0.359219789984029" calcext:value-type="float">
            <text:p>0.359</text:p>
          </table:table-cell>
          <table:table-cell office:value-type="float" office:value="0.724580570065641" calcext:value-type="float">
            <text:p>0.725</text:p>
          </table:table-cell>
          <table:table-cell office:value-type="float" office:value="0.652749977858471" calcext:value-type="float">
            <text:p>0.653</text:p>
          </table:table-cell>
          <table:table-cell office:value-type="float" office:value="0.335774456435226" calcext:value-type="float">
            <text:p>0.336</text:p>
          </table:table-cell>
          <table:table-cell office:value-type="float" office:value="0.854818219432159" calcext:value-type="float">
            <text:p>0.855</text:p>
          </table:table-cell>
          <table:table-cell office:value-type="float" office:value="0.652749977858471" calcext:value-type="float">
            <text:p>0.653</text:p>
          </table:table-cell>
          <table:table-cell office:value-type="float" office:value="0.572261351943571" calcext:value-type="float">
            <text:p>0.572</text:p>
          </table:table-cell>
          <table:table-cell office:value-type="float" office:value="0.652749977858471" calcext:value-type="float">
            <text:p>0.653</text:p>
          </table:table-cell>
          <table:table-cell office:value-type="float" office:value="70009900" calcext:value-type="float">
            <text:p>70009900.000</text:p>
          </table:table-cell>
          <table:table-cell office:value-type="float" office:value="305076800" calcext:value-type="float">
            <text:p>305076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52324860508369" calcext:value-type="float">
            <text:p>0.652</text:p>
          </table:table-cell>
          <table:table-cell office:value-type="float" office:value="0.35822282012373" calcext:value-type="float">
            <text:p>0.358</text:p>
          </table:table-cell>
          <table:table-cell office:value-type="float" office:value="0.72428961115052" calcext:value-type="float">
            <text:p>0.724</text:p>
          </table:table-cell>
          <table:table-cell office:value-type="float" office:value="0.652324860508369" calcext:value-type="float">
            <text:p>0.652</text:p>
          </table:table-cell>
          <table:table-cell office:value-type="float" office:value="0.335081193138871" calcext:value-type="float">
            <text:p>0.335</text:p>
          </table:table-cell>
          <table:table-cell office:value-type="float" office:value="0.855531068854792" calcext:value-type="float">
            <text:p>0.856</text:p>
          </table:table-cell>
          <table:table-cell office:value-type="float" office:value="0.652324860508369" calcext:value-type="float">
            <text:p>0.652</text:p>
          </table:table-cell>
          <table:table-cell office:value-type="float" office:value="0.572338059670692" calcext:value-type="float">
            <text:p>0.572</text:p>
          </table:table-cell>
          <table:table-cell office:value-type="float" office:value="0.652324860508369" calcext:value-type="float">
            <text:p>0.652</text:p>
          </table:table-cell>
          <table:table-cell office:value-type="float" office:value="68023800" calcext:value-type="float">
            <text:p>68023800.000</text:p>
          </table:table-cell>
          <table:table-cell office:value-type="float" office:value="290976600" calcext:value-type="float">
            <text:p>290976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650209901691613" calcext:value-type="float">
            <text:p>0.650</text:p>
          </table:table-cell>
          <table:table-cell table:formula="of:=AVERAGE([.C19:.C28])" office:value-type="float" office:value="0.35762436826467" calcext:value-type="float">
            <text:p>0.358</text:p>
          </table:table-cell>
          <table:table-cell table:formula="of:=AVERAGE([.D19:.D28])" office:value-type="float" office:value="0.722593132112438" calcext:value-type="float">
            <text:p>0.723</text:p>
          </table:table-cell>
          <table:table-cell table:formula="of:=AVERAGE([.E19:.E28])" office:value-type="float" office:value="0.650209901691613" calcext:value-type="float">
            <text:p>0.650</text:p>
          </table:table-cell>
          <table:table-cell table:formula="of:=AVERAGE([.F19:.F28])" office:value-type="float" office:value="0.33451884281649" calcext:value-type="float">
            <text:p>0.335</text:p>
          </table:table-cell>
          <table:table-cell table:formula="of:=AVERAGE([.G19:.G28])" office:value-type="float" office:value="0.855354808579403" calcext:value-type="float">
            <text:p>0.855</text:p>
          </table:table-cell>
          <table:table-cell table:formula="of:=AVERAGE([.H19:.H28])" office:value-type="float" office:value="0.650209901691613" calcext:value-type="float">
            <text:p>0.650</text:p>
          </table:table-cell>
          <table:table-cell table:formula="of:=AVERAGE([.I19:.I28])" office:value-type="float" office:value="0.574713774526167" calcext:value-type="float">
            <text:p>0.575</text:p>
          </table:table-cell>
          <table:table-cell table:formula="of:=AVERAGE([.J19:.J28])" office:value-type="float" office:value="0.650209901691613" calcext:value-type="float">
            <text:p>0.650</text:p>
          </table:table-cell>
          <table:table-cell table:formula="of:=AVERAGE([.K19:.K28])" office:value-type="float" office:value="71412740" calcext:value-type="float">
            <text:p>71412740.000</text:p>
          </table:table-cell>
          <table:table-cell table:formula="of:=AVERAGE([.L19:.L28])" office:value-type="float" office:value="304793110" calcext:value-type="float">
            <text:p>304793110.000</text:p>
          </table:table-cell>
          <table:table-cell table:formula="of:=AVERAGE([.M19:.M28])" office:value-type="float" office:value="14094" calcext:value-type="float">
            <text:p>14094.000</text:p>
          </table:table-cell>
          <table:table-cell table:formula="of:=AVERAGE([.N19:.N28])"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0.07141274" calcext:value-type="float">
            <text:p>0.071</text:p>
          </table:table-cell>
          <table:table-cell table:formula="of:=([.L30]/1000000000)" office:value-type="float" office:value="0.30479311" calcext:value-type="float">
            <text:p>0.3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4144163300021" calcext:value-type="float">
            <text:p>0.574</text:p>
          </table:table-cell>
          <table:table-cell office:value-type="float" office:value="0.329906811378568" calcext:value-type="float">
            <text:p>0.330</text:p>
          </table:table-cell>
          <table:table-cell office:value-type="float" office:value="0.658601858582369" calcext:value-type="float">
            <text:p>0.659</text:p>
          </table:table-cell>
          <table:table-cell office:value-type="float" office:value="0.574144163300021" calcext:value-type="float">
            <text:p>0.574</text:p>
          </table:table-cell>
          <table:table-cell office:value-type="float" office:value="0.32241449225383" calcext:value-type="float">
            <text:p>0.322</text:p>
          </table:table-cell>
          <table:table-cell office:value-type="float" office:value="0.831872903963613" calcext:value-type="float">
            <text:p>0.832</text:p>
          </table:table-cell>
          <table:table-cell office:value-type="float" office:value="0.574144163300021" calcext:value-type="float">
            <text:p>0.574</text:p>
          </table:table-cell>
          <table:table-cell office:value-type="float" office:value="0.540063712113732" calcext:value-type="float">
            <text:p>0.540</text:p>
          </table:table-cell>
          <table:table-cell office:value-type="float" office:value="0.574144163300021" calcext:value-type="float">
            <text:p>0.574</text:p>
          </table:table-cell>
          <table:table-cell office:value-type="float" office:value="54012000" calcext:value-type="float">
            <text:p>54012000.000</text:p>
          </table:table-cell>
          <table:table-cell office:value-type="float" office:value="249990700" calcext:value-type="float">
            <text:p>249990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303848607272" calcext:value-type="float">
            <text:p>0.573</text:p>
          </table:table-cell>
          <table:table-cell office:value-type="float" office:value="0.328530849670088" calcext:value-type="float">
            <text:p>0.329</text:p>
          </table:table-cell>
          <table:table-cell office:value-type="float" office:value="0.657814510877683" calcext:value-type="float">
            <text:p>0.658</text:p>
          </table:table-cell>
          <table:table-cell office:value-type="float" office:value="0.57303848607272" calcext:value-type="float">
            <text:p>0.573</text:p>
          </table:table-cell>
          <table:table-cell office:value-type="float" office:value="0.321531285789299" calcext:value-type="float">
            <text:p>0.322</text:p>
          </table:table-cell>
          <table:table-cell office:value-type="float" office:value="0.832011566628079" calcext:value-type="float">
            <text:p>0.832</text:p>
          </table:table-cell>
          <table:table-cell office:value-type="float" office:value="0.57303848607272" calcext:value-type="float">
            <text:p>0.573</text:p>
          </table:table-cell>
          <table:table-cell office:value-type="float" office:value="0.532550899011696" calcext:value-type="float">
            <text:p>0.533</text:p>
          </table:table-cell>
          <table:table-cell office:value-type="float" office:value="0.57303848607272" calcext:value-type="float">
            <text:p>0.573</text:p>
          </table:table-cell>
          <table:table-cell office:value-type="float" office:value="58032700" calcext:value-type="float">
            <text:p>58032700.000</text:p>
          </table:table-cell>
          <table:table-cell office:value-type="float" office:value="231031200" calcext:value-type="float">
            <text:p>2310312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4760790984478" calcext:value-type="float">
            <text:p>0.575</text:p>
          </table:table-cell>
          <table:table-cell office:value-type="float" office:value="0.328946566313826" calcext:value-type="float">
            <text:p>0.329</text:p>
          </table:table-cell>
          <table:table-cell office:value-type="float" office:value="0.658914658620929" calcext:value-type="float">
            <text:p>0.659</text:p>
          </table:table-cell>
          <table:table-cell office:value-type="float" office:value="0.574760790984478" calcext:value-type="float">
            <text:p>0.575</text:p>
          </table:table-cell>
          <table:table-cell office:value-type="float" office:value="0.321345217519329" calcext:value-type="float">
            <text:p>0.321</text:p>
          </table:table-cell>
          <table:table-cell office:value-type="float" office:value="0.831508565845011" calcext:value-type="float">
            <text:p>0.832</text:p>
          </table:table-cell>
          <table:table-cell office:value-type="float" office:value="0.574760790984478" calcext:value-type="float">
            <text:p>0.575</text:p>
          </table:table-cell>
          <table:table-cell office:value-type="float" office:value="0.545077081190594" calcext:value-type="float">
            <text:p>0.545</text:p>
          </table:table-cell>
          <table:table-cell office:value-type="float" office:value="0.574760790984478" calcext:value-type="float">
            <text:p>0.575</text:p>
          </table:table-cell>
          <table:table-cell office:value-type="float" office:value="52944700" calcext:value-type="float">
            <text:p>52944700.000</text:p>
          </table:table-cell>
          <table:table-cell office:value-type="float" office:value="228233900" calcext:value-type="float">
            <text:p>2282339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1932808845418" calcext:value-type="float">
            <text:p>0.572</text:p>
          </table:table-cell>
          <table:table-cell office:value-type="float" office:value="0.328769978147951" calcext:value-type="float">
            <text:p>0.329</text:p>
          </table:table-cell>
          <table:table-cell office:value-type="float" office:value="0.656713157075577" calcext:value-type="float">
            <text:p>0.657</text:p>
          </table:table-cell>
          <table:table-cell office:value-type="float" office:value="0.571932808845418" calcext:value-type="float">
            <text:p>0.572</text:p>
          </table:table-cell>
          <table:table-cell office:value-type="float" office:value="0.321673753493579" calcext:value-type="float">
            <text:p>0.322</text:p>
          </table:table-cell>
          <table:table-cell office:value-type="float" office:value="0.831972238683738" calcext:value-type="float">
            <text:p>0.832</text:p>
          </table:table-cell>
          <table:table-cell office:value-type="float" office:value="0.571932808845418" calcext:value-type="float">
            <text:p>0.572</text:p>
          </table:table-cell>
          <table:table-cell office:value-type="float" office:value="0.544953142746525" calcext:value-type="float">
            <text:p>0.545</text:p>
          </table:table-cell>
          <table:table-cell office:value-type="float" office:value="0.571932808845418" calcext:value-type="float">
            <text:p>0.572</text:p>
          </table:table-cell>
          <table:table-cell office:value-type="float" office:value="55953400" calcext:value-type="float">
            <text:p>55953400.000</text:p>
          </table:table-cell>
          <table:table-cell office:value-type="float" office:value="238051700" calcext:value-type="float">
            <text:p>238051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3229853285137" calcext:value-type="float">
            <text:p>0.573</text:p>
          </table:table-cell>
          <table:table-cell office:value-type="float" office:value="0.328231998975159" calcext:value-type="float">
            <text:p>0.328</text:p>
          </table:table-cell>
          <table:table-cell office:value-type="float" office:value="0.657758696388187" calcext:value-type="float">
            <text:p>0.658</text:p>
          </table:table-cell>
          <table:table-cell office:value-type="float" office:value="0.573229853285137" calcext:value-type="float">
            <text:p>0.573</text:p>
          </table:table-cell>
          <table:table-cell office:value-type="float" office:value="0.320979877661353" calcext:value-type="float">
            <text:p>0.321</text:p>
          </table:table-cell>
          <table:table-cell office:value-type="float" office:value="0.83222943175009" calcext:value-type="float">
            <text:p>0.832</text:p>
          </table:table-cell>
          <table:table-cell office:value-type="float" office:value="0.573229853285137" calcext:value-type="float">
            <text:p>0.573</text:p>
          </table:table-cell>
          <table:table-cell office:value-type="float" office:value="0.539027698047372" calcext:value-type="float">
            <text:p>0.539</text:p>
          </table:table-cell>
          <table:table-cell office:value-type="float" office:value="0.573229853285137" calcext:value-type="float">
            <text:p>0.573</text:p>
          </table:table-cell>
          <table:table-cell office:value-type="float" office:value="60981600" calcext:value-type="float">
            <text:p>60981600.000</text:p>
          </table:table-cell>
          <table:table-cell office:value-type="float" office:value="261035900" calcext:value-type="float">
            <text:p>2610359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6015309376993" calcext:value-type="float">
            <text:p>0.576</text:p>
          </table:table-cell>
          <table:table-cell office:value-type="float" office:value="0.328211352529783" calcext:value-type="float">
            <text:p>0.328</text:p>
          </table:table-cell>
          <table:table-cell office:value-type="float" office:value="0.660052242635931" calcext:value-type="float">
            <text:p>0.660</text:p>
          </table:table-cell>
          <table:table-cell office:value-type="float" office:value="0.576015309376993" calcext:value-type="float">
            <text:p>0.576</text:p>
          </table:table-cell>
          <table:table-cell office:value-type="float" office:value="0.320685355567147" calcext:value-type="float">
            <text:p>0.321</text:p>
          </table:table-cell>
          <table:table-cell office:value-type="float" office:value="0.830797358793866" calcext:value-type="float">
            <text:p>0.831</text:p>
          </table:table-cell>
          <table:table-cell office:value-type="float" office:value="0.576015309376993" calcext:value-type="float">
            <text:p>0.576</text:p>
          </table:table-cell>
          <table:table-cell office:value-type="float" office:value="0.531851378143081" calcext:value-type="float">
            <text:p>0.532</text:p>
          </table:table-cell>
          <table:table-cell office:value-type="float" office:value="0.576015309376993" calcext:value-type="float">
            <text:p>0.576</text:p>
          </table:table-cell>
          <table:table-cell office:value-type="float" office:value="55010800" calcext:value-type="float">
            <text:p>55010800.000</text:p>
          </table:table-cell>
          <table:table-cell office:value-type="float" office:value="230970500" calcext:value-type="float">
            <text:p>2309705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3570061662768" calcext:value-type="float">
            <text:p>0.574</text:p>
          </table:table-cell>
          <table:table-cell office:value-type="float" office:value="0.327460667593876" calcext:value-type="float">
            <text:p>0.327</text:p>
          </table:table-cell>
          <table:table-cell office:value-type="float" office:value="0.658451397416211" calcext:value-type="float">
            <text:p>0.658</text:p>
          </table:table-cell>
          <table:table-cell office:value-type="float" office:value="0.573570061662768" calcext:value-type="float">
            <text:p>0.574</text:p>
          </table:table-cell>
          <table:table-cell office:value-type="float" office:value="0.320828597347138" calcext:value-type="float">
            <text:p>0.321</text:p>
          </table:table-cell>
          <table:table-cell office:value-type="float" office:value="0.831969243907152" calcext:value-type="float">
            <text:p>0.832</text:p>
          </table:table-cell>
          <table:table-cell office:value-type="float" office:value="0.573570061662768" calcext:value-type="float">
            <text:p>0.574</text:p>
          </table:table-cell>
          <table:table-cell office:value-type="float" office:value="0.529536032356263" calcext:value-type="float">
            <text:p>0.530</text:p>
          </table:table-cell>
          <table:table-cell office:value-type="float" office:value="0.573570061662768" calcext:value-type="float">
            <text:p>0.574</text:p>
          </table:table-cell>
          <table:table-cell office:value-type="float" office:value="55000800" calcext:value-type="float">
            <text:p>55000800.000</text:p>
          </table:table-cell>
          <table:table-cell office:value-type="float" office:value="232025300" calcext:value-type="float">
            <text:p>232025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108228790134" calcext:value-type="float">
            <text:p>0.571</text:p>
          </table:table-cell>
          <table:table-cell office:value-type="float" office:value="0.327660788046364" calcext:value-type="float">
            <text:p>0.328</text:p>
          </table:table-cell>
          <table:table-cell office:value-type="float" office:value="0.656124873447315" calcext:value-type="float">
            <text:p>0.656</text:p>
          </table:table-cell>
          <table:table-cell office:value-type="float" office:value="0.57108228790134" calcext:value-type="float">
            <text:p>0.571</text:p>
          </table:table-cell>
          <table:table-cell office:value-type="float" office:value="0.320783851314377" calcext:value-type="float">
            <text:p>0.321</text:p>
          </table:table-cell>
          <table:table-cell office:value-type="float" office:value="0.832176310169197" calcext:value-type="float">
            <text:p>0.832</text:p>
          </table:table-cell>
          <table:table-cell office:value-type="float" office:value="0.57108228790134" calcext:value-type="float">
            <text:p>0.571</text:p>
          </table:table-cell>
          <table:table-cell office:value-type="float" office:value="0.540205138526016" calcext:value-type="float">
            <text:p>0.540</text:p>
          </table:table-cell>
          <table:table-cell office:value-type="float" office:value="0.57108228790134" calcext:value-type="float">
            <text:p>0.571</text:p>
          </table:table-cell>
          <table:table-cell office:value-type="float" office:value="52967700" calcext:value-type="float">
            <text:p>52967700.000</text:p>
          </table:table-cell>
          <table:table-cell office:value-type="float" office:value="227201100" calcext:value-type="float">
            <text:p>227201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4250478418031" calcext:value-type="float">
            <text:p>0.574</text:p>
          </table:table-cell>
          <table:table-cell office:value-type="float" office:value="0.328106694595055" calcext:value-type="float">
            <text:p>0.328</text:p>
          </table:table-cell>
          <table:table-cell office:value-type="float" office:value="0.658840908787568" calcext:value-type="float">
            <text:p>0.659</text:p>
          </table:table-cell>
          <table:table-cell office:value-type="float" office:value="0.574250478418031" calcext:value-type="float">
            <text:p>0.574</text:p>
          </table:table-cell>
          <table:table-cell office:value-type="float" office:value="0.320936026659479" calcext:value-type="float">
            <text:p>0.321</text:p>
          </table:table-cell>
          <table:table-cell office:value-type="float" office:value="0.831730281427195" calcext:value-type="float">
            <text:p>0.832</text:p>
          </table:table-cell>
          <table:table-cell office:value-type="float" office:value="0.574250478418031" calcext:value-type="float">
            <text:p>0.574</text:p>
          </table:table-cell>
          <table:table-cell office:value-type="float" office:value="0.53645322065457" calcext:value-type="float">
            <text:p>0.536</text:p>
          </table:table-cell>
          <table:table-cell office:value-type="float" office:value="0.574250478418031" calcext:value-type="float">
            <text:p>0.574</text:p>
          </table:table-cell>
          <table:table-cell office:value-type="float" office:value="65009300" calcext:value-type="float">
            <text:p>65009300.000</text:p>
          </table:table-cell>
          <table:table-cell office:value-type="float" office:value="244064700" calcext:value-type="float">
            <text:p>244064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4760790984478" calcext:value-type="float">
            <text:p>0.575</text:p>
          </table:table-cell>
          <table:table-cell office:value-type="float" office:value="0.327390293576543" calcext:value-type="float">
            <text:p>0.327</text:p>
          </table:table-cell>
          <table:table-cell office:value-type="float" office:value="0.659075961160885" calcext:value-type="float">
            <text:p>0.659</text:p>
          </table:table-cell>
          <table:table-cell office:value-type="float" office:value="0.574760790984478" calcext:value-type="float">
            <text:p>0.575</text:p>
          </table:table-cell>
          <table:table-cell office:value-type="float" office:value="0.320321899521523" calcext:value-type="float">
            <text:p>0.320</text:p>
          </table:table-cell>
          <table:table-cell office:value-type="float" office:value="0.831559725613503" calcext:value-type="float">
            <text:p>0.832</text:p>
          </table:table-cell>
          <table:table-cell office:value-type="float" office:value="0.574760790984478" calcext:value-type="float">
            <text:p>0.575</text:p>
          </table:table-cell>
          <table:table-cell office:value-type="float" office:value="0.527987390335529" calcext:value-type="float">
            <text:p>0.528</text:p>
          </table:table-cell>
          <table:table-cell office:value-type="float" office:value="0.574760790984478" calcext:value-type="float">
            <text:p>0.575</text:p>
          </table:table-cell>
          <table:table-cell office:value-type="float" office:value="56049200" calcext:value-type="float">
            <text:p>56049200.000</text:p>
          </table:table-cell>
          <table:table-cell office:value-type="float" office:value="264990200" calcext:value-type="float">
            <text:p>2649902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573678503083138" calcext:value-type="float">
            <text:p>0.574</text:p>
          </table:table-cell>
          <table:table-cell table:formula="of:=AVERAGE([.C36:.C45])" office:value-type="float" office:value="0.328321600082721" calcext:value-type="float">
            <text:p>0.328</text:p>
          </table:table-cell>
          <table:table-cell table:formula="of:=AVERAGE([.D36:.D45])" office:value-type="float" office:value="0.658234826499265" calcext:value-type="float">
            <text:p>0.658</text:p>
          </table:table-cell>
          <table:table-cell table:formula="of:=AVERAGE([.E36:.E45])" office:value-type="float" office:value="0.573678503083138" calcext:value-type="float">
            <text:p>0.574</text:p>
          </table:table-cell>
          <table:table-cell table:formula="of:=AVERAGE([.F36:.F45])" office:value-type="float" office:value="0.321150035712705" calcext:value-type="float">
            <text:p>0.321</text:p>
          </table:table-cell>
          <table:table-cell table:formula="of:=AVERAGE([.G36:.G45])" office:value-type="float" office:value="0.831782762678144" calcext:value-type="float">
            <text:p>0.832</text:p>
          </table:table-cell>
          <table:table-cell table:formula="of:=AVERAGE([.H36:.H45])" office:value-type="float" office:value="0.573678503083138" calcext:value-type="float">
            <text:p>0.574</text:p>
          </table:table-cell>
          <table:table-cell table:formula="of:=AVERAGE([.I36:.I45])" office:value-type="float" office:value="0.536770569312538" calcext:value-type="float">
            <text:p>0.537</text:p>
          </table:table-cell>
          <table:table-cell table:formula="of:=AVERAGE([.J36:.J45])" office:value-type="float" office:value="0.573678503083138" calcext:value-type="float">
            <text:p>0.574</text:p>
          </table:table-cell>
          <table:table-cell table:formula="of:=AVERAGE([.K36:.K45])" office:value-type="float" office:value="56596220" calcext:value-type="float">
            <text:p>56596220.000</text:p>
          </table:table-cell>
          <table:table-cell table:formula="of:=AVERAGE([.L36:.L45])" office:value-type="float" office:value="240759520" calcext:value-type="float">
            <text:p>240759520.000</text:p>
          </table:table-cell>
          <table:table-cell table:formula="of:=AVERAGE([.M36:.M45])" office:value-type="float" office:value="11691" calcext:value-type="float">
            <text:p>11691.000</text:p>
          </table:table-cell>
          <table:table-cell table:formula="of:=AVERAGE([.N36:.N45])"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0.05659622" calcext:value-type="float">
            <text:p>0.057</text:p>
          </table:table-cell>
          <table:table-cell table:formula="of:=([.L47]/1000000000)" office:value-type="float" office:value="0.24075952" calcext:value-type="float">
            <text:p>0.24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7396909925376" calcext:value-type="float">
            <text:p>0.597</text:p>
          </table:table-cell>
          <table:table-cell office:value-type="float" office:value="0.317065742212752" calcext:value-type="float">
            <text:p>0.317</text:p>
          </table:table-cell>
          <table:table-cell office:value-type="float" office:value="0.684962954377882" calcext:value-type="float">
            <text:p>0.685</text:p>
          </table:table-cell>
          <table:table-cell office:value-type="float" office:value="0.597396909925376" calcext:value-type="float">
            <text:p>0.597</text:p>
          </table:table-cell>
          <table:table-cell office:value-type="float" office:value="0.310532012239242" calcext:value-type="float">
            <text:p>0.311</text:p>
          </table:table-cell>
          <table:table-cell office:value-type="float" office:value="0.850726143159825" calcext:value-type="float">
            <text:p>0.851</text:p>
          </table:table-cell>
          <table:table-cell office:value-type="float" office:value="0.597396909925376" calcext:value-type="float">
            <text:p>0.597</text:p>
          </table:table-cell>
          <table:table-cell office:value-type="float" office:value="0.534791450986004" calcext:value-type="float">
            <text:p>0.535</text:p>
          </table:table-cell>
          <table:table-cell office:value-type="float" office:value="0.597396909925376" calcext:value-type="float">
            <text:p>0.597</text:p>
          </table:table-cell>
          <table:table-cell office:value-type="float" office:value="66031900" calcext:value-type="float">
            <text:p>66031900.000</text:p>
          </table:table-cell>
          <table:table-cell office:value-type="float" office:value="338020400" calcext:value-type="float">
            <text:p>338020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7799810811758" calcext:value-type="float">
            <text:p>0.598</text:p>
          </table:table-cell>
          <table:table-cell office:value-type="float" office:value="0.317375010075375" calcext:value-type="float">
            <text:p>0.317</text:p>
          </table:table-cell>
          <table:table-cell office:value-type="float" office:value="0.685140722888258" calcext:value-type="float">
            <text:p>0.685</text:p>
          </table:table-cell>
          <table:table-cell office:value-type="float" office:value="0.597799810811758" calcext:value-type="float">
            <text:p>0.598</text:p>
          </table:table-cell>
          <table:table-cell office:value-type="float" office:value="0.310530786055995" calcext:value-type="float">
            <text:p>0.311</text:p>
          </table:table-cell>
          <table:table-cell office:value-type="float" office:value="0.850802297821634" calcext:value-type="float">
            <text:p>0.851</text:p>
          </table:table-cell>
          <table:table-cell office:value-type="float" office:value="0.597799810811758" calcext:value-type="float">
            <text:p>0.598</text:p>
          </table:table-cell>
          <table:table-cell office:value-type="float" office:value="0.542095771937305" calcext:value-type="float">
            <text:p>0.542</text:p>
          </table:table-cell>
          <table:table-cell office:value-type="float" office:value="0.597799810811758" calcext:value-type="float">
            <text:p>0.598</text:p>
          </table:table-cell>
          <table:table-cell office:value-type="float" office:value="64969000" calcext:value-type="float">
            <text:p>64969000.000</text:p>
          </table:table-cell>
          <table:table-cell office:value-type="float" office:value="285030200" calcext:value-type="float">
            <text:p>2850302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4489016571489" calcext:value-type="float">
            <text:p>0.594</text:p>
          </table:table-cell>
          <table:table-cell office:value-type="float" office:value="0.315122770778553" calcext:value-type="float">
            <text:p>0.315</text:p>
          </table:table-cell>
          <table:table-cell office:value-type="float" office:value="0.68277548262055" calcext:value-type="float">
            <text:p>0.683</text:p>
          </table:table-cell>
          <table:table-cell office:value-type="float" office:value="0.594489016571489" calcext:value-type="float">
            <text:p>0.594</text:p>
          </table:table-cell>
          <table:table-cell office:value-type="float" office:value="0.30930009358399" calcext:value-type="float">
            <text:p>0.309</text:p>
          </table:table-cell>
          <table:table-cell office:value-type="float" office:value="0.851135829872351" calcext:value-type="float">
            <text:p>0.851</text:p>
          </table:table-cell>
          <table:table-cell office:value-type="float" office:value="0.594489016571489" calcext:value-type="float">
            <text:p>0.594</text:p>
          </table:table-cell>
          <table:table-cell office:value-type="float" office:value="0.539266332464028" calcext:value-type="float">
            <text:p>0.539</text:p>
          </table:table-cell>
          <table:table-cell office:value-type="float" office:value="0.594489016571489" calcext:value-type="float">
            <text:p>0.594</text:p>
          </table:table-cell>
          <table:table-cell office:value-type="float" office:value="68964400" calcext:value-type="float">
            <text:p>68964400.000</text:p>
          </table:table-cell>
          <table:table-cell office:value-type="float" office:value="287003400" calcext:value-type="float">
            <text:p>287003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8885891462005" calcext:value-type="float">
            <text:p>0.599</text:p>
          </table:table-cell>
          <table:table-cell office:value-type="float" office:value="0.317850178336341" calcext:value-type="float">
            <text:p>0.318</text:p>
          </table:table-cell>
          <table:table-cell office:value-type="float" office:value="0.68569204675899" calcext:value-type="float">
            <text:p>0.686</text:p>
          </table:table-cell>
          <table:table-cell office:value-type="float" office:value="0.598885891462005" calcext:value-type="float">
            <text:p>0.599</text:p>
          </table:table-cell>
          <table:table-cell office:value-type="float" office:value="0.310470369877945" calcext:value-type="float">
            <text:p>0.310</text:p>
          </table:table-cell>
          <table:table-cell office:value-type="float" office:value="0.850201316168707" calcext:value-type="float">
            <text:p>0.850</text:p>
          </table:table-cell>
          <table:table-cell office:value-type="float" office:value="0.598885891462005" calcext:value-type="float">
            <text:p>0.599</text:p>
          </table:table-cell>
          <table:table-cell office:value-type="float" office:value="0.541844076124819" calcext:value-type="float">
            <text:p>0.542</text:p>
          </table:table-cell>
          <table:table-cell office:value-type="float" office:value="0.598885891462005" calcext:value-type="float">
            <text:p>0.599</text:p>
          </table:table-cell>
          <table:table-cell office:value-type="float" office:value="67999900" calcext:value-type="float">
            <text:p>67999900.000</text:p>
          </table:table-cell>
          <table:table-cell office:value-type="float" office:value="293066400" calcext:value-type="float">
            <text:p>293066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7572084223803" calcext:value-type="float">
            <text:p>0.598</text:p>
          </table:table-cell>
          <table:table-cell office:value-type="float" office:value="0.317543725515988" calcext:value-type="float">
            <text:p>0.318</text:p>
          </table:table-cell>
          <table:table-cell office:value-type="float" office:value="0.684926351080952" calcext:value-type="float">
            <text:p>0.685</text:p>
          </table:table-cell>
          <table:table-cell office:value-type="float" office:value="0.597572084223803" calcext:value-type="float">
            <text:p>0.598</text:p>
          </table:table-cell>
          <table:table-cell office:value-type="float" office:value="0.31072294684243" calcext:value-type="float">
            <text:p>0.311</text:p>
          </table:table-cell>
          <table:table-cell office:value-type="float" office:value="0.850757386094991" calcext:value-type="float">
            <text:p>0.851</text:p>
          </table:table-cell>
          <table:table-cell office:value-type="float" office:value="0.597572084223803" calcext:value-type="float">
            <text:p>0.598</text:p>
          </table:table-cell>
          <table:table-cell office:value-type="float" office:value="0.546920610224396" calcext:value-type="float">
            <text:p>0.547</text:p>
          </table:table-cell>
          <table:table-cell office:value-type="float" office:value="0.597572084223803" calcext:value-type="float">
            <text:p>0.598</text:p>
          </table:table-cell>
          <table:table-cell office:value-type="float" office:value="79035500" calcext:value-type="float">
            <text:p>79035500.000</text:p>
          </table:table-cell>
          <table:table-cell office:value-type="float" office:value="311964600" calcext:value-type="float">
            <text:p>3119646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7011526468836" calcext:value-type="float">
            <text:p>0.597</text:p>
          </table:table-cell>
          <table:table-cell office:value-type="float" office:value="0.317199304523419" calcext:value-type="float">
            <text:p>0.317</text:p>
          </table:table-cell>
          <table:table-cell office:value-type="float" office:value="0.684491313242277" calcext:value-type="float">
            <text:p>0.684</text:p>
          </table:table-cell>
          <table:table-cell office:value-type="float" office:value="0.597011526468836" calcext:value-type="float">
            <text:p>0.597</text:p>
          </table:table-cell>
          <table:table-cell office:value-type="float" office:value="0.310496037294173" calcext:value-type="float">
            <text:p>0.310</text:p>
          </table:table-cell>
          <table:table-cell office:value-type="float" office:value="0.850750151296799" calcext:value-type="float">
            <text:p>0.851</text:p>
          </table:table-cell>
          <table:table-cell office:value-type="float" office:value="0.597011526468836" calcext:value-type="float">
            <text:p>0.597</text:p>
          </table:table-cell>
          <table:table-cell office:value-type="float" office:value="0.539961233310551" calcext:value-type="float">
            <text:p>0.540</text:p>
          </table:table-cell>
          <table:table-cell office:value-type="float" office:value="0.597011526468836" calcext:value-type="float">
            <text:p>0.597</text:p>
          </table:table-cell>
          <table:table-cell office:value-type="float" office:value="64027500" calcext:value-type="float">
            <text:p>64027500.000</text:p>
          </table:table-cell>
          <table:table-cell office:value-type="float" office:value="275979900" calcext:value-type="float">
            <text:p>275979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6608625582455" calcext:value-type="float">
            <text:p>0.597</text:p>
          </table:table-cell>
          <table:table-cell office:value-type="float" office:value="0.31765681099141" calcext:value-type="float">
            <text:p>0.318</text:p>
          </table:table-cell>
          <table:table-cell office:value-type="float" office:value="0.684421787305102" calcext:value-type="float">
            <text:p>0.684</text:p>
          </table:table-cell>
          <table:table-cell office:value-type="float" office:value="0.596608625582455" calcext:value-type="float">
            <text:p>0.597</text:p>
          </table:table-cell>
          <table:table-cell office:value-type="float" office:value="0.311139973681673" calcext:value-type="float">
            <text:p>0.311</text:p>
          </table:table-cell>
          <table:table-cell office:value-type="float" office:value="0.850811283601793" calcext:value-type="float">
            <text:p>0.851</text:p>
          </table:table-cell>
          <table:table-cell office:value-type="float" office:value="0.596608625582455" calcext:value-type="float">
            <text:p>0.597</text:p>
          </table:table-cell>
          <table:table-cell office:value-type="float" office:value="0.541607615515033" calcext:value-type="float">
            <text:p>0.542</text:p>
          </table:table-cell>
          <table:table-cell office:value-type="float" office:value="0.596608625582455" calcext:value-type="float">
            <text:p>0.597</text:p>
          </table:table-cell>
          <table:table-cell office:value-type="float" office:value="67050800" calcext:value-type="float">
            <text:p>67050800.000</text:p>
          </table:table-cell>
          <table:table-cell office:value-type="float" office:value="287966700" calcext:value-type="float">
            <text:p>2879667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6556073292927" calcext:value-type="float">
            <text:p>0.597</text:p>
          </table:table-cell>
          <table:table-cell office:value-type="float" office:value="0.316964941150032" calcext:value-type="float">
            <text:p>0.317</text:p>
          </table:table-cell>
          <table:table-cell office:value-type="float" office:value="0.684033324469456" calcext:value-type="float">
            <text:p>0.684</text:p>
          </table:table-cell>
          <table:table-cell office:value-type="float" office:value="0.596556073292927" calcext:value-type="float">
            <text:p>0.597</text:p>
          </table:table-cell>
          <table:table-cell office:value-type="float" office:value="0.310183233949794" calcext:value-type="float">
            <text:p>0.310</text:p>
          </table:table-cell>
          <table:table-cell office:value-type="float" office:value="0.850334815672609" calcext:value-type="float">
            <text:p>0.850</text:p>
          </table:table-cell>
          <table:table-cell office:value-type="float" office:value="0.596556073292927" calcext:value-type="float">
            <text:p>0.597</text:p>
          </table:table-cell>
          <table:table-cell office:value-type="float" office:value="0.54510638716685" calcext:value-type="float">
            <text:p>0.545</text:p>
          </table:table-cell>
          <table:table-cell office:value-type="float" office:value="0.596556073292927" calcext:value-type="float">
            <text:p>0.597</text:p>
          </table:table-cell>
          <table:table-cell office:value-type="float" office:value="65980400" calcext:value-type="float">
            <text:p>65980400.000</text:p>
          </table:table-cell>
          <table:table-cell office:value-type="float" office:value="281000500" calcext:value-type="float">
            <text:p>2810005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78173282416" calcext:value-type="float">
            <text:p>0.598</text:p>
          </table:table-cell>
          <table:table-cell office:value-type="float" office:value="0.319059362084547" calcext:value-type="float">
            <text:p>0.319</text:p>
          </table:table-cell>
          <table:table-cell office:value-type="float" office:value="0.685247274355969" calcext:value-type="float">
            <text:p>0.685</text:p>
          </table:table-cell>
          <table:table-cell office:value-type="float" office:value="0.5978173282416" calcext:value-type="float">
            <text:p>0.598</text:p>
          </table:table-cell>
          <table:table-cell office:value-type="float" office:value="0.311988736633713" calcext:value-type="float">
            <text:p>0.312</text:p>
          </table:table-cell>
          <table:table-cell office:value-type="float" office:value="0.85178902852796" calcext:value-type="float">
            <text:p>0.852</text:p>
          </table:table-cell>
          <table:table-cell office:value-type="float" office:value="0.5978173282416" calcext:value-type="float">
            <text:p>0.598</text:p>
          </table:table-cell>
          <table:table-cell office:value-type="float" office:value="0.547370026768281" calcext:value-type="float">
            <text:p>0.547</text:p>
          </table:table-cell>
          <table:table-cell office:value-type="float" office:value="0.5978173282416" calcext:value-type="float">
            <text:p>0.598</text:p>
          </table:table-cell>
          <table:table-cell office:value-type="float" office:value="66059500" calcext:value-type="float">
            <text:p>66059500.000</text:p>
          </table:table-cell>
          <table:table-cell office:value-type="float" office:value="277970500" calcext:value-type="float">
            <text:p>2779705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7309322776162" calcext:value-type="float">
            <text:p>0.597</text:p>
          </table:table-cell>
          <table:table-cell office:value-type="float" office:value="0.317171194032762" calcext:value-type="float">
            <text:p>0.317</text:p>
          </table:table-cell>
          <table:table-cell office:value-type="float" office:value="0.684879358300792" calcext:value-type="float">
            <text:p>0.685</text:p>
          </table:table-cell>
          <table:table-cell office:value-type="float" office:value="0.597309322776162" calcext:value-type="float">
            <text:p>0.597</text:p>
          </table:table-cell>
          <table:table-cell office:value-type="float" office:value="0.310381630157938" calcext:value-type="float">
            <text:p>0.310</text:p>
          </table:table-cell>
          <table:table-cell office:value-type="float" office:value="0.851132772485449" calcext:value-type="float">
            <text:p>0.851</text:p>
          </table:table-cell>
          <table:table-cell office:value-type="float" office:value="0.597309322776162" calcext:value-type="float">
            <text:p>0.597</text:p>
          </table:table-cell>
          <table:table-cell office:value-type="float" office:value="0.535305803519992" calcext:value-type="float">
            <text:p>0.535</text:p>
          </table:table-cell>
          <table:table-cell office:value-type="float" office:value="0.597309322776162" calcext:value-type="float">
            <text:p>0.597</text:p>
          </table:table-cell>
          <table:table-cell office:value-type="float" office:value="72003100" calcext:value-type="float">
            <text:p>72003100.000</text:p>
          </table:table-cell>
          <table:table-cell office:value-type="float" office:value="279993800" calcext:value-type="float">
            <text:p>2799938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597144658935641" calcext:value-type="float">
            <text:p>0.597</text:p>
          </table:table-cell>
          <table:table-cell table:formula="of:=AVERAGE([.C53:.C62])" office:value-type="float" office:value="0.317300903970118" calcext:value-type="float">
            <text:p>0.317</text:p>
          </table:table-cell>
          <table:table-cell table:formula="of:=AVERAGE([.D53:.D62])" office:value-type="float" office:value="0.684657061540023" calcext:value-type="float">
            <text:p>0.685</text:p>
          </table:table-cell>
          <table:table-cell table:formula="of:=AVERAGE([.E53:.E62])" office:value-type="float" office:value="0.597144658935641" calcext:value-type="float">
            <text:p>0.597</text:p>
          </table:table-cell>
          <table:table-cell table:formula="of:=AVERAGE([.F53:.F62])" office:value-type="float" office:value="0.310574582031689" calcext:value-type="float">
            <text:p>0.311</text:p>
          </table:table-cell>
          <table:table-cell table:formula="of:=AVERAGE([.G53:.G62])" office:value-type="float" office:value="0.850844102470212" calcext:value-type="float">
            <text:p>0.851</text:p>
          </table:table-cell>
          <table:table-cell table:formula="of:=AVERAGE([.H53:.H62])" office:value-type="float" office:value="0.597144658935641" calcext:value-type="float">
            <text:p>0.597</text:p>
          </table:table-cell>
          <table:table-cell table:formula="of:=AVERAGE([.I53:.I62])" office:value-type="float" office:value="0.541426930801726" calcext:value-type="float">
            <text:p>0.541</text:p>
          </table:table-cell>
          <table:table-cell table:formula="of:=AVERAGE([.J53:.J62])" office:value-type="float" office:value="0.597144658935641" calcext:value-type="float">
            <text:p>0.597</text:p>
          </table:table-cell>
          <table:table-cell table:formula="of:=AVERAGE([.K53:.K62])" office:value-type="float" office:value="68212200" calcext:value-type="float">
            <text:p>68212200.000</text:p>
          </table:table-cell>
          <table:table-cell table:formula="of:=AVERAGE([.L53:.L62])" office:value-type="float" office:value="291799640" calcext:value-type="float">
            <text:p>291799640.000</text:p>
          </table:table-cell>
          <table:table-cell table:formula="of:=AVERAGE([.M53:.M62])" office:value-type="float" office:value="14184" calcext:value-type="float">
            <text:p>14184.000</text:p>
          </table:table-cell>
          <table:table-cell table:formula="of:=AVERAGE([.N53:.N62])"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0.0682122" calcext:value-type="float">
            <text:p>0.068</text:p>
          </table:table-cell>
          <table:table-cell table:formula="of:=([.L64]/1000000000)" office:value-type="float" office:value="0.29179964" calcext:value-type="float">
            <text:p>0.29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8835469259666" calcext:value-type="float">
            <text:p>0.589</text:p>
          </table:table-cell>
          <table:table-cell office:value-type="float" office:value="0.304633153392143" calcext:value-type="float">
            <text:p>0.305</text:p>
          </table:table-cell>
          <table:table-cell office:value-type="float" office:value="0.679928978126225" calcext:value-type="float">
            <text:p>0.680</text:p>
          </table:table-cell>
          <table:table-cell office:value-type="float" office:value="0.588835469259666" calcext:value-type="float">
            <text:p>0.589</text:p>
          </table:table-cell>
          <table:table-cell office:value-type="float" office:value="0.297995711271474" calcext:value-type="float">
            <text:p>0.298</text:p>
          </table:table-cell>
          <table:table-cell office:value-type="float" office:value="0.86316142899588" calcext:value-type="float">
            <text:p>0.863</text:p>
          </table:table-cell>
          <table:table-cell office:value-type="float" office:value="0.588835469259666" calcext:value-type="float">
            <text:p>0.589</text:p>
          </table:table-cell>
          <table:table-cell office:value-type="float" office:value="0.5447545383856" calcext:value-type="float">
            <text:p>0.545</text:p>
          </table:table-cell>
          <table:table-cell office:value-type="float" office:value="0.588835469259666" calcext:value-type="float">
            <text:p>0.589</text:p>
          </table:table-cell>
          <table:table-cell office:value-type="float" office:value="66965100" calcext:value-type="float">
            <text:p>66965100.000</text:p>
          </table:table-cell>
          <table:table-cell office:value-type="float" office:value="311009900" calcext:value-type="float">
            <text:p>3110099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7119513967258" calcext:value-type="float">
            <text:p>0.587</text:p>
          </table:table-cell>
          <table:table-cell office:value-type="float" office:value="0.305041108770221" calcext:value-type="float">
            <text:p>0.305</text:p>
          </table:table-cell>
          <table:table-cell office:value-type="float" office:value="0.678543705012848" calcext:value-type="float">
            <text:p>0.679</text:p>
          </table:table-cell>
          <table:table-cell office:value-type="float" office:value="0.587119513967258" calcext:value-type="float">
            <text:p>0.587</text:p>
          </table:table-cell>
          <table:table-cell office:value-type="float" office:value="0.298399775765907" calcext:value-type="float">
            <text:p>0.298</text:p>
          </table:table-cell>
          <table:table-cell office:value-type="float" office:value="0.863500491375274" calcext:value-type="float">
            <text:p>0.864</text:p>
          </table:table-cell>
          <table:table-cell office:value-type="float" office:value="0.587119513967258" calcext:value-type="float">
            <text:p>0.587</text:p>
          </table:table-cell>
          <table:table-cell office:value-type="float" office:value="0.551055036913295" calcext:value-type="float">
            <text:p>0.551</text:p>
          </table:table-cell>
          <table:table-cell office:value-type="float" office:value="0.587119513967258" calcext:value-type="float">
            <text:p>0.587</text:p>
          </table:table-cell>
          <table:table-cell office:value-type="float" office:value="85997300" calcext:value-type="float">
            <text:p>85997300.000</text:p>
          </table:table-cell>
          <table:table-cell office:value-type="float" office:value="384000000" calcext:value-type="float">
            <text:p>384000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7645121894662" calcext:value-type="float">
            <text:p>0.588</text:p>
          </table:table-cell>
          <table:table-cell office:value-type="float" office:value="0.304685619972995" calcext:value-type="float">
            <text:p>0.305</text:p>
          </table:table-cell>
          <table:table-cell office:value-type="float" office:value="0.679082739440314" calcext:value-type="float">
            <text:p>0.679</text:p>
          </table:table-cell>
          <table:table-cell office:value-type="float" office:value="0.587645121894662" calcext:value-type="float">
            <text:p>0.588</text:p>
          </table:table-cell>
          <table:table-cell office:value-type="float" office:value="0.298276589700251" calcext:value-type="float">
            <text:p>0.298</text:p>
          </table:table-cell>
          <table:table-cell office:value-type="float" office:value="0.864140718579492" calcext:value-type="float">
            <text:p>0.864</text:p>
          </table:table-cell>
          <table:table-cell office:value-type="float" office:value="0.587645121894662" calcext:value-type="float">
            <text:p>0.588</text:p>
          </table:table-cell>
          <table:table-cell office:value-type="float" office:value="0.543789847808185" calcext:value-type="float">
            <text:p>0.544</text:p>
          </table:table-cell>
          <table:table-cell office:value-type="float" office:value="0.587645121894662" calcext:value-type="float">
            <text:p>0.588</text:p>
          </table:table-cell>
          <table:table-cell office:value-type="float" office:value="68015900" calcext:value-type="float">
            <text:p>68015900.000</text:p>
          </table:table-cell>
          <table:table-cell office:value-type="float" office:value="331991200" calcext:value-type="float">
            <text:p>3319912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6454774529658" calcext:value-type="float">
            <text:p>0.586</text:p>
          </table:table-cell>
          <table:table-cell office:value-type="float" office:value="0.302259775959958" calcext:value-type="float">
            <text:p>0.302</text:p>
          </table:table-cell>
          <table:table-cell office:value-type="float" office:value="0.678229488687144" calcext:value-type="float">
            <text:p>0.678</text:p>
          </table:table-cell>
          <table:table-cell office:value-type="float" office:value="0.586454774529658" calcext:value-type="float">
            <text:p>0.586</text:p>
          </table:table-cell>
          <table:table-cell office:value-type="float" office:value="0.296796059861918" calcext:value-type="float">
            <text:p>0.297</text:p>
          </table:table-cell>
          <table:table-cell office:value-type="float" office:value="0.862884070959821" calcext:value-type="float">
            <text:p>0.863</text:p>
          </table:table-cell>
          <table:table-cell office:value-type="float" office:value="0.586454774529658" calcext:value-type="float">
            <text:p>0.586</text:p>
          </table:table-cell>
          <table:table-cell office:value-type="float" office:value="0.530319525448485" calcext:value-type="float">
            <text:p>0.530</text:p>
          </table:table-cell>
          <table:table-cell office:value-type="float" office:value="0.586454774529658" calcext:value-type="float">
            <text:p>0.586</text:p>
          </table:table-cell>
          <table:table-cell office:value-type="float" office:value="82020000" calcext:value-type="float">
            <text:p>82020000.000</text:p>
          </table:table-cell>
          <table:table-cell office:value-type="float" office:value="382982600" calcext:value-type="float">
            <text:p>382982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9345618130382" calcext:value-type="float">
            <text:p>0.589</text:p>
          </table:table-cell>
          <table:table-cell office:value-type="float" office:value="0.305508463390841" calcext:value-type="float">
            <text:p>0.306</text:p>
          </table:table-cell>
          <table:table-cell office:value-type="float" office:value="0.680327798826596" calcext:value-type="float">
            <text:p>0.680</text:p>
          </table:table-cell>
          <table:table-cell office:value-type="float" office:value="0.589345618130382" calcext:value-type="float">
            <text:p>0.589</text:p>
          </table:table-cell>
          <table:table-cell office:value-type="float" office:value="0.298504133438802" calcext:value-type="float">
            <text:p>0.299</text:p>
          </table:table-cell>
          <table:table-cell office:value-type="float" office:value="0.863775134802913" calcext:value-type="float">
            <text:p>0.864</text:p>
          </table:table-cell>
          <table:table-cell office:value-type="float" office:value="0.589345618130382" calcext:value-type="float">
            <text:p>0.589</text:p>
          </table:table-cell>
          <table:table-cell office:value-type="float" office:value="0.550190768194945" calcext:value-type="float">
            <text:p>0.550</text:p>
          </table:table-cell>
          <table:table-cell office:value-type="float" office:value="0.589345618130382" calcext:value-type="float">
            <text:p>0.589</text:p>
          </table:table-cell>
          <table:table-cell office:value-type="float" office:value="85034700" calcext:value-type="float">
            <text:p>85034700.000</text:p>
          </table:table-cell>
          <table:table-cell office:value-type="float" office:value="335993200" calcext:value-type="float">
            <text:p>3359932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8572665295964" calcext:value-type="float">
            <text:p>0.589</text:p>
          </table:table-cell>
          <table:table-cell office:value-type="float" office:value="0.306384720826181" calcext:value-type="float">
            <text:p>0.306</text:p>
          </table:table-cell>
          <table:table-cell office:value-type="float" office:value="0.68008034935476" calcext:value-type="float">
            <text:p>0.680</text:p>
          </table:table-cell>
          <table:table-cell office:value-type="float" office:value="0.588572665295964" calcext:value-type="float">
            <text:p>0.589</text:p>
          </table:table-cell>
          <table:table-cell office:value-type="float" office:value="0.299556648678241" calcext:value-type="float">
            <text:p>0.300</text:p>
          </table:table-cell>
          <table:table-cell office:value-type="float" office:value="0.864652248354136" calcext:value-type="float">
            <text:p>0.865</text:p>
          </table:table-cell>
          <table:table-cell office:value-type="float" office:value="0.588572665295964" calcext:value-type="float">
            <text:p>0.589</text:p>
          </table:table-cell>
          <table:table-cell office:value-type="float" office:value="0.550849863278549" calcext:value-type="float">
            <text:p>0.551</text:p>
          </table:table-cell>
          <table:table-cell office:value-type="float" office:value="0.588572665295964" calcext:value-type="float">
            <text:p>0.589</text:p>
          </table:table-cell>
          <table:table-cell office:value-type="float" office:value="79044200" calcext:value-type="float">
            <text:p>79044200.000</text:p>
          </table:table-cell>
          <table:table-cell office:value-type="float" office:value="349952600" calcext:value-type="float">
            <text:p>349952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832532038895" calcext:value-type="float">
            <text:p>0.588</text:p>
          </table:table-cell>
          <table:table-cell office:value-type="float" office:value="0.305453596179111" calcext:value-type="float">
            <text:p>0.305</text:p>
          </table:table-cell>
          <table:table-cell office:value-type="float" office:value="0.679627103137528" calcext:value-type="float">
            <text:p>0.680</text:p>
          </table:table-cell>
          <table:table-cell office:value-type="float" office:value="0.58832532038895" calcext:value-type="float">
            <text:p>0.588</text:p>
          </table:table-cell>
          <table:table-cell office:value-type="float" office:value="0.298684910624071" calcext:value-type="float">
            <text:p>0.299</text:p>
          </table:table-cell>
          <table:table-cell office:value-type="float" office:value="0.86391551850068" calcext:value-type="float">
            <text:p>0.864</text:p>
          </table:table-cell>
          <table:table-cell office:value-type="float" office:value="0.58832532038895" calcext:value-type="float">
            <text:p>0.588</text:p>
          </table:table-cell>
          <table:table-cell office:value-type="float" office:value="0.551706237517899" calcext:value-type="float">
            <text:p>0.552</text:p>
          </table:table-cell>
          <table:table-cell office:value-type="float" office:value="0.58832532038895" calcext:value-type="float">
            <text:p>0.588</text:p>
          </table:table-cell>
          <table:table-cell office:value-type="float" office:value="72045100" calcext:value-type="float">
            <text:p>72045100.000</text:p>
          </table:table-cell>
          <table:table-cell office:value-type="float" office:value="341953300" calcext:value-type="float">
            <text:p>3419533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832532038895" calcext:value-type="float">
            <text:p>0.588</text:p>
          </table:table-cell>
          <table:table-cell office:value-type="float" office:value="0.306053660066205" calcext:value-type="float">
            <text:p>0.306</text:p>
          </table:table-cell>
          <table:table-cell office:value-type="float" office:value="0.679811624076336" calcext:value-type="float">
            <text:p>0.680</text:p>
          </table:table-cell>
          <table:table-cell office:value-type="float" office:value="0.58832532038895" calcext:value-type="float">
            <text:p>0.588</text:p>
          </table:table-cell>
          <table:table-cell office:value-type="float" office:value="0.29933023787586" calcext:value-type="float">
            <text:p>0.299</text:p>
          </table:table-cell>
          <table:table-cell office:value-type="float" office:value="0.864350787696017" calcext:value-type="float">
            <text:p>0.864</text:p>
          </table:table-cell>
          <table:table-cell office:value-type="float" office:value="0.58832532038895" calcext:value-type="float">
            <text:p>0.588</text:p>
          </table:table-cell>
          <table:table-cell office:value-type="float" office:value="0.551454302708544" calcext:value-type="float">
            <text:p>0.551</text:p>
          </table:table-cell>
          <table:table-cell office:value-type="float" office:value="0.58832532038895" calcext:value-type="float">
            <text:p>0.588</text:p>
          </table:table-cell>
          <table:table-cell office:value-type="float" office:value="67049400" calcext:value-type="float">
            <text:p>67049400.000</text:p>
          </table:table-cell>
          <table:table-cell office:value-type="float" office:value="367977200" calcext:value-type="float">
            <text:p>3679772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5326263391408" calcext:value-type="float">
            <text:p>0.585</text:p>
          </table:table-cell>
          <table:table-cell office:value-type="float" office:value="0.305663173434457" calcext:value-type="float">
            <text:p>0.306</text:p>
          </table:table-cell>
          <table:table-cell office:value-type="float" office:value="0.677238740927656" calcext:value-type="float">
            <text:p>0.677</text:p>
          </table:table-cell>
          <table:table-cell office:value-type="float" office:value="0.585326263391408" calcext:value-type="float">
            <text:p>0.585</text:p>
          </table:table-cell>
          <table:table-cell office:value-type="float" office:value="0.299151009135772" calcext:value-type="float">
            <text:p>0.299</text:p>
          </table:table-cell>
          <table:table-cell office:value-type="float" office:value="0.864369365430549" calcext:value-type="float">
            <text:p>0.864</text:p>
          </table:table-cell>
          <table:table-cell office:value-type="float" office:value="0.585326263391408" calcext:value-type="float">
            <text:p>0.585</text:p>
          </table:table-cell>
          <table:table-cell office:value-type="float" office:value="0.554970324756573" calcext:value-type="float">
            <text:p>0.555</text:p>
          </table:table-cell>
          <table:table-cell office:value-type="float" office:value="0.585326263391408" calcext:value-type="float">
            <text:p>0.585</text:p>
          </table:table-cell>
          <table:table-cell office:value-type="float" office:value="73005600" calcext:value-type="float">
            <text:p>73005600.000</text:p>
          </table:table-cell>
          <table:table-cell office:value-type="float" office:value="361971400" calcext:value-type="float">
            <text:p>3619714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9299240960317" calcext:value-type="float">
            <text:p>0.589</text:p>
          </table:table-cell>
          <table:table-cell office:value-type="float" office:value="0.304630490629679" calcext:value-type="float">
            <text:p>0.305</text:p>
          </table:table-cell>
          <table:table-cell office:value-type="float" office:value="0.680240671198027" calcext:value-type="float">
            <text:p>0.680</text:p>
          </table:table-cell>
          <table:table-cell office:value-type="float" office:value="0.589299240960317" calcext:value-type="float">
            <text:p>0.589</text:p>
          </table:table-cell>
          <table:table-cell office:value-type="float" office:value="0.297947108916234" calcext:value-type="float">
            <text:p>0.298</text:p>
          </table:table-cell>
          <table:table-cell office:value-type="float" office:value="0.863212613163149" calcext:value-type="float">
            <text:p>0.863</text:p>
          </table:table-cell>
          <table:table-cell office:value-type="float" office:value="0.589299240960317" calcext:value-type="float">
            <text:p>0.589</text:p>
          </table:table-cell>
          <table:table-cell office:value-type="float" office:value="0.540824273613096" calcext:value-type="float">
            <text:p>0.541</text:p>
          </table:table-cell>
          <table:table-cell office:value-type="float" office:value="0.589299240960317" calcext:value-type="float">
            <text:p>0.589</text:p>
          </table:table-cell>
          <table:table-cell office:value-type="float" office:value="69012000" calcext:value-type="float">
            <text:p>69012000.000</text:p>
          </table:table-cell>
          <table:table-cell office:value-type="float" office:value="323941500" calcext:value-type="float">
            <text:p>323941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587924930820722" calcext:value-type="float">
            <text:p>0.588</text:p>
          </table:table-cell>
          <table:table-cell table:formula="of:=AVERAGE([.C70:.C79])" office:value-type="float" office:value="0.305031376262179" calcext:value-type="float">
            <text:p>0.305</text:p>
          </table:table-cell>
          <table:table-cell table:formula="of:=AVERAGE([.D70:.D79])" office:value-type="float" office:value="0.679311119878743" calcext:value-type="float">
            <text:p>0.679</text:p>
          </table:table-cell>
          <table:table-cell table:formula="of:=AVERAGE([.E70:.E79])" office:value-type="float" office:value="0.587924930820722" calcext:value-type="float">
            <text:p>0.588</text:p>
          </table:table-cell>
          <table:table-cell table:formula="of:=AVERAGE([.F70:.F79])" office:value-type="float" office:value="0.298464218526853" calcext:value-type="float">
            <text:p>0.298</text:p>
          </table:table-cell>
          <table:table-cell table:formula="of:=AVERAGE([.G70:.G79])" office:value-type="float" office:value="0.863796237785791" calcext:value-type="float">
            <text:p>0.864</text:p>
          </table:table-cell>
          <table:table-cell table:formula="of:=AVERAGE([.H70:.H79])" office:value-type="float" office:value="0.587924930820722" calcext:value-type="float">
            <text:p>0.588</text:p>
          </table:table-cell>
          <table:table-cell table:formula="of:=AVERAGE([.I70:.I79])" office:value-type="float" office:value="0.546991471862517" calcext:value-type="float">
            <text:p>0.547</text:p>
          </table:table-cell>
          <table:table-cell table:formula="of:=AVERAGE([.J70:.J79])" office:value-type="float" office:value="0.587924930820722" calcext:value-type="float">
            <text:p>0.588</text:p>
          </table:table-cell>
          <table:table-cell table:formula="of:=AVERAGE([.K70:.K79])" office:value-type="float" office:value="74818930" calcext:value-type="float">
            <text:p>74818930.000</text:p>
          </table:table-cell>
          <table:table-cell table:formula="of:=AVERAGE([.L70:.L79])" office:value-type="float" office:value="349177290" calcext:value-type="float">
            <text:p>349177290.000</text:p>
          </table:table-cell>
          <table:table-cell table:formula="of:=AVERAGE([.M70:.M79])" office:value-type="float" office:value="14616" calcext:value-type="float">
            <text:p>14616.000</text:p>
          </table:table-cell>
          <table:table-cell table:formula="of:=AVERAGE([.N70:.N79])"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0.07481893" calcext:value-type="float">
            <text:p>0.075</text:p>
          </table:table-cell>
          <table:table-cell table:formula="of:=([.L81]/1000000000)" office:value-type="float" office:value="0.34917729" calcext:value-type="float">
            <text:p>0.34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2304916553902" calcext:value-type="float">
            <text:p>0.532</text:p>
          </table:table-cell>
          <table:table-cell office:value-type="float" office:value="0.261086574682023" calcext:value-type="float">
            <text:p>0.261</text:p>
          </table:table-cell>
          <table:table-cell office:value-type="float" office:value="0.646464383337217" calcext:value-type="float">
            <text:p>0.646</text:p>
          </table:table-cell>
          <table:table-cell office:value-type="float" office:value="0.532304916553902" calcext:value-type="float">
            <text:p>0.532</text:p>
          </table:table-cell>
          <table:table-cell office:value-type="float" office:value="0.284449621012887" calcext:value-type="float">
            <text:p>0.284</text:p>
          </table:table-cell>
          <table:table-cell office:value-type="float" office:value="0.866460707309409" calcext:value-type="float">
            <text:p>0.866</text:p>
          </table:table-cell>
          <table:table-cell office:value-type="float" office:value="0.532304916553902" calcext:value-type="float">
            <text:p>0.532</text:p>
          </table:table-cell>
          <table:table-cell office:value-type="float" office:value="0.488981786692766" calcext:value-type="float">
            <text:p>0.489</text:p>
          </table:table-cell>
          <table:table-cell office:value-type="float" office:value="0.532304916553902" calcext:value-type="float">
            <text:p>0.532</text:p>
          </table:table-cell>
          <table:table-cell office:value-type="float" office:value="72032300" calcext:value-type="float">
            <text:p>72032300.000</text:p>
          </table:table-cell>
          <table:table-cell office:value-type="float" office:value="294009300" calcext:value-type="float">
            <text:p>2940093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1853856562923" calcext:value-type="float">
            <text:p>0.532</text:p>
          </table:table-cell>
          <table:table-cell office:value-type="float" office:value="0.260759189586851" calcext:value-type="float">
            <text:p>0.261</text:p>
          </table:table-cell>
          <table:table-cell office:value-type="float" office:value="0.645813876187176" calcext:value-type="float">
            <text:p>0.646</text:p>
          </table:table-cell>
          <table:table-cell office:value-type="float" office:value="0.531853856562923" calcext:value-type="float">
            <text:p>0.532</text:p>
          </table:table-cell>
          <table:table-cell office:value-type="float" office:value="0.284112594414598" calcext:value-type="float">
            <text:p>0.284</text:p>
          </table:table-cell>
          <table:table-cell office:value-type="float" office:value="0.865993408190688" calcext:value-type="float">
            <text:p>0.866</text:p>
          </table:table-cell>
          <table:table-cell office:value-type="float" office:value="0.531853856562923" calcext:value-type="float">
            <text:p>0.532</text:p>
          </table:table-cell>
          <table:table-cell office:value-type="float" office:value="0.485785317324686" calcext:value-type="float">
            <text:p>0.486</text:p>
          </table:table-cell>
          <table:table-cell office:value-type="float" office:value="0.531853856562923" calcext:value-type="float">
            <text:p>0.532</text:p>
          </table:table-cell>
          <table:table-cell office:value-type="float" office:value="72047700" calcext:value-type="float">
            <text:p>72047700.000</text:p>
          </table:table-cell>
          <table:table-cell office:value-type="float" office:value="330986000" calcext:value-type="float">
            <text:p>3309860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2160577356788" calcext:value-type="float">
            <text:p>0.532</text:p>
          </table:table-cell>
          <table:table-cell office:value-type="float" office:value="0.260892307766993" calcext:value-type="float">
            <text:p>0.261</text:p>
          </table:table-cell>
          <table:table-cell office:value-type="float" office:value="0.646638816730759" calcext:value-type="float">
            <text:p>0.647</text:p>
          </table:table-cell>
          <table:table-cell office:value-type="float" office:value="0.532160577356788" calcext:value-type="float">
            <text:p>0.532</text:p>
          </table:table-cell>
          <table:table-cell office:value-type="float" office:value="0.284761181498715" calcext:value-type="float">
            <text:p>0.285</text:p>
          </table:table-cell>
          <table:table-cell office:value-type="float" office:value="0.86623285643412" calcext:value-type="float">
            <text:p>0.866</text:p>
          </table:table-cell>
          <table:table-cell office:value-type="float" office:value="0.532160577356788" calcext:value-type="float">
            <text:p>0.532</text:p>
          </table:table-cell>
          <table:table-cell office:value-type="float" office:value="0.478603899806456" calcext:value-type="float">
            <text:p>0.479</text:p>
          </table:table-cell>
          <table:table-cell office:value-type="float" office:value="0.532160577356788" calcext:value-type="float">
            <text:p>0.532</text:p>
          </table:table-cell>
          <table:table-cell office:value-type="float" office:value="68057700" calcext:value-type="float">
            <text:p>68057700.000</text:p>
          </table:table-cell>
          <table:table-cell office:value-type="float" office:value="303942900" calcext:value-type="float">
            <text:p>3039429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3640054127199" calcext:value-type="float">
            <text:p>0.534</text:p>
          </table:table-cell>
          <table:table-cell office:value-type="float" office:value="0.261948185127508" calcext:value-type="float">
            <text:p>0.262</text:p>
          </table:table-cell>
          <table:table-cell office:value-type="float" office:value="0.647382480739527" calcext:value-type="float">
            <text:p>0.647</text:p>
          </table:table-cell>
          <table:table-cell office:value-type="float" office:value="0.533640054127199" calcext:value-type="float">
            <text:p>0.534</text:p>
          </table:table-cell>
          <table:table-cell office:value-type="float" office:value="0.28478306730585" calcext:value-type="float">
            <text:p>0.285</text:p>
          </table:table-cell>
          <table:table-cell office:value-type="float" office:value="0.865878351967312" calcext:value-type="float">
            <text:p>0.866</text:p>
          </table:table-cell>
          <table:table-cell office:value-type="float" office:value="0.533640054127199" calcext:value-type="float">
            <text:p>0.534</text:p>
          </table:table-cell>
          <table:table-cell office:value-type="float" office:value="0.492969848723326" calcext:value-type="float">
            <text:p>0.493</text:p>
          </table:table-cell>
          <table:table-cell office:value-type="float" office:value="0.533640054127199" calcext:value-type="float">
            <text:p>0.534</text:p>
          </table:table-cell>
          <table:table-cell office:value-type="float" office:value="68017500" calcext:value-type="float">
            <text:p>68017500.000</text:p>
          </table:table-cell>
          <table:table-cell office:value-type="float" office:value="282988100" calcext:value-type="float">
            <text:p>2829881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2359043752819" calcext:value-type="float">
            <text:p>0.532</text:p>
          </table:table-cell>
          <table:table-cell office:value-type="float" office:value="0.261084313880164" calcext:value-type="float">
            <text:p>0.261</text:p>
          </table:table-cell>
          <table:table-cell office:value-type="float" office:value="0.646929777684409" calcext:value-type="float">
            <text:p>0.647</text:p>
          </table:table-cell>
          <table:table-cell office:value-type="float" office:value="0.532359043752819" calcext:value-type="float">
            <text:p>0.532</text:p>
          </table:table-cell>
          <table:table-cell office:value-type="float" office:value="0.285054804992981" calcext:value-type="float">
            <text:p>0.285</text:p>
          </table:table-cell>
          <table:table-cell office:value-type="float" office:value="0.866403042273897" calcext:value-type="float">
            <text:p>0.866</text:p>
          </table:table-cell>
          <table:table-cell office:value-type="float" office:value="0.532359043752819" calcext:value-type="float">
            <text:p>0.532</text:p>
          </table:table-cell>
          <table:table-cell office:value-type="float" office:value="0.477893248126811" calcext:value-type="float">
            <text:p>0.478</text:p>
          </table:table-cell>
          <table:table-cell office:value-type="float" office:value="0.532359043752819" calcext:value-type="float">
            <text:p>0.532</text:p>
          </table:table-cell>
          <table:table-cell office:value-type="float" office:value="68964800" calcext:value-type="float">
            <text:p>68964800.000</text:p>
          </table:table-cell>
          <table:table-cell office:value-type="float" office:value="283003100" calcext:value-type="float">
            <text:p>2830031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3433169745958" calcext:value-type="float">
            <text:p>0.533</text:p>
          </table:table-cell>
          <table:table-cell office:value-type="float" office:value="0.260717549482786" calcext:value-type="float">
            <text:p>0.261</text:p>
          </table:table-cell>
          <table:table-cell office:value-type="float" office:value="0.647286695322664" calcext:value-type="float">
            <text:p>0.647</text:p>
          </table:table-cell>
          <table:table-cell office:value-type="float" office:value="0.533433169745958" calcext:value-type="float">
            <text:p>0.533</text:p>
          </table:table-cell>
          <table:table-cell office:value-type="float" office:value="0.283984411149348" calcext:value-type="float">
            <text:p>0.284</text:p>
          </table:table-cell>
          <table:table-cell office:value-type="float" office:value="0.865824523678402" calcext:value-type="float">
            <text:p>0.866</text:p>
          </table:table-cell>
          <table:table-cell office:value-type="float" office:value="0.533433169745958" calcext:value-type="float">
            <text:p>0.533</text:p>
          </table:table-cell>
          <table:table-cell office:value-type="float" office:value="0.48692952874882" calcext:value-type="float">
            <text:p>0.487</text:p>
          </table:table-cell>
          <table:table-cell office:value-type="float" office:value="0.533433169745958" calcext:value-type="float">
            <text:p>0.533</text:p>
          </table:table-cell>
          <table:table-cell office:value-type="float" office:value="70986500" calcext:value-type="float">
            <text:p>70986500.000</text:p>
          </table:table-cell>
          <table:table-cell office:value-type="float" office:value="286031600" calcext:value-type="float">
            <text:p>2860316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1033487297921" calcext:value-type="float">
            <text:p>0.531</text:p>
          </table:table-cell>
          <table:table-cell office:value-type="float" office:value="0.260832927153808" calcext:value-type="float">
            <text:p>0.261</text:p>
          </table:table-cell>
          <table:table-cell office:value-type="float" office:value="0.645812046563341" calcext:value-type="float">
            <text:p>0.646</text:p>
          </table:table-cell>
          <table:table-cell office:value-type="float" office:value="0.531033487297921" calcext:value-type="float">
            <text:p>0.531</text:p>
          </table:table-cell>
          <table:table-cell office:value-type="float" office:value="0.28511401850399" calcext:value-type="float">
            <text:p>0.285</text:p>
          </table:table-cell>
          <table:table-cell office:value-type="float" office:value="0.866749363568404" calcext:value-type="float">
            <text:p>0.867</text:p>
          </table:table-cell>
          <table:table-cell office:value-type="float" office:value="0.531033487297921" calcext:value-type="float">
            <text:p>0.531</text:p>
          </table:table-cell>
          <table:table-cell office:value-type="float" office:value="0.487745036534154" calcext:value-type="float">
            <text:p>0.488</text:p>
          </table:table-cell>
          <table:table-cell office:value-type="float" office:value="0.531033487297921" calcext:value-type="float">
            <text:p>0.531</text:p>
          </table:table-cell>
          <table:table-cell office:value-type="float" office:value="72954900" calcext:value-type="float">
            <text:p>72954900.000</text:p>
          </table:table-cell>
          <table:table-cell office:value-type="float" office:value="323047000" calcext:value-type="float">
            <text:p>3230470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4840502309469" calcext:value-type="float">
            <text:p>0.535</text:p>
          </table:table-cell>
          <table:table-cell office:value-type="float" office:value="0.263639928424921" calcext:value-type="float">
            <text:p>0.264</text:p>
          </table:table-cell>
          <table:table-cell office:value-type="float" office:value="0.648242428173981" calcext:value-type="float">
            <text:p>0.648</text:p>
          </table:table-cell>
          <table:table-cell office:value-type="float" office:value="0.534840502309469" calcext:value-type="float">
            <text:p>0.535</text:p>
          </table:table-cell>
          <table:table-cell office:value-type="float" office:value="0.285891508682541" calcext:value-type="float">
            <text:p>0.286</text:p>
          </table:table-cell>
          <table:table-cell office:value-type="float" office:value="0.866553142245968" calcext:value-type="float">
            <text:p>0.867</text:p>
          </table:table-cell>
          <table:table-cell office:value-type="float" office:value="0.534840502309469" calcext:value-type="float">
            <text:p>0.535</text:p>
          </table:table-cell>
          <table:table-cell office:value-type="float" office:value="0.494089953357339" calcext:value-type="float">
            <text:p>0.494</text:p>
          </table:table-cell>
          <table:table-cell office:value-type="float" office:value="0.534840502309469" calcext:value-type="float">
            <text:p>0.535</text:p>
          </table:table-cell>
          <table:table-cell office:value-type="float" office:value="63046300" calcext:value-type="float">
            <text:p>63046300.000</text:p>
          </table:table-cell>
          <table:table-cell office:value-type="float" office:value="279027700" calcext:value-type="float">
            <text:p>2790277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3270785219399" calcext:value-type="float">
            <text:p>0.533</text:p>
          </table:table-cell>
          <table:table-cell office:value-type="float" office:value="0.262702209186191" calcext:value-type="float">
            <text:p>0.263</text:p>
          </table:table-cell>
          <table:table-cell office:value-type="float" office:value="0.647167608262186" calcext:value-type="float">
            <text:p>0.647</text:p>
          </table:table-cell>
          <table:table-cell office:value-type="float" office:value="0.533270785219399" calcext:value-type="float">
            <text:p>0.533</text:p>
          </table:table-cell>
          <table:table-cell office:value-type="float" office:value="0.285526418634964" calcext:value-type="float">
            <text:p>0.286</text:p>
          </table:table-cell>
          <table:table-cell office:value-type="float" office:value="0.866557699727399" calcext:value-type="float">
            <text:p>0.867</text:p>
          </table:table-cell>
          <table:table-cell office:value-type="float" office:value="0.533270785219399" calcext:value-type="float">
            <text:p>0.533</text:p>
          </table:table-cell>
          <table:table-cell office:value-type="float" office:value="0.494523125937066" calcext:value-type="float">
            <text:p>0.495</text:p>
          </table:table-cell>
          <table:table-cell office:value-type="float" office:value="0.533270785219399" calcext:value-type="float">
            <text:p>0.533</text:p>
          </table:table-cell>
          <table:table-cell office:value-type="float" office:value="63006800" calcext:value-type="float">
            <text:p>63006800.000</text:p>
          </table:table-cell>
          <table:table-cell office:value-type="float" office:value="271999200" calcext:value-type="float">
            <text:p>2719992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563438221709" calcext:value-type="float">
            <text:p>0.536</text:p>
          </table:table-cell>
          <table:table-cell office:value-type="float" office:value="0.262094109902267" calcext:value-type="float">
            <text:p>0.262</text:p>
          </table:table-cell>
          <table:table-cell office:value-type="float" office:value="0.649010298027789" calcext:value-type="float">
            <text:p>0.649</text:p>
          </table:table-cell>
          <table:table-cell office:value-type="float" office:value="0.53563438221709" calcext:value-type="float">
            <text:p>0.536</text:p>
          </table:table-cell>
          <table:table-cell office:value-type="float" office:value="0.284593473375118" calcext:value-type="float">
            <text:p>0.285</text:p>
          </table:table-cell>
          <table:table-cell office:value-type="float" office:value="0.865880866688833" calcext:value-type="float">
            <text:p>0.866</text:p>
          </table:table-cell>
          <table:table-cell office:value-type="float" office:value="0.53563438221709" calcext:value-type="float">
            <text:p>0.536</text:p>
          </table:table-cell>
          <table:table-cell office:value-type="float" office:value="0.480715631948345" calcext:value-type="float">
            <text:p>0.481</text:p>
          </table:table-cell>
          <table:table-cell office:value-type="float" office:value="0.53563438221709" calcext:value-type="float">
            <text:p>0.536</text:p>
          </table:table-cell>
          <table:table-cell office:value-type="float" office:value="62965700" calcext:value-type="float">
            <text:p>62965700.000</text:p>
          </table:table-cell>
          <table:table-cell office:value-type="float" office:value="273999400" calcext:value-type="float">
            <text:p>2739994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533053077514347" calcext:value-type="float">
            <text:p>0.533</text:p>
          </table:table-cell>
          <table:table-cell table:formula="of:=AVERAGE([.C87:.C96])" office:value-type="float" office:value="0.261575729519351" calcext:value-type="float">
            <text:p>0.262</text:p>
          </table:table-cell>
          <table:table-cell table:formula="of:=AVERAGE([.D87:.D96])" office:value-type="float" office:value="0.647074841102905" calcext:value-type="float">
            <text:p>0.647</text:p>
          </table:table-cell>
          <table:table-cell table:formula="of:=AVERAGE([.E87:.E96])" office:value-type="float" office:value="0.533053077514347" calcext:value-type="float">
            <text:p>0.533</text:p>
          </table:table-cell>
          <table:table-cell table:formula="of:=AVERAGE([.F87:.F96])" office:value-type="float" office:value="0.284827109957099" calcext:value-type="float">
            <text:p>0.285</text:p>
          </table:table-cell>
          <table:table-cell table:formula="of:=AVERAGE([.G87:.G96])" office:value-type="float" office:value="0.866253396208443" calcext:value-type="float">
            <text:p>0.866</text:p>
          </table:table-cell>
          <table:table-cell table:formula="of:=AVERAGE([.H87:.H96])" office:value-type="float" office:value="0.533053077514347" calcext:value-type="float">
            <text:p>0.533</text:p>
          </table:table-cell>
          <table:table-cell table:formula="of:=AVERAGE([.I87:.I96])" office:value-type="float" office:value="0.486823737719977" calcext:value-type="float">
            <text:p>0.487</text:p>
          </table:table-cell>
          <table:table-cell table:formula="of:=AVERAGE([.J87:.J96])" office:value-type="float" office:value="0.533053077514347" calcext:value-type="float">
            <text:p>0.533</text:p>
          </table:table-cell>
          <table:table-cell table:formula="of:=AVERAGE([.K87:.K96])" office:value-type="float" office:value="68208020" calcext:value-type="float">
            <text:p>68208020.000</text:p>
          </table:table-cell>
          <table:table-cell table:formula="of:=AVERAGE([.L87:.L96])" office:value-type="float" office:value="292903430" calcext:value-type="float">
            <text:p>292903430.000</text:p>
          </table:table-cell>
          <table:table-cell table:formula="of:=AVERAGE([.M87:.M96])" office:value-type="float" office:value="13666.5" calcext:value-type="float">
            <text:p>13666.500</text:p>
          </table:table-cell>
          <table:table-cell table:formula="of:=AVERAGE([.N87:.N96])" office:value-type="float" office:value="55424.5" calcext:value-type="float">
            <text:p>55424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0.06820802" calcext:value-type="float">
            <text:p>0.068</text:p>
          </table:table-cell>
          <table:table-cell table:formula="of:=([.L98]/1000000000)" office:value-type="float" office:value="0.29290343" calcext:value-type="float">
            <text:p>0.29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22089394140012" calcext:value-type="float">
            <text:p>0.622</text:p>
          </table:table-cell>
          <table:table-cell office:value-type="float" office:value="0.345816024925701" calcext:value-type="float">
            <text:p>0.346</text:p>
          </table:table-cell>
          <table:table-cell office:value-type="float" office:value="0.698693298737724" calcext:value-type="float">
            <text:p>0.699</text:p>
          </table:table-cell>
          <table:table-cell office:value-type="float" office:value="0.622089394140012" calcext:value-type="float">
            <text:p>0.622</text:p>
          </table:table-cell>
          <table:table-cell office:value-type="float" office:value="0.327613638246087" calcext:value-type="float">
            <text:p>0.328</text:p>
          </table:table-cell>
          <table:table-cell office:value-type="float" office:value="0.846838345131303" calcext:value-type="float">
            <text:p>0.847</text:p>
          </table:table-cell>
          <table:table-cell office:value-type="float" office:value="0.622089394140012" calcext:value-type="float">
            <text:p>0.622</text:p>
          </table:table-cell>
          <table:table-cell office:value-type="float" office:value="0.575843702023532" calcext:value-type="float">
            <text:p>0.576</text:p>
          </table:table-cell>
          <table:table-cell office:value-type="float" office:value="0.622089394140012" calcext:value-type="float">
            <text:p>0.622</text:p>
          </table:table-cell>
          <table:table-cell office:value-type="float" office:value="71970200" calcext:value-type="float">
            <text:p>71970200.000</text:p>
          </table:table-cell>
          <table:table-cell office:value-type="float" office:value="299996700" calcext:value-type="float">
            <text:p>299996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21521932396391" calcext:value-type="float">
            <text:p>0.622</text:p>
          </table:table-cell>
          <table:table-cell office:value-type="float" office:value="0.343991208483625" calcext:value-type="float">
            <text:p>0.344</text:p>
          </table:table-cell>
          <table:table-cell office:value-type="float" office:value="0.698358297058229" calcext:value-type="float">
            <text:p>0.698</text:p>
          </table:table-cell>
          <table:table-cell office:value-type="float" office:value="0.621521932396391" calcext:value-type="float">
            <text:p>0.622</text:p>
          </table:table-cell>
          <table:table-cell office:value-type="float" office:value="0.326621411083001" calcext:value-type="float">
            <text:p>0.327</text:p>
          </table:table-cell>
          <table:table-cell office:value-type="float" office:value="0.846742718253599" calcext:value-type="float">
            <text:p>0.847</text:p>
          </table:table-cell>
          <table:table-cell office:value-type="float" office:value="0.621521932396391" calcext:value-type="float">
            <text:p>0.622</text:p>
          </table:table-cell>
          <table:table-cell office:value-type="float" office:value="0.562327624454319" calcext:value-type="float">
            <text:p>0.562</text:p>
          </table:table-cell>
          <table:table-cell office:value-type="float" office:value="0.621521932396391" calcext:value-type="float">
            <text:p>0.622</text:p>
          </table:table-cell>
          <table:table-cell office:value-type="float" office:value="67004100" calcext:value-type="float">
            <text:p>67004100.000</text:p>
          </table:table-cell>
          <table:table-cell office:value-type="float" office:value="292988000" calcext:value-type="float">
            <text:p>2929880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22713602057995" calcext:value-type="float">
            <text:p>0.623</text:p>
          </table:table-cell>
          <table:table-cell office:value-type="float" office:value="0.3457562376647" calcext:value-type="float">
            <text:p>0.346</text:p>
          </table:table-cell>
          <table:table-cell office:value-type="float" office:value="0.698966918718613" calcext:value-type="float">
            <text:p>0.699</text:p>
          </table:table-cell>
          <table:table-cell office:value-type="float" office:value="0.622713602057995" calcext:value-type="float">
            <text:p>0.623</text:p>
          </table:table-cell>
          <table:table-cell office:value-type="float" office:value="0.327588012490969" calcext:value-type="float">
            <text:p>0.328</text:p>
          </table:table-cell>
          <table:table-cell office:value-type="float" office:value="0.846378462531623" calcext:value-type="float">
            <text:p>0.846</text:p>
          </table:table-cell>
          <table:table-cell office:value-type="float" office:value="0.622713602057995" calcext:value-type="float">
            <text:p>0.623</text:p>
          </table:table-cell>
          <table:table-cell office:value-type="float" office:value="0.57351908080254" calcext:value-type="float">
            <text:p>0.574</text:p>
          </table:table-cell>
          <table:table-cell office:value-type="float" office:value="0.622713602057995" calcext:value-type="float">
            <text:p>0.623</text:p>
          </table:table-cell>
          <table:table-cell office:value-type="float" office:value="70985600" calcext:value-type="float">
            <text:p>70985600.000</text:p>
          </table:table-cell>
          <table:table-cell office:value-type="float" office:value="294002500" calcext:value-type="float">
            <text:p>2940025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2095447065277" calcext:value-type="float">
            <text:p>0.621</text:p>
          </table:table-cell>
          <table:table-cell office:value-type="float" office:value="0.343760709761319" calcext:value-type="float">
            <text:p>0.344</text:p>
          </table:table-cell>
          <table:table-cell office:value-type="float" office:value="0.697684036300749" calcext:value-type="float">
            <text:p>0.698</text:p>
          </table:table-cell>
          <table:table-cell office:value-type="float" office:value="0.62095447065277" calcext:value-type="float">
            <text:p>0.621</text:p>
          </table:table-cell>
          <table:table-cell office:value-type="float" office:value="0.326291498920684" calcext:value-type="float">
            <text:p>0.326</text:p>
          </table:table-cell>
          <table:table-cell office:value-type="float" office:value="0.846429441035571" calcext:value-type="float">
            <text:p>0.846</text:p>
          </table:table-cell>
          <table:table-cell office:value-type="float" office:value="0.62095447065277" calcext:value-type="float">
            <text:p>0.621</text:p>
          </table:table-cell>
          <table:table-cell office:value-type="float" office:value="0.565939922083952" calcext:value-type="float">
            <text:p>0.566</text:p>
          </table:table-cell>
          <table:table-cell office:value-type="float" office:value="0.62095447065277" calcext:value-type="float">
            <text:p>0.621</text:p>
          </table:table-cell>
          <table:table-cell office:value-type="float" office:value="78998500" calcext:value-type="float">
            <text:p>78998500.000</text:p>
          </table:table-cell>
          <table:table-cell office:value-type="float" office:value="281027700" calcext:value-type="float">
            <text:p>281027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20803147521138" calcext:value-type="float">
            <text:p>0.621</text:p>
          </table:table-cell>
          <table:table-cell office:value-type="float" office:value="0.344046555698007" calcext:value-type="float">
            <text:p>0.344</text:p>
          </table:table-cell>
          <table:table-cell office:value-type="float" office:value="0.697656526661309" calcext:value-type="float">
            <text:p>0.698</text:p>
          </table:table-cell>
          <table:table-cell office:value-type="float" office:value="0.620803147521138" calcext:value-type="float">
            <text:p>0.621</text:p>
          </table:table-cell>
          <table:table-cell office:value-type="float" office:value="0.326440835433058" calcext:value-type="float">
            <text:p>0.326</text:p>
          </table:table-cell>
          <table:table-cell office:value-type="float" office:value="0.846518842224369" calcext:value-type="float">
            <text:p>0.847</text:p>
          </table:table-cell>
          <table:table-cell office:value-type="float" office:value="0.620803147521138" calcext:value-type="float">
            <text:p>0.621</text:p>
          </table:table-cell>
          <table:table-cell office:value-type="float" office:value="0.563021846167315" calcext:value-type="float">
            <text:p>0.563</text:p>
          </table:table-cell>
          <table:table-cell office:value-type="float" office:value="0.620803147521138" calcext:value-type="float">
            <text:p>0.621</text:p>
          </table:table-cell>
          <table:table-cell office:value-type="float" office:value="73000600" calcext:value-type="float">
            <text:p>73000600.000</text:p>
          </table:table-cell>
          <table:table-cell office:value-type="float" office:value="315004100" calcext:value-type="float">
            <text:p>3150041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21155373964363" calcext:value-type="float">
            <text:p>0.621</text:p>
          </table:table-cell>
          <table:table-cell office:value-type="float" office:value="0.342046663520152" calcext:value-type="float">
            <text:p>0.342</text:p>
          </table:table-cell>
          <table:table-cell office:value-type="float" office:value="0.697926289900696" calcext:value-type="float">
            <text:p>0.698</text:p>
          </table:table-cell>
          <table:table-cell office:value-type="float" office:value="0.621155373964363" calcext:value-type="float">
            <text:p>0.621</text:p>
          </table:table-cell>
          <table:table-cell office:value-type="float" office:value="0.325081563450052" calcext:value-type="float">
            <text:p>0.325</text:p>
          </table:table-cell>
          <table:table-cell office:value-type="float" office:value="0.845552938111392" calcext:value-type="float">
            <text:p>0.846</text:p>
          </table:table-cell>
          <table:table-cell office:value-type="float" office:value="0.621155373964363" calcext:value-type="float">
            <text:p>0.621</text:p>
          </table:table-cell>
          <table:table-cell office:value-type="float" office:value="0.552809210788699" calcext:value-type="float">
            <text:p>0.553</text:p>
          </table:table-cell>
          <table:table-cell office:value-type="float" office:value="0.621155373964363" calcext:value-type="float">
            <text:p>0.621</text:p>
          </table:table-cell>
          <table:table-cell office:value-type="float" office:value="77038300" calcext:value-type="float">
            <text:p>77038300.000</text:p>
          </table:table-cell>
          <table:table-cell office:value-type="float" office:value="280991300" calcext:value-type="float">
            <text:p>2809913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21363447206144" calcext:value-type="float">
            <text:p>0.621</text:p>
          </table:table-cell>
          <table:table-cell office:value-type="float" office:value="0.342787631627863" calcext:value-type="float">
            <text:p>0.343</text:p>
          </table:table-cell>
          <table:table-cell office:value-type="float" office:value="0.698188912106411" calcext:value-type="float">
            <text:p>0.698</text:p>
          </table:table-cell>
          <table:table-cell office:value-type="float" office:value="0.621363447206144" calcext:value-type="float">
            <text:p>0.621</text:p>
          </table:table-cell>
          <table:table-cell office:value-type="float" office:value="0.325753035934656" calcext:value-type="float">
            <text:p>0.326</text:p>
          </table:table-cell>
          <table:table-cell office:value-type="float" office:value="0.84590372776487" calcext:value-type="float">
            <text:p>0.846</text:p>
          </table:table-cell>
          <table:table-cell office:value-type="float" office:value="0.621363447206144" calcext:value-type="float">
            <text:p>0.621</text:p>
          </table:table-cell>
          <table:table-cell office:value-type="float" office:value="0.559534435938261" calcext:value-type="float">
            <text:p>0.560</text:p>
          </table:table-cell>
          <table:table-cell office:value-type="float" office:value="0.621363447206144" calcext:value-type="float">
            <text:p>0.621</text:p>
          </table:table-cell>
          <table:table-cell office:value-type="float" office:value="71060800" calcext:value-type="float">
            <text:p>71060800.000</text:p>
          </table:table-cell>
          <table:table-cell office:value-type="float" office:value="290964200" calcext:value-type="float">
            <text:p>290964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22441644913555" calcext:value-type="float">
            <text:p>0.622</text:p>
          </table:table-cell>
          <table:table-cell office:value-type="float" office:value="0.345749392837627" calcext:value-type="float">
            <text:p>0.346</text:p>
          </table:table-cell>
          <table:table-cell office:value-type="float" office:value="0.69897766794211" calcext:value-type="float">
            <text:p>0.699</text:p>
          </table:table-cell>
          <table:table-cell office:value-type="float" office:value="0.622441644913555" calcext:value-type="float">
            <text:p>0.622</text:p>
          </table:table-cell>
          <table:table-cell office:value-type="float" office:value="0.327767637426181" calcext:value-type="float">
            <text:p>0.328</text:p>
          </table:table-cell>
          <table:table-cell office:value-type="float" office:value="0.847929186129151" calcext:value-type="float">
            <text:p>0.848</text:p>
          </table:table-cell>
          <table:table-cell office:value-type="float" office:value="0.622441644913555" calcext:value-type="float">
            <text:p>0.622</text:p>
          </table:table-cell>
          <table:table-cell office:value-type="float" office:value="0.572088403411741" calcext:value-type="float">
            <text:p>0.572</text:p>
          </table:table-cell>
          <table:table-cell office:value-type="float" office:value="0.622441644913555" calcext:value-type="float">
            <text:p>0.622</text:p>
          </table:table-cell>
          <table:table-cell office:value-type="float" office:value="67998800" calcext:value-type="float">
            <text:p>67998800.000</text:p>
          </table:table-cell>
          <table:table-cell office:value-type="float" office:value="288985300" calcext:value-type="float">
            <text:p>2889853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21703930692695" calcext:value-type="float">
            <text:p>0.622</text:p>
          </table:table-cell>
          <table:table-cell office:value-type="float" office:value="0.344041410063025" calcext:value-type="float">
            <text:p>0.344</text:p>
          </table:table-cell>
          <table:table-cell office:value-type="float" office:value="0.698231572763148" calcext:value-type="float">
            <text:p>0.698</text:p>
          </table:table-cell>
          <table:table-cell office:value-type="float" office:value="0.621703930692695" calcext:value-type="float">
            <text:p>0.622</text:p>
          </table:table-cell>
          <table:table-cell office:value-type="float" office:value="0.326409765696043" calcext:value-type="float">
            <text:p>0.326</text:p>
          </table:table-cell>
          <table:table-cell office:value-type="float" office:value="0.845795989429852" calcext:value-type="float">
            <text:p>0.846</text:p>
          </table:table-cell>
          <table:table-cell office:value-type="float" office:value="0.621703930692695" calcext:value-type="float">
            <text:p>0.622</text:p>
          </table:table-cell>
          <table:table-cell office:value-type="float" office:value="0.566632879315999" calcext:value-type="float">
            <text:p>0.567</text:p>
          </table:table-cell>
          <table:table-cell office:value-type="float" office:value="0.621703930692695" calcext:value-type="float">
            <text:p>0.622</text:p>
          </table:table-cell>
          <table:table-cell office:value-type="float" office:value="69019400" calcext:value-type="float">
            <text:p>69019400.000</text:p>
          </table:table-cell>
          <table:table-cell office:value-type="float" office:value="307984200" calcext:value-type="float">
            <text:p>307984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19736692770401" calcext:value-type="float">
            <text:p>0.620</text:p>
          </table:table-cell>
          <table:table-cell office:value-type="float" office:value="0.342330313363168" calcext:value-type="float">
            <text:p>0.342</text:p>
          </table:table-cell>
          <table:table-cell office:value-type="float" office:value="0.696862556140159" calcext:value-type="float">
            <text:p>0.697</text:p>
          </table:table-cell>
          <table:table-cell office:value-type="float" office:value="0.619736692770401" calcext:value-type="float">
            <text:p>0.620</text:p>
          </table:table-cell>
          <table:table-cell office:value-type="float" office:value="0.32511649650974" calcext:value-type="float">
            <text:p>0.325</text:p>
          </table:table-cell>
          <table:table-cell office:value-type="float" office:value="0.845904775497381" calcext:value-type="float">
            <text:p>0.846</text:p>
          </table:table-cell>
          <table:table-cell office:value-type="float" office:value="0.619736692770401" calcext:value-type="float">
            <text:p>0.620</text:p>
          </table:table-cell>
          <table:table-cell office:value-type="float" office:value="0.557856408503715" calcext:value-type="float">
            <text:p>0.558</text:p>
          </table:table-cell>
          <table:table-cell office:value-type="float" office:value="0.619736692770401" calcext:value-type="float">
            <text:p>0.620</text:p>
          </table:table-cell>
          <table:table-cell office:value-type="float" office:value="77999000" calcext:value-type="float">
            <text:p>77999000.000</text:p>
          </table:table-cell>
          <table:table-cell office:value-type="float" office:value="315002000" calcext:value-type="float">
            <text:p>3150020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621448363631546" calcext:value-type="float">
            <text:p>0.621</text:p>
          </table:table-cell>
          <table:table-cell table:formula="of:=AVERAGE([.C104:.C113])" office:value-type="float" office:value="0.344032614794519" calcext:value-type="float">
            <text:p>0.344</text:p>
          </table:table-cell>
          <table:table-cell table:formula="of:=AVERAGE([.D104:.D113])" office:value-type="float" office:value="0.698154607632915" calcext:value-type="float">
            <text:p>0.698</text:p>
          </table:table-cell>
          <table:table-cell table:formula="of:=AVERAGE([.E104:.E113])" office:value-type="float" office:value="0.621448363631546" calcext:value-type="float">
            <text:p>0.621</text:p>
          </table:table-cell>
          <table:table-cell table:formula="of:=AVERAGE([.F104:.F113])" office:value-type="float" office:value="0.326468389519047" calcext:value-type="float">
            <text:p>0.326</text:p>
          </table:table-cell>
          <table:table-cell table:formula="of:=AVERAGE([.G104:.G113])" office:value-type="float" office:value="0.846399442610911" calcext:value-type="float">
            <text:p>0.846</text:p>
          </table:table-cell>
          <table:table-cell table:formula="of:=AVERAGE([.H104:.H113])" office:value-type="float" office:value="0.621448363631546" calcext:value-type="float">
            <text:p>0.621</text:p>
          </table:table-cell>
          <table:table-cell table:formula="of:=AVERAGE([.I104:.I113])" office:value-type="float" office:value="0.564957351349007" calcext:value-type="float">
            <text:p>0.565</text:p>
          </table:table-cell>
          <table:table-cell table:formula="of:=AVERAGE([.J104:.J113])" office:value-type="float" office:value="0.621448363631546" calcext:value-type="float">
            <text:p>0.621</text:p>
          </table:table-cell>
          <table:table-cell table:formula="of:=AVERAGE([.K104:.K113])" office:value-type="float" office:value="72507530" calcext:value-type="float">
            <text:p>72507530.000</text:p>
          </table:table-cell>
          <table:table-cell table:formula="of:=AVERAGE([.L104:.L113])" office:value-type="float" office:value="296694600" calcext:value-type="float">
            <text:p>296694600.000</text:p>
          </table:table-cell>
          <table:table-cell table:formula="of:=AVERAGE([.M104:.M113])" office:value-type="float" office:value="13540.5" calcext:value-type="float">
            <text:p>13540.500</text:p>
          </table:table-cell>
          <table:table-cell table:formula="of:=AVERAGE([.N104:.N113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0.07250753" calcext:value-type="float">
            <text:p>0.073</text:p>
          </table:table-cell>
          <table:table-cell table:formula="of:=([.L115]/1000000000)" office:value-type="float" office:value="0.2966946" calcext:value-type="float">
            <text:p>0.29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31584920649933" calcext:value-type="float">
            <text:p>0.632</text:p>
          </table:table-cell>
          <table:table-cell office:value-type="float" office:value="0.350922428793185" calcext:value-type="float">
            <text:p>0.351</text:p>
          </table:table-cell>
          <table:table-cell office:value-type="float" office:value="0.706886245034752" calcext:value-type="float">
            <text:p>0.707</text:p>
          </table:table-cell>
          <table:table-cell office:value-type="float" office:value="0.631584920649933" calcext:value-type="float">
            <text:p>0.632</text:p>
          </table:table-cell>
          <table:table-cell office:value-type="float" office:value="0.331249661188997" calcext:value-type="float">
            <text:p>0.331</text:p>
          </table:table-cell>
          <table:table-cell office:value-type="float" office:value="0.850213019747818" calcext:value-type="float">
            <text:p>0.850</text:p>
          </table:table-cell>
          <table:table-cell office:value-type="float" office:value="0.631584920649933" calcext:value-type="float">
            <text:p>0.632</text:p>
          </table:table-cell>
          <table:table-cell office:value-type="float" office:value="0.569485089210776" calcext:value-type="float">
            <text:p>0.569</text:p>
          </table:table-cell>
          <table:table-cell office:value-type="float" office:value="0.631584920649933" calcext:value-type="float">
            <text:p>0.632</text:p>
          </table:table-cell>
          <table:table-cell office:value-type="float" office:value="70018200" calcext:value-type="float">
            <text:p>70018200.000</text:p>
          </table:table-cell>
          <table:table-cell office:value-type="float" office:value="283982000" calcext:value-type="float">
            <text:p>2839820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2922049671818" calcext:value-type="float">
            <text:p>0.629</text:p>
          </table:table-cell>
          <table:table-cell office:value-type="float" office:value="0.348430073595712" calcext:value-type="float">
            <text:p>0.348</text:p>
          </table:table-cell>
          <table:table-cell office:value-type="float" office:value="0.704902591056326" calcext:value-type="float">
            <text:p>0.705</text:p>
          </table:table-cell>
          <table:table-cell office:value-type="float" office:value="0.62922049671818" calcext:value-type="float">
            <text:p>0.629</text:p>
          </table:table-cell>
          <table:table-cell office:value-type="float" office:value="0.329307640648707" calcext:value-type="float">
            <text:p>0.329</text:p>
          </table:table-cell>
          <table:table-cell office:value-type="float" office:value="0.849899654288767" calcext:value-type="float">
            <text:p>0.850</text:p>
          </table:table-cell>
          <table:table-cell office:value-type="float" office:value="0.62922049671818" calcext:value-type="float">
            <text:p>0.629</text:p>
          </table:table-cell>
          <table:table-cell office:value-type="float" office:value="0.566377638484194" calcext:value-type="float">
            <text:p>0.566</text:p>
          </table:table-cell>
          <table:table-cell office:value-type="float" office:value="0.62922049671818" calcext:value-type="float">
            <text:p>0.629</text:p>
          </table:table-cell>
          <table:table-cell office:value-type="float" office:value="64966500" calcext:value-type="float">
            <text:p>64966500.000</text:p>
          </table:table-cell>
          <table:table-cell office:value-type="float" office:value="297008200" calcext:value-type="float">
            <text:p>2970082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28634119583105" calcext:value-type="float">
            <text:p>0.629</text:p>
          </table:table-cell>
          <table:table-cell office:value-type="float" office:value="0.34768185132946" calcext:value-type="float">
            <text:p>0.348</text:p>
          </table:table-cell>
          <table:table-cell office:value-type="float" office:value="0.704648445900462" calcext:value-type="float">
            <text:p>0.705</text:p>
          </table:table-cell>
          <table:table-cell office:value-type="float" office:value="0.628634119583105" calcext:value-type="float">
            <text:p>0.629</text:p>
          </table:table-cell>
          <table:table-cell office:value-type="float" office:value="0.329271740072637" calcext:value-type="float">
            <text:p>0.329</text:p>
          </table:table-cell>
          <table:table-cell office:value-type="float" office:value="0.849471595779052" calcext:value-type="float">
            <text:p>0.849</text:p>
          </table:table-cell>
          <table:table-cell office:value-type="float" office:value="0.628634119583105" calcext:value-type="float">
            <text:p>0.629</text:p>
          </table:table-cell>
          <table:table-cell office:value-type="float" office:value="0.562842296790656" calcext:value-type="float">
            <text:p>0.563</text:p>
          </table:table-cell>
          <table:table-cell office:value-type="float" office:value="0.628634119583105" calcext:value-type="float">
            <text:p>0.629</text:p>
          </table:table-cell>
          <table:table-cell office:value-type="float" office:value="70000200" calcext:value-type="float">
            <text:p>70000200.000</text:p>
          </table:table-cell>
          <table:table-cell office:value-type="float" office:value="295052400" calcext:value-type="float">
            <text:p>295052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33760190667146" calcext:value-type="float">
            <text:p>0.634</text:p>
          </table:table-cell>
          <table:table-cell office:value-type="float" office:value="0.350663677086018" calcext:value-type="float">
            <text:p>0.351</text:p>
          </table:table-cell>
          <table:table-cell office:value-type="float" office:value="0.708705136551247" calcext:value-type="float">
            <text:p>0.709</text:p>
          </table:table-cell>
          <table:table-cell office:value-type="float" office:value="0.633760190667146" calcext:value-type="float">
            <text:p>0.634</text:p>
          </table:table-cell>
          <table:table-cell office:value-type="float" office:value="0.33102744329499" calcext:value-type="float">
            <text:p>0.331</text:p>
          </table:table-cell>
          <table:table-cell office:value-type="float" office:value="0.850575911998713" calcext:value-type="float">
            <text:p>0.851</text:p>
          </table:table-cell>
          <table:table-cell office:value-type="float" office:value="0.633760190667146" calcext:value-type="float">
            <text:p>0.634</text:p>
          </table:table-cell>
          <table:table-cell office:value-type="float" office:value="0.56503645055488" calcext:value-type="float">
            <text:p>0.565</text:p>
          </table:table-cell>
          <table:table-cell office:value-type="float" office:value="0.633760190667146" calcext:value-type="float">
            <text:p>0.634</text:p>
          </table:table-cell>
          <table:table-cell office:value-type="float" office:value="71040500" calcext:value-type="float">
            <text:p>71040500.000</text:p>
          </table:table-cell>
          <table:table-cell office:value-type="float" office:value="295953400" calcext:value-type="float">
            <text:p>295953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31509259084117" calcext:value-type="float">
            <text:p>0.632</text:p>
          </table:table-cell>
          <table:table-cell office:value-type="float" office:value="0.348917589624087" calcext:value-type="float">
            <text:p>0.349</text:p>
          </table:table-cell>
          <table:table-cell office:value-type="float" office:value="0.707015590469573" calcext:value-type="float">
            <text:p>0.707</text:p>
          </table:table-cell>
          <table:table-cell office:value-type="float" office:value="0.631509259084117" calcext:value-type="float">
            <text:p>0.632</text:p>
          </table:table-cell>
          <table:table-cell office:value-type="float" office:value="0.33000204441429" calcext:value-type="float">
            <text:p>0.330</text:p>
          </table:table-cell>
          <table:table-cell office:value-type="float" office:value="0.850263911334593" calcext:value-type="float">
            <text:p>0.850</text:p>
          </table:table-cell>
          <table:table-cell office:value-type="float" office:value="0.631509259084117" calcext:value-type="float">
            <text:p>0.632</text:p>
          </table:table-cell>
          <table:table-cell office:value-type="float" office:value="0.561636333695442" calcext:value-type="float">
            <text:p>0.562</text:p>
          </table:table-cell>
          <table:table-cell office:value-type="float" office:value="0.631509259084117" calcext:value-type="float">
            <text:p>0.632</text:p>
          </table:table-cell>
          <table:table-cell office:value-type="float" office:value="72012700" calcext:value-type="float">
            <text:p>72012700.000</text:p>
          </table:table-cell>
          <table:table-cell office:value-type="float" office:value="358959200" calcext:value-type="float">
            <text:p>3589592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30216017856467" calcext:value-type="float">
            <text:p>0.630</text:p>
          </table:table-cell>
          <table:table-cell office:value-type="float" office:value="0.348344062353196" calcext:value-type="float">
            <text:p>0.348</text:p>
          </table:table-cell>
          <table:table-cell office:value-type="float" office:value="0.705816892373907" calcext:value-type="float">
            <text:p>0.706</text:p>
          </table:table-cell>
          <table:table-cell office:value-type="float" office:value="0.630216017856467" calcext:value-type="float">
            <text:p>0.630</text:p>
          </table:table-cell>
          <table:table-cell office:value-type="float" office:value="0.329588387984736" calcext:value-type="float">
            <text:p>0.330</text:p>
          </table:table-cell>
          <table:table-cell office:value-type="float" office:value="0.84972761962695" calcext:value-type="float">
            <text:p>0.850</text:p>
          </table:table-cell>
          <table:table-cell office:value-type="float" office:value="0.630216017856467" calcext:value-type="float">
            <text:p>0.630</text:p>
          </table:table-cell>
          <table:table-cell office:value-type="float" office:value="0.567232164919074" calcext:value-type="float">
            <text:p>0.567</text:p>
          </table:table-cell>
          <table:table-cell office:value-type="float" office:value="0.630216017856467" calcext:value-type="float">
            <text:p>0.630</text:p>
          </table:table-cell>
          <table:table-cell office:value-type="float" office:value="67017600" calcext:value-type="float">
            <text:p>67017600.000</text:p>
          </table:table-cell>
          <table:table-cell office:value-type="float" office:value="277970600" calcext:value-type="float">
            <text:p>2779706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31086142322097" calcext:value-type="float">
            <text:p>0.631</text:p>
          </table:table-cell>
          <table:table-cell office:value-type="float" office:value="0.350007392209982" calcext:value-type="float">
            <text:p>0.350</text:p>
          </table:table-cell>
          <table:table-cell office:value-type="float" office:value="0.70653897575873" calcext:value-type="float">
            <text:p>0.707</text:p>
          </table:table-cell>
          <table:table-cell office:value-type="float" office:value="0.631086142322097" calcext:value-type="float">
            <text:p>0.631</text:p>
          </table:table-cell>
          <table:table-cell office:value-type="float" office:value="0.330892363477239" calcext:value-type="float">
            <text:p>0.331</text:p>
          </table:table-cell>
          <table:table-cell office:value-type="float" office:value="0.850223114634114" calcext:value-type="float">
            <text:p>0.850</text:p>
          </table:table-cell>
          <table:table-cell office:value-type="float" office:value="0.631086142322097" calcext:value-type="float">
            <text:p>0.631</text:p>
          </table:table-cell>
          <table:table-cell office:value-type="float" office:value="0.568738245085663" calcext:value-type="float">
            <text:p>0.569</text:p>
          </table:table-cell>
          <table:table-cell office:value-type="float" office:value="0.631086142322097" calcext:value-type="float">
            <text:p>0.631</text:p>
          </table:table-cell>
          <table:table-cell office:value-type="float" office:value="73051800" calcext:value-type="float">
            <text:p>73051800.000</text:p>
          </table:table-cell>
          <table:table-cell office:value-type="float" office:value="294983200" calcext:value-type="float">
            <text:p>294983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3110505807135" calcext:value-type="float">
            <text:p>0.631</text:p>
          </table:table-cell>
          <table:table-cell office:value-type="float" office:value="0.351176904321905" calcext:value-type="float">
            <text:p>0.351</text:p>
          </table:table-cell>
          <table:table-cell office:value-type="float" office:value="0.706566602962674" calcext:value-type="float">
            <text:p>0.707</text:p>
          </table:table-cell>
          <table:table-cell office:value-type="float" office:value="0.63110505807135" calcext:value-type="float">
            <text:p>0.631</text:p>
          </table:table-cell>
          <table:table-cell office:value-type="float" office:value="0.331419350229976" calcext:value-type="float">
            <text:p>0.331</text:p>
          </table:table-cell>
          <table:table-cell office:value-type="float" office:value="0.850622636728726" calcext:value-type="float">
            <text:p>0.851</text:p>
          </table:table-cell>
          <table:table-cell office:value-type="float" office:value="0.63110505807135" calcext:value-type="float">
            <text:p>0.631</text:p>
          </table:table-cell>
          <table:table-cell office:value-type="float" office:value="0.57476115401989" calcext:value-type="float">
            <text:p>0.575</text:p>
          </table:table-cell>
          <table:table-cell office:value-type="float" office:value="0.63110505807135" calcext:value-type="float">
            <text:p>0.631</text:p>
          </table:table-cell>
          <table:table-cell office:value-type="float" office:value="70001100" calcext:value-type="float">
            <text:p>70001100.000</text:p>
          </table:table-cell>
          <table:table-cell office:value-type="float" office:value="299002800" calcext:value-type="float">
            <text:p>299002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32769644005599" calcext:value-type="float">
            <text:p>0.633</text:p>
          </table:table-cell>
          <table:table-cell office:value-type="float" office:value="0.351723592155158" calcext:value-type="float">
            <text:p>0.352</text:p>
          </table:table-cell>
          <table:table-cell office:value-type="float" office:value="0.707822686443889" calcext:value-type="float">
            <text:p>0.708</text:p>
          </table:table-cell>
          <table:table-cell office:value-type="float" office:value="0.632769644005599" calcext:value-type="float">
            <text:p>0.633</text:p>
          </table:table-cell>
          <table:table-cell office:value-type="float" office:value="0.331868216924822" calcext:value-type="float">
            <text:p>0.332</text:p>
          </table:table-cell>
          <table:table-cell office:value-type="float" office:value="0.850914983214293" calcext:value-type="float">
            <text:p>0.851</text:p>
          </table:table-cell>
          <table:table-cell office:value-type="float" office:value="0.632769644005599" calcext:value-type="float">
            <text:p>0.633</text:p>
          </table:table-cell>
          <table:table-cell office:value-type="float" office:value="0.576320664217414" calcext:value-type="float">
            <text:p>0.576</text:p>
          </table:table-cell>
          <table:table-cell office:value-type="float" office:value="0.632769644005599" calcext:value-type="float">
            <text:p>0.633</text:p>
          </table:table-cell>
          <table:table-cell office:value-type="float" office:value="65967800" calcext:value-type="float">
            <text:p>65967800.000</text:p>
          </table:table-cell>
          <table:table-cell office:value-type="float" office:value="282039400" calcext:value-type="float">
            <text:p>2820394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26678772746188" calcext:value-type="float">
            <text:p>0.627</text:p>
          </table:table-cell>
          <table:table-cell office:value-type="float" office:value="0.346164882102383" calcext:value-type="float">
            <text:p>0.346</text:p>
          </table:table-cell>
          <table:table-cell office:value-type="float" office:value="0.702886013712781" calcext:value-type="float">
            <text:p>0.703</text:p>
          </table:table-cell>
          <table:table-cell office:value-type="float" office:value="0.626678772746188" calcext:value-type="float">
            <text:p>0.627</text:p>
          </table:table-cell>
          <table:table-cell office:value-type="float" office:value="0.328119614184901" calcext:value-type="float">
            <text:p>0.328</text:p>
          </table:table-cell>
          <table:table-cell office:value-type="float" office:value="0.849135803765176" calcext:value-type="float">
            <text:p>0.849</text:p>
          </table:table-cell>
          <table:table-cell office:value-type="float" office:value="0.626678772746188" calcext:value-type="float">
            <text:p>0.627</text:p>
          </table:table-cell>
          <table:table-cell office:value-type="float" office:value="0.560286005266382" calcext:value-type="float">
            <text:p>0.560</text:p>
          </table:table-cell>
          <table:table-cell office:value-type="float" office:value="0.626678772746188" calcext:value-type="float">
            <text:p>0.627</text:p>
          </table:table-cell>
          <table:table-cell office:value-type="float" office:value="66053100" calcext:value-type="float">
            <text:p>66053100.000</text:p>
          </table:table-cell>
          <table:table-cell office:value-type="float" office:value="285983000" calcext:value-type="float">
            <text:p>2859830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630656462170418" calcext:value-type="float">
            <text:p>0.631</text:p>
          </table:table-cell>
          <table:table-cell table:formula="of:=AVERAGE([.C121:.C130])" office:value-type="float" office:value="0.349403245357109" calcext:value-type="float">
            <text:p>0.349</text:p>
          </table:table-cell>
          <table:table-cell table:formula="of:=AVERAGE([.D121:.D130])" office:value-type="float" office:value="0.706178918026434" calcext:value-type="float">
            <text:p>0.706</text:p>
          </table:table-cell>
          <table:table-cell table:formula="of:=AVERAGE([.E121:.E130])" office:value-type="float" office:value="0.630656462170418" calcext:value-type="float">
            <text:p>0.631</text:p>
          </table:table-cell>
          <table:table-cell table:formula="of:=AVERAGE([.F121:.F130])" office:value-type="float" office:value="0.33027464624213" calcext:value-type="float">
            <text:p>0.330</text:p>
          </table:table-cell>
          <table:table-cell table:formula="of:=AVERAGE([.G121:.G130])" office:value-type="float" office:value="0.85010482511182" calcext:value-type="float">
            <text:p>0.850</text:p>
          </table:table-cell>
          <table:table-cell table:formula="of:=AVERAGE([.H121:.H130])" office:value-type="float" office:value="0.630656462170418" calcext:value-type="float">
            <text:p>0.631</text:p>
          </table:table-cell>
          <table:table-cell table:formula="of:=AVERAGE([.I121:.I130])" office:value-type="float" office:value="0.567271604224437" calcext:value-type="float">
            <text:p>0.567</text:p>
          </table:table-cell>
          <table:table-cell table:formula="of:=AVERAGE([.J121:.J130])" office:value-type="float" office:value="0.630656462170418" calcext:value-type="float">
            <text:p>0.631</text:p>
          </table:table-cell>
          <table:table-cell table:formula="of:=AVERAGE([.K121:.K130])" office:value-type="float" office:value="69012950" calcext:value-type="float">
            <text:p>69012950.000</text:p>
          </table:table-cell>
          <table:table-cell table:formula="of:=AVERAGE([.L121:.L130])" office:value-type="float" office:value="297093420" calcext:value-type="float">
            <text:p>297093420.000</text:p>
          </table:table-cell>
          <table:table-cell table:formula="of:=AVERAGE([.M121:.M130])" office:value-type="float" office:value="13540.5" calcext:value-type="float">
            <text:p>13540.500</text:p>
          </table:table-cell>
          <table:table-cell table:formula="of:=AVERAGE([.N121:.N130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0.06901295" calcext:value-type="float">
            <text:p>0.069</text:p>
          </table:table-cell>
          <table:table-cell table:formula="of:=([.L132]/1000000000)" office:value-type="float" office:value="0.29709342" calcext:value-type="float">
            <text:p>0.297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3]/1000000000)" office:value-type="float" office:value="0" calcext:value-type="float">
            <text:p>0.000</text:p>
          </table:table-cell>
          <table:table-cell table:formula="of:=([.L133]/1000000000)" office:value-type="float" office:value="0" calcext:value-type="float">
            <text:p>0.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605164572219773" calcext:value-type="float">
            <text:p>0.605</text:p>
          </table:table-cell>
          <table:table-cell table:formula="of:=AVERAGE([.C2:.C11];[.C19:.C28];[.C36:.C45];[.C53:.C62];[.C70:.C79];[.C87:.C96];[.C104:.C113];[.C121:.C130])" office:value-type="float" office:value="0.327237073180407" calcext:value-type="float">
            <text:p>0.327</text:p>
          </table:table-cell>
          <table:table-cell table:formula="of:=AVERAGE([.D2:.D11];[.D19:.D28];[.D36:.D45];[.D53:.D62];[.D70:.D79];[.D87:.D96];[.D104:.D113];[.D121:.D130])" office:value-type="float" office:value="0.689588308301639" calcext:value-type="float">
            <text:p>0.690</text:p>
          </table:table-cell>
          <table:table-cell table:formula="of:=AVERAGE([.E2:.E11];[.E19:.E28];[.E36:.E45];[.E53:.E62];[.E70:.E79];[.E87:.E96];[.E104:.E113];[.E121:.E130])" office:value-type="float" office:value="0.605164572219773" calcext:value-type="float">
            <text:p>0.605</text:p>
          </table:table-cell>
          <table:table-cell table:formula="of:=AVERAGE([.F2:.F11];[.F19:.F28];[.F36:.F45];[.F53:.F62];[.F70:.F79];[.F87:.F96];[.F104:.F113];[.F121:.F130])" office:value-type="float" office:value="0.317389671183234" calcext:value-type="float">
            <text:p>0.317</text:p>
          </table:table-cell>
          <table:table-cell table:formula="of:=AVERAGE([.G2:.G11];[.G19:.G28];[.G36:.G45];[.G53:.G62];[.G70:.G79];[.G87:.G96];[.G104:.G113];[.G121:.G130])" office:value-type="float" office:value="0.852228473902059" calcext:value-type="float">
            <text:p>0.852</text:p>
          </table:table-cell>
          <table:table-cell table:formula="of:=AVERAGE([.H2:.H11];[.H19:.H28];[.H36:.H45];[.H53:.H62];[.H70:.H79];[.H87:.H96];[.H104:.H113];[.H121:.H130])" office:value-type="float" office:value="0.605164572219773" calcext:value-type="float">
            <text:p>0.605</text:p>
          </table:table-cell>
          <table:table-cell table:formula="of:=AVERAGE([.I2:.I11];[.I19:.I28];[.I36:.I45];[.I53:.I62];[.I70:.I79];[.I87:.I96];[.I104:.I113];[.I121:.I130])" office:value-type="float" office:value="0.548210951217302" calcext:value-type="float">
            <text:p>0.548</text:p>
          </table:table-cell>
          <table:table-cell table:formula="of:=AVERAGE([.J2:.J11];[.J19:.J28];[.J36:.J45];[.J53:.J62];[.J70:.J79];[.J87:.J96];[.J104:.J113];[.J121:.J130])" office:value-type="float" office:value="0.605164572219773" calcext:value-type="float">
            <text:p>0.605</text:p>
          </table:table-cell>
          <table:table-cell table:formula="of:=AVERAGE([.K2:.K11];[.K19:.K28];[.K36:.K45];[.K53:.K62];[.K70:.K79];[.K87:.K96];[.K104:.K113];[.K121:.K130])" office:value-type="float" office:value="68911495" calcext:value-type="float">
            <text:p>68911495.000</text:p>
          </table:table-cell>
          <table:table-cell table:formula="of:=AVERAGE([.L2:.L11];[.L19:.L28];[.L36:.L45];[.L53:.L62];[.L70:.L79];[.L87:.L96];[.L104:.L113];[.L121:.L130])" office:value-type="float" office:value="296050415" calcext:value-type="float">
            <text:p>296050415.000</text:p>
          </table:table-cell>
          <table:table-cell table:formula="of:=AVERAGE([.M2:.M11];[.M19:.M28];[.M36:.M45];[.M53:.M62];[.M70:.M79];[.M87:.M96];[.M104:.M113];[.M121:.M130])" office:value-type="float" office:value="13678.3125" calcext:value-type="float">
            <text:p>13678.313</text:p>
          </table:table-cell>
          <table:table-cell table:formula="of:=AVERAGE([.N2:.N11];[.N19:.N28];[.N36:.N45];[.N53:.N62];[.N70:.N79];[.N87:.N96];[.N104:.N113];[.N121:.N130])" office:value-type="float" office:value="55361.6875" calcext:value-type="float">
            <text:p>55361.68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0.068911495" calcext:value-type="float">
            <text:p>0.069</text:p>
          </table:table-cell>
          <table:table-cell table:formula="of:=([.L140]/1000000000)" office:value-type="float" office:value="0.296050415" calcext:value-type="float">
            <text:p>0.296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B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4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61662768445673" calcext:value-type="float">
            <text:p>0.562</text:p>
          </table:table-cell>
          <table:table-cell office:value-type="float" office:value="0.314788960385012" calcext:value-type="float">
            <text:p>0.315</text:p>
          </table:table-cell>
          <table:table-cell office:value-type="float" office:value="0.651350675345163" calcext:value-type="float">
            <text:p>0.651</text:p>
          </table:table-cell>
          <table:table-cell office:value-type="float" office:value="0.561662768445673" calcext:value-type="float">
            <text:p>0.562</text:p>
          </table:table-cell>
          <table:table-cell office:value-type="float" office:value="0.317086306345833" calcext:value-type="float">
            <text:p>0.317</text:p>
          </table:table-cell>
          <table:table-cell office:value-type="float" office:value="0.815941486371473" calcext:value-type="float">
            <text:p>0.816</text:p>
          </table:table-cell>
          <table:table-cell office:value-type="float" office:value="0.561662768445673" calcext:value-type="float">
            <text:p>0.562</text:p>
          </table:table-cell>
          <table:table-cell office:value-type="float" office:value="0.483678731118535" calcext:value-type="float">
            <text:p>0.484</text:p>
          </table:table-cell>
          <table:table-cell office:value-type="float" office:value="0.561662768445673" calcext:value-type="float">
            <text:p>0.562</text:p>
          </table:table-cell>
          <table:table-cell office:value-type="float" office:value="47975500" calcext:value-type="float">
            <text:p>47975500.000</text:p>
          </table:table-cell>
          <table:table-cell office:value-type="float" office:value="530006300" calcext:value-type="float">
            <text:p>530006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49542844992558" calcext:value-type="float">
            <text:p>0.550</text:p>
          </table:table-cell>
          <table:table-cell office:value-type="float" office:value="0.309882377568434" calcext:value-type="float">
            <text:p>0.310</text:p>
          </table:table-cell>
          <table:table-cell office:value-type="float" office:value="0.643280338922538" calcext:value-type="float">
            <text:p>0.643</text:p>
          </table:table-cell>
          <table:table-cell office:value-type="float" office:value="0.549542844992558" calcext:value-type="float">
            <text:p>0.550</text:p>
          </table:table-cell>
          <table:table-cell office:value-type="float" office:value="0.316816731441987" calcext:value-type="float">
            <text:p>0.317</text:p>
          </table:table-cell>
          <table:table-cell office:value-type="float" office:value="0.818727237039967" calcext:value-type="float">
            <text:p>0.819</text:p>
          </table:table-cell>
          <table:table-cell office:value-type="float" office:value="0.549542844992558" calcext:value-type="float">
            <text:p>0.550</text:p>
          </table:table-cell>
          <table:table-cell office:value-type="float" office:value="0.47927253113697" calcext:value-type="float">
            <text:p>0.479</text:p>
          </table:table-cell>
          <table:table-cell office:value-type="float" office:value="0.549542844992558" calcext:value-type="float">
            <text:p>0.550</text:p>
          </table:table-cell>
          <table:table-cell office:value-type="float" office:value="47021100" calcext:value-type="float">
            <text:p>47021100.000</text:p>
          </table:table-cell>
          <table:table-cell office:value-type="float" office:value="565009200" calcext:value-type="float">
            <text:p>5650092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49861790346587" calcext:value-type="float">
            <text:p>0.550</text:p>
          </table:table-cell>
          <table:table-cell office:value-type="float" office:value="0.309532707847354" calcext:value-type="float">
            <text:p>0.310</text:p>
          </table:table-cell>
          <table:table-cell office:value-type="float" office:value="0.642962619491599" calcext:value-type="float">
            <text:p>0.643</text:p>
          </table:table-cell>
          <table:table-cell office:value-type="float" office:value="0.549861790346587" calcext:value-type="float">
            <text:p>0.550</text:p>
          </table:table-cell>
          <table:table-cell office:value-type="float" office:value="0.31459238048117" calcext:value-type="float">
            <text:p>0.315</text:p>
          </table:table-cell>
          <table:table-cell office:value-type="float" office:value="0.817232981642082" calcext:value-type="float">
            <text:p>0.817</text:p>
          </table:table-cell>
          <table:table-cell office:value-type="float" office:value="0.549861790346587" calcext:value-type="float">
            <text:p>0.550</text:p>
          </table:table-cell>
          <table:table-cell office:value-type="float" office:value="0.482292574504942" calcext:value-type="float">
            <text:p>0.482</text:p>
          </table:table-cell>
          <table:table-cell office:value-type="float" office:value="0.549861790346587" calcext:value-type="float">
            <text:p>0.550</text:p>
          </table:table-cell>
          <table:table-cell office:value-type="float" office:value="47002300" calcext:value-type="float">
            <text:p>47002300.000</text:p>
          </table:table-cell>
          <table:table-cell office:value-type="float" office:value="612964700" calcext:value-type="float">
            <text:p>612964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50691048267064" calcext:value-type="float">
            <text:p>0.551</text:p>
          </table:table-cell>
          <table:table-cell office:value-type="float" office:value="0.311475460957402" calcext:value-type="float">
            <text:p>0.311</text:p>
          </table:table-cell>
          <table:table-cell office:value-type="float" office:value="0.643384969087786" calcext:value-type="float">
            <text:p>0.643</text:p>
          </table:table-cell>
          <table:table-cell office:value-type="float" office:value="0.550691048267064" calcext:value-type="float">
            <text:p>0.551</text:p>
          </table:table-cell>
          <table:table-cell office:value-type="float" office:value="0.31577613930181" calcext:value-type="float">
            <text:p>0.316</text:p>
          </table:table-cell>
          <table:table-cell office:value-type="float" office:value="0.818176328867575" calcext:value-type="float">
            <text:p>0.818</text:p>
          </table:table-cell>
          <table:table-cell office:value-type="float" office:value="0.550691048267064" calcext:value-type="float">
            <text:p>0.551</text:p>
          </table:table-cell>
          <table:table-cell office:value-type="float" office:value="0.496632981818217" calcext:value-type="float">
            <text:p>0.497</text:p>
          </table:table-cell>
          <table:table-cell office:value-type="float" office:value="0.550691048267064" calcext:value-type="float">
            <text:p>0.551</text:p>
          </table:table-cell>
          <table:table-cell office:value-type="float" office:value="45003800" calcext:value-type="float">
            <text:p>45003800.000</text:p>
          </table:table-cell>
          <table:table-cell office:value-type="float" office:value="584030800" calcext:value-type="float">
            <text:p>5840308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54688496704231" calcext:value-type="float">
            <text:p>0.555</text:p>
          </table:table-cell>
          <table:table-cell office:value-type="float" office:value="0.311820817742762" calcext:value-type="float">
            <text:p>0.312</text:p>
          </table:table-cell>
          <table:table-cell office:value-type="float" office:value="0.646582307884844" calcext:value-type="float">
            <text:p>0.647</text:p>
          </table:table-cell>
          <table:table-cell office:value-type="float" office:value="0.554688496704231" calcext:value-type="float">
            <text:p>0.555</text:p>
          </table:table-cell>
          <table:table-cell office:value-type="float" office:value="0.314834766722666" calcext:value-type="float">
            <text:p>0.315</text:p>
          </table:table-cell>
          <table:table-cell office:value-type="float" office:value="0.818650471484017" calcext:value-type="float">
            <text:p>0.819</text:p>
          </table:table-cell>
          <table:table-cell office:value-type="float" office:value="0.554688496704231" calcext:value-type="float">
            <text:p>0.555</text:p>
          </table:table-cell>
          <table:table-cell office:value-type="float" office:value="0.491103987788625" calcext:value-type="float">
            <text:p>0.491</text:p>
          </table:table-cell>
          <table:table-cell office:value-type="float" office:value="0.554688496704231" calcext:value-type="float">
            <text:p>0.555</text:p>
          </table:table-cell>
          <table:table-cell office:value-type="float" office:value="52998300" calcext:value-type="float">
            <text:p>52998300.000</text:p>
          </table:table-cell>
          <table:table-cell office:value-type="float" office:value="758979100" calcext:value-type="float">
            <text:p>758979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58749734212205" calcext:value-type="float">
            <text:p>0.559</text:p>
          </table:table-cell>
          <table:table-cell office:value-type="float" office:value="0.311926363133024" calcext:value-type="float">
            <text:p>0.312</text:p>
          </table:table-cell>
          <table:table-cell office:value-type="float" office:value="0.649456863481674" calcext:value-type="float">
            <text:p>0.649</text:p>
          </table:table-cell>
          <table:table-cell office:value-type="float" office:value="0.558749734212205" calcext:value-type="float">
            <text:p>0.559</text:p>
          </table:table-cell>
          <table:table-cell office:value-type="float" office:value="0.315941752025028" calcext:value-type="float">
            <text:p>0.316</text:p>
          </table:table-cell>
          <table:table-cell office:value-type="float" office:value="0.816891547562858" calcext:value-type="float">
            <text:p>0.817</text:p>
          </table:table-cell>
          <table:table-cell office:value-type="float" office:value="0.558749734212205" calcext:value-type="float">
            <text:p>0.559</text:p>
          </table:table-cell>
          <table:table-cell office:value-type="float" office:value="0.484644760728795" calcext:value-type="float">
            <text:p>0.485</text:p>
          </table:table-cell>
          <table:table-cell office:value-type="float" office:value="0.558749734212205" calcext:value-type="float">
            <text:p>0.559</text:p>
          </table:table-cell>
          <table:table-cell office:value-type="float" office:value="46998800" calcext:value-type="float">
            <text:p>46998800.000</text:p>
          </table:table-cell>
          <table:table-cell office:value-type="float" office:value="622027000" calcext:value-type="float">
            <text:p>6220270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47310227514353" calcext:value-type="float">
            <text:p>0.547</text:p>
          </table:table-cell>
          <table:table-cell office:value-type="float" office:value="0.308806406950501" calcext:value-type="float">
            <text:p>0.309</text:p>
          </table:table-cell>
          <table:table-cell office:value-type="float" office:value="0.641636911154641" calcext:value-type="float">
            <text:p>0.642</text:p>
          </table:table-cell>
          <table:table-cell office:value-type="float" office:value="0.547310227514353" calcext:value-type="float">
            <text:p>0.547</text:p>
          </table:table-cell>
          <table:table-cell office:value-type="float" office:value="0.314648660317014" calcext:value-type="float">
            <text:p>0.315</text:p>
          </table:table-cell>
          <table:table-cell office:value-type="float" office:value="0.819087988318997" calcext:value-type="float">
            <text:p>0.819</text:p>
          </table:table-cell>
          <table:table-cell office:value-type="float" office:value="0.547310227514353" calcext:value-type="float">
            <text:p>0.547</text:p>
          </table:table-cell>
          <table:table-cell office:value-type="float" office:value="0.474385081101797" calcext:value-type="float">
            <text:p>0.474</text:p>
          </table:table-cell>
          <table:table-cell office:value-type="float" office:value="0.547310227514353" calcext:value-type="float">
            <text:p>0.547</text:p>
          </table:table-cell>
          <table:table-cell office:value-type="float" office:value="47991400" calcext:value-type="float">
            <text:p>47991400.000</text:p>
          </table:table-cell>
          <table:table-cell office:value-type="float" office:value="607119300" calcext:value-type="float">
            <text:p>607119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48075696364023" calcext:value-type="float">
            <text:p>0.548</text:p>
          </table:table-cell>
          <table:table-cell office:value-type="float" office:value="0.311411129703026" calcext:value-type="float">
            <text:p>0.311</text:p>
          </table:table-cell>
          <table:table-cell office:value-type="float" office:value="0.642599696665446" calcext:value-type="float">
            <text:p>0.643</text:p>
          </table:table-cell>
          <table:table-cell office:value-type="float" office:value="0.548075696364023" calcext:value-type="float">
            <text:p>0.548</text:p>
          </table:table-cell>
          <table:table-cell office:value-type="float" office:value="0.318451986936769" calcext:value-type="float">
            <text:p>0.318</text:p>
          </table:table-cell>
          <table:table-cell office:value-type="float" office:value="0.821424181287795" calcext:value-type="float">
            <text:p>0.821</text:p>
          </table:table-cell>
          <table:table-cell office:value-type="float" office:value="0.548075696364023" calcext:value-type="float">
            <text:p>0.548</text:p>
          </table:table-cell>
          <table:table-cell office:value-type="float" office:value="0.489874729872435" calcext:value-type="float">
            <text:p>0.490</text:p>
          </table:table-cell>
          <table:table-cell office:value-type="float" office:value="0.548075696364023" calcext:value-type="float">
            <text:p>0.548</text:p>
          </table:table-cell>
          <table:table-cell office:value-type="float" office:value="46994200" calcext:value-type="float">
            <text:p>46994200.000</text:p>
          </table:table-cell>
          <table:table-cell office:value-type="float" office:value="587688500" calcext:value-type="float">
            <text:p>5876885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4380182862003" calcext:value-type="float">
            <text:p>0.544</text:p>
          </table:table-cell>
          <table:table-cell office:value-type="float" office:value="0.309328466214299" calcext:value-type="float">
            <text:p>0.309</text:p>
          </table:table-cell>
          <table:table-cell office:value-type="float" office:value="0.639556251969759" calcext:value-type="float">
            <text:p>0.640</text:p>
          </table:table-cell>
          <table:table-cell office:value-type="float" office:value="0.54380182862003" calcext:value-type="float">
            <text:p>0.544</text:p>
          </table:table-cell>
          <table:table-cell office:value-type="float" office:value="0.316575779740443" calcext:value-type="float">
            <text:p>0.317</text:p>
          </table:table-cell>
          <table:table-cell office:value-type="float" office:value="0.820653138277127" calcext:value-type="float">
            <text:p>0.821</text:p>
          </table:table-cell>
          <table:table-cell office:value-type="float" office:value="0.54380182862003" calcext:value-type="float">
            <text:p>0.544</text:p>
          </table:table-cell>
          <table:table-cell office:value-type="float" office:value="0.472351658604499" calcext:value-type="float">
            <text:p>0.472</text:p>
          </table:table-cell>
          <table:table-cell office:value-type="float" office:value="0.54380182862003" calcext:value-type="float">
            <text:p>0.544</text:p>
          </table:table-cell>
          <table:table-cell office:value-type="float" office:value="51977300" calcext:value-type="float">
            <text:p>51977300.000</text:p>
          </table:table-cell>
          <table:table-cell office:value-type="float" office:value="690194000" calcext:value-type="float">
            <text:p>6901940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66702105039337" calcext:value-type="float">
            <text:p>0.567</text:p>
          </table:table-cell>
          <table:table-cell office:value-type="float" office:value="0.312032431919053" calcext:value-type="float">
            <text:p>0.312</text:p>
          </table:table-cell>
          <table:table-cell office:value-type="float" office:value="0.654819279821173" calcext:value-type="float">
            <text:p>0.655</text:p>
          </table:table-cell>
          <table:table-cell office:value-type="float" office:value="0.566702105039337" calcext:value-type="float">
            <text:p>0.567</text:p>
          </table:table-cell>
          <table:table-cell office:value-type="float" office:value="0.313735848456519" calcext:value-type="float">
            <text:p>0.314</text:p>
          </table:table-cell>
          <table:table-cell office:value-type="float" office:value="0.81402873097098" calcext:value-type="float">
            <text:p>0.814</text:p>
          </table:table-cell>
          <table:table-cell office:value-type="float" office:value="0.566702105039337" calcext:value-type="float">
            <text:p>0.567</text:p>
          </table:table-cell>
          <table:table-cell office:value-type="float" office:value="0.481017662777139" calcext:value-type="float">
            <text:p>0.481</text:p>
          </table:table-cell>
          <table:table-cell office:value-type="float" office:value="0.566702105039337" calcext:value-type="float">
            <text:p>0.567</text:p>
          </table:table-cell>
          <table:table-cell office:value-type="float" office:value="51004000" calcext:value-type="float">
            <text:p>51004000.000</text:p>
          </table:table-cell>
          <table:table-cell office:value-type="float" office:value="656030100" calcext:value-type="float">
            <text:p>656030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553108654050606" calcext:value-type="float">
            <text:p>0.553</text:p>
          </table:table-cell>
          <table:table-cell table:formula="of:=AVERAGE([.C2:.C11])" office:value-type="float" office:value="0.311100512242087" calcext:value-type="float">
            <text:p>0.311</text:p>
          </table:table-cell>
          <table:table-cell table:formula="of:=AVERAGE([.D2:.D11])" office:value-type="float" office:value="0.645562991382462" calcext:value-type="float">
            <text:p>0.646</text:p>
          </table:table-cell>
          <table:table-cell table:formula="of:=AVERAGE([.E2:.E11])" office:value-type="float" office:value="0.553108654050606" calcext:value-type="float">
            <text:p>0.553</text:p>
          </table:table-cell>
          <table:table-cell table:formula="of:=AVERAGE([.F2:.F11])" office:value-type="float" office:value="0.315846035176924" calcext:value-type="float">
            <text:p>0.316</text:p>
          </table:table-cell>
          <table:table-cell table:formula="of:=AVERAGE([.G2:.G11])" office:value-type="float" office:value="0.818081409182287" calcext:value-type="float">
            <text:p>0.818</text:p>
          </table:table-cell>
          <table:table-cell table:formula="of:=AVERAGE([.H2:.H11])" office:value-type="float" office:value="0.553108654050606" calcext:value-type="float">
            <text:p>0.553</text:p>
          </table:table-cell>
          <table:table-cell table:formula="of:=AVERAGE([.I2:.I11])" office:value-type="float" office:value="0.483525469945195" calcext:value-type="float">
            <text:p>0.484</text:p>
          </table:table-cell>
          <table:table-cell table:formula="of:=AVERAGE([.J2:.J11])" office:value-type="float" office:value="0.553108654050606" calcext:value-type="float">
            <text:p>0.553</text:p>
          </table:table-cell>
          <table:table-cell table:formula="of:=AVERAGE([.K2:.K11])" office:value-type="float" office:value="48496670" calcext:value-type="float">
            <text:p>48496670.000</text:p>
          </table:table-cell>
          <table:table-cell table:formula="of:=AVERAGE([.L2:.L11])" office:value-type="float" office:value="621404900" calcext:value-type="float">
            <text:p>621404900.000</text:p>
          </table:table-cell>
          <table:table-cell table:formula="of:=AVERAGE([.M2:.M11])" office:value-type="float" office:value="11691" calcext:value-type="float">
            <text:p>11691.000</text:p>
          </table:table-cell>
          <table:table-cell table:formula="of:=AVERAGE([.N2:.N11])"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0.04849667" calcext:value-type="float">
            <text:p>0.048</text:p>
          </table:table-cell>
          <table:table-cell table:formula="of:=([.L13]/1000000000)" office:value-type="float" office:value="0.6214049" calcext:value-type="float">
            <text:p>0.62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6421189083138" calcext:value-type="float">
            <text:p>0.546</text:p>
          </table:table-cell>
          <table:table-cell office:value-type="float" office:value="0.315780609608924" calcext:value-type="float">
            <text:p>0.316</text:p>
          </table:table-cell>
          <table:table-cell office:value-type="float" office:value="0.653995075928605" calcext:value-type="float">
            <text:p>0.654</text:p>
          </table:table-cell>
          <table:table-cell office:value-type="float" office:value="0.546421189083138" calcext:value-type="float">
            <text:p>0.546</text:p>
          </table:table-cell>
          <table:table-cell office:value-type="float" office:value="0.327342651333319" calcext:value-type="float">
            <text:p>0.327</text:p>
          </table:table-cell>
          <table:table-cell office:value-type="float" office:value="0.859948547337319" calcext:value-type="float">
            <text:p>0.860</text:p>
          </table:table-cell>
          <table:table-cell office:value-type="float" office:value="0.546421189083138" calcext:value-type="float">
            <text:p>0.546</text:p>
          </table:table-cell>
          <table:table-cell office:value-type="float" office:value="0.51904184585387" calcext:value-type="float">
            <text:p>0.519</text:p>
          </table:table-cell>
          <table:table-cell office:value-type="float" office:value="0.546421189083138" calcext:value-type="float">
            <text:p>0.546</text:p>
          </table:table-cell>
          <table:table-cell office:value-type="float" office:value="54963900" calcext:value-type="float">
            <text:p>54963900.000</text:p>
          </table:table-cell>
          <table:table-cell office:value-type="float" office:value="717002400" calcext:value-type="float">
            <text:p>717002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3530813159093" calcext:value-type="float">
            <text:p>0.544</text:p>
          </table:table-cell>
          <table:table-cell office:value-type="float" office:value="0.314176209600314" calcext:value-type="float">
            <text:p>0.314</text:p>
          </table:table-cell>
          <table:table-cell office:value-type="float" office:value="0.6517237630514" calcext:value-type="float">
            <text:p>0.652</text:p>
          </table:table-cell>
          <table:table-cell office:value-type="float" office:value="0.543530813159093" calcext:value-type="float">
            <text:p>0.544</text:p>
          </table:table-cell>
          <table:table-cell office:value-type="float" office:value="0.326255648889705" calcext:value-type="float">
            <text:p>0.326</text:p>
          </table:table-cell>
          <table:table-cell office:value-type="float" office:value="0.85941769112016" calcext:value-type="float">
            <text:p>0.859</text:p>
          </table:table-cell>
          <table:table-cell office:value-type="float" office:value="0.543530813159093" calcext:value-type="float">
            <text:p>0.544</text:p>
          </table:table-cell>
          <table:table-cell office:value-type="float" office:value="0.512659037350469" calcext:value-type="float">
            <text:p>0.513</text:p>
          </table:table-cell>
          <table:table-cell office:value-type="float" office:value="0.543530813159093" calcext:value-type="float">
            <text:p>0.544</text:p>
          </table:table-cell>
          <table:table-cell office:value-type="float" office:value="61959900" calcext:value-type="float">
            <text:p>61959900.000</text:p>
          </table:table-cell>
          <table:table-cell office:value-type="float" office:value="716030200" calcext:value-type="float">
            <text:p>7160302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3583365448621" calcext:value-type="float">
            <text:p>0.544</text:p>
          </table:table-cell>
          <table:table-cell office:value-type="float" office:value="0.311557120727577" calcext:value-type="float">
            <text:p>0.312</text:p>
          </table:table-cell>
          <table:table-cell office:value-type="float" office:value="0.650997974676668" calcext:value-type="float">
            <text:p>0.651</text:p>
          </table:table-cell>
          <table:table-cell office:value-type="float" office:value="0.543583365448621" calcext:value-type="float">
            <text:p>0.544</text:p>
          </table:table-cell>
          <table:table-cell office:value-type="float" office:value="0.323137407227496" calcext:value-type="float">
            <text:p>0.323</text:p>
          </table:table-cell>
          <table:table-cell office:value-type="float" office:value="0.858328172774739" calcext:value-type="float">
            <text:p>0.858</text:p>
          </table:table-cell>
          <table:table-cell office:value-type="float" office:value="0.543583365448621" calcext:value-type="float">
            <text:p>0.544</text:p>
          </table:table-cell>
          <table:table-cell office:value-type="float" office:value="0.51567364135517" calcext:value-type="float">
            <text:p>0.516</text:p>
          </table:table-cell>
          <table:table-cell office:value-type="float" office:value="0.543583365448621" calcext:value-type="float">
            <text:p>0.544</text:p>
          </table:table-cell>
          <table:table-cell office:value-type="float" office:value="97999700" calcext:value-type="float">
            <text:p>97999700.000</text:p>
          </table:table-cell>
          <table:table-cell office:value-type="float" office:value="834998100" calcext:value-type="float">
            <text:p>8349981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5860631328172" calcext:value-type="float">
            <text:p>0.546</text:p>
          </table:table-cell>
          <table:table-cell office:value-type="float" office:value="0.31529977984881" calcext:value-type="float">
            <text:p>0.315</text:p>
          </table:table-cell>
          <table:table-cell office:value-type="float" office:value="0.653272445105212" calcext:value-type="float">
            <text:p>0.653</text:p>
          </table:table-cell>
          <table:table-cell office:value-type="float" office:value="0.545860631328172" calcext:value-type="float">
            <text:p>0.546</text:p>
          </table:table-cell>
          <table:table-cell office:value-type="float" office:value="0.3261695044141" calcext:value-type="float">
            <text:p>0.326</text:p>
          </table:table-cell>
          <table:table-cell office:value-type="float" office:value="0.859455218246088" calcext:value-type="float">
            <text:p>0.859</text:p>
          </table:table-cell>
          <table:table-cell office:value-type="float" office:value="0.545860631328172" calcext:value-type="float">
            <text:p>0.546</text:p>
          </table:table-cell>
          <table:table-cell office:value-type="float" office:value="0.515344516515197" calcext:value-type="float">
            <text:p>0.515</text:p>
          </table:table-cell>
          <table:table-cell office:value-type="float" office:value="0.545860631328172" calcext:value-type="float">
            <text:p>0.546</text:p>
          </table:table-cell>
          <table:table-cell office:value-type="float" office:value="54999300" calcext:value-type="float">
            <text:p>54999300.000</text:p>
          </table:table-cell>
          <table:table-cell office:value-type="float" office:value="845025700" calcext:value-type="float">
            <text:p>8450257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5860631328172" calcext:value-type="float">
            <text:p>0.546</text:p>
          </table:table-cell>
          <table:table-cell office:value-type="float" office:value="0.315627591444377" calcext:value-type="float">
            <text:p>0.316</text:p>
          </table:table-cell>
          <table:table-cell office:value-type="float" office:value="0.653599397669341" calcext:value-type="float">
            <text:p>0.654</text:p>
          </table:table-cell>
          <table:table-cell office:value-type="float" office:value="0.545860631328172" calcext:value-type="float">
            <text:p>0.546</text:p>
          </table:table-cell>
          <table:table-cell office:value-type="float" office:value="0.327256165807505" calcext:value-type="float">
            <text:p>0.327</text:p>
          </table:table-cell>
          <table:table-cell office:value-type="float" office:value="0.85996551852239" calcext:value-type="float">
            <text:p>0.860</text:p>
          </table:table-cell>
          <table:table-cell office:value-type="float" office:value="0.545860631328172" calcext:value-type="float">
            <text:p>0.546</text:p>
          </table:table-cell>
          <table:table-cell office:value-type="float" office:value="0.5147338230358" calcext:value-type="float">
            <text:p>0.515</text:p>
          </table:table-cell>
          <table:table-cell office:value-type="float" office:value="0.545860631328172" calcext:value-type="float">
            <text:p>0.546</text:p>
          </table:table-cell>
          <table:table-cell office:value-type="float" office:value="64000800" calcext:value-type="float">
            <text:p>64000800.000</text:p>
          </table:table-cell>
          <table:table-cell office:value-type="float" office:value="801970400" calcext:value-type="float">
            <text:p>801970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8610867813474" calcext:value-type="float">
            <text:p>0.549</text:p>
          </table:table-cell>
          <table:table-cell office:value-type="float" office:value="0.315011797754969" calcext:value-type="float">
            <text:p>0.315</text:p>
          </table:table-cell>
          <table:table-cell office:value-type="float" office:value="0.654475080777414" calcext:value-type="float">
            <text:p>0.654</text:p>
          </table:table-cell>
          <table:table-cell office:value-type="float" office:value="0.548610867813474" calcext:value-type="float">
            <text:p>0.549</text:p>
          </table:table-cell>
          <table:table-cell office:value-type="float" office:value="0.324421048211631" calcext:value-type="float">
            <text:p>0.324</text:p>
          </table:table-cell>
          <table:table-cell office:value-type="float" office:value="0.857933554343215" calcext:value-type="float">
            <text:p>0.858</text:p>
          </table:table-cell>
          <table:table-cell office:value-type="float" office:value="0.548610867813474" calcext:value-type="float">
            <text:p>0.549</text:p>
          </table:table-cell>
          <table:table-cell office:value-type="float" office:value="0.52295203010995" calcext:value-type="float">
            <text:p>0.523</text:p>
          </table:table-cell>
          <table:table-cell office:value-type="float" office:value="0.548610867813474" calcext:value-type="float">
            <text:p>0.549</text:p>
          </table:table-cell>
          <table:table-cell office:value-type="float" office:value="53987300" calcext:value-type="float">
            <text:p>53987300.000</text:p>
          </table:table-cell>
          <table:table-cell office:value-type="float" office:value="644072000" calcext:value-type="float">
            <text:p>6440720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3968748905161" calcext:value-type="float">
            <text:p>0.544</text:p>
          </table:table-cell>
          <table:table-cell office:value-type="float" office:value="0.316269715783791" calcext:value-type="float">
            <text:p>0.316</text:p>
          </table:table-cell>
          <table:table-cell office:value-type="float" office:value="0.651734668646726" calcext:value-type="float">
            <text:p>0.652</text:p>
          </table:table-cell>
          <table:table-cell office:value-type="float" office:value="0.543968748905161" calcext:value-type="float">
            <text:p>0.544</text:p>
          </table:table-cell>
          <table:table-cell office:value-type="float" office:value="0.32726161141585" calcext:value-type="float">
            <text:p>0.327</text:p>
          </table:table-cell>
          <table:table-cell office:value-type="float" office:value="0.859611303890606" calcext:value-type="float">
            <text:p>0.860</text:p>
          </table:table-cell>
          <table:table-cell office:value-type="float" office:value="0.543968748905161" calcext:value-type="float">
            <text:p>0.544</text:p>
          </table:table-cell>
          <table:table-cell office:value-type="float" office:value="0.520674647329406" calcext:value-type="float">
            <text:p>0.521</text:p>
          </table:table-cell>
          <table:table-cell office:value-type="float" office:value="0.543968748905161" calcext:value-type="float">
            <text:p>0.544</text:p>
          </table:table-cell>
          <table:table-cell office:value-type="float" office:value="75004600" calcext:value-type="float">
            <text:p>75004600.000</text:p>
          </table:table-cell>
          <table:table-cell office:value-type="float" office:value="669052100" calcext:value-type="float">
            <text:p>6690521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2392180219318" calcext:value-type="float">
            <text:p>0.542</text:p>
          </table:table-cell>
          <table:table-cell office:value-type="float" office:value="0.312907242900068" calcext:value-type="float">
            <text:p>0.313</text:p>
          </table:table-cell>
          <table:table-cell office:value-type="float" office:value="0.650022676033681" calcext:value-type="float">
            <text:p>0.650</text:p>
          </table:table-cell>
          <table:table-cell office:value-type="float" office:value="0.542392180219318" calcext:value-type="float">
            <text:p>0.542</text:p>
          </table:table-cell>
          <table:table-cell office:value-type="float" office:value="0.324185724143882" calcext:value-type="float">
            <text:p>0.324</text:p>
          </table:table-cell>
          <table:table-cell office:value-type="float" office:value="0.858286189874133" calcext:value-type="float">
            <text:p>0.858</text:p>
          </table:table-cell>
          <table:table-cell office:value-type="float" office:value="0.542392180219318" calcext:value-type="float">
            <text:p>0.542</text:p>
          </table:table-cell>
          <table:table-cell office:value-type="float" office:value="0.518298670416803" calcext:value-type="float">
            <text:p>0.518</text:p>
          </table:table-cell>
          <table:table-cell office:value-type="float" office:value="0.542392180219318" calcext:value-type="float">
            <text:p>0.542</text:p>
          </table:table-cell>
          <table:table-cell office:value-type="float" office:value="62990000" calcext:value-type="float">
            <text:p>62990000.000</text:p>
          </table:table-cell>
          <table:table-cell office:value-type="float" office:value="717033800" calcext:value-type="float">
            <text:p>7170338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7840100900396" calcext:value-type="float">
            <text:p>0.548</text:p>
          </table:table-cell>
          <table:table-cell office:value-type="float" office:value="0.317351300459018" calcext:value-type="float">
            <text:p>0.317</text:p>
          </table:table-cell>
          <table:table-cell office:value-type="float" office:value="0.655528873573279" calcext:value-type="float">
            <text:p>0.656</text:p>
          </table:table-cell>
          <table:table-cell office:value-type="float" office:value="0.547840100900396" calcext:value-type="float">
            <text:p>0.548</text:p>
          </table:table-cell>
          <table:table-cell office:value-type="float" office:value="0.328709429608434" calcext:value-type="float">
            <text:p>0.329</text:p>
          </table:table-cell>
          <table:table-cell office:value-type="float" office:value="0.861109317708056" calcext:value-type="float">
            <text:p>0.861</text:p>
          </table:table-cell>
          <table:table-cell office:value-type="float" office:value="0.547840100900396" calcext:value-type="float">
            <text:p>0.548</text:p>
          </table:table-cell>
          <table:table-cell office:value-type="float" office:value="0.517063840941552" calcext:value-type="float">
            <text:p>0.517</text:p>
          </table:table-cell>
          <table:table-cell office:value-type="float" office:value="0.547840100900396" calcext:value-type="float">
            <text:p>0.548</text:p>
          </table:table-cell>
          <table:table-cell office:value-type="float" office:value="75008900" calcext:value-type="float">
            <text:p>75008900.000</text:p>
          </table:table-cell>
          <table:table-cell office:value-type="float" office:value="671992100" calcext:value-type="float">
            <text:p>6719921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6981746838104" calcext:value-type="float">
            <text:p>0.547</text:p>
          </table:table-cell>
          <table:table-cell office:value-type="float" office:value="0.315764017175928" calcext:value-type="float">
            <text:p>0.316</text:p>
          </table:table-cell>
          <table:table-cell office:value-type="float" office:value="0.653513822809264" calcext:value-type="float">
            <text:p>0.654</text:p>
          </table:table-cell>
          <table:table-cell office:value-type="float" office:value="0.546981746838104" calcext:value-type="float">
            <text:p>0.547</text:p>
          </table:table-cell>
          <table:table-cell office:value-type="float" office:value="0.325149031503033" calcext:value-type="float">
            <text:p>0.325</text:p>
          </table:table-cell>
          <table:table-cell office:value-type="float" office:value="0.85949514531577" calcext:value-type="float">
            <text:p>0.859</text:p>
          </table:table-cell>
          <table:table-cell office:value-type="float" office:value="0.546981746838104" calcext:value-type="float">
            <text:p>0.547</text:p>
          </table:table-cell>
          <table:table-cell office:value-type="float" office:value="0.522324503815549" calcext:value-type="float">
            <text:p>0.522</text:p>
          </table:table-cell>
          <table:table-cell office:value-type="float" office:value="0.546981746838104" calcext:value-type="float">
            <text:p>0.547</text:p>
          </table:table-cell>
          <table:table-cell office:value-type="float" office:value="54991300" calcext:value-type="float">
            <text:p>54991300.000</text:p>
          </table:table-cell>
          <table:table-cell office:value-type="float" office:value="685978500" calcext:value-type="float">
            <text:p>6859785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545505027502365" calcext:value-type="float">
            <text:p>0.546</text:p>
          </table:table-cell>
          <table:table-cell table:formula="of:=AVERAGE([.C19:.C28])" office:value-type="float" office:value="0.314974538530378" calcext:value-type="float">
            <text:p>0.315</text:p>
          </table:table-cell>
          <table:table-cell table:formula="of:=AVERAGE([.D19:.D28])" office:value-type="float" office:value="0.652886377827159" calcext:value-type="float">
            <text:p>0.653</text:p>
          </table:table-cell>
          <table:table-cell table:formula="of:=AVERAGE([.E19:.E28])" office:value-type="float" office:value="0.545505027502365" calcext:value-type="float">
            <text:p>0.546</text:p>
          </table:table-cell>
          <table:table-cell table:formula="of:=AVERAGE([.F19:.F28])" office:value-type="float" office:value="0.325988822255495" calcext:value-type="float">
            <text:p>0.326</text:p>
          </table:table-cell>
          <table:table-cell table:formula="of:=AVERAGE([.G19:.G28])" office:value-type="float" office:value="0.859355065913248" calcext:value-type="float">
            <text:p>0.859</text:p>
          </table:table-cell>
          <table:table-cell table:formula="of:=AVERAGE([.H19:.H28])" office:value-type="float" office:value="0.545505027502365" calcext:value-type="float">
            <text:p>0.546</text:p>
          </table:table-cell>
          <table:table-cell table:formula="of:=AVERAGE([.I19:.I28])" office:value-type="float" office:value="0.517876655672377" calcext:value-type="float">
            <text:p>0.518</text:p>
          </table:table-cell>
          <table:table-cell table:formula="of:=AVERAGE([.J19:.J28])" office:value-type="float" office:value="0.545505027502365" calcext:value-type="float">
            <text:p>0.546</text:p>
          </table:table-cell>
          <table:table-cell table:formula="of:=AVERAGE([.K19:.K28])" office:value-type="float" office:value="65590570" calcext:value-type="float">
            <text:p>65590570.000</text:p>
          </table:table-cell>
          <table:table-cell table:formula="of:=AVERAGE([.L19:.L28])" office:value-type="float" office:value="730315530" calcext:value-type="float">
            <text:p>730315530.000</text:p>
          </table:table-cell>
          <table:table-cell table:formula="of:=AVERAGE([.M19:.M28])" office:value-type="float" office:value="14184" calcext:value-type="float">
            <text:p>14184.000</text:p>
          </table:table-cell>
          <table:table-cell table:formula="of:=AVERAGE([.N19:.N28])"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0.06559057" calcext:value-type="float">
            <text:p>0.066</text:p>
          </table:table-cell>
          <table:table-cell table:formula="of:=([.L30]/1000000000)" office:value-type="float" office:value="0.73031553" calcext:value-type="float">
            <text:p>0.73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80085643174054" calcext:value-type="float">
            <text:p>0.580</text:p>
          </table:table-cell>
          <table:table-cell office:value-type="float" office:value="0.300525177238123" calcext:value-type="float">
            <text:p>0.301</text:p>
          </table:table-cell>
          <table:table-cell office:value-type="float" office:value="0.673198394698991" calcext:value-type="float">
            <text:p>0.673</text:p>
          </table:table-cell>
          <table:table-cell office:value-type="float" office:value="0.580085643174054" calcext:value-type="float">
            <text:p>0.580</text:p>
          </table:table-cell>
          <table:table-cell office:value-type="float" office:value="0.295207919796377" calcext:value-type="float">
            <text:p>0.295</text:p>
          </table:table-cell>
          <table:table-cell office:value-type="float" office:value="0.863143535179264" calcext:value-type="float">
            <text:p>0.863</text:p>
          </table:table-cell>
          <table:table-cell office:value-type="float" office:value="0.580085643174054" calcext:value-type="float">
            <text:p>0.580</text:p>
          </table:table-cell>
          <table:table-cell office:value-type="float" office:value="0.535198597426109" calcext:value-type="float">
            <text:p>0.535</text:p>
          </table:table-cell>
          <table:table-cell office:value-type="float" office:value="0.580085643174054" calcext:value-type="float">
            <text:p>0.580</text:p>
          </table:table-cell>
          <table:table-cell office:value-type="float" office:value="54994300" calcext:value-type="float">
            <text:p>54994300.000</text:p>
          </table:table-cell>
          <table:table-cell office:value-type="float" office:value="794997500" calcext:value-type="float">
            <text:p>794997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77735866557423" calcext:value-type="float">
            <text:p>0.578</text:p>
          </table:table-cell>
          <table:table-cell office:value-type="float" office:value="0.298928697363861" calcext:value-type="float">
            <text:p>0.299</text:p>
          </table:table-cell>
          <table:table-cell office:value-type="float" office:value="0.671321223377082" calcext:value-type="float">
            <text:p>0.671</text:p>
          </table:table-cell>
          <table:table-cell office:value-type="float" office:value="0.577735866557423" calcext:value-type="float">
            <text:p>0.578</text:p>
          </table:table-cell>
          <table:table-cell office:value-type="float" office:value="0.294039258383829" calcext:value-type="float">
            <text:p>0.294</text:p>
          </table:table-cell>
          <table:table-cell office:value-type="float" office:value="0.8631987015837" calcext:value-type="float">
            <text:p>0.863</text:p>
          </table:table-cell>
          <table:table-cell office:value-type="float" office:value="0.577735866557423" calcext:value-type="float">
            <text:p>0.578</text:p>
          </table:table-cell>
          <table:table-cell office:value-type="float" office:value="0.538226603951144" calcext:value-type="float">
            <text:p>0.538</text:p>
          </table:table-cell>
          <table:table-cell office:value-type="float" office:value="0.577735866557423" calcext:value-type="float">
            <text:p>0.578</text:p>
          </table:table-cell>
          <table:table-cell office:value-type="float" office:value="56002700" calcext:value-type="float">
            <text:p>56002700.000</text:p>
          </table:table-cell>
          <table:table-cell office:value-type="float" office:value="905000600" calcext:value-type="float">
            <text:p>905000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79219935999505" calcext:value-type="float">
            <text:p>0.579</text:p>
          </table:table-cell>
          <table:table-cell office:value-type="float" office:value="0.299077294336484" calcext:value-type="float">
            <text:p>0.299</text:p>
          </table:table-cell>
          <table:table-cell office:value-type="float" office:value="0.672318006670811" calcext:value-type="float">
            <text:p>0.672</text:p>
          </table:table-cell>
          <table:table-cell office:value-type="float" office:value="0.579219935999505" calcext:value-type="float">
            <text:p>0.579</text:p>
          </table:table-cell>
          <table:table-cell office:value-type="float" office:value="0.293980638834469" calcext:value-type="float">
            <text:p>0.294</text:p>
          </table:table-cell>
          <table:table-cell office:value-type="float" office:value="0.86317686449773" calcext:value-type="float">
            <text:p>0.863</text:p>
          </table:table-cell>
          <table:table-cell office:value-type="float" office:value="0.579219935999505" calcext:value-type="float">
            <text:p>0.579</text:p>
          </table:table-cell>
          <table:table-cell office:value-type="float" office:value="0.532179960681953" calcext:value-type="float">
            <text:p>0.532</text:p>
          </table:table-cell>
          <table:table-cell office:value-type="float" office:value="0.579219935999505" calcext:value-type="float">
            <text:p>0.579</text:p>
          </table:table-cell>
          <table:table-cell office:value-type="float" office:value="59978600" calcext:value-type="float">
            <text:p>59978600.000</text:p>
          </table:table-cell>
          <table:table-cell office:value-type="float" office:value="840991500" calcext:value-type="float">
            <text:p>840991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75788025414689" calcext:value-type="float">
            <text:p>0.576</text:p>
          </table:table-cell>
          <table:table-cell office:value-type="float" office:value="0.298557922492389" calcext:value-type="float">
            <text:p>0.299</text:p>
          </table:table-cell>
          <table:table-cell office:value-type="float" office:value="0.669879402029502" calcext:value-type="float">
            <text:p>0.670</text:p>
          </table:table-cell>
          <table:table-cell office:value-type="float" office:value="0.575788025414689" calcext:value-type="float">
            <text:p>0.576</text:p>
          </table:table-cell>
          <table:table-cell office:value-type="float" office:value="0.294274430241487" calcext:value-type="float">
            <text:p>0.294</text:p>
          </table:table-cell>
          <table:table-cell office:value-type="float" office:value="0.863418889399037" calcext:value-type="float">
            <text:p>0.863</text:p>
          </table:table-cell>
          <table:table-cell office:value-type="float" office:value="0.575788025414689" calcext:value-type="float">
            <text:p>0.576</text:p>
          </table:table-cell>
          <table:table-cell office:value-type="float" office:value="0.533668359240323" calcext:value-type="float">
            <text:p>0.534</text:p>
          </table:table-cell>
          <table:table-cell office:value-type="float" office:value="0.575788025414689" calcext:value-type="float">
            <text:p>0.576</text:p>
          </table:table-cell>
          <table:table-cell office:value-type="float" office:value="57031900" calcext:value-type="float">
            <text:p>57031900.000</text:p>
          </table:table-cell>
          <table:table-cell office:value-type="float" office:value="996967800" calcext:value-type="float">
            <text:p>9969678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84259588479911" calcext:value-type="float">
            <text:p>0.584</text:p>
          </table:table-cell>
          <table:table-cell office:value-type="float" office:value="0.30287958955983" calcext:value-type="float">
            <text:p>0.303</text:p>
          </table:table-cell>
          <table:table-cell office:value-type="float" office:value="0.676416780222826" calcext:value-type="float">
            <text:p>0.676</text:p>
          </table:table-cell>
          <table:table-cell office:value-type="float" office:value="0.584259588479911" calcext:value-type="float">
            <text:p>0.584</text:p>
          </table:table-cell>
          <table:table-cell office:value-type="float" office:value="0.296284107835679" calcext:value-type="float">
            <text:p>0.296</text:p>
          </table:table-cell>
          <table:table-cell office:value-type="float" office:value="0.864279747232622" calcext:value-type="float">
            <text:p>0.864</text:p>
          </table:table-cell>
          <table:table-cell office:value-type="float" office:value="0.584259588479911" calcext:value-type="float">
            <text:p>0.584</text:p>
          </table:table-cell>
          <table:table-cell office:value-type="float" office:value="0.541856171459193" calcext:value-type="float">
            <text:p>0.542</text:p>
          </table:table-cell>
          <table:table-cell office:value-type="float" office:value="0.584259588479911" calcext:value-type="float">
            <text:p>0.584</text:p>
          </table:table-cell>
          <table:table-cell office:value-type="float" office:value="64995900" calcext:value-type="float">
            <text:p>64995900.000</text:p>
          </table:table-cell>
          <table:table-cell office:value-type="float" office:value="896994800" calcext:value-type="float">
            <text:p>8969948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82481796960749" calcext:value-type="float">
            <text:p>0.582</text:p>
          </table:table-cell>
          <table:table-cell office:value-type="float" office:value="0.301530950621816" calcext:value-type="float">
            <text:p>0.302</text:p>
          </table:table-cell>
          <table:table-cell office:value-type="float" office:value="0.675083620048146" calcext:value-type="float">
            <text:p>0.675</text:p>
          </table:table-cell>
          <table:table-cell office:value-type="float" office:value="0.582481796960749" calcext:value-type="float">
            <text:p>0.582</text:p>
          </table:table-cell>
          <table:table-cell office:value-type="float" office:value="0.295467940535853" calcext:value-type="float">
            <text:p>0.295</text:p>
          </table:table-cell>
          <table:table-cell office:value-type="float" office:value="0.863986377926104" calcext:value-type="float">
            <text:p>0.864</text:p>
          </table:table-cell>
          <table:table-cell office:value-type="float" office:value="0.582481796960749" calcext:value-type="float">
            <text:p>0.582</text:p>
          </table:table-cell>
          <table:table-cell office:value-type="float" office:value="0.546148610168386" calcext:value-type="float">
            <text:p>0.546</text:p>
          </table:table-cell>
          <table:table-cell office:value-type="float" office:value="0.582481796960749" calcext:value-type="float">
            <text:p>0.582</text:p>
          </table:table-cell>
          <table:table-cell office:value-type="float" office:value="71000000" calcext:value-type="float">
            <text:p>71000000.000</text:p>
          </table:table-cell>
          <table:table-cell office:value-type="float" office:value="764001800" calcext:value-type="float">
            <text:p>7640018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80719464498276" calcext:value-type="float">
            <text:p>0.581</text:p>
          </table:table-cell>
          <table:table-cell office:value-type="float" office:value="0.301600637835644" calcext:value-type="float">
            <text:p>0.302</text:p>
          </table:table-cell>
          <table:table-cell office:value-type="float" office:value="0.673683296027626" calcext:value-type="float">
            <text:p>0.674</text:p>
          </table:table-cell>
          <table:table-cell office:value-type="float" office:value="0.580719464498276" calcext:value-type="float">
            <text:p>0.581</text:p>
          </table:table-cell>
          <table:table-cell office:value-type="float" office:value="0.29590253771352" calcext:value-type="float">
            <text:p>0.296</text:p>
          </table:table-cell>
          <table:table-cell office:value-type="float" office:value="0.863998208356754" calcext:value-type="float">
            <text:p>0.864</text:p>
          </table:table-cell>
          <table:table-cell office:value-type="float" office:value="0.580719464498276" calcext:value-type="float">
            <text:p>0.581</text:p>
          </table:table-cell>
          <table:table-cell office:value-type="float" office:value="0.546697807131946" calcext:value-type="float">
            <text:p>0.547</text:p>
          </table:table-cell>
          <table:table-cell office:value-type="float" office:value="0.580719464498276" calcext:value-type="float">
            <text:p>0.581</text:p>
          </table:table-cell>
          <table:table-cell office:value-type="float" office:value="61034200" calcext:value-type="float">
            <text:p>61034200.000</text:p>
          </table:table-cell>
          <table:table-cell office:value-type="float" office:value="789974800" calcext:value-type="float">
            <text:p>7899748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77844079954241" calcext:value-type="float">
            <text:p>0.578</text:p>
          </table:table-cell>
          <table:table-cell office:value-type="float" office:value="0.300872148217231" calcext:value-type="float">
            <text:p>0.301</text:p>
          </table:table-cell>
          <table:table-cell office:value-type="float" office:value="0.671614999600297" calcext:value-type="float">
            <text:p>0.672</text:p>
          </table:table-cell>
          <table:table-cell office:value-type="float" office:value="0.577844079954241" calcext:value-type="float">
            <text:p>0.578</text:p>
          </table:table-cell>
          <table:table-cell office:value-type="float" office:value="0.29576188749227" calcext:value-type="float">
            <text:p>0.296</text:p>
          </table:table-cell>
          <table:table-cell office:value-type="float" office:value="0.864053505011933" calcext:value-type="float">
            <text:p>0.864</text:p>
          </table:table-cell>
          <table:table-cell office:value-type="float" office:value="0.577844079954241" calcext:value-type="float">
            <text:p>0.578</text:p>
          </table:table-cell>
          <table:table-cell office:value-type="float" office:value="0.543642300191126" calcext:value-type="float">
            <text:p>0.544</text:p>
          </table:table-cell>
          <table:table-cell office:value-type="float" office:value="0.577844079954241" calcext:value-type="float">
            <text:p>0.578</text:p>
          </table:table-cell>
          <table:table-cell office:value-type="float" office:value="106988000" calcext:value-type="float">
            <text:p>106988000.000</text:p>
          </table:table-cell>
          <table:table-cell office:value-type="float" office:value="999997600" calcext:value-type="float">
            <text:p>999997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79606412416714" calcext:value-type="float">
            <text:p>0.580</text:p>
          </table:table-cell>
          <table:table-cell office:value-type="float" office:value="0.304035013804905" calcext:value-type="float">
            <text:p>0.304</text:p>
          </table:table-cell>
          <table:table-cell office:value-type="float" office:value="0.672809971883497" calcext:value-type="float">
            <text:p>0.673</text:p>
          </table:table-cell>
          <table:table-cell office:value-type="float" office:value="0.579606412416714" calcext:value-type="float">
            <text:p>0.580</text:p>
          </table:table-cell>
          <table:table-cell office:value-type="float" office:value="0.297811175769262" calcext:value-type="float">
            <text:p>0.298</text:p>
          </table:table-cell>
          <table:table-cell office:value-type="float" office:value="0.864873548582909" calcext:value-type="float">
            <text:p>0.865</text:p>
          </table:table-cell>
          <table:table-cell office:value-type="float" office:value="0.579606412416714" calcext:value-type="float">
            <text:p>0.580</text:p>
          </table:table-cell>
          <table:table-cell office:value-type="float" office:value="0.547069545431417" calcext:value-type="float">
            <text:p>0.547</text:p>
          </table:table-cell>
          <table:table-cell office:value-type="float" office:value="0.579606412416714" calcext:value-type="float">
            <text:p>0.580</text:p>
          </table:table-cell>
          <table:table-cell office:value-type="float" office:value="55968100" calcext:value-type="float">
            <text:p>55968100.000</text:p>
          </table:table-cell>
          <table:table-cell office:value-type="float" office:value="829001400" calcext:value-type="float">
            <text:p>8290014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82404501677308" calcext:value-type="float">
            <text:p>0.582</text:p>
          </table:table-cell>
          <table:table-cell office:value-type="float" office:value="0.302762528217109" calcext:value-type="float">
            <text:p>0.303</text:p>
          </table:table-cell>
          <table:table-cell office:value-type="float" office:value="0.674941366571966" calcext:value-type="float">
            <text:p>0.675</text:p>
          </table:table-cell>
          <table:table-cell office:value-type="float" office:value="0.582404501677308" calcext:value-type="float">
            <text:p>0.582</text:p>
          </table:table-cell>
          <table:table-cell office:value-type="float" office:value="0.296342334837386" calcext:value-type="float">
            <text:p>0.296</text:p>
          </table:table-cell>
          <table:table-cell office:value-type="float" office:value="0.863458093647892" calcext:value-type="float">
            <text:p>0.863</text:p>
          </table:table-cell>
          <table:table-cell office:value-type="float" office:value="0.582404501677308" calcext:value-type="float">
            <text:p>0.582</text:p>
          </table:table-cell>
          <table:table-cell office:value-type="float" office:value="0.538823431064575" calcext:value-type="float">
            <text:p>0.539</text:p>
          </table:table-cell>
          <table:table-cell office:value-type="float" office:value="0.582404501677308" calcext:value-type="float">
            <text:p>0.582</text:p>
          </table:table-cell>
          <table:table-cell office:value-type="float" office:value="54999300" calcext:value-type="float">
            <text:p>54999300.000</text:p>
          </table:table-cell>
          <table:table-cell office:value-type="float" office:value="748007500" calcext:value-type="float">
            <text:p>748007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580014531513287" calcext:value-type="float">
            <text:p>0.580</text:p>
          </table:table-cell>
          <table:table-cell table:formula="of:=AVERAGE([.C36:.C45])" office:value-type="float" office:value="0.301076995968739" calcext:value-type="float">
            <text:p>0.301</text:p>
          </table:table-cell>
          <table:table-cell table:formula="of:=AVERAGE([.D36:.D45])" office:value-type="float" office:value="0.673126706113074" calcext:value-type="float">
            <text:p>0.673</text:p>
          </table:table-cell>
          <table:table-cell table:formula="of:=AVERAGE([.E36:.E45])" office:value-type="float" office:value="0.580014531513287" calcext:value-type="float">
            <text:p>0.580</text:p>
          </table:table-cell>
          <table:table-cell table:formula="of:=AVERAGE([.F36:.F45])" office:value-type="float" office:value="0.295507223144013" calcext:value-type="float">
            <text:p>0.296</text:p>
          </table:table-cell>
          <table:table-cell table:formula="of:=AVERAGE([.G36:.G45])" office:value-type="float" office:value="0.863758747141794" calcext:value-type="float">
            <text:p>0.864</text:p>
          </table:table-cell>
          <table:table-cell table:formula="of:=AVERAGE([.H36:.H45])" office:value-type="float" office:value="0.580014531513287" calcext:value-type="float">
            <text:p>0.580</text:p>
          </table:table-cell>
          <table:table-cell table:formula="of:=AVERAGE([.I36:.I45])" office:value-type="float" office:value="0.540351138674617" calcext:value-type="float">
            <text:p>0.540</text:p>
          </table:table-cell>
          <table:table-cell table:formula="of:=AVERAGE([.J36:.J45])" office:value-type="float" office:value="0.580014531513287" calcext:value-type="float">
            <text:p>0.580</text:p>
          </table:table-cell>
          <table:table-cell table:formula="of:=AVERAGE([.K36:.K45])" office:value-type="float" office:value="64299300" calcext:value-type="float">
            <text:p>64299300.000</text:p>
          </table:table-cell>
          <table:table-cell table:formula="of:=AVERAGE([.L36:.L45])" office:value-type="float" office:value="856593530" calcext:value-type="float">
            <text:p>856593530.000</text:p>
          </table:table-cell>
          <table:table-cell table:formula="of:=AVERAGE([.M36:.M45])" office:value-type="float" office:value="14616" calcext:value-type="float">
            <text:p>14616.000</text:p>
          </table:table-cell>
          <table:table-cell table:formula="of:=AVERAGE([.N36:.N45])"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0.0642993" calcext:value-type="float">
            <text:p>0.064</text:p>
          </table:table-cell>
          <table:table-cell table:formula="of:=([.L47]/1000000000)" office:value-type="float" office:value="0.85659353" calcext:value-type="float">
            <text:p>0.8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51664411366712" calcext:value-type="float">
            <text:p>0.552</text:p>
          </table:table-cell>
          <table:table-cell office:value-type="float" office:value="0.272560991660423" calcext:value-type="float">
            <text:p>0.273</text:p>
          </table:table-cell>
          <table:table-cell office:value-type="float" office:value="0.661509148498541" calcext:value-type="float">
            <text:p>0.662</text:p>
          </table:table-cell>
          <table:table-cell office:value-type="float" office:value="0.551664411366712" calcext:value-type="float">
            <text:p>0.552</text:p>
          </table:table-cell>
          <table:table-cell office:value-type="float" office:value="0.289579786250766" calcext:value-type="float">
            <text:p>0.290</text:p>
          </table:table-cell>
          <table:table-cell office:value-type="float" office:value="0.872036240272822" calcext:value-type="float">
            <text:p>0.872</text:p>
          </table:table-cell>
          <table:table-cell office:value-type="float" office:value="0.551664411366712" calcext:value-type="float">
            <text:p>0.552</text:p>
          </table:table-cell>
          <table:table-cell office:value-type="float" office:value="0.512696338150231" calcext:value-type="float">
            <text:p>0.513</text:p>
          </table:table-cell>
          <table:table-cell office:value-type="float" office:value="0.551664411366712" calcext:value-type="float">
            <text:p>0.552</text:p>
          </table:table-cell>
          <table:table-cell office:value-type="float" office:value="65975800" calcext:value-type="float">
            <text:p>65975800.000</text:p>
          </table:table-cell>
          <table:table-cell office:value-type="float" office:value="904045700" calcext:value-type="float">
            <text:p>9040457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52963464140731" calcext:value-type="float">
            <text:p>0.553</text:p>
          </table:table-cell>
          <table:table-cell office:value-type="float" office:value="0.27268580208985" calcext:value-type="float">
            <text:p>0.273</text:p>
          </table:table-cell>
          <table:table-cell office:value-type="float" office:value="0.662070105681865" calcext:value-type="float">
            <text:p>0.662</text:p>
          </table:table-cell>
          <table:table-cell office:value-type="float" office:value="0.552963464140731" calcext:value-type="float">
            <text:p>0.553</text:p>
          </table:table-cell>
          <table:table-cell office:value-type="float" office:value="0.289101239313895" calcext:value-type="float">
            <text:p>0.289</text:p>
          </table:table-cell>
          <table:table-cell office:value-type="float" office:value="0.87156527681731" calcext:value-type="float">
            <text:p>0.872</text:p>
          </table:table-cell>
          <table:table-cell office:value-type="float" office:value="0.552963464140731" calcext:value-type="float">
            <text:p>0.553</text:p>
          </table:table-cell>
          <table:table-cell office:value-type="float" office:value="0.510317368053155" calcext:value-type="float">
            <text:p>0.510</text:p>
          </table:table-cell>
          <table:table-cell office:value-type="float" office:value="0.552963464140731" calcext:value-type="float">
            <text:p>0.553</text:p>
          </table:table-cell>
          <table:table-cell office:value-type="float" office:value="71025300" calcext:value-type="float">
            <text:p>71025300.000</text:p>
          </table:table-cell>
          <table:table-cell office:value-type="float" office:value="838972500" calcext:value-type="float">
            <text:p>8389725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48885881822282" calcext:value-type="float">
            <text:p>0.549</text:p>
          </table:table-cell>
          <table:table-cell office:value-type="float" office:value="0.272212942910639" calcext:value-type="float">
            <text:p>0.272</text:p>
          </table:table-cell>
          <table:table-cell office:value-type="float" office:value="0.660004563173928" calcext:value-type="float">
            <text:p>0.660</text:p>
          </table:table-cell>
          <table:table-cell office:value-type="float" office:value="0.548885881822282" calcext:value-type="float">
            <text:p>0.549</text:p>
          </table:table-cell>
          <table:table-cell office:value-type="float" office:value="0.290798201797918" calcext:value-type="float">
            <text:p>0.291</text:p>
          </table:table-cell>
          <table:table-cell office:value-type="float" office:value="0.871780114379222" calcext:value-type="float">
            <text:p>0.872</text:p>
          </table:table-cell>
          <table:table-cell office:value-type="float" office:value="0.548885881822282" calcext:value-type="float">
            <text:p>0.549</text:p>
          </table:table-cell>
          <table:table-cell office:value-type="float" office:value="0.501569674717808" calcext:value-type="float">
            <text:p>0.502</text:p>
          </table:table-cell>
          <table:table-cell office:value-type="float" office:value="0.548885881822282" calcext:value-type="float">
            <text:p>0.549</text:p>
          </table:table-cell>
          <table:table-cell office:value-type="float" office:value="60003600" calcext:value-type="float">
            <text:p>60003600.000</text:p>
          </table:table-cell>
          <table:table-cell office:value-type="float" office:value="792046900" calcext:value-type="float">
            <text:p>7920469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46071267478575" calcext:value-type="float">
            <text:p>0.546</text:p>
          </table:table-cell>
          <table:table-cell office:value-type="float" office:value="0.271390724820731" calcext:value-type="float">
            <text:p>0.271</text:p>
          </table:table-cell>
          <table:table-cell office:value-type="float" office:value="0.65771179942082" calcext:value-type="float">
            <text:p>0.658</text:p>
          </table:table-cell>
          <table:table-cell office:value-type="float" office:value="0.546071267478575" calcext:value-type="float">
            <text:p>0.546</text:p>
          </table:table-cell>
          <table:table-cell office:value-type="float" office:value="0.290608202716865" calcext:value-type="float">
            <text:p>0.291</text:p>
          </table:table-cell>
          <table:table-cell office:value-type="float" office:value="0.871537170771876" calcext:value-type="float">
            <text:p>0.872</text:p>
          </table:table-cell>
          <table:table-cell office:value-type="float" office:value="0.546071267478575" calcext:value-type="float">
            <text:p>0.546</text:p>
          </table:table-cell>
          <table:table-cell office:value-type="float" office:value="0.506110174078635" calcext:value-type="float">
            <text:p>0.506</text:p>
          </table:table-cell>
          <table:table-cell office:value-type="float" office:value="0.546071267478575" calcext:value-type="float">
            <text:p>0.546</text:p>
          </table:table-cell>
          <table:table-cell office:value-type="float" office:value="66001900" calcext:value-type="float">
            <text:p>66001900.000</text:p>
          </table:table-cell>
          <table:table-cell office:value-type="float" office:value="750998400" calcext:value-type="float">
            <text:p>7509984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45385656292287" calcext:value-type="float">
            <text:p>0.545</text:p>
          </table:table-cell>
          <table:table-cell office:value-type="float" office:value="0.270295454066818" calcext:value-type="float">
            <text:p>0.270</text:p>
          </table:table-cell>
          <table:table-cell office:value-type="float" office:value="0.657608248111821" calcext:value-type="float">
            <text:p>0.658</text:p>
          </table:table-cell>
          <table:table-cell office:value-type="float" office:value="0.545385656292287" calcext:value-type="float">
            <text:p>0.545</text:p>
          </table:table-cell>
          <table:table-cell office:value-type="float" office:value="0.290505047455552" calcext:value-type="float">
            <text:p>0.291</text:p>
          </table:table-cell>
          <table:table-cell office:value-type="float" office:value="0.871868299847708" calcext:value-type="float">
            <text:p>0.872</text:p>
          </table:table-cell>
          <table:table-cell office:value-type="float" office:value="0.545385656292287" calcext:value-type="float">
            <text:p>0.545</text:p>
          </table:table-cell>
          <table:table-cell office:value-type="float" office:value="0.494167693624555" calcext:value-type="float">
            <text:p>0.494</text:p>
          </table:table-cell>
          <table:table-cell office:value-type="float" office:value="0.545385656292287" calcext:value-type="float">
            <text:p>0.545</text:p>
          </table:table-cell>
          <table:table-cell office:value-type="float" office:value="54001500" calcext:value-type="float">
            <text:p>54001500.000</text:p>
          </table:table-cell>
          <table:table-cell office:value-type="float" office:value="681844800" calcext:value-type="float">
            <text:p>6818448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50267032332563" calcext:value-type="float">
            <text:p>0.550</text:p>
          </table:table-cell>
          <table:table-cell office:value-type="float" office:value="0.270645948674519" calcext:value-type="float">
            <text:p>0.271</text:p>
          </table:table-cell>
          <table:table-cell office:value-type="float" office:value="0.660342979793786" calcext:value-type="float">
            <text:p>0.660</text:p>
          </table:table-cell>
          <table:table-cell office:value-type="float" office:value="0.550267032332563" calcext:value-type="float">
            <text:p>0.550</text:p>
          </table:table-cell>
          <table:table-cell office:value-type="float" office:value="0.288433726994756" calcext:value-type="float">
            <text:p>0.288</text:p>
          </table:table-cell>
          <table:table-cell office:value-type="float" office:value="0.87065911651984" calcext:value-type="float">
            <text:p>0.871</text:p>
          </table:table-cell>
          <table:table-cell office:value-type="float" office:value="0.550267032332563" calcext:value-type="float">
            <text:p>0.550</text:p>
          </table:table-cell>
          <table:table-cell office:value-type="float" office:value="0.503580769875296" calcext:value-type="float">
            <text:p>0.504</text:p>
          </table:table-cell>
          <table:table-cell office:value-type="float" office:value="0.550267032332563" calcext:value-type="float">
            <text:p>0.550</text:p>
          </table:table-cell>
          <table:table-cell office:value-type="float" office:value="52986200" calcext:value-type="float">
            <text:p>52986200.000</text:p>
          </table:table-cell>
          <table:table-cell office:value-type="float" office:value="715000900" calcext:value-type="float">
            <text:p>7150009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458646073903" calcext:value-type="float">
            <text:p>0.546</text:p>
          </table:table-cell>
          <table:table-cell office:value-type="float" office:value="0.270767147543515" calcext:value-type="float">
            <text:p>0.271</text:p>
          </table:table-cell>
          <table:table-cell office:value-type="float" office:value="0.657412167544393" calcext:value-type="float">
            <text:p>0.657</text:p>
          </table:table-cell>
          <table:table-cell office:value-type="float" office:value="0.5458646073903" calcext:value-type="float">
            <text:p>0.546</text:p>
          </table:table-cell>
          <table:table-cell office:value-type="float" office:value="0.290066100121869" calcext:value-type="float">
            <text:p>0.290</text:p>
          </table:table-cell>
          <table:table-cell office:value-type="float" office:value="0.872044125119028" calcext:value-type="float">
            <text:p>0.872</text:p>
          </table:table-cell>
          <table:table-cell office:value-type="float" office:value="0.5458646073903" calcext:value-type="float">
            <text:p>0.546</text:p>
          </table:table-cell>
          <table:table-cell office:value-type="float" office:value="0.509470517744716" calcext:value-type="float">
            <text:p>0.509</text:p>
          </table:table-cell>
          <table:table-cell office:value-type="float" office:value="0.5458646073903" calcext:value-type="float">
            <text:p>0.546</text:p>
          </table:table-cell>
          <table:table-cell office:value-type="float" office:value="68010000" calcext:value-type="float">
            <text:p>68010000.000</text:p>
          </table:table-cell>
          <table:table-cell office:value-type="float" office:value="941990900" calcext:value-type="float">
            <text:p>9419909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49202511547344" calcext:value-type="float">
            <text:p>0.549</text:p>
          </table:table-cell>
          <table:table-cell office:value-type="float" office:value="0.272075625145076" calcext:value-type="float">
            <text:p>0.272</text:p>
          </table:table-cell>
          <table:table-cell office:value-type="float" office:value="0.659828444950442" calcext:value-type="float">
            <text:p>0.660</text:p>
          </table:table-cell>
          <table:table-cell office:value-type="float" office:value="0.549202511547344" calcext:value-type="float">
            <text:p>0.549</text:p>
          </table:table-cell>
          <table:table-cell office:value-type="float" office:value="0.29009671059697" calcext:value-type="float">
            <text:p>0.290</text:p>
          </table:table-cell>
          <table:table-cell office:value-type="float" office:value="0.872360416049867" calcext:value-type="float">
            <text:p>0.872</text:p>
          </table:table-cell>
          <table:table-cell office:value-type="float" office:value="0.549202511547344" calcext:value-type="float">
            <text:p>0.549</text:p>
          </table:table-cell>
          <table:table-cell office:value-type="float" office:value="0.508923385152506" calcext:value-type="float">
            <text:p>0.509</text:p>
          </table:table-cell>
          <table:table-cell office:value-type="float" office:value="0.549202511547344" calcext:value-type="float">
            <text:p>0.549</text:p>
          </table:table-cell>
          <table:table-cell office:value-type="float" office:value="55969300" calcext:value-type="float">
            <text:p>55969300.000</text:p>
          </table:table-cell>
          <table:table-cell office:value-type="float" office:value="668035700" calcext:value-type="float">
            <text:p>6680357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51115040415704" calcext:value-type="float">
            <text:p>0.551</text:p>
          </table:table-cell>
          <table:table-cell office:value-type="float" office:value="0.274623981564833" calcext:value-type="float">
            <text:p>0.275</text:p>
          </table:table-cell>
          <table:table-cell office:value-type="float" office:value="0.661024274004682" calcext:value-type="float">
            <text:p>0.661</text:p>
          </table:table-cell>
          <table:table-cell office:value-type="float" office:value="0.551115040415704" calcext:value-type="float">
            <text:p>0.551</text:p>
          </table:table-cell>
          <table:table-cell office:value-type="float" office:value="0.29121007939439" calcext:value-type="float">
            <text:p>0.291</text:p>
          </table:table-cell>
          <table:table-cell office:value-type="float" office:value="0.872186835169524" calcext:value-type="float">
            <text:p>0.872</text:p>
          </table:table-cell>
          <table:table-cell office:value-type="float" office:value="0.551115040415704" calcext:value-type="float">
            <text:p>0.551</text:p>
          </table:table-cell>
          <table:table-cell office:value-type="float" office:value="0.515240477514921" calcext:value-type="float">
            <text:p>0.515</text:p>
          </table:table-cell>
          <table:table-cell office:value-type="float" office:value="0.551115040415704" calcext:value-type="float">
            <text:p>0.551</text:p>
          </table:table-cell>
          <table:table-cell office:value-type="float" office:value="53034000" calcext:value-type="float">
            <text:p>53034000.000</text:p>
          </table:table-cell>
          <table:table-cell office:value-type="float" office:value="736967500" calcext:value-type="float">
            <text:p>7369675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49040127020785" calcext:value-type="float">
            <text:p>0.549</text:p>
          </table:table-cell>
          <table:table-cell office:value-type="float" office:value="0.270494622800496" calcext:value-type="float">
            <text:p>0.270</text:p>
          </table:table-cell>
          <table:table-cell office:value-type="float" office:value="0.659635449697149" calcext:value-type="float">
            <text:p>0.660</text:p>
          </table:table-cell>
          <table:table-cell office:value-type="float" office:value="0.549040127020785" calcext:value-type="float">
            <text:p>0.549</text:p>
          </table:table-cell>
          <table:table-cell office:value-type="float" office:value="0.288676935297382" calcext:value-type="float">
            <text:p>0.289</text:p>
          </table:table-cell>
          <table:table-cell office:value-type="float" office:value="0.870723774619784" calcext:value-type="float">
            <text:p>0.871</text:p>
          </table:table-cell>
          <table:table-cell office:value-type="float" office:value="0.549040127020785" calcext:value-type="float">
            <text:p>0.549</text:p>
          </table:table-cell>
          <table:table-cell office:value-type="float" office:value="0.501867275211723" calcext:value-type="float">
            <text:p>0.502</text:p>
          </table:table-cell>
          <table:table-cell office:value-type="float" office:value="0.549040127020785" calcext:value-type="float">
            <text:p>0.549</text:p>
          </table:table-cell>
          <table:table-cell office:value-type="float" office:value="55002300" calcext:value-type="float">
            <text:p>55002300.000</text:p>
          </table:table-cell>
          <table:table-cell office:value-type="float" office:value="699996300" calcext:value-type="float">
            <text:p>699996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549045999980728" calcext:value-type="float">
            <text:p>0.549</text:p>
          </table:table-cell>
          <table:table-cell table:formula="of:=AVERAGE([.C53:.C62])" office:value-type="float" office:value="0.27177532412769" calcext:value-type="float">
            <text:p>0.272</text:p>
          </table:table-cell>
          <table:table-cell table:formula="of:=AVERAGE([.D53:.D62])" office:value-type="float" office:value="0.659714718087743" calcext:value-type="float">
            <text:p>0.660</text:p>
          </table:table-cell>
          <table:table-cell table:formula="of:=AVERAGE([.E53:.E62])" office:value-type="float" office:value="0.549045999980728" calcext:value-type="float">
            <text:p>0.549</text:p>
          </table:table-cell>
          <table:table-cell table:formula="of:=AVERAGE([.F53:.F62])" office:value-type="float" office:value="0.289907602994036" calcext:value-type="float">
            <text:p>0.290</text:p>
          </table:table-cell>
          <table:table-cell table:formula="of:=AVERAGE([.G53:.G62])" office:value-type="float" office:value="0.871676136956698" calcext:value-type="float">
            <text:p>0.872</text:p>
          </table:table-cell>
          <table:table-cell table:formula="of:=AVERAGE([.H53:.H62])" office:value-type="float" office:value="0.549045999980728" calcext:value-type="float">
            <text:p>0.549</text:p>
          </table:table-cell>
          <table:table-cell table:formula="of:=AVERAGE([.I53:.I62])" office:value-type="float" office:value="0.506394367412355" calcext:value-type="float">
            <text:p>0.506</text:p>
          </table:table-cell>
          <table:table-cell table:formula="of:=AVERAGE([.J53:.J62])" office:value-type="float" office:value="0.549045999980728" calcext:value-type="float">
            <text:p>0.549</text:p>
          </table:table-cell>
          <table:table-cell table:formula="of:=AVERAGE([.K53:.K62])" office:value-type="float" office:value="60200990" calcext:value-type="float">
            <text:p>60200990.000</text:p>
          </table:table-cell>
          <table:table-cell table:formula="of:=AVERAGE([.L53:.L62])" office:value-type="float" office:value="772989960" calcext:value-type="float">
            <text:p>772989960.000</text:p>
          </table:table-cell>
          <table:table-cell table:formula="of:=AVERAGE([.M53:.M62])" office:value-type="float" office:value="13666.5" calcext:value-type="float">
            <text:p>13666.500</text:p>
          </table:table-cell>
          <table:table-cell table:formula="of:=AVERAGE([.N53:.N62])" office:value-type="float" office:value="55424.5" calcext:value-type="float">
            <text:p>55424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0.06020099" calcext:value-type="float">
            <text:p>0.060</text:p>
          </table:table-cell>
          <table:table-cell table:formula="of:=([.L64]/1000000000)" office:value-type="float" office:value="0.77298996" calcext:value-type="float">
            <text:p>0.77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33011141165566" calcext:value-type="float">
            <text:p>0.433</text:p>
          </table:table-cell>
          <table:table-cell office:value-type="float" office:value="0.233968149680002" calcext:value-type="float">
            <text:p>0.234</text:p>
          </table:table-cell>
          <table:table-cell office:value-type="float" office:value="0.550739751888043" calcext:value-type="float">
            <text:p>0.551</text:p>
          </table:table-cell>
          <table:table-cell office:value-type="float" office:value="0.433011141165566" calcext:value-type="float">
            <text:p>0.433</text:p>
          </table:table-cell>
          <table:table-cell office:value-type="float" office:value="0.287684534068807" calcext:value-type="float">
            <text:p>0.288</text:p>
          </table:table-cell>
          <table:table-cell office:value-type="float" office:value="0.842230523518664" calcext:value-type="float">
            <text:p>0.842</text:p>
          </table:table-cell>
          <table:table-cell office:value-type="float" office:value="0.433011141165566" calcext:value-type="float">
            <text:p>0.433</text:p>
          </table:table-cell>
          <table:table-cell office:value-type="float" office:value="0.419162318393645" calcext:value-type="float">
            <text:p>0.419</text:p>
          </table:table-cell>
          <table:table-cell office:value-type="float" office:value="0.433011141165566" calcext:value-type="float">
            <text:p>0.433</text:p>
          </table:table-cell>
          <table:table-cell office:value-type="float" office:value="58943000" calcext:value-type="float">
            <text:p>58943000.000</text:p>
          </table:table-cell>
          <table:table-cell office:value-type="float" office:value="764034700" calcext:value-type="float">
            <text:p>764034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48162369720241" calcext:value-type="float">
            <text:p>0.448</text:p>
          </table:table-cell>
          <table:table-cell office:value-type="float" office:value="0.240179856386509" calcext:value-type="float">
            <text:p>0.240</text:p>
          </table:table-cell>
          <table:table-cell office:value-type="float" office:value="0.563348491453921" calcext:value-type="float">
            <text:p>0.563</text:p>
          </table:table-cell>
          <table:table-cell office:value-type="float" office:value="0.448162369720241" calcext:value-type="float">
            <text:p>0.448</text:p>
          </table:table-cell>
          <table:table-cell office:value-type="float" office:value="0.290947355356247" calcext:value-type="float">
            <text:p>0.291</text:p>
          </table:table-cell>
          <table:table-cell office:value-type="float" office:value="0.843555408083253" calcext:value-type="float">
            <text:p>0.844</text:p>
          </table:table-cell>
          <table:table-cell office:value-type="float" office:value="0.448162369720241" calcext:value-type="float">
            <text:p>0.448</text:p>
          </table:table-cell>
          <table:table-cell office:value-type="float" office:value="0.422712954470254" calcext:value-type="float">
            <text:p>0.423</text:p>
          </table:table-cell>
          <table:table-cell office:value-type="float" office:value="0.448162369720241" calcext:value-type="float">
            <text:p>0.448</text:p>
          </table:table-cell>
          <table:table-cell office:value-type="float" office:value="65979000" calcext:value-type="float">
            <text:p>65979000.000</text:p>
          </table:table-cell>
          <table:table-cell office:value-type="float" office:value="786026300" calcext:value-type="float">
            <text:p>7860263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39574782000113" calcext:value-type="float">
            <text:p>0.440</text:p>
          </table:table-cell>
          <table:table-cell office:value-type="float" office:value="0.23440475159512" calcext:value-type="float">
            <text:p>0.234</text:p>
          </table:table-cell>
          <table:table-cell office:value-type="float" office:value="0.55712959088957" calcext:value-type="float">
            <text:p>0.557</text:p>
          </table:table-cell>
          <table:table-cell office:value-type="float" office:value="0.439574782000113" calcext:value-type="float">
            <text:p>0.440</text:p>
          </table:table-cell>
          <table:table-cell office:value-type="float" office:value="0.288885866377775" calcext:value-type="float">
            <text:p>0.289</text:p>
          </table:table-cell>
          <table:table-cell office:value-type="float" office:value="0.843453616704492" calcext:value-type="float">
            <text:p>0.843</text:p>
          </table:table-cell>
          <table:table-cell office:value-type="float" office:value="0.439574782000113" calcext:value-type="float">
            <text:p>0.440</text:p>
          </table:table-cell>
          <table:table-cell office:value-type="float" office:value="0.414144719335246" calcext:value-type="float">
            <text:p>0.414</text:p>
          </table:table-cell>
          <table:table-cell office:value-type="float" office:value="0.439574782000113" calcext:value-type="float">
            <text:p>0.440</text:p>
          </table:table-cell>
          <table:table-cell office:value-type="float" office:value="65035400" calcext:value-type="float">
            <text:p>65035400.000</text:p>
          </table:table-cell>
          <table:table-cell office:value-type="float" office:value="789001100" calcext:value-type="float">
            <text:p>7890011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44246883689258" calcext:value-type="float">
            <text:p>0.444</text:p>
          </table:table-cell>
          <table:table-cell office:value-type="float" office:value="0.238065148976512" calcext:value-type="float">
            <text:p>0.238</text:p>
          </table:table-cell>
          <table:table-cell office:value-type="float" office:value="0.558763152550192" calcext:value-type="float">
            <text:p>0.559</text:p>
          </table:table-cell>
          <table:table-cell office:value-type="float" office:value="0.444246883689258" calcext:value-type="float">
            <text:p>0.444</text:p>
          </table:table-cell>
          <table:table-cell office:value-type="float" office:value="0.290385610005328" calcext:value-type="float">
            <text:p>0.290</text:p>
          </table:table-cell>
          <table:table-cell office:value-type="float" office:value="0.843253657318188" calcext:value-type="float">
            <text:p>0.843</text:p>
          </table:table-cell>
          <table:table-cell office:value-type="float" office:value="0.444246883689258" calcext:value-type="float">
            <text:p>0.444</text:p>
          </table:table-cell>
          <table:table-cell office:value-type="float" office:value="0.414015903422929" calcext:value-type="float">
            <text:p>0.414</text:p>
          </table:table-cell>
          <table:table-cell office:value-type="float" office:value="0.444246883689258" calcext:value-type="float">
            <text:p>0.444</text:p>
          </table:table-cell>
          <table:table-cell office:value-type="float" office:value="65009800" calcext:value-type="float">
            <text:p>65009800.000</text:p>
          </table:table-cell>
          <table:table-cell office:value-type="float" office:value="836960900" calcext:value-type="float">
            <text:p>8369609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36945542588004" calcext:value-type="float">
            <text:p>0.437</text:p>
          </table:table-cell>
          <table:table-cell office:value-type="float" office:value="0.232902532403091" calcext:value-type="float">
            <text:p>0.233</text:p>
          </table:table-cell>
          <table:table-cell office:value-type="float" office:value="0.556878874871063" calcext:value-type="float">
            <text:p>0.557</text:p>
          </table:table-cell>
          <table:table-cell office:value-type="float" office:value="0.436945542588004" calcext:value-type="float">
            <text:p>0.437</text:p>
          </table:table-cell>
          <table:table-cell office:value-type="float" office:value="0.289194494544205" calcext:value-type="float">
            <text:p>0.289</text:p>
          </table:table-cell>
          <table:table-cell office:value-type="float" office:value="0.843788966280325" calcext:value-type="float">
            <text:p>0.844</text:p>
          </table:table-cell>
          <table:table-cell office:value-type="float" office:value="0.436945542588004" calcext:value-type="float">
            <text:p>0.437</text:p>
          </table:table-cell>
          <table:table-cell office:value-type="float" office:value="0.410140806502183" calcext:value-type="float">
            <text:p>0.410</text:p>
          </table:table-cell>
          <table:table-cell office:value-type="float" office:value="0.436945542588004" calcext:value-type="float">
            <text:p>0.437</text:p>
          </table:table-cell>
          <table:table-cell office:value-type="float" office:value="63992800" calcext:value-type="float">
            <text:p>63992800.000</text:p>
          </table:table-cell>
          <table:table-cell office:value-type="float" office:value="817972400" calcext:value-type="float">
            <text:p>817972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41550334808762" calcext:value-type="float">
            <text:p>0.442</text:p>
          </table:table-cell>
          <table:table-cell office:value-type="float" office:value="0.232459326110934" calcext:value-type="float">
            <text:p>0.232</text:p>
          </table:table-cell>
          <table:table-cell office:value-type="float" office:value="0.560219935314332" calcext:value-type="float">
            <text:p>0.560</text:p>
          </table:table-cell>
          <table:table-cell office:value-type="float" office:value="0.441550334808762" calcext:value-type="float">
            <text:p>0.442</text:p>
          </table:table-cell>
          <table:table-cell office:value-type="float" office:value="0.286910226719294" calcext:value-type="float">
            <text:p>0.287</text:p>
          </table:table-cell>
          <table:table-cell office:value-type="float" office:value="0.842518763459192" calcext:value-type="float">
            <text:p>0.843</text:p>
          </table:table-cell>
          <table:table-cell office:value-type="float" office:value="0.441550334808762" calcext:value-type="float">
            <text:p>0.442</text:p>
          </table:table-cell>
          <table:table-cell office:value-type="float" office:value="0.404144430680387" calcext:value-type="float">
            <text:p>0.404</text:p>
          </table:table-cell>
          <table:table-cell office:value-type="float" office:value="0.441550334808762" calcext:value-type="float">
            <text:p>0.442</text:p>
          </table:table-cell>
          <table:table-cell office:value-type="float" office:value="66011200" calcext:value-type="float">
            <text:p>66011200.000</text:p>
          </table:table-cell>
          <table:table-cell office:value-type="float" office:value="764341700" calcext:value-type="float">
            <text:p>7643417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42250217531116" calcext:value-type="float">
            <text:p>0.442</text:p>
          </table:table-cell>
          <table:table-cell office:value-type="float" office:value="0.236459308403514" calcext:value-type="float">
            <text:p>0.236</text:p>
          </table:table-cell>
          <table:table-cell office:value-type="float" office:value="0.559330769401128" calcext:value-type="float">
            <text:p>0.559</text:p>
          </table:table-cell>
          <table:table-cell office:value-type="float" office:value="0.442250217531116" calcext:value-type="float">
            <text:p>0.442</text:p>
          </table:table-cell>
          <table:table-cell office:value-type="float" office:value="0.288983647179821" calcext:value-type="float">
            <text:p>0.289</text:p>
          </table:table-cell>
          <table:table-cell office:value-type="float" office:value="0.842769925782962" calcext:value-type="float">
            <text:p>0.843</text:p>
          </table:table-cell>
          <table:table-cell office:value-type="float" office:value="0.442250217531116" calcext:value-type="float">
            <text:p>0.442</text:p>
          </table:table-cell>
          <table:table-cell office:value-type="float" office:value="0.417710357793555" calcext:value-type="float">
            <text:p>0.418</text:p>
          </table:table-cell>
          <table:table-cell office:value-type="float" office:value="0.442250217531116" calcext:value-type="float">
            <text:p>0.442</text:p>
          </table:table-cell>
          <table:table-cell office:value-type="float" office:value="67998700" calcext:value-type="float">
            <text:p>67998700.000</text:p>
          </table:table-cell>
          <table:table-cell office:value-type="float" office:value="779393200" calcext:value-type="float">
            <text:p>779393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5223773313661" calcext:value-type="float">
            <text:p>0.452</text:p>
          </table:table-cell>
          <table:table-cell office:value-type="float" office:value="0.24059950646051" calcext:value-type="float">
            <text:p>0.241</text:p>
          </table:table-cell>
          <table:table-cell office:value-type="float" office:value="0.568505805437337" calcext:value-type="float">
            <text:p>0.569</text:p>
          </table:table-cell>
          <table:table-cell office:value-type="float" office:value="0.45223773313661" calcext:value-type="float">
            <text:p>0.452</text:p>
          </table:table-cell>
          <table:table-cell office:value-type="float" office:value="0.293080667846784" calcext:value-type="float">
            <text:p>0.293</text:p>
          </table:table-cell>
          <table:table-cell office:value-type="float" office:value="0.844395028672102" calcext:value-type="float">
            <text:p>0.844</text:p>
          </table:table-cell>
          <table:table-cell office:value-type="float" office:value="0.45223773313661" calcext:value-type="float">
            <text:p>0.452</text:p>
          </table:table-cell>
          <table:table-cell office:value-type="float" office:value="0.419707942079024" calcext:value-type="float">
            <text:p>0.420</text:p>
          </table:table-cell>
          <table:table-cell office:value-type="float" office:value="0.45223773313661" calcext:value-type="float">
            <text:p>0.452</text:p>
          </table:table-cell>
          <table:table-cell office:value-type="float" office:value="62036800" calcext:value-type="float">
            <text:p>62036800.000</text:p>
          </table:table-cell>
          <table:table-cell office:value-type="float" office:value="799962800" calcext:value-type="float">
            <text:p>799962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39242613399917" calcext:value-type="float">
            <text:p>0.439</text:p>
          </table:table-cell>
          <table:table-cell office:value-type="float" office:value="0.235421403392863" calcext:value-type="float">
            <text:p>0.235</text:p>
          </table:table-cell>
          <table:table-cell office:value-type="float" office:value="0.555467563996377" calcext:value-type="float">
            <text:p>0.555</text:p>
          </table:table-cell>
          <table:table-cell office:value-type="float" office:value="0.439242613399917" calcext:value-type="float">
            <text:p>0.439</text:p>
          </table:table-cell>
          <table:table-cell office:value-type="float" office:value="0.288018970367411" calcext:value-type="float">
            <text:p>0.288</text:p>
          </table:table-cell>
          <table:table-cell office:value-type="float" office:value="0.842201374100064" calcext:value-type="float">
            <text:p>0.842</text:p>
          </table:table-cell>
          <table:table-cell office:value-type="float" office:value="0.439242613399917" calcext:value-type="float">
            <text:p>0.439</text:p>
          </table:table-cell>
          <table:table-cell office:value-type="float" office:value="0.41137160177122" calcext:value-type="float">
            <text:p>0.411</text:p>
          </table:table-cell>
          <table:table-cell office:value-type="float" office:value="0.439242613399917" calcext:value-type="float">
            <text:p>0.439</text:p>
          </table:table-cell>
          <table:table-cell office:value-type="float" office:value="74998400" calcext:value-type="float">
            <text:p>74998400.000</text:p>
          </table:table-cell>
          <table:table-cell office:value-type="float" office:value="783031900" calcext:value-type="float">
            <text:p>7830319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39488518140204" calcext:value-type="float">
            <text:p>0.439</text:p>
          </table:table-cell>
          <table:table-cell office:value-type="float" office:value="0.236941570397224" calcext:value-type="float">
            <text:p>0.237</text:p>
          </table:table-cell>
          <table:table-cell office:value-type="float" office:value="0.555671186650078" calcext:value-type="float">
            <text:p>0.556</text:p>
          </table:table-cell>
          <table:table-cell office:value-type="float" office:value="0.439488518140204" calcext:value-type="float">
            <text:p>0.439</text:p>
          </table:table-cell>
          <table:table-cell office:value-type="float" office:value="0.287588585815673" calcext:value-type="float">
            <text:p>0.288</text:p>
          </table:table-cell>
          <table:table-cell office:value-type="float" office:value="0.842834182383076" calcext:value-type="float">
            <text:p>0.843</text:p>
          </table:table-cell>
          <table:table-cell office:value-type="float" office:value="0.439488518140204" calcext:value-type="float">
            <text:p>0.439</text:p>
          </table:table-cell>
          <table:table-cell office:value-type="float" office:value="0.42543322489937" calcext:value-type="float">
            <text:p>0.425</text:p>
          </table:table-cell>
          <table:table-cell office:value-type="float" office:value="0.439488518140204" calcext:value-type="float">
            <text:p>0.439</text:p>
          </table:table-cell>
          <table:table-cell office:value-type="float" office:value="78013300" calcext:value-type="float">
            <text:p>78013300.000</text:p>
          </table:table-cell>
          <table:table-cell office:value-type="float" office:value="1805018300" calcext:value-type="float">
            <text:p>18050183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441671013617979" calcext:value-type="float">
            <text:p>0.442</text:p>
          </table:table-cell>
          <table:table-cell table:formula="of:=AVERAGE([.C70:.C79])" office:value-type="float" office:value="0.236140155380628" calcext:value-type="float">
            <text:p>0.236</text:p>
          </table:table-cell>
          <table:table-cell table:formula="of:=AVERAGE([.D70:.D79])" office:value-type="float" office:value="0.558605512245204" calcext:value-type="float">
            <text:p>0.559</text:p>
          </table:table-cell>
          <table:table-cell table:formula="of:=AVERAGE([.E70:.E79])" office:value-type="float" office:value="0.441671013617979" calcext:value-type="float">
            <text:p>0.442</text:p>
          </table:table-cell>
          <table:table-cell table:formula="of:=AVERAGE([.F70:.F79])" office:value-type="float" office:value="0.289167995828134" calcext:value-type="float">
            <text:p>0.289</text:p>
          </table:table-cell>
          <table:table-cell table:formula="of:=AVERAGE([.G70:.G79])" office:value-type="float" office:value="0.843100144630232" calcext:value-type="float">
            <text:p>0.843</text:p>
          </table:table-cell>
          <table:table-cell table:formula="of:=AVERAGE([.H70:.H79])" office:value-type="float" office:value="0.441671013617979" calcext:value-type="float">
            <text:p>0.442</text:p>
          </table:table-cell>
          <table:table-cell table:formula="of:=AVERAGE([.I70:.I79])" office:value-type="float" office:value="0.415854425934781" calcext:value-type="float">
            <text:p>0.416</text:p>
          </table:table-cell>
          <table:table-cell table:formula="of:=AVERAGE([.J70:.J79])" office:value-type="float" office:value="0.441671013617979" calcext:value-type="float">
            <text:p>0.442</text:p>
          </table:table-cell>
          <table:table-cell table:formula="of:=AVERAGE([.K70:.K79])" office:value-type="float" office:value="66801840" calcext:value-type="float">
            <text:p>66801840.000</text:p>
          </table:table-cell>
          <table:table-cell table:formula="of:=AVERAGE([.L70:.L79])" office:value-type="float" office:value="892574330" calcext:value-type="float">
            <text:p>892574330.000</text:p>
          </table:table-cell>
          <table:table-cell table:formula="of:=AVERAGE([.M70:.M79])" office:value-type="float" office:value="13540.5" calcext:value-type="float">
            <text:p>13540.500</text:p>
          </table:table-cell>
          <table:table-cell table:formula="of:=AVERAGE([.N70:.N79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0.06680184" calcext:value-type="float">
            <text:p>0.067</text:p>
          </table:table-cell>
          <table:table-cell table:formula="of:=([.L81]/1000000000)" office:value-type="float" office:value="0.89257433" calcext:value-type="float">
            <text:p>0.89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07335388805871" calcext:value-type="float">
            <text:p>0.607</text:p>
          </table:table-cell>
          <table:table-cell office:value-type="float" office:value="0.336320365927057" calcext:value-type="float">
            <text:p>0.336</text:p>
          </table:table-cell>
          <table:table-cell office:value-type="float" office:value="0.69079579535653" calcext:value-type="float">
            <text:p>0.691</text:p>
          </table:table-cell>
          <table:table-cell office:value-type="float" office:value="0.607335388805871" calcext:value-type="float">
            <text:p>0.607</text:p>
          </table:table-cell>
          <table:table-cell office:value-type="float" office:value="0.324535529946013" calcext:value-type="float">
            <text:p>0.325</text:p>
          </table:table-cell>
          <table:table-cell office:value-type="float" office:value="0.842050196331864" calcext:value-type="float">
            <text:p>0.842</text:p>
          </table:table-cell>
          <table:table-cell office:value-type="float" office:value="0.607335388805871" calcext:value-type="float">
            <text:p>0.607</text:p>
          </table:table-cell>
          <table:table-cell office:value-type="float" office:value="0.53133061747689" calcext:value-type="float">
            <text:p>0.531</text:p>
          </table:table-cell>
          <table:table-cell office:value-type="float" office:value="0.607335388805871" calcext:value-type="float">
            <text:p>0.607</text:p>
          </table:table-cell>
          <table:table-cell office:value-type="float" office:value="56014200" calcext:value-type="float">
            <text:p>56014200.000</text:p>
          </table:table-cell>
          <table:table-cell office:value-type="float" office:value="717973800" calcext:value-type="float">
            <text:p>717973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14296252860953" calcext:value-type="float">
            <text:p>0.614</text:p>
          </table:table-cell>
          <table:table-cell office:value-type="float" office:value="0.338013183401394" calcext:value-type="float">
            <text:p>0.338</text:p>
          </table:table-cell>
          <table:table-cell office:value-type="float" office:value="0.694994742133493" calcext:value-type="float">
            <text:p>0.695</text:p>
          </table:table-cell>
          <table:table-cell office:value-type="float" office:value="0.614296252860953" calcext:value-type="float">
            <text:p>0.614</text:p>
          </table:table-cell>
          <table:table-cell office:value-type="float" office:value="0.323852939136351" calcext:value-type="float">
            <text:p>0.324</text:p>
          </table:table-cell>
          <table:table-cell office:value-type="float" office:value="0.840903061378583" calcext:value-type="float">
            <text:p>0.841</text:p>
          </table:table-cell>
          <table:table-cell office:value-type="float" office:value="0.614296252860953" calcext:value-type="float">
            <text:p>0.614</text:p>
          </table:table-cell>
          <table:table-cell office:value-type="float" office:value="0.538664475751709" calcext:value-type="float">
            <text:p>0.539</text:p>
          </table:table-cell>
          <table:table-cell office:value-type="float" office:value="0.614296252860953" calcext:value-type="float">
            <text:p>0.614</text:p>
          </table:table-cell>
          <table:table-cell office:value-type="float" office:value="77593600" calcext:value-type="float">
            <text:p>77593600.000</text:p>
          </table:table-cell>
          <table:table-cell office:value-type="float" office:value="736994800" calcext:value-type="float">
            <text:p>736994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06994911759699" calcext:value-type="float">
            <text:p>0.607</text:p>
          </table:table-cell>
          <table:table-cell office:value-type="float" office:value="0.333100191512724" calcext:value-type="float">
            <text:p>0.333</text:p>
          </table:table-cell>
          <table:table-cell office:value-type="float" office:value="0.690208434465032" calcext:value-type="float">
            <text:p>0.690</text:p>
          </table:table-cell>
          <table:table-cell office:value-type="float" office:value="0.606994911759699" calcext:value-type="float">
            <text:p>0.607</text:p>
          </table:table-cell>
          <table:table-cell office:value-type="float" office:value="0.32180339027594" calcext:value-type="float">
            <text:p>0.322</text:p>
          </table:table-cell>
          <table:table-cell office:value-type="float" office:value="0.84127622315385" calcext:value-type="float">
            <text:p>0.841</text:p>
          </table:table-cell>
          <table:table-cell office:value-type="float" office:value="0.606994911759699" calcext:value-type="float">
            <text:p>0.607</text:p>
          </table:table-cell>
          <table:table-cell office:value-type="float" office:value="0.529264676603435" calcext:value-type="float">
            <text:p>0.529</text:p>
          </table:table-cell>
          <table:table-cell office:value-type="float" office:value="0.606994911759699" calcext:value-type="float">
            <text:p>0.607</text:p>
          </table:table-cell>
          <table:table-cell office:value-type="float" office:value="65007300" calcext:value-type="float">
            <text:p>65007300.000</text:p>
          </table:table-cell>
          <table:table-cell office:value-type="float" office:value="762003800" calcext:value-type="float">
            <text:p>762003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09529574214538" calcext:value-type="float">
            <text:p>0.610</text:p>
          </table:table-cell>
          <table:table-cell office:value-type="float" office:value="0.33657389352579" calcext:value-type="float">
            <text:p>0.337</text:p>
          </table:table-cell>
          <table:table-cell office:value-type="float" office:value="0.69242882227075" calcext:value-type="float">
            <text:p>0.692</text:p>
          </table:table-cell>
          <table:table-cell office:value-type="float" office:value="0.609529574214538" calcext:value-type="float">
            <text:p>0.610</text:p>
          </table:table-cell>
          <table:table-cell office:value-type="float" office:value="0.324449710931538" calcext:value-type="float">
            <text:p>0.324</text:p>
          </table:table-cell>
          <table:table-cell office:value-type="float" office:value="0.842496344960144" calcext:value-type="float">
            <text:p>0.842</text:p>
          </table:table-cell>
          <table:table-cell office:value-type="float" office:value="0.609529574214538" calcext:value-type="float">
            <text:p>0.610</text:p>
          </table:table-cell>
          <table:table-cell office:value-type="float" office:value="0.534092849232428" calcext:value-type="float">
            <text:p>0.534</text:p>
          </table:table-cell>
          <table:table-cell office:value-type="float" office:value="0.609529574214538" calcext:value-type="float">
            <text:p>0.610</text:p>
          </table:table-cell>
          <table:table-cell office:value-type="float" office:value="83992600" calcext:value-type="float">
            <text:p>83992600.000</text:p>
          </table:table-cell>
          <table:table-cell office:value-type="float" office:value="759027300" calcext:value-type="float">
            <text:p>7590273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13842283466056" calcext:value-type="float">
            <text:p>0.614</text:p>
          </table:table-cell>
          <table:table-cell office:value-type="float" office:value="0.336142902533656" calcext:value-type="float">
            <text:p>0.336</text:p>
          </table:table-cell>
          <table:table-cell office:value-type="float" office:value="0.695140266370345" calcext:value-type="float">
            <text:p>0.695</text:p>
          </table:table-cell>
          <table:table-cell office:value-type="float" office:value="0.613842283466056" calcext:value-type="float">
            <text:p>0.614</text:p>
          </table:table-cell>
          <table:table-cell office:value-type="float" office:value="0.323529259128788" calcext:value-type="float">
            <text:p>0.324</text:p>
          </table:table-cell>
          <table:table-cell office:value-type="float" office:value="0.841479123314208" calcext:value-type="float">
            <text:p>0.841</text:p>
          </table:table-cell>
          <table:table-cell office:value-type="float" office:value="0.613842283466056" calcext:value-type="float">
            <text:p>0.614</text:p>
          </table:table-cell>
          <table:table-cell office:value-type="float" office:value="0.528372105350897" calcext:value-type="float">
            <text:p>0.528</text:p>
          </table:table-cell>
          <table:table-cell office:value-type="float" office:value="0.613842283466056" calcext:value-type="float">
            <text:p>0.614</text:p>
          </table:table-cell>
          <table:table-cell office:value-type="float" office:value="65966600" calcext:value-type="float">
            <text:p>65966600.000</text:p>
          </table:table-cell>
          <table:table-cell office:value-type="float" office:value="744534300" calcext:value-type="float">
            <text:p>7445343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12964854537888" calcext:value-type="float">
            <text:p>0.613</text:p>
          </table:table-cell>
          <table:table-cell office:value-type="float" office:value="0.335334490909022" calcext:value-type="float">
            <text:p>0.335</text:p>
          </table:table-cell>
          <table:table-cell office:value-type="float" office:value="0.69426716645007" calcext:value-type="float">
            <text:p>0.694</text:p>
          </table:table-cell>
          <table:table-cell office:value-type="float" office:value="0.612964854537888" calcext:value-type="float">
            <text:p>0.613</text:p>
          </table:table-cell>
          <table:table-cell office:value-type="float" office:value="0.32301218769176" calcext:value-type="float">
            <text:p>0.323</text:p>
          </table:table-cell>
          <table:table-cell office:value-type="float" office:value="0.840979144859178" calcext:value-type="float">
            <text:p>0.841</text:p>
          </table:table-cell>
          <table:table-cell office:value-type="float" office:value="0.612964854537888" calcext:value-type="float">
            <text:p>0.613</text:p>
          </table:table-cell>
          <table:table-cell office:value-type="float" office:value="0.531828073769402" calcext:value-type="float">
            <text:p>0.532</text:p>
          </table:table-cell>
          <table:table-cell office:value-type="float" office:value="0.612964854537888" calcext:value-type="float">
            <text:p>0.613</text:p>
          </table:table-cell>
          <table:table-cell office:value-type="float" office:value="59998100" calcext:value-type="float">
            <text:p>59998100.000</text:p>
          </table:table-cell>
          <table:table-cell office:value-type="float" office:value="733553700" calcext:value-type="float">
            <text:p>7335537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16142700412363" calcext:value-type="float">
            <text:p>0.616</text:p>
          </table:table-cell>
          <table:table-cell office:value-type="float" office:value="0.339545403417046" calcext:value-type="float">
            <text:p>0.340</text:p>
          </table:table-cell>
          <table:table-cell office:value-type="float" office:value="0.69617851768314" calcext:value-type="float">
            <text:p>0.696</text:p>
          </table:table-cell>
          <table:table-cell office:value-type="float" office:value="0.616142700412363" calcext:value-type="float">
            <text:p>0.616</text:p>
          </table:table-cell>
          <table:table-cell office:value-type="float" office:value="0.324625212755854" calcext:value-type="float">
            <text:p>0.325</text:p>
          </table:table-cell>
          <table:table-cell office:value-type="float" office:value="0.841075764632072" calcext:value-type="float">
            <text:p>0.841</text:p>
          </table:table-cell>
          <table:table-cell office:value-type="float" office:value="0.616142700412363" calcext:value-type="float">
            <text:p>0.616</text:p>
          </table:table-cell>
          <table:table-cell office:value-type="float" office:value="0.547609462482482" calcext:value-type="float">
            <text:p>0.548</text:p>
          </table:table-cell>
          <table:table-cell office:value-type="float" office:value="0.616142700412363" calcext:value-type="float">
            <text:p>0.616</text:p>
          </table:table-cell>
          <table:table-cell office:value-type="float" office:value="63010600" calcext:value-type="float">
            <text:p>63010600.000</text:p>
          </table:table-cell>
          <table:table-cell office:value-type="float" office:value="750117800" calcext:value-type="float">
            <text:p>750117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13475579767715" calcext:value-type="float">
            <text:p>0.613</text:p>
          </table:table-cell>
          <table:table-cell office:value-type="float" office:value="0.337986226338445" calcext:value-type="float">
            <text:p>0.338</text:p>
          </table:table-cell>
          <table:table-cell office:value-type="float" office:value="0.693976931338185" calcext:value-type="float">
            <text:p>0.694</text:p>
          </table:table-cell>
          <table:table-cell office:value-type="float" office:value="0.613475579767715" calcext:value-type="float">
            <text:p>0.613</text:p>
          </table:table-cell>
          <table:table-cell office:value-type="float" office:value="0.324064118785189" calcext:value-type="float">
            <text:p>0.324</text:p>
          </table:table-cell>
          <table:table-cell office:value-type="float" office:value="0.840011730596249" calcext:value-type="float">
            <text:p>0.840</text:p>
          </table:table-cell>
          <table:table-cell office:value-type="float" office:value="0.613475579767715" calcext:value-type="float">
            <text:p>0.613</text:p>
          </table:table-cell>
          <table:table-cell office:value-type="float" office:value="0.537841449042685" calcext:value-type="float">
            <text:p>0.538</text:p>
          </table:table-cell>
          <table:table-cell office:value-type="float" office:value="0.613475579767715" calcext:value-type="float">
            <text:p>0.613</text:p>
          </table:table-cell>
          <table:table-cell office:value-type="float" office:value="61993600" calcext:value-type="float">
            <text:p>61993600.000</text:p>
          </table:table-cell>
          <table:table-cell office:value-type="float" office:value="721036500" calcext:value-type="float">
            <text:p>7210365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16634509892937" calcext:value-type="float">
            <text:p>0.617</text:p>
          </table:table-cell>
          <table:table-cell office:value-type="float" office:value="0.339649961037865" calcext:value-type="float">
            <text:p>0.340</text:p>
          </table:table-cell>
          <table:table-cell office:value-type="float" office:value="0.696935991839627" calcext:value-type="float">
            <text:p>0.697</text:p>
          </table:table-cell>
          <table:table-cell office:value-type="float" office:value="0.616634509892937" calcext:value-type="float">
            <text:p>0.617</text:p>
          </table:table-cell>
          <table:table-cell office:value-type="float" office:value="0.325750328724048" calcext:value-type="float">
            <text:p>0.326</text:p>
          </table:table-cell>
          <table:table-cell office:value-type="float" office:value="0.841668599746901" calcext:value-type="float">
            <text:p>0.842</text:p>
          </table:table-cell>
          <table:table-cell office:value-type="float" office:value="0.616634509892937" calcext:value-type="float">
            <text:p>0.617</text:p>
          </table:table-cell>
          <table:table-cell office:value-type="float" office:value="0.541497779014409" calcext:value-type="float">
            <text:p>0.541</text:p>
          </table:table-cell>
          <table:table-cell office:value-type="float" office:value="0.616634509892937" calcext:value-type="float">
            <text:p>0.617</text:p>
          </table:table-cell>
          <table:table-cell office:value-type="float" office:value="67998300" calcext:value-type="float">
            <text:p>67998300.000</text:p>
          </table:table-cell>
          <table:table-cell office:value-type="float" office:value="747032100" calcext:value-type="float">
            <text:p>7470321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10240986645481" calcext:value-type="float">
            <text:p>0.610</text:p>
          </table:table-cell>
          <table:table-cell office:value-type="float" office:value="0.33501978461161" calcext:value-type="float">
            <text:p>0.335</text:p>
          </table:table-cell>
          <table:table-cell office:value-type="float" office:value="0.691928079176488" calcext:value-type="float">
            <text:p>0.692</text:p>
          </table:table-cell>
          <table:table-cell office:value-type="float" office:value="0.610240986645481" calcext:value-type="float">
            <text:p>0.610</text:p>
          </table:table-cell>
          <table:table-cell office:value-type="float" office:value="0.322244235303491" calcext:value-type="float">
            <text:p>0.322</text:p>
          </table:table-cell>
          <table:table-cell office:value-type="float" office:value="0.840326211149946" calcext:value-type="float">
            <text:p>0.840</text:p>
          </table:table-cell>
          <table:table-cell office:value-type="float" office:value="0.610240986645481" calcext:value-type="float">
            <text:p>0.610</text:p>
          </table:table-cell>
          <table:table-cell office:value-type="float" office:value="0.527772328073733" calcext:value-type="float">
            <text:p>0.528</text:p>
          </table:table-cell>
          <table:table-cell office:value-type="float" office:value="0.610240986645481" calcext:value-type="float">
            <text:p>0.610</text:p>
          </table:table-cell>
          <table:table-cell office:value-type="float" office:value="67968400" calcext:value-type="float">
            <text:p>67968400.000</text:p>
          </table:table-cell>
          <table:table-cell office:value-type="float" office:value="753032600" calcext:value-type="float">
            <text:p>7530326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61214570423635" calcext:value-type="float">
            <text:p>0.612</text:p>
          </table:table-cell>
          <table:table-cell table:formula="of:=AVERAGE([.C87:.C96])" office:value-type="float" office:value="0.336768640321461" calcext:value-type="float">
            <text:p>0.337</text:p>
          </table:table-cell>
          <table:table-cell table:formula="of:=AVERAGE([.D87:.D96])" office:value-type="float" office:value="0.693685474708366" calcext:value-type="float">
            <text:p>0.694</text:p>
          </table:table-cell>
          <table:table-cell table:formula="of:=AVERAGE([.E87:.E96])" office:value-type="float" office:value="0.61214570423635" calcext:value-type="float">
            <text:p>0.612</text:p>
          </table:table-cell>
          <table:table-cell table:formula="of:=AVERAGE([.F87:.F96])" office:value-type="float" office:value="0.323786691267897" calcext:value-type="float">
            <text:p>0.324</text:p>
          </table:table-cell>
          <table:table-cell table:formula="of:=AVERAGE([.G87:.G96])" office:value-type="float" office:value="0.8412266400123" calcext:value-type="float">
            <text:p>0.841</text:p>
          </table:table-cell>
          <table:table-cell table:formula="of:=AVERAGE([.H87:.H96])" office:value-type="float" office:value="0.61214570423635" calcext:value-type="float">
            <text:p>0.612</text:p>
          </table:table-cell>
          <table:table-cell table:formula="of:=AVERAGE([.I87:.I96])" office:value-type="float" office:value="0.534827381679807" calcext:value-type="float">
            <text:p>0.535</text:p>
          </table:table-cell>
          <table:table-cell table:formula="of:=AVERAGE([.J87:.J96])" office:value-type="float" office:value="0.61214570423635" calcext:value-type="float">
            <text:p>0.612</text:p>
          </table:table-cell>
          <table:table-cell table:formula="of:=AVERAGE([.K87:.K96])" office:value-type="float" office:value="66954330" calcext:value-type="float">
            <text:p>66954330.000</text:p>
          </table:table-cell>
          <table:table-cell table:formula="of:=AVERAGE([.L87:.L96])" office:value-type="float" office:value="742530670" calcext:value-type="float">
            <text:p>742530670.000</text:p>
          </table:table-cell>
          <table:table-cell table:formula="of:=AVERAGE([.M87:.M96])" office:value-type="float" office:value="13540.5" calcext:value-type="float">
            <text:p>13540.500</text:p>
          </table:table-cell>
          <table:table-cell table:formula="of:=AVERAGE([.N87:.N96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0.06695433" calcext:value-type="float">
            <text:p>0.067</text:p>
          </table:table-cell>
          <table:table-cell table:formula="of:=([.L98]/1000000000)" office:value-type="float" office:value="0.74253067" calcext:value-type="float">
            <text:p>0.74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70855908495343" calcext:value-type="float">
            <text:p>0.471</text:p>
          </table:table-cell>
          <table:table-cell office:value-type="float" office:value="0.257792155394033" calcext:value-type="float">
            <text:p>0.258</text:p>
          </table:table-cell>
          <table:table-cell office:value-type="float" office:value="0.577667900673297" calcext:value-type="float">
            <text:p>0.578</text:p>
          </table:table-cell>
          <table:table-cell office:value-type="float" office:value="0.470855908495343" calcext:value-type="float">
            <text:p>0.471</text:p>
          </table:table-cell>
          <table:table-cell office:value-type="float" office:value="0.290521368665205" calcext:value-type="float">
            <text:p>0.291</text:p>
          </table:table-cell>
          <table:table-cell office:value-type="float" office:value="0.845266477075452" calcext:value-type="float">
            <text:p>0.845</text:p>
          </table:table-cell>
          <table:table-cell office:value-type="float" office:value="0.470855908495343" calcext:value-type="float">
            <text:p>0.471</text:p>
          </table:table-cell>
          <table:table-cell office:value-type="float" office:value="0.455282488579628" calcext:value-type="float">
            <text:p>0.455</text:p>
          </table:table-cell>
          <table:table-cell office:value-type="float" office:value="0.470855908495343" calcext:value-type="float">
            <text:p>0.471</text:p>
          </table:table-cell>
          <table:table-cell office:value-type="float" office:value="61036500" calcext:value-type="float">
            <text:p>61036500.000</text:p>
          </table:table-cell>
          <table:table-cell office:value-type="float" office:value="754997000" calcext:value-type="float">
            <text:p>754997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7276815751266" calcext:value-type="float">
            <text:p>0.473</text:p>
          </table:table-cell>
          <table:table-cell office:value-type="float" office:value="0.260607100704878" calcext:value-type="float">
            <text:p>0.261</text:p>
          </table:table-cell>
          <table:table-cell office:value-type="float" office:value="0.577941691516636" calcext:value-type="float">
            <text:p>0.578</text:p>
          </table:table-cell>
          <table:table-cell office:value-type="float" office:value="0.47276815751266" calcext:value-type="float">
            <text:p>0.473</text:p>
          </table:table-cell>
          <table:table-cell office:value-type="float" office:value="0.290795721156439" calcext:value-type="float">
            <text:p>0.291</text:p>
          </table:table-cell>
          <table:table-cell office:value-type="float" office:value="0.843433960607732" calcext:value-type="float">
            <text:p>0.843</text:p>
          </table:table-cell>
          <table:table-cell office:value-type="float" office:value="0.47276815751266" calcext:value-type="float">
            <text:p>0.473</text:p>
          </table:table-cell>
          <table:table-cell office:value-type="float" office:value="0.460641553905431" calcext:value-type="float">
            <text:p>0.461</text:p>
          </table:table-cell>
          <table:table-cell office:value-type="float" office:value="0.47276815751266" calcext:value-type="float">
            <text:p>0.473</text:p>
          </table:table-cell>
          <table:table-cell office:value-type="float" office:value="83999800" calcext:value-type="float">
            <text:p>83999800.000</text:p>
          </table:table-cell>
          <table:table-cell office:value-type="float" office:value="774033000" calcext:value-type="float">
            <text:p>774033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67420942667942" calcext:value-type="float">
            <text:p>0.467</text:p>
          </table:table-cell>
          <table:table-cell office:value-type="float" office:value="0.253386085986341" calcext:value-type="float">
            <text:p>0.253</text:p>
          </table:table-cell>
          <table:table-cell office:value-type="float" office:value="0.575494799568004" calcext:value-type="float">
            <text:p>0.575</text:p>
          </table:table-cell>
          <table:table-cell office:value-type="float" office:value="0.467420942667942" calcext:value-type="float">
            <text:p>0.467</text:p>
          </table:table-cell>
          <table:table-cell office:value-type="float" office:value="0.287447831816976" calcext:value-type="float">
            <text:p>0.287</text:p>
          </table:table-cell>
          <table:table-cell office:value-type="float" office:value="0.84348445830649" calcext:value-type="float">
            <text:p>0.843</text:p>
          </table:table-cell>
          <table:table-cell office:value-type="float" office:value="0.467420942667942" calcext:value-type="float">
            <text:p>0.467</text:p>
          </table:table-cell>
          <table:table-cell office:value-type="float" office:value="0.441899858494428" calcext:value-type="float">
            <text:p>0.442</text:p>
          </table:table-cell>
          <table:table-cell office:value-type="float" office:value="0.467420942667942" calcext:value-type="float">
            <text:p>0.467</text:p>
          </table:table-cell>
          <table:table-cell office:value-type="float" office:value="60998100" calcext:value-type="float">
            <text:p>60998100.000</text:p>
          </table:table-cell>
          <table:table-cell office:value-type="float" office:value="772026200" calcext:value-type="float">
            <text:p>772026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68040652997627" calcext:value-type="float">
            <text:p>0.468</text:p>
          </table:table-cell>
          <table:table-cell office:value-type="float" office:value="0.250910875330111" calcext:value-type="float">
            <text:p>0.251</text:p>
          </table:table-cell>
          <table:table-cell office:value-type="float" office:value="0.577128059078066" calcext:value-type="float">
            <text:p>0.577</text:p>
          </table:table-cell>
          <table:table-cell office:value-type="float" office:value="0.468040652997627" calcext:value-type="float">
            <text:p>0.468</text:p>
          </table:table-cell>
          <table:table-cell office:value-type="float" office:value="0.285618074108615" calcext:value-type="float">
            <text:p>0.286</text:p>
          </table:table-cell>
          <table:table-cell office:value-type="float" office:value="0.843735804929752" calcext:value-type="float">
            <text:p>0.844</text:p>
          </table:table-cell>
          <table:table-cell office:value-type="float" office:value="0.468040652997627" calcext:value-type="float">
            <text:p>0.468</text:p>
          </table:table-cell>
          <table:table-cell office:value-type="float" office:value="0.448229016282312" calcext:value-type="float">
            <text:p>0.448</text:p>
          </table:table-cell>
          <table:table-cell office:value-type="float" office:value="0.468040652997627" calcext:value-type="float">
            <text:p>0.468</text:p>
          </table:table-cell>
          <table:table-cell office:value-type="float" office:value="61014400" calcext:value-type="float">
            <text:p>61014400.000</text:p>
          </table:table-cell>
          <table:table-cell office:value-type="float" office:value="829016700" calcext:value-type="float">
            <text:p>829016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71050674598959" calcext:value-type="float">
            <text:p>0.471</text:p>
          </table:table-cell>
          <table:table-cell office:value-type="float" office:value="0.256786103811875" calcext:value-type="float">
            <text:p>0.257</text:p>
          </table:table-cell>
          <table:table-cell office:value-type="float" office:value="0.578143044408571" calcext:value-type="float">
            <text:p>0.578</text:p>
          </table:table-cell>
          <table:table-cell office:value-type="float" office:value="0.471050674598959" calcext:value-type="float">
            <text:p>0.471</text:p>
          </table:table-cell>
          <table:table-cell office:value-type="float" office:value="0.288994338342602" calcext:value-type="float">
            <text:p>0.289</text:p>
          </table:table-cell>
          <table:table-cell office:value-type="float" office:value="0.843614948932162" calcext:value-type="float">
            <text:p>0.844</text:p>
          </table:table-cell>
          <table:table-cell office:value-type="float" office:value="0.471050674598959" calcext:value-type="float">
            <text:p>0.471</text:p>
          </table:table-cell>
          <table:table-cell office:value-type="float" office:value="0.446720388526119" calcext:value-type="float">
            <text:p>0.447</text:p>
          </table:table-cell>
          <table:table-cell office:value-type="float" office:value="0.471050674598959" calcext:value-type="float">
            <text:p>0.471</text:p>
          </table:table-cell>
          <table:table-cell office:value-type="float" office:value="61020800" calcext:value-type="float">
            <text:p>61020800.000</text:p>
          </table:table-cell>
          <table:table-cell office:value-type="float" office:value="745302100" calcext:value-type="float">
            <text:p>745302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74644994511137" calcext:value-type="float">
            <text:p>0.475</text:p>
          </table:table-cell>
          <table:table-cell office:value-type="float" office:value="0.259088124875481" calcext:value-type="float">
            <text:p>0.259</text:p>
          </table:table-cell>
          <table:table-cell office:value-type="float" office:value="0.58091615876757" calcext:value-type="float">
            <text:p>0.581</text:p>
          </table:table-cell>
          <table:table-cell office:value-type="float" office:value="0.474644994511137" calcext:value-type="float">
            <text:p>0.475</text:p>
          </table:table-cell>
          <table:table-cell office:value-type="float" office:value="0.289852966639038" calcext:value-type="float">
            <text:p>0.290</text:p>
          </table:table-cell>
          <table:table-cell office:value-type="float" office:value="0.844746832114467" calcext:value-type="float">
            <text:p>0.845</text:p>
          </table:table-cell>
          <table:table-cell office:value-type="float" office:value="0.474644994511137" calcext:value-type="float">
            <text:p>0.475</text:p>
          </table:table-cell>
          <table:table-cell office:value-type="float" office:value="0.456512681894133" calcext:value-type="float">
            <text:p>0.457</text:p>
          </table:table-cell>
          <table:table-cell office:value-type="float" office:value="0.474644994511137" calcext:value-type="float">
            <text:p>0.475</text:p>
          </table:table-cell>
          <table:table-cell office:value-type="float" office:value="57993900" calcext:value-type="float">
            <text:p>57993900.000</text:p>
          </table:table-cell>
          <table:table-cell office:value-type="float" office:value="778056000" calcext:value-type="float">
            <text:p>778056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7276815751266" calcext:value-type="float">
            <text:p>0.473</text:p>
          </table:table-cell>
          <table:table-cell office:value-type="float" office:value="0.259548699083483" calcext:value-type="float">
            <text:p>0.260</text:p>
          </table:table-cell>
          <table:table-cell office:value-type="float" office:value="0.57928624726259" calcext:value-type="float">
            <text:p>0.579</text:p>
          </table:table-cell>
          <table:table-cell office:value-type="float" office:value="0.47276815751266" calcext:value-type="float">
            <text:p>0.473</text:p>
          </table:table-cell>
          <table:table-cell office:value-type="float" office:value="0.292363594183594" calcext:value-type="float">
            <text:p>0.292</text:p>
          </table:table-cell>
          <table:table-cell office:value-type="float" office:value="0.84489253388623" calcext:value-type="float">
            <text:p>0.845</text:p>
          </table:table-cell>
          <table:table-cell office:value-type="float" office:value="0.47276815751266" calcext:value-type="float">
            <text:p>0.473</text:p>
          </table:table-cell>
          <table:table-cell office:value-type="float" office:value="0.460227643977147" calcext:value-type="float">
            <text:p>0.460</text:p>
          </table:table-cell>
          <table:table-cell office:value-type="float" office:value="0.47276815751266" calcext:value-type="float">
            <text:p>0.473</text:p>
          </table:table-cell>
          <table:table-cell office:value-type="float" office:value="58976200" calcext:value-type="float">
            <text:p>58976200.000</text:p>
          </table:table-cell>
          <table:table-cell office:value-type="float" office:value="757024400" calcext:value-type="float">
            <text:p>757024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71475618825029" calcext:value-type="float">
            <text:p>0.471</text:p>
          </table:table-cell>
          <table:table-cell office:value-type="float" office:value="0.25683658125425" calcext:value-type="float">
            <text:p>0.257</text:p>
          </table:table-cell>
          <table:table-cell office:value-type="float" office:value="0.578546700683819" calcext:value-type="float">
            <text:p>0.579</text:p>
          </table:table-cell>
          <table:table-cell office:value-type="float" office:value="0.471475618825029" calcext:value-type="float">
            <text:p>0.471</text:p>
          </table:table-cell>
          <table:table-cell office:value-type="float" office:value="0.289370978785054" calcext:value-type="float">
            <text:p>0.289</text:p>
          </table:table-cell>
          <table:table-cell office:value-type="float" office:value="0.843803927121008" calcext:value-type="float">
            <text:p>0.844</text:p>
          </table:table-cell>
          <table:table-cell office:value-type="float" office:value="0.471475618825029" calcext:value-type="float">
            <text:p>0.471</text:p>
          </table:table-cell>
          <table:table-cell office:value-type="float" office:value="0.457632169759879" calcext:value-type="float">
            <text:p>0.458</text:p>
          </table:table-cell>
          <table:table-cell office:value-type="float" office:value="0.471475618825029" calcext:value-type="float">
            <text:p>0.471</text:p>
          </table:table-cell>
          <table:table-cell office:value-type="float" office:value="59005500" calcext:value-type="float">
            <text:p>59005500.000</text:p>
          </table:table-cell>
          <table:table-cell office:value-type="float" office:value="749655400" calcext:value-type="float">
            <text:p>749655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69421721732356" calcext:value-type="float">
            <text:p>0.469</text:p>
          </table:table-cell>
          <table:table-cell office:value-type="float" office:value="0.254025850220407" calcext:value-type="float">
            <text:p>0.254</text:p>
          </table:table-cell>
          <table:table-cell office:value-type="float" office:value="0.576978036648917" calcext:value-type="float">
            <text:p>0.577</text:p>
          </table:table-cell>
          <table:table-cell office:value-type="float" office:value="0.469421721732356" calcext:value-type="float">
            <text:p>0.469</text:p>
          </table:table-cell>
          <table:table-cell office:value-type="float" office:value="0.287100235831137" calcext:value-type="float">
            <text:p>0.287</text:p>
          </table:table-cell>
          <table:table-cell office:value-type="float" office:value="0.843393821536221" calcext:value-type="float">
            <text:p>0.843</text:p>
          </table:table-cell>
          <table:table-cell office:value-type="float" office:value="0.469421721732356" calcext:value-type="float">
            <text:p>0.469</text:p>
          </table:table-cell>
          <table:table-cell office:value-type="float" office:value="0.447229123356447" calcext:value-type="float">
            <text:p>0.447</text:p>
          </table:table-cell>
          <table:table-cell office:value-type="float" office:value="0.469421721732356" calcext:value-type="float">
            <text:p>0.469</text:p>
          </table:table-cell>
          <table:table-cell office:value-type="float" office:value="63016800" calcext:value-type="float">
            <text:p>63016800.000</text:p>
          </table:table-cell>
          <table:table-cell office:value-type="float" office:value="759010300" calcext:value-type="float">
            <text:p>759010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73352455823506" calcext:value-type="float">
            <text:p>0.473</text:p>
          </table:table-cell>
          <table:table-cell office:value-type="float" office:value="0.26224865445485" calcext:value-type="float">
            <text:p>0.262</text:p>
          </table:table-cell>
          <table:table-cell office:value-type="float" office:value="0.578512657358439" calcext:value-type="float">
            <text:p>0.579</text:p>
          </table:table-cell>
          <table:table-cell office:value-type="float" office:value="0.473352455823506" calcext:value-type="float">
            <text:p>0.473</text:p>
          </table:table-cell>
          <table:table-cell office:value-type="float" office:value="0.292599212084399" calcext:value-type="float">
            <text:p>0.293</text:p>
          </table:table-cell>
          <table:table-cell office:value-type="float" office:value="0.844026269205521" calcext:value-type="float">
            <text:p>0.844</text:p>
          </table:table-cell>
          <table:table-cell office:value-type="float" office:value="0.473352455823506" calcext:value-type="float">
            <text:p>0.473</text:p>
          </table:table-cell>
          <table:table-cell office:value-type="float" office:value="0.460917609503009" calcext:value-type="float">
            <text:p>0.461</text:p>
          </table:table-cell>
          <table:table-cell office:value-type="float" office:value="0.473352455823506" calcext:value-type="float">
            <text:p>0.473</text:p>
          </table:table-cell>
          <table:table-cell office:value-type="float" office:value="65976900" calcext:value-type="float">
            <text:p>65976900.000</text:p>
          </table:table-cell>
          <table:table-cell office:value-type="float" office:value="762043300" calcext:value-type="float">
            <text:p>762043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471179928467722" calcext:value-type="float">
            <text:p>0.471</text:p>
          </table:table-cell>
          <table:table-cell table:formula="of:=AVERAGE([.C104:.C113])" office:value-type="float" office:value="0.257123023111571" calcext:value-type="float">
            <text:p>0.257</text:p>
          </table:table-cell>
          <table:table-cell table:formula="of:=AVERAGE([.D104:.D113])" office:value-type="float" office:value="0.578061529596591" calcext:value-type="float">
            <text:p>0.578</text:p>
          </table:table-cell>
          <table:table-cell table:formula="of:=AVERAGE([.E104:.E113])" office:value-type="float" office:value="0.471179928467722" calcext:value-type="float">
            <text:p>0.471</text:p>
          </table:table-cell>
          <table:table-cell table:formula="of:=AVERAGE([.F104:.F113])" office:value-type="float" office:value="0.289466432161306" calcext:value-type="float">
            <text:p>0.289</text:p>
          </table:table-cell>
          <table:table-cell table:formula="of:=AVERAGE([.G104:.G113])" office:value-type="float" office:value="0.844039903371504" calcext:value-type="float">
            <text:p>0.844</text:p>
          </table:table-cell>
          <table:table-cell table:formula="of:=AVERAGE([.H104:.H113])" office:value-type="float" office:value="0.471179928467722" calcext:value-type="float">
            <text:p>0.471</text:p>
          </table:table-cell>
          <table:table-cell table:formula="of:=AVERAGE([.I104:.I113])" office:value-type="float" office:value="0.453529253427853" calcext:value-type="float">
            <text:p>0.454</text:p>
          </table:table-cell>
          <table:table-cell table:formula="of:=AVERAGE([.J104:.J113])" office:value-type="float" office:value="0.471179928467722" calcext:value-type="float">
            <text:p>0.471</text:p>
          </table:table-cell>
          <table:table-cell table:formula="of:=AVERAGE([.K104:.K113])" office:value-type="float" office:value="63303890" calcext:value-type="float">
            <text:p>63303890.000</text:p>
          </table:table-cell>
          <table:table-cell table:formula="of:=AVERAGE([.L104:.L113])" office:value-type="float" office:value="768116440" calcext:value-type="float">
            <text:p>768116440.000</text:p>
          </table:table-cell>
          <table:table-cell table:formula="of:=AVERAGE([.M104:.M113])" office:value-type="float" office:value="14094" calcext:value-type="float">
            <text:p>14094.000</text:p>
          </table:table-cell>
          <table:table-cell table:formula="of:=AVERAGE([.N104:.N113])"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0.06330389" calcext:value-type="float">
            <text:p>0.063</text:p>
          </table:table-cell>
          <table:table-cell table:formula="of:=([.L115]/1000000000)" office:value-type="float" office:value="0.76811644" calcext:value-type="float">
            <text:p>0.76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49092197325303" calcext:value-type="float">
            <text:p>0.549</text:p>
          </table:table-cell>
          <table:table-cell office:value-type="float" office:value="0.329748963683817" calcext:value-type="float">
            <text:p>0.330</text:p>
          </table:table-cell>
          <table:table-cell office:value-type="float" office:value="0.659846773467598" calcext:value-type="float">
            <text:p>0.660</text:p>
          </table:table-cell>
          <table:table-cell office:value-type="float" office:value="0.549092197325303" calcext:value-type="float">
            <text:p>0.549</text:p>
          </table:table-cell>
          <table:table-cell office:value-type="float" office:value="0.346416955968353" calcext:value-type="float">
            <text:p>0.346</text:p>
          </table:table-cell>
          <table:table-cell office:value-type="float" office:value="0.866790120882146" calcext:value-type="float">
            <text:p>0.867</text:p>
          </table:table-cell>
          <table:table-cell office:value-type="float" office:value="0.549092197325303" calcext:value-type="float">
            <text:p>0.549</text:p>
          </table:table-cell>
          <table:table-cell office:value-type="float" office:value="0.512182063742463" calcext:value-type="float">
            <text:p>0.512</text:p>
          </table:table-cell>
          <table:table-cell office:value-type="float" office:value="0.549092197325303" calcext:value-type="float">
            <text:p>0.549</text:p>
          </table:table-cell>
          <table:table-cell office:value-type="float" office:value="59031500" calcext:value-type="float">
            <text:p>59031500.000</text:p>
          </table:table-cell>
          <table:table-cell office:value-type="float" office:value="805999300" calcext:value-type="float">
            <text:p>805999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46417500664246" calcext:value-type="float">
            <text:p>0.546</text:p>
          </table:table-cell>
          <table:table-cell office:value-type="float" office:value="0.327958632241121" calcext:value-type="float">
            <text:p>0.328</text:p>
          </table:table-cell>
          <table:table-cell office:value-type="float" office:value="0.6569354468638" calcext:value-type="float">
            <text:p>0.657</text:p>
          </table:table-cell>
          <table:table-cell office:value-type="float" office:value="0.546417500664246" calcext:value-type="float">
            <text:p>0.546</text:p>
          </table:table-cell>
          <table:table-cell office:value-type="float" office:value="0.343446779300865" calcext:value-type="float">
            <text:p>0.343</text:p>
          </table:table-cell>
          <table:table-cell office:value-type="float" office:value="0.865870631246303" calcext:value-type="float">
            <text:p>0.866</text:p>
          </table:table-cell>
          <table:table-cell office:value-type="float" office:value="0.546417500664246" calcext:value-type="float">
            <text:p>0.546</text:p>
          </table:table-cell>
          <table:table-cell office:value-type="float" office:value="0.515750645190651" calcext:value-type="float">
            <text:p>0.516</text:p>
          </table:table-cell>
          <table:table-cell office:value-type="float" office:value="0.546417500664246" calcext:value-type="float">
            <text:p>0.546</text:p>
          </table:table-cell>
          <table:table-cell office:value-type="float" office:value="69002300" calcext:value-type="float">
            <text:p>69002300.000</text:p>
          </table:table-cell>
          <table:table-cell office:value-type="float" office:value="1019019900" calcext:value-type="float">
            <text:p>1019019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49092197325303" calcext:value-type="float">
            <text:p>0.549</text:p>
          </table:table-cell>
          <table:table-cell office:value-type="float" office:value="0.32727239491776" calcext:value-type="float">
            <text:p>0.327</text:p>
          </table:table-cell>
          <table:table-cell office:value-type="float" office:value="0.658030503178156" calcext:value-type="float">
            <text:p>0.658</text:p>
          </table:table-cell>
          <table:table-cell office:value-type="float" office:value="0.549092197325303" calcext:value-type="float">
            <text:p>0.549</text:p>
          </table:table-cell>
          <table:table-cell office:value-type="float" office:value="0.340180480232097" calcext:value-type="float">
            <text:p>0.340</text:p>
          </table:table-cell>
          <table:table-cell office:value-type="float" office:value="0.864987125433583" calcext:value-type="float">
            <text:p>0.865</text:p>
          </table:table-cell>
          <table:table-cell office:value-type="float" office:value="0.549092197325303" calcext:value-type="float">
            <text:p>0.549</text:p>
          </table:table-cell>
          <table:table-cell office:value-type="float" office:value="0.524807729545624" calcext:value-type="float">
            <text:p>0.525</text:p>
          </table:table-cell>
          <table:table-cell office:value-type="float" office:value="0.549092197325303" calcext:value-type="float">
            <text:p>0.549</text:p>
          </table:table-cell>
          <table:table-cell office:value-type="float" office:value="77981900" calcext:value-type="float">
            <text:p>77981900.000</text:p>
          </table:table-cell>
          <table:table-cell office:value-type="float" office:value="859988000" calcext:value-type="float">
            <text:p>859988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47427154370738" calcext:value-type="float">
            <text:p>0.547</text:p>
          </table:table-cell>
          <table:table-cell office:value-type="float" office:value="0.329256694508116" calcext:value-type="float">
            <text:p>0.329</text:p>
          </table:table-cell>
          <table:table-cell office:value-type="float" office:value="0.657928386733033" calcext:value-type="float">
            <text:p>0.658</text:p>
          </table:table-cell>
          <table:table-cell office:value-type="float" office:value="0.547427154370738" calcext:value-type="float">
            <text:p>0.547</text:p>
          </table:table-cell>
          <table:table-cell office:value-type="float" office:value="0.344555137978945" calcext:value-type="float">
            <text:p>0.345</text:p>
          </table:table-cell>
          <table:table-cell office:value-type="float" office:value="0.86650651064384" calcext:value-type="float">
            <text:p>0.867</text:p>
          </table:table-cell>
          <table:table-cell office:value-type="float" office:value="0.547427154370738" calcext:value-type="float">
            <text:p>0.547</text:p>
          </table:table-cell>
          <table:table-cell office:value-type="float" office:value="0.518747548602824" calcext:value-type="float">
            <text:p>0.519</text:p>
          </table:table-cell>
          <table:table-cell office:value-type="float" office:value="0.547427154370738" calcext:value-type="float">
            <text:p>0.547</text:p>
          </table:table-cell>
          <table:table-cell office:value-type="float" office:value="59014200" calcext:value-type="float">
            <text:p>59014200.000</text:p>
          </table:table-cell>
          <table:table-cell office:value-type="float" office:value="771986300" calcext:value-type="float">
            <text:p>771986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56354618722877" calcext:value-type="float">
            <text:p>0.556</text:p>
          </table:table-cell>
          <table:table-cell office:value-type="float" office:value="0.329089363961924" calcext:value-type="float">
            <text:p>0.329</text:p>
          </table:table-cell>
          <table:table-cell office:value-type="float" office:value="0.663816161749997" calcext:value-type="float">
            <text:p>0.664</text:p>
          </table:table-cell>
          <table:table-cell office:value-type="float" office:value="0.556354618722877" calcext:value-type="float">
            <text:p>0.556</text:p>
          </table:table-cell>
          <table:table-cell office:value-type="float" office:value="0.340763464957888" calcext:value-type="float">
            <text:p>0.341</text:p>
          </table:table-cell>
          <table:table-cell office:value-type="float" office:value="0.865665996817347" calcext:value-type="float">
            <text:p>0.866</text:p>
          </table:table-cell>
          <table:table-cell office:value-type="float" office:value="0.556354618722877" calcext:value-type="float">
            <text:p>0.556</text:p>
          </table:table-cell>
          <table:table-cell office:value-type="float" office:value="0.524269109727949" calcext:value-type="float">
            <text:p>0.524</text:p>
          </table:table-cell>
          <table:table-cell office:value-type="float" office:value="0.556354618722877" calcext:value-type="float">
            <text:p>0.556</text:p>
          </table:table-cell>
          <table:table-cell office:value-type="float" office:value="66998600" calcext:value-type="float">
            <text:p>66998600.000</text:p>
          </table:table-cell>
          <table:table-cell office:value-type="float" office:value="785000300" calcext:value-type="float">
            <text:p>785000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63457621114162" calcext:value-type="float">
            <text:p>0.563</text:p>
          </table:table-cell>
          <table:table-cell office:value-type="float" office:value="0.332198458605595" calcext:value-type="float">
            <text:p>0.332</text:p>
          </table:table-cell>
          <table:table-cell office:value-type="float" office:value="0.669362623729728" calcext:value-type="float">
            <text:p>0.669</text:p>
          </table:table-cell>
          <table:table-cell office:value-type="float" office:value="0.563457621114162" calcext:value-type="float">
            <text:p>0.563</text:p>
          </table:table-cell>
          <table:table-cell office:value-type="float" office:value="0.3424136250832" calcext:value-type="float">
            <text:p>0.342</text:p>
          </table:table-cell>
          <table:table-cell office:value-type="float" office:value="0.866669882735161" calcext:value-type="float">
            <text:p>0.867</text:p>
          </table:table-cell>
          <table:table-cell office:value-type="float" office:value="0.563457621114162" calcext:value-type="float">
            <text:p>0.563</text:p>
          </table:table-cell>
          <table:table-cell office:value-type="float" office:value="0.538592799252884" calcext:value-type="float">
            <text:p>0.539</text:p>
          </table:table-cell>
          <table:table-cell office:value-type="float" office:value="0.563457621114162" calcext:value-type="float">
            <text:p>0.563</text:p>
          </table:table-cell>
          <table:table-cell office:value-type="float" office:value="64994800" calcext:value-type="float">
            <text:p>64994800.000</text:p>
          </table:table-cell>
          <table:table-cell office:value-type="float" office:value="772997100" calcext:value-type="float">
            <text:p>772997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52953679922062" calcext:value-type="float">
            <text:p>0.553</text:p>
          </table:table-cell>
          <table:table-cell office:value-type="float" office:value="0.326716599736645" calcext:value-type="float">
            <text:p>0.327</text:p>
          </table:table-cell>
          <table:table-cell office:value-type="float" office:value="0.661173180342466" calcext:value-type="float">
            <text:p>0.661</text:p>
          </table:table-cell>
          <table:table-cell office:value-type="float" office:value="0.552953679922062" calcext:value-type="float">
            <text:p>0.553</text:p>
          </table:table-cell>
          <table:table-cell office:value-type="float" office:value="0.339635727462857" calcext:value-type="float">
            <text:p>0.340</text:p>
          </table:table-cell>
          <table:table-cell office:value-type="float" office:value="0.865237265495013" calcext:value-type="float">
            <text:p>0.865</text:p>
          </table:table-cell>
          <table:table-cell office:value-type="float" office:value="0.552953679922062" calcext:value-type="float">
            <text:p>0.553</text:p>
          </table:table-cell>
          <table:table-cell office:value-type="float" office:value="0.526905762482746" calcext:value-type="float">
            <text:p>0.527</text:p>
          </table:table-cell>
          <table:table-cell office:value-type="float" office:value="0.552953679922062" calcext:value-type="float">
            <text:p>0.553</text:p>
          </table:table-cell>
          <table:table-cell office:value-type="float" office:value="76006400" calcext:value-type="float">
            <text:p>76006400.000</text:p>
          </table:table-cell>
          <table:table-cell office:value-type="float" office:value="775991900" calcext:value-type="float">
            <text:p>775991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50952085731999" calcext:value-type="float">
            <text:p>0.551</text:p>
          </table:table-cell>
          <table:table-cell office:value-type="float" office:value="0.330836856821393" calcext:value-type="float">
            <text:p>0.331</text:p>
          </table:table-cell>
          <table:table-cell office:value-type="float" office:value="0.65958437565541" calcext:value-type="float">
            <text:p>0.660</text:p>
          </table:table-cell>
          <table:table-cell office:value-type="float" office:value="0.550952085731999" calcext:value-type="float">
            <text:p>0.551</text:p>
          </table:table-cell>
          <table:table-cell office:value-type="float" office:value="0.343421535845524" calcext:value-type="float">
            <text:p>0.343</text:p>
          </table:table-cell>
          <table:table-cell office:value-type="float" office:value="0.865869874840705" calcext:value-type="float">
            <text:p>0.866</text:p>
          </table:table-cell>
          <table:table-cell office:value-type="float" office:value="0.550952085731999" calcext:value-type="float">
            <text:p>0.551</text:p>
          </table:table-cell>
          <table:table-cell office:value-type="float" office:value="0.531024828194161" calcext:value-type="float">
            <text:p>0.531</text:p>
          </table:table-cell>
          <table:table-cell office:value-type="float" office:value="0.550952085731999" calcext:value-type="float">
            <text:p>0.551</text:p>
          </table:table-cell>
          <table:table-cell office:value-type="float" office:value="61993700" calcext:value-type="float">
            <text:p>61993700.000</text:p>
          </table:table-cell>
          <table:table-cell office:value-type="float" office:value="725998500" calcext:value-type="float">
            <text:p>725998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54494730316181" calcext:value-type="float">
            <text:p>0.554</text:p>
          </table:table-cell>
          <table:table-cell office:value-type="float" office:value="0.335278231600853" calcext:value-type="float">
            <text:p>0.335</text:p>
          </table:table-cell>
          <table:table-cell office:value-type="float" office:value="0.663571854323884" calcext:value-type="float">
            <text:p>0.664</text:p>
          </table:table-cell>
          <table:table-cell office:value-type="float" office:value="0.554494730316181" calcext:value-type="float">
            <text:p>0.554</text:p>
          </table:table-cell>
          <table:table-cell office:value-type="float" office:value="0.349290495186945" calcext:value-type="float">
            <text:p>0.349</text:p>
          </table:table-cell>
          <table:table-cell office:value-type="float" office:value="0.866747437892531" calcext:value-type="float">
            <text:p>0.867</text:p>
          </table:table-cell>
          <table:table-cell office:value-type="float" office:value="0.554494730316181" calcext:value-type="float">
            <text:p>0.554</text:p>
          </table:table-cell>
          <table:table-cell office:value-type="float" office:value="0.532830299630885" calcext:value-type="float">
            <text:p>0.533</text:p>
          </table:table-cell>
          <table:table-cell office:value-type="float" office:value="0.554494730316181" calcext:value-type="float">
            <text:p>0.554</text:p>
          </table:table-cell>
          <table:table-cell office:value-type="float" office:value="59997100" calcext:value-type="float">
            <text:p>59997100.000</text:p>
          </table:table-cell>
          <table:table-cell office:value-type="float" office:value="757046100" calcext:value-type="float">
            <text:p>757046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50898946063236" calcext:value-type="float">
            <text:p>0.551</text:p>
          </table:table-cell>
          <table:table-cell office:value-type="float" office:value="0.330923519900265" calcext:value-type="float">
            <text:p>0.331</text:p>
          </table:table-cell>
          <table:table-cell office:value-type="float" office:value="0.661049383237926" calcext:value-type="float">
            <text:p>0.661</text:p>
          </table:table-cell>
          <table:table-cell office:value-type="float" office:value="0.550898946063236" calcext:value-type="float">
            <text:p>0.551</text:p>
          </table:table-cell>
          <table:table-cell office:value-type="float" office:value="0.346736275195333" calcext:value-type="float">
            <text:p>0.347</text:p>
          </table:table-cell>
          <table:table-cell office:value-type="float" office:value="0.866960884560733" calcext:value-type="float">
            <text:p>0.867</text:p>
          </table:table-cell>
          <table:table-cell office:value-type="float" office:value="0.550898946063236" calcext:value-type="float">
            <text:p>0.551</text:p>
          </table:table-cell>
          <table:table-cell office:value-type="float" office:value="0.519225295676397" calcext:value-type="float">
            <text:p>0.519</text:p>
          </table:table-cell>
          <table:table-cell office:value-type="float" office:value="0.550898946063236" calcext:value-type="float">
            <text:p>0.551</text:p>
          </table:table-cell>
          <table:table-cell office:value-type="float" office:value="71960300" calcext:value-type="float">
            <text:p>71960300.000</text:p>
          </table:table-cell>
          <table:table-cell office:value-type="float" office:value="743024400" calcext:value-type="float">
            <text:p>743024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552114073155611" calcext:value-type="float">
            <text:p>0.552</text:p>
          </table:table-cell>
          <table:table-cell table:formula="of:=AVERAGE([.C121:.C130])" office:value-type="float" office:value="0.329927971597749" calcext:value-type="float">
            <text:p>0.330</text:p>
          </table:table-cell>
          <table:table-cell table:formula="of:=AVERAGE([.D121:.D130])" office:value-type="float" office:value="0.6611298689282" calcext:value-type="float">
            <text:p>0.661</text:p>
          </table:table-cell>
          <table:table-cell table:formula="of:=AVERAGE([.E121:.E130])" office:value-type="float" office:value="0.552114073155611" calcext:value-type="float">
            <text:p>0.552</text:p>
          </table:table-cell>
          <table:table-cell table:formula="of:=AVERAGE([.F121:.F130])" office:value-type="float" office:value="0.343686047721201" calcext:value-type="float">
            <text:p>0.344</text:p>
          </table:table-cell>
          <table:table-cell table:formula="of:=AVERAGE([.G121:.G130])" office:value-type="float" office:value="0.866130573054736" calcext:value-type="float">
            <text:p>0.866</text:p>
          </table:table-cell>
          <table:table-cell table:formula="of:=AVERAGE([.H121:.H130])" office:value-type="float" office:value="0.552114073155611" calcext:value-type="float">
            <text:p>0.552</text:p>
          </table:table-cell>
          <table:table-cell table:formula="of:=AVERAGE([.I121:.I130])" office:value-type="float" office:value="0.524433608204658" calcext:value-type="float">
            <text:p>0.524</text:p>
          </table:table-cell>
          <table:table-cell table:formula="of:=AVERAGE([.J121:.J130])" office:value-type="float" office:value="0.552114073155611" calcext:value-type="float">
            <text:p>0.552</text:p>
          </table:table-cell>
          <table:table-cell table:formula="of:=AVERAGE([.K121:.K130])" office:value-type="float" office:value="66698080" calcext:value-type="float">
            <text:p>66698080.000</text:p>
          </table:table-cell>
          <table:table-cell table:formula="of:=AVERAGE([.L121:.L130])" office:value-type="float" office:value="801705180" calcext:value-type="float">
            <text:p>801705180.000</text:p>
          </table:table-cell>
          <table:table-cell table:formula="of:=AVERAGE([.M121:.M130])" office:value-type="float" office:value="14094" calcext:value-type="float">
            <text:p>14094.000</text:p>
          </table:table-cell>
          <table:table-cell table:formula="of:=AVERAGE([.N121:.N130])"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0.06669808" calcext:value-type="float">
            <text:p>0.067</text:p>
          </table:table-cell>
          <table:table-cell table:formula="of:=([.L132]/1000000000)" office:value-type="float" office:value="0.80170518" calcext:value-type="float">
            <text:p>0.802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3]/1000000000)" office:value-type="float" office:value="0" calcext:value-type="float">
            <text:p>0.000</text:p>
          </table:table-cell>
          <table:table-cell table:formula="of:=([.L133]/1000000000)" office:value-type="float" office:value="0" calcext:value-type="float">
            <text:p>0.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538098116565581" calcext:value-type="float">
            <text:p>0.538</text:p>
          </table:table-cell>
          <table:table-cell table:formula="of:=AVERAGE([.C2:.C11];[.C19:.C28];[.C36:.C45];[.C53:.C62];[.C70:.C79];[.C87:.C96];[.C104:.C113];[.C121:.C130])" office:value-type="float" office:value="0.294860895160038" calcext:value-type="float">
            <text:p>0.295</text:p>
          </table:table-cell>
          <table:table-cell table:formula="of:=AVERAGE([.D2:.D11];[.D19:.D28];[.D36:.D45];[.D53:.D62];[.D70:.D79];[.D87:.D96];[.D104:.D113];[.D121:.D130])" office:value-type="float" office:value="0.6403466473611" calcext:value-type="float">
            <text:p>0.640</text:p>
          </table:table-cell>
          <table:table-cell table:formula="of:=AVERAGE([.E2:.E11];[.E19:.E28];[.E36:.E45];[.E53:.E62];[.E70:.E79];[.E87:.E96];[.E104:.E113];[.E121:.E130])" office:value-type="float" office:value="0.538098116565581" calcext:value-type="float">
            <text:p>0.538</text:p>
          </table:table-cell>
          <table:table-cell table:formula="of:=AVERAGE([.F2:.F11];[.F19:.F28];[.F36:.F45];[.F53:.F62];[.F70:.F79];[.F87:.F96];[.F104:.F113];[.F121:.F130])" office:value-type="float" office:value="0.309169606318626" calcext:value-type="float">
            <text:p>0.309</text:p>
          </table:table-cell>
          <table:table-cell table:formula="of:=AVERAGE([.G2:.G11];[.G19:.G28];[.G36:.G45];[.G53:.G62];[.G70:.G79];[.G87:.G96];[.G104:.G113];[.G121:.G130])" office:value-type="float" office:value="0.850921077532849" calcext:value-type="float">
            <text:p>0.851</text:p>
          </table:table-cell>
          <table:table-cell table:formula="of:=AVERAGE([.H2:.H11];[.H19:.H28];[.H36:.H45];[.H53:.H62];[.H70:.H79];[.H87:.H96];[.H104:.H113];[.H121:.H130])" office:value-type="float" office:value="0.538098116565581" calcext:value-type="float">
            <text:p>0.538</text:p>
          </table:table-cell>
          <table:table-cell table:formula="of:=AVERAGE([.I2:.I11];[.I19:.I28];[.I36:.I45];[.I53:.I62];[.I70:.I79];[.I87:.I96];[.I104:.I113];[.I121:.I130])" office:value-type="float" office:value="0.497099037618956" calcext:value-type="float">
            <text:p>0.497</text:p>
          </table:table-cell>
          <table:table-cell table:formula="of:=AVERAGE([.J2:.J11];[.J19:.J28];[.J36:.J45];[.J53:.J62];[.J70:.J79];[.J87:.J96];[.J104:.J113];[.J121:.J130])" office:value-type="float" office:value="0.538098116565581" calcext:value-type="float">
            <text:p>0.538</text:p>
          </table:table-cell>
          <table:table-cell table:formula="of:=AVERAGE([.K2:.K11];[.K19:.K28];[.K36:.K45];[.K53:.K62];[.K70:.K79];[.K87:.K96];[.K104:.K113];[.K121:.K130])" office:value-type="float" office:value="62793208.75" calcext:value-type="float">
            <text:p>62793208.750</text:p>
          </table:table-cell>
          <table:table-cell table:formula="of:=AVERAGE([.L2:.L11];[.L19:.L28];[.L36:.L45];[.L53:.L62];[.L70:.L79];[.L87:.L96];[.L104:.L113];[.L121:.L130])" office:value-type="float" office:value="773278817.5" calcext:value-type="float">
            <text:p>773278817.500</text:p>
          </table:table-cell>
          <table:table-cell table:formula="of:=AVERAGE([.M2:.M11];[.M19:.M28];[.M36:.M45];[.M53:.M62];[.M70:.M79];[.M87:.M96];[.M104:.M113];[.M121:.M130])" office:value-type="float" office:value="13678.3125" calcext:value-type="float">
            <text:p>13678.313</text:p>
          </table:table-cell>
          <table:table-cell table:formula="of:=AVERAGE([.N2:.N11];[.N19:.N28];[.N36:.N45];[.N53:.N62];[.N70:.N79];[.N87:.N96];[.N104:.N113];[.N121:.N130])" office:value-type="float" office:value="55361.6875" calcext:value-type="float">
            <text:p>55361.68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0.06279320875" calcext:value-type="float">
            <text:p>0.063</text:p>
          </table:table-cell>
          <table:table-cell table:formula="of:=([.L140]/1000000000)" office:value-type="float" office:value="0.7732788175" calcext:value-type="float">
            <text:p>0.773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T" table:style-name="ta1">
        <table:table-column table:style-name="co15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4" table:default-cell-style-name="ce6"/>
        <table:table-column table:style-name="co1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384711886030193" calcext:value-type="float">
            <text:p>0.385</text:p>
          </table:table-cell>
          <table:table-cell office:value-type="float" office:value="0.212474736540536" calcext:value-type="float">
            <text:p>0.212</text:p>
          </table:table-cell>
          <table:table-cell office:value-type="float" office:value="0.488316351816649" calcext:value-type="float">
            <text:p>0.488</text:p>
          </table:table-cell>
          <table:table-cell office:value-type="float" office:value="0.384711886030193" calcext:value-type="float">
            <text:p>0.385</text:p>
          </table:table-cell>
          <table:table-cell office:value-type="float" office:value="0.251750564229346" calcext:value-type="float">
            <text:p>0.252</text:p>
          </table:table-cell>
          <table:table-cell office:value-type="float" office:value="0.778950261262995" calcext:value-type="float">
            <text:p>0.779</text:p>
          </table:table-cell>
          <table:table-cell office:value-type="float" office:value="0.384711886030193" calcext:value-type="float">
            <text:p>0.385</text:p>
          </table:table-cell>
          <table:table-cell office:value-type="float" office:value="0.381701352371306" calcext:value-type="float">
            <text:p>0.382</text:p>
          </table:table-cell>
          <table:table-cell office:value-type="float" office:value="0.384711886030193" calcext:value-type="float">
            <text:p>0.385</text:p>
          </table:table-cell>
          <table:table-cell office:value-type="float" office:value="2260031600" calcext:value-type="float">
            <text:p>2260031600.000</text:p>
          </table:table-cell>
          <table:table-cell office:value-type="float" office:value="34997800" calcext:value-type="float">
            <text:p>349978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400595364660855" calcext:value-type="float">
            <text:p>0.401</text:p>
          </table:table-cell>
          <table:table-cell office:value-type="float" office:value="0.220322376552789" calcext:value-type="float">
            <text:p>0.220</text:p>
          </table:table-cell>
          <table:table-cell office:value-type="float" office:value="0.504124468753681" calcext:value-type="float">
            <text:p>0.504</text:p>
          </table:table-cell>
          <table:table-cell office:value-type="float" office:value="0.400595364660855" calcext:value-type="float">
            <text:p>0.401</text:p>
          </table:table-cell>
          <table:table-cell office:value-type="float" office:value="0.255493511311237" calcext:value-type="float">
            <text:p>0.255</text:p>
          </table:table-cell>
          <table:table-cell office:value-type="float" office:value="0.779010945043602" calcext:value-type="float">
            <text:p>0.779</text:p>
          </table:table-cell>
          <table:table-cell office:value-type="float" office:value="0.400595364660855" calcext:value-type="float">
            <text:p>0.401</text:p>
          </table:table-cell>
          <table:table-cell office:value-type="float" office:value="0.384921280640812" calcext:value-type="float">
            <text:p>0.385</text:p>
          </table:table-cell>
          <table:table-cell office:value-type="float" office:value="0.400595364660855" calcext:value-type="float">
            <text:p>0.401</text:p>
          </table:table-cell>
          <table:table-cell office:value-type="float" office:value="2273008700" calcext:value-type="float">
            <text:p>2273008700.000</text:p>
          </table:table-cell>
          <table:table-cell office:value-type="float" office:value="37989300" calcext:value-type="float">
            <text:p>37989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405911120561344" calcext:value-type="float">
            <text:p>0.406</text:p>
          </table:table-cell>
          <table:table-cell office:value-type="float" office:value="0.222825274830409" calcext:value-type="float">
            <text:p>0.223</text:p>
          </table:table-cell>
          <table:table-cell office:value-type="float" office:value="0.511054276329981" calcext:value-type="float">
            <text:p>0.511</text:p>
          </table:table-cell>
          <table:table-cell office:value-type="float" office:value="0.405911120561344" calcext:value-type="float">
            <text:p>0.406</text:p>
          </table:table-cell>
          <table:table-cell office:value-type="float" office:value="0.258329354090057" calcext:value-type="float">
            <text:p>0.258</text:p>
          </table:table-cell>
          <table:table-cell office:value-type="float" office:value="0.787042242877092" calcext:value-type="float">
            <text:p>0.787</text:p>
          </table:table-cell>
          <table:table-cell office:value-type="float" office:value="0.405911120561344" calcext:value-type="float">
            <text:p>0.406</text:p>
          </table:table-cell>
          <table:table-cell office:value-type="float" office:value="0.379754320540506" calcext:value-type="float">
            <text:p>0.380</text:p>
          </table:table-cell>
          <table:table-cell office:value-type="float" office:value="0.405911120561344" calcext:value-type="float">
            <text:p>0.406</text:p>
          </table:table-cell>
          <table:table-cell office:value-type="float" office:value="2215999300" calcext:value-type="float">
            <text:p>2215999300.000</text:p>
          </table:table-cell>
          <table:table-cell office:value-type="float" office:value="35037900" calcext:value-type="float">
            <text:p>350379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397044439719328" calcext:value-type="float">
            <text:p>0.397</text:p>
          </table:table-cell>
          <table:table-cell office:value-type="float" office:value="0.221311351166758" calcext:value-type="float">
            <text:p>0.221</text:p>
          </table:table-cell>
          <table:table-cell office:value-type="float" office:value="0.502606854155013" calcext:value-type="float">
            <text:p>0.503</text:p>
          </table:table-cell>
          <table:table-cell office:value-type="float" office:value="0.397044439719328" calcext:value-type="float">
            <text:p>0.397</text:p>
          </table:table-cell>
          <table:table-cell office:value-type="float" office:value="0.258767327630721" calcext:value-type="float">
            <text:p>0.259</text:p>
          </table:table-cell>
          <table:table-cell office:value-type="float" office:value="0.786211314978784" calcext:value-type="float">
            <text:p>0.786</text:p>
          </table:table-cell>
          <table:table-cell office:value-type="float" office:value="0.397044439719328" calcext:value-type="float">
            <text:p>0.397</text:p>
          </table:table-cell>
          <table:table-cell office:value-type="float" office:value="0.375894810341097" calcext:value-type="float">
            <text:p>0.376</text:p>
          </table:table-cell>
          <table:table-cell office:value-type="float" office:value="0.397044439719328" calcext:value-type="float">
            <text:p>0.397</text:p>
          </table:table-cell>
          <table:table-cell office:value-type="float" office:value="2308990800" calcext:value-type="float">
            <text:p>2308990800.000</text:p>
          </table:table-cell>
          <table:table-cell office:value-type="float" office:value="34996100" calcext:value-type="float">
            <text:p>34996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402742930044652" calcext:value-type="float">
            <text:p>0.403</text:p>
          </table:table-cell>
          <table:table-cell office:value-type="float" office:value="0.218916210068177" calcext:value-type="float">
            <text:p>0.219</text:p>
          </table:table-cell>
          <table:table-cell office:value-type="float" office:value="0.508816799080113" calcext:value-type="float">
            <text:p>0.509</text:p>
          </table:table-cell>
          <table:table-cell office:value-type="float" office:value="0.402742930044652" calcext:value-type="float">
            <text:p>0.403</text:p>
          </table:table-cell>
          <table:table-cell office:value-type="float" office:value="0.256397803415397" calcext:value-type="float">
            <text:p>0.256</text:p>
          </table:table-cell>
          <table:table-cell office:value-type="float" office:value="0.787292624740881" calcext:value-type="float">
            <text:p>0.787</text:p>
          </table:table-cell>
          <table:table-cell office:value-type="float" office:value="0.402742930044652" calcext:value-type="float">
            <text:p>0.403</text:p>
          </table:table-cell>
          <table:table-cell office:value-type="float" office:value="0.37481896040491" calcext:value-type="float">
            <text:p>0.375</text:p>
          </table:table-cell>
          <table:table-cell office:value-type="float" office:value="0.402742930044652" calcext:value-type="float">
            <text:p>0.403</text:p>
          </table:table-cell>
          <table:table-cell office:value-type="float" office:value="2449035900" calcext:value-type="float">
            <text:p>2449035900.000</text:p>
          </table:table-cell>
          <table:table-cell office:value-type="float" office:value="35008300" calcext:value-type="float">
            <text:p>35008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392260259408888" calcext:value-type="float">
            <text:p>0.392</text:p>
          </table:table-cell>
          <table:table-cell office:value-type="float" office:value="0.218580946136363" calcext:value-type="float">
            <text:p>0.219</text:p>
          </table:table-cell>
          <table:table-cell office:value-type="float" office:value="0.496177603899439" calcext:value-type="float">
            <text:p>0.496</text:p>
          </table:table-cell>
          <table:table-cell office:value-type="float" office:value="0.392260259408888" calcext:value-type="float">
            <text:p>0.392</text:p>
          </table:table-cell>
          <table:table-cell office:value-type="float" office:value="0.256761800355882" calcext:value-type="float">
            <text:p>0.257</text:p>
          </table:table-cell>
          <table:table-cell office:value-type="float" office:value="0.784131377075167" calcext:value-type="float">
            <text:p>0.784</text:p>
          </table:table-cell>
          <table:table-cell office:value-type="float" office:value="0.392260259408888" calcext:value-type="float">
            <text:p>0.392</text:p>
          </table:table-cell>
          <table:table-cell office:value-type="float" office:value="0.361492047950233" calcext:value-type="float">
            <text:p>0.361</text:p>
          </table:table-cell>
          <table:table-cell office:value-type="float" office:value="0.392260259408888" calcext:value-type="float">
            <text:p>0.392</text:p>
          </table:table-cell>
          <table:table-cell office:value-type="float" office:value="2318028600" calcext:value-type="float">
            <text:p>2318028600.000</text:p>
          </table:table-cell>
          <table:table-cell office:value-type="float" office:value="34997400" calcext:value-type="float">
            <text:p>349974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381968955985541" calcext:value-type="float">
            <text:p>0.382</text:p>
          </table:table-cell>
          <table:table-cell office:value-type="float" office:value="0.213557319483743" calcext:value-type="float">
            <text:p>0.214</text:p>
          </table:table-cell>
          <table:table-cell office:value-type="float" office:value="0.48641755999371" calcext:value-type="float">
            <text:p>0.486</text:p>
          </table:table-cell>
          <table:table-cell office:value-type="float" office:value="0.381968955985541" calcext:value-type="float">
            <text:p>0.382</text:p>
          </table:table-cell>
          <table:table-cell office:value-type="float" office:value="0.255103219302279" calcext:value-type="float">
            <text:p>0.255</text:p>
          </table:table-cell>
          <table:table-cell office:value-type="float" office:value="0.785898138639723" calcext:value-type="float">
            <text:p>0.786</text:p>
          </table:table-cell>
          <table:table-cell office:value-type="float" office:value="0.381968955985541" calcext:value-type="float">
            <text:p>0.382</text:p>
          </table:table-cell>
          <table:table-cell office:value-type="float" office:value="0.365982987776721" calcext:value-type="float">
            <text:p>0.366</text:p>
          </table:table-cell>
          <table:table-cell office:value-type="float" office:value="0.381968955985541" calcext:value-type="float">
            <text:p>0.382</text:p>
          </table:table-cell>
          <table:table-cell office:value-type="float" office:value="2262000800" calcext:value-type="float">
            <text:p>2262000800.000</text:p>
          </table:table-cell>
          <table:table-cell office:value-type="float" office:value="34999700" calcext:value-type="float">
            <text:p>34999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3913034233468" calcext:value-type="float">
            <text:p>0.391</text:p>
          </table:table-cell>
          <table:table-cell office:value-type="float" office:value="0.220744912261529" calcext:value-type="float">
            <text:p>0.221</text:p>
          </table:table-cell>
          <table:table-cell office:value-type="float" office:value="0.494867798366661" calcext:value-type="float">
            <text:p>0.495</text:p>
          </table:table-cell>
          <table:table-cell office:value-type="float" office:value="0.3913034233468" calcext:value-type="float">
            <text:p>0.391</text:p>
          </table:table-cell>
          <table:table-cell office:value-type="float" office:value="0.258822185367433" calcext:value-type="float">
            <text:p>0.259</text:p>
          </table:table-cell>
          <table:table-cell office:value-type="float" office:value="0.786349186179339" calcext:value-type="float">
            <text:p>0.786</text:p>
          </table:table-cell>
          <table:table-cell office:value-type="float" office:value="0.3913034233468" calcext:value-type="float">
            <text:p>0.391</text:p>
          </table:table-cell>
          <table:table-cell office:value-type="float" office:value="0.394729338726252" calcext:value-type="float">
            <text:p>0.395</text:p>
          </table:table-cell>
          <table:table-cell office:value-type="float" office:value="0.3913034233468" calcext:value-type="float">
            <text:p>0.391</text:p>
          </table:table-cell>
          <table:table-cell office:value-type="float" office:value="2259970700" calcext:value-type="float">
            <text:p>2259970700.000</text:p>
          </table:table-cell>
          <table:table-cell office:value-type="float" office:value="34999600" calcext:value-type="float">
            <text:p>349996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408101211992345" calcext:value-type="float">
            <text:p>0.408</text:p>
          </table:table-cell>
          <table:table-cell office:value-type="float" office:value="0.221032059015416" calcext:value-type="float">
            <text:p>0.221</text:p>
          </table:table-cell>
          <table:table-cell office:value-type="float" office:value="0.513366668875563" calcext:value-type="float">
            <text:p>0.513</text:p>
          </table:table-cell>
          <table:table-cell office:value-type="float" office:value="0.408101211992345" calcext:value-type="float">
            <text:p>0.408</text:p>
          </table:table-cell>
          <table:table-cell office:value-type="float" office:value="0.256200139188358" calcext:value-type="float">
            <text:p>0.256</text:p>
          </table:table-cell>
          <table:table-cell office:value-type="float" office:value="0.784883095988558" calcext:value-type="float">
            <text:p>0.785</text:p>
          </table:table-cell>
          <table:table-cell office:value-type="float" office:value="0.408101211992345" calcext:value-type="float">
            <text:p>0.408</text:p>
          </table:table-cell>
          <table:table-cell office:value-type="float" office:value="0.373507528595657" calcext:value-type="float">
            <text:p>0.374</text:p>
          </table:table-cell>
          <table:table-cell office:value-type="float" office:value="0.408101211992345" calcext:value-type="float">
            <text:p>0.408</text:p>
          </table:table-cell>
          <table:table-cell office:value-type="float" office:value="2238980000" calcext:value-type="float">
            <text:p>2238980000.000</text:p>
          </table:table-cell>
          <table:table-cell office:value-type="float" office:value="33998800" calcext:value-type="float">
            <text:p>339988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397852434616202" calcext:value-type="float">
            <text:p>0.398</text:p>
          </table:table-cell>
          <table:table-cell office:value-type="float" office:value="0.218551729418473" calcext:value-type="float">
            <text:p>0.219</text:p>
          </table:table-cell>
          <table:table-cell office:value-type="float" office:value="0.501267118615146" calcext:value-type="float">
            <text:p>0.501</text:p>
          </table:table-cell>
          <table:table-cell office:value-type="float" office:value="0.397852434616202" calcext:value-type="float">
            <text:p>0.398</text:p>
          </table:table-cell>
          <table:table-cell office:value-type="float" office:value="0.254173627655958" calcext:value-type="float">
            <text:p>0.254</text:p>
          </table:table-cell>
          <table:table-cell office:value-type="float" office:value="0.777806326960369" calcext:value-type="float">
            <text:p>0.778</text:p>
          </table:table-cell>
          <table:table-cell office:value-type="float" office:value="0.397852434616202" calcext:value-type="float">
            <text:p>0.398</text:p>
          </table:table-cell>
          <table:table-cell office:value-type="float" office:value="0.37871577584741" calcext:value-type="float">
            <text:p>0.379</text:p>
          </table:table-cell>
          <table:table-cell office:value-type="float" office:value="0.397852434616202" calcext:value-type="float">
            <text:p>0.398</text:p>
          </table:table-cell>
          <table:table-cell office:value-type="float" office:value="2350966300" calcext:value-type="float">
            <text:p>2350966300.000</text:p>
          </table:table-cell>
          <table:table-cell office:value-type="float" office:value="34997100" calcext:value-type="float">
            <text:p>34997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396249202636615" calcext:value-type="float">
            <text:p>0.396</text:p>
          </table:table-cell>
          <table:table-cell table:formula="of:=AVERAGE([.C2:.C11])" office:value-type="float" office:value="0.218831691547419" calcext:value-type="float">
            <text:p>0.219</text:p>
          </table:table-cell>
          <table:table-cell table:formula="of:=AVERAGE([.D2:.D11])" office:value-type="float" office:value="0.500701549988596" calcext:value-type="float">
            <text:p>0.501</text:p>
          </table:table-cell>
          <table:table-cell table:formula="of:=AVERAGE([.E2:.E11])" office:value-type="float" office:value="0.396249202636615" calcext:value-type="float">
            <text:p>0.396</text:p>
          </table:table-cell>
          <table:table-cell table:formula="of:=AVERAGE([.F2:.F11])" office:value-type="float" office:value="0.256179953254667" calcext:value-type="float">
            <text:p>0.256</text:p>
          </table:table-cell>
          <table:table-cell table:formula="of:=AVERAGE([.G2:.G11])" office:value-type="float" office:value="0.783757551374651" calcext:value-type="float">
            <text:p>0.784</text:p>
          </table:table-cell>
          <table:table-cell table:formula="of:=AVERAGE([.H2:.H11])" office:value-type="float" office:value="0.396249202636615" calcext:value-type="float">
            <text:p>0.396</text:p>
          </table:table-cell>
          <table:table-cell table:formula="of:=AVERAGE([.I2:.I11])" office:value-type="float" office:value="0.37715184031949" calcext:value-type="float">
            <text:p>0.377</text:p>
          </table:table-cell>
          <table:table-cell table:formula="of:=AVERAGE([.J2:.J11])" office:value-type="float" office:value="0.396249202636615" calcext:value-type="float">
            <text:p>0.396</text:p>
          </table:table-cell>
          <table:table-cell table:formula="of:=AVERAGE([.K2:.K11])" office:value-type="float" office:value="2293701270" calcext:value-type="float">
            <text:p>2293701270.000</text:p>
          </table:table-cell>
          <table:table-cell table:formula="of:=AVERAGE([.L2:.L11])" office:value-type="float" office:value="35202200" calcext:value-type="float">
            <text:p>35202200.000</text:p>
          </table:table-cell>
          <table:table-cell table:formula="of:=AVERAGE([.M2:.M11])" office:value-type="float" office:value="11691" calcext:value-type="float">
            <text:p>11691.000</text:p>
          </table:table-cell>
          <table:table-cell table:formula="of:=AVERAGE([.N2:.N11])"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2.29370127" calcext:value-type="float">
            <text:p>2.294</text:p>
          </table:table-cell>
          <table:table-cell table:formula="of:=([.L13]/1000000000)" office:value-type="float" office:value="0.0352022" calcext:value-type="float">
            <text:p>0.03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26672038678485" calcext:value-type="float">
            <text:p>0.427</text:p>
          </table:table-cell>
          <table:table-cell office:value-type="float" office:value="0.225457625043584" calcext:value-type="float">
            <text:p>0.225</text:p>
          </table:table-cell>
          <table:table-cell office:value-type="float" office:value="0.534630749522425" calcext:value-type="float">
            <text:p>0.535</text:p>
          </table:table-cell>
          <table:table-cell office:value-type="float" office:value="0.426672038678485" calcext:value-type="float">
            <text:p>0.427</text:p>
          </table:table-cell>
          <table:table-cell office:value-type="float" office:value="0.257112429959805" calcext:value-type="float">
            <text:p>0.257</text:p>
          </table:table-cell>
          <table:table-cell office:value-type="float" office:value="0.812804539478829" calcext:value-type="float">
            <text:p>0.813</text:p>
          </table:table-cell>
          <table:table-cell office:value-type="float" office:value="0.426672038678485" calcext:value-type="float">
            <text:p>0.427</text:p>
          </table:table-cell>
          <table:table-cell office:value-type="float" office:value="0.410462153638927" calcext:value-type="float">
            <text:p>0.410</text:p>
          </table:table-cell>
          <table:table-cell office:value-type="float" office:value="0.426672038678485" calcext:value-type="float">
            <text:p>0.427</text:p>
          </table:table-cell>
          <table:table-cell office:value-type="float" office:value="3149001800" calcext:value-type="float">
            <text:p>3149001800.000</text:p>
          </table:table-cell>
          <table:table-cell office:value-type="float" office:value="43000000" calcext:value-type="float">
            <text:p>430000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18368776933048" calcext:value-type="float">
            <text:p>0.418</text:p>
          </table:table-cell>
          <table:table-cell office:value-type="float" office:value="0.225428242559608" calcext:value-type="float">
            <text:p>0.225</text:p>
          </table:table-cell>
          <table:table-cell office:value-type="float" office:value="0.527239389819988" calcext:value-type="float">
            <text:p>0.527</text:p>
          </table:table-cell>
          <table:table-cell office:value-type="float" office:value="0.418368776933048" calcext:value-type="float">
            <text:p>0.418</text:p>
          </table:table-cell>
          <table:table-cell office:value-type="float" office:value="0.259025855071522" calcext:value-type="float">
            <text:p>0.259</text:p>
          </table:table-cell>
          <table:table-cell office:value-type="float" office:value="0.815866507568687" calcext:value-type="float">
            <text:p>0.816</text:p>
          </table:table-cell>
          <table:table-cell office:value-type="float" office:value="0.418368776933048" calcext:value-type="float">
            <text:p>0.418</text:p>
          </table:table-cell>
          <table:table-cell office:value-type="float" office:value="0.41917134478411" calcext:value-type="float">
            <text:p>0.419</text:p>
          </table:table-cell>
          <table:table-cell office:value-type="float" office:value="0.418368776933048" calcext:value-type="float">
            <text:p>0.418</text:p>
          </table:table-cell>
          <table:table-cell office:value-type="float" office:value="3388996900" calcext:value-type="float">
            <text:p>3388996900.000</text:p>
          </table:table-cell>
          <table:table-cell office:value-type="float" office:value="43997400" calcext:value-type="float">
            <text:p>43997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12325263637319" calcext:value-type="float">
            <text:p>0.412</text:p>
          </table:table-cell>
          <table:table-cell office:value-type="float" office:value="0.223526434041075" calcext:value-type="float">
            <text:p>0.224</text:p>
          </table:table-cell>
          <table:table-cell office:value-type="float" office:value="0.522006093013996" calcext:value-type="float">
            <text:p>0.522</text:p>
          </table:table-cell>
          <table:table-cell office:value-type="float" office:value="0.412325263637319" calcext:value-type="float">
            <text:p>0.412</text:p>
          </table:table-cell>
          <table:table-cell office:value-type="float" office:value="0.259191272899529" calcext:value-type="float">
            <text:p>0.259</text:p>
          </table:table-cell>
          <table:table-cell office:value-type="float" office:value="0.817503533958494" calcext:value-type="float">
            <text:p>0.818</text:p>
          </table:table-cell>
          <table:table-cell office:value-type="float" office:value="0.412325263637319" calcext:value-type="float">
            <text:p>0.412</text:p>
          </table:table-cell>
          <table:table-cell office:value-type="float" office:value="0.413899073497857" calcext:value-type="float">
            <text:p>0.414</text:p>
          </table:table-cell>
          <table:table-cell office:value-type="float" office:value="0.412325263637319" calcext:value-type="float">
            <text:p>0.412</text:p>
          </table:table-cell>
          <table:table-cell office:value-type="float" office:value="3931994800" calcext:value-type="float">
            <text:p>3931994800.000</text:p>
          </table:table-cell>
          <table:table-cell office:value-type="float" office:value="46998900" calcext:value-type="float">
            <text:p>46998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26286655221946" calcext:value-type="float">
            <text:p>0.426</text:p>
          </table:table-cell>
          <table:table-cell office:value-type="float" office:value="0.224867076877204" calcext:value-type="float">
            <text:p>0.225</text:p>
          </table:table-cell>
          <table:table-cell office:value-type="float" office:value="0.535094910344311" calcext:value-type="float">
            <text:p>0.535</text:p>
          </table:table-cell>
          <table:table-cell office:value-type="float" office:value="0.426286655221946" calcext:value-type="float">
            <text:p>0.426</text:p>
          </table:table-cell>
          <table:table-cell office:value-type="float" office:value="0.257476272389094" calcext:value-type="float">
            <text:p>0.257</text:p>
          </table:table-cell>
          <table:table-cell office:value-type="float" office:value="0.815196684670461" calcext:value-type="float">
            <text:p>0.815</text:p>
          </table:table-cell>
          <table:table-cell office:value-type="float" office:value="0.426286655221946" calcext:value-type="float">
            <text:p>0.426</text:p>
          </table:table-cell>
          <table:table-cell office:value-type="float" office:value="0.411300886334525" calcext:value-type="float">
            <text:p>0.411</text:p>
          </table:table-cell>
          <table:table-cell office:value-type="float" office:value="0.426286655221946" calcext:value-type="float">
            <text:p>0.426</text:p>
          </table:table-cell>
          <table:table-cell office:value-type="float" office:value="3502968200" calcext:value-type="float">
            <text:p>3502968200.000</text:p>
          </table:table-cell>
          <table:table-cell office:value-type="float" office:value="44002300" calcext:value-type="float">
            <text:p>440023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18403811792734" calcext:value-type="float">
            <text:p>0.418</text:p>
          </table:table-cell>
          <table:table-cell office:value-type="float" office:value="0.222660186014428" calcext:value-type="float">
            <text:p>0.223</text:p>
          </table:table-cell>
          <table:table-cell office:value-type="float" office:value="0.526359869545154" calcext:value-type="float">
            <text:p>0.526</text:p>
          </table:table-cell>
          <table:table-cell office:value-type="float" office:value="0.418403811792734" calcext:value-type="float">
            <text:p>0.418</text:p>
          </table:table-cell>
          <table:table-cell office:value-type="float" office:value="0.255932671330063" calcext:value-type="float">
            <text:p>0.256</text:p>
          </table:table-cell>
          <table:table-cell office:value-type="float" office:value="0.811441868605152" calcext:value-type="float">
            <text:p>0.811</text:p>
          </table:table-cell>
          <table:table-cell office:value-type="float" office:value="0.418403811792734" calcext:value-type="float">
            <text:p>0.418</text:p>
          </table:table-cell>
          <table:table-cell office:value-type="float" office:value="0.415175910420364" calcext:value-type="float">
            <text:p>0.415</text:p>
          </table:table-cell>
          <table:table-cell office:value-type="float" office:value="0.418403811792734" calcext:value-type="float">
            <text:p>0.418</text:p>
          </table:table-cell>
          <table:table-cell office:value-type="float" office:value="3429998500" calcext:value-type="float">
            <text:p>3429998500.000</text:p>
          </table:table-cell>
          <table:table-cell office:value-type="float" office:value="42056900" calcext:value-type="float">
            <text:p>42056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19244648425183" calcext:value-type="float">
            <text:p>0.419</text:p>
          </table:table-cell>
          <table:table-cell office:value-type="float" office:value="0.223580247854392" calcext:value-type="float">
            <text:p>0.224</text:p>
          </table:table-cell>
          <table:table-cell office:value-type="float" office:value="0.526749892969434" calcext:value-type="float">
            <text:p>0.527</text:p>
          </table:table-cell>
          <table:table-cell office:value-type="float" office:value="0.419244648425183" calcext:value-type="float">
            <text:p>0.419</text:p>
          </table:table-cell>
          <table:table-cell office:value-type="float" office:value="0.25660301248543" calcext:value-type="float">
            <text:p>0.257</text:p>
          </table:table-cell>
          <table:table-cell office:value-type="float" office:value="0.812441381380002" calcext:value-type="float">
            <text:p>0.812</text:p>
          </table:table-cell>
          <table:table-cell office:value-type="float" office:value="0.419244648425183" calcext:value-type="float">
            <text:p>0.419</text:p>
          </table:table-cell>
          <table:table-cell office:value-type="float" office:value="0.414557149139081" calcext:value-type="float">
            <text:p>0.415</text:p>
          </table:table-cell>
          <table:table-cell office:value-type="float" office:value="0.419244648425183" calcext:value-type="float">
            <text:p>0.419</text:p>
          </table:table-cell>
          <table:table-cell office:value-type="float" office:value="3088000400" calcext:value-type="float">
            <text:p>3088000400.000</text:p>
          </table:table-cell>
          <table:table-cell office:value-type="float" office:value="42997800" calcext:value-type="float">
            <text:p>429978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04022001891882" calcext:value-type="float">
            <text:p>0.404</text:p>
          </table:table-cell>
          <table:table-cell office:value-type="float" office:value="0.218205834378959" calcext:value-type="float">
            <text:p>0.218</text:p>
          </table:table-cell>
          <table:table-cell office:value-type="float" office:value="0.51223101993517" calcext:value-type="float">
            <text:p>0.512</text:p>
          </table:table-cell>
          <table:table-cell office:value-type="float" office:value="0.404022001891882" calcext:value-type="float">
            <text:p>0.404</text:p>
          </table:table-cell>
          <table:table-cell office:value-type="float" office:value="0.254494955473923" calcext:value-type="float">
            <text:p>0.254</text:p>
          </table:table-cell>
          <table:table-cell office:value-type="float" office:value="0.807838678773453" calcext:value-type="float">
            <text:p>0.808</text:p>
          </table:table-cell>
          <table:table-cell office:value-type="float" office:value="0.404022001891882" calcext:value-type="float">
            <text:p>0.404</text:p>
          </table:table-cell>
          <table:table-cell office:value-type="float" office:value="0.415228142850395" calcext:value-type="float">
            <text:p>0.415</text:p>
          </table:table-cell>
          <table:table-cell office:value-type="float" office:value="0.404022001891882" calcext:value-type="float">
            <text:p>0.404</text:p>
          </table:table-cell>
          <table:table-cell office:value-type="float" office:value="3472000700" calcext:value-type="float">
            <text:p>3472000700.000</text:p>
          </table:table-cell>
          <table:table-cell office:value-type="float" office:value="44030900" calcext:value-type="float">
            <text:p>44030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16249167922083" calcext:value-type="float">
            <text:p>0.416</text:p>
          </table:table-cell>
          <table:table-cell office:value-type="float" office:value="0.224302936845663" calcext:value-type="float">
            <text:p>0.224</text:p>
          </table:table-cell>
          <table:table-cell office:value-type="float" office:value="0.524289662623457" calcext:value-type="float">
            <text:p>0.524</text:p>
          </table:table-cell>
          <table:table-cell office:value-type="float" office:value="0.416249167922082" calcext:value-type="float">
            <text:p>0.416</text:p>
          </table:table-cell>
          <table:table-cell office:value-type="float" office:value="0.258522090986688" calcext:value-type="float">
            <text:p>0.259</text:p>
          </table:table-cell>
          <table:table-cell office:value-type="float" office:value="0.816910370349485" calcext:value-type="float">
            <text:p>0.817</text:p>
          </table:table-cell>
          <table:table-cell office:value-type="float" office:value="0.416249167922082" calcext:value-type="float">
            <text:p>0.416</text:p>
          </table:table-cell>
          <table:table-cell office:value-type="float" office:value="0.419471212309776" calcext:value-type="float">
            <text:p>0.419</text:p>
          </table:table-cell>
          <table:table-cell office:value-type="float" office:value="0.416249167922082" calcext:value-type="float">
            <text:p>0.416</text:p>
          </table:table-cell>
          <table:table-cell office:value-type="float" office:value="3406954900" calcext:value-type="float">
            <text:p>3406954900.000</text:p>
          </table:table-cell>
          <table:table-cell office:value-type="float" office:value="43057100" calcext:value-type="float">
            <text:p>430571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2390428476334" calcext:value-type="float">
            <text:p>0.424</text:p>
          </table:table-cell>
          <table:table-cell office:value-type="float" office:value="0.22505839729838" calcext:value-type="float">
            <text:p>0.225</text:p>
          </table:table-cell>
          <table:table-cell office:value-type="float" office:value="0.53132540238176" calcext:value-type="float">
            <text:p>0.531</text:p>
          </table:table-cell>
          <table:table-cell office:value-type="float" office:value="0.42390428476334" calcext:value-type="float">
            <text:p>0.424</text:p>
          </table:table-cell>
          <table:table-cell office:value-type="float" office:value="0.256769462498093" calcext:value-type="float">
            <text:p>0.257</text:p>
          </table:table-cell>
          <table:table-cell office:value-type="float" office:value="0.811972920190983" calcext:value-type="float">
            <text:p>0.812</text:p>
          </table:table-cell>
          <table:table-cell office:value-type="float" office:value="0.42390428476334" calcext:value-type="float">
            <text:p>0.424</text:p>
          </table:table-cell>
          <table:table-cell office:value-type="float" office:value="0.415932409127219" calcext:value-type="float">
            <text:p>0.416</text:p>
          </table:table-cell>
          <table:table-cell office:value-type="float" office:value="0.42390428476334" calcext:value-type="float">
            <text:p>0.424</text:p>
          </table:table-cell>
          <table:table-cell office:value-type="float" office:value="3332006700" calcext:value-type="float">
            <text:p>3332006700.000</text:p>
          </table:table-cell>
          <table:table-cell office:value-type="float" office:value="47993700" calcext:value-type="float">
            <text:p>479937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15198122131521" calcext:value-type="float">
            <text:p>0.415</text:p>
          </table:table-cell>
          <table:table-cell office:value-type="float" office:value="0.2213393076672" calcext:value-type="float">
            <text:p>0.221</text:p>
          </table:table-cell>
          <table:table-cell office:value-type="float" office:value="0.524902875524472" calcext:value-type="float">
            <text:p>0.525</text:p>
          </table:table-cell>
          <table:table-cell office:value-type="float" office:value="0.415198122131521" calcext:value-type="float">
            <text:p>0.415</text:p>
          </table:table-cell>
          <table:table-cell office:value-type="float" office:value="0.256670041762808" calcext:value-type="float">
            <text:p>0.257</text:p>
          </table:table-cell>
          <table:table-cell office:value-type="float" office:value="0.812966284941502" calcext:value-type="float">
            <text:p>0.813</text:p>
          </table:table-cell>
          <table:table-cell office:value-type="float" office:value="0.415198122131521" calcext:value-type="float">
            <text:p>0.415</text:p>
          </table:table-cell>
          <table:table-cell office:value-type="float" office:value="0.408733412320048" calcext:value-type="float">
            <text:p>0.409</text:p>
          </table:table-cell>
          <table:table-cell office:value-type="float" office:value="0.415198122131521" calcext:value-type="float">
            <text:p>0.415</text:p>
          </table:table-cell>
          <table:table-cell office:value-type="float" office:value="3424000800" calcext:value-type="float">
            <text:p>3424000800.000</text:p>
          </table:table-cell>
          <table:table-cell office:value-type="float" office:value="64035500" calcext:value-type="float">
            <text:p>640355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418067477139754" calcext:value-type="float">
            <text:p>0.418</text:p>
          </table:table-cell>
          <table:table-cell table:formula="of:=AVERAGE([.C19:.C28])" office:value-type="float" office:value="0.223442628858049" calcext:value-type="float">
            <text:p>0.223</text:p>
          </table:table-cell>
          <table:table-cell table:formula="of:=AVERAGE([.D19:.D28])" office:value-type="float" office:value="0.526482986568017" calcext:value-type="float">
            <text:p>0.526</text:p>
          </table:table-cell>
          <table:table-cell table:formula="of:=AVERAGE([.E19:.E28])" office:value-type="float" office:value="0.418067477139754" calcext:value-type="float">
            <text:p>0.418</text:p>
          </table:table-cell>
          <table:table-cell table:formula="of:=AVERAGE([.F19:.F28])" office:value-type="float" office:value="0.257179806485695" calcext:value-type="float">
            <text:p>0.257</text:p>
          </table:table-cell>
          <table:table-cell table:formula="of:=AVERAGE([.G19:.G28])" office:value-type="float" office:value="0.813494276991705" calcext:value-type="float">
            <text:p>0.813</text:p>
          </table:table-cell>
          <table:table-cell table:formula="of:=AVERAGE([.H19:.H28])" office:value-type="float" office:value="0.418067477139754" calcext:value-type="float">
            <text:p>0.418</text:p>
          </table:table-cell>
          <table:table-cell table:formula="of:=AVERAGE([.I19:.I28])" office:value-type="float" office:value="0.41439316944223" calcext:value-type="float">
            <text:p>0.414</text:p>
          </table:table-cell>
          <table:table-cell table:formula="of:=AVERAGE([.J19:.J28])" office:value-type="float" office:value="0.418067477139754" calcext:value-type="float">
            <text:p>0.418</text:p>
          </table:table-cell>
          <table:table-cell table:formula="of:=AVERAGE([.K19:.K28])" office:value-type="float" office:value="3412592370" calcext:value-type="float">
            <text:p>3412592370.000</text:p>
          </table:table-cell>
          <table:table-cell table:formula="of:=AVERAGE([.L19:.L28])" office:value-type="float" office:value="46217050" calcext:value-type="float">
            <text:p>46217050.000</text:p>
          </table:table-cell>
          <table:table-cell table:formula="of:=AVERAGE([.M19:.M28])" office:value-type="float" office:value="14184" calcext:value-type="float">
            <text:p>14184.000</text:p>
          </table:table-cell>
          <table:table-cell table:formula="of:=AVERAGE([.N19:.N28])"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3.41259237" calcext:value-type="float">
            <text:p>3.413</text:p>
          </table:table-cell>
          <table:table-cell table:formula="of:=([.L30]/1000000000)" office:value-type="float" office:value="0.04621705" calcext:value-type="float">
            <text:p>0.04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1809018813672" calcext:value-type="float">
            <text:p>0.418</text:p>
          </table:table-cell>
          <table:table-cell office:value-type="float" office:value="0.205991404016695" calcext:value-type="float">
            <text:p>0.206</text:p>
          </table:table-cell>
          <table:table-cell office:value-type="float" office:value="0.533760051683069" calcext:value-type="float">
            <text:p>0.534</text:p>
          </table:table-cell>
          <table:table-cell office:value-type="float" office:value="0.41809018813672" calcext:value-type="float">
            <text:p>0.418</text:p>
          </table:table-cell>
          <table:table-cell office:value-type="float" office:value="0.2452837051972" calcext:value-type="float">
            <text:p>0.245</text:p>
          </table:table-cell>
          <table:table-cell office:value-type="float" office:value="0.828158176520436" calcext:value-type="float">
            <text:p>0.828</text:p>
          </table:table-cell>
          <table:table-cell office:value-type="float" office:value="0.41809018813672" calcext:value-type="float">
            <text:p>0.418</text:p>
          </table:table-cell>
          <table:table-cell office:value-type="float" office:value="0.376850831757171" calcext:value-type="float">
            <text:p>0.377</text:p>
          </table:table-cell>
          <table:table-cell office:value-type="float" office:value="0.41809018813672" calcext:value-type="float">
            <text:p>0.418</text:p>
          </table:table-cell>
          <table:table-cell office:value-type="float" office:value="3650974200" calcext:value-type="float">
            <text:p>3650974200.000</text:p>
          </table:table-cell>
          <table:table-cell office:value-type="float" office:value="52992600" calcext:value-type="float">
            <text:p>52992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12834108862677" calcext:value-type="float">
            <text:p>0.413</text:p>
          </table:table-cell>
          <table:table-cell office:value-type="float" office:value="0.206254005372431" calcext:value-type="float">
            <text:p>0.206</text:p>
          </table:table-cell>
          <table:table-cell office:value-type="float" office:value="0.527024341035988" calcext:value-type="float">
            <text:p>0.527</text:p>
          </table:table-cell>
          <table:table-cell office:value-type="float" office:value="0.412834108862677" calcext:value-type="float">
            <text:p>0.413</text:p>
          </table:table-cell>
          <table:table-cell office:value-type="float" office:value="0.245644110511205" calcext:value-type="float">
            <text:p>0.246</text:p>
          </table:table-cell>
          <table:table-cell office:value-type="float" office:value="0.82929257075687" calcext:value-type="float">
            <text:p>0.829</text:p>
          </table:table-cell>
          <table:table-cell office:value-type="float" office:value="0.412834108862677" calcext:value-type="float">
            <text:p>0.413</text:p>
          </table:table-cell>
          <table:table-cell office:value-type="float" office:value="0.385916100456637" calcext:value-type="float">
            <text:p>0.386</text:p>
          </table:table-cell>
          <table:table-cell office:value-type="float" office:value="0.412834108862677" calcext:value-type="float">
            <text:p>0.413</text:p>
          </table:table-cell>
          <table:table-cell office:value-type="float" office:value="3849675400" calcext:value-type="float">
            <text:p>3849675400.000</text:p>
          </table:table-cell>
          <table:table-cell office:value-type="float" office:value="47006500" calcext:value-type="float">
            <text:p>47006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20208078903025" calcext:value-type="float">
            <text:p>0.420</text:p>
          </table:table-cell>
          <table:table-cell office:value-type="float" office:value="0.209588263137016" calcext:value-type="float">
            <text:p>0.210</text:p>
          </table:table-cell>
          <table:table-cell office:value-type="float" office:value="0.534508071114977" calcext:value-type="float">
            <text:p>0.535</text:p>
          </table:table-cell>
          <table:table-cell office:value-type="float" office:value="0.420208078903025" calcext:value-type="float">
            <text:p>0.420</text:p>
          </table:table-cell>
          <table:table-cell office:value-type="float" office:value="0.247575806478511" calcext:value-type="float">
            <text:p>0.248</text:p>
          </table:table-cell>
          <table:table-cell office:value-type="float" office:value="0.831215996399322" calcext:value-type="float">
            <text:p>0.831</text:p>
          </table:table-cell>
          <table:table-cell office:value-type="float" office:value="0.420208078903025" calcext:value-type="float">
            <text:p>0.420</text:p>
          </table:table-cell>
          <table:table-cell office:value-type="float" office:value="0.385951472636379" calcext:value-type="float">
            <text:p>0.386</text:p>
          </table:table-cell>
          <table:table-cell office:value-type="float" office:value="0.420208078903025" calcext:value-type="float">
            <text:p>0.420</text:p>
          </table:table-cell>
          <table:table-cell office:value-type="float" office:value="3600997900" calcext:value-type="float">
            <text:p>3600997900.000</text:p>
          </table:table-cell>
          <table:table-cell office:value-type="float" office:value="48001600" calcext:value-type="float">
            <text:p>48001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12045696971571" calcext:value-type="float">
            <text:p>0.412</text:p>
          </table:table-cell>
          <table:table-cell office:value-type="float" office:value="0.205609512140794" calcext:value-type="float">
            <text:p>0.206</text:p>
          </table:table-cell>
          <table:table-cell office:value-type="float" office:value="0.527470742214101" calcext:value-type="float">
            <text:p>0.527</text:p>
          </table:table-cell>
          <table:table-cell office:value-type="float" office:value="0.412045696971571" calcext:value-type="float">
            <text:p>0.412</text:p>
          </table:table-cell>
          <table:table-cell office:value-type="float" office:value="0.246223815881989" calcext:value-type="float">
            <text:p>0.246</text:p>
          </table:table-cell>
          <table:table-cell office:value-type="float" office:value="0.831309170653671" calcext:value-type="float">
            <text:p>0.831</text:p>
          </table:table-cell>
          <table:table-cell office:value-type="float" office:value="0.412045696971571" calcext:value-type="float">
            <text:p>0.412</text:p>
          </table:table-cell>
          <table:table-cell office:value-type="float" office:value="0.386501758124826" calcext:value-type="float">
            <text:p>0.387</text:p>
          </table:table-cell>
          <table:table-cell office:value-type="float" office:value="0.412045696971571" calcext:value-type="float">
            <text:p>0.412</text:p>
          </table:table-cell>
          <table:table-cell office:value-type="float" office:value="4270008100" calcext:value-type="float">
            <text:p>4270008100.000</text:p>
          </table:table-cell>
          <table:table-cell office:value-type="float" office:value="82024600" calcext:value-type="float">
            <text:p>82024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10484332246046" calcext:value-type="float">
            <text:p>0.410</text:p>
          </table:table-cell>
          <table:table-cell office:value-type="float" office:value="0.203902540856612" calcext:value-type="float">
            <text:p>0.204</text:p>
          </table:table-cell>
          <table:table-cell office:value-type="float" office:value="0.526753306313082" calcext:value-type="float">
            <text:p>0.527</text:p>
          </table:table-cell>
          <table:table-cell office:value-type="float" office:value="0.410484332246046" calcext:value-type="float">
            <text:p>0.410</text:p>
          </table:table-cell>
          <table:table-cell office:value-type="float" office:value="0.245062984261961" calcext:value-type="float">
            <text:p>0.245</text:p>
          </table:table-cell>
          <table:table-cell office:value-type="float" office:value="0.830536258045641" calcext:value-type="float">
            <text:p>0.831</text:p>
          </table:table-cell>
          <table:table-cell office:value-type="float" office:value="0.410484332246046" calcext:value-type="float">
            <text:p>0.410</text:p>
          </table:table-cell>
          <table:table-cell office:value-type="float" office:value="0.383391805420422" calcext:value-type="float">
            <text:p>0.383</text:p>
          </table:table-cell>
          <table:table-cell office:value-type="float" office:value="0.410484332246046" calcext:value-type="float">
            <text:p>0.410</text:p>
          </table:table-cell>
          <table:table-cell office:value-type="float" office:value="3804035400" calcext:value-type="float">
            <text:p>3804035400.000</text:p>
          </table:table-cell>
          <table:table-cell office:value-type="float" office:value="53999200" calcext:value-type="float">
            <text:p>539992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07578029588635" calcext:value-type="float">
            <text:p>0.408</text:p>
          </table:table-cell>
          <table:table-cell office:value-type="float" office:value="0.203330664678093" calcext:value-type="float">
            <text:p>0.203</text:p>
          </table:table-cell>
          <table:table-cell office:value-type="float" office:value="0.522607208876564" calcext:value-type="float">
            <text:p>0.523</text:p>
          </table:table-cell>
          <table:table-cell office:value-type="float" office:value="0.407578029588635" calcext:value-type="float">
            <text:p>0.408</text:p>
          </table:table-cell>
          <table:table-cell office:value-type="float" office:value="0.245272645819108" calcext:value-type="float">
            <text:p>0.245</text:p>
          </table:table-cell>
          <table:table-cell office:value-type="float" office:value="0.833562338240069" calcext:value-type="float">
            <text:p>0.834</text:p>
          </table:table-cell>
          <table:table-cell office:value-type="float" office:value="0.407578029588635" calcext:value-type="float">
            <text:p>0.408</text:p>
          </table:table-cell>
          <table:table-cell office:value-type="float" office:value="0.378574803793145" calcext:value-type="float">
            <text:p>0.379</text:p>
          </table:table-cell>
          <table:table-cell office:value-type="float" office:value="0.407578029588635" calcext:value-type="float">
            <text:p>0.408</text:p>
          </table:table-cell>
          <table:table-cell office:value-type="float" office:value="3537030500" calcext:value-type="float">
            <text:p>3537030500.000</text:p>
          </table:table-cell>
          <table:table-cell office:value-type="float" office:value="46999900" calcext:value-type="float">
            <text:p>469999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13266962449951" calcext:value-type="float">
            <text:p>0.413</text:p>
          </table:table-cell>
          <table:table-cell office:value-type="float" office:value="0.208278533296194" calcext:value-type="float">
            <text:p>0.208</text:p>
          </table:table-cell>
          <table:table-cell office:value-type="float" office:value="0.527507781526905" calcext:value-type="float">
            <text:p>0.528</text:p>
          </table:table-cell>
          <table:table-cell office:value-type="float" office:value="0.413266962449951" calcext:value-type="float">
            <text:p>0.413</text:p>
          </table:table-cell>
          <table:table-cell office:value-type="float" office:value="0.246923743299648" calcext:value-type="float">
            <text:p>0.247</text:p>
          </table:table-cell>
          <table:table-cell office:value-type="float" office:value="0.828187366010388" calcext:value-type="float">
            <text:p>0.828</text:p>
          </table:table-cell>
          <table:table-cell office:value-type="float" office:value="0.413266962449951" calcext:value-type="float">
            <text:p>0.413</text:p>
          </table:table-cell>
          <table:table-cell office:value-type="float" office:value="0.399475244165785" calcext:value-type="float">
            <text:p>0.399</text:p>
          </table:table-cell>
          <table:table-cell office:value-type="float" office:value="0.413266962449951" calcext:value-type="float">
            <text:p>0.413</text:p>
          </table:table-cell>
          <table:table-cell office:value-type="float" office:value="3798026200" calcext:value-type="float">
            <text:p>3798026200.000</text:p>
          </table:table-cell>
          <table:table-cell office:value-type="float" office:value="51992100" calcext:value-type="float">
            <text:p>519921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00714208419002" calcext:value-type="float">
            <text:p>0.401</text:p>
          </table:table-cell>
          <table:table-cell office:value-type="float" office:value="0.203404002894796" calcext:value-type="float">
            <text:p>0.203</text:p>
          </table:table-cell>
          <table:table-cell office:value-type="float" office:value="0.516800193518324" calcext:value-type="float">
            <text:p>0.517</text:p>
          </table:table-cell>
          <table:table-cell office:value-type="float" office:value="0.400714208419002" calcext:value-type="float">
            <text:p>0.401</text:p>
          </table:table-cell>
          <table:table-cell office:value-type="float" office:value="0.246809131995531" calcext:value-type="float">
            <text:p>0.247</text:p>
          </table:table-cell>
          <table:table-cell office:value-type="float" office:value="0.831675060414456" calcext:value-type="float">
            <text:p>0.832</text:p>
          </table:table-cell>
          <table:table-cell office:value-type="float" office:value="0.400714208419002" calcext:value-type="float">
            <text:p>0.401</text:p>
          </table:table-cell>
          <table:table-cell office:value-type="float" office:value="0.384849256412295" calcext:value-type="float">
            <text:p>0.385</text:p>
          </table:table-cell>
          <table:table-cell office:value-type="float" office:value="0.400714208419002" calcext:value-type="float">
            <text:p>0.401</text:p>
          </table:table-cell>
          <table:table-cell office:value-type="float" office:value="3534999800" calcext:value-type="float">
            <text:p>3534999800.000</text:p>
          </table:table-cell>
          <table:table-cell office:value-type="float" office:value="48008900" calcext:value-type="float">
            <text:p>480089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10778054323125" calcext:value-type="float">
            <text:p>0.411</text:p>
          </table:table-cell>
          <table:table-cell office:value-type="float" office:value="0.204377662336393" calcext:value-type="float">
            <text:p>0.204</text:p>
          </table:table-cell>
          <table:table-cell office:value-type="float" office:value="0.525789308709526" calcext:value-type="float">
            <text:p>0.526</text:p>
          </table:table-cell>
          <table:table-cell office:value-type="float" office:value="0.410778054323125" calcext:value-type="float">
            <text:p>0.411</text:p>
          </table:table-cell>
          <table:table-cell office:value-type="float" office:value="0.245029318812596" calcext:value-type="float">
            <text:p>0.245</text:p>
          </table:table-cell>
          <table:table-cell office:value-type="float" office:value="0.829588746437229" calcext:value-type="float">
            <text:p>0.830</text:p>
          </table:table-cell>
          <table:table-cell office:value-type="float" office:value="0.410778054323125" calcext:value-type="float">
            <text:p>0.411</text:p>
          </table:table-cell>
          <table:table-cell office:value-type="float" office:value="0.390895835072736" calcext:value-type="float">
            <text:p>0.391</text:p>
          </table:table-cell>
          <table:table-cell office:value-type="float" office:value="0.410778054323125" calcext:value-type="float">
            <text:p>0.411</text:p>
          </table:table-cell>
          <table:table-cell office:value-type="float" office:value="3672023000" calcext:value-type="float">
            <text:p>3672023000.000</text:p>
          </table:table-cell>
          <table:table-cell office:value-type="float" office:value="47966600" calcext:value-type="float">
            <text:p>47966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25046763646482" calcext:value-type="float">
            <text:p>0.425</text:p>
          </table:table-cell>
          <table:table-cell office:value-type="float" office:value="0.210842775450723" calcext:value-type="float">
            <text:p>0.211</text:p>
          </table:table-cell>
          <table:table-cell office:value-type="float" office:value="0.538805732578971" calcext:value-type="float">
            <text:p>0.539</text:p>
          </table:table-cell>
          <table:table-cell office:value-type="float" office:value="0.425046763646482" calcext:value-type="float">
            <text:p>0.425</text:p>
          </table:table-cell>
          <table:table-cell office:value-type="float" office:value="0.246779724748687" calcext:value-type="float">
            <text:p>0.247</text:p>
          </table:table-cell>
          <table:table-cell office:value-type="float" office:value="0.828596523095449" calcext:value-type="float">
            <text:p>0.829</text:p>
          </table:table-cell>
          <table:table-cell office:value-type="float" office:value="0.425046763646482" calcext:value-type="float">
            <text:p>0.425</text:p>
          </table:table-cell>
          <table:table-cell office:value-type="float" office:value="0.394536348047812" calcext:value-type="float">
            <text:p>0.395</text:p>
          </table:table-cell>
          <table:table-cell office:value-type="float" office:value="0.425046763646482" calcext:value-type="float">
            <text:p>0.425</text:p>
          </table:table-cell>
          <table:table-cell office:value-type="float" office:value="3615997900" calcext:value-type="float">
            <text:p>3615997900.000</text:p>
          </table:table-cell>
          <table:table-cell office:value-type="float" office:value="47001800" calcext:value-type="float">
            <text:p>470018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413104642354723" calcext:value-type="float">
            <text:p>0.413</text:p>
          </table:table-cell>
          <table:table-cell table:formula="of:=AVERAGE([.C36:.C45])" office:value-type="float" office:value="0.206157936417975" calcext:value-type="float">
            <text:p>0.206</text:p>
          </table:table-cell>
          <table:table-cell table:formula="of:=AVERAGE([.D36:.D45])" office:value-type="float" office:value="0.528102673757151" calcext:value-type="float">
            <text:p>0.528</text:p>
          </table:table-cell>
          <table:table-cell table:formula="of:=AVERAGE([.E36:.E45])" office:value-type="float" office:value="0.413104642354723" calcext:value-type="float">
            <text:p>0.413</text:p>
          </table:table-cell>
          <table:table-cell table:formula="of:=AVERAGE([.F36:.F45])" office:value-type="float" office:value="0.246060498700644" calcext:value-type="float">
            <text:p>0.246</text:p>
          </table:table-cell>
          <table:table-cell table:formula="of:=AVERAGE([.G36:.G45])" office:value-type="float" office:value="0.830212220657353" calcext:value-type="float">
            <text:p>0.830</text:p>
          </table:table-cell>
          <table:table-cell table:formula="of:=AVERAGE([.H36:.H45])" office:value-type="float" office:value="0.413104642354723" calcext:value-type="float">
            <text:p>0.413</text:p>
          </table:table-cell>
          <table:table-cell table:formula="of:=AVERAGE([.I36:.I45])" office:value-type="float" office:value="0.386694345588721" calcext:value-type="float">
            <text:p>0.387</text:p>
          </table:table-cell>
          <table:table-cell table:formula="of:=AVERAGE([.J36:.J45])" office:value-type="float" office:value="0.413104642354723" calcext:value-type="float">
            <text:p>0.413</text:p>
          </table:table-cell>
          <table:table-cell table:formula="of:=AVERAGE([.K36:.K45])" office:value-type="float" office:value="3733376840" calcext:value-type="float">
            <text:p>3733376840.000</text:p>
          </table:table-cell>
          <table:table-cell table:formula="of:=AVERAGE([.L36:.L45])" office:value-type="float" office:value="52599380" calcext:value-type="float">
            <text:p>52599380.000</text:p>
          </table:table-cell>
          <table:table-cell table:formula="of:=AVERAGE([.M36:.M45])" office:value-type="float" office:value="14616" calcext:value-type="float">
            <text:p>14616.000</text:p>
          </table:table-cell>
          <table:table-cell table:formula="of:=AVERAGE([.N36:.N45])"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3.73337684" calcext:value-type="float">
            <text:p>3.733</text:p>
          </table:table-cell>
          <table:table-cell table:formula="of:=([.L47]/1000000000)" office:value-type="float" office:value="0.05259938" calcext:value-type="float">
            <text:p>0.05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79179070816419" calcext:value-type="float">
            <text:p>0.379</text:p>
          </table:table-cell>
          <table:table-cell office:value-type="float" office:value="0.186095640307906" calcext:value-type="float">
            <text:p>0.186</text:p>
          </table:table-cell>
          <table:table-cell office:value-type="float" office:value="0.496293880774808" calcext:value-type="float">
            <text:p>0.496</text:p>
          </table:table-cell>
          <table:table-cell office:value-type="float" office:value="0.379179070816419" calcext:value-type="float">
            <text:p>0.379</text:p>
          </table:table-cell>
          <table:table-cell office:value-type="float" office:value="0.237016122344074" calcext:value-type="float">
            <text:p>0.237</text:p>
          </table:table-cell>
          <table:table-cell office:value-type="float" office:value="0.825429783997928" calcext:value-type="float">
            <text:p>0.825</text:p>
          </table:table-cell>
          <table:table-cell office:value-type="float" office:value="0.379179070816419" calcext:value-type="float">
            <text:p>0.379</text:p>
          </table:table-cell>
          <table:table-cell office:value-type="float" office:value="0.380710899719468" calcext:value-type="float">
            <text:p>0.381</text:p>
          </table:table-cell>
          <table:table-cell office:value-type="float" office:value="0.379179070816419" calcext:value-type="float">
            <text:p>0.379</text:p>
          </table:table-cell>
          <table:table-cell office:value-type="float" office:value="3550975600" calcext:value-type="float">
            <text:p>3550975600.000</text:p>
          </table:table-cell>
          <table:table-cell office:value-type="float" office:value="44999500" calcext:value-type="float">
            <text:p>449995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80460081190798" calcext:value-type="float">
            <text:p>0.380</text:p>
          </table:table-cell>
          <table:table-cell office:value-type="float" office:value="0.185683179936181" calcext:value-type="float">
            <text:p>0.186</text:p>
          </table:table-cell>
          <table:table-cell office:value-type="float" office:value="0.496652109250539" calcext:value-type="float">
            <text:p>0.497</text:p>
          </table:table-cell>
          <table:table-cell office:value-type="float" office:value="0.380460081190798" calcext:value-type="float">
            <text:p>0.380</text:p>
          </table:table-cell>
          <table:table-cell office:value-type="float" office:value="0.235890315342826" calcext:value-type="float">
            <text:p>0.236</text:p>
          </table:table-cell>
          <table:table-cell office:value-type="float" office:value="0.824050509970717" calcext:value-type="float">
            <text:p>0.824</text:p>
          </table:table-cell>
          <table:table-cell office:value-type="float" office:value="0.380460081190798" calcext:value-type="float">
            <text:p>0.380</text:p>
          </table:table-cell>
          <table:table-cell office:value-type="float" office:value="0.374424122132599" calcext:value-type="float">
            <text:p>0.374</text:p>
          </table:table-cell>
          <table:table-cell office:value-type="float" office:value="0.380460081190798" calcext:value-type="float">
            <text:p>0.380</text:p>
          </table:table-cell>
          <table:table-cell office:value-type="float" office:value="3734999800" calcext:value-type="float">
            <text:p>3734999800.000</text:p>
          </table:table-cell>
          <table:table-cell office:value-type="float" office:value="46998100" calcext:value-type="float">
            <text:p>469981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70392422192152" calcext:value-type="float">
            <text:p>0.370</text:p>
          </table:table-cell>
          <table:table-cell office:value-type="float" office:value="0.178178436459067" calcext:value-type="float">
            <text:p>0.178</text:p>
          </table:table-cell>
          <table:table-cell office:value-type="float" office:value="0.487471491662501" calcext:value-type="float">
            <text:p>0.487</text:p>
          </table:table-cell>
          <table:table-cell office:value-type="float" office:value="0.370392422192152" calcext:value-type="float">
            <text:p>0.370</text:p>
          </table:table-cell>
          <table:table-cell office:value-type="float" office:value="0.23160809702291" calcext:value-type="float">
            <text:p>0.232</text:p>
          </table:table-cell>
          <table:table-cell office:value-type="float" office:value="0.821103480789183" calcext:value-type="float">
            <text:p>0.821</text:p>
          </table:table-cell>
          <table:table-cell office:value-type="float" office:value="0.370392422192152" calcext:value-type="float">
            <text:p>0.370</text:p>
          </table:table-cell>
          <table:table-cell office:value-type="float" office:value="0.34888666879509" calcext:value-type="float">
            <text:p>0.349</text:p>
          </table:table-cell>
          <table:table-cell office:value-type="float" office:value="0.370392422192152" calcext:value-type="float">
            <text:p>0.370</text:p>
          </table:table-cell>
          <table:table-cell office:value-type="float" office:value="3557983500" calcext:value-type="float">
            <text:p>3557983500.000</text:p>
          </table:table-cell>
          <table:table-cell office:value-type="float" office:value="46000200" calcext:value-type="float">
            <text:p>460002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84393324312133" calcext:value-type="float">
            <text:p>0.384</text:p>
          </table:table-cell>
          <table:table-cell office:value-type="float" office:value="0.185131786255452" calcext:value-type="float">
            <text:p>0.185</text:p>
          </table:table-cell>
          <table:table-cell office:value-type="float" office:value="0.50241125889285" calcext:value-type="float">
            <text:p>0.502</text:p>
          </table:table-cell>
          <table:table-cell office:value-type="float" office:value="0.384393324312133" calcext:value-type="float">
            <text:p>0.384</text:p>
          </table:table-cell>
          <table:table-cell office:value-type="float" office:value="0.235119674684084" calcext:value-type="float">
            <text:p>0.235</text:p>
          </table:table-cell>
          <table:table-cell office:value-type="float" office:value="0.822896155480249" calcext:value-type="float">
            <text:p>0.823</text:p>
          </table:table-cell>
          <table:table-cell office:value-type="float" office:value="0.384393324312133" calcext:value-type="float">
            <text:p>0.384</text:p>
          </table:table-cell>
          <table:table-cell office:value-type="float" office:value="0.372447877446071" calcext:value-type="float">
            <text:p>0.372</text:p>
          </table:table-cell>
          <table:table-cell office:value-type="float" office:value="0.384393324312133" calcext:value-type="float">
            <text:p>0.384</text:p>
          </table:table-cell>
          <table:table-cell office:value-type="float" office:value="3428998000" calcext:value-type="float">
            <text:p>3428998000.000</text:p>
          </table:table-cell>
          <table:table-cell office:value-type="float" office:value="42981700" calcext:value-type="float">
            <text:p>429817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71041948579161" calcext:value-type="float">
            <text:p>0.371</text:p>
          </table:table-cell>
          <table:table-cell office:value-type="float" office:value="0.181182184950933" calcext:value-type="float">
            <text:p>0.181</text:p>
          </table:table-cell>
          <table:table-cell office:value-type="float" office:value="0.488195581860578" calcext:value-type="float">
            <text:p>0.488</text:p>
          </table:table-cell>
          <table:table-cell office:value-type="float" office:value="0.371041948579161" calcext:value-type="float">
            <text:p>0.371</text:p>
          </table:table-cell>
          <table:table-cell office:value-type="float" office:value="0.234080713673826" calcext:value-type="float">
            <text:p>0.234</text:p>
          </table:table-cell>
          <table:table-cell office:value-type="float" office:value="0.822034075948432" calcext:value-type="float">
            <text:p>0.822</text:p>
          </table:table-cell>
          <table:table-cell office:value-type="float" office:value="0.371041948579161" calcext:value-type="float">
            <text:p>0.371</text:p>
          </table:table-cell>
          <table:table-cell office:value-type="float" office:value="0.368531195498852" calcext:value-type="float">
            <text:p>0.369</text:p>
          </table:table-cell>
          <table:table-cell office:value-type="float" office:value="0.371041948579161" calcext:value-type="float">
            <text:p>0.371</text:p>
          </table:table-cell>
          <table:table-cell office:value-type="float" office:value="3290139200" calcext:value-type="float">
            <text:p>3290139200.000</text:p>
          </table:table-cell>
          <table:table-cell office:value-type="float" office:value="44967800" calcext:value-type="float">
            <text:p>449678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76443418013857" calcext:value-type="float">
            <text:p>0.376</text:p>
          </table:table-cell>
          <table:table-cell office:value-type="float" office:value="0.182988323011091" calcext:value-type="float">
            <text:p>0.183</text:p>
          </table:table-cell>
          <table:table-cell office:value-type="float" office:value="0.493860611437058" calcext:value-type="float">
            <text:p>0.494</text:p>
          </table:table-cell>
          <table:table-cell office:value-type="float" office:value="0.376443418013857" calcext:value-type="float">
            <text:p>0.376</text:p>
          </table:table-cell>
          <table:table-cell office:value-type="float" office:value="0.23435573376342" calcext:value-type="float">
            <text:p>0.234</text:p>
          </table:table-cell>
          <table:table-cell office:value-type="float" office:value="0.820935609936341" calcext:value-type="float">
            <text:p>0.821</text:p>
          </table:table-cell>
          <table:table-cell office:value-type="float" office:value="0.376443418013857" calcext:value-type="float">
            <text:p>0.376</text:p>
          </table:table-cell>
          <table:table-cell office:value-type="float" office:value="0.372557227424439" calcext:value-type="float">
            <text:p>0.373</text:p>
          </table:table-cell>
          <table:table-cell office:value-type="float" office:value="0.376443418013857" calcext:value-type="float">
            <text:p>0.376</text:p>
          </table:table-cell>
          <table:table-cell office:value-type="float" office:value="3444047000" calcext:value-type="float">
            <text:p>3444047000.000</text:p>
          </table:table-cell>
          <table:table-cell office:value-type="float" office:value="44991000" calcext:value-type="float">
            <text:p>449910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78951356812933" calcext:value-type="float">
            <text:p>0.379</text:p>
          </table:table-cell>
          <table:table-cell office:value-type="float" office:value="0.183682903264644" calcext:value-type="float">
            <text:p>0.184</text:p>
          </table:table-cell>
          <table:table-cell office:value-type="float" office:value="0.496357215183265" calcext:value-type="float">
            <text:p>0.496</text:p>
          </table:table-cell>
          <table:table-cell office:value-type="float" office:value="0.378951356812933" calcext:value-type="float">
            <text:p>0.379</text:p>
          </table:table-cell>
          <table:table-cell office:value-type="float" office:value="0.235372792939573" calcext:value-type="float">
            <text:p>0.235</text:p>
          </table:table-cell>
          <table:table-cell office:value-type="float" office:value="0.826110057156679" calcext:value-type="float">
            <text:p>0.826</text:p>
          </table:table-cell>
          <table:table-cell office:value-type="float" office:value="0.378951356812933" calcext:value-type="float">
            <text:p>0.379</text:p>
          </table:table-cell>
          <table:table-cell office:value-type="float" office:value="0.371916324925885" calcext:value-type="float">
            <text:p>0.372</text:p>
          </table:table-cell>
          <table:table-cell office:value-type="float" office:value="0.378951356812933" calcext:value-type="float">
            <text:p>0.379</text:p>
          </table:table-cell>
          <table:table-cell office:value-type="float" office:value="3409043100" calcext:value-type="float">
            <text:p>3409043100.000</text:p>
          </table:table-cell>
          <table:table-cell office:value-type="float" office:value="41955700" calcext:value-type="float">
            <text:p>419557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79781322170901" calcext:value-type="float">
            <text:p>0.380</text:p>
          </table:table-cell>
          <table:table-cell office:value-type="float" office:value="0.185965453990193" calcext:value-type="float">
            <text:p>0.186</text:p>
          </table:table-cell>
          <table:table-cell office:value-type="float" office:value="0.496205364151877" calcext:value-type="float">
            <text:p>0.496</text:p>
          </table:table-cell>
          <table:table-cell office:value-type="float" office:value="0.379781322170901" calcext:value-type="float">
            <text:p>0.380</text:p>
          </table:table-cell>
          <table:table-cell office:value-type="float" office:value="0.23629262564989" calcext:value-type="float">
            <text:p>0.236</text:p>
          </table:table-cell>
          <table:table-cell office:value-type="float" office:value="0.822471907160211" calcext:value-type="float">
            <text:p>0.822</text:p>
          </table:table-cell>
          <table:table-cell office:value-type="float" office:value="0.379781322170901" calcext:value-type="float">
            <text:p>0.380</text:p>
          </table:table-cell>
          <table:table-cell office:value-type="float" office:value="0.371037924702417" calcext:value-type="float">
            <text:p>0.371</text:p>
          </table:table-cell>
          <table:table-cell office:value-type="float" office:value="0.379781322170901" calcext:value-type="float">
            <text:p>0.380</text:p>
          </table:table-cell>
          <table:table-cell office:value-type="float" office:value="3269957700" calcext:value-type="float">
            <text:p>3269957700.000</text:p>
          </table:table-cell>
          <table:table-cell office:value-type="float" office:value="41999300" calcext:value-type="float">
            <text:p>41999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68901558891455" calcext:value-type="float">
            <text:p>0.369</text:p>
          </table:table-cell>
          <table:table-cell office:value-type="float" office:value="0.180481918475015" calcext:value-type="float">
            <text:p>0.180</text:p>
          </table:table-cell>
          <table:table-cell office:value-type="float" office:value="0.486056844250543" calcext:value-type="float">
            <text:p>0.486</text:p>
          </table:table-cell>
          <table:table-cell office:value-type="float" office:value="0.368901558891455" calcext:value-type="float">
            <text:p>0.369</text:p>
          </table:table-cell>
          <table:table-cell office:value-type="float" office:value="0.2341365549109" calcext:value-type="float">
            <text:p>0.234</text:p>
          </table:table-cell>
          <table:table-cell office:value-type="float" office:value="0.823575920952655" calcext:value-type="float">
            <text:p>0.824</text:p>
          </table:table-cell>
          <table:table-cell office:value-type="float" office:value="0.368901558891455" calcext:value-type="float">
            <text:p>0.369</text:p>
          </table:table-cell>
          <table:table-cell office:value-type="float" office:value="0.370850341851684" calcext:value-type="float">
            <text:p>0.371</text:p>
          </table:table-cell>
          <table:table-cell office:value-type="float" office:value="0.368901558891455" calcext:value-type="float">
            <text:p>0.369</text:p>
          </table:table-cell>
          <table:table-cell office:value-type="float" office:value="3235005100" calcext:value-type="float">
            <text:p>3235005100.000</text:p>
          </table:table-cell>
          <table:table-cell office:value-type="float" office:value="40998100" calcext:value-type="float">
            <text:p>409981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7842811778291" calcext:value-type="float">
            <text:p>0.378</text:p>
          </table:table-cell>
          <table:table-cell office:value-type="float" office:value="0.184882187389173" calcext:value-type="float">
            <text:p>0.185</text:p>
          </table:table-cell>
          <table:table-cell office:value-type="float" office:value="0.495299723325677" calcext:value-type="float">
            <text:p>0.495</text:p>
          </table:table-cell>
          <table:table-cell office:value-type="float" office:value="0.37842811778291" calcext:value-type="float">
            <text:p>0.378</text:p>
          </table:table-cell>
          <table:table-cell office:value-type="float" office:value="0.235799259771403" calcext:value-type="float">
            <text:p>0.236</text:p>
          </table:table-cell>
          <table:table-cell office:value-type="float" office:value="0.822462487150037" calcext:value-type="float">
            <text:p>0.822</text:p>
          </table:table-cell>
          <table:table-cell office:value-type="float" office:value="0.37842811778291" calcext:value-type="float">
            <text:p>0.378</text:p>
          </table:table-cell>
          <table:table-cell office:value-type="float" office:value="0.36124926403709" calcext:value-type="float">
            <text:p>0.361</text:p>
          </table:table-cell>
          <table:table-cell office:value-type="float" office:value="0.37842811778291" calcext:value-type="float">
            <text:p>0.378</text:p>
          </table:table-cell>
          <table:table-cell office:value-type="float" office:value="3343031800" calcext:value-type="float">
            <text:p>3343031800.000</text:p>
          </table:table-cell>
          <table:table-cell office:value-type="float" office:value="43975300" calcext:value-type="float">
            <text:p>43975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376797262076272" calcext:value-type="float">
            <text:p>0.377</text:p>
          </table:table-cell>
          <table:table-cell table:formula="of:=AVERAGE([.C53:.C62])" office:value-type="float" office:value="0.183427201403965" calcext:value-type="float">
            <text:p>0.183</text:p>
          </table:table-cell>
          <table:table-cell table:formula="of:=AVERAGE([.D53:.D62])" office:value-type="float" office:value="0.49388040807897" calcext:value-type="float">
            <text:p>0.494</text:p>
          </table:table-cell>
          <table:table-cell table:formula="of:=AVERAGE([.E53:.E62])" office:value-type="float" office:value="0.376797262076272" calcext:value-type="float">
            <text:p>0.377</text:p>
          </table:table-cell>
          <table:table-cell table:formula="of:=AVERAGE([.F53:.F62])" office:value-type="float" office:value="0.234967189010291" calcext:value-type="float">
            <text:p>0.235</text:p>
          </table:table-cell>
          <table:table-cell table:formula="of:=AVERAGE([.G53:.G62])" office:value-type="float" office:value="0.823106998854243" calcext:value-type="float">
            <text:p>0.823</text:p>
          </table:table-cell>
          <table:table-cell table:formula="of:=AVERAGE([.H53:.H62])" office:value-type="float" office:value="0.376797262076272" calcext:value-type="float">
            <text:p>0.377</text:p>
          </table:table-cell>
          <table:table-cell table:formula="of:=AVERAGE([.I53:.I62])" office:value-type="float" office:value="0.369261184653359" calcext:value-type="float">
            <text:p>0.369</text:p>
          </table:table-cell>
          <table:table-cell table:formula="of:=AVERAGE([.J53:.J62])" office:value-type="float" office:value="0.376797262076272" calcext:value-type="float">
            <text:p>0.377</text:p>
          </table:table-cell>
          <table:table-cell table:formula="of:=AVERAGE([.K53:.K62])" office:value-type="float" office:value="3426418080" calcext:value-type="float">
            <text:p>3426418080.000</text:p>
          </table:table-cell>
          <table:table-cell table:formula="of:=AVERAGE([.L53:.L62])" office:value-type="float" office:value="43986670" calcext:value-type="float">
            <text:p>43986670.000</text:p>
          </table:table-cell>
          <table:table-cell table:formula="of:=AVERAGE([.M53:.M62])" office:value-type="float" office:value="13666.5" calcext:value-type="float">
            <text:p>13666.500</text:p>
          </table:table-cell>
          <table:table-cell table:formula="of:=AVERAGE([.N53:.N62])" office:value-type="float" office:value="55424.5" calcext:value-type="float">
            <text:p>55424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3.42641808" calcext:value-type="float">
            <text:p>3.426</text:p>
          </table:table-cell>
          <table:table-cell table:formula="of:=([.L64]/1000000000)" office:value-type="float" office:value="0.04398667" calcext:value-type="float">
            <text:p>0.04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93332324512456" calcext:value-type="float">
            <text:p>0.493</text:p>
          </table:table-cell>
          <table:table-cell office:value-type="float" office:value="0.263160046726688" calcext:value-type="float">
            <text:p>0.263</text:p>
          </table:table-cell>
          <table:table-cell office:value-type="float" office:value="0.595579747327846" calcext:value-type="float">
            <text:p>0.596</text:p>
          </table:table-cell>
          <table:table-cell office:value-type="float" office:value="0.493332324512456" calcext:value-type="float">
            <text:p>0.493</text:p>
          </table:table-cell>
          <table:table-cell office:value-type="float" office:value="0.279804341535371" calcext:value-type="float">
            <text:p>0.280</text:p>
          </table:table-cell>
          <table:table-cell office:value-type="float" office:value="0.826962814638189" calcext:value-type="float">
            <text:p>0.827</text:p>
          </table:table-cell>
          <table:table-cell office:value-type="float" office:value="0.493332324512456" calcext:value-type="float">
            <text:p>0.493</text:p>
          </table:table-cell>
          <table:table-cell office:value-type="float" office:value="0.477018430143602" calcext:value-type="float">
            <text:p>0.477</text:p>
          </table:table-cell>
          <table:table-cell office:value-type="float" office:value="0.493332324512456" calcext:value-type="float">
            <text:p>0.493</text:p>
          </table:table-cell>
          <table:table-cell office:value-type="float" office:value="3021979100" calcext:value-type="float">
            <text:p>3021979100.000</text:p>
          </table:table-cell>
          <table:table-cell office:value-type="float" office:value="43010400" calcext:value-type="float">
            <text:p>43010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98969111165756" calcext:value-type="float">
            <text:p>0.499</text:p>
          </table:table-cell>
          <table:table-cell office:value-type="float" office:value="0.264015021856418" calcext:value-type="float">
            <text:p>0.264</text:p>
          </table:table-cell>
          <table:table-cell office:value-type="float" office:value="0.599049212633988" calcext:value-type="float">
            <text:p>0.599</text:p>
          </table:table-cell>
          <table:table-cell office:value-type="float" office:value="0.498969111165756" calcext:value-type="float">
            <text:p>0.499</text:p>
          </table:table-cell>
          <table:table-cell office:value-type="float" office:value="0.277903949258768" calcext:value-type="float">
            <text:p>0.278</text:p>
          </table:table-cell>
          <table:table-cell office:value-type="float" office:value="0.822711034063119" calcext:value-type="float">
            <text:p>0.823</text:p>
          </table:table-cell>
          <table:table-cell office:value-type="float" office:value="0.498969111165756" calcext:value-type="float">
            <text:p>0.499</text:p>
          </table:table-cell>
          <table:table-cell office:value-type="float" office:value="0.453770800472484" calcext:value-type="float">
            <text:p>0.454</text:p>
          </table:table-cell>
          <table:table-cell office:value-type="float" office:value="0.498969111165756" calcext:value-type="float">
            <text:p>0.499</text:p>
          </table:table-cell>
          <table:table-cell office:value-type="float" office:value="2918968700" calcext:value-type="float">
            <text:p>2918968700.000</text:p>
          </table:table-cell>
          <table:table-cell office:value-type="float" office:value="43032800" calcext:value-type="float">
            <text:p>43032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80110465886092" calcext:value-type="float">
            <text:p>0.480</text:p>
          </table:table-cell>
          <table:table-cell office:value-type="float" office:value="0.260364303486044" calcext:value-type="float">
            <text:p>0.260</text:p>
          </table:table-cell>
          <table:table-cell office:value-type="float" office:value="0.582020854257744" calcext:value-type="float">
            <text:p>0.582</text:p>
          </table:table-cell>
          <table:table-cell office:value-type="float" office:value="0.480110465886092" calcext:value-type="float">
            <text:p>0.480</text:p>
          </table:table-cell>
          <table:table-cell office:value-type="float" office:value="0.277147742034646" calcext:value-type="float">
            <text:p>0.277</text:p>
          </table:table-cell>
          <table:table-cell office:value-type="float" office:value="0.822517930028649" calcext:value-type="float">
            <text:p>0.823</text:p>
          </table:table-cell>
          <table:table-cell office:value-type="float" office:value="0.480110465886092" calcext:value-type="float">
            <text:p>0.480</text:p>
          </table:table-cell>
          <table:table-cell office:value-type="float" office:value="0.469667920697687" calcext:value-type="float">
            <text:p>0.470</text:p>
          </table:table-cell>
          <table:table-cell office:value-type="float" office:value="0.480110465886092" calcext:value-type="float">
            <text:p>0.480</text:p>
          </table:table-cell>
          <table:table-cell office:value-type="float" office:value="2847993900" calcext:value-type="float">
            <text:p>2847993900.000</text:p>
          </table:table-cell>
          <table:table-cell office:value-type="float" office:value="43016300" calcext:value-type="float">
            <text:p>430163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97304556717801" calcext:value-type="float">
            <text:p>0.497</text:p>
          </table:table-cell>
          <table:table-cell office:value-type="float" office:value="0.266401646363265" calcext:value-type="float">
            <text:p>0.266</text:p>
          </table:table-cell>
          <table:table-cell office:value-type="float" office:value="0.598226228826109" calcext:value-type="float">
            <text:p>0.598</text:p>
          </table:table-cell>
          <table:table-cell office:value-type="float" office:value="0.497304556717801" calcext:value-type="float">
            <text:p>0.497</text:p>
          </table:table-cell>
          <table:table-cell office:value-type="float" office:value="0.280396632137973" calcext:value-type="float">
            <text:p>0.280</text:p>
          </table:table-cell>
          <table:table-cell office:value-type="float" office:value="0.824252102132132" calcext:value-type="float">
            <text:p>0.824</text:p>
          </table:table-cell>
          <table:table-cell office:value-type="float" office:value="0.497304556717801" calcext:value-type="float">
            <text:p>0.497</text:p>
          </table:table-cell>
          <table:table-cell office:value-type="float" office:value="0.470719327484626" calcext:value-type="float">
            <text:p>0.471</text:p>
          </table:table-cell>
          <table:table-cell office:value-type="float" office:value="0.497304556717801" calcext:value-type="float">
            <text:p>0.497</text:p>
          </table:table-cell>
          <table:table-cell office:value-type="float" office:value="3035967700" calcext:value-type="float">
            <text:p>3035967700.000</text:p>
          </table:table-cell>
          <table:table-cell office:value-type="float" office:value="43999500" calcext:value-type="float">
            <text:p>439995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90135623356725" calcext:value-type="float">
            <text:p>0.490</text:p>
          </table:table-cell>
          <table:table-cell office:value-type="float" office:value="0.262359609748759" calcext:value-type="float">
            <text:p>0.262</text:p>
          </table:table-cell>
          <table:table-cell office:value-type="float" office:value="0.592090129619856" calcext:value-type="float">
            <text:p>0.592</text:p>
          </table:table-cell>
          <table:table-cell office:value-type="float" office:value="0.490135623356725" calcext:value-type="float">
            <text:p>0.490</text:p>
          </table:table-cell>
          <table:table-cell office:value-type="float" office:value="0.278480181132824" calcext:value-type="float">
            <text:p>0.278</text:p>
          </table:table-cell>
          <table:table-cell office:value-type="float" office:value="0.825773133591672" calcext:value-type="float">
            <text:p>0.826</text:p>
          </table:table-cell>
          <table:table-cell office:value-type="float" office:value="0.490135623356725" calcext:value-type="float">
            <text:p>0.490</text:p>
          </table:table-cell>
          <table:table-cell office:value-type="float" office:value="0.475351525344667" calcext:value-type="float">
            <text:p>0.475</text:p>
          </table:table-cell>
          <table:table-cell office:value-type="float" office:value="0.490135623356725" calcext:value-type="float">
            <text:p>0.490</text:p>
          </table:table-cell>
          <table:table-cell office:value-type="float" office:value="3149989300" calcext:value-type="float">
            <text:p>3149989300.000</text:p>
          </table:table-cell>
          <table:table-cell office:value-type="float" office:value="53039700" calcext:value-type="float">
            <text:p>53039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80914009003897" calcext:value-type="float">
            <text:p>0.481</text:p>
          </table:table-cell>
          <table:table-cell office:value-type="float" office:value="0.257891148348206" calcext:value-type="float">
            <text:p>0.258</text:p>
          </table:table-cell>
          <table:table-cell office:value-type="float" office:value="0.584151926734397" calcext:value-type="float">
            <text:p>0.584</text:p>
          </table:table-cell>
          <table:table-cell office:value-type="float" office:value="0.480914009003897" calcext:value-type="float">
            <text:p>0.481</text:p>
          </table:table-cell>
          <table:table-cell office:value-type="float" office:value="0.276197213219707" calcext:value-type="float">
            <text:p>0.276</text:p>
          </table:table-cell>
          <table:table-cell office:value-type="float" office:value="0.822889711676214" calcext:value-type="float">
            <text:p>0.823</text:p>
          </table:table-cell>
          <table:table-cell office:value-type="float" office:value="0.480914009003897" calcext:value-type="float">
            <text:p>0.481</text:p>
          </table:table-cell>
          <table:table-cell office:value-type="float" office:value="0.463277845510033" calcext:value-type="float">
            <text:p>0.463</text:p>
          </table:table-cell>
          <table:table-cell office:value-type="float" office:value="0.480914009003897" calcext:value-type="float">
            <text:p>0.481</text:p>
          </table:table-cell>
          <table:table-cell office:value-type="float" office:value="2781000300" calcext:value-type="float">
            <text:p>2781000300.000</text:p>
          </table:table-cell>
          <table:table-cell office:value-type="float" office:value="43000800" calcext:value-type="float">
            <text:p>43000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68978171225362" calcext:value-type="float">
            <text:p>0.469</text:p>
          </table:table-cell>
          <table:table-cell office:value-type="float" office:value="0.25586997598542" calcext:value-type="float">
            <text:p>0.256</text:p>
          </table:table-cell>
          <table:table-cell office:value-type="float" office:value="0.572723410347166" calcext:value-type="float">
            <text:p>0.573</text:p>
          </table:table-cell>
          <table:table-cell office:value-type="float" office:value="0.468978171225362" calcext:value-type="float">
            <text:p>0.469</text:p>
          </table:table-cell>
          <table:table-cell office:value-type="float" office:value="0.276060182276173" calcext:value-type="float">
            <text:p>0.276</text:p>
          </table:table-cell>
          <table:table-cell office:value-type="float" office:value="0.823706473895974" calcext:value-type="float">
            <text:p>0.824</text:p>
          </table:table-cell>
          <table:table-cell office:value-type="float" office:value="0.468978171225362" calcext:value-type="float">
            <text:p>0.469</text:p>
          </table:table-cell>
          <table:table-cell office:value-type="float" office:value="0.460926997640104" calcext:value-type="float">
            <text:p>0.461</text:p>
          </table:table-cell>
          <table:table-cell office:value-type="float" office:value="0.468978171225362" calcext:value-type="float">
            <text:p>0.469</text:p>
          </table:table-cell>
          <table:table-cell office:value-type="float" office:value="2997994300" calcext:value-type="float">
            <text:p>2997994300.000</text:p>
          </table:table-cell>
          <table:table-cell office:value-type="float" office:value="41966600" calcext:value-type="float">
            <text:p>419666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78246888359248" calcext:value-type="float">
            <text:p>0.478</text:p>
          </table:table-cell>
          <table:table-cell office:value-type="float" office:value="0.259016724320794" calcext:value-type="float">
            <text:p>0.259</text:p>
          </table:table-cell>
          <table:table-cell office:value-type="float" office:value="0.580626142796211" calcext:value-type="float">
            <text:p>0.581</text:p>
          </table:table-cell>
          <table:table-cell office:value-type="float" office:value="0.478246888359248" calcext:value-type="float">
            <text:p>0.478</text:p>
          </table:table-cell>
          <table:table-cell office:value-type="float" office:value="0.276836776723984" calcext:value-type="float">
            <text:p>0.277</text:p>
          </table:table-cell>
          <table:table-cell office:value-type="float" office:value="0.824918330331145" calcext:value-type="float">
            <text:p>0.825</text:p>
          </table:table-cell>
          <table:table-cell office:value-type="float" office:value="0.478246888359248" calcext:value-type="float">
            <text:p>0.478</text:p>
          </table:table-cell>
          <table:table-cell office:value-type="float" office:value="0.471334327557825" calcext:value-type="float">
            <text:p>0.471</text:p>
          </table:table-cell>
          <table:table-cell office:value-type="float" office:value="0.478246888359248" calcext:value-type="float">
            <text:p>0.478</text:p>
          </table:table-cell>
          <table:table-cell office:value-type="float" office:value="2876971200" calcext:value-type="float">
            <text:p>2876971200.000</text:p>
          </table:table-cell>
          <table:table-cell office:value-type="float" office:value="43045200" calcext:value-type="float">
            <text:p>43045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84470169863428" calcext:value-type="float">
            <text:p>0.484</text:p>
          </table:table-cell>
          <table:table-cell office:value-type="float" office:value="0.260913875482628" calcext:value-type="float">
            <text:p>0.261</text:p>
          </table:table-cell>
          <table:table-cell office:value-type="float" office:value="0.585785176444831" calcext:value-type="float">
            <text:p>0.586</text:p>
          </table:table-cell>
          <table:table-cell office:value-type="float" office:value="0.484470169863428" calcext:value-type="float">
            <text:p>0.484</text:p>
          </table:table-cell>
          <table:table-cell office:value-type="float" office:value="0.277266590381993" calcext:value-type="float">
            <text:p>0.277</text:p>
          </table:table-cell>
          <table:table-cell office:value-type="float" office:value="0.822557775559076" calcext:value-type="float">
            <text:p>0.823</text:p>
          </table:table-cell>
          <table:table-cell office:value-type="float" office:value="0.484470169863428" calcext:value-type="float">
            <text:p>0.484</text:p>
          </table:table-cell>
          <table:table-cell office:value-type="float" office:value="0.469324220833402" calcext:value-type="float">
            <text:p>0.469</text:p>
          </table:table-cell>
          <table:table-cell office:value-type="float" office:value="0.484470169863428" calcext:value-type="float">
            <text:p>0.484</text:p>
          </table:table-cell>
          <table:table-cell office:value-type="float" office:value="3030006300" calcext:value-type="float">
            <text:p>3030006300.000</text:p>
          </table:table-cell>
          <table:table-cell office:value-type="float" office:value="52037600" calcext:value-type="float">
            <text:p>520376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8180304921878" calcext:value-type="float">
            <text:p>0.482</text:p>
          </table:table-cell>
          <table:table-cell office:value-type="float" office:value="0.257032444074451" calcext:value-type="float">
            <text:p>0.257</text:p>
          </table:table-cell>
          <table:table-cell office:value-type="float" office:value="0.583142680490046" calcext:value-type="float">
            <text:p>0.583</text:p>
          </table:table-cell>
          <table:table-cell office:value-type="float" office:value="0.48180304921878" calcext:value-type="float">
            <text:p>0.482</text:p>
          </table:table-cell>
          <table:table-cell office:value-type="float" office:value="0.274457300528974" calcext:value-type="float">
            <text:p>0.274</text:p>
          </table:table-cell>
          <table:table-cell office:value-type="float" office:value="0.824132270884051" calcext:value-type="float">
            <text:p>0.824</text:p>
          </table:table-cell>
          <table:table-cell office:value-type="float" office:value="0.48180304921878" calcext:value-type="float">
            <text:p>0.482</text:p>
          </table:table-cell>
          <table:table-cell office:value-type="float" office:value="0.471895977206778" calcext:value-type="float">
            <text:p>0.472</text:p>
          </table:table-cell>
          <table:table-cell office:value-type="float" office:value="0.48180304921878" calcext:value-type="float">
            <text:p>0.482</text:p>
          </table:table-cell>
          <table:table-cell office:value-type="float" office:value="2872051600" calcext:value-type="float">
            <text:p>2872051600.000</text:p>
          </table:table-cell>
          <table:table-cell office:value-type="float" office:value="41946700" calcext:value-type="float">
            <text:p>419467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485426436930955" calcext:value-type="float">
            <text:p>0.485</text:p>
          </table:table-cell>
          <table:table-cell table:formula="of:=AVERAGE([.C70:.C79])" office:value-type="float" office:value="0.260702479639267" calcext:value-type="float">
            <text:p>0.261</text:p>
          </table:table-cell>
          <table:table-cell table:formula="of:=AVERAGE([.D70:.D79])" office:value-type="float" office:value="0.587339550947819" calcext:value-type="float">
            <text:p>0.587</text:p>
          </table:table-cell>
          <table:table-cell table:formula="of:=AVERAGE([.E70:.E79])" office:value-type="float" office:value="0.485426436930955" calcext:value-type="float">
            <text:p>0.485</text:p>
          </table:table-cell>
          <table:table-cell table:formula="of:=AVERAGE([.F70:.F79])" office:value-type="float" office:value="0.277455090923041" calcext:value-type="float">
            <text:p>0.277</text:p>
          </table:table-cell>
          <table:table-cell table:formula="of:=AVERAGE([.G70:.G79])" office:value-type="float" office:value="0.824042157680022" calcext:value-type="float">
            <text:p>0.824</text:p>
          </table:table-cell>
          <table:table-cell table:formula="of:=AVERAGE([.H70:.H79])" office:value-type="float" office:value="0.485426436930955" calcext:value-type="float">
            <text:p>0.485</text:p>
          </table:table-cell>
          <table:table-cell table:formula="of:=AVERAGE([.I70:.I79])" office:value-type="float" office:value="0.468328737289121" calcext:value-type="float">
            <text:p>0.468</text:p>
          </table:table-cell>
          <table:table-cell table:formula="of:=AVERAGE([.J70:.J79])" office:value-type="float" office:value="0.485426436930955" calcext:value-type="float">
            <text:p>0.485</text:p>
          </table:table-cell>
          <table:table-cell table:formula="of:=AVERAGE([.K70:.K79])" office:value-type="float" office:value="2953292240" calcext:value-type="float">
            <text:p>2953292240.000</text:p>
          </table:table-cell>
          <table:table-cell table:formula="of:=AVERAGE([.L70:.L79])" office:value-type="float" office:value="44809560" calcext:value-type="float">
            <text:p>44809560.000</text:p>
          </table:table-cell>
          <table:table-cell table:formula="of:=AVERAGE([.M70:.M79])" office:value-type="float" office:value="13540.5" calcext:value-type="float">
            <text:p>13540.500</text:p>
          </table:table-cell>
          <table:table-cell table:formula="of:=AVERAGE([.N70:.N79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2.95329224" calcext:value-type="float">
            <text:p>2.953</text:p>
          </table:table-cell>
          <table:table-cell table:formula="of:=([.L81]/1000000000)" office:value-type="float" office:value="0.04480956" calcext:value-type="float">
            <text:p>0.04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80110465886092" calcext:value-type="float">
            <text:p>0.480</text:p>
          </table:table-cell>
          <table:table-cell office:value-type="float" office:value="0.262990045357525" calcext:value-type="float">
            <text:p>0.263</text:p>
          </table:table-cell>
          <table:table-cell office:value-type="float" office:value="0.582910620119445" calcext:value-type="float">
            <text:p>0.583</text:p>
          </table:table-cell>
          <table:table-cell office:value-type="float" office:value="0.480110465886092" calcext:value-type="float">
            <text:p>0.480</text:p>
          </table:table-cell>
          <table:table-cell office:value-type="float" office:value="0.280702395786143" calcext:value-type="float">
            <text:p>0.281</text:p>
          </table:table-cell>
          <table:table-cell office:value-type="float" office:value="0.82896851485887" calcext:value-type="float">
            <text:p>0.829</text:p>
          </table:table-cell>
          <table:table-cell office:value-type="float" office:value="0.480110465886092" calcext:value-type="float">
            <text:p>0.480</text:p>
          </table:table-cell>
          <table:table-cell office:value-type="float" office:value="0.476958944088302" calcext:value-type="float">
            <text:p>0.477</text:p>
          </table:table-cell>
          <table:table-cell office:value-type="float" office:value="0.480110465886092" calcext:value-type="float">
            <text:p>0.480</text:p>
          </table:table-cell>
          <table:table-cell office:value-type="float" office:value="3136997400" calcext:value-type="float">
            <text:p>3136997400.000</text:p>
          </table:table-cell>
          <table:table-cell office:value-type="float" office:value="42006900" calcext:value-type="float">
            <text:p>420069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86049898802656" calcext:value-type="float">
            <text:p>0.486</text:p>
          </table:table-cell>
          <table:table-cell office:value-type="float" office:value="0.262771900708511" calcext:value-type="float">
            <text:p>0.263</text:p>
          </table:table-cell>
          <table:table-cell office:value-type="float" office:value="0.588056942134577" calcext:value-type="float">
            <text:p>0.588</text:p>
          </table:table-cell>
          <table:table-cell office:value-type="float" office:value="0.486049898802656" calcext:value-type="float">
            <text:p>0.486</text:p>
          </table:table-cell>
          <table:table-cell office:value-type="float" office:value="0.278819189569084" calcext:value-type="float">
            <text:p>0.279</text:p>
          </table:table-cell>
          <table:table-cell office:value-type="float" office:value="0.822136577320789" calcext:value-type="float">
            <text:p>0.822</text:p>
          </table:table-cell>
          <table:table-cell office:value-type="float" office:value="0.486049898802656" calcext:value-type="float">
            <text:p>0.486</text:p>
          </table:table-cell>
          <table:table-cell office:value-type="float" office:value="0.47358486957858" calcext:value-type="float">
            <text:p>0.474</text:p>
          </table:table-cell>
          <table:table-cell office:value-type="float" office:value="0.486049898802656" calcext:value-type="float">
            <text:p>0.486</text:p>
          </table:table-cell>
          <table:table-cell office:value-type="float" office:value="3425305900" calcext:value-type="float">
            <text:p>3425305900.000</text:p>
          </table:table-cell>
          <table:table-cell office:value-type="float" office:value="51995300" calcext:value-type="float">
            <text:p>519953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92745947377381" calcext:value-type="float">
            <text:p>0.493</text:p>
          </table:table-cell>
          <table:table-cell office:value-type="float" office:value="0.269163643787402" calcext:value-type="float">
            <text:p>0.269</text:p>
          </table:table-cell>
          <table:table-cell office:value-type="float" office:value="0.592813973618378" calcext:value-type="float">
            <text:p>0.593</text:p>
          </table:table-cell>
          <table:table-cell office:value-type="float" office:value="0.492745947377381" calcext:value-type="float">
            <text:p>0.493</text:p>
          </table:table-cell>
          <table:table-cell office:value-type="float" office:value="0.282156431188303" calcext:value-type="float">
            <text:p>0.282</text:p>
          </table:table-cell>
          <table:table-cell office:value-type="float" office:value="0.824639090618197" calcext:value-type="float">
            <text:p>0.825</text:p>
          </table:table-cell>
          <table:table-cell office:value-type="float" office:value="0.492745947377381" calcext:value-type="float">
            <text:p>0.493</text:p>
          </table:table-cell>
          <table:table-cell office:value-type="float" office:value="0.484749476799626" calcext:value-type="float">
            <text:p>0.485</text:p>
          </table:table-cell>
          <table:table-cell office:value-type="float" office:value="0.492745947377381" calcext:value-type="float">
            <text:p>0.493</text:p>
          </table:table-cell>
          <table:table-cell office:value-type="float" office:value="3182037000" calcext:value-type="float">
            <text:p>3182037000.000</text:p>
          </table:table-cell>
          <table:table-cell office:value-type="float" office:value="42987400" calcext:value-type="float">
            <text:p>42987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82474889817845" calcext:value-type="float">
            <text:p>0.482</text:p>
          </table:table-cell>
          <table:table-cell office:value-type="float" office:value="0.264140466205506" calcext:value-type="float">
            <text:p>0.264</text:p>
          </table:table-cell>
          <table:table-cell office:value-type="float" office:value="0.585029828819612" calcext:value-type="float">
            <text:p>0.585</text:p>
          </table:table-cell>
          <table:table-cell office:value-type="float" office:value="0.482474889817845" calcext:value-type="float">
            <text:p>0.482</text:p>
          </table:table-cell>
          <table:table-cell office:value-type="float" office:value="0.281018306557477" calcext:value-type="float">
            <text:p>0.281</text:p>
          </table:table-cell>
          <table:table-cell office:value-type="float" office:value="0.826578891926784" calcext:value-type="float">
            <text:p>0.827</text:p>
          </table:table-cell>
          <table:table-cell office:value-type="float" office:value="0.482474889817845" calcext:value-type="float">
            <text:p>0.482</text:p>
          </table:table-cell>
          <table:table-cell office:value-type="float" office:value="0.47580834918468" calcext:value-type="float">
            <text:p>0.476</text:p>
          </table:table-cell>
          <table:table-cell office:value-type="float" office:value="0.482474889817845" calcext:value-type="float">
            <text:p>0.482</text:p>
          </table:table-cell>
          <table:table-cell office:value-type="float" office:value="3391999800" calcext:value-type="float">
            <text:p>3391999800.000</text:p>
          </table:table-cell>
          <table:table-cell office:value-type="float" office:value="48027400" calcext:value-type="float">
            <text:p>48027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84309682788885" calcext:value-type="float">
            <text:p>0.484</text:p>
          </table:table-cell>
          <table:table-cell office:value-type="float" office:value="0.260899628302956" calcext:value-type="float">
            <text:p>0.261</text:p>
          </table:table-cell>
          <table:table-cell office:value-type="float" office:value="0.586694198046498" calcext:value-type="float">
            <text:p>0.587</text:p>
          </table:table-cell>
          <table:table-cell office:value-type="float" office:value="0.484309682788885" calcext:value-type="float">
            <text:p>0.484</text:p>
          </table:table-cell>
          <table:table-cell office:value-type="float" office:value="0.27784924457913" calcext:value-type="float">
            <text:p>0.278</text:p>
          </table:table-cell>
          <table:table-cell office:value-type="float" office:value="0.822705458570565" calcext:value-type="float">
            <text:p>0.823</text:p>
          </table:table-cell>
          <table:table-cell office:value-type="float" office:value="0.484309682788885" calcext:value-type="float">
            <text:p>0.484</text:p>
          </table:table-cell>
          <table:table-cell office:value-type="float" office:value="0.467891266779884" calcext:value-type="float">
            <text:p>0.468</text:p>
          </table:table-cell>
          <table:table-cell office:value-type="float" office:value="0.484309682788885" calcext:value-type="float">
            <text:p>0.484</text:p>
          </table:table-cell>
          <table:table-cell office:value-type="float" office:value="3199005400" calcext:value-type="float">
            <text:p>3199005400.000</text:p>
          </table:table-cell>
          <table:table-cell office:value-type="float" office:value="42992600" calcext:value-type="float">
            <text:p>429926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92585026292892" calcext:value-type="float">
            <text:p>0.493</text:p>
          </table:table-cell>
          <table:table-cell office:value-type="float" office:value="0.263437338596564" calcext:value-type="float">
            <text:p>0.263</text:p>
          </table:table-cell>
          <table:table-cell office:value-type="float" office:value="0.594642030750425" calcext:value-type="float">
            <text:p>0.595</text:p>
          </table:table-cell>
          <table:table-cell office:value-type="float" office:value="0.492585026292892" calcext:value-type="float">
            <text:p>0.493</text:p>
          </table:table-cell>
          <table:table-cell office:value-type="float" office:value="0.279533080080181" calcext:value-type="float">
            <text:p>0.280</text:p>
          </table:table-cell>
          <table:table-cell office:value-type="float" office:value="0.824513166903052" calcext:value-type="float">
            <text:p>0.825</text:p>
          </table:table-cell>
          <table:table-cell office:value-type="float" office:value="0.492585026292892" calcext:value-type="float">
            <text:p>0.493</text:p>
          </table:table-cell>
          <table:table-cell office:value-type="float" office:value="0.466713169175337" calcext:value-type="float">
            <text:p>0.467</text:p>
          </table:table-cell>
          <table:table-cell office:value-type="float" office:value="0.492585026292892" calcext:value-type="float">
            <text:p>0.493</text:p>
          </table:table-cell>
          <table:table-cell office:value-type="float" office:value="3231954800" calcext:value-type="float">
            <text:p>3231954800.000</text:p>
          </table:table-cell>
          <table:table-cell office:value-type="float" office:value="44030300" calcext:value-type="float">
            <text:p>440303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75844588204139" calcext:value-type="float">
            <text:p>0.476</text:p>
          </table:table-cell>
          <table:table-cell office:value-type="float" office:value="0.261933812446507" calcext:value-type="float">
            <text:p>0.262</text:p>
          </table:table-cell>
          <table:table-cell office:value-type="float" office:value="0.57920629884144" calcext:value-type="float">
            <text:p>0.579</text:p>
          </table:table-cell>
          <table:table-cell office:value-type="float" office:value="0.475844588204139" calcext:value-type="float">
            <text:p>0.476</text:p>
          </table:table-cell>
          <table:table-cell office:value-type="float" office:value="0.27986021455964" calcext:value-type="float">
            <text:p>0.280</text:p>
          </table:table-cell>
          <table:table-cell office:value-type="float" office:value="0.820668368227333" calcext:value-type="float">
            <text:p>0.821</text:p>
          </table:table-cell>
          <table:table-cell office:value-type="float" office:value="0.475844588204139" calcext:value-type="float">
            <text:p>0.476</text:p>
          </table:table-cell>
          <table:table-cell office:value-type="float" office:value="0.473025560658395" calcext:value-type="float">
            <text:p>0.473</text:p>
          </table:table-cell>
          <table:table-cell office:value-type="float" office:value="0.475844588204139" calcext:value-type="float">
            <text:p>0.476</text:p>
          </table:table-cell>
          <table:table-cell office:value-type="float" office:value="3196002100" calcext:value-type="float">
            <text:p>3196002100.000</text:p>
          </table:table-cell>
          <table:table-cell office:value-type="float" office:value="41030300" calcext:value-type="float">
            <text:p>410303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81008587750161" calcext:value-type="float">
            <text:p>0.481</text:p>
          </table:table-cell>
          <table:table-cell office:value-type="float" office:value="0.26152918113174" calcext:value-type="float">
            <text:p>0.262</text:p>
          </table:table-cell>
          <table:table-cell office:value-type="float" office:value="0.584550706019745" calcext:value-type="float">
            <text:p>0.585</text:p>
          </table:table-cell>
          <table:table-cell office:value-type="float" office:value="0.481008587750161" calcext:value-type="float">
            <text:p>0.481</text:p>
          </table:table-cell>
          <table:table-cell office:value-type="float" office:value="0.279128278976117" calcext:value-type="float">
            <text:p>0.279</text:p>
          </table:table-cell>
          <table:table-cell office:value-type="float" office:value="0.824680064727591" calcext:value-type="float">
            <text:p>0.825</text:p>
          </table:table-cell>
          <table:table-cell office:value-type="float" office:value="0.481008587750161" calcext:value-type="float">
            <text:p>0.481</text:p>
          </table:table-cell>
          <table:table-cell office:value-type="float" office:value="0.465772731774263" calcext:value-type="float">
            <text:p>0.466</text:p>
          </table:table-cell>
          <table:table-cell office:value-type="float" office:value="0.481008587750161" calcext:value-type="float">
            <text:p>0.481</text:p>
          </table:table-cell>
          <table:table-cell office:value-type="float" office:value="3097001100" calcext:value-type="float">
            <text:p>3097001100.000</text:p>
          </table:table-cell>
          <table:table-cell office:value-type="float" office:value="42997400" calcext:value-type="float">
            <text:p>429974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87118374758824" calcext:value-type="float">
            <text:p>0.487</text:p>
          </table:table-cell>
          <table:table-cell office:value-type="float" office:value="0.266552387675248" calcext:value-type="float">
            <text:p>0.267</text:p>
          </table:table-cell>
          <table:table-cell office:value-type="float" office:value="0.588723426470651" calcext:value-type="float">
            <text:p>0.589</text:p>
          </table:table-cell>
          <table:table-cell office:value-type="float" office:value="0.487118374758824" calcext:value-type="float">
            <text:p>0.487</text:p>
          </table:table-cell>
          <table:table-cell office:value-type="float" office:value="0.282114506744947" calcext:value-type="float">
            <text:p>0.282</text:p>
          </table:table-cell>
          <table:table-cell office:value-type="float" office:value="0.825966522515259" calcext:value-type="float">
            <text:p>0.826</text:p>
          </table:table-cell>
          <table:table-cell office:value-type="float" office:value="0.487118374758824" calcext:value-type="float">
            <text:p>0.487</text:p>
          </table:table-cell>
          <table:table-cell office:value-type="float" office:value="0.482585231155405" calcext:value-type="float">
            <text:p>0.483</text:p>
          </table:table-cell>
          <table:table-cell office:value-type="float" office:value="0.487118374758824" calcext:value-type="float">
            <text:p>0.487</text:p>
          </table:table-cell>
          <table:table-cell office:value-type="float" office:value="3197000700" calcext:value-type="float">
            <text:p>3197000700.000</text:p>
          </table:table-cell>
          <table:table-cell office:value-type="float" office:value="41999000" calcext:value-type="float">
            <text:p>419990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76733628419022" calcext:value-type="float">
            <text:p>0.477</text:p>
          </table:table-cell>
          <table:table-cell office:value-type="float" office:value="0.262270387139824" calcext:value-type="float">
            <text:p>0.262</text:p>
          </table:table-cell>
          <table:table-cell office:value-type="float" office:value="0.580108440561433" calcext:value-type="float">
            <text:p>0.580</text:p>
          </table:table-cell>
          <table:table-cell office:value-type="float" office:value="0.476733628419022" calcext:value-type="float">
            <text:p>0.477</text:p>
          </table:table-cell>
          <table:table-cell office:value-type="float" office:value="0.280930071251029" calcext:value-type="float">
            <text:p>0.281</text:p>
          </table:table-cell>
          <table:table-cell office:value-type="float" office:value="0.825085048710845" calcext:value-type="float">
            <text:p>0.825</text:p>
          </table:table-cell>
          <table:table-cell office:value-type="float" office:value="0.476733628419022" calcext:value-type="float">
            <text:p>0.477</text:p>
          </table:table-cell>
          <table:table-cell office:value-type="float" office:value="0.465720204723929" calcext:value-type="float">
            <text:p>0.466</text:p>
          </table:table-cell>
          <table:table-cell office:value-type="float" office:value="0.476733628419022" calcext:value-type="float">
            <text:p>0.477</text:p>
          </table:table-cell>
          <table:table-cell office:value-type="float" office:value="3199996800" calcext:value-type="float">
            <text:p>3199996800.000</text:p>
          </table:table-cell>
          <table:table-cell office:value-type="float" office:value="41037200" calcext:value-type="float">
            <text:p>41037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48389810900979" calcext:value-type="float">
            <text:p>0.484</text:p>
          </table:table-cell>
          <table:table-cell table:formula="of:=AVERAGE([.C87:.C96])" office:value-type="float" office:value="0.263568879135178" calcext:value-type="float">
            <text:p>0.264</text:p>
          </table:table-cell>
          <table:table-cell table:formula="of:=AVERAGE([.D87:.D96])" office:value-type="float" office:value="0.58627364653822" calcext:value-type="float">
            <text:p>0.586</text:p>
          </table:table-cell>
          <table:table-cell table:formula="of:=AVERAGE([.E87:.E96])" office:value-type="float" office:value="0.48389810900979" calcext:value-type="float">
            <text:p>0.484</text:p>
          </table:table-cell>
          <table:table-cell table:formula="of:=AVERAGE([.F87:.F96])" office:value-type="float" office:value="0.280211171929205" calcext:value-type="float">
            <text:p>0.280</text:p>
          </table:table-cell>
          <table:table-cell table:formula="of:=AVERAGE([.G87:.G96])" office:value-type="float" office:value="0.824594170437929" calcext:value-type="float">
            <text:p>0.825</text:p>
          </table:table-cell>
          <table:table-cell table:formula="of:=AVERAGE([.H87:.H96])" office:value-type="float" office:value="0.48389810900979" calcext:value-type="float">
            <text:p>0.484</text:p>
          </table:table-cell>
          <table:table-cell table:formula="of:=AVERAGE([.I87:.I96])" office:value-type="float" office:value="0.47328098039184" calcext:value-type="float">
            <text:p>0.473</text:p>
          </table:table-cell>
          <table:table-cell table:formula="of:=AVERAGE([.J87:.J96])" office:value-type="float" office:value="0.48389810900979" calcext:value-type="float">
            <text:p>0.484</text:p>
          </table:table-cell>
          <table:table-cell table:formula="of:=AVERAGE([.K87:.K96])" office:value-type="float" office:value="3225730100" calcext:value-type="float">
            <text:p>3225730100.000</text:p>
          </table:table-cell>
          <table:table-cell table:formula="of:=AVERAGE([.L87:.L96])" office:value-type="float" office:value="43910380" calcext:value-type="float">
            <text:p>43910380.000</text:p>
          </table:table-cell>
          <table:table-cell table:formula="of:=AVERAGE([.M87:.M96])" office:value-type="float" office:value="13540.5" calcext:value-type="float">
            <text:p>13540.500</text:p>
          </table:table-cell>
          <table:table-cell table:formula="of:=AVERAGE([.N87:.N96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3.2257301" calcext:value-type="float">
            <text:p>3.226</text:p>
          </table:table-cell>
          <table:table-cell table:formula="of:=([.L98]/1000000000)" office:value-type="float" office:value="0.04391038" calcext:value-type="float">
            <text:p>0.04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511916144339389" calcext:value-type="float">
            <text:p>0.512</text:p>
          </table:table-cell>
          <table:table-cell office:value-type="float" office:value="0.275104852525754" calcext:value-type="float">
            <text:p>0.275</text:p>
          </table:table-cell>
          <table:table-cell office:value-type="float" office:value="0.61222943053347" calcext:value-type="float">
            <text:p>0.612</text:p>
          </table:table-cell>
          <table:table-cell office:value-type="float" office:value="0.511916144339389" calcext:value-type="float">
            <text:p>0.512</text:p>
          </table:table-cell>
          <table:table-cell office:value-type="float" office:value="0.285073699694602" calcext:value-type="float">
            <text:p>0.285</text:p>
          </table:table-cell>
          <table:table-cell office:value-type="float" office:value="0.82867640202713" calcext:value-type="float">
            <text:p>0.829</text:p>
          </table:table-cell>
          <table:table-cell office:value-type="float" office:value="0.511916144339389" calcext:value-type="float">
            <text:p>0.512</text:p>
          </table:table-cell>
          <table:table-cell office:value-type="float" office:value="0.489478105343948" calcext:value-type="float">
            <text:p>0.489</text:p>
          </table:table-cell>
          <table:table-cell office:value-type="float" office:value="0.511916144339389" calcext:value-type="float">
            <text:p>0.512</text:p>
          </table:table-cell>
          <table:table-cell office:value-type="float" office:value="3004969800" calcext:value-type="float">
            <text:p>3004969800.000</text:p>
          </table:table-cell>
          <table:table-cell office:value-type="float" office:value="43048200" calcext:value-type="float">
            <text:p>43048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493926838769078" calcext:value-type="float">
            <text:p>0.494</text:p>
          </table:table-cell>
          <table:table-cell office:value-type="float" office:value="0.266608906224016" calcext:value-type="float">
            <text:p>0.267</text:p>
          </table:table-cell>
          <table:table-cell office:value-type="float" office:value="0.59638848005805" calcext:value-type="float">
            <text:p>0.596</text:p>
          </table:table-cell>
          <table:table-cell office:value-type="float" office:value="0.493926838769078" calcext:value-type="float">
            <text:p>0.494</text:p>
          </table:table-cell>
          <table:table-cell office:value-type="float" office:value="0.281412467717746" calcext:value-type="float">
            <text:p>0.281</text:p>
          </table:table-cell>
          <table:table-cell office:value-type="float" office:value="0.829856177192953" calcext:value-type="float">
            <text:p>0.830</text:p>
          </table:table-cell>
          <table:table-cell office:value-type="float" office:value="0.493926838769078" calcext:value-type="float">
            <text:p>0.494</text:p>
          </table:table-cell>
          <table:table-cell office:value-type="float" office:value="0.480143574221991" calcext:value-type="float">
            <text:p>0.480</text:p>
          </table:table-cell>
          <table:table-cell office:value-type="float" office:value="0.493926838769078" calcext:value-type="float">
            <text:p>0.494</text:p>
          </table:table-cell>
          <table:table-cell office:value-type="float" office:value="3162967800" calcext:value-type="float">
            <text:p>3162967800.000</text:p>
          </table:table-cell>
          <table:table-cell office:value-type="float" office:value="44997600" calcext:value-type="float">
            <text:p>44997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498016926945005" calcext:value-type="float">
            <text:p>0.498</text:p>
          </table:table-cell>
          <table:table-cell office:value-type="float" office:value="0.267496813485672" calcext:value-type="float">
            <text:p>0.267</text:p>
          </table:table-cell>
          <table:table-cell office:value-type="float" office:value="0.599880044655599" calcext:value-type="float">
            <text:p>0.600</text:p>
          </table:table-cell>
          <table:table-cell office:value-type="float" office:value="0.498016926945005" calcext:value-type="float">
            <text:p>0.498</text:p>
          </table:table-cell>
          <table:table-cell office:value-type="float" office:value="0.280946143318618" calcext:value-type="float">
            <text:p>0.281</text:p>
          </table:table-cell>
          <table:table-cell office:value-type="float" office:value="0.828767517788983" calcext:value-type="float">
            <text:p>0.829</text:p>
          </table:table-cell>
          <table:table-cell office:value-type="float" office:value="0.498016926945005" calcext:value-type="float">
            <text:p>0.498</text:p>
          </table:table-cell>
          <table:table-cell office:value-type="float" office:value="0.47356125752296" calcext:value-type="float">
            <text:p>0.474</text:p>
          </table:table-cell>
          <table:table-cell office:value-type="float" office:value="0.498016926945005" calcext:value-type="float">
            <text:p>0.498</text:p>
          </table:table-cell>
          <table:table-cell office:value-type="float" office:value="3134013900" calcext:value-type="float">
            <text:p>3134013900.000</text:p>
          </table:table-cell>
          <table:table-cell office:value-type="float" office:value="44999300" calcext:value-type="float">
            <text:p>44999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494050780835015" calcext:value-type="float">
            <text:p>0.494</text:p>
          </table:table-cell>
          <table:table-cell office:value-type="float" office:value="0.263007836568431" calcext:value-type="float">
            <text:p>0.263</text:p>
          </table:table-cell>
          <table:table-cell office:value-type="float" office:value="0.596898839374044" calcext:value-type="float">
            <text:p>0.597</text:p>
          </table:table-cell>
          <table:table-cell office:value-type="float" office:value="0.494050780835015" calcext:value-type="float">
            <text:p>0.494</text:p>
          </table:table-cell>
          <table:table-cell office:value-type="float" office:value="0.27931290700437" calcext:value-type="float">
            <text:p>0.279</text:p>
          </table:table-cell>
          <table:table-cell office:value-type="float" office:value="0.829684930893136" calcext:value-type="float">
            <text:p>0.830</text:p>
          </table:table-cell>
          <table:table-cell office:value-type="float" office:value="0.494050780835015" calcext:value-type="float">
            <text:p>0.494</text:p>
          </table:table-cell>
          <table:table-cell office:value-type="float" office:value="0.46806746653514" calcext:value-type="float">
            <text:p>0.468</text:p>
          </table:table-cell>
          <table:table-cell office:value-type="float" office:value="0.494050780835015" calcext:value-type="float">
            <text:p>0.494</text:p>
          </table:table-cell>
          <table:table-cell office:value-type="float" office:value="3093008200" calcext:value-type="float">
            <text:p>3093008200.000</text:p>
          </table:table-cell>
          <table:table-cell office:value-type="float" office:value="43022800" calcext:value-type="float">
            <text:p>43022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496565034172598" calcext:value-type="float">
            <text:p>0.497</text:p>
          </table:table-cell>
          <table:table-cell office:value-type="float" office:value="0.266192860845933" calcext:value-type="float">
            <text:p>0.266</text:p>
          </table:table-cell>
          <table:table-cell office:value-type="float" office:value="0.598608481742619" calcext:value-type="float">
            <text:p>0.599</text:p>
          </table:table-cell>
          <table:table-cell office:value-type="float" office:value="0.496565034172598" calcext:value-type="float">
            <text:p>0.497</text:p>
          </table:table-cell>
          <table:table-cell office:value-type="float" office:value="0.280119055325426" calcext:value-type="float">
            <text:p>0.280</text:p>
          </table:table-cell>
          <table:table-cell office:value-type="float" office:value="0.829194324938417" calcext:value-type="float">
            <text:p>0.829</text:p>
          </table:table-cell>
          <table:table-cell office:value-type="float" office:value="0.496565034172598" calcext:value-type="float">
            <text:p>0.497</text:p>
          </table:table-cell>
          <table:table-cell office:value-type="float" office:value="0.481981864694227" calcext:value-type="float">
            <text:p>0.482</text:p>
          </table:table-cell>
          <table:table-cell office:value-type="float" office:value="0.496565034172598" calcext:value-type="float">
            <text:p>0.497</text:p>
          </table:table-cell>
          <table:table-cell office:value-type="float" office:value="3069738400" calcext:value-type="float">
            <text:p>3069738400.000</text:p>
          </table:table-cell>
          <table:table-cell office:value-type="float" office:value="43011500" calcext:value-type="float">
            <text:p>43011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505630510995432" calcext:value-type="float">
            <text:p>0.506</text:p>
          </table:table-cell>
          <table:table-cell office:value-type="float" office:value="0.272265897064767" calcext:value-type="float">
            <text:p>0.272</text:p>
          </table:table-cell>
          <table:table-cell office:value-type="float" office:value="0.60592417297299" calcext:value-type="float">
            <text:p>0.606</text:p>
          </table:table-cell>
          <table:table-cell office:value-type="float" office:value="0.505630510995432" calcext:value-type="float">
            <text:p>0.506</text:p>
          </table:table-cell>
          <table:table-cell office:value-type="float" office:value="0.283337540004777" calcext:value-type="float">
            <text:p>0.283</text:p>
          </table:table-cell>
          <table:table-cell office:value-type="float" office:value="0.829580941664284" calcext:value-type="float">
            <text:p>0.830</text:p>
          </table:table-cell>
          <table:table-cell office:value-type="float" office:value="0.505630510995432" calcext:value-type="float">
            <text:p>0.506</text:p>
          </table:table-cell>
          <table:table-cell office:value-type="float" office:value="0.476815522340392" calcext:value-type="float">
            <text:p>0.477</text:p>
          </table:table-cell>
          <table:table-cell office:value-type="float" office:value="0.505630510995432" calcext:value-type="float">
            <text:p>0.506</text:p>
          </table:table-cell>
          <table:table-cell office:value-type="float" office:value="3021999000" calcext:value-type="float">
            <text:p>3021999000.000</text:p>
          </table:table-cell>
          <table:table-cell office:value-type="float" office:value="43001200" calcext:value-type="float">
            <text:p>43001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490704345054712" calcext:value-type="float">
            <text:p>0.491</text:p>
          </table:table-cell>
          <table:table-cell office:value-type="float" office:value="0.267686888433413" calcext:value-type="float">
            <text:p>0.268</text:p>
          </table:table-cell>
          <table:table-cell office:value-type="float" office:value="0.593873332423091" calcext:value-type="float">
            <text:p>0.594</text:p>
          </table:table-cell>
          <table:table-cell office:value-type="float" office:value="0.490704345054712" calcext:value-type="float">
            <text:p>0.491</text:p>
          </table:table-cell>
          <table:table-cell office:value-type="float" office:value="0.282481568642935" calcext:value-type="float">
            <text:p>0.282</text:p>
          </table:table-cell>
          <table:table-cell office:value-type="float" office:value="0.83005389214528" calcext:value-type="float">
            <text:p>0.830</text:p>
          </table:table-cell>
          <table:table-cell office:value-type="float" office:value="0.490704345054712" calcext:value-type="float">
            <text:p>0.491</text:p>
          </table:table-cell>
          <table:table-cell office:value-type="float" office:value="0.470176606484223" calcext:value-type="float">
            <text:p>0.470</text:p>
          </table:table-cell>
          <table:table-cell office:value-type="float" office:value="0.490704345054712" calcext:value-type="float">
            <text:p>0.491</text:p>
          </table:table-cell>
          <table:table-cell office:value-type="float" office:value="3032968000" calcext:value-type="float">
            <text:p>3032968000.000</text:p>
          </table:table-cell>
          <table:table-cell office:value-type="float" office:value="43036900" calcext:value-type="float">
            <text:p>43036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492598888062608" calcext:value-type="float">
            <text:p>0.493</text:p>
          </table:table-cell>
          <table:table-cell office:value-type="float" office:value="0.264260913572346" calcext:value-type="float">
            <text:p>0.264</text:p>
          </table:table-cell>
          <table:table-cell office:value-type="float" office:value="0.595435427161479" calcext:value-type="float">
            <text:p>0.595</text:p>
          </table:table-cell>
          <table:table-cell office:value-type="float" office:value="0.492598888062608" calcext:value-type="float">
            <text:p>0.493</text:p>
          </table:table-cell>
          <table:table-cell office:value-type="float" office:value="0.279432808957196" calcext:value-type="float">
            <text:p>0.279</text:p>
          </table:table-cell>
          <table:table-cell office:value-type="float" office:value="0.82895831992864" calcext:value-type="float">
            <text:p>0.829</text:p>
          </table:table-cell>
          <table:table-cell office:value-type="float" office:value="0.492598888062608" calcext:value-type="float">
            <text:p>0.493</text:p>
          </table:table-cell>
          <table:table-cell office:value-type="float" office:value="0.464999995692246" calcext:value-type="float">
            <text:p>0.465</text:p>
          </table:table-cell>
          <table:table-cell office:value-type="float" office:value="0.492598888062608" calcext:value-type="float">
            <text:p>0.493</text:p>
          </table:table-cell>
          <table:table-cell office:value-type="float" office:value="3085228800" calcext:value-type="float">
            <text:p>3085228800.000</text:p>
          </table:table-cell>
          <table:table-cell office:value-type="float" office:value="44999300" calcext:value-type="float">
            <text:p>44999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505860689117887" calcext:value-type="float">
            <text:p>0.506</text:p>
          </table:table-cell>
          <table:table-cell office:value-type="float" office:value="0.268525629291178" calcext:value-type="float">
            <text:p>0.269</text:p>
          </table:table-cell>
          <table:table-cell office:value-type="float" office:value="0.606804534614235" calcext:value-type="float">
            <text:p>0.607</text:p>
          </table:table-cell>
          <table:table-cell office:value-type="float" office:value="0.505860689117887" calcext:value-type="float">
            <text:p>0.506</text:p>
          </table:table-cell>
          <table:table-cell office:value-type="float" office:value="0.280566467930399" calcext:value-type="float">
            <text:p>0.281</text:p>
          </table:table-cell>
          <table:table-cell office:value-type="float" office:value="0.828283103817914" calcext:value-type="float">
            <text:p>0.828</text:p>
          </table:table-cell>
          <table:table-cell office:value-type="float" office:value="0.505860689117887" calcext:value-type="float">
            <text:p>0.506</text:p>
          </table:table-cell>
          <table:table-cell office:value-type="float" office:value="0.461846595291882" calcext:value-type="float">
            <text:p>0.462</text:p>
          </table:table-cell>
          <table:table-cell office:value-type="float" office:value="0.505860689117887" calcext:value-type="float">
            <text:p>0.506</text:p>
          </table:table-cell>
          <table:table-cell office:value-type="float" office:value="3120035800" calcext:value-type="float">
            <text:p>3120035800.000</text:p>
          </table:table-cell>
          <table:table-cell office:value-type="float" office:value="41997500" calcext:value-type="float">
            <text:p>41997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482329402599242" calcext:value-type="float">
            <text:p>0.482</text:p>
          </table:table-cell>
          <table:table-cell office:value-type="float" office:value="0.261991683850101" calcext:value-type="float">
            <text:p>0.262</text:p>
          </table:table-cell>
          <table:table-cell office:value-type="float" office:value="0.585933731030241" calcext:value-type="float">
            <text:p>0.586</text:p>
          </table:table-cell>
          <table:table-cell office:value-type="float" office:value="0.482329402599242" calcext:value-type="float">
            <text:p>0.482</text:p>
          </table:table-cell>
          <table:table-cell office:value-type="float" office:value="0.27909264068445" calcext:value-type="float">
            <text:p>0.279</text:p>
          </table:table-cell>
          <table:table-cell office:value-type="float" office:value="0.829711146598885" calcext:value-type="float">
            <text:p>0.830</text:p>
          </table:table-cell>
          <table:table-cell office:value-type="float" office:value="0.482329402599242" calcext:value-type="float">
            <text:p>0.482</text:p>
          </table:table-cell>
          <table:table-cell office:value-type="float" office:value="0.460589309753322" calcext:value-type="float">
            <text:p>0.461</text:p>
          </table:table-cell>
          <table:table-cell office:value-type="float" office:value="0.482329402599242" calcext:value-type="float">
            <text:p>0.482</text:p>
          </table:table-cell>
          <table:table-cell office:value-type="float" office:value="3095030700" calcext:value-type="float">
            <text:p>3095030700.000</text:p>
          </table:table-cell>
          <table:table-cell office:value-type="float" office:value="41996300" calcext:value-type="float">
            <text:p>41996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497159956089097" calcext:value-type="float">
            <text:p>0.497</text:p>
          </table:table-cell>
          <table:table-cell table:formula="of:=AVERAGE([.C104:.C113])" office:value-type="float" office:value="0.267314228186161" calcext:value-type="float">
            <text:p>0.267</text:p>
          </table:table-cell>
          <table:table-cell table:formula="of:=AVERAGE([.D104:.D113])" office:value-type="float" office:value="0.599197647456582" calcext:value-type="float">
            <text:p>0.599</text:p>
          </table:table-cell>
          <table:table-cell table:formula="of:=AVERAGE([.E104:.E113])" office:value-type="float" office:value="0.497159956089097" calcext:value-type="float">
            <text:p>0.497</text:p>
          </table:table-cell>
          <table:table-cell table:formula="of:=AVERAGE([.F104:.F113])" office:value-type="float" office:value="0.281177529928052" calcext:value-type="float">
            <text:p>0.281</text:p>
          </table:table-cell>
          <table:table-cell table:formula="of:=AVERAGE([.G104:.G113])" office:value-type="float" office:value="0.829276675699562" calcext:value-type="float">
            <text:p>0.829</text:p>
          </table:table-cell>
          <table:table-cell table:formula="of:=AVERAGE([.H104:.H113])" office:value-type="float" office:value="0.497159956089097" calcext:value-type="float">
            <text:p>0.497</text:p>
          </table:table-cell>
          <table:table-cell table:formula="of:=AVERAGE([.I104:.I113])" office:value-type="float" office:value="0.472766029788033" calcext:value-type="float">
            <text:p>0.473</text:p>
          </table:table-cell>
          <table:table-cell table:formula="of:=AVERAGE([.J104:.J113])" office:value-type="float" office:value="0.497159956089097" calcext:value-type="float">
            <text:p>0.497</text:p>
          </table:table-cell>
          <table:table-cell table:formula="of:=AVERAGE([.K104:.K113])" office:value-type="float" office:value="3081996040" calcext:value-type="float">
            <text:p>3081996040.000</text:p>
          </table:table-cell>
          <table:table-cell table:formula="of:=AVERAGE([.L104:.L113])" office:value-type="float" office:value="43411060" calcext:value-type="float">
            <text:p>43411060.000</text:p>
          </table:table-cell>
          <table:table-cell table:formula="of:=AVERAGE([.M104:.M113])" office:value-type="float" office:value="14094" calcext:value-type="float">
            <text:p>14094.000</text:p>
          </table:table-cell>
          <table:table-cell table:formula="of:=AVERAGE([.N104:.N113])"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3.08199604" calcext:value-type="float">
            <text:p>3.082</text:p>
          </table:table-cell>
          <table:table-cell table:formula="of:=([.L115]/1000000000)" office:value-type="float" office:value="0.04341106" calcext:value-type="float">
            <text:p>0.04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503622354087326" calcext:value-type="float">
            <text:p>0.504</text:p>
          </table:table-cell>
          <table:table-cell office:value-type="float" office:value="0.273246278609511" calcext:value-type="float">
            <text:p>0.273</text:p>
          </table:table-cell>
          <table:table-cell office:value-type="float" office:value="0.60630157207891" calcext:value-type="float">
            <text:p>0.606</text:p>
          </table:table-cell>
          <table:table-cell office:value-type="float" office:value="0.503622354087326" calcext:value-type="float">
            <text:p>0.504</text:p>
          </table:table-cell>
          <table:table-cell office:value-type="float" office:value="0.286613874835406" calcext:value-type="float">
            <text:p>0.287</text:p>
          </table:table-cell>
          <table:table-cell office:value-type="float" office:value="0.839813018950006" calcext:value-type="float">
            <text:p>0.840</text:p>
          </table:table-cell>
          <table:table-cell office:value-type="float" office:value="0.503622354087326" calcext:value-type="float">
            <text:p>0.504</text:p>
          </table:table-cell>
          <table:table-cell office:value-type="float" office:value="0.47528615207716" calcext:value-type="float">
            <text:p>0.475</text:p>
          </table:table-cell>
          <table:table-cell office:value-type="float" office:value="0.503622354087326" calcext:value-type="float">
            <text:p>0.504</text:p>
          </table:table-cell>
          <table:table-cell office:value-type="float" office:value="3571001900" calcext:value-type="float">
            <text:p>3571001900.000</text:p>
          </table:table-cell>
          <table:table-cell office:value-type="float" office:value="44998400" calcext:value-type="float">
            <text:p>44998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496944469046143" calcext:value-type="float">
            <text:p>0.497</text:p>
          </table:table-cell>
          <table:table-cell office:value-type="float" office:value="0.272978021857189" calcext:value-type="float">
            <text:p>0.273</text:p>
          </table:table-cell>
          <table:table-cell office:value-type="float" office:value="0.59899483117104" calcext:value-type="float">
            <text:p>0.599</text:p>
          </table:table-cell>
          <table:table-cell office:value-type="float" office:value="0.496944469046143" calcext:value-type="float">
            <text:p>0.497</text:p>
          </table:table-cell>
          <table:table-cell office:value-type="float" office:value="0.286178693661026" calcext:value-type="float">
            <text:p>0.286</text:p>
          </table:table-cell>
          <table:table-cell office:value-type="float" office:value="0.836938828933285" calcext:value-type="float">
            <text:p>0.837</text:p>
          </table:table-cell>
          <table:table-cell office:value-type="float" office:value="0.496944469046143" calcext:value-type="float">
            <text:p>0.497</text:p>
          </table:table-cell>
          <table:table-cell office:value-type="float" office:value="0.480898821075696" calcext:value-type="float">
            <text:p>0.481</text:p>
          </table:table-cell>
          <table:table-cell office:value-type="float" office:value="0.496944469046143" calcext:value-type="float">
            <text:p>0.497</text:p>
          </table:table-cell>
          <table:table-cell office:value-type="float" office:value="3686002300" calcext:value-type="float">
            <text:p>3686002300.000</text:p>
          </table:table-cell>
          <table:table-cell office:value-type="float" office:value="49999300" calcext:value-type="float">
            <text:p>49999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494128066601718" calcext:value-type="float">
            <text:p>0.494</text:p>
          </table:table-cell>
          <table:table-cell office:value-type="float" office:value="0.271300965437883" calcext:value-type="float">
            <text:p>0.271</text:p>
          </table:table-cell>
          <table:table-cell office:value-type="float" office:value="0.598678547195872" calcext:value-type="float">
            <text:p>0.599</text:p>
          </table:table-cell>
          <table:table-cell office:value-type="float" office:value="0.494128066601718" calcext:value-type="float">
            <text:p>0.494</text:p>
          </table:table-cell>
          <table:table-cell office:value-type="float" office:value="0.287250442763919" calcext:value-type="float">
            <text:p>0.287</text:p>
          </table:table-cell>
          <table:table-cell office:value-type="float" office:value="0.839389971145324" calcext:value-type="float">
            <text:p>0.839</text:p>
          </table:table-cell>
          <table:table-cell office:value-type="float" office:value="0.494128066601718" calcext:value-type="float">
            <text:p>0.494</text:p>
          </table:table-cell>
          <table:table-cell office:value-type="float" office:value="0.484735682357944" calcext:value-type="float">
            <text:p>0.485</text:p>
          </table:table-cell>
          <table:table-cell office:value-type="float" office:value="0.494128066601718" calcext:value-type="float">
            <text:p>0.494</text:p>
          </table:table-cell>
          <table:table-cell office:value-type="float" office:value="3542998700" calcext:value-type="float">
            <text:p>3542998700.000</text:p>
          </table:table-cell>
          <table:table-cell office:value-type="float" office:value="46056200" calcext:value-type="float">
            <text:p>46056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512230980426889" calcext:value-type="float">
            <text:p>0.512</text:p>
          </table:table-cell>
          <table:table-cell office:value-type="float" office:value="0.279825062072841" calcext:value-type="float">
            <text:p>0.280</text:p>
          </table:table-cell>
          <table:table-cell office:value-type="float" office:value="0.613126641345542" calcext:value-type="float">
            <text:p>0.613</text:p>
          </table:table-cell>
          <table:table-cell office:value-type="float" office:value="0.512230980426889" calcext:value-type="float">
            <text:p>0.512</text:p>
          </table:table-cell>
          <table:table-cell office:value-type="float" office:value="0.289804491102409" calcext:value-type="float">
            <text:p>0.290</text:p>
          </table:table-cell>
          <table:table-cell office:value-type="float" office:value="0.835580996678142" calcext:value-type="float">
            <text:p>0.836</text:p>
          </table:table-cell>
          <table:table-cell office:value-type="float" office:value="0.512230980426889" calcext:value-type="float">
            <text:p>0.512</text:p>
          </table:table-cell>
          <table:table-cell office:value-type="float" office:value="0.480457011552251" calcext:value-type="float">
            <text:p>0.480</text:p>
          </table:table-cell>
          <table:table-cell office:value-type="float" office:value="0.512230980426889" calcext:value-type="float">
            <text:p>0.512</text:p>
          </table:table-cell>
          <table:table-cell office:value-type="float" office:value="3534006400" calcext:value-type="float">
            <text:p>3534006400.000</text:p>
          </table:table-cell>
          <table:table-cell office:value-type="float" office:value="44986800" calcext:value-type="float">
            <text:p>44986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490727127800903" calcext:value-type="float">
            <text:p>0.491</text:p>
          </table:table-cell>
          <table:table-cell office:value-type="float" office:value="0.265869948446833" calcext:value-type="float">
            <text:p>0.266</text:p>
          </table:table-cell>
          <table:table-cell office:value-type="float" office:value="0.594409973944294" calcext:value-type="float">
            <text:p>0.594</text:p>
          </table:table-cell>
          <table:table-cell office:value-type="float" office:value="0.490727127800903" calcext:value-type="float">
            <text:p>0.491</text:p>
          </table:table-cell>
          <table:table-cell office:value-type="float" office:value="0.282180925983745" calcext:value-type="float">
            <text:p>0.282</text:p>
          </table:table-cell>
          <table:table-cell office:value-type="float" office:value="0.833687986311579" calcext:value-type="float">
            <text:p>0.834</text:p>
          </table:table-cell>
          <table:table-cell office:value-type="float" office:value="0.490727127800903" calcext:value-type="float">
            <text:p>0.491</text:p>
          </table:table-cell>
          <table:table-cell office:value-type="float" office:value="0.467713313245478" calcext:value-type="float">
            <text:p>0.468</text:p>
          </table:table-cell>
          <table:table-cell office:value-type="float" office:value="0.490727127800903" calcext:value-type="float">
            <text:p>0.491</text:p>
          </table:table-cell>
          <table:table-cell office:value-type="float" office:value="3399000200" calcext:value-type="float">
            <text:p>3399000200.000</text:p>
          </table:table-cell>
          <table:table-cell office:value-type="float" office:value="44999800" calcext:value-type="float">
            <text:p>44999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517155256398902" calcext:value-type="float">
            <text:p>0.517</text:p>
          </table:table-cell>
          <table:table-cell office:value-type="float" office:value="0.278172465429236" calcext:value-type="float">
            <text:p>0.278</text:p>
          </table:table-cell>
          <table:table-cell office:value-type="float" office:value="0.616529549525493" calcext:value-type="float">
            <text:p>0.617</text:p>
          </table:table-cell>
          <table:table-cell office:value-type="float" office:value="0.517155256398902" calcext:value-type="float">
            <text:p>0.517</text:p>
          </table:table-cell>
          <table:table-cell office:value-type="float" office:value="0.287092550448423" calcext:value-type="float">
            <text:p>0.287</text:p>
          </table:table-cell>
          <table:table-cell office:value-type="float" office:value="0.836896190871514" calcext:value-type="float">
            <text:p>0.837</text:p>
          </table:table-cell>
          <table:table-cell office:value-type="float" office:value="0.517155256398902" calcext:value-type="float">
            <text:p>0.517</text:p>
          </table:table-cell>
          <table:table-cell office:value-type="float" office:value="0.471196363712708" calcext:value-type="float">
            <text:p>0.471</text:p>
          </table:table-cell>
          <table:table-cell office:value-type="float" office:value="0.517155256398902" calcext:value-type="float">
            <text:p>0.517</text:p>
          </table:table-cell>
          <table:table-cell office:value-type="float" office:value="3484998000" calcext:value-type="float">
            <text:p>3484998000.000</text:p>
          </table:table-cell>
          <table:table-cell office:value-type="float" office:value="46992800" calcext:value-type="float">
            <text:p>46992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492055619519972" calcext:value-type="float">
            <text:p>0.492</text:p>
          </table:table-cell>
          <table:table-cell office:value-type="float" office:value="0.269454267880058" calcext:value-type="float">
            <text:p>0.269</text:p>
          </table:table-cell>
          <table:table-cell office:value-type="float" office:value="0.596879779276975" calcext:value-type="float">
            <text:p>0.597</text:p>
          </table:table-cell>
          <table:table-cell office:value-type="float" office:value="0.492055619519972" calcext:value-type="float">
            <text:p>0.492</text:p>
          </table:table-cell>
          <table:table-cell office:value-type="float" office:value="0.285664848692642" calcext:value-type="float">
            <text:p>0.286</text:p>
          </table:table-cell>
          <table:table-cell office:value-type="float" office:value="0.836194072364567" calcext:value-type="float">
            <text:p>0.836</text:p>
          </table:table-cell>
          <table:table-cell office:value-type="float" office:value="0.492055619519972" calcext:value-type="float">
            <text:p>0.492</text:p>
          </table:table-cell>
          <table:table-cell office:value-type="float" office:value="0.475227168433106" calcext:value-type="float">
            <text:p>0.475</text:p>
          </table:table-cell>
          <table:table-cell office:value-type="float" office:value="0.492055619519972" calcext:value-type="float">
            <text:p>0.492</text:p>
          </table:table-cell>
          <table:table-cell office:value-type="float" office:value="3524009800" calcext:value-type="float">
            <text:p>3524009800.000</text:p>
          </table:table-cell>
          <table:table-cell office:value-type="float" office:value="56993700" calcext:value-type="float">
            <text:p>56993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502276149145337" calcext:value-type="float">
            <text:p>0.502</text:p>
          </table:table-cell>
          <table:table-cell office:value-type="float" office:value="0.276687640483824" calcext:value-type="float">
            <text:p>0.277</text:p>
          </table:table-cell>
          <table:table-cell office:value-type="float" office:value="0.604141183902794" calcext:value-type="float">
            <text:p>0.604</text:p>
          </table:table-cell>
          <table:table-cell office:value-type="float" office:value="0.502276149145337" calcext:value-type="float">
            <text:p>0.502</text:p>
          </table:table-cell>
          <table:table-cell office:value-type="float" office:value="0.288617947998777" calcext:value-type="float">
            <text:p>0.289</text:p>
          </table:table-cell>
          <table:table-cell office:value-type="float" office:value="0.837121042141659" calcext:value-type="float">
            <text:p>0.837</text:p>
          </table:table-cell>
          <table:table-cell office:value-type="float" office:value="0.502276149145337" calcext:value-type="float">
            <text:p>0.502</text:p>
          </table:table-cell>
          <table:table-cell office:value-type="float" office:value="0.48543730441278" calcext:value-type="float">
            <text:p>0.485</text:p>
          </table:table-cell>
          <table:table-cell office:value-type="float" office:value="0.502276149145337" calcext:value-type="float">
            <text:p>0.502</text:p>
          </table:table-cell>
          <table:table-cell office:value-type="float" office:value="3434989700" calcext:value-type="float">
            <text:p>3434989700.000</text:p>
          </table:table-cell>
          <table:table-cell office:value-type="float" office:value="41998500" calcext:value-type="float">
            <text:p>41998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525817022407227" calcext:value-type="float">
            <text:p>0.526</text:p>
          </table:table-cell>
          <table:table-cell office:value-type="float" office:value="0.282810293092687" calcext:value-type="float">
            <text:p>0.283</text:p>
          </table:table-cell>
          <table:table-cell office:value-type="float" office:value="0.626360813052832" calcext:value-type="float">
            <text:p>0.626</text:p>
          </table:table-cell>
          <table:table-cell office:value-type="float" office:value="0.525817022407227" calcext:value-type="float">
            <text:p>0.526</text:p>
          </table:table-cell>
          <table:table-cell office:value-type="float" office:value="0.292448775355738" calcext:value-type="float">
            <text:p>0.292</text:p>
          </table:table-cell>
          <table:table-cell office:value-type="float" office:value="0.83680451563448" calcext:value-type="float">
            <text:p>0.837</text:p>
          </table:table-cell>
          <table:table-cell office:value-type="float" office:value="0.525817022407227" calcext:value-type="float">
            <text:p>0.526</text:p>
          </table:table-cell>
          <table:table-cell office:value-type="float" office:value="0.481234637502975" calcext:value-type="float">
            <text:p>0.481</text:p>
          </table:table-cell>
          <table:table-cell office:value-type="float" office:value="0.525817022407227" calcext:value-type="float">
            <text:p>0.526</text:p>
          </table:table-cell>
          <table:table-cell office:value-type="float" office:value="3422026900" calcext:value-type="float">
            <text:p>3422026900.000</text:p>
          </table:table-cell>
          <table:table-cell office:value-type="float" office:value="42965600" calcext:value-type="float">
            <text:p>42965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493313258347356" calcext:value-type="float">
            <text:p>0.493</text:p>
          </table:table-cell>
          <table:table-cell office:value-type="float" office:value="0.269712472586278" calcext:value-type="float">
            <text:p>0.270</text:p>
          </table:table-cell>
          <table:table-cell office:value-type="float" office:value="0.596014530981252" calcext:value-type="float">
            <text:p>0.596</text:p>
          </table:table-cell>
          <table:table-cell office:value-type="float" office:value="0.493313258347356" calcext:value-type="float">
            <text:p>0.493</text:p>
          </table:table-cell>
          <table:table-cell office:value-type="float" office:value="0.28404832768791" calcext:value-type="float">
            <text:p>0.284</text:p>
          </table:table-cell>
          <table:table-cell office:value-type="float" office:value="0.833322050209459" calcext:value-type="float">
            <text:p>0.833</text:p>
          </table:table-cell>
          <table:table-cell office:value-type="float" office:value="0.493313258347356" calcext:value-type="float">
            <text:p>0.493</text:p>
          </table:table-cell>
          <table:table-cell office:value-type="float" office:value="0.475818633675137" calcext:value-type="float">
            <text:p>0.476</text:p>
          </table:table-cell>
          <table:table-cell office:value-type="float" office:value="0.493313258347356" calcext:value-type="float">
            <text:p>0.493</text:p>
          </table:table-cell>
          <table:table-cell office:value-type="float" office:value="3344031100" calcext:value-type="float">
            <text:p>3344031100.000</text:p>
          </table:table-cell>
          <table:table-cell office:value-type="float" office:value="42969100" calcext:value-type="float">
            <text:p>42969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502827030378177" calcext:value-type="float">
            <text:p>0.503</text:p>
          </table:table-cell>
          <table:table-cell table:formula="of:=AVERAGE([.C121:.C130])" office:value-type="float" office:value="0.274005741589634" calcext:value-type="float">
            <text:p>0.274</text:p>
          </table:table-cell>
          <table:table-cell table:formula="of:=AVERAGE([.D121:.D130])" office:value-type="float" office:value="0.6051437422475" calcext:value-type="float">
            <text:p>0.605</text:p>
          </table:table-cell>
          <table:table-cell table:formula="of:=AVERAGE([.E121:.E130])" office:value-type="float" office:value="0.502827030378177" calcext:value-type="float">
            <text:p>0.503</text:p>
          </table:table-cell>
          <table:table-cell table:formula="of:=AVERAGE([.F121:.F130])" office:value-type="float" office:value="0.286990087852999" calcext:value-type="float">
            <text:p>0.287</text:p>
          </table:table-cell>
          <table:table-cell table:formula="of:=AVERAGE([.G121:.G130])" office:value-type="float" office:value="0.836574867324001" calcext:value-type="float">
            <text:p>0.837</text:p>
          </table:table-cell>
          <table:table-cell table:formula="of:=AVERAGE([.H121:.H130])" office:value-type="float" office:value="0.502827030378177" calcext:value-type="float">
            <text:p>0.503</text:p>
          </table:table-cell>
          <table:table-cell table:formula="of:=AVERAGE([.I121:.I130])" office:value-type="float" office:value="0.477800508804523" calcext:value-type="float">
            <text:p>0.478</text:p>
          </table:table-cell>
          <table:table-cell table:formula="of:=AVERAGE([.J121:.J130])" office:value-type="float" office:value="0.502827030378177" calcext:value-type="float">
            <text:p>0.503</text:p>
          </table:table-cell>
          <table:table-cell table:formula="of:=AVERAGE([.K121:.K130])" office:value-type="float" office:value="3494306500" calcext:value-type="float">
            <text:p>3494306500.000</text:p>
          </table:table-cell>
          <table:table-cell table:formula="of:=AVERAGE([.L121:.L130])" office:value-type="float" office:value="46296020" calcext:value-type="float">
            <text:p>46296020.000</text:p>
          </table:table-cell>
          <table:table-cell table:formula="of:=AVERAGE([.M121:.M130])" office:value-type="float" office:value="14094" calcext:value-type="float">
            <text:p>14094.000</text:p>
          </table:table-cell>
          <table:table-cell table:formula="of:=AVERAGE([.N121:.N130])"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3.4943065" calcext:value-type="float">
            <text:p>3.494</text:p>
          </table:table-cell>
          <table:table-cell table:formula="of:=([.L132]/1000000000)" office:value-type="float" office:value="0.04629602" calcext:value-type="float">
            <text:p>0.046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3]/1000000000)" office:value-type="float" office:value="0" calcext:value-type="float">
            <text:p>0.000</text:p>
          </table:table-cell>
          <table:table-cell table:formula="of:=([.L133]/1000000000)" office:value-type="float" office:value="0" calcext:value-type="float">
            <text:p>0.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446691264576923" calcext:value-type="float">
            <text:p>0.447</text:p>
          </table:table-cell>
          <table:table-cell table:formula="of:=AVERAGE([.C2:.C11];[.C19:.C28];[.C36:.C45];[.C53:.C62];[.C70:.C79];[.C87:.C96];[.C104:.C113];[.C121:.C130])" office:value-type="float" office:value="0.237181348347206" calcext:value-type="float">
            <text:p>0.237</text:p>
          </table:table-cell>
          <table:table-cell table:formula="of:=AVERAGE([.D2:.D11];[.D19:.D28];[.D36:.D45];[.D53:.D62];[.D70:.D79];[.D87:.D96];[.D104:.D113];[.D121:.D130])" office:value-type="float" office:value="0.553390275697857" calcext:value-type="float">
            <text:p>0.553</text:p>
          </table:table-cell>
          <table:table-cell table:formula="of:=AVERAGE([.E2:.E11];[.E19:.E28];[.E36:.E45];[.E53:.E62];[.E70:.E79];[.E87:.E96];[.E104:.E113];[.E121:.E130])" office:value-type="float" office:value="0.446691264576923" calcext:value-type="float">
            <text:p>0.447</text:p>
          </table:table-cell>
          <table:table-cell table:formula="of:=AVERAGE([.F2:.F11];[.F19:.F28];[.F36:.F45];[.F53:.F62];[.F70:.F79];[.F87:.F96];[.F104:.F113];[.F121:.F130])" office:value-type="float" office:value="0.265027666010574" calcext:value-type="float">
            <text:p>0.265</text:p>
          </table:table-cell>
          <table:table-cell table:formula="of:=AVERAGE([.G2:.G11];[.G19:.G28];[.G36:.G45];[.G53:.G62];[.G70:.G79];[.G87:.G96];[.G104:.G113];[.G121:.G130])" office:value-type="float" office:value="0.820632364877433" calcext:value-type="float">
            <text:p>0.821</text:p>
          </table:table-cell>
          <table:table-cell table:formula="of:=AVERAGE([.H2:.H11];[.H19:.H28];[.H36:.H45];[.H53:.H62];[.H70:.H79];[.H87:.H96];[.H104:.H113];[.H121:.H130])" office:value-type="float" office:value="0.446691264576923" calcext:value-type="float">
            <text:p>0.447</text:p>
          </table:table-cell>
          <table:table-cell table:formula="of:=AVERAGE([.I2:.I11];[.I19:.I28];[.I36:.I45];[.I53:.I62];[.I70:.I79];[.I87:.I96];[.I104:.I113];[.I121:.I130])" office:value-type="float" office:value="0.429959599534665" calcext:value-type="float">
            <text:p>0.430</text:p>
          </table:table-cell>
          <table:table-cell table:formula="of:=AVERAGE([.J2:.J11];[.J19:.J28];[.J36:.J45];[.J53:.J62];[.J70:.J79];[.J87:.J96];[.J104:.J113];[.J121:.J130])" office:value-type="float" office:value="0.446691264576923" calcext:value-type="float">
            <text:p>0.447</text:p>
          </table:table-cell>
          <table:table-cell table:formula="of:=AVERAGE([.K2:.K11];[.K19:.K28];[.K36:.K45];[.K53:.K62];[.K70:.K79];[.K87:.K96];[.K104:.K113];[.K121:.K130])" office:value-type="float" office:value="3202676680" calcext:value-type="float">
            <text:p>3202676680.000</text:p>
          </table:table-cell>
          <table:table-cell table:formula="of:=AVERAGE([.L2:.L11];[.L19:.L28];[.L36:.L45];[.L53:.L62];[.L70:.L79];[.L87:.L96];[.L104:.L113];[.L121:.L130])" office:value-type="float" office:value="44554040" calcext:value-type="float">
            <text:p>44554040.000</text:p>
          </table:table-cell>
          <table:table-cell table:formula="of:=AVERAGE([.M2:.M11];[.M19:.M28];[.M36:.M45];[.M53:.M62];[.M70:.M79];[.M87:.M96];[.M104:.M113];[.M121:.M130])" office:value-type="float" office:value="13678.3125" calcext:value-type="float">
            <text:p>13678.313</text:p>
          </table:table-cell>
          <table:table-cell table:formula="of:=AVERAGE([.N2:.N11];[.N19:.N28];[.N36:.N45];[.N53:.N62];[.N70:.N79];[.N87:.N96];[.N104:.N113];[.N121:.N130])" office:value-type="float" office:value="55361.6875" calcext:value-type="float">
            <text:p>55361.68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3.20267668" calcext:value-type="float">
            <text:p>3.203</text:p>
          </table:table-cell>
          <table:table-cell table:formula="of:=([.L140]/1000000000)" office:value-type="float" office:value="0.04455404" calcext:value-type="float">
            <text:p>0.045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F" table:style-name="ta1">
        <table:table-column table:style-name="co16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7" table:default-cell-style-name="ce6"/>
        <table:table-column table:style-name="co14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21667021050393" calcext:value-type="float">
            <text:p>0.622</text:p>
          </table:table-cell>
          <table:table-cell office:value-type="float" office:value="0.365678337294711" calcext:value-type="float">
            <text:p>0.366</text:p>
          </table:table-cell>
          <table:table-cell office:value-type="float" office:value="0.696988488094686" calcext:value-type="float">
            <text:p>0.697</text:p>
          </table:table-cell>
          <table:table-cell office:value-type="float" office:value="0.621667021050393" calcext:value-type="float">
            <text:p>0.622</text:p>
          </table:table-cell>
          <table:table-cell office:value-type="float" office:value="0.346901263514151" calcext:value-type="float">
            <text:p>0.347</text:p>
          </table:table-cell>
          <table:table-cell office:value-type="float" office:value="0.841849438210478" calcext:value-type="float">
            <text:p>0.842</text:p>
          </table:table-cell>
          <table:table-cell office:value-type="float" office:value="0.621667021050393" calcext:value-type="float">
            <text:p>0.622</text:p>
          </table:table-cell>
          <table:table-cell office:value-type="float" office:value="0.588641117246596" calcext:value-type="float">
            <text:p>0.589</text:p>
          </table:table-cell>
          <table:table-cell office:value-type="float" office:value="0.621667021050393" calcext:value-type="float">
            <text:p>0.622</text:p>
          </table:table-cell>
          <table:table-cell office:value-type="float" office:value="10028995500" calcext:value-type="float">
            <text:p>10028995500.000</text:p>
          </table:table-cell>
          <table:table-cell office:value-type="float" office:value="951015700" calcext:value-type="float">
            <text:p>951015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19604507761004" calcext:value-type="float">
            <text:p>0.620</text:p>
          </table:table-cell>
          <table:table-cell office:value-type="float" office:value="0.360681190446543" calcext:value-type="float">
            <text:p>0.361</text:p>
          </table:table-cell>
          <table:table-cell office:value-type="float" office:value="0.695238312314005" calcext:value-type="float">
            <text:p>0.695</text:p>
          </table:table-cell>
          <table:table-cell office:value-type="float" office:value="0.619604507761004" calcext:value-type="float">
            <text:p>0.620</text:p>
          </table:table-cell>
          <table:table-cell office:value-type="float" office:value="0.342854420085006" calcext:value-type="float">
            <text:p>0.343</text:p>
          </table:table-cell>
          <table:table-cell office:value-type="float" office:value="0.841640508270335" calcext:value-type="float">
            <text:p>0.842</text:p>
          </table:table-cell>
          <table:table-cell office:value-type="float" office:value="0.619604507761004" calcext:value-type="float">
            <text:p>0.620</text:p>
          </table:table-cell>
          <table:table-cell office:value-type="float" office:value="0.582869612248028" calcext:value-type="float">
            <text:p>0.583</text:p>
          </table:table-cell>
          <table:table-cell office:value-type="float" office:value="0.619604507761004" calcext:value-type="float">
            <text:p>0.620</text:p>
          </table:table-cell>
          <table:table-cell office:value-type="float" office:value="10382996900" calcext:value-type="float">
            <text:p>10382996900.000</text:p>
          </table:table-cell>
          <table:table-cell office:value-type="float" office:value="990985500" calcext:value-type="float">
            <text:p>9909855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20582606846694" calcext:value-type="float">
            <text:p>0.621</text:p>
          </table:table-cell>
          <table:table-cell office:value-type="float" office:value="0.362614527252768" calcext:value-type="float">
            <text:p>0.363</text:p>
          </table:table-cell>
          <table:table-cell office:value-type="float" office:value="0.695405742733013" calcext:value-type="float">
            <text:p>0.695</text:p>
          </table:table-cell>
          <table:table-cell office:value-type="float" office:value="0.620582606846694" calcext:value-type="float">
            <text:p>0.621</text:p>
          </table:table-cell>
          <table:table-cell office:value-type="float" office:value="0.343635133626245" calcext:value-type="float">
            <text:p>0.344</text:p>
          </table:table-cell>
          <table:table-cell office:value-type="float" office:value="0.840448345565536" calcext:value-type="float">
            <text:p>0.840</text:p>
          </table:table-cell>
          <table:table-cell office:value-type="float" office:value="0.620582606846694" calcext:value-type="float">
            <text:p>0.621</text:p>
          </table:table-cell>
          <table:table-cell office:value-type="float" office:value="0.588269826843313" calcext:value-type="float">
            <text:p>0.588</text:p>
          </table:table-cell>
          <table:table-cell office:value-type="float" office:value="0.620582606846694" calcext:value-type="float">
            <text:p>0.621</text:p>
          </table:table-cell>
          <table:table-cell office:value-type="float" office:value="10086978900" calcext:value-type="float">
            <text:p>10086978900.000</text:p>
          </table:table-cell>
          <table:table-cell office:value-type="float" office:value="930970400" calcext:value-type="float">
            <text:p>9309704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13778439294068" calcext:value-type="float">
            <text:p>0.614</text:p>
          </table:table-cell>
          <table:table-cell office:value-type="float" office:value="0.358510438281418" calcext:value-type="float">
            <text:p>0.359</text:p>
          </table:table-cell>
          <table:table-cell office:value-type="float" office:value="0.690023150721238" calcext:value-type="float">
            <text:p>0.690</text:p>
          </table:table-cell>
          <table:table-cell office:value-type="float" office:value="0.613778439294068" calcext:value-type="float">
            <text:p>0.614</text:p>
          </table:table-cell>
          <table:table-cell office:value-type="float" office:value="0.341001221498434" calcext:value-type="float">
            <text:p>0.341</text:p>
          </table:table-cell>
          <table:table-cell office:value-type="float" office:value="0.839932790086174" calcext:value-type="float">
            <text:p>0.840</text:p>
          </table:table-cell>
          <table:table-cell office:value-type="float" office:value="0.613778439294068" calcext:value-type="float">
            <text:p>0.614</text:p>
          </table:table-cell>
          <table:table-cell office:value-type="float" office:value="0.583366771577751" calcext:value-type="float">
            <text:p>0.583</text:p>
          </table:table-cell>
          <table:table-cell office:value-type="float" office:value="0.613778439294068" calcext:value-type="float">
            <text:p>0.614</text:p>
          </table:table-cell>
          <table:table-cell office:value-type="float" office:value="9935005700" calcext:value-type="float">
            <text:p>9935005700.000</text:p>
          </table:table-cell>
          <table:table-cell office:value-type="float" office:value="960025300" calcext:value-type="float">
            <text:p>960025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21688284073995" calcext:value-type="float">
            <text:p>0.622</text:p>
          </table:table-cell>
          <table:table-cell office:value-type="float" office:value="0.36199147840253" calcext:value-type="float">
            <text:p>0.362</text:p>
          </table:table-cell>
          <table:table-cell office:value-type="float" office:value="0.696729545504373" calcext:value-type="float">
            <text:p>0.697</text:p>
          </table:table-cell>
          <table:table-cell office:value-type="float" office:value="0.621688284073995" calcext:value-type="float">
            <text:p>0.622</text:p>
          </table:table-cell>
          <table:table-cell office:value-type="float" office:value="0.3435922548901" calcext:value-type="float">
            <text:p>0.344</text:p>
          </table:table-cell>
          <table:table-cell office:value-type="float" office:value="0.840301324299351" calcext:value-type="float">
            <text:p>0.840</text:p>
          </table:table-cell>
          <table:table-cell office:value-type="float" office:value="0.621688284073995" calcext:value-type="float">
            <text:p>0.622</text:p>
          </table:table-cell>
          <table:table-cell office:value-type="float" office:value="0.578855324184566" calcext:value-type="float">
            <text:p>0.579</text:p>
          </table:table-cell>
          <table:table-cell office:value-type="float" office:value="0.621688284073995" calcext:value-type="float">
            <text:p>0.622</text:p>
          </table:table-cell>
          <table:table-cell office:value-type="float" office:value="10301982700" calcext:value-type="float">
            <text:p>10301982700.000</text:p>
          </table:table-cell>
          <table:table-cell office:value-type="float" office:value="964997400" calcext:value-type="float">
            <text:p>9649974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21560705932384" calcext:value-type="float">
            <text:p>0.622</text:p>
          </table:table-cell>
          <table:table-cell office:value-type="float" office:value="0.362565239576042" calcext:value-type="float">
            <text:p>0.363</text:p>
          </table:table-cell>
          <table:table-cell office:value-type="float" office:value="0.695945102728353" calcext:value-type="float">
            <text:p>0.696</text:p>
          </table:table-cell>
          <table:table-cell office:value-type="float" office:value="0.621560705932384" calcext:value-type="float">
            <text:p>0.622</text:p>
          </table:table-cell>
          <table:table-cell office:value-type="float" office:value="0.343079248677239" calcext:value-type="float">
            <text:p>0.343</text:p>
          </table:table-cell>
          <table:table-cell office:value-type="float" office:value="0.839701208903137" calcext:value-type="float">
            <text:p>0.840</text:p>
          </table:table-cell>
          <table:table-cell office:value-type="float" office:value="0.621560705932384" calcext:value-type="float">
            <text:p>0.622</text:p>
          </table:table-cell>
          <table:table-cell office:value-type="float" office:value="0.581076041636627" calcext:value-type="float">
            <text:p>0.581</text:p>
          </table:table-cell>
          <table:table-cell office:value-type="float" office:value="0.621560705932384" calcext:value-type="float">
            <text:p>0.622</text:p>
          </table:table-cell>
          <table:table-cell office:value-type="float" office:value="9988969600" calcext:value-type="float">
            <text:p>9988969600.000</text:p>
          </table:table-cell>
          <table:table-cell office:value-type="float" office:value="945023200" calcext:value-type="float">
            <text:p>9450232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17733361684032" calcext:value-type="float">
            <text:p>0.618</text:p>
          </table:table-cell>
          <table:table-cell office:value-type="float" office:value="0.360082990437655" calcext:value-type="float">
            <text:p>0.360</text:p>
          </table:table-cell>
          <table:table-cell office:value-type="float" office:value="0.693457632131763" calcext:value-type="float">
            <text:p>0.693</text:p>
          </table:table-cell>
          <table:table-cell office:value-type="float" office:value="0.617733361684032" calcext:value-type="float">
            <text:p>0.618</text:p>
          </table:table-cell>
          <table:table-cell office:value-type="float" office:value="0.34205719586758" calcext:value-type="float">
            <text:p>0.342</text:p>
          </table:table-cell>
          <table:table-cell office:value-type="float" office:value="0.839947075752808" calcext:value-type="float">
            <text:p>0.840</text:p>
          </table:table-cell>
          <table:table-cell office:value-type="float" office:value="0.617733361684032" calcext:value-type="float">
            <text:p>0.618</text:p>
          </table:table-cell>
          <table:table-cell office:value-type="float" office:value="0.574695378455442" calcext:value-type="float">
            <text:p>0.575</text:p>
          </table:table-cell>
          <table:table-cell office:value-type="float" office:value="0.617733361684032" calcext:value-type="float">
            <text:p>0.618</text:p>
          </table:table-cell>
          <table:table-cell office:value-type="float" office:value="9817999200" calcext:value-type="float">
            <text:p>9817999200.000</text:p>
          </table:table-cell>
          <table:table-cell office:value-type="float" office:value="916000700" calcext:value-type="float">
            <text:p>916000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10291303423347" calcext:value-type="float">
            <text:p>0.610</text:p>
          </table:table-cell>
          <table:table-cell office:value-type="float" office:value="0.35887727602044" calcext:value-type="float">
            <text:p>0.359</text:p>
          </table:table-cell>
          <table:table-cell office:value-type="float" office:value="0.687203519491365" calcext:value-type="float">
            <text:p>0.687</text:p>
          </table:table-cell>
          <table:table-cell office:value-type="float" office:value="0.610291303423347" calcext:value-type="float">
            <text:p>0.610</text:p>
          </table:table-cell>
          <table:table-cell office:value-type="float" office:value="0.341357277493811" calcext:value-type="float">
            <text:p>0.341</text:p>
          </table:table-cell>
          <table:table-cell office:value-type="float" office:value="0.840824605284168" calcext:value-type="float">
            <text:p>0.841</text:p>
          </table:table-cell>
          <table:table-cell office:value-type="float" office:value="0.610291303423347" calcext:value-type="float">
            <text:p>0.610</text:p>
          </table:table-cell>
          <table:table-cell office:value-type="float" office:value="0.59104965883684" calcext:value-type="float">
            <text:p>0.591</text:p>
          </table:table-cell>
          <table:table-cell office:value-type="float" office:value="0.610291303423347" calcext:value-type="float">
            <text:p>0.610</text:p>
          </table:table-cell>
          <table:table-cell office:value-type="float" office:value="9853001100" calcext:value-type="float">
            <text:p>9853001100.000</text:p>
          </table:table-cell>
          <table:table-cell office:value-type="float" office:value="952999100" calcext:value-type="float">
            <text:p>952999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20412502657878" calcext:value-type="float">
            <text:p>0.620</text:p>
          </table:table-cell>
          <table:table-cell office:value-type="float" office:value="0.363559709226146" calcext:value-type="float">
            <text:p>0.364</text:p>
          </table:table-cell>
          <table:table-cell office:value-type="float" office:value="0.695614193608892" calcext:value-type="float">
            <text:p>0.696</text:p>
          </table:table-cell>
          <table:table-cell office:value-type="float" office:value="0.620412502657878" calcext:value-type="float">
            <text:p>0.620</text:p>
          </table:table-cell>
          <table:table-cell office:value-type="float" office:value="0.344720122094023" calcext:value-type="float">
            <text:p>0.345</text:p>
          </table:table-cell>
          <table:table-cell office:value-type="float" office:value="0.84082904909044" calcext:value-type="float">
            <text:p>0.841</text:p>
          </table:table-cell>
          <table:table-cell office:value-type="float" office:value="0.620412502657878" calcext:value-type="float">
            <text:p>0.620</text:p>
          </table:table-cell>
          <table:table-cell office:value-type="float" office:value="0.584518957864179" calcext:value-type="float">
            <text:p>0.585</text:p>
          </table:table-cell>
          <table:table-cell office:value-type="float" office:value="0.620412502657878" calcext:value-type="float">
            <text:p>0.620</text:p>
          </table:table-cell>
          <table:table-cell office:value-type="float" office:value="9851375800" calcext:value-type="float">
            <text:p>9851375800.000</text:p>
          </table:table-cell>
          <table:table-cell office:value-type="float" office:value="908999800" calcext:value-type="float">
            <text:p>9089998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20795237082713" calcext:value-type="float">
            <text:p>0.621</text:p>
          </table:table-cell>
          <table:table-cell office:value-type="float" office:value="0.359942563753863" calcext:value-type="float">
            <text:p>0.360</text:p>
          </table:table-cell>
          <table:table-cell office:value-type="float" office:value="0.695584173681805" calcext:value-type="float">
            <text:p>0.696</text:p>
          </table:table-cell>
          <table:table-cell office:value-type="float" office:value="0.620795237082713" calcext:value-type="float">
            <text:p>0.621</text:p>
          </table:table-cell>
          <table:table-cell office:value-type="float" office:value="0.341752751782996" calcext:value-type="float">
            <text:p>0.342</text:p>
          </table:table-cell>
          <table:table-cell office:value-type="float" office:value="0.839475062192983" calcext:value-type="float">
            <text:p>0.839</text:p>
          </table:table-cell>
          <table:table-cell office:value-type="float" office:value="0.620795237082713" calcext:value-type="float">
            <text:p>0.621</text:p>
          </table:table-cell>
          <table:table-cell office:value-type="float" office:value="0.575806163865885" calcext:value-type="float">
            <text:p>0.576</text:p>
          </table:table-cell>
          <table:table-cell office:value-type="float" office:value="0.620795237082713" calcext:value-type="float">
            <text:p>0.621</text:p>
          </table:table-cell>
          <table:table-cell office:value-type="float" office:value="10345001400" calcext:value-type="float">
            <text:p>10345001400.000</text:p>
          </table:table-cell>
          <table:table-cell office:value-type="float" office:value="1033000100" calcext:value-type="float">
            <text:p>1033000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618811396980651" calcext:value-type="float">
            <text:p>0.619</text:p>
          </table:table-cell>
          <table:table-cell table:formula="of:=AVERAGE([.C2:.C11])" office:value-type="float" office:value="0.361450375069212" calcext:value-type="float">
            <text:p>0.361</text:p>
          </table:table-cell>
          <table:table-cell table:formula="of:=AVERAGE([.D2:.D11])" office:value-type="float" office:value="0.694218986100949" calcext:value-type="float">
            <text:p>0.694</text:p>
          </table:table-cell>
          <table:table-cell table:formula="of:=AVERAGE([.E2:.E11])" office:value-type="float" office:value="0.618811396980651" calcext:value-type="float">
            <text:p>0.619</text:p>
          </table:table-cell>
          <table:table-cell table:formula="of:=AVERAGE([.F2:.F11])" office:value-type="float" office:value="0.343095088952958" calcext:value-type="float">
            <text:p>0.343</text:p>
          </table:table-cell>
          <table:table-cell table:formula="of:=AVERAGE([.G2:.G11])" office:value-type="float" office:value="0.840494940765541" calcext:value-type="float">
            <text:p>0.840</text:p>
          </table:table-cell>
          <table:table-cell table:formula="of:=AVERAGE([.H2:.H11])" office:value-type="float" office:value="0.618811396980651" calcext:value-type="float">
            <text:p>0.619</text:p>
          </table:table-cell>
          <table:table-cell table:formula="of:=AVERAGE([.I2:.I11])" office:value-type="float" office:value="0.582914885275923" calcext:value-type="float">
            <text:p>0.583</text:p>
          </table:table-cell>
          <table:table-cell table:formula="of:=AVERAGE([.J2:.J11])" office:value-type="float" office:value="0.618811396980651" calcext:value-type="float">
            <text:p>0.619</text:p>
          </table:table-cell>
          <table:table-cell table:formula="of:=AVERAGE([.K2:.K11])" office:value-type="float" office:value="10059230680" calcext:value-type="float">
            <text:p>10059230680.000</text:p>
          </table:table-cell>
          <table:table-cell table:formula="of:=AVERAGE([.L2:.L11])" office:value-type="float" office:value="955401720" calcext:value-type="float">
            <text:p>955401720.000</text:p>
          </table:table-cell>
          <table:table-cell table:formula="of:=AVERAGE([.M2:.M11])" office:value-type="float" office:value="11691" calcext:value-type="float">
            <text:p>11691.000</text:p>
          </table:table-cell>
          <table:table-cell table:formula="of:=AVERAGE([.N2:.N11])"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10.05923068" calcext:value-type="float">
            <text:p>10.059</text:p>
          </table:table-cell>
          <table:table-cell table:formula="of:=([.L13]/1000000000)" office:value-type="float" office:value="0.95540172" calcext:value-type="float">
            <text:p>0.95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0144343621904" calcext:value-type="float">
            <text:p>0.660</text:p>
          </table:table-cell>
          <table:table-cell office:value-type="float" office:value="0.370071819027437" calcext:value-type="float">
            <text:p>0.370</text:p>
          </table:table-cell>
          <table:table-cell office:value-type="float" office:value="0.730128321258262" calcext:value-type="float">
            <text:p>0.730</text:p>
          </table:table-cell>
          <table:table-cell office:value-type="float" office:value="0.660144343621904" calcext:value-type="float">
            <text:p>0.660</text:p>
          </table:table-cell>
          <table:table-cell office:value-type="float" office:value="0.342555800753277" calcext:value-type="float">
            <text:p>0.343</text:p>
          </table:table-cell>
          <table:table-cell office:value-type="float" office:value="0.857922741680635" calcext:value-type="float">
            <text:p>0.858</text:p>
          </table:table-cell>
          <table:table-cell office:value-type="float" office:value="0.660144343621904" calcext:value-type="float">
            <text:p>0.660</text:p>
          </table:table-cell>
          <table:table-cell office:value-type="float" office:value="0.599408761959284" calcext:value-type="float">
            <text:p>0.599</text:p>
          </table:table-cell>
          <table:table-cell office:value-type="float" office:value="0.660144343621904" calcext:value-type="float">
            <text:p>0.660</text:p>
          </table:table-cell>
          <table:table-cell office:value-type="float" office:value="13569992700" calcext:value-type="float">
            <text:p>13569992700.000</text:p>
          </table:table-cell>
          <table:table-cell office:value-type="float" office:value="1204032000" calcext:value-type="float">
            <text:p>12040320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5119293697229" calcext:value-type="float">
            <text:p>0.665</text:p>
          </table:table-cell>
          <table:table-cell office:value-type="float" office:value="0.373313443213212" calcext:value-type="float">
            <text:p>0.373</text:p>
          </table:table-cell>
          <table:table-cell office:value-type="float" office:value="0.733952302635556" calcext:value-type="float">
            <text:p>0.734</text:p>
          </table:table-cell>
          <table:table-cell office:value-type="float" office:value="0.665119293697229" calcext:value-type="float">
            <text:p>0.665</text:p>
          </table:table-cell>
          <table:table-cell office:value-type="float" office:value="0.344942971964034" calcext:value-type="float">
            <text:p>0.345</text:p>
          </table:table-cell>
          <table:table-cell office:value-type="float" office:value="0.859303177708679" calcext:value-type="float">
            <text:p>0.859</text:p>
          </table:table-cell>
          <table:table-cell office:value-type="float" office:value="0.665119293697229" calcext:value-type="float">
            <text:p>0.665</text:p>
          </table:table-cell>
          <table:table-cell office:value-type="float" office:value="0.607965518190949" calcext:value-type="float">
            <text:p>0.608</text:p>
          </table:table-cell>
          <table:table-cell office:value-type="float" office:value="0.665119293697229" calcext:value-type="float">
            <text:p>0.665</text:p>
          </table:table-cell>
          <table:table-cell office:value-type="float" office:value="13412003600" calcext:value-type="float">
            <text:p>13412003600.000</text:p>
          </table:table-cell>
          <table:table-cell office:value-type="float" office:value="1209030900" calcext:value-type="float">
            <text:p>1209030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1545738009319" calcext:value-type="float">
            <text:p>0.662</text:p>
          </table:table-cell>
          <table:table-cell office:value-type="float" office:value="0.371285863811466" calcext:value-type="float">
            <text:p>0.371</text:p>
          </table:table-cell>
          <table:table-cell office:value-type="float" office:value="0.731156876394196" calcext:value-type="float">
            <text:p>0.731</text:p>
          </table:table-cell>
          <table:table-cell office:value-type="float" office:value="0.661545738009319" calcext:value-type="float">
            <text:p>0.662</text:p>
          </table:table-cell>
          <table:table-cell office:value-type="float" office:value="0.343313286276895" calcext:value-type="float">
            <text:p>0.343</text:p>
          </table:table-cell>
          <table:table-cell office:value-type="float" office:value="0.858383120061719" calcext:value-type="float">
            <text:p>0.858</text:p>
          </table:table-cell>
          <table:table-cell office:value-type="float" office:value="0.661545738009319" calcext:value-type="float">
            <text:p>0.662</text:p>
          </table:table-cell>
          <table:table-cell office:value-type="float" office:value="0.60587803994342" calcext:value-type="float">
            <text:p>0.606</text:p>
          </table:table-cell>
          <table:table-cell office:value-type="float" office:value="0.661545738009319" calcext:value-type="float">
            <text:p>0.662</text:p>
          </table:table-cell>
          <table:table-cell office:value-type="float" office:value="16320993800" calcext:value-type="float">
            <text:p>16320993800.000</text:p>
          </table:table-cell>
          <table:table-cell office:value-type="float" office:value="1773001500" calcext:value-type="float">
            <text:p>17730015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3209893844375" calcext:value-type="float">
            <text:p>0.663</text:p>
          </table:table-cell>
          <table:table-cell office:value-type="float" office:value="0.370643322353234" calcext:value-type="float">
            <text:p>0.371</text:p>
          </table:table-cell>
          <table:table-cell office:value-type="float" office:value="0.731885837830702" calcext:value-type="float">
            <text:p>0.732</text:p>
          </table:table-cell>
          <table:table-cell office:value-type="float" office:value="0.663209893844375" calcext:value-type="float">
            <text:p>0.663</text:p>
          </table:table-cell>
          <table:table-cell office:value-type="float" office:value="0.342270643854112" calcext:value-type="float">
            <text:p>0.342</text:p>
          </table:table-cell>
          <table:table-cell office:value-type="float" office:value="0.857260644048072" calcext:value-type="float">
            <text:p>0.857</text:p>
          </table:table-cell>
          <table:table-cell office:value-type="float" office:value="0.663209893844375" calcext:value-type="float">
            <text:p>0.663</text:p>
          </table:table-cell>
          <table:table-cell office:value-type="float" office:value="0.598405521957436" calcext:value-type="float">
            <text:p>0.598</text:p>
          </table:table-cell>
          <table:table-cell office:value-type="float" office:value="0.663209893844375" calcext:value-type="float">
            <text:p>0.663</text:p>
          </table:table-cell>
          <table:table-cell office:value-type="float" office:value="13824036700" calcext:value-type="float">
            <text:p>13824036700.000</text:p>
          </table:table-cell>
          <table:table-cell office:value-type="float" office:value="1246026900" calcext:value-type="float">
            <text:p>1246026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2491679220825" calcext:value-type="float">
            <text:p>0.662</text:p>
          </table:table-cell>
          <table:table-cell office:value-type="float" office:value="0.370356158676957" calcext:value-type="float">
            <text:p>0.370</text:p>
          </table:table-cell>
          <table:table-cell office:value-type="float" office:value="0.731552344995069" calcext:value-type="float">
            <text:p>0.732</text:p>
          </table:table-cell>
          <table:table-cell office:value-type="float" office:value="0.662491679220825" calcext:value-type="float">
            <text:p>0.662</text:p>
          </table:table-cell>
          <table:table-cell office:value-type="float" office:value="0.34233773545002" calcext:value-type="float">
            <text:p>0.342</text:p>
          </table:table-cell>
          <table:table-cell office:value-type="float" office:value="0.857990695608889" calcext:value-type="float">
            <text:p>0.858</text:p>
          </table:table-cell>
          <table:table-cell office:value-type="float" office:value="0.662491679220825" calcext:value-type="float">
            <text:p>0.662</text:p>
          </table:table-cell>
          <table:table-cell office:value-type="float" office:value="0.603231298552817" calcext:value-type="float">
            <text:p>0.603</text:p>
          </table:table-cell>
          <table:table-cell office:value-type="float" office:value="0.662491679220825" calcext:value-type="float">
            <text:p>0.662</text:p>
          </table:table-cell>
          <table:table-cell office:value-type="float" office:value="13624014100" calcext:value-type="float">
            <text:p>13624014100.000</text:p>
          </table:table-cell>
          <table:table-cell office:value-type="float" office:value="1220926300" calcext:value-type="float">
            <text:p>12209263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1318011421364" calcext:value-type="float">
            <text:p>0.661</text:p>
          </table:table-cell>
          <table:table-cell office:value-type="float" office:value="0.370086527919116" calcext:value-type="float">
            <text:p>0.370</text:p>
          </table:table-cell>
          <table:table-cell office:value-type="float" office:value="0.731062647285137" calcext:value-type="float">
            <text:p>0.731</text:p>
          </table:table-cell>
          <table:table-cell office:value-type="float" office:value="0.661318011421364" calcext:value-type="float">
            <text:p>0.661</text:p>
          </table:table-cell>
          <table:table-cell office:value-type="float" office:value="0.342571066476525" calcext:value-type="float">
            <text:p>0.343</text:p>
          </table:table-cell>
          <table:table-cell office:value-type="float" office:value="0.857826246492981" calcext:value-type="float">
            <text:p>0.858</text:p>
          </table:table-cell>
          <table:table-cell office:value-type="float" office:value="0.661318011421364" calcext:value-type="float">
            <text:p>0.661</text:p>
          </table:table-cell>
          <table:table-cell office:value-type="float" office:value="0.603464812785052" calcext:value-type="float">
            <text:p>0.603</text:p>
          </table:table-cell>
          <table:table-cell office:value-type="float" office:value="0.661318011421364" calcext:value-type="float">
            <text:p>0.661</text:p>
          </table:table-cell>
          <table:table-cell office:value-type="float" office:value="13477000900" calcext:value-type="float">
            <text:p>13477000900.000</text:p>
          </table:table-cell>
          <table:table-cell office:value-type="float" office:value="1204035100" calcext:value-type="float">
            <text:p>12040351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1668360018218" calcext:value-type="float">
            <text:p>0.662</text:p>
          </table:table-cell>
          <table:table-cell office:value-type="float" office:value="0.374728362483748" calcext:value-type="float">
            <text:p>0.375</text:p>
          </table:table-cell>
          <table:table-cell office:value-type="float" office:value="0.731269462317005" calcext:value-type="float">
            <text:p>0.731</text:p>
          </table:table-cell>
          <table:table-cell office:value-type="float" office:value="0.661668360018218" calcext:value-type="float">
            <text:p>0.662</text:p>
          </table:table-cell>
          <table:table-cell office:value-type="float" office:value="0.346016749948666" calcext:value-type="float">
            <text:p>0.346</text:p>
          </table:table-cell>
          <table:table-cell office:value-type="float" office:value="0.85932011993996" calcext:value-type="float">
            <text:p>0.859</text:p>
          </table:table-cell>
          <table:table-cell office:value-type="float" office:value="0.661668360018218" calcext:value-type="float">
            <text:p>0.662</text:p>
          </table:table-cell>
          <table:table-cell office:value-type="float" office:value="0.614406362357894" calcext:value-type="float">
            <text:p>0.614</text:p>
          </table:table-cell>
          <table:table-cell office:value-type="float" office:value="0.661668360018218" calcext:value-type="float">
            <text:p>0.662</text:p>
          </table:table-cell>
          <table:table-cell office:value-type="float" office:value="13733005400" calcext:value-type="float">
            <text:p>13733005400.000</text:p>
          </table:table-cell>
          <table:table-cell office:value-type="float" office:value="1204992400" calcext:value-type="float">
            <text:p>1204992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81848439197" calcext:value-type="float">
            <text:p>0.668</text:p>
          </table:table-cell>
          <table:table-cell office:value-type="float" office:value="0.376270393959544" calcext:value-type="float">
            <text:p>0.376</text:p>
          </table:table-cell>
          <table:table-cell office:value-type="float" office:value="0.735633784636189" calcext:value-type="float">
            <text:p>0.736</text:p>
          </table:table-cell>
          <table:table-cell office:value-type="float" office:value="0.6681848439197" calcext:value-type="float">
            <text:p>0.668</text:p>
          </table:table-cell>
          <table:table-cell office:value-type="float" office:value="0.346394936793851" calcext:value-type="float">
            <text:p>0.346</text:p>
          </table:table-cell>
          <table:table-cell office:value-type="float" office:value="0.858661159753056" calcext:value-type="float">
            <text:p>0.859</text:p>
          </table:table-cell>
          <table:table-cell office:value-type="float" office:value="0.6681848439197" calcext:value-type="float">
            <text:p>0.668</text:p>
          </table:table-cell>
          <table:table-cell office:value-type="float" office:value="0.618891986422137" calcext:value-type="float">
            <text:p>0.619</text:p>
          </table:table-cell>
          <table:table-cell office:value-type="float" office:value="0.6681848439197" calcext:value-type="float">
            <text:p>0.668</text:p>
          </table:table-cell>
          <table:table-cell office:value-type="float" office:value="13313948200" calcext:value-type="float">
            <text:p>13313948200.000</text:p>
          </table:table-cell>
          <table:table-cell office:value-type="float" office:value="1140054000" calcext:value-type="float">
            <text:p>11400540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1650842588375" calcext:value-type="float">
            <text:p>0.662</text:p>
          </table:table-cell>
          <table:table-cell office:value-type="float" office:value="0.371221975534024" calcext:value-type="float">
            <text:p>0.371</text:p>
          </table:table-cell>
          <table:table-cell office:value-type="float" office:value="0.731433743196876" calcext:value-type="float">
            <text:p>0.731</text:p>
          </table:table-cell>
          <table:table-cell office:value-type="float" office:value="0.661650842588375" calcext:value-type="float">
            <text:p>0.662</text:p>
          </table:table-cell>
          <table:table-cell office:value-type="float" office:value="0.343581739590811" calcext:value-type="float">
            <text:p>0.344</text:p>
          </table:table-cell>
          <table:table-cell office:value-type="float" office:value="0.859189649901265" calcext:value-type="float">
            <text:p>0.859</text:p>
          </table:table-cell>
          <table:table-cell office:value-type="float" office:value="0.661650842588375" calcext:value-type="float">
            <text:p>0.662</text:p>
          </table:table-cell>
          <table:table-cell office:value-type="float" office:value="0.604551450336132" calcext:value-type="float">
            <text:p>0.605</text:p>
          </table:table-cell>
          <table:table-cell office:value-type="float" office:value="0.661650842588375" calcext:value-type="float">
            <text:p>0.662</text:p>
          </table:table-cell>
          <table:table-cell office:value-type="float" office:value="13478030500" calcext:value-type="float">
            <text:p>13478030500.000</text:p>
          </table:table-cell>
          <table:table-cell office:value-type="float" office:value="1195970600" calcext:value-type="float">
            <text:p>11959706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4926601968959" calcext:value-type="float">
            <text:p>0.665</text:p>
          </table:table-cell>
          <table:table-cell office:value-type="float" office:value="0.374456092507624" calcext:value-type="float">
            <text:p>0.374</text:p>
          </table:table-cell>
          <table:table-cell office:value-type="float" office:value="0.733290367018221" calcext:value-type="float">
            <text:p>0.733</text:p>
          </table:table-cell>
          <table:table-cell office:value-type="float" office:value="0.664926601968959" calcext:value-type="float">
            <text:p>0.665</text:p>
          </table:table-cell>
          <table:table-cell office:value-type="float" office:value="0.345153135081008" calcext:value-type="float">
            <text:p>0.345</text:p>
          </table:table-cell>
          <table:table-cell office:value-type="float" office:value="0.85837977220983" calcext:value-type="float">
            <text:p>0.858</text:p>
          </table:table-cell>
          <table:table-cell office:value-type="float" office:value="0.664926601968959" calcext:value-type="float">
            <text:p>0.665</text:p>
          </table:table-cell>
          <table:table-cell office:value-type="float" office:value="0.609963256073255" calcext:value-type="float">
            <text:p>0.610</text:p>
          </table:table-cell>
          <table:table-cell office:value-type="float" office:value="0.664926601968959" calcext:value-type="float">
            <text:p>0.665</text:p>
          </table:table-cell>
          <table:table-cell office:value-type="float" office:value="13939027300" calcext:value-type="float">
            <text:p>13939027300.000</text:p>
          </table:table-cell>
          <table:table-cell office:value-type="float" office:value="1172998300" calcext:value-type="float">
            <text:p>11729983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663025960831027" calcext:value-type="float">
            <text:p>0.663</text:p>
          </table:table-cell>
          <table:table-cell table:formula="of:=AVERAGE([.C19:.C28])" office:value-type="float" office:value="0.372243395948636" calcext:value-type="float">
            <text:p>0.372</text:p>
          </table:table-cell>
          <table:table-cell table:formula="of:=AVERAGE([.D19:.D28])" office:value-type="float" office:value="0.732136568756721" calcext:value-type="float">
            <text:p>0.732</text:p>
          </table:table-cell>
          <table:table-cell table:formula="of:=AVERAGE([.E19:.E28])" office:value-type="float" office:value="0.663025960831027" calcext:value-type="float">
            <text:p>0.663</text:p>
          </table:table-cell>
          <table:table-cell table:formula="of:=AVERAGE([.F19:.F28])" office:value-type="float" office:value="0.34391380661892" calcext:value-type="float">
            <text:p>0.344</text:p>
          </table:table-cell>
          <table:table-cell table:formula="of:=AVERAGE([.G19:.G28])" office:value-type="float" office:value="0.858423732740509" calcext:value-type="float">
            <text:p>0.858</text:p>
          </table:table-cell>
          <table:table-cell table:formula="of:=AVERAGE([.H19:.H28])" office:value-type="float" office:value="0.663025960831027" calcext:value-type="float">
            <text:p>0.663</text:p>
          </table:table-cell>
          <table:table-cell table:formula="of:=AVERAGE([.I19:.I28])" office:value-type="float" office:value="0.606616700857838" calcext:value-type="float">
            <text:p>0.607</text:p>
          </table:table-cell>
          <table:table-cell table:formula="of:=AVERAGE([.J19:.J28])" office:value-type="float" office:value="0.663025960831027" calcext:value-type="float">
            <text:p>0.663</text:p>
          </table:table-cell>
          <table:table-cell table:formula="of:=AVERAGE([.K19:.K28])" office:value-type="float" office:value="13869205320" calcext:value-type="float">
            <text:p>13869205320.000</text:p>
          </table:table-cell>
          <table:table-cell table:formula="of:=AVERAGE([.L19:.L28])" office:value-type="float" office:value="1257106800" calcext:value-type="float">
            <text:p>1257106800.000</text:p>
          </table:table-cell>
          <table:table-cell table:formula="of:=AVERAGE([.M19:.M28])" office:value-type="float" office:value="14184" calcext:value-type="float">
            <text:p>14184.000</text:p>
          </table:table-cell>
          <table:table-cell table:formula="of:=AVERAGE([.N19:.N28])"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13.86920532" calcext:value-type="float">
            <text:p>13.869</text:p>
          </table:table-cell>
          <table:table-cell table:formula="of:=([.L30]/1000000000)" office:value-type="float" office:value="1.2571068" calcext:value-type="float">
            <text:p>1.2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4764326680786" calcext:value-type="float">
            <text:p>0.635</text:p>
          </table:table-cell>
          <table:table-cell office:value-type="float" office:value="0.330372361680483" calcext:value-type="float">
            <text:p>0.330</text:p>
          </table:table-cell>
          <table:table-cell office:value-type="float" office:value="0.714908699917478" calcext:value-type="float">
            <text:p>0.715</text:p>
          </table:table-cell>
          <table:table-cell office:value-type="float" office:value="0.634764326680786" calcext:value-type="float">
            <text:p>0.635</text:p>
          </table:table-cell>
          <table:table-cell office:value-type="float" office:value="0.312061057472189" calcext:value-type="float">
            <text:p>0.312</text:p>
          </table:table-cell>
          <table:table-cell office:value-type="float" office:value="0.865036054268269" calcext:value-type="float">
            <text:p>0.865</text:p>
          </table:table-cell>
          <table:table-cell office:value-type="float" office:value="0.634764326680786" calcext:value-type="float">
            <text:p>0.635</text:p>
          </table:table-cell>
          <table:table-cell office:value-type="float" office:value="0.569742520647877" calcext:value-type="float">
            <text:p>0.570</text:p>
          </table:table-cell>
          <table:table-cell office:value-type="float" office:value="0.634764326680786" calcext:value-type="float">
            <text:p>0.635</text:p>
          </table:table-cell>
          <table:table-cell office:value-type="float" office:value="14117181100" calcext:value-type="float">
            <text:p>14117181100.000</text:p>
          </table:table-cell>
          <table:table-cell office:value-type="float" office:value="1390169400" calcext:value-type="float">
            <text:p>13901694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7315071034365" calcext:value-type="float">
            <text:p>0.637</text:p>
          </table:table-cell>
          <table:table-cell office:value-type="float" office:value="0.333860472361666" calcext:value-type="float">
            <text:p>0.334</text:p>
          </table:table-cell>
          <table:table-cell office:value-type="float" office:value="0.71683756234704" calcext:value-type="float">
            <text:p>0.717</text:p>
          </table:table-cell>
          <table:table-cell office:value-type="float" office:value="0.637315071034365" calcext:value-type="float">
            <text:p>0.637</text:p>
          </table:table-cell>
          <table:table-cell office:value-type="float" office:value="0.314366866593564" calcext:value-type="float">
            <text:p>0.314</text:p>
          </table:table-cell>
          <table:table-cell office:value-type="float" office:value="0.866214330439524" calcext:value-type="float">
            <text:p>0.866</text:p>
          </table:table-cell>
          <table:table-cell office:value-type="float" office:value="0.637315071034365" calcext:value-type="float">
            <text:p>0.637</text:p>
          </table:table-cell>
          <table:table-cell office:value-type="float" office:value="0.583892490777905" calcext:value-type="float">
            <text:p>0.584</text:p>
          </table:table-cell>
          <table:table-cell office:value-type="float" office:value="0.637315071034365" calcext:value-type="float">
            <text:p>0.637</text:p>
          </table:table-cell>
          <table:table-cell office:value-type="float" office:value="13862005100" calcext:value-type="float">
            <text:p>13862005100.000</text:p>
          </table:table-cell>
          <table:table-cell office:value-type="float" office:value="1340967600" calcext:value-type="float">
            <text:p>1340967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5707329138776" calcext:value-type="float">
            <text:p>0.636</text:p>
          </table:table-cell>
          <table:table-cell office:value-type="float" office:value="0.331955568962962" calcext:value-type="float">
            <text:p>0.332</text:p>
          </table:table-cell>
          <table:table-cell office:value-type="float" office:value="0.715718689894411" calcext:value-type="float">
            <text:p>0.716</text:p>
          </table:table-cell>
          <table:table-cell office:value-type="float" office:value="0.635707329138776" calcext:value-type="float">
            <text:p>0.636</text:p>
          </table:table-cell>
          <table:table-cell office:value-type="float" office:value="0.313161768461837" calcext:value-type="float">
            <text:p>0.313</text:p>
          </table:table-cell>
          <table:table-cell office:value-type="float" office:value="0.865887205182168" calcext:value-type="float">
            <text:p>0.866</text:p>
          </table:table-cell>
          <table:table-cell office:value-type="float" office:value="0.635707329138776" calcext:value-type="float">
            <text:p>0.636</text:p>
          </table:table-cell>
          <table:table-cell office:value-type="float" office:value="0.576680408575101" calcext:value-type="float">
            <text:p>0.577</text:p>
          </table:table-cell>
          <table:table-cell office:value-type="float" office:value="0.635707329138776" calcext:value-type="float">
            <text:p>0.636</text:p>
          </table:table-cell>
          <table:table-cell office:value-type="float" office:value="13993975600" calcext:value-type="float">
            <text:p>13993975600.000</text:p>
          </table:table-cell>
          <table:table-cell office:value-type="float" office:value="1382026500" calcext:value-type="float">
            <text:p>1382026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8227155378979" calcext:value-type="float">
            <text:p>0.638</text:p>
          </table:table-cell>
          <table:table-cell office:value-type="float" office:value="0.333480690309062" calcext:value-type="float">
            <text:p>0.333</text:p>
          </table:table-cell>
          <table:table-cell office:value-type="float" office:value="0.717432508084097" calcext:value-type="float">
            <text:p>0.717</text:p>
          </table:table-cell>
          <table:table-cell office:value-type="float" office:value="0.638227155378979" calcext:value-type="float">
            <text:p>0.638</text:p>
          </table:table-cell>
          <table:table-cell office:value-type="float" office:value="0.31399334723491" calcext:value-type="float">
            <text:p>0.314</text:p>
          </table:table-cell>
          <table:table-cell office:value-type="float" office:value="0.865728430043529" calcext:value-type="float">
            <text:p>0.866</text:p>
          </table:table-cell>
          <table:table-cell office:value-type="float" office:value="0.638227155378979" calcext:value-type="float">
            <text:p>0.638</text:p>
          </table:table-cell>
          <table:table-cell office:value-type="float" office:value="0.574813594811768" calcext:value-type="float">
            <text:p>0.575</text:p>
          </table:table-cell>
          <table:table-cell office:value-type="float" office:value="0.638227155378979" calcext:value-type="float">
            <text:p>0.638</text:p>
          </table:table-cell>
          <table:table-cell office:value-type="float" office:value="14850989800" calcext:value-type="float">
            <text:p>14850989800.000</text:p>
          </table:table-cell>
          <table:table-cell office:value-type="float" office:value="1758039300" calcext:value-type="float">
            <text:p>17580393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9865815387945" calcext:value-type="float">
            <text:p>0.640</text:p>
          </table:table-cell>
          <table:table-cell office:value-type="float" office:value="0.335483370123327" calcext:value-type="float">
            <text:p>0.335</text:p>
          </table:table-cell>
          <table:table-cell office:value-type="float" office:value="0.718543450139235" calcext:value-type="float">
            <text:p>0.719</text:p>
          </table:table-cell>
          <table:table-cell office:value-type="float" office:value="0.639865815387945" calcext:value-type="float">
            <text:p>0.640</text:p>
          </table:table-cell>
          <table:table-cell office:value-type="float" office:value="0.315125455741344" calcext:value-type="float">
            <text:p>0.315</text:p>
          </table:table-cell>
          <table:table-cell office:value-type="float" office:value="0.865479682779596" calcext:value-type="float">
            <text:p>0.865</text:p>
          </table:table-cell>
          <table:table-cell office:value-type="float" office:value="0.639865815387945" calcext:value-type="float">
            <text:p>0.640</text:p>
          </table:table-cell>
          <table:table-cell office:value-type="float" office:value="0.583291318966002" calcext:value-type="float">
            <text:p>0.583</text:p>
          </table:table-cell>
          <table:table-cell office:value-type="float" office:value="0.639865815387945" calcext:value-type="float">
            <text:p>0.640</text:p>
          </table:table-cell>
          <table:table-cell office:value-type="float" office:value="14416976100" calcext:value-type="float">
            <text:p>14416976100.000</text:p>
          </table:table-cell>
          <table:table-cell office:value-type="float" office:value="1634999600" calcext:value-type="float">
            <text:p>1634999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5490902345139" calcext:value-type="float">
            <text:p>0.635</text:p>
          </table:table-cell>
          <table:table-cell office:value-type="float" office:value="0.332135808113533" calcext:value-type="float">
            <text:p>0.332</text:p>
          </table:table-cell>
          <table:table-cell office:value-type="float" office:value="0.715731623123452" calcext:value-type="float">
            <text:p>0.716</text:p>
          </table:table-cell>
          <table:table-cell office:value-type="float" office:value="0.635490902345139" calcext:value-type="float">
            <text:p>0.635</text:p>
          </table:table-cell>
          <table:table-cell office:value-type="float" office:value="0.313386474904113" calcext:value-type="float">
            <text:p>0.313</text:p>
          </table:table-cell>
          <table:table-cell office:value-type="float" office:value="0.865905937793002" calcext:value-type="float">
            <text:p>0.866</text:p>
          </table:table-cell>
          <table:table-cell office:value-type="float" office:value="0.635490902345139" calcext:value-type="float">
            <text:p>0.635</text:p>
          </table:table-cell>
          <table:table-cell office:value-type="float" office:value="0.576839057463679" calcext:value-type="float">
            <text:p>0.577</text:p>
          </table:table-cell>
          <table:table-cell office:value-type="float" office:value="0.635490902345139" calcext:value-type="float">
            <text:p>0.635</text:p>
          </table:table-cell>
          <table:table-cell office:value-type="float" office:value="13946000300" calcext:value-type="float">
            <text:p>13946000300.000</text:p>
          </table:table-cell>
          <table:table-cell office:value-type="float" office:value="1339999500" calcext:value-type="float">
            <text:p>1339999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7376907261119" calcext:value-type="float">
            <text:p>0.637</text:p>
          </table:table-cell>
          <table:table-cell office:value-type="float" office:value="0.333788782283765" calcext:value-type="float">
            <text:p>0.334</text:p>
          </table:table-cell>
          <table:table-cell office:value-type="float" office:value="0.717103977393635" calcext:value-type="float">
            <text:p>0.717</text:p>
          </table:table-cell>
          <table:table-cell office:value-type="float" office:value="0.637376907261119" calcext:value-type="float">
            <text:p>0.637</text:p>
          </table:table-cell>
          <table:table-cell office:value-type="float" office:value="0.314652007108219" calcext:value-type="float">
            <text:p>0.315</text:p>
          </table:table-cell>
          <table:table-cell office:value-type="float" office:value="0.866165575579463" calcext:value-type="float">
            <text:p>0.866</text:p>
          </table:table-cell>
          <table:table-cell office:value-type="float" office:value="0.637376907261119" calcext:value-type="float">
            <text:p>0.637</text:p>
          </table:table-cell>
          <table:table-cell office:value-type="float" office:value="0.580525691862708" calcext:value-type="float">
            <text:p>0.581</text:p>
          </table:table-cell>
          <table:table-cell office:value-type="float" office:value="0.637376907261119" calcext:value-type="float">
            <text:p>0.637</text:p>
          </table:table-cell>
          <table:table-cell office:value-type="float" office:value="13955102200" calcext:value-type="float">
            <text:p>13955102200.000</text:p>
          </table:table-cell>
          <table:table-cell office:value-type="float" office:value="1357003000" calcext:value-type="float">
            <text:p>1357003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9139239723592" calcext:value-type="float">
            <text:p>0.639</text:p>
          </table:table-cell>
          <table:table-cell office:value-type="float" office:value="0.334804201986481" calcext:value-type="float">
            <text:p>0.335</text:p>
          </table:table-cell>
          <table:table-cell office:value-type="float" office:value="0.718363284851696" calcext:value-type="float">
            <text:p>0.718</text:p>
          </table:table-cell>
          <table:table-cell office:value-type="float" office:value="0.639139239723592" calcext:value-type="float">
            <text:p>0.639</text:p>
          </table:table-cell>
          <table:table-cell office:value-type="float" office:value="0.315131238246075" calcext:value-type="float">
            <text:p>0.315</text:p>
          </table:table-cell>
          <table:table-cell office:value-type="float" office:value="0.865999771517924" calcext:value-type="float">
            <text:p>0.866</text:p>
          </table:table-cell>
          <table:table-cell office:value-type="float" office:value="0.639139239723592" calcext:value-type="float">
            <text:p>0.639</text:p>
          </table:table-cell>
          <table:table-cell office:value-type="float" office:value="0.581382771356383" calcext:value-type="float">
            <text:p>0.581</text:p>
          </table:table-cell>
          <table:table-cell office:value-type="float" office:value="0.639139239723592" calcext:value-type="float">
            <text:p>0.639</text:p>
          </table:table-cell>
          <table:table-cell office:value-type="float" office:value="14312000700" calcext:value-type="float">
            <text:p>14312000700.000</text:p>
          </table:table-cell>
          <table:table-cell office:value-type="float" office:value="1411968800" calcext:value-type="float">
            <text:p>14119688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6681249710143" calcext:value-type="float">
            <text:p>0.637</text:p>
          </table:table-cell>
          <table:table-cell office:value-type="float" office:value="0.333307106093404" calcext:value-type="float">
            <text:p>0.333</text:p>
          </table:table-cell>
          <table:table-cell office:value-type="float" office:value="0.7165649048922" calcext:value-type="float">
            <text:p>0.717</text:p>
          </table:table-cell>
          <table:table-cell office:value-type="float" office:value="0.636681249710143" calcext:value-type="float">
            <text:p>0.637</text:p>
          </table:table-cell>
          <table:table-cell office:value-type="float" office:value="0.314090270672719" calcext:value-type="float">
            <text:p>0.314</text:p>
          </table:table-cell>
          <table:table-cell office:value-type="float" office:value="0.866714935448896" calcext:value-type="float">
            <text:p>0.867</text:p>
          </table:table-cell>
          <table:table-cell office:value-type="float" office:value="0.636681249710143" calcext:value-type="float">
            <text:p>0.637</text:p>
          </table:table-cell>
          <table:table-cell office:value-type="float" office:value="0.58753103106278" calcext:value-type="float">
            <text:p>0.588</text:p>
          </table:table-cell>
          <table:table-cell office:value-type="float" office:value="0.636681249710143" calcext:value-type="float">
            <text:p>0.637</text:p>
          </table:table-cell>
          <table:table-cell office:value-type="float" office:value="14228997300" calcext:value-type="float">
            <text:p>14228997300.000</text:p>
          </table:table-cell>
          <table:table-cell office:value-type="float" office:value="1399973000" calcext:value-type="float">
            <text:p>1399973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2955617048248" calcext:value-type="float">
            <text:p>0.633</text:p>
          </table:table-cell>
          <table:table-cell office:value-type="float" office:value="0.331019953583371" calcext:value-type="float">
            <text:p>0.331</text:p>
          </table:table-cell>
          <table:table-cell office:value-type="float" office:value="0.71297179303916" calcext:value-type="float">
            <text:p>0.713</text:p>
          </table:table-cell>
          <table:table-cell office:value-type="float" office:value="0.632955617048248" calcext:value-type="float">
            <text:p>0.633</text:p>
          </table:table-cell>
          <table:table-cell office:value-type="float" office:value="0.312074797700675" calcext:value-type="float">
            <text:p>0.312</text:p>
          </table:table-cell>
          <table:table-cell office:value-type="float" office:value="0.863567245380333" calcext:value-type="float">
            <text:p>0.864</text:p>
          </table:table-cell>
          <table:table-cell office:value-type="float" office:value="0.632955617048248" calcext:value-type="float">
            <text:p>0.633</text:p>
          </table:table-cell>
          <table:table-cell office:value-type="float" office:value="0.580464459776639" calcext:value-type="float">
            <text:p>0.580</text:p>
          </table:table-cell>
          <table:table-cell office:value-type="float" office:value="0.632955617048248" calcext:value-type="float">
            <text:p>0.633</text:p>
          </table:table-cell>
          <table:table-cell office:value-type="float" office:value="14021006400" calcext:value-type="float">
            <text:p>14021006400.000</text:p>
          </table:table-cell>
          <table:table-cell office:value-type="float" office:value="1575024700" calcext:value-type="float">
            <text:p>15750247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636752361370909" calcext:value-type="float">
            <text:p>0.637</text:p>
          </table:table-cell>
          <table:table-cell table:formula="of:=AVERAGE([.C36:.C45])" office:value-type="float" office:value="0.333020831549805" calcext:value-type="float">
            <text:p>0.333</text:p>
          </table:table-cell>
          <table:table-cell table:formula="of:=AVERAGE([.D36:.D45])" office:value-type="float" office:value="0.71641764936824" calcext:value-type="float">
            <text:p>0.716</text:p>
          </table:table-cell>
          <table:table-cell table:formula="of:=AVERAGE([.E36:.E45])" office:value-type="float" office:value="0.636752361370909" calcext:value-type="float">
            <text:p>0.637</text:p>
          </table:table-cell>
          <table:table-cell table:formula="of:=AVERAGE([.F36:.F45])" office:value-type="float" office:value="0.313804328413564" calcext:value-type="float">
            <text:p>0.314</text:p>
          </table:table-cell>
          <table:table-cell table:formula="of:=AVERAGE([.G36:.G45])" office:value-type="float" office:value="0.86566991684327" calcext:value-type="float">
            <text:p>0.866</text:p>
          </table:table-cell>
          <table:table-cell table:formula="of:=AVERAGE([.H36:.H45])" office:value-type="float" office:value="0.636752361370909" calcext:value-type="float">
            <text:p>0.637</text:p>
          </table:table-cell>
          <table:table-cell table:formula="of:=AVERAGE([.I36:.I45])" office:value-type="float" office:value="0.579516334530084" calcext:value-type="float">
            <text:p>0.580</text:p>
          </table:table-cell>
          <table:table-cell table:formula="of:=AVERAGE([.J36:.J45])" office:value-type="float" office:value="0.636752361370909" calcext:value-type="float">
            <text:p>0.637</text:p>
          </table:table-cell>
          <table:table-cell table:formula="of:=AVERAGE([.K36:.K45])" office:value-type="float" office:value="14170423460" calcext:value-type="float">
            <text:p>14170423460.000</text:p>
          </table:table-cell>
          <table:table-cell table:formula="of:=AVERAGE([.L36:.L45])" office:value-type="float" office:value="1459017140" calcext:value-type="float">
            <text:p>1459017140.000</text:p>
          </table:table-cell>
          <table:table-cell table:formula="of:=AVERAGE([.M36:.M45])" office:value-type="float" office:value="14616" calcext:value-type="float">
            <text:p>14616.000</text:p>
          </table:table-cell>
          <table:table-cell table:formula="of:=AVERAGE([.N36:.N45])"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14.17042346" calcext:value-type="float">
            <text:p>14.170</text:p>
          </table:table-cell>
          <table:table-cell table:formula="of:=([.L47]/1000000000)" office:value-type="float" office:value="1.45901714" calcext:value-type="float">
            <text:p>1.45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9810554803789" calcext:value-type="float">
            <text:p>0.620</text:p>
          </table:table-cell>
          <table:table-cell office:value-type="float" office:value="0.303632302971506" calcext:value-type="float">
            <text:p>0.304</text:p>
          </table:table-cell>
          <table:table-cell office:value-type="float" office:value="0.706663083949018" calcext:value-type="float">
            <text:p>0.707</text:p>
          </table:table-cell>
          <table:table-cell office:value-type="float" office:value="0.619810554803789" calcext:value-type="float">
            <text:p>0.620</text:p>
          </table:table-cell>
          <table:table-cell office:value-type="float" office:value="0.296560118406462" calcext:value-type="float">
            <text:p>0.297</text:p>
          </table:table-cell>
          <table:table-cell office:value-type="float" office:value="0.867995104197952" calcext:value-type="float">
            <text:p>0.868</text:p>
          </table:table-cell>
          <table:table-cell office:value-type="float" office:value="0.619810554803789" calcext:value-type="float">
            <text:p>0.620</text:p>
          </table:table-cell>
          <table:table-cell office:value-type="float" office:value="0.569052998701108" calcext:value-type="float">
            <text:p>0.569</text:p>
          </table:table-cell>
          <table:table-cell office:value-type="float" office:value="0.619810554803789" calcext:value-type="float">
            <text:p>0.620</text:p>
          </table:table-cell>
          <table:table-cell office:value-type="float" office:value="13925024600" calcext:value-type="float">
            <text:p>13925024600.000</text:p>
          </table:table-cell>
          <table:table-cell office:value-type="float" office:value="1329977200" calcext:value-type="float">
            <text:p>13299772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1853856562923" calcext:value-type="float">
            <text:p>0.612</text:p>
          </table:table-cell>
          <table:table-cell office:value-type="float" office:value="0.296101981597917" calcext:value-type="float">
            <text:p>0.296</text:p>
          </table:table-cell>
          <table:table-cell office:value-type="float" office:value="0.700411318312048" calcext:value-type="float">
            <text:p>0.700</text:p>
          </table:table-cell>
          <table:table-cell office:value-type="float" office:value="0.611853856562923" calcext:value-type="float">
            <text:p>0.612</text:p>
          </table:table-cell>
          <table:table-cell office:value-type="float" office:value="0.291767149727089" calcext:value-type="float">
            <text:p>0.292</text:p>
          </table:table-cell>
          <table:table-cell office:value-type="float" office:value="0.864509313480956" calcext:value-type="float">
            <text:p>0.865</text:p>
          </table:table-cell>
          <table:table-cell office:value-type="float" office:value="0.611853856562923" calcext:value-type="float">
            <text:p>0.612</text:p>
          </table:table-cell>
          <table:table-cell office:value-type="float" office:value="0.542994586541955" calcext:value-type="float">
            <text:p>0.543</text:p>
          </table:table-cell>
          <table:table-cell office:value-type="float" office:value="0.611853856562923" calcext:value-type="float">
            <text:p>0.612</text:p>
          </table:table-cell>
          <table:table-cell office:value-type="float" office:value="13856006000" calcext:value-type="float">
            <text:p>13856006000.000</text:p>
          </table:table-cell>
          <table:table-cell office:value-type="float" office:value="1289027300" calcext:value-type="float">
            <text:p>12890273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4939106901218" calcext:value-type="float">
            <text:p>0.615</text:p>
          </table:table-cell>
          <table:table-cell office:value-type="float" office:value="0.299349518584684" calcext:value-type="float">
            <text:p>0.299</text:p>
          </table:table-cell>
          <table:table-cell office:value-type="float" office:value="0.703095450252351" calcext:value-type="float">
            <text:p>0.703</text:p>
          </table:table-cell>
          <table:table-cell office:value-type="float" office:value="0.614939106901218" calcext:value-type="float">
            <text:p>0.615</text:p>
          </table:table-cell>
          <table:table-cell office:value-type="float" office:value="0.294092745051729" calcext:value-type="float">
            <text:p>0.294</text:p>
          </table:table-cell>
          <table:table-cell office:value-type="float" office:value="0.866251216734094" calcext:value-type="float">
            <text:p>0.866</text:p>
          </table:table-cell>
          <table:table-cell office:value-type="float" office:value="0.614939106901218" calcext:value-type="float">
            <text:p>0.615</text:p>
          </table:table-cell>
          <table:table-cell office:value-type="float" office:value="0.552723608291574" calcext:value-type="float">
            <text:p>0.553</text:p>
          </table:table-cell>
          <table:table-cell office:value-type="float" office:value="0.614939106901218" calcext:value-type="float">
            <text:p>0.615</text:p>
          </table:table-cell>
          <table:table-cell office:value-type="float" office:value="13892032600" calcext:value-type="float">
            <text:p>13892032600.000</text:p>
          </table:table-cell>
          <table:table-cell office:value-type="float" office:value="1273968500" calcext:value-type="float">
            <text:p>12739685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6184032476319" calcext:value-type="float">
            <text:p>0.616</text:p>
          </table:table-cell>
          <table:table-cell office:value-type="float" office:value="0.298980249349239" calcext:value-type="float">
            <text:p>0.299</text:p>
          </table:table-cell>
          <table:table-cell office:value-type="float" office:value="0.703632230610289" calcext:value-type="float">
            <text:p>0.704</text:p>
          </table:table-cell>
          <table:table-cell office:value-type="float" office:value="0.616184032476319" calcext:value-type="float">
            <text:p>0.616</text:p>
          </table:table-cell>
          <table:table-cell office:value-type="float" office:value="0.293529834770301" calcext:value-type="float">
            <text:p>0.294</text:p>
          </table:table-cell>
          <table:table-cell office:value-type="float" office:value="0.864649212435382" calcext:value-type="float">
            <text:p>0.865</text:p>
          </table:table-cell>
          <table:table-cell office:value-type="float" office:value="0.616184032476319" calcext:value-type="float">
            <text:p>0.616</text:p>
          </table:table-cell>
          <table:table-cell office:value-type="float" office:value="0.550040222336835" calcext:value-type="float">
            <text:p>0.550</text:p>
          </table:table-cell>
          <table:table-cell office:value-type="float" office:value="0.616184032476319" calcext:value-type="float">
            <text:p>0.616</text:p>
          </table:table-cell>
          <table:table-cell office:value-type="float" office:value="13161002200" calcext:value-type="float">
            <text:p>13161002200.000</text:p>
          </table:table-cell>
          <table:table-cell office:value-type="float" office:value="1239033800" calcext:value-type="float">
            <text:p>12390338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4614343707713" calcext:value-type="float">
            <text:p>0.615</text:p>
          </table:table-cell>
          <table:table-cell office:value-type="float" office:value="0.297476606348069" calcext:value-type="float">
            <text:p>0.297</text:p>
          </table:table-cell>
          <table:table-cell office:value-type="float" office:value="0.702506210813924" calcext:value-type="float">
            <text:p>0.703</text:p>
          </table:table-cell>
          <table:table-cell office:value-type="float" office:value="0.614614343707713" calcext:value-type="float">
            <text:p>0.615</text:p>
          </table:table-cell>
          <table:table-cell office:value-type="float" office:value="0.292329264121537" calcext:value-type="float">
            <text:p>0.292</text:p>
          </table:table-cell>
          <table:table-cell office:value-type="float" office:value="0.865801382408604" calcext:value-type="float">
            <text:p>0.866</text:p>
          </table:table-cell>
          <table:table-cell office:value-type="float" office:value="0.614614343707713" calcext:value-type="float">
            <text:p>0.615</text:p>
          </table:table-cell>
          <table:table-cell office:value-type="float" office:value="0.551359535728987" calcext:value-type="float">
            <text:p>0.551</text:p>
          </table:table-cell>
          <table:table-cell office:value-type="float" office:value="0.614614343707713" calcext:value-type="float">
            <text:p>0.615</text:p>
          </table:table-cell>
          <table:table-cell office:value-type="float" office:value="13287031000" calcext:value-type="float">
            <text:p>13287031000.000</text:p>
          </table:table-cell>
          <table:table-cell office:value-type="float" office:value="1134002300" calcext:value-type="float">
            <text:p>11340023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7476183602771" calcext:value-type="float">
            <text:p>0.617</text:p>
          </table:table-cell>
          <table:table-cell office:value-type="float" office:value="0.300682794646768" calcext:value-type="float">
            <text:p>0.301</text:p>
          </table:table-cell>
          <table:table-cell office:value-type="float" office:value="0.704716067218268" calcext:value-type="float">
            <text:p>0.705</text:p>
          </table:table-cell>
          <table:table-cell office:value-type="float" office:value="0.617476183602771" calcext:value-type="float">
            <text:p>0.617</text:p>
          </table:table-cell>
          <table:table-cell office:value-type="float" office:value="0.29458700299126" calcext:value-type="float">
            <text:p>0.295</text:p>
          </table:table-cell>
          <table:table-cell office:value-type="float" office:value="0.865785091914295" calcext:value-type="float">
            <text:p>0.866</text:p>
          </table:table-cell>
          <table:table-cell office:value-type="float" office:value="0.617476183602771" calcext:value-type="float">
            <text:p>0.617</text:p>
          </table:table-cell>
          <table:table-cell office:value-type="float" office:value="0.564038305650856" calcext:value-type="float">
            <text:p>0.564</text:p>
          </table:table-cell>
          <table:table-cell office:value-type="float" office:value="0.617476183602771" calcext:value-type="float">
            <text:p>0.617</text:p>
          </table:table-cell>
          <table:table-cell office:value-type="float" office:value="12806987700" calcext:value-type="float">
            <text:p>12806987700.000</text:p>
          </table:table-cell>
          <table:table-cell office:value-type="float" office:value="1118000900" calcext:value-type="float">
            <text:p>11180009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7205542725173" calcext:value-type="float">
            <text:p>0.617</text:p>
          </table:table-cell>
          <table:table-cell office:value-type="float" office:value="0.299454155442158" calcext:value-type="float">
            <text:p>0.299</text:p>
          </table:table-cell>
          <table:table-cell office:value-type="float" office:value="0.704795491064045" calcext:value-type="float">
            <text:p>0.705</text:p>
          </table:table-cell>
          <table:table-cell office:value-type="float" office:value="0.617205542725173" calcext:value-type="float">
            <text:p>0.617</text:p>
          </table:table-cell>
          <table:table-cell office:value-type="float" office:value="0.293855070921937" calcext:value-type="float">
            <text:p>0.294</text:p>
          </table:table-cell>
          <table:table-cell office:value-type="float" office:value="0.865480445344297" calcext:value-type="float">
            <text:p>0.865</text:p>
          </table:table-cell>
          <table:table-cell office:value-type="float" office:value="0.617205542725173" calcext:value-type="float">
            <text:p>0.617</text:p>
          </table:table-cell>
          <table:table-cell office:value-type="float" office:value="0.557366876726327" calcext:value-type="float">
            <text:p>0.557</text:p>
          </table:table-cell>
          <table:table-cell office:value-type="float" office:value="0.617205542725173" calcext:value-type="float">
            <text:p>0.617</text:p>
          </table:table-cell>
          <table:table-cell office:value-type="float" office:value="12984998500" calcext:value-type="float">
            <text:p>12984998500.000</text:p>
          </table:table-cell>
          <table:table-cell office:value-type="float" office:value="1187002500" calcext:value-type="float">
            <text:p>11870025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7602482678984" calcext:value-type="float">
            <text:p>0.618</text:p>
          </table:table-cell>
          <table:table-cell office:value-type="float" office:value="0.299276856742294" calcext:value-type="float">
            <text:p>0.299</text:p>
          </table:table-cell>
          <table:table-cell office:value-type="float" office:value="0.704392096540991" calcext:value-type="float">
            <text:p>0.704</text:p>
          </table:table-cell>
          <table:table-cell office:value-type="float" office:value="0.617602482678984" calcext:value-type="float">
            <text:p>0.618</text:p>
          </table:table-cell>
          <table:table-cell office:value-type="float" office:value="0.292931946404544" calcext:value-type="float">
            <text:p>0.293</text:p>
          </table:table-cell>
          <table:table-cell office:value-type="float" office:value="0.864410402853858" calcext:value-type="float">
            <text:p>0.864</text:p>
          </table:table-cell>
          <table:table-cell office:value-type="float" office:value="0.617602482678984" calcext:value-type="float">
            <text:p>0.618</text:p>
          </table:table-cell>
          <table:table-cell office:value-type="float" office:value="0.552530745387367" calcext:value-type="float">
            <text:p>0.553</text:p>
          </table:table-cell>
          <table:table-cell office:value-type="float" office:value="0.617602482678984" calcext:value-type="float">
            <text:p>0.618</text:p>
          </table:table-cell>
          <table:table-cell office:value-type="float" office:value="12661002800" calcext:value-type="float">
            <text:p>12661002800.000</text:p>
          </table:table-cell>
          <table:table-cell office:value-type="float" office:value="1159018300" calcext:value-type="float">
            <text:p>1159018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6050808314088" calcext:value-type="float">
            <text:p>0.616</text:p>
          </table:table-cell>
          <table:table-cell office:value-type="float" office:value="0.30192341800614" calcext:value-type="float">
            <text:p>0.302</text:p>
          </table:table-cell>
          <table:table-cell office:value-type="float" office:value="0.70371812897059" calcext:value-type="float">
            <text:p>0.704</text:p>
          </table:table-cell>
          <table:table-cell office:value-type="float" office:value="0.616050808314088" calcext:value-type="float">
            <text:p>0.616</text:p>
          </table:table-cell>
          <table:table-cell office:value-type="float" office:value="0.295867820867017" calcext:value-type="float">
            <text:p>0.296</text:p>
          </table:table-cell>
          <table:table-cell office:value-type="float" office:value="0.866705746746067" calcext:value-type="float">
            <text:p>0.867</text:p>
          </table:table-cell>
          <table:table-cell office:value-type="float" office:value="0.616050808314088" calcext:value-type="float">
            <text:p>0.616</text:p>
          </table:table-cell>
          <table:table-cell office:value-type="float" office:value="0.561749947538365" calcext:value-type="float">
            <text:p>0.562</text:p>
          </table:table-cell>
          <table:table-cell office:value-type="float" office:value="0.616050808314088" calcext:value-type="float">
            <text:p>0.616</text:p>
          </table:table-cell>
          <table:table-cell office:value-type="float" office:value="12764953300" calcext:value-type="float">
            <text:p>12764953300.000</text:p>
          </table:table-cell>
          <table:table-cell office:value-type="float" office:value="1197031600" calcext:value-type="float">
            <text:p>11970316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325418591224" calcext:value-type="float">
            <text:p>0.613</text:p>
          </table:table-cell>
          <table:table-cell office:value-type="float" office:value="0.29795725115533" calcext:value-type="float">
            <text:p>0.298</text:p>
          </table:table-cell>
          <table:table-cell office:value-type="float" office:value="0.701196563902694" calcext:value-type="float">
            <text:p>0.701</text:p>
          </table:table-cell>
          <table:table-cell office:value-type="float" office:value="0.61325418591224" calcext:value-type="float">
            <text:p>0.613</text:p>
          </table:table-cell>
          <table:table-cell office:value-type="float" office:value="0.292750296492054" calcext:value-type="float">
            <text:p>0.293</text:p>
          </table:table-cell>
          <table:table-cell office:value-type="float" office:value="0.864290930741259" calcext:value-type="float">
            <text:p>0.864</text:p>
          </table:table-cell>
          <table:table-cell office:value-type="float" office:value="0.61325418591224" calcext:value-type="float">
            <text:p>0.613</text:p>
          </table:table-cell>
          <table:table-cell office:value-type="float" office:value="0.546516890586984" calcext:value-type="float">
            <text:p>0.547</text:p>
          </table:table-cell>
          <table:table-cell office:value-type="float" office:value="0.61325418591224" calcext:value-type="float">
            <text:p>0.613</text:p>
          </table:table-cell>
          <table:table-cell office:value-type="float" office:value="13060033900" calcext:value-type="float">
            <text:p>13060033900.000</text:p>
          </table:table-cell>
          <table:table-cell office:value-type="float" office:value="1225024300" calcext:value-type="float">
            <text:p>1225024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615899109768522" calcext:value-type="float">
            <text:p>0.616</text:p>
          </table:table-cell>
          <table:table-cell table:formula="of:=AVERAGE([.C53:.C62])" office:value-type="float" office:value="0.29948351348441" calcext:value-type="float">
            <text:p>0.299</text:p>
          </table:table-cell>
          <table:table-cell table:formula="of:=AVERAGE([.D53:.D62])" office:value-type="float" office:value="0.703512664163422" calcext:value-type="float">
            <text:p>0.704</text:p>
          </table:table-cell>
          <table:table-cell table:formula="of:=AVERAGE([.E53:.E62])" office:value-type="float" office:value="0.615899109768522" calcext:value-type="float">
            <text:p>0.616</text:p>
          </table:table-cell>
          <table:table-cell table:formula="of:=AVERAGE([.F53:.F62])" office:value-type="float" office:value="0.293827124975393" calcext:value-type="float">
            <text:p>0.294</text:p>
          </table:table-cell>
          <table:table-cell table:formula="of:=AVERAGE([.G53:.G62])" office:value-type="float" office:value="0.865587884685676" calcext:value-type="float">
            <text:p>0.866</text:p>
          </table:table-cell>
          <table:table-cell table:formula="of:=AVERAGE([.H53:.H62])" office:value-type="float" office:value="0.615899109768522" calcext:value-type="float">
            <text:p>0.616</text:p>
          </table:table-cell>
          <table:table-cell table:formula="of:=AVERAGE([.I53:.I62])" office:value-type="float" office:value="0.554837371749036" calcext:value-type="float">
            <text:p>0.555</text:p>
          </table:table-cell>
          <table:table-cell table:formula="of:=AVERAGE([.J53:.J62])" office:value-type="float" office:value="0.615899109768522" calcext:value-type="float">
            <text:p>0.616</text:p>
          </table:table-cell>
          <table:table-cell table:formula="of:=AVERAGE([.K53:.K62])" office:value-type="float" office:value="13239907260" calcext:value-type="float">
            <text:p>13239907260.000</text:p>
          </table:table-cell>
          <table:table-cell table:formula="of:=AVERAGE([.L53:.L62])" office:value-type="float" office:value="1215208670" calcext:value-type="float">
            <text:p>1215208670.000</text:p>
          </table:table-cell>
          <table:table-cell table:formula="of:=AVERAGE([.M53:.M62])" office:value-type="float" office:value="13666.5" calcext:value-type="float">
            <text:p>13666.500</text:p>
          </table:table-cell>
          <table:table-cell table:formula="of:=AVERAGE([.N53:.N62])" office:value-type="float" office:value="55424.5" calcext:value-type="float">
            <text:p>55424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13.23990726" calcext:value-type="float">
            <text:p>13.240</text:p>
          </table:table-cell>
          <table:table-cell table:formula="of:=([.L64]/1000000000)" office:value-type="float" office:value="1.21520867" calcext:value-type="float">
            <text:p>1.21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7013259689409" calcext:value-type="float">
            <text:p>0.697</text:p>
          </table:table-cell>
          <table:table-cell office:value-type="float" office:value="0.404652916176968" calcext:value-type="float">
            <text:p>0.405</text:p>
          </table:table-cell>
          <table:table-cell office:value-type="float" office:value="0.757506989130587" calcext:value-type="float">
            <text:p>0.758</text:p>
          </table:table-cell>
          <table:table-cell office:value-type="float" office:value="0.697013259689409" calcext:value-type="float">
            <text:p>0.697</text:p>
          </table:table-cell>
          <table:table-cell office:value-type="float" office:value="0.370582803484009" calcext:value-type="float">
            <text:p>0.371</text:p>
          </table:table-cell>
          <table:table-cell office:value-type="float" office:value="0.861187605010426" calcext:value-type="float">
            <text:p>0.861</text:p>
          </table:table-cell>
          <table:table-cell office:value-type="float" office:value="0.697013259689409" calcext:value-type="float">
            <text:p>0.697</text:p>
          </table:table-cell>
          <table:table-cell office:value-type="float" office:value="0.633786622785804" calcext:value-type="float">
            <text:p>0.634</text:p>
          </table:table-cell>
          <table:table-cell office:value-type="float" office:value="0.697013259689409" calcext:value-type="float">
            <text:p>0.697</text:p>
          </table:table-cell>
          <table:table-cell office:value-type="float" office:value="13190997800" calcext:value-type="float">
            <text:p>13190997800.000</text:p>
          </table:table-cell>
          <table:table-cell office:value-type="float" office:value="1142969400" calcext:value-type="float">
            <text:p>1142969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6975428906501" calcext:value-type="float">
            <text:p>0.697</text:p>
          </table:table-cell>
          <table:table-cell office:value-type="float" office:value="0.402066813411752" calcext:value-type="float">
            <text:p>0.402</text:p>
          </table:table-cell>
          <table:table-cell office:value-type="float" office:value="0.757985248266494" calcext:value-type="float">
            <text:p>0.758</text:p>
          </table:table-cell>
          <table:table-cell office:value-type="float" office:value="0.696975428906501" calcext:value-type="float">
            <text:p>0.697</text:p>
          </table:table-cell>
          <table:table-cell office:value-type="float" office:value="0.369562003353981" calcext:value-type="float">
            <text:p>0.370</text:p>
          </table:table-cell>
          <table:table-cell office:value-type="float" office:value="0.861208909655534" calcext:value-type="float">
            <text:p>0.861</text:p>
          </table:table-cell>
          <table:table-cell office:value-type="float" office:value="0.696975428906501" calcext:value-type="float">
            <text:p>0.697</text:p>
          </table:table-cell>
          <table:table-cell office:value-type="float" office:value="0.619997157587553" calcext:value-type="float">
            <text:p>0.620</text:p>
          </table:table-cell>
          <table:table-cell office:value-type="float" office:value="0.696975428906501" calcext:value-type="float">
            <text:p>0.697</text:p>
          </table:table-cell>
          <table:table-cell office:value-type="float" office:value="12599990500" calcext:value-type="float">
            <text:p>12599990500.000</text:p>
          </table:table-cell>
          <table:table-cell office:value-type="float" office:value="1156967400" calcext:value-type="float">
            <text:p>1156967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5008228195283" calcext:value-type="float">
            <text:p>0.695</text:p>
          </table:table-cell>
          <table:table-cell office:value-type="float" office:value="0.403806975867557" calcext:value-type="float">
            <text:p>0.404</text:p>
          </table:table-cell>
          <table:table-cell office:value-type="float" office:value="0.756044980574832" calcext:value-type="float">
            <text:p>0.756</text:p>
          </table:table-cell>
          <table:table-cell office:value-type="float" office:value="0.695008228195283" calcext:value-type="float">
            <text:p>0.695</text:p>
          </table:table-cell>
          <table:table-cell office:value-type="float" office:value="0.370421366094654" calcext:value-type="float">
            <text:p>0.370</text:p>
          </table:table-cell>
          <table:table-cell office:value-type="float" office:value="0.86073830537933" calcext:value-type="float">
            <text:p>0.861</text:p>
          </table:table-cell>
          <table:table-cell office:value-type="float" office:value="0.695008228195283" calcext:value-type="float">
            <text:p>0.695</text:p>
          </table:table-cell>
          <table:table-cell office:value-type="float" office:value="0.634060391389569" calcext:value-type="float">
            <text:p>0.634</text:p>
          </table:table-cell>
          <table:table-cell office:value-type="float" office:value="0.695008228195283" calcext:value-type="float">
            <text:p>0.695</text:p>
          </table:table-cell>
          <table:table-cell office:value-type="float" office:value="12835036300" calcext:value-type="float">
            <text:p>12835036300.000</text:p>
          </table:table-cell>
          <table:table-cell office:value-type="float" office:value="1132964100" calcext:value-type="float">
            <text:p>11329641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4497512626024" calcext:value-type="float">
            <text:p>0.694</text:p>
          </table:table-cell>
          <table:table-cell office:value-type="float" office:value="0.401209369553241" calcext:value-type="float">
            <text:p>0.401</text:p>
          </table:table-cell>
          <table:table-cell office:value-type="float" office:value="0.756068505659259" calcext:value-type="float">
            <text:p>0.756</text:p>
          </table:table-cell>
          <table:table-cell office:value-type="float" office:value="0.694497512626024" calcext:value-type="float">
            <text:p>0.694</text:p>
          </table:table-cell>
          <table:table-cell office:value-type="float" office:value="0.368403512123545" calcext:value-type="float">
            <text:p>0.368</text:p>
          </table:table-cell>
          <table:table-cell office:value-type="float" office:value="0.861431259537485" calcext:value-type="float">
            <text:p>0.861</text:p>
          </table:table-cell>
          <table:table-cell office:value-type="float" office:value="0.694497512626024" calcext:value-type="float">
            <text:p>0.694</text:p>
          </table:table-cell>
          <table:table-cell office:value-type="float" office:value="0.626650131221001" calcext:value-type="float">
            <text:p>0.627</text:p>
          </table:table-cell>
          <table:table-cell office:value-type="float" office:value="0.694497512626024" calcext:value-type="float">
            <text:p>0.694</text:p>
          </table:table-cell>
          <table:table-cell office:value-type="float" office:value="13033970200" calcext:value-type="float">
            <text:p>13033970200.000</text:p>
          </table:table-cell>
          <table:table-cell office:value-type="float" office:value="1146030700" calcext:value-type="float">
            <text:p>1146030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175478086519" calcext:value-type="float">
            <text:p>0.692</text:p>
          </table:table-cell>
          <table:table-cell office:value-type="float" office:value="0.400385534703828" calcext:value-type="float">
            <text:p>0.400</text:p>
          </table:table-cell>
          <table:table-cell office:value-type="float" office:value="0.753811905587574" calcext:value-type="float">
            <text:p>0.754</text:p>
          </table:table-cell>
          <table:table-cell office:value-type="float" office:value="0.69175478086519" calcext:value-type="float">
            <text:p>0.692</text:p>
          </table:table-cell>
          <table:table-cell office:value-type="float" office:value="0.367787166553932" calcext:value-type="float">
            <text:p>0.368</text:p>
          </table:table-cell>
          <table:table-cell office:value-type="float" office:value="0.860878101355346" calcext:value-type="float">
            <text:p>0.861</text:p>
          </table:table-cell>
          <table:table-cell office:value-type="float" office:value="0.69175478086519" calcext:value-type="float">
            <text:p>0.692</text:p>
          </table:table-cell>
          <table:table-cell office:value-type="float" office:value="0.623590229126522" calcext:value-type="float">
            <text:p>0.624</text:p>
          </table:table-cell>
          <table:table-cell office:value-type="float" office:value="0.69175478086519" calcext:value-type="float">
            <text:p>0.692</text:p>
          </table:table-cell>
          <table:table-cell office:value-type="float" office:value="13392954300" calcext:value-type="float">
            <text:p>13392954300.000</text:p>
          </table:table-cell>
          <table:table-cell office:value-type="float" office:value="1184965700" calcext:value-type="float">
            <text:p>1184965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5948246510044" calcext:value-type="float">
            <text:p>0.696</text:p>
          </table:table-cell>
          <table:table-cell office:value-type="float" office:value="0.402701760757976" calcext:value-type="float">
            <text:p>0.403</text:p>
          </table:table-cell>
          <table:table-cell office:value-type="float" office:value="0.757191571991324" calcext:value-type="float">
            <text:p>0.757</text:p>
          </table:table-cell>
          <table:table-cell office:value-type="float" office:value="0.695948246510044" calcext:value-type="float">
            <text:p>0.696</text:p>
          </table:table-cell>
          <table:table-cell office:value-type="float" office:value="0.369763741695709" calcext:value-type="float">
            <text:p>0.370</text:p>
          </table:table-cell>
          <table:table-cell office:value-type="float" office:value="0.861978108267648" calcext:value-type="float">
            <text:p>0.862</text:p>
          </table:table-cell>
          <table:table-cell office:value-type="float" office:value="0.695948246510044" calcext:value-type="float">
            <text:p>0.696</text:p>
          </table:table-cell>
          <table:table-cell office:value-type="float" office:value="0.622033352659859" calcext:value-type="float">
            <text:p>0.622</text:p>
          </table:table-cell>
          <table:table-cell office:value-type="float" office:value="0.695948246510044" calcext:value-type="float">
            <text:p>0.696</text:p>
          </table:table-cell>
          <table:table-cell office:value-type="float" office:value="12635966200" calcext:value-type="float">
            <text:p>12635966200.000</text:p>
          </table:table-cell>
          <table:table-cell office:value-type="float" office:value="1114032700" calcext:value-type="float">
            <text:p>11140327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5399689781712" calcext:value-type="float">
            <text:p>0.695</text:p>
          </table:table-cell>
          <table:table-cell office:value-type="float" office:value="0.40281319252234" calcext:value-type="float">
            <text:p>0.403</text:p>
          </table:table-cell>
          <table:table-cell office:value-type="float" office:value="0.756396452403385" calcext:value-type="float">
            <text:p>0.756</text:p>
          </table:table-cell>
          <table:table-cell office:value-type="float" office:value="0.695399689781712" calcext:value-type="float">
            <text:p>0.695</text:p>
          </table:table-cell>
          <table:table-cell office:value-type="float" office:value="0.36942135777591" calcext:value-type="float">
            <text:p>0.369</text:p>
          </table:table-cell>
          <table:table-cell office:value-type="float" office:value="0.860816697387415" calcext:value-type="float">
            <text:p>0.861</text:p>
          </table:table-cell>
          <table:table-cell office:value-type="float" office:value="0.695399689781712" calcext:value-type="float">
            <text:p>0.695</text:p>
          </table:table-cell>
          <table:table-cell office:value-type="float" office:value="0.62833777469039" calcext:value-type="float">
            <text:p>0.628</text:p>
          </table:table-cell>
          <table:table-cell office:value-type="float" office:value="0.695399689781712" calcext:value-type="float">
            <text:p>0.695</text:p>
          </table:table-cell>
          <table:table-cell office:value-type="float" office:value="12597965400" calcext:value-type="float">
            <text:p>12597965400.000</text:p>
          </table:table-cell>
          <table:table-cell office:value-type="float" office:value="1125034900" calcext:value-type="float">
            <text:p>11250349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5891499262286" calcext:value-type="float">
            <text:p>0.696</text:p>
          </table:table-cell>
          <table:table-cell office:value-type="float" office:value="0.400940053685469" calcext:value-type="float">
            <text:p>0.401</text:p>
          </table:table-cell>
          <table:table-cell office:value-type="float" office:value="0.75688435289907" calcext:value-type="float">
            <text:p>0.757</text:p>
          </table:table-cell>
          <table:table-cell office:value-type="float" office:value="0.695891499262286" calcext:value-type="float">
            <text:p>0.696</text:p>
          </table:table-cell>
          <table:table-cell office:value-type="float" office:value="0.367727864323311" calcext:value-type="float">
            <text:p>0.368</text:p>
          </table:table-cell>
          <table:table-cell office:value-type="float" office:value="0.861984962942981" calcext:value-type="float">
            <text:p>0.862</text:p>
          </table:table-cell>
          <table:table-cell office:value-type="float" office:value="0.695891499262286" calcext:value-type="float">
            <text:p>0.696</text:p>
          </table:table-cell>
          <table:table-cell office:value-type="float" office:value="0.62615018506686" calcext:value-type="float">
            <text:p>0.626</text:p>
          </table:table-cell>
          <table:table-cell office:value-type="float" office:value="0.695891499262286" calcext:value-type="float">
            <text:p>0.696</text:p>
          </table:table-cell>
          <table:table-cell office:value-type="float" office:value="13002026900" calcext:value-type="float">
            <text:p>13002026900.000</text:p>
          </table:table-cell>
          <table:table-cell office:value-type="float" office:value="1115963100" calcext:value-type="float">
            <text:p>11159631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5891499262286" calcext:value-type="float">
            <text:p>0.696</text:p>
          </table:table-cell>
          <table:table-cell office:value-type="float" office:value="0.405278202191098" calcext:value-type="float">
            <text:p>0.405</text:p>
          </table:table-cell>
          <table:table-cell office:value-type="float" office:value="0.757039664590195" calcext:value-type="float">
            <text:p>0.757</text:p>
          </table:table-cell>
          <table:table-cell office:value-type="float" office:value="0.695891499262286" calcext:value-type="float">
            <text:p>0.696</text:p>
          </table:table-cell>
          <table:table-cell office:value-type="float" office:value="0.371533910291362" calcext:value-type="float">
            <text:p>0.372</text:p>
          </table:table-cell>
          <table:table-cell office:value-type="float" office:value="0.862268045230918" calcext:value-type="float">
            <text:p>0.862</text:p>
          </table:table-cell>
          <table:table-cell office:value-type="float" office:value="0.695891499262286" calcext:value-type="float">
            <text:p>0.696</text:p>
          </table:table-cell>
          <table:table-cell office:value-type="float" office:value="0.634635127165899" calcext:value-type="float">
            <text:p>0.635</text:p>
          </table:table-cell>
          <table:table-cell office:value-type="float" office:value="0.695891499262286" calcext:value-type="float">
            <text:p>0.696</text:p>
          </table:table-cell>
          <table:table-cell office:value-type="float" office:value="13023001900" calcext:value-type="float">
            <text:p>13023001900.000</text:p>
          </table:table-cell>
          <table:table-cell office:value-type="float" office:value="1127029500" calcext:value-type="float">
            <text:p>11270295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0954488707298" calcext:value-type="float">
            <text:p>0.691</text:p>
          </table:table-cell>
          <table:table-cell office:value-type="float" office:value="0.39943573615596" calcext:value-type="float">
            <text:p>0.399</text:p>
          </table:table-cell>
          <table:table-cell office:value-type="float" office:value="0.753410671182801" calcext:value-type="float">
            <text:p>0.753</text:p>
          </table:table-cell>
          <table:table-cell office:value-type="float" office:value="0.690954488707298" calcext:value-type="float">
            <text:p>0.691</text:p>
          </table:table-cell>
          <table:table-cell office:value-type="float" office:value="0.36689554543026" calcext:value-type="float">
            <text:p>0.367</text:p>
          </table:table-cell>
          <table:table-cell office:value-type="float" office:value="0.861433085365586" calcext:value-type="float">
            <text:p>0.861</text:p>
          </table:table-cell>
          <table:table-cell office:value-type="float" office:value="0.690954488707298" calcext:value-type="float">
            <text:p>0.691</text:p>
          </table:table-cell>
          <table:table-cell office:value-type="float" office:value="0.623422151462349" calcext:value-type="float">
            <text:p>0.623</text:p>
          </table:table-cell>
          <table:table-cell office:value-type="float" office:value="0.690954488707298" calcext:value-type="float">
            <text:p>0.691</text:p>
          </table:table-cell>
          <table:table-cell office:value-type="float" office:value="13249041000" calcext:value-type="float">
            <text:p>13249041000.000</text:p>
          </table:table-cell>
          <table:table-cell office:value-type="float" office:value="1143960500" calcext:value-type="float">
            <text:p>11439605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694933463380603" calcext:value-type="float">
            <text:p>0.695</text:p>
          </table:table-cell>
          <table:table-cell table:formula="of:=AVERAGE([.C70:.C79])" office:value-type="float" office:value="0.402329055502619" calcext:value-type="float">
            <text:p>0.402</text:p>
          </table:table-cell>
          <table:table-cell table:formula="of:=AVERAGE([.D70:.D79])" office:value-type="float" office:value="0.756234034228552" calcext:value-type="float">
            <text:p>0.756</text:p>
          </table:table-cell>
          <table:table-cell table:formula="of:=AVERAGE([.E70:.E79])" office:value-type="float" office:value="0.694933463380603" calcext:value-type="float">
            <text:p>0.695</text:p>
          </table:table-cell>
          <table:table-cell table:formula="of:=AVERAGE([.F70:.F79])" office:value-type="float" office:value="0.369209927112667" calcext:value-type="float">
            <text:p>0.369</text:p>
          </table:table-cell>
          <table:table-cell table:formula="of:=AVERAGE([.G70:.G79])" office:value-type="float" office:value="0.861392508013267" calcext:value-type="float">
            <text:p>0.861</text:p>
          </table:table-cell>
          <table:table-cell table:formula="of:=AVERAGE([.H70:.H79])" office:value-type="float" office:value="0.694933463380603" calcext:value-type="float">
            <text:p>0.695</text:p>
          </table:table-cell>
          <table:table-cell table:formula="of:=AVERAGE([.I70:.I79])" office:value-type="float" office:value="0.627266312315581" calcext:value-type="float">
            <text:p>0.627</text:p>
          </table:table-cell>
          <table:table-cell table:formula="of:=AVERAGE([.J70:.J79])" office:value-type="float" office:value="0.694933463380603" calcext:value-type="float">
            <text:p>0.695</text:p>
          </table:table-cell>
          <table:table-cell table:formula="of:=AVERAGE([.K70:.K79])" office:value-type="float" office:value="12956095050" calcext:value-type="float">
            <text:p>12956095050.000</text:p>
          </table:table-cell>
          <table:table-cell table:formula="of:=AVERAGE([.L70:.L79])" office:value-type="float" office:value="1138991800" calcext:value-type="float">
            <text:p>1138991800.000</text:p>
          </table:table-cell>
          <table:table-cell table:formula="of:=AVERAGE([.M70:.M79])" office:value-type="float" office:value="13540.5" calcext:value-type="float">
            <text:p>13540.500</text:p>
          </table:table-cell>
          <table:table-cell table:formula="of:=AVERAGE([.N70:.N79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12.95609505" calcext:value-type="float">
            <text:p>12.956</text:p>
          </table:table-cell>
          <table:table-cell table:formula="of:=([.L81]/1000000000)" office:value-type="float" office:value="1.1389918" calcext:value-type="float">
            <text:p>1.13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69875347570318" calcext:value-type="float">
            <text:p>0.699</text:p>
          </table:table-cell>
          <table:table-cell office:value-type="float" office:value="0.408358613827564" calcext:value-type="float">
            <text:p>0.408</text:p>
          </table:table-cell>
          <table:table-cell office:value-type="float" office:value="0.758371538947547" calcext:value-type="float">
            <text:p>0.758</text:p>
          </table:table-cell>
          <table:table-cell office:value-type="float" office:value="0.69875347570318" calcext:value-type="float">
            <text:p>0.699</text:p>
          </table:table-cell>
          <table:table-cell office:value-type="float" office:value="0.372453937591912" calcext:value-type="float">
            <text:p>0.372</text:p>
          </table:table-cell>
          <table:table-cell office:value-type="float" office:value="0.862792149284534" calcext:value-type="float">
            <text:p>0.863</text:p>
          </table:table-cell>
          <table:table-cell office:value-type="float" office:value="0.69875347570318" calcext:value-type="float">
            <text:p>0.699</text:p>
          </table:table-cell>
          <table:table-cell office:value-type="float" office:value="0.635032023591686" calcext:value-type="float">
            <text:p>0.635</text:p>
          </table:table-cell>
          <table:table-cell office:value-type="float" office:value="0.69875347570318" calcext:value-type="float">
            <text:p>0.699</text:p>
          </table:table-cell>
          <table:table-cell office:value-type="float" office:value="13015975800" calcext:value-type="float">
            <text:p>13015975800.000</text:p>
          </table:table-cell>
          <table:table-cell office:value-type="float" office:value="1080999800" calcext:value-type="float">
            <text:p>1080999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696786274991961" calcext:value-type="float">
            <text:p>0.697</text:p>
          </table:table-cell>
          <table:table-cell office:value-type="float" office:value="0.403822294627644" calcext:value-type="float">
            <text:p>0.404</text:p>
          </table:table-cell>
          <table:table-cell office:value-type="float" office:value="0.756979903599748" calcext:value-type="float">
            <text:p>0.757</text:p>
          </table:table-cell>
          <table:table-cell office:value-type="float" office:value="0.696786274991961" calcext:value-type="float">
            <text:p>0.697</text:p>
          </table:table-cell>
          <table:table-cell office:value-type="float" office:value="0.368369004021443" calcext:value-type="float">
            <text:p>0.368</text:p>
          </table:table-cell>
          <table:table-cell office:value-type="float" office:value="0.863212800049703" calcext:value-type="float">
            <text:p>0.863</text:p>
          </table:table-cell>
          <table:table-cell office:value-type="float" office:value="0.696786274991961" calcext:value-type="float">
            <text:p>0.697</text:p>
          </table:table-cell>
          <table:table-cell office:value-type="float" office:value="0.629809321788183" calcext:value-type="float">
            <text:p>0.630</text:p>
          </table:table-cell>
          <table:table-cell office:value-type="float" office:value="0.696786274991961" calcext:value-type="float">
            <text:p>0.697</text:p>
          </table:table-cell>
          <table:table-cell office:value-type="float" office:value="13616083600" calcext:value-type="float">
            <text:p>13616083600.000</text:p>
          </table:table-cell>
          <table:table-cell office:value-type="float" office:value="1070016000" calcext:value-type="float">
            <text:p>10700160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699623583710065" calcext:value-type="float">
            <text:p>0.700</text:p>
          </table:table-cell>
          <table:table-cell office:value-type="float" office:value="0.404201743233233" calcext:value-type="float">
            <text:p>0.404</text:p>
          </table:table-cell>
          <table:table-cell office:value-type="float" office:value="0.759618270179953" calcext:value-type="float">
            <text:p>0.760</text:p>
          </table:table-cell>
          <table:table-cell office:value-type="float" office:value="0.699623583710065" calcext:value-type="float">
            <text:p>0.700</text:p>
          </table:table-cell>
          <table:table-cell office:value-type="float" office:value="0.369879296124643" calcext:value-type="float">
            <text:p>0.370</text:p>
          </table:table-cell>
          <table:table-cell office:value-type="float" office:value="0.863900323670162" calcext:value-type="float">
            <text:p>0.864</text:p>
          </table:table-cell>
          <table:table-cell office:value-type="float" office:value="0.699623583710065" calcext:value-type="float">
            <text:p>0.700</text:p>
          </table:table-cell>
          <table:table-cell office:value-type="float" office:value="0.629370822151812" calcext:value-type="float">
            <text:p>0.629</text:p>
          </table:table-cell>
          <table:table-cell office:value-type="float" office:value="0.699623583710065" calcext:value-type="float">
            <text:p>0.700</text:p>
          </table:table-cell>
          <table:table-cell office:value-type="float" office:value="13416029500" calcext:value-type="float">
            <text:p>13416029500.000</text:p>
          </table:table-cell>
          <table:table-cell office:value-type="float" office:value="1118007200" calcext:value-type="float">
            <text:p>11180072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700001891539145" calcext:value-type="float">
            <text:p>0.700</text:p>
          </table:table-cell>
          <table:table-cell office:value-type="float" office:value="0.406705364541896" calcext:value-type="float">
            <text:p>0.407</text:p>
          </table:table-cell>
          <table:table-cell office:value-type="float" office:value="0.759831693581383" calcext:value-type="float">
            <text:p>0.760</text:p>
          </table:table-cell>
          <table:table-cell office:value-type="float" office:value="0.700001891539145" calcext:value-type="float">
            <text:p>0.700</text:p>
          </table:table-cell>
          <table:table-cell office:value-type="float" office:value="0.371307407032895" calcext:value-type="float">
            <text:p>0.371</text:p>
          </table:table-cell>
          <table:table-cell office:value-type="float" office:value="0.863883405095824" calcext:value-type="float">
            <text:p>0.864</text:p>
          </table:table-cell>
          <table:table-cell office:value-type="float" office:value="0.700001891539145" calcext:value-type="float">
            <text:p>0.700</text:p>
          </table:table-cell>
          <table:table-cell office:value-type="float" office:value="0.633670639195101" calcext:value-type="float">
            <text:p>0.634</text:p>
          </table:table-cell>
          <table:table-cell office:value-type="float" office:value="0.700001891539145" calcext:value-type="float">
            <text:p>0.700</text:p>
          </table:table-cell>
          <table:table-cell office:value-type="float" office:value="13716026300" calcext:value-type="float">
            <text:p>13716026300.000</text:p>
          </table:table-cell>
          <table:table-cell office:value-type="float" office:value="1130967300" calcext:value-type="float">
            <text:p>11309673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698299506308283" calcext:value-type="float">
            <text:p>0.698</text:p>
          </table:table-cell>
          <table:table-cell office:value-type="float" office:value="0.402577170663307" calcext:value-type="float">
            <text:p>0.403</text:p>
          </table:table-cell>
          <table:table-cell office:value-type="float" office:value="0.758312484544588" calcext:value-type="float">
            <text:p>0.758</text:p>
          </table:table-cell>
          <table:table-cell office:value-type="float" office:value="0.698299506308283" calcext:value-type="float">
            <text:p>0.698</text:p>
          </table:table-cell>
          <table:table-cell office:value-type="float" office:value="0.368583395215446" calcext:value-type="float">
            <text:p>0.369</text:p>
          </table:table-cell>
          <table:table-cell office:value-type="float" office:value="0.861981849651304" calcext:value-type="float">
            <text:p>0.862</text:p>
          </table:table-cell>
          <table:table-cell office:value-type="float" office:value="0.698299506308283" calcext:value-type="float">
            <text:p>0.698</text:p>
          </table:table-cell>
          <table:table-cell office:value-type="float" office:value="0.619851410431325" calcext:value-type="float">
            <text:p>0.620</text:p>
          </table:table-cell>
          <table:table-cell office:value-type="float" office:value="0.698299506308283" calcext:value-type="float">
            <text:p>0.698</text:p>
          </table:table-cell>
          <table:table-cell office:value-type="float" office:value="13679033000" calcext:value-type="float">
            <text:p>13679033000.000</text:p>
          </table:table-cell>
          <table:table-cell office:value-type="float" office:value="1114968400" calcext:value-type="float">
            <text:p>1114968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700109711345666" calcext:value-type="float">
            <text:p>0.700</text:p>
          </table:table-cell>
          <table:table-cell office:value-type="float" office:value="0.407006890573444" calcext:value-type="float">
            <text:p>0.407</text:p>
          </table:table-cell>
          <table:table-cell office:value-type="float" office:value="0.759881935274714" calcext:value-type="float">
            <text:p>0.760</text:p>
          </table:table-cell>
          <table:table-cell office:value-type="float" office:value="0.700109711345666" calcext:value-type="float">
            <text:p>0.700</text:p>
          </table:table-cell>
          <table:table-cell office:value-type="float" office:value="0.371952239448361" calcext:value-type="float">
            <text:p>0.372</text:p>
          </table:table-cell>
          <table:table-cell office:value-type="float" office:value="0.864038229727399" calcext:value-type="float">
            <text:p>0.864</text:p>
          </table:table-cell>
          <table:table-cell office:value-type="float" office:value="0.700109711345666" calcext:value-type="float">
            <text:p>0.700</text:p>
          </table:table-cell>
          <table:table-cell office:value-type="float" office:value="0.632531107752119" calcext:value-type="float">
            <text:p>0.633</text:p>
          </table:table-cell>
          <table:table-cell office:value-type="float" office:value="0.700109711345666" calcext:value-type="float">
            <text:p>0.700</text:p>
          </table:table-cell>
          <table:table-cell office:value-type="float" office:value="13873998000" calcext:value-type="float">
            <text:p>13873998000.000</text:p>
          </table:table-cell>
          <table:table-cell office:value-type="float" office:value="1110002800" calcext:value-type="float">
            <text:p>1110002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699769227859116" calcext:value-type="float">
            <text:p>0.700</text:p>
          </table:table-cell>
          <table:table-cell office:value-type="float" office:value="0.40576294215768" calcext:value-type="float">
            <text:p>0.406</text:p>
          </table:table-cell>
          <table:table-cell office:value-type="float" office:value="0.759365798004082" calcext:value-type="float">
            <text:p>0.759</text:p>
          </table:table-cell>
          <table:table-cell office:value-type="float" office:value="0.699769227859116" calcext:value-type="float">
            <text:p>0.700</text:p>
          </table:table-cell>
          <table:table-cell office:value-type="float" office:value="0.369980436281714" calcext:value-type="float">
            <text:p>0.370</text:p>
          </table:table-cell>
          <table:table-cell office:value-type="float" office:value="0.863959010219271" calcext:value-type="float">
            <text:p>0.864</text:p>
          </table:table-cell>
          <table:table-cell office:value-type="float" office:value="0.699769227859116" calcext:value-type="float">
            <text:p>0.700</text:p>
          </table:table-cell>
          <table:table-cell office:value-type="float" office:value="0.638939611695871" calcext:value-type="float">
            <text:p>0.639</text:p>
          </table:table-cell>
          <table:table-cell office:value-type="float" office:value="0.699769227859116" calcext:value-type="float">
            <text:p>0.700</text:p>
          </table:table-cell>
          <table:table-cell office:value-type="float" office:value="13307991300" calcext:value-type="float">
            <text:p>13307991300.000</text:p>
          </table:table-cell>
          <table:table-cell office:value-type="float" office:value="1113999600" calcext:value-type="float">
            <text:p>11139996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697272348957742" calcext:value-type="float">
            <text:p>0.697</text:p>
          </table:table-cell>
          <table:table-cell office:value-type="float" office:value="0.407575729779603" calcext:value-type="float">
            <text:p>0.408</text:p>
          </table:table-cell>
          <table:table-cell office:value-type="float" office:value="0.757389851531017" calcext:value-type="float">
            <text:p>0.757</text:p>
          </table:table-cell>
          <table:table-cell office:value-type="float" office:value="0.697272348957742" calcext:value-type="float">
            <text:p>0.697</text:p>
          </table:table-cell>
          <table:table-cell office:value-type="float" office:value="0.371648515643231" calcext:value-type="float">
            <text:p>0.372</text:p>
          </table:table-cell>
          <table:table-cell office:value-type="float" office:value="0.863291646873952" calcext:value-type="float">
            <text:p>0.863</text:p>
          </table:table-cell>
          <table:table-cell office:value-type="float" office:value="0.697272348957742" calcext:value-type="float">
            <text:p>0.697</text:p>
          </table:table-cell>
          <table:table-cell office:value-type="float" office:value="0.64524924301101" calcext:value-type="float">
            <text:p>0.645</text:p>
          </table:table-cell>
          <table:table-cell office:value-type="float" office:value="0.697272348957742" calcext:value-type="float">
            <text:p>0.697</text:p>
          </table:table-cell>
          <table:table-cell office:value-type="float" office:value="13205026400" calcext:value-type="float">
            <text:p>13205026400.000</text:p>
          </table:table-cell>
          <table:table-cell office:value-type="float" office:value="1115959500" calcext:value-type="float">
            <text:p>11159595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700242121590436" calcext:value-type="float">
            <text:p>0.700</text:p>
          </table:table-cell>
          <table:table-cell office:value-type="float" office:value="0.406948464299633" calcext:value-type="float">
            <text:p>0.407</text:p>
          </table:table-cell>
          <table:table-cell office:value-type="float" office:value="0.759689990208871" calcext:value-type="float">
            <text:p>0.760</text:p>
          </table:table-cell>
          <table:table-cell office:value-type="float" office:value="0.700242121590436" calcext:value-type="float">
            <text:p>0.700</text:p>
          </table:table-cell>
          <table:table-cell office:value-type="float" office:value="0.371267999302039" calcext:value-type="float">
            <text:p>0.371</text:p>
          </table:table-cell>
          <table:table-cell office:value-type="float" office:value="0.864173791075224" calcext:value-type="float">
            <text:p>0.864</text:p>
          </table:table-cell>
          <table:table-cell office:value-type="float" office:value="0.700242121590436" calcext:value-type="float">
            <text:p>0.700</text:p>
          </table:table-cell>
          <table:table-cell office:value-type="float" office:value="0.636228156067838" calcext:value-type="float">
            <text:p>0.636</text:p>
          </table:table-cell>
          <table:table-cell office:value-type="float" office:value="0.700242121590436" calcext:value-type="float">
            <text:p>0.700</text:p>
          </table:table-cell>
          <table:table-cell office:value-type="float" office:value="13398997600" calcext:value-type="float">
            <text:p>13398997600.000</text:p>
          </table:table-cell>
          <table:table-cell office:value-type="float" office:value="1132999000" calcext:value-type="float">
            <text:p>11329990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70060152082624" calcext:value-type="float">
            <text:p>0.701</text:p>
          </table:table-cell>
          <table:table-cell office:value-type="float" office:value="0.406905429171705" calcext:value-type="float">
            <text:p>0.407</text:p>
          </table:table-cell>
          <table:table-cell office:value-type="float" office:value="0.759628420505037" calcext:value-type="float">
            <text:p>0.760</text:p>
          </table:table-cell>
          <table:table-cell office:value-type="float" office:value="0.70060152082624" calcext:value-type="float">
            <text:p>0.701</text:p>
          </table:table-cell>
          <table:table-cell office:value-type="float" office:value="0.371219912082316" calcext:value-type="float">
            <text:p>0.371</text:p>
          </table:table-cell>
          <table:table-cell office:value-type="float" office:value="0.862299302766362" calcext:value-type="float">
            <text:p>0.862</text:p>
          </table:table-cell>
          <table:table-cell office:value-type="float" office:value="0.70060152082624" calcext:value-type="float">
            <text:p>0.701</text:p>
          </table:table-cell>
          <table:table-cell office:value-type="float" office:value="0.629923623210061" calcext:value-type="float">
            <text:p>0.630</text:p>
          </table:table-cell>
          <table:table-cell office:value-type="float" office:value="0.70060152082624" calcext:value-type="float">
            <text:p>0.701</text:p>
          </table:table-cell>
          <table:table-cell office:value-type="float" office:value="13339001400" calcext:value-type="float">
            <text:p>13339001400.000</text:p>
          </table:table-cell>
          <table:table-cell office:value-type="float" office:value="1105969700" calcext:value-type="float">
            <text:p>11059697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699145966283183" calcext:value-type="float">
            <text:p>0.699</text:p>
          </table:table-cell>
          <table:table-cell table:formula="of:=AVERAGE([.C87:.C96])" office:value-type="float" office:value="0.405986464287571" calcext:value-type="float">
            <text:p>0.406</text:p>
          </table:table-cell>
          <table:table-cell table:formula="of:=AVERAGE([.D87:.D96])" office:value-type="float" office:value="0.758906988637694" calcext:value-type="float">
            <text:p>0.759</text:p>
          </table:table-cell>
          <table:table-cell table:formula="of:=AVERAGE([.E87:.E96])" office:value-type="float" office:value="0.699145966283183" calcext:value-type="float">
            <text:p>0.699</text:p>
          </table:table-cell>
          <table:table-cell table:formula="of:=AVERAGE([.F87:.F96])" office:value-type="float" office:value="0.3706662142744" calcext:value-type="float">
            <text:p>0.371</text:p>
          </table:table-cell>
          <table:table-cell table:formula="of:=AVERAGE([.G87:.G96])" office:value-type="float" office:value="0.863353250841374" calcext:value-type="float">
            <text:p>0.863</text:p>
          </table:table-cell>
          <table:table-cell table:formula="of:=AVERAGE([.H87:.H96])" office:value-type="float" office:value="0.699145966283183" calcext:value-type="float">
            <text:p>0.699</text:p>
          </table:table-cell>
          <table:table-cell table:formula="of:=AVERAGE([.I87:.I96])" office:value-type="float" office:value="0.633060595889501" calcext:value-type="float">
            <text:p>0.633</text:p>
          </table:table-cell>
          <table:table-cell table:formula="of:=AVERAGE([.J87:.J96])" office:value-type="float" office:value="0.699145966283183" calcext:value-type="float">
            <text:p>0.699</text:p>
          </table:table-cell>
          <table:table-cell table:formula="of:=AVERAGE([.K87:.K96])" office:value-type="float" office:value="13456816290" calcext:value-type="float">
            <text:p>13456816290.000</text:p>
          </table:table-cell>
          <table:table-cell table:formula="of:=AVERAGE([.L87:.L96])" office:value-type="float" office:value="1109388930" calcext:value-type="float">
            <text:p>1109388930.000</text:p>
          </table:table-cell>
          <table:table-cell table:formula="of:=AVERAGE([.M87:.M96])" office:value-type="float" office:value="13540.5" calcext:value-type="float">
            <text:p>13540.500</text:p>
          </table:table-cell>
          <table:table-cell table:formula="of:=AVERAGE([.N87:.N96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13.45681629" calcext:value-type="float">
            <text:p>13.457</text:p>
          </table:table-cell>
          <table:table-cell table:formula="of:=([.L98]/1000000000)" office:value-type="float" office:value="1.10938893" calcext:value-type="float">
            <text:p>1.10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3268883459046" calcext:value-type="float">
            <text:p>0.713</text:p>
          </table:table-cell>
          <table:table-cell office:value-type="float" office:value="0.410636466702617" calcext:value-type="float">
            <text:p>0.411</text:p>
          </table:table-cell>
          <table:table-cell office:value-type="float" office:value="0.771438902749563" calcext:value-type="float">
            <text:p>0.771</text:p>
          </table:table-cell>
          <table:table-cell office:value-type="float" office:value="0.713268883459046" calcext:value-type="float">
            <text:p>0.713</text:p>
          </table:table-cell>
          <table:table-cell office:value-type="float" office:value="0.376703469643824" calcext:value-type="float">
            <text:p>0.377</text:p>
          </table:table-cell>
          <table:table-cell office:value-type="float" office:value="0.867136409096758" calcext:value-type="float">
            <text:p>0.867</text:p>
          </table:table-cell>
          <table:table-cell office:value-type="float" office:value="0.713268883459046" calcext:value-type="float">
            <text:p>0.713</text:p>
          </table:table-cell>
          <table:table-cell office:value-type="float" office:value="0.635635417521704" calcext:value-type="float">
            <text:p>0.636</text:p>
          </table:table-cell>
          <table:table-cell office:value-type="float" office:value="0.713268883459046" calcext:value-type="float">
            <text:p>0.713</text:p>
          </table:table-cell>
          <table:table-cell office:value-type="float" office:value="13410971400" calcext:value-type="float">
            <text:p>13410971400.000</text:p>
          </table:table-cell>
          <table:table-cell office:value-type="float" office:value="1183029800" calcext:value-type="float">
            <text:p>1183029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5924784871986" calcext:value-type="float">
            <text:p>0.716</text:p>
          </table:table-cell>
          <table:table-cell office:value-type="float" office:value="0.414534361487429" calcext:value-type="float">
            <text:p>0.415</text:p>
          </table:table-cell>
          <table:table-cell office:value-type="float" office:value="0.773327754361002" calcext:value-type="float">
            <text:p>0.773</text:p>
          </table:table-cell>
          <table:table-cell office:value-type="float" office:value="0.715924784871986" calcext:value-type="float">
            <text:p>0.716</text:p>
          </table:table-cell>
          <table:table-cell office:value-type="float" office:value="0.379611080260904" calcext:value-type="float">
            <text:p>0.380</text:p>
          </table:table-cell>
          <table:table-cell office:value-type="float" office:value="0.867378621159102" calcext:value-type="float">
            <text:p>0.867</text:p>
          </table:table-cell>
          <table:table-cell office:value-type="float" office:value="0.715924784871986" calcext:value-type="float">
            <text:p>0.716</text:p>
          </table:table-cell>
          <table:table-cell office:value-type="float" office:value="0.634433402049725" calcext:value-type="float">
            <text:p>0.634</text:p>
          </table:table-cell>
          <table:table-cell office:value-type="float" office:value="0.715924784871986" calcext:value-type="float">
            <text:p>0.716</text:p>
          </table:table-cell>
          <table:table-cell office:value-type="float" office:value="13449998700" calcext:value-type="float">
            <text:p>13449998700.000</text:p>
          </table:table-cell>
          <table:table-cell office:value-type="float" office:value="1147001700" calcext:value-type="float">
            <text:p>1147001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53050745423" calcext:value-type="float">
            <text:p>0.715</text:p>
          </table:table-cell>
          <table:table-cell office:value-type="float" office:value="0.41034810649646" calcext:value-type="float">
            <text:p>0.410</text:p>
          </table:table-cell>
          <table:table-cell office:value-type="float" office:value="0.772411272294025" calcext:value-type="float">
            <text:p>0.772</text:p>
          </table:table-cell>
          <table:table-cell office:value-type="float" office:value="0.7153050745423" calcext:value-type="float">
            <text:p>0.715</text:p>
          </table:table-cell>
          <table:table-cell office:value-type="float" office:value="0.375901336823685" calcext:value-type="float">
            <text:p>0.376</text:p>
          </table:table-cell>
          <table:table-cell office:value-type="float" office:value="0.865845352931611" calcext:value-type="float">
            <text:p>0.866</text:p>
          </table:table-cell>
          <table:table-cell office:value-type="float" office:value="0.7153050745423" calcext:value-type="float">
            <text:p>0.715</text:p>
          </table:table-cell>
          <table:table-cell office:value-type="float" office:value="0.627768358551606" calcext:value-type="float">
            <text:p>0.628</text:p>
          </table:table-cell>
          <table:table-cell office:value-type="float" office:value="0.7153050745423" calcext:value-type="float">
            <text:p>0.715</text:p>
          </table:table-cell>
          <table:table-cell office:value-type="float" office:value="13553211300" calcext:value-type="float">
            <text:p>13553211300.000</text:p>
          </table:table-cell>
          <table:table-cell office:value-type="float" office:value="1140977700" calcext:value-type="float">
            <text:p>1140977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4472892099579" calcext:value-type="float">
            <text:p>0.714</text:p>
          </table:table-cell>
          <table:table-cell office:value-type="float" office:value="0.409128914062927" calcext:value-type="float">
            <text:p>0.409</text:p>
          </table:table-cell>
          <table:table-cell office:value-type="float" office:value="0.772087083918027" calcext:value-type="float">
            <text:p>0.772</text:p>
          </table:table-cell>
          <table:table-cell office:value-type="float" office:value="0.714472892099579" calcext:value-type="float">
            <text:p>0.714</text:p>
          </table:table-cell>
          <table:table-cell office:value-type="float" office:value="0.375130783875147" calcext:value-type="float">
            <text:p>0.375</text:p>
          </table:table-cell>
          <table:table-cell office:value-type="float" office:value="0.866615728772445" calcext:value-type="float">
            <text:p>0.867</text:p>
          </table:table-cell>
          <table:table-cell office:value-type="float" office:value="0.714472892099579" calcext:value-type="float">
            <text:p>0.714</text:p>
          </table:table-cell>
          <table:table-cell office:value-type="float" office:value="0.624709838005663" calcext:value-type="float">
            <text:p>0.625</text:p>
          </table:table-cell>
          <table:table-cell office:value-type="float" office:value="0.714472892099579" calcext:value-type="float">
            <text:p>0.714</text:p>
          </table:table-cell>
          <table:table-cell office:value-type="float" office:value="13356003000" calcext:value-type="float">
            <text:p>13356003000.000</text:p>
          </table:table-cell>
          <table:table-cell office:value-type="float" office:value="1201998700" calcext:value-type="float">
            <text:p>1201998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6579907220511" calcext:value-type="float">
            <text:p>0.717</text:p>
          </table:table-cell>
          <table:table-cell office:value-type="float" office:value="0.414625303368035" calcext:value-type="float">
            <text:p>0.415</text:p>
          </table:table-cell>
          <table:table-cell office:value-type="float" office:value="0.773160560896696" calcext:value-type="float">
            <text:p>0.773</text:p>
          </table:table-cell>
          <table:table-cell office:value-type="float" office:value="0.716579907220511" calcext:value-type="float">
            <text:p>0.717</text:p>
          </table:table-cell>
          <table:table-cell office:value-type="float" office:value="0.378922442488735" calcext:value-type="float">
            <text:p>0.379</text:p>
          </table:table-cell>
          <table:table-cell office:value-type="float" office:value="0.866347672901123" calcext:value-type="float">
            <text:p>0.866</text:p>
          </table:table-cell>
          <table:table-cell office:value-type="float" office:value="0.716579907220511" calcext:value-type="float">
            <text:p>0.717</text:p>
          </table:table-cell>
          <table:table-cell office:value-type="float" office:value="0.633557838871381" calcext:value-type="float">
            <text:p>0.634</text:p>
          </table:table-cell>
          <table:table-cell office:value-type="float" office:value="0.716579907220511" calcext:value-type="float">
            <text:p>0.717</text:p>
          </table:table-cell>
          <table:table-cell office:value-type="float" office:value="13315998800" calcext:value-type="float">
            <text:p>13315998800.000</text:p>
          </table:table-cell>
          <table:table-cell office:value-type="float" office:value="1145969400" calcext:value-type="float">
            <text:p>1145969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4331244024222" calcext:value-type="float">
            <text:p>0.714</text:p>
          </table:table-cell>
          <table:table-cell office:value-type="float" office:value="0.41291737816504" calcext:value-type="float">
            <text:p>0.413</text:p>
          </table:table-cell>
          <table:table-cell office:value-type="float" office:value="0.771818488978199" calcext:value-type="float">
            <text:p>0.772</text:p>
          </table:table-cell>
          <table:table-cell office:value-type="float" office:value="0.714331244024222" calcext:value-type="float">
            <text:p>0.714</text:p>
          </table:table-cell>
          <table:table-cell office:value-type="float" office:value="0.377852538406977" calcext:value-type="float">
            <text:p>0.378</text:p>
          </table:table-cell>
          <table:table-cell office:value-type="float" office:value="0.86715645181665" calcext:value-type="float">
            <text:p>0.867</text:p>
          </table:table-cell>
          <table:table-cell office:value-type="float" office:value="0.714331244024222" calcext:value-type="float">
            <text:p>0.714</text:p>
          </table:table-cell>
          <table:table-cell office:value-type="float" office:value="0.632558610793582" calcext:value-type="float">
            <text:p>0.633</text:p>
          </table:table-cell>
          <table:table-cell office:value-type="float" office:value="0.714331244024222" calcext:value-type="float">
            <text:p>0.714</text:p>
          </table:table-cell>
          <table:table-cell office:value-type="float" office:value="13250032100" calcext:value-type="float">
            <text:p>13250032100.000</text:p>
          </table:table-cell>
          <table:table-cell office:value-type="float" office:value="1164973500" calcext:value-type="float">
            <text:p>1164973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4738482240872" calcext:value-type="float">
            <text:p>0.715</text:p>
          </table:table-cell>
          <table:table-cell office:value-type="float" office:value="0.414101215813534" calcext:value-type="float">
            <text:p>0.414</text:p>
          </table:table-cell>
          <table:table-cell office:value-type="float" office:value="0.772437919408361" calcext:value-type="float">
            <text:p>0.772</text:p>
          </table:table-cell>
          <table:table-cell office:value-type="float" office:value="0.714738482240873" calcext:value-type="float">
            <text:p>0.715</text:p>
          </table:table-cell>
          <table:table-cell office:value-type="float" office:value="0.379352388049207" calcext:value-type="float">
            <text:p>0.379</text:p>
          </table:table-cell>
          <table:table-cell office:value-type="float" office:value="0.867604258998581" calcext:value-type="float">
            <text:p>0.868</text:p>
          </table:table-cell>
          <table:table-cell office:value-type="float" office:value="0.714738482240873" calcext:value-type="float">
            <text:p>0.715</text:p>
          </table:table-cell>
          <table:table-cell office:value-type="float" office:value="0.637558677064692" calcext:value-type="float">
            <text:p>0.638</text:p>
          </table:table-cell>
          <table:table-cell office:value-type="float" office:value="0.714738482240873" calcext:value-type="float">
            <text:p>0.715</text:p>
          </table:table-cell>
          <table:table-cell office:value-type="float" office:value="13279012100" calcext:value-type="float">
            <text:p>13279012100.000</text:p>
          </table:table-cell>
          <table:table-cell office:value-type="float" office:value="1158958200" calcext:value-type="float">
            <text:p>1158958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9041042529835" calcext:value-type="float">
            <text:p>0.719</text:p>
          </table:table-cell>
          <table:table-cell office:value-type="float" office:value="0.413178518310488" calcext:value-type="float">
            <text:p>0.413</text:p>
          </table:table-cell>
          <table:table-cell office:value-type="float" office:value="0.775585649973221" calcext:value-type="float">
            <text:p>0.776</text:p>
          </table:table-cell>
          <table:table-cell office:value-type="float" office:value="0.719041042529835" calcext:value-type="float">
            <text:p>0.719</text:p>
          </table:table-cell>
          <table:table-cell office:value-type="float" office:value="0.378575555301386" calcext:value-type="float">
            <text:p>0.379</text:p>
          </table:table-cell>
          <table:table-cell office:value-type="float" office:value="0.867564355866931" calcext:value-type="float">
            <text:p>0.868</text:p>
          </table:table-cell>
          <table:table-cell office:value-type="float" office:value="0.719041042529835" calcext:value-type="float">
            <text:p>0.719</text:p>
          </table:table-cell>
          <table:table-cell office:value-type="float" office:value="0.624853021628017" calcext:value-type="float">
            <text:p>0.625</text:p>
          </table:table-cell>
          <table:table-cell office:value-type="float" office:value="0.719041042529835" calcext:value-type="float">
            <text:p>0.719</text:p>
          </table:table-cell>
          <table:table-cell office:value-type="float" office:value="13320076500" calcext:value-type="float">
            <text:p>13320076500.000</text:p>
          </table:table-cell>
          <table:table-cell office:value-type="float" office:value="1138000700" calcext:value-type="float">
            <text:p>1138000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5977902900244" calcext:value-type="float">
            <text:p>0.716</text:p>
          </table:table-cell>
          <table:table-cell office:value-type="float" office:value="0.41189170644985" calcext:value-type="float">
            <text:p>0.412</text:p>
          </table:table-cell>
          <table:table-cell office:value-type="float" office:value="0.773086756077708" calcext:value-type="float">
            <text:p>0.773</text:p>
          </table:table-cell>
          <table:table-cell office:value-type="float" office:value="0.715977902900244" calcext:value-type="float">
            <text:p>0.716</text:p>
          </table:table-cell>
          <table:table-cell office:value-type="float" office:value="0.377219411127546" calcext:value-type="float">
            <text:p>0.377</text:p>
          </table:table-cell>
          <table:table-cell office:value-type="float" office:value="0.866579072392719" calcext:value-type="float">
            <text:p>0.867</text:p>
          </table:table-cell>
          <table:table-cell office:value-type="float" office:value="0.715977902900244" calcext:value-type="float">
            <text:p>0.716</text:p>
          </table:table-cell>
          <table:table-cell office:value-type="float" office:value="0.625396259093298" calcext:value-type="float">
            <text:p>0.625</text:p>
          </table:table-cell>
          <table:table-cell office:value-type="float" office:value="0.715977902900244" calcext:value-type="float">
            <text:p>0.716</text:p>
          </table:table-cell>
          <table:table-cell office:value-type="float" office:value="13364031200" calcext:value-type="float">
            <text:p>13364031200.000</text:p>
          </table:table-cell>
          <table:table-cell office:value-type="float" office:value="1176999200" calcext:value-type="float">
            <text:p>1176999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7288147597295" calcext:value-type="float">
            <text:p>0.717</text:p>
          </table:table-cell>
          <table:table-cell office:value-type="float" office:value="0.415343461488105" calcext:value-type="float">
            <text:p>0.415</text:p>
          </table:table-cell>
          <table:table-cell office:value-type="float" office:value="0.773822014100745" calcext:value-type="float">
            <text:p>0.774</text:p>
          </table:table-cell>
          <table:table-cell office:value-type="float" office:value="0.717288147597295" calcext:value-type="float">
            <text:p>0.717</text:p>
          </table:table-cell>
          <table:table-cell office:value-type="float" office:value="0.379202425035873" calcext:value-type="float">
            <text:p>0.379</text:p>
          </table:table-cell>
          <table:table-cell office:value-type="float" office:value="0.867144303926386" calcext:value-type="float">
            <text:p>0.867</text:p>
          </table:table-cell>
          <table:table-cell office:value-type="float" office:value="0.717288147597295" calcext:value-type="float">
            <text:p>0.717</text:p>
          </table:table-cell>
          <table:table-cell office:value-type="float" office:value="0.637954608422872" calcext:value-type="float">
            <text:p>0.638</text:p>
          </table:table-cell>
          <table:table-cell office:value-type="float" office:value="0.717288147597295" calcext:value-type="float">
            <text:p>0.717</text:p>
          </table:table-cell>
          <table:table-cell office:value-type="float" office:value="13496970500" calcext:value-type="float">
            <text:p>13496970500.000</text:p>
          </table:table-cell>
          <table:table-cell office:value-type="float" office:value="1153028400" calcext:value-type="float">
            <text:p>1153028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715692836148589" calcext:value-type="float">
            <text:p>0.716</text:p>
          </table:table-cell>
          <table:table-cell table:formula="of:=AVERAGE([.C104:.C113])" office:value-type="float" office:value="0.412670543234449" calcext:value-type="float">
            <text:p>0.413</text:p>
          </table:table-cell>
          <table:table-cell table:formula="of:=AVERAGE([.D104:.D113])" office:value-type="float" office:value="0.772917640275755" calcext:value-type="float">
            <text:p>0.773</text:p>
          </table:table-cell>
          <table:table-cell table:formula="of:=AVERAGE([.E104:.E113])" office:value-type="float" office:value="0.715692836148589" calcext:value-type="float">
            <text:p>0.716</text:p>
          </table:table-cell>
          <table:table-cell table:formula="of:=AVERAGE([.F104:.F113])" office:value-type="float" office:value="0.377847143101328" calcext:value-type="float">
            <text:p>0.378</text:p>
          </table:table-cell>
          <table:table-cell table:formula="of:=AVERAGE([.G104:.G113])" office:value-type="float" office:value="0.866937222786231" calcext:value-type="float">
            <text:p>0.867</text:p>
          </table:table-cell>
          <table:table-cell table:formula="of:=AVERAGE([.H104:.H113])" office:value-type="float" office:value="0.715692836148589" calcext:value-type="float">
            <text:p>0.716</text:p>
          </table:table-cell>
          <table:table-cell table:formula="of:=AVERAGE([.I104:.I113])" office:value-type="float" office:value="0.631442603200254" calcext:value-type="float">
            <text:p>0.631</text:p>
          </table:table-cell>
          <table:table-cell table:formula="of:=AVERAGE([.J104:.J113])" office:value-type="float" office:value="0.715692836148589" calcext:value-type="float">
            <text:p>0.716</text:p>
          </table:table-cell>
          <table:table-cell table:formula="of:=AVERAGE([.K104:.K113])" office:value-type="float" office:value="13379630560" calcext:value-type="float">
            <text:p>13379630560.000</text:p>
          </table:table-cell>
          <table:table-cell table:formula="of:=AVERAGE([.L104:.L113])" office:value-type="float" office:value="1161093730" calcext:value-type="float">
            <text:p>1161093730.000</text:p>
          </table:table-cell>
          <table:table-cell table:formula="of:=AVERAGE([.M104:.M113])" office:value-type="float" office:value="14094" calcext:value-type="float">
            <text:p>14094.000</text:p>
          </table:table-cell>
          <table:table-cell table:formula="of:=AVERAGE([.N104:.N113])"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13.37963056" calcext:value-type="float">
            <text:p>13.380</text:p>
          </table:table-cell>
          <table:table-cell table:formula="of:=([.L115]/1000000000)" office:value-type="float" office:value="1.16109373" calcext:value-type="float">
            <text:p>1.16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22416083606412" calcext:value-type="float">
            <text:p>0.722</text:p>
          </table:table-cell>
          <table:table-cell office:value-type="float" office:value="0.424430390176563" calcext:value-type="float">
            <text:p>0.424</text:p>
          </table:table-cell>
          <table:table-cell office:value-type="float" office:value="0.778256385427588" calcext:value-type="float">
            <text:p>0.778</text:p>
          </table:table-cell>
          <table:table-cell office:value-type="float" office:value="0.722416083606412" calcext:value-type="float">
            <text:p>0.722</text:p>
          </table:table-cell>
          <table:table-cell office:value-type="float" office:value="0.386197215536304" calcext:value-type="float">
            <text:p>0.386</text:p>
          </table:table-cell>
          <table:table-cell office:value-type="float" office:value="0.872104328081653" calcext:value-type="float">
            <text:p>0.872</text:p>
          </table:table-cell>
          <table:table-cell office:value-type="float" office:value="0.722416083606412" calcext:value-type="float">
            <text:p>0.722</text:p>
          </table:table-cell>
          <table:table-cell office:value-type="float" office:value="0.638748783039088" calcext:value-type="float">
            <text:p>0.639</text:p>
          </table:table-cell>
          <table:table-cell office:value-type="float" office:value="0.722416083606412" calcext:value-type="float">
            <text:p>0.722</text:p>
          </table:table-cell>
          <table:table-cell office:value-type="float" office:value="14257007600" calcext:value-type="float">
            <text:p>14257007600.000</text:p>
          </table:table-cell>
          <table:table-cell office:value-type="float" office:value="1165993200" calcext:value-type="float">
            <text:p>1165993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19794526614118" calcext:value-type="float">
            <text:p>0.720</text:p>
          </table:table-cell>
          <table:table-cell office:value-type="float" office:value="0.425611117519975" calcext:value-type="float">
            <text:p>0.426</text:p>
          </table:table-cell>
          <table:table-cell office:value-type="float" office:value="0.776383557284712" calcext:value-type="float">
            <text:p>0.776</text:p>
          </table:table-cell>
          <table:table-cell office:value-type="float" office:value="0.719794526614118" calcext:value-type="float">
            <text:p>0.720</text:p>
          </table:table-cell>
          <table:table-cell office:value-type="float" office:value="0.387702688313127" calcext:value-type="float">
            <text:p>0.388</text:p>
          </table:table-cell>
          <table:table-cell office:value-type="float" office:value="0.871687692212427" calcext:value-type="float">
            <text:p>0.872</text:p>
          </table:table-cell>
          <table:table-cell office:value-type="float" office:value="0.719794526614118" calcext:value-type="float">
            <text:p>0.720</text:p>
          </table:table-cell>
          <table:table-cell office:value-type="float" office:value="0.64502332787309" calcext:value-type="float">
            <text:p>0.645</text:p>
          </table:table-cell>
          <table:table-cell office:value-type="float" office:value="0.719794526614118" calcext:value-type="float">
            <text:p>0.720</text:p>
          </table:table-cell>
          <table:table-cell office:value-type="float" office:value="15241027100" calcext:value-type="float">
            <text:p>15241027100.000</text:p>
          </table:table-cell>
          <table:table-cell office:value-type="float" office:value="1294973900" calcext:value-type="float">
            <text:p>1294973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2160127535205" calcext:value-type="float">
            <text:p>0.722</text:p>
          </table:table-cell>
          <table:table-cell office:value-type="float" office:value="0.426812645492251" calcext:value-type="float">
            <text:p>0.427</text:p>
          </table:table-cell>
          <table:table-cell office:value-type="float" office:value="0.777788944869255" calcext:value-type="float">
            <text:p>0.778</text:p>
          </table:table-cell>
          <table:table-cell office:value-type="float" office:value="0.72160127535205" calcext:value-type="float">
            <text:p>0.722</text:p>
          </table:table-cell>
          <table:table-cell office:value-type="float" office:value="0.388376918107207" calcext:value-type="float">
            <text:p>0.388</text:p>
          </table:table-cell>
          <table:table-cell office:value-type="float" office:value="0.872131218510581" calcext:value-type="float">
            <text:p>0.872</text:p>
          </table:table-cell>
          <table:table-cell office:value-type="float" office:value="0.72160127535205" calcext:value-type="float">
            <text:p>0.722</text:p>
          </table:table-cell>
          <table:table-cell office:value-type="float" office:value="0.63981269583397" calcext:value-type="float">
            <text:p>0.640</text:p>
          </table:table-cell>
          <table:table-cell office:value-type="float" office:value="0.72160127535205" calcext:value-type="float">
            <text:p>0.722</text:p>
          </table:table-cell>
          <table:table-cell office:value-type="float" office:value="14787551100" calcext:value-type="float">
            <text:p>14787551100.000</text:p>
          </table:table-cell>
          <table:table-cell office:value-type="float" office:value="1347975000" calcext:value-type="float">
            <text:p>1347975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21760694358339" calcext:value-type="float">
            <text:p>0.722</text:p>
          </table:table-cell>
          <table:table-cell office:value-type="float" office:value="0.425811847297672" calcext:value-type="float">
            <text:p>0.426</text:p>
          </table:table-cell>
          <table:table-cell office:value-type="float" office:value="0.777665992915012" calcext:value-type="float">
            <text:p>0.778</text:p>
          </table:table-cell>
          <table:table-cell office:value-type="float" office:value="0.721760694358338" calcext:value-type="float">
            <text:p>0.722</text:p>
          </table:table-cell>
          <table:table-cell office:value-type="float" office:value="0.3869162747032" calcext:value-type="float">
            <text:p>0.387</text:p>
          </table:table-cell>
          <table:table-cell office:value-type="float" office:value="0.87246222173904" calcext:value-type="float">
            <text:p>0.872</text:p>
          </table:table-cell>
          <table:table-cell office:value-type="float" office:value="0.721760694358338" calcext:value-type="float">
            <text:p>0.722</text:p>
          </table:table-cell>
          <table:table-cell office:value-type="float" office:value="0.653082066490526" calcext:value-type="float">
            <text:p>0.653</text:p>
          </table:table-cell>
          <table:table-cell office:value-type="float" office:value="0.721760694358338" calcext:value-type="float">
            <text:p>0.722</text:p>
          </table:table-cell>
          <table:table-cell office:value-type="float" office:value="14527995600" calcext:value-type="float">
            <text:p>14527995600.000</text:p>
          </table:table-cell>
          <table:table-cell office:value-type="float" office:value="1144008100" calcext:value-type="float">
            <text:p>1144008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2160127535205" calcext:value-type="float">
            <text:p>0.722</text:p>
          </table:table-cell>
          <table:table-cell office:value-type="float" office:value="0.42441343688765" calcext:value-type="float">
            <text:p>0.424</text:p>
          </table:table-cell>
          <table:table-cell office:value-type="float" office:value="0.777679324665326" calcext:value-type="float">
            <text:p>0.778</text:p>
          </table:table-cell>
          <table:table-cell office:value-type="float" office:value="0.72160127535205" calcext:value-type="float">
            <text:p>0.722</text:p>
          </table:table-cell>
          <table:table-cell office:value-type="float" office:value="0.385887533082657" calcext:value-type="float">
            <text:p>0.386</text:p>
          </table:table-cell>
          <table:table-cell office:value-type="float" office:value="0.87173051109806" calcext:value-type="float">
            <text:p>0.872</text:p>
          </table:table-cell>
          <table:table-cell office:value-type="float" office:value="0.72160127535205" calcext:value-type="float">
            <text:p>0.722</text:p>
          </table:table-cell>
          <table:table-cell office:value-type="float" office:value="0.640190949138187" calcext:value-type="float">
            <text:p>0.640</text:p>
          </table:table-cell>
          <table:table-cell office:value-type="float" office:value="0.72160127535205" calcext:value-type="float">
            <text:p>0.722</text:p>
          </table:table-cell>
          <table:table-cell office:value-type="float" office:value="14283993800" calcext:value-type="float">
            <text:p>14283993800.000</text:p>
          </table:table-cell>
          <table:table-cell office:value-type="float" office:value="1174003500" calcext:value-type="float">
            <text:p>1174003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21229297670711" calcext:value-type="float">
            <text:p>0.721</text:p>
          </table:table-cell>
          <table:table-cell office:value-type="float" office:value="0.428507714604657" calcext:value-type="float">
            <text:p>0.429</text:p>
          </table:table-cell>
          <table:table-cell office:value-type="float" office:value="0.77781645067763" calcext:value-type="float">
            <text:p>0.778</text:p>
          </table:table-cell>
          <table:table-cell office:value-type="float" office:value="0.721229297670711" calcext:value-type="float">
            <text:p>0.721</text:p>
          </table:table-cell>
          <table:table-cell office:value-type="float" office:value="0.390446803410053" calcext:value-type="float">
            <text:p>0.390</text:p>
          </table:table-cell>
          <table:table-cell office:value-type="float" office:value="0.873135243997089" calcext:value-type="float">
            <text:p>0.873</text:p>
          </table:table-cell>
          <table:table-cell office:value-type="float" office:value="0.721229297670711" calcext:value-type="float">
            <text:p>0.721</text:p>
          </table:table-cell>
          <table:table-cell office:value-type="float" office:value="0.647757337010335" calcext:value-type="float">
            <text:p>0.648</text:p>
          </table:table-cell>
          <table:table-cell office:value-type="float" office:value="0.721229297670711" calcext:value-type="float">
            <text:p>0.721</text:p>
          </table:table-cell>
          <table:table-cell office:value-type="float" office:value="14628992100" calcext:value-type="float">
            <text:p>14628992100.000</text:p>
          </table:table-cell>
          <table:table-cell office:value-type="float" office:value="1222009200" calcext:value-type="float">
            <text:p>1222009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18625453901337" calcext:value-type="float">
            <text:p>0.719</text:p>
          </table:table-cell>
          <table:table-cell office:value-type="float" office:value="0.427326279165192" calcext:value-type="float">
            <text:p>0.427</text:p>
          </table:table-cell>
          <table:table-cell office:value-type="float" office:value="0.77534403706905" calcext:value-type="float">
            <text:p>0.775</text:p>
          </table:table-cell>
          <table:table-cell office:value-type="float" office:value="0.718625453901337" calcext:value-type="float">
            <text:p>0.719</text:p>
          </table:table-cell>
          <table:table-cell office:value-type="float" office:value="0.387935809963179" calcext:value-type="float">
            <text:p>0.388</text:p>
          </table:table-cell>
          <table:table-cell office:value-type="float" office:value="0.87255204430484" calcext:value-type="float">
            <text:p>0.873</text:p>
          </table:table-cell>
          <table:table-cell office:value-type="float" office:value="0.718625453901337" calcext:value-type="float">
            <text:p>0.719</text:p>
          </table:table-cell>
          <table:table-cell office:value-type="float" office:value="0.659086791044412" calcext:value-type="float">
            <text:p>0.659</text:p>
          </table:table-cell>
          <table:table-cell office:value-type="float" office:value="0.718625453901337" calcext:value-type="float">
            <text:p>0.719</text:p>
          </table:table-cell>
          <table:table-cell office:value-type="float" office:value="14611989400" calcext:value-type="float">
            <text:p>14611989400.000</text:p>
          </table:table-cell>
          <table:table-cell office:value-type="float" office:value="1206010300" calcext:value-type="float">
            <text:p>1206010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20379062970507" calcext:value-type="float">
            <text:p>0.720</text:p>
          </table:table-cell>
          <table:table-cell office:value-type="float" office:value="0.428610334570795" calcext:value-type="float">
            <text:p>0.429</text:p>
          </table:table-cell>
          <table:table-cell office:value-type="float" office:value="0.77700656020901" calcext:value-type="float">
            <text:p>0.777</text:p>
          </table:table-cell>
          <table:table-cell office:value-type="float" office:value="0.720379062970507" calcext:value-type="float">
            <text:p>0.720</text:p>
          </table:table-cell>
          <table:table-cell office:value-type="float" office:value="0.390008024864719" calcext:value-type="float">
            <text:p>0.390</text:p>
          </table:table-cell>
          <table:table-cell office:value-type="float" office:value="0.872701455434769" calcext:value-type="float">
            <text:p>0.873</text:p>
          </table:table-cell>
          <table:table-cell office:value-type="float" office:value="0.720379062970507" calcext:value-type="float">
            <text:p>0.720</text:p>
          </table:table-cell>
          <table:table-cell office:value-type="float" office:value="0.650339508609409" calcext:value-type="float">
            <text:p>0.650</text:p>
          </table:table-cell>
          <table:table-cell office:value-type="float" office:value="0.720379062970507" calcext:value-type="float">
            <text:p>0.720</text:p>
          </table:table-cell>
          <table:table-cell office:value-type="float" office:value="14152992900" calcext:value-type="float">
            <text:p>14152992900.000</text:p>
          </table:table-cell>
          <table:table-cell office:value-type="float" office:value="1150999800" calcext:value-type="float">
            <text:p>1150999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1828890266584" calcext:value-type="float">
            <text:p>0.718</text:p>
          </table:table-cell>
          <table:table-cell office:value-type="float" office:value="0.424977990682571" calcext:value-type="float">
            <text:p>0.425</text:p>
          </table:table-cell>
          <table:table-cell office:value-type="float" office:value="0.77501877735621" calcext:value-type="float">
            <text:p>0.775</text:p>
          </table:table-cell>
          <table:table-cell office:value-type="float" office:value="0.71828890266584" calcext:value-type="float">
            <text:p>0.718</text:p>
          </table:table-cell>
          <table:table-cell office:value-type="float" office:value="0.386775245525613" calcext:value-type="float">
            <text:p>0.387</text:p>
          </table:table-cell>
          <table:table-cell office:value-type="float" office:value="0.870374177506504" calcext:value-type="float">
            <text:p>0.870</text:p>
          </table:table-cell>
          <table:table-cell office:value-type="float" office:value="0.71828890266584" calcext:value-type="float">
            <text:p>0.718</text:p>
          </table:table-cell>
          <table:table-cell office:value-type="float" office:value="0.642962409286681" calcext:value-type="float">
            <text:p>0.643</text:p>
          </table:table-cell>
          <table:table-cell office:value-type="float" office:value="0.71828890266584" calcext:value-type="float">
            <text:p>0.718</text:p>
          </table:table-cell>
          <table:table-cell office:value-type="float" office:value="14196997900" calcext:value-type="float">
            <text:p>14196997900.000</text:p>
          </table:table-cell>
          <table:table-cell office:value-type="float" office:value="1149005900" calcext:value-type="float">
            <text:p>1149005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23691435656718" calcext:value-type="float">
            <text:p>0.724</text:p>
          </table:table-cell>
          <table:table-cell office:value-type="float" office:value="0.42842605939558" calcext:value-type="float">
            <text:p>0.428</text:p>
          </table:table-cell>
          <table:table-cell office:value-type="float" office:value="0.779423514497066" calcext:value-type="float">
            <text:p>0.779</text:p>
          </table:table-cell>
          <table:table-cell office:value-type="float" office:value="0.723691435656718" calcext:value-type="float">
            <text:p>0.724</text:p>
          </table:table-cell>
          <table:table-cell office:value-type="float" office:value="0.389374987929431" calcext:value-type="float">
            <text:p>0.389</text:p>
          </table:table-cell>
          <table:table-cell office:value-type="float" office:value="0.873122249147569" calcext:value-type="float">
            <text:p>0.873</text:p>
          </table:table-cell>
          <table:table-cell office:value-type="float" office:value="0.723691435656718" calcext:value-type="float">
            <text:p>0.724</text:p>
          </table:table-cell>
          <table:table-cell office:value-type="float" office:value="0.653398207092885" calcext:value-type="float">
            <text:p>0.653</text:p>
          </table:table-cell>
          <table:table-cell office:value-type="float" office:value="0.723691435656718" calcext:value-type="float">
            <text:p>0.724</text:p>
          </table:table-cell>
          <table:table-cell office:value-type="float" office:value="13986996700" calcext:value-type="float">
            <text:p>13986996700.000</text:p>
          </table:table-cell>
          <table:table-cell office:value-type="float" office:value="1135005700" calcext:value-type="float">
            <text:p>1135005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720938800814808" calcext:value-type="float">
            <text:p>0.721</text:p>
          </table:table-cell>
          <table:table-cell table:formula="of:=AVERAGE([.C121:.C130])" office:value-type="float" office:value="0.426492781579291" calcext:value-type="float">
            <text:p>0.426</text:p>
          </table:table-cell>
          <table:table-cell table:formula="of:=AVERAGE([.D121:.D130])" office:value-type="float" office:value="0.777238354497086" calcext:value-type="float">
            <text:p>0.777</text:p>
          </table:table-cell>
          <table:table-cell table:formula="of:=AVERAGE([.E121:.E130])" office:value-type="float" office:value="0.720938800814808" calcext:value-type="float">
            <text:p>0.721</text:p>
          </table:table-cell>
          <table:table-cell table:formula="of:=AVERAGE([.F121:.F130])" office:value-type="float" office:value="0.387962150143549" calcext:value-type="float">
            <text:p>0.388</text:p>
          </table:table-cell>
          <table:table-cell table:formula="of:=AVERAGE([.G121:.G130])" office:value-type="float" office:value="0.872200114203253" calcext:value-type="float">
            <text:p>0.872</text:p>
          </table:table-cell>
          <table:table-cell table:formula="of:=AVERAGE([.H121:.H130])" office:value-type="float" office:value="0.720938800814808" calcext:value-type="float">
            <text:p>0.721</text:p>
          </table:table-cell>
          <table:table-cell table:formula="of:=AVERAGE([.I121:.I130])" office:value-type="float" office:value="0.647040207541858" calcext:value-type="float">
            <text:p>0.647</text:p>
          </table:table-cell>
          <table:table-cell table:formula="of:=AVERAGE([.J121:.J130])" office:value-type="float" office:value="0.720938800814808" calcext:value-type="float">
            <text:p>0.721</text:p>
          </table:table-cell>
          <table:table-cell table:formula="of:=AVERAGE([.K121:.K130])" office:value-type="float" office:value="14467554420" calcext:value-type="float">
            <text:p>14467554420.000</text:p>
          </table:table-cell>
          <table:table-cell table:formula="of:=AVERAGE([.L121:.L130])" office:value-type="float" office:value="1198998460" calcext:value-type="float">
            <text:p>1198998460.000</text:p>
          </table:table-cell>
          <table:table-cell table:formula="of:=AVERAGE([.M121:.M130])" office:value-type="float" office:value="14094" calcext:value-type="float">
            <text:p>14094.000</text:p>
          </table:table-cell>
          <table:table-cell table:formula="of:=AVERAGE([.N121:.N130])"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14.46755442" calcext:value-type="float">
            <text:p>14.468</text:p>
          </table:table-cell>
          <table:table-cell table:formula="of:=([.L132]/1000000000)" office:value-type="float" office:value="1.19899846" calcext:value-type="float">
            <text:p>1.199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3]/1000000000)" office:value-type="float" office:value="0" calcext:value-type="float">
            <text:p>0.000</text:p>
          </table:table-cell>
          <table:table-cell table:formula="of:=([.L133]/1000000000)" office:value-type="float" office:value="0" calcext:value-type="float">
            <text:p>0.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670649986947286" calcext:value-type="float">
            <text:p>0.671</text:p>
          </table:table-cell>
          <table:table-cell table:formula="of:=AVERAGE([.C2:.C11];[.C19:.C28];[.C36:.C45];[.C53:.C62];[.C70:.C79];[.C87:.C96];[.C104:.C113];[.C121:.C130])" office:value-type="float" office:value="0.376709620081999" calcext:value-type="float">
            <text:p>0.377</text:p>
          </table:table-cell>
          <table:table-cell table:formula="of:=AVERAGE([.D2:.D11];[.D19:.D28];[.D36:.D45];[.D53:.D62];[.D70:.D79];[.D87:.D96];[.D104:.D113];[.D121:.D130])" office:value-type="float" office:value="0.738947860753552" calcext:value-type="float">
            <text:p>0.739</text:p>
          </table:table-cell>
          <table:table-cell table:formula="of:=AVERAGE([.E2:.E11];[.E19:.E28];[.E36:.E45];[.E53:.E62];[.E70:.E79];[.E87:.E96];[.E104:.E113];[.E121:.E130])" office:value-type="float" office:value="0.670649986947286" calcext:value-type="float">
            <text:p>0.671</text:p>
          </table:table-cell>
          <table:table-cell table:formula="of:=AVERAGE([.F2:.F11];[.F19:.F28];[.F36:.F45];[.F53:.F62];[.F70:.F79];[.F87:.F96];[.F104:.F113];[.F121:.F130])" office:value-type="float" office:value="0.350040722949097" calcext:value-type="float">
            <text:p>0.350</text:p>
          </table:table-cell>
          <table:table-cell table:formula="of:=AVERAGE([.G2:.G11];[.G19:.G28];[.G36:.G45];[.G53:.G62];[.G70:.G79];[.G87:.G96];[.G104:.G113];[.G121:.G130])" office:value-type="float" office:value="0.86175744635989" calcext:value-type="float">
            <text:p>0.862</text:p>
          </table:table-cell>
          <table:table-cell table:formula="of:=AVERAGE([.H2:.H11];[.H19:.H28];[.H36:.H45];[.H53:.H62];[.H70:.H79];[.H87:.H96];[.H104:.H113];[.H121:.H130])" office:value-type="float" office:value="0.670649986947286" calcext:value-type="float">
            <text:p>0.671</text:p>
          </table:table-cell>
          <table:table-cell table:formula="of:=AVERAGE([.I2:.I11];[.I19:.I28];[.I36:.I45];[.I53:.I62];[.I70:.I79];[.I87:.I96];[.I104:.I113];[.I121:.I130])" office:value-type="float" office:value="0.607836876420009" calcext:value-type="float">
            <text:p>0.608</text:p>
          </table:table-cell>
          <table:table-cell table:formula="of:=AVERAGE([.J2:.J11];[.J19:.J28];[.J36:.J45];[.J53:.J62];[.J70:.J79];[.J87:.J96];[.J104:.J113];[.J121:.J130])" office:value-type="float" office:value="0.670649986947286" calcext:value-type="float">
            <text:p>0.671</text:p>
          </table:table-cell>
          <table:table-cell table:formula="of:=AVERAGE([.K2:.K11];[.K19:.K28];[.K36:.K45];[.K53:.K62];[.K70:.K79];[.K87:.K96];[.K104:.K113];[.K121:.K130])" office:value-type="float" office:value="13199857880" calcext:value-type="float">
            <text:p>13199857880.000</text:p>
          </table:table-cell>
          <table:table-cell table:formula="of:=AVERAGE([.L2:.L11];[.L19:.L28];[.L36:.L45];[.L53:.L62];[.L70:.L79];[.L87:.L96];[.L104:.L113];[.L121:.L130])" office:value-type="float" office:value="1186900906.25" calcext:value-type="float">
            <text:p>1186900906.250</text:p>
          </table:table-cell>
          <table:table-cell table:formula="of:=AVERAGE([.M2:.M11];[.M19:.M28];[.M36:.M45];[.M53:.M62];[.M70:.M79];[.M87:.M96];[.M104:.M113];[.M121:.M130])" office:value-type="float" office:value="13678.3125" calcext:value-type="float">
            <text:p>13678.313</text:p>
          </table:table-cell>
          <table:table-cell table:formula="of:=AVERAGE([.N2:.N11];[.N19:.N28];[.N36:.N45];[.N53:.N62];[.N70:.N79];[.N87:.N96];[.N104:.N113];[.N121:.N130])" office:value-type="float" office:value="55361.6875" calcext:value-type="float">
            <text:p>55361.68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13.19985788" calcext:value-type="float">
            <text:p>13.200</text:p>
          </table:table-cell>
          <table:table-cell table:formula="of:=([.L140]/1000000000)" office:value-type="float" office:value="1.18690090625" calcext:value-type="float">
            <text:p>1.187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R" table:style-name="ta1">
        <table:table-column table:style-name="co18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4" table:default-cell-style-name="ce6"/>
        <table:table-column table:style-name="co1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8970869657665" calcext:value-type="float">
            <text:p>0.679</text:p>
          </table:table-cell>
          <table:table-cell office:value-type="float" office:value="0.407730540116885" calcext:value-type="float">
            <text:p>0.408</text:p>
          </table:table-cell>
          <table:table-cell office:value-type="float" office:value="0.745057201656542" calcext:value-type="float">
            <text:p>0.745</text:p>
          </table:table-cell>
          <table:table-cell office:value-type="float" office:value="0.678970869657665" calcext:value-type="float">
            <text:p>0.679</text:p>
          </table:table-cell>
          <table:table-cell office:value-type="float" office:value="0.381789614354059" calcext:value-type="float">
            <text:p>0.382</text:p>
          </table:table-cell>
          <table:table-cell office:value-type="float" office:value="0.859195908471104" calcext:value-type="float">
            <text:p>0.859</text:p>
          </table:table-cell>
          <table:table-cell office:value-type="float" office:value="0.678970869657665" calcext:value-type="float">
            <text:p>0.679</text:p>
          </table:table-cell>
          <table:table-cell office:value-type="float" office:value="0.631430543963502" calcext:value-type="float">
            <text:p>0.631</text:p>
          </table:table-cell>
          <table:table-cell office:value-type="float" office:value="0.678970869657665" calcext:value-type="float">
            <text:p>0.679</text:p>
          </table:table-cell>
          <table:table-cell office:value-type="float" office:value="1149001700" calcext:value-type="float">
            <text:p>1149001700.000</text:p>
          </table:table-cell>
          <table:table-cell office:value-type="float" office:value="48997500" calcext:value-type="float">
            <text:p>489975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3867743993196" calcext:value-type="float">
            <text:p>0.674</text:p>
          </table:table-cell>
          <table:table-cell office:value-type="float" office:value="0.404054572920838" calcext:value-type="float">
            <text:p>0.404</text:p>
          </table:table-cell>
          <table:table-cell office:value-type="float" office:value="0.741129359534228" calcext:value-type="float">
            <text:p>0.741</text:p>
          </table:table-cell>
          <table:table-cell office:value-type="float" office:value="0.673867743993196" calcext:value-type="float">
            <text:p>0.674</text:p>
          </table:table-cell>
          <table:table-cell office:value-type="float" office:value="0.378302454885356" calcext:value-type="float">
            <text:p>0.378</text:p>
          </table:table-cell>
          <table:table-cell office:value-type="float" office:value="0.858952565057425" calcext:value-type="float">
            <text:p>0.859</text:p>
          </table:table-cell>
          <table:table-cell office:value-type="float" office:value="0.673867743993196" calcext:value-type="float">
            <text:p>0.674</text:p>
          </table:table-cell>
          <table:table-cell office:value-type="float" office:value="0.633365925506101" calcext:value-type="float">
            <text:p>0.633</text:p>
          </table:table-cell>
          <table:table-cell office:value-type="float" office:value="0.673867743993196" calcext:value-type="float">
            <text:p>0.674</text:p>
          </table:table-cell>
          <table:table-cell office:value-type="float" office:value="1123974500" calcext:value-type="float">
            <text:p>1123974500.000</text:p>
          </table:table-cell>
          <table:table-cell office:value-type="float" office:value="45001200" calcext:value-type="float">
            <text:p>450012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6057835424197" calcext:value-type="float">
            <text:p>0.676</text:p>
          </table:table-cell>
          <table:table-cell office:value-type="float" office:value="0.403023727830062" calcext:value-type="float">
            <text:p>0.403</text:p>
          </table:table-cell>
          <table:table-cell office:value-type="float" office:value="0.742811071452919" calcext:value-type="float">
            <text:p>0.743</text:p>
          </table:table-cell>
          <table:table-cell office:value-type="float" office:value="0.676057835424197" calcext:value-type="float">
            <text:p>0.676</text:p>
          </table:table-cell>
          <table:table-cell office:value-type="float" office:value="0.377915941448598" calcext:value-type="float">
            <text:p>0.378</text:p>
          </table:table-cell>
          <table:table-cell office:value-type="float" office:value="0.857861440568991" calcext:value-type="float">
            <text:p>0.858</text:p>
          </table:table-cell>
          <table:table-cell office:value-type="float" office:value="0.676057835424197" calcext:value-type="float">
            <text:p>0.676</text:p>
          </table:table-cell>
          <table:table-cell office:value-type="float" office:value="0.626510920456965" calcext:value-type="float">
            <text:p>0.627</text:p>
          </table:table-cell>
          <table:table-cell office:value-type="float" office:value="0.676057835424197" calcext:value-type="float">
            <text:p>0.676</text:p>
          </table:table-cell>
          <table:table-cell office:value-type="float" office:value="1117948500" calcext:value-type="float">
            <text:p>1117948500.000</text:p>
          </table:table-cell>
          <table:table-cell office:value-type="float" office:value="49997000" calcext:value-type="float">
            <text:p>499970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5037210291303" calcext:value-type="float">
            <text:p>0.675</text:p>
          </table:table-cell>
          <table:table-cell office:value-type="float" office:value="0.401936222535849" calcext:value-type="float">
            <text:p>0.402</text:p>
          </table:table-cell>
          <table:table-cell office:value-type="float" office:value="0.741852226851636" calcext:value-type="float">
            <text:p>0.742</text:p>
          </table:table-cell>
          <table:table-cell office:value-type="float" office:value="0.675037210291303" calcext:value-type="float">
            <text:p>0.675</text:p>
          </table:table-cell>
          <table:table-cell office:value-type="float" office:value="0.377149871276699" calcext:value-type="float">
            <text:p>0.377</text:p>
          </table:table-cell>
          <table:table-cell office:value-type="float" office:value="0.857529978823758" calcext:value-type="float">
            <text:p>0.858</text:p>
          </table:table-cell>
          <table:table-cell office:value-type="float" office:value="0.675037210291303" calcext:value-type="float">
            <text:p>0.675</text:p>
          </table:table-cell>
          <table:table-cell office:value-type="float" office:value="0.625441503733568" calcext:value-type="float">
            <text:p>0.625</text:p>
          </table:table-cell>
          <table:table-cell office:value-type="float" office:value="0.675037210291303" calcext:value-type="float">
            <text:p>0.675</text:p>
          </table:table-cell>
          <table:table-cell office:value-type="float" office:value="1199964700" calcext:value-type="float">
            <text:p>1199964700.000</text:p>
          </table:table-cell>
          <table:table-cell office:value-type="float" office:value="45999300" calcext:value-type="float">
            <text:p>45999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5675100999362" calcext:value-type="float">
            <text:p>0.676</text:p>
          </table:table-cell>
          <table:table-cell office:value-type="float" office:value="0.401963294503874" calcext:value-type="float">
            <text:p>0.402</text:p>
          </table:table-cell>
          <table:table-cell office:value-type="float" office:value="0.742202113135868" calcext:value-type="float">
            <text:p>0.742</text:p>
          </table:table-cell>
          <table:table-cell office:value-type="float" office:value="0.675675100999362" calcext:value-type="float">
            <text:p>0.676</text:p>
          </table:table-cell>
          <table:table-cell office:value-type="float" office:value="0.376622938407262" calcext:value-type="float">
            <text:p>0.377</text:p>
          </table:table-cell>
          <table:table-cell office:value-type="float" office:value="0.857665627343901" calcext:value-type="float">
            <text:p>0.858</text:p>
          </table:table-cell>
          <table:table-cell office:value-type="float" office:value="0.675675100999362" calcext:value-type="float">
            <text:p>0.676</text:p>
          </table:table-cell>
          <table:table-cell office:value-type="float" office:value="0.624928104827992" calcext:value-type="float">
            <text:p>0.625</text:p>
          </table:table-cell>
          <table:table-cell office:value-type="float" office:value="0.675675100999362" calcext:value-type="float">
            <text:p>0.676</text:p>
          </table:table-cell>
          <table:table-cell office:value-type="float" office:value="1143949200" calcext:value-type="float">
            <text:p>1143949200.000</text:p>
          </table:table-cell>
          <table:table-cell office:value-type="float" office:value="43000800" calcext:value-type="float">
            <text:p>430008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8843291516054" calcext:value-type="float">
            <text:p>0.679</text:p>
          </table:table-cell>
          <table:table-cell office:value-type="float" office:value="0.405330603041598" calcext:value-type="float">
            <text:p>0.405</text:p>
          </table:table-cell>
          <table:table-cell office:value-type="float" office:value="0.744191745718906" calcext:value-type="float">
            <text:p>0.744</text:p>
          </table:table-cell>
          <table:table-cell office:value-type="float" office:value="0.678843291516054" calcext:value-type="float">
            <text:p>0.679</text:p>
          </table:table-cell>
          <table:table-cell office:value-type="float" office:value="0.378674045160758" calcext:value-type="float">
            <text:p>0.379</text:p>
          </table:table-cell>
          <table:table-cell office:value-type="float" office:value="0.857400835965" calcext:value-type="float">
            <text:p>0.857</text:p>
          </table:table-cell>
          <table:table-cell office:value-type="float" office:value="0.678843291516054" calcext:value-type="float">
            <text:p>0.679</text:p>
          </table:table-cell>
          <table:table-cell office:value-type="float" office:value="0.626403195355837" calcext:value-type="float">
            <text:p>0.626</text:p>
          </table:table-cell>
          <table:table-cell office:value-type="float" office:value="0.678843291516054" calcext:value-type="float">
            <text:p>0.679</text:p>
          </table:table-cell>
          <table:table-cell office:value-type="float" office:value="1125997500" calcext:value-type="float">
            <text:p>1125997500.000</text:p>
          </table:table-cell>
          <table:table-cell office:value-type="float" office:value="42998600" calcext:value-type="float">
            <text:p>429986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5738890070168" calcext:value-type="float">
            <text:p>0.676</text:p>
          </table:table-cell>
          <table:table-cell office:value-type="float" office:value="0.403341427137964" calcext:value-type="float">
            <text:p>0.403</text:p>
          </table:table-cell>
          <table:table-cell office:value-type="float" office:value="0.742629313336616" calcext:value-type="float">
            <text:p>0.743</text:p>
          </table:table-cell>
          <table:table-cell office:value-type="float" office:value="0.675738890070168" calcext:value-type="float">
            <text:p>0.676</text:p>
          </table:table-cell>
          <table:table-cell office:value-type="float" office:value="0.378214714021236" calcext:value-type="float">
            <text:p>0.378</text:p>
          </table:table-cell>
          <table:table-cell office:value-type="float" office:value="0.858691397966248" calcext:value-type="float">
            <text:p>0.859</text:p>
          </table:table-cell>
          <table:table-cell office:value-type="float" office:value="0.675738890070168" calcext:value-type="float">
            <text:p>0.676</text:p>
          </table:table-cell>
          <table:table-cell office:value-type="float" office:value="0.624943546448454" calcext:value-type="float">
            <text:p>0.625</text:p>
          </table:table-cell>
          <table:table-cell office:value-type="float" office:value="0.675738890070168" calcext:value-type="float">
            <text:p>0.676</text:p>
          </table:table-cell>
          <table:table-cell office:value-type="float" office:value="1130968200" calcext:value-type="float">
            <text:p>1130968200.000</text:p>
          </table:table-cell>
          <table:table-cell office:value-type="float" office:value="41999800" calcext:value-type="float">
            <text:p>419998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5462470763343" calcext:value-type="float">
            <text:p>0.675</text:p>
          </table:table-cell>
          <table:table-cell office:value-type="float" office:value="0.406705331462158" calcext:value-type="float">
            <text:p>0.407</text:p>
          </table:table-cell>
          <table:table-cell office:value-type="float" office:value="0.74200061612566" calcext:value-type="float">
            <text:p>0.742</text:p>
          </table:table-cell>
          <table:table-cell office:value-type="float" office:value="0.675462470763343" calcext:value-type="float">
            <text:p>0.675</text:p>
          </table:table-cell>
          <table:table-cell office:value-type="float" office:value="0.380045155837124" calcext:value-type="float">
            <text:p>0.380</text:p>
          </table:table-cell>
          <table:table-cell office:value-type="float" office:value="0.85925417941805" calcext:value-type="float">
            <text:p>0.859</text:p>
          </table:table-cell>
          <table:table-cell office:value-type="float" office:value="0.675462470763343" calcext:value-type="float">
            <text:p>0.675</text:p>
          </table:table-cell>
          <table:table-cell office:value-type="float" office:value="0.639552399587219" calcext:value-type="float">
            <text:p>0.640</text:p>
          </table:table-cell>
          <table:table-cell office:value-type="float" office:value="0.675462470763343" calcext:value-type="float">
            <text:p>0.675</text:p>
          </table:table-cell>
          <table:table-cell office:value-type="float" office:value="1120999800" calcext:value-type="float">
            <text:p>1120999800.000</text:p>
          </table:table-cell>
          <table:table-cell office:value-type="float" office:value="42997400" calcext:value-type="float">
            <text:p>429974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6674463108654" calcext:value-type="float">
            <text:p>0.677</text:p>
          </table:table-cell>
          <table:table-cell office:value-type="float" office:value="0.402470589602134" calcext:value-type="float">
            <text:p>0.402</text:p>
          </table:table-cell>
          <table:table-cell office:value-type="float" office:value="0.742860965957332" calcext:value-type="float">
            <text:p>0.743</text:p>
          </table:table-cell>
          <table:table-cell office:value-type="float" office:value="0.676674463108654" calcext:value-type="float">
            <text:p>0.677</text:p>
          </table:table-cell>
          <table:table-cell office:value-type="float" office:value="0.37713972043422" calcext:value-type="float">
            <text:p>0.377</text:p>
          </table:table-cell>
          <table:table-cell office:value-type="float" office:value="0.857554571601034" calcext:value-type="float">
            <text:p>0.858</text:p>
          </table:table-cell>
          <table:table-cell office:value-type="float" office:value="0.676674463108654" calcext:value-type="float">
            <text:p>0.677</text:p>
          </table:table-cell>
          <table:table-cell office:value-type="float" office:value="0.628223691145384" calcext:value-type="float">
            <text:p>0.628</text:p>
          </table:table-cell>
          <table:table-cell office:value-type="float" office:value="0.676674463108654" calcext:value-type="float">
            <text:p>0.677</text:p>
          </table:table-cell>
          <table:table-cell office:value-type="float" office:value="1113975900" calcext:value-type="float">
            <text:p>1113975900.000</text:p>
          </table:table-cell>
          <table:table-cell office:value-type="float" office:value="49992800" calcext:value-type="float">
            <text:p>499928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4909632149692" calcext:value-type="float">
            <text:p>0.675</text:p>
          </table:table-cell>
          <table:table-cell office:value-type="float" office:value="0.400776257285372" calcext:value-type="float">
            <text:p>0.401</text:p>
          </table:table-cell>
          <table:table-cell office:value-type="float" office:value="0.741693909657761" calcext:value-type="float">
            <text:p>0.742</text:p>
          </table:table-cell>
          <table:table-cell office:value-type="float" office:value="0.674909632149692" calcext:value-type="float">
            <text:p>0.675</text:p>
          </table:table-cell>
          <table:table-cell office:value-type="float" office:value="0.375821809576523" calcext:value-type="float">
            <text:p>0.376</text:p>
          </table:table-cell>
          <table:table-cell office:value-type="float" office:value="0.857357232692277" calcext:value-type="float">
            <text:p>0.857</text:p>
          </table:table-cell>
          <table:table-cell office:value-type="float" office:value="0.674909632149692" calcext:value-type="float">
            <text:p>0.675</text:p>
          </table:table-cell>
          <table:table-cell office:value-type="float" office:value="0.611090731427078" calcext:value-type="float">
            <text:p>0.611</text:p>
          </table:table-cell>
          <table:table-cell office:value-type="float" office:value="0.674909632149692" calcext:value-type="float">
            <text:p>0.675</text:p>
          </table:table-cell>
          <table:table-cell office:value-type="float" office:value="1245998000" calcext:value-type="float">
            <text:p>1245998000.000</text:p>
          </table:table-cell>
          <table:table-cell office:value-type="float" office:value="47000900" calcext:value-type="float">
            <text:p>470009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676123750797363" calcext:value-type="float">
            <text:p>0.676</text:p>
          </table:table-cell>
          <table:table-cell table:formula="of:=AVERAGE([.C2:.C11])" office:value-type="float" office:value="0.403733256643673" calcext:value-type="float">
            <text:p>0.404</text:p>
          </table:table-cell>
          <table:table-cell table:formula="of:=AVERAGE([.D2:.D11])" office:value-type="float" office:value="0.742642852342747" calcext:value-type="float">
            <text:p>0.743</text:p>
          </table:table-cell>
          <table:table-cell table:formula="of:=AVERAGE([.E2:.E11])" office:value-type="float" office:value="0.676123750797363" calcext:value-type="float">
            <text:p>0.676</text:p>
          </table:table-cell>
          <table:table-cell table:formula="of:=AVERAGE([.F2:.F11])" office:value-type="float" office:value="0.378167626540184" calcext:value-type="float">
            <text:p>0.378</text:p>
          </table:table-cell>
          <table:table-cell table:formula="of:=AVERAGE([.G2:.G11])" office:value-type="float" office:value="0.858146373790779" calcext:value-type="float">
            <text:p>0.858</text:p>
          </table:table-cell>
          <table:table-cell table:formula="of:=AVERAGE([.H2:.H11])" office:value-type="float" office:value="0.676123750797363" calcext:value-type="float">
            <text:p>0.676</text:p>
          </table:table-cell>
          <table:table-cell table:formula="of:=AVERAGE([.I2:.I11])" office:value-type="float" office:value="0.62718905624521" calcext:value-type="float">
            <text:p>0.627</text:p>
          </table:table-cell>
          <table:table-cell table:formula="of:=AVERAGE([.J2:.J11])" office:value-type="float" office:value="0.676123750797363" calcext:value-type="float">
            <text:p>0.676</text:p>
          </table:table-cell>
          <table:table-cell table:formula="of:=AVERAGE([.K2:.K11])" office:value-type="float" office:value="1147277800" calcext:value-type="float">
            <text:p>1147277800.000</text:p>
          </table:table-cell>
          <table:table-cell table:formula="of:=AVERAGE([.L2:.L11])" office:value-type="float" office:value="45798530" calcext:value-type="float">
            <text:p>45798530.000</text:p>
          </table:table-cell>
          <table:table-cell table:formula="of:=AVERAGE([.M2:.M11])" office:value-type="float" office:value="11691" calcext:value-type="float">
            <text:p>11691.000</text:p>
          </table:table-cell>
          <table:table-cell table:formula="of:=AVERAGE([.N2:.N11])"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1.1472778" calcext:value-type="float">
            <text:p>1.147</text:p>
          </table:table-cell>
          <table:table-cell table:formula="of:=([.L13]/1000000000)" office:value-type="float" office:value="0.04579853" calcext:value-type="float">
            <text:p>0.04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92113653084819" calcext:value-type="float">
            <text:p>0.692</text:p>
          </table:table-cell>
          <table:table-cell office:value-type="float" office:value="0.397007650611141" calcext:value-type="float">
            <text:p>0.397</text:p>
          </table:table-cell>
          <table:table-cell office:value-type="float" office:value="0.757537139446686" calcext:value-type="float">
            <text:p>0.758</text:p>
          </table:table-cell>
          <table:table-cell office:value-type="float" office:value="0.692113653084819" calcext:value-type="float">
            <text:p>0.692</text:p>
          </table:table-cell>
          <table:table-cell office:value-type="float" office:value="0.365330837869978" calcext:value-type="float">
            <text:p>0.365</text:p>
          </table:table-cell>
          <table:table-cell office:value-type="float" office:value="0.872518297481724" calcext:value-type="float">
            <text:p>0.873</text:p>
          </table:table-cell>
          <table:table-cell office:value-type="float" office:value="0.692113653084819" calcext:value-type="float">
            <text:p>0.692</text:p>
          </table:table-cell>
          <table:table-cell office:value-type="float" office:value="0.637709442496628" calcext:value-type="float">
            <text:p>0.638</text:p>
          </table:table-cell>
          <table:table-cell office:value-type="float" office:value="0.692113653084819" calcext:value-type="float">
            <text:p>0.692</text:p>
          </table:table-cell>
          <table:table-cell office:value-type="float" office:value="1391993600" calcext:value-type="float">
            <text:p>1391993600.000</text:p>
          </table:table-cell>
          <table:table-cell office:value-type="float" office:value="55000100" calcext:value-type="float">
            <text:p>550001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89521073468101" calcext:value-type="float">
            <text:p>0.690</text:p>
          </table:table-cell>
          <table:table-cell office:value-type="float" office:value="0.396425872994318" calcext:value-type="float">
            <text:p>0.396</text:p>
          </table:table-cell>
          <table:table-cell office:value-type="float" office:value="0.755789491593007" calcext:value-type="float">
            <text:p>0.756</text:p>
          </table:table-cell>
          <table:table-cell office:value-type="float" office:value="0.689521073468101" calcext:value-type="float">
            <text:p>0.690</text:p>
          </table:table-cell>
          <table:table-cell office:value-type="float" office:value="0.36505607572602" calcext:value-type="float">
            <text:p>0.365</text:p>
          </table:table-cell>
          <table:table-cell office:value-type="float" office:value="0.873062753707863" calcext:value-type="float">
            <text:p>0.873</text:p>
          </table:table-cell>
          <table:table-cell office:value-type="float" office:value="0.689521073468101" calcext:value-type="float">
            <text:p>0.690</text:p>
          </table:table-cell>
          <table:table-cell office:value-type="float" office:value="0.63927693955152" calcext:value-type="float">
            <text:p>0.639</text:p>
          </table:table-cell>
          <table:table-cell office:value-type="float" office:value="0.689521073468101" calcext:value-type="float">
            <text:p>0.690</text:p>
          </table:table-cell>
          <table:table-cell office:value-type="float" office:value="1263972400" calcext:value-type="float">
            <text:p>1263972400.000</text:p>
          </table:table-cell>
          <table:table-cell office:value-type="float" office:value="51995800" calcext:value-type="float">
            <text:p>519958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8971376519637" calcext:value-type="float">
            <text:p>0.690</text:p>
          </table:table-cell>
          <table:table-cell office:value-type="float" office:value="0.395763209813078" calcext:value-type="float">
            <text:p>0.396</text:p>
          </table:table-cell>
          <table:table-cell office:value-type="float" office:value="0.755615038536215" calcext:value-type="float">
            <text:p>0.756</text:p>
          </table:table-cell>
          <table:table-cell office:value-type="float" office:value="0.68971376519637" calcext:value-type="float">
            <text:p>0.690</text:p>
          </table:table-cell>
          <table:table-cell office:value-type="float" office:value="0.363954995436214" calcext:value-type="float">
            <text:p>0.364</text:p>
          </table:table-cell>
          <table:table-cell office:value-type="float" office:value="0.872892423794881" calcext:value-type="float">
            <text:p>0.873</text:p>
          </table:table-cell>
          <table:table-cell office:value-type="float" office:value="0.68971376519637" calcext:value-type="float">
            <text:p>0.690</text:p>
          </table:table-cell>
          <table:table-cell office:value-type="float" office:value="0.64410297831129" calcext:value-type="float">
            <text:p>0.644</text:p>
          </table:table-cell>
          <table:table-cell office:value-type="float" office:value="0.68971376519637" calcext:value-type="float">
            <text:p>0.690</text:p>
          </table:table-cell>
          <table:table-cell office:value-type="float" office:value="1784000900" calcext:value-type="float">
            <text:p>1784000900.000</text:p>
          </table:table-cell>
          <table:table-cell office:value-type="float" office:value="55996700" calcext:value-type="float">
            <text:p>559967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90992537574887" calcext:value-type="float">
            <text:p>0.691</text:p>
          </table:table-cell>
          <table:table-cell office:value-type="float" office:value="0.396439774154966" calcext:value-type="float">
            <text:p>0.396</text:p>
          </table:table-cell>
          <table:table-cell office:value-type="float" office:value="0.756660828715945" calcext:value-type="float">
            <text:p>0.757</text:p>
          </table:table-cell>
          <table:table-cell office:value-type="float" office:value="0.690992537574887" calcext:value-type="float">
            <text:p>0.691</text:p>
          </table:table-cell>
          <table:table-cell office:value-type="float" office:value="0.364719724941929" calcext:value-type="float">
            <text:p>0.365</text:p>
          </table:table-cell>
          <table:table-cell office:value-type="float" office:value="0.872510959218408" calcext:value-type="float">
            <text:p>0.873</text:p>
          </table:table-cell>
          <table:table-cell office:value-type="float" office:value="0.690992537574887" calcext:value-type="float">
            <text:p>0.691</text:p>
          </table:table-cell>
          <table:table-cell office:value-type="float" office:value="0.638308034139081" calcext:value-type="float">
            <text:p>0.638</text:p>
          </table:table-cell>
          <table:table-cell office:value-type="float" office:value="0.690992537574887" calcext:value-type="float">
            <text:p>0.691</text:p>
          </table:table-cell>
          <table:table-cell office:value-type="float" office:value="1321999800" calcext:value-type="float">
            <text:p>1321999800.000</text:p>
          </table:table-cell>
          <table:table-cell office:value-type="float" office:value="57999000" calcext:value-type="float">
            <text:p>579990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89766317485898" calcext:value-type="float">
            <text:p>0.690</text:p>
          </table:table-cell>
          <table:table-cell office:value-type="float" office:value="0.394489198792988" calcext:value-type="float">
            <text:p>0.394</text:p>
          </table:table-cell>
          <table:table-cell office:value-type="float" office:value="0.755847530926092" calcext:value-type="float">
            <text:p>0.756</text:p>
          </table:table-cell>
          <table:table-cell office:value-type="float" office:value="0.689766317485898" calcext:value-type="float">
            <text:p>0.690</text:p>
          </table:table-cell>
          <table:table-cell office:value-type="float" office:value="0.363479679294881" calcext:value-type="float">
            <text:p>0.363</text:p>
          </table:table-cell>
          <table:table-cell office:value-type="float" office:value="0.872301029779428" calcext:value-type="float">
            <text:p>0.872</text:p>
          </table:table-cell>
          <table:table-cell office:value-type="float" office:value="0.689766317485898" calcext:value-type="float">
            <text:p>0.690</text:p>
          </table:table-cell>
          <table:table-cell office:value-type="float" office:value="0.634288316425216" calcext:value-type="float">
            <text:p>0.634</text:p>
          </table:table-cell>
          <table:table-cell office:value-type="float" office:value="0.689766317485898" calcext:value-type="float">
            <text:p>0.690</text:p>
          </table:table-cell>
          <table:table-cell office:value-type="float" office:value="1270003700" calcext:value-type="float">
            <text:p>1270003700.000</text:p>
          </table:table-cell>
          <table:table-cell office:value-type="float" office:value="51996900" calcext:value-type="float">
            <text:p>51996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91903443926707" calcext:value-type="float">
            <text:p>0.692</text:p>
          </table:table-cell>
          <table:table-cell office:value-type="float" office:value="0.399171221190489" calcext:value-type="float">
            <text:p>0.399</text:p>
          </table:table-cell>
          <table:table-cell office:value-type="float" office:value="0.757402871047153" calcext:value-type="float">
            <text:p>0.757</text:p>
          </table:table-cell>
          <table:table-cell office:value-type="float" office:value="0.691903443926707" calcext:value-type="float">
            <text:p>0.692</text:p>
          </table:table-cell>
          <table:table-cell office:value-type="float" office:value="0.366948550192968" calcext:value-type="float">
            <text:p>0.367</text:p>
          </table:table-cell>
          <table:table-cell office:value-type="float" office:value="0.873323674140466" calcext:value-type="float">
            <text:p>0.873</text:p>
          </table:table-cell>
          <table:table-cell office:value-type="float" office:value="0.691903443926707" calcext:value-type="float">
            <text:p>0.692</text:p>
          </table:table-cell>
          <table:table-cell office:value-type="float" office:value="0.647817735231271" calcext:value-type="float">
            <text:p>0.648</text:p>
          </table:table-cell>
          <table:table-cell office:value-type="float" office:value="0.691903443926707" calcext:value-type="float">
            <text:p>0.692</text:p>
          </table:table-cell>
          <table:table-cell office:value-type="float" office:value="1282002400" calcext:value-type="float">
            <text:p>1282002400.000</text:p>
          </table:table-cell>
          <table:table-cell office:value-type="float" office:value="51997400" calcext:value-type="float">
            <text:p>51997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89836387205269" calcext:value-type="float">
            <text:p>0.690</text:p>
          </table:table-cell>
          <table:table-cell office:value-type="float" office:value="0.39661408223101" calcext:value-type="float">
            <text:p>0.397</text:p>
          </table:table-cell>
          <table:table-cell office:value-type="float" office:value="0.756136927311446" calcext:value-type="float">
            <text:p>0.756</text:p>
          </table:table-cell>
          <table:table-cell office:value-type="float" office:value="0.689836387205269" calcext:value-type="float">
            <text:p>0.690</text:p>
          </table:table-cell>
          <table:table-cell office:value-type="float" office:value="0.365191087121075" calcext:value-type="float">
            <text:p>0.365</text:p>
          </table:table-cell>
          <table:table-cell office:value-type="float" office:value="0.873716881642881" calcext:value-type="float">
            <text:p>0.874</text:p>
          </table:table-cell>
          <table:table-cell office:value-type="float" office:value="0.689836387205269" calcext:value-type="float">
            <text:p>0.690</text:p>
          </table:table-cell>
          <table:table-cell office:value-type="float" office:value="0.644828535102209" calcext:value-type="float">
            <text:p>0.645</text:p>
          </table:table-cell>
          <table:table-cell office:value-type="float" office:value="0.689836387205269" calcext:value-type="float">
            <text:p>0.690</text:p>
          </table:table-cell>
          <table:table-cell office:value-type="float" office:value="1299998600" calcext:value-type="float">
            <text:p>1299998600.000</text:p>
          </table:table-cell>
          <table:table-cell office:value-type="float" office:value="52000900" calcext:value-type="float">
            <text:p>52000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9172826962828" calcext:value-type="float">
            <text:p>0.692</text:p>
          </table:table-cell>
          <table:table-cell office:value-type="float" office:value="0.395905946478851" calcext:value-type="float">
            <text:p>0.396</text:p>
          </table:table-cell>
          <table:table-cell office:value-type="float" office:value="0.757432240764037" calcext:value-type="float">
            <text:p>0.757</text:p>
          </table:table-cell>
          <table:table-cell office:value-type="float" office:value="0.69172826962828" calcext:value-type="float">
            <text:p>0.692</text:p>
          </table:table-cell>
          <table:table-cell office:value-type="float" office:value="0.364661529260001" calcext:value-type="float">
            <text:p>0.365</text:p>
          </table:table-cell>
          <table:table-cell office:value-type="float" office:value="0.872781606059453" calcext:value-type="float">
            <text:p>0.873</text:p>
          </table:table-cell>
          <table:table-cell office:value-type="float" office:value="0.69172826962828" calcext:value-type="float">
            <text:p>0.692</text:p>
          </table:table-cell>
          <table:table-cell office:value-type="float" office:value="0.636904486423559" calcext:value-type="float">
            <text:p>0.637</text:p>
          </table:table-cell>
          <table:table-cell office:value-type="float" office:value="0.69172826962828" calcext:value-type="float">
            <text:p>0.692</text:p>
          </table:table-cell>
          <table:table-cell office:value-type="float" office:value="1248945900" calcext:value-type="float">
            <text:p>1248945900.000</text:p>
          </table:table-cell>
          <table:table-cell office:value-type="float" office:value="49999100" calcext:value-type="float">
            <text:p>499991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92709245699471" calcext:value-type="float">
            <text:p>0.693</text:p>
          </table:table-cell>
          <table:table-cell office:value-type="float" office:value="0.398539101849123" calcext:value-type="float">
            <text:p>0.399</text:p>
          </table:table-cell>
          <table:table-cell office:value-type="float" office:value="0.75810844558002" calcext:value-type="float">
            <text:p>0.758</text:p>
          </table:table-cell>
          <table:table-cell office:value-type="float" office:value="0.692709245699471" calcext:value-type="float">
            <text:p>0.693</text:p>
          </table:table-cell>
          <table:table-cell office:value-type="float" office:value="0.366564732764875" calcext:value-type="float">
            <text:p>0.367</text:p>
          </table:table-cell>
          <table:table-cell office:value-type="float" office:value="0.873066907269126" calcext:value-type="float">
            <text:p>0.873</text:p>
          </table:table-cell>
          <table:table-cell office:value-type="float" office:value="0.692709245699471" calcext:value-type="float">
            <text:p>0.693</text:p>
          </table:table-cell>
          <table:table-cell office:value-type="float" office:value="0.643850052162495" calcext:value-type="float">
            <text:p>0.644</text:p>
          </table:table-cell>
          <table:table-cell office:value-type="float" office:value="0.692709245699471" calcext:value-type="float">
            <text:p>0.693</text:p>
          </table:table-cell>
          <table:table-cell office:value-type="float" office:value="1293000100" calcext:value-type="float">
            <text:p>1293000100.000</text:p>
          </table:table-cell>
          <table:table-cell office:value-type="float" office:value="53998700" calcext:value-type="float">
            <text:p>539987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91710752198437" calcext:value-type="float">
            <text:p>0.692</text:p>
          </table:table-cell>
          <table:table-cell office:value-type="float" office:value="0.3965543375155" calcext:value-type="float">
            <text:p>0.397</text:p>
          </table:table-cell>
          <table:table-cell office:value-type="float" office:value="0.757402680245291" calcext:value-type="float">
            <text:p>0.757</text:p>
          </table:table-cell>
          <table:table-cell office:value-type="float" office:value="0.691710752198437" calcext:value-type="float">
            <text:p>0.692</text:p>
          </table:table-cell>
          <table:table-cell office:value-type="float" office:value="0.365133970610721" calcext:value-type="float">
            <text:p>0.365</text:p>
          </table:table-cell>
          <table:table-cell office:value-type="float" office:value="0.872556745286922" calcext:value-type="float">
            <text:p>0.873</text:p>
          </table:table-cell>
          <table:table-cell office:value-type="float" office:value="0.691710752198437" calcext:value-type="float">
            <text:p>0.692</text:p>
          </table:table-cell>
          <table:table-cell office:value-type="float" office:value="0.63667943036137" calcext:value-type="float">
            <text:p>0.637</text:p>
          </table:table-cell>
          <table:table-cell office:value-type="float" office:value="0.691710752198437" calcext:value-type="float">
            <text:p>0.692</text:p>
          </table:table-cell>
          <table:table-cell office:value-type="float" office:value="1325000200" calcext:value-type="float">
            <text:p>1325000200.000</text:p>
          </table:table-cell>
          <table:table-cell office:value-type="float" office:value="51998300" calcext:value-type="float">
            <text:p>519983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690999544546824" calcext:value-type="float">
            <text:p>0.691</text:p>
          </table:table-cell>
          <table:table-cell table:formula="of:=AVERAGE([.C19:.C28])" office:value-type="float" office:value="0.396691039563146" calcext:value-type="float">
            <text:p>0.397</text:p>
          </table:table-cell>
          <table:table-cell table:formula="of:=AVERAGE([.D19:.D28])" office:value-type="float" office:value="0.756793319416589" calcext:value-type="float">
            <text:p>0.757</text:p>
          </table:table-cell>
          <table:table-cell table:formula="of:=AVERAGE([.E19:.E28])" office:value-type="float" office:value="0.690999544546824" calcext:value-type="float">
            <text:p>0.691</text:p>
          </table:table-cell>
          <table:table-cell table:formula="of:=AVERAGE([.F19:.F28])" office:value-type="float" office:value="0.365104118321866" calcext:value-type="float">
            <text:p>0.365</text:p>
          </table:table-cell>
          <table:table-cell table:formula="of:=AVERAGE([.G19:.G28])" office:value-type="float" office:value="0.872873127838115" calcext:value-type="float">
            <text:p>0.873</text:p>
          </table:table-cell>
          <table:table-cell table:formula="of:=AVERAGE([.H19:.H28])" office:value-type="float" office:value="0.690999544546824" calcext:value-type="float">
            <text:p>0.691</text:p>
          </table:table-cell>
          <table:table-cell table:formula="of:=AVERAGE([.I19:.I28])" office:value-type="float" office:value="0.640376595020464" calcext:value-type="float">
            <text:p>0.640</text:p>
          </table:table-cell>
          <table:table-cell table:formula="of:=AVERAGE([.J19:.J28])" office:value-type="float" office:value="0.690999544546824" calcext:value-type="float">
            <text:p>0.691</text:p>
          </table:table-cell>
          <table:table-cell table:formula="of:=AVERAGE([.K19:.K28])" office:value-type="float" office:value="1348091760" calcext:value-type="float">
            <text:p>1348091760.000</text:p>
          </table:table-cell>
          <table:table-cell table:formula="of:=AVERAGE([.L19:.L28])" office:value-type="float" office:value="53298290" calcext:value-type="float">
            <text:p>53298290.000</text:p>
          </table:table-cell>
          <table:table-cell table:formula="of:=AVERAGE([.M19:.M28])" office:value-type="float" office:value="14184" calcext:value-type="float">
            <text:p>14184.000</text:p>
          </table:table-cell>
          <table:table-cell table:formula="of:=AVERAGE([.N19:.N28])"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1.34809176" calcext:value-type="float">
            <text:p>1.348</text:p>
          </table:table-cell>
          <table:table-cell table:formula="of:=([.L30]/1000000000)" office:value-type="float" office:value="0.05329829" calcext:value-type="float">
            <text:p>0.05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4001422233215" calcext:value-type="float">
            <text:p>0.684</text:p>
          </table:table-cell>
          <table:table-cell office:value-type="float" office:value="0.37148776706973" calcext:value-type="float">
            <text:p>0.371</text:p>
          </table:table-cell>
          <table:table-cell office:value-type="float" office:value="0.755386374206012" calcext:value-type="float">
            <text:p>0.755</text:p>
          </table:table-cell>
          <table:table-cell office:value-type="float" office:value="0.684001422233215" calcext:value-type="float">
            <text:p>0.684</text:p>
          </table:table-cell>
          <table:table-cell office:value-type="float" office:value="0.343785302312202" calcext:value-type="float">
            <text:p>0.344</text:p>
          </table:table-cell>
          <table:table-cell office:value-type="float" office:value="0.880729001043936" calcext:value-type="float">
            <text:p>0.881</text:p>
          </table:table-cell>
          <table:table-cell office:value-type="float" office:value="0.684001422233215" calcext:value-type="float">
            <text:p>0.684</text:p>
          </table:table-cell>
          <table:table-cell office:value-type="float" office:value="0.627485223478658" calcext:value-type="float">
            <text:p>0.627</text:p>
          </table:table-cell>
          <table:table-cell office:value-type="float" office:value="0.684001422233215" calcext:value-type="float">
            <text:p>0.684</text:p>
          </table:table-cell>
          <table:table-cell office:value-type="float" office:value="1455966300" calcext:value-type="float">
            <text:p>1455966300.000</text:p>
          </table:table-cell>
          <table:table-cell office:value-type="float" office:value="63000000" calcext:value-type="float">
            <text:p>63000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6304821679781" calcext:value-type="float">
            <text:p>0.686</text:p>
          </table:table-cell>
          <table:table-cell office:value-type="float" office:value="0.372894608468618" calcext:value-type="float">
            <text:p>0.373</text:p>
          </table:table-cell>
          <table:table-cell office:value-type="float" office:value="0.756999032626639" calcext:value-type="float">
            <text:p>0.757</text:p>
          </table:table-cell>
          <table:table-cell office:value-type="float" office:value="0.686304821679781" calcext:value-type="float">
            <text:p>0.686</text:p>
          </table:table-cell>
          <table:table-cell office:value-type="float" office:value="0.344800307904071" calcext:value-type="float">
            <text:p>0.345</text:p>
          </table:table-cell>
          <table:table-cell office:value-type="float" office:value="0.880746622837784" calcext:value-type="float">
            <text:p>0.881</text:p>
          </table:table-cell>
          <table:table-cell office:value-type="float" office:value="0.686304821679781" calcext:value-type="float">
            <text:p>0.686</text:p>
          </table:table-cell>
          <table:table-cell office:value-type="float" office:value="0.625024852079449" calcext:value-type="float">
            <text:p>0.625</text:p>
          </table:table-cell>
          <table:table-cell office:value-type="float" office:value="0.686304821679781" calcext:value-type="float">
            <text:p>0.686</text:p>
          </table:table-cell>
          <table:table-cell office:value-type="float" office:value="1362970000" calcext:value-type="float">
            <text:p>1362970000.000</text:p>
          </table:table-cell>
          <table:table-cell office:value-type="float" office:value="58997100" calcext:value-type="float">
            <text:p>589971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4542489217308" calcext:value-type="float">
            <text:p>0.685</text:p>
          </table:table-cell>
          <table:table-cell office:value-type="float" office:value="0.372646443053886" calcext:value-type="float">
            <text:p>0.373</text:p>
          </table:table-cell>
          <table:table-cell office:value-type="float" office:value="0.755915013627078" calcext:value-type="float">
            <text:p>0.756</text:p>
          </table:table-cell>
          <table:table-cell office:value-type="float" office:value="0.684542489217308" calcext:value-type="float">
            <text:p>0.685</text:p>
          </table:table-cell>
          <table:table-cell office:value-type="float" office:value="0.344682094693359" calcext:value-type="float">
            <text:p>0.345</text:p>
          </table:table-cell>
          <table:table-cell office:value-type="float" office:value="0.881768082899059" calcext:value-type="float">
            <text:p>0.882</text:p>
          </table:table-cell>
          <table:table-cell office:value-type="float" office:value="0.684542489217308" calcext:value-type="float">
            <text:p>0.685</text:p>
          </table:table-cell>
          <table:table-cell office:value-type="float" office:value="0.628065577970266" calcext:value-type="float">
            <text:p>0.628</text:p>
          </table:table-cell>
          <table:table-cell office:value-type="float" office:value="0.684542489217308" calcext:value-type="float">
            <text:p>0.685</text:p>
          </table:table-cell>
          <table:table-cell office:value-type="float" office:value="1352998100" calcext:value-type="float">
            <text:p>1352998100.000</text:p>
          </table:table-cell>
          <table:table-cell office:value-type="float" office:value="58999600" calcext:value-type="float">
            <text:p>58999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2579189017886" calcext:value-type="float">
            <text:p>0.683</text:p>
          </table:table-cell>
          <table:table-cell office:value-type="float" office:value="0.368968605178875" calcext:value-type="float">
            <text:p>0.369</text:p>
          </table:table-cell>
          <table:table-cell office:value-type="float" office:value="0.754274079656517" calcext:value-type="float">
            <text:p>0.754</text:p>
          </table:table-cell>
          <table:table-cell office:value-type="float" office:value="0.682579189017886" calcext:value-type="float">
            <text:p>0.683</text:p>
          </table:table-cell>
          <table:table-cell office:value-type="float" office:value="0.341980194118655" calcext:value-type="float">
            <text:p>0.342</text:p>
          </table:table-cell>
          <table:table-cell office:value-type="float" office:value="0.880252973365215" calcext:value-type="float">
            <text:p>0.880</text:p>
          </table:table-cell>
          <table:table-cell office:value-type="float" office:value="0.682579189017886" calcext:value-type="float">
            <text:p>0.683</text:p>
          </table:table-cell>
          <table:table-cell office:value-type="float" office:value="0.61398221754027" calcext:value-type="float">
            <text:p>0.614</text:p>
          </table:table-cell>
          <table:table-cell office:value-type="float" office:value="0.682579189017886" calcext:value-type="float">
            <text:p>0.683</text:p>
          </table:table-cell>
          <table:table-cell office:value-type="float" office:value="1446000700" calcext:value-type="float">
            <text:p>1446000700.000</text:p>
          </table:table-cell>
          <table:table-cell office:value-type="float" office:value="63007200" calcext:value-type="float">
            <text:p>630072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3754077326202" calcext:value-type="float">
            <text:p>0.684</text:p>
          </table:table-cell>
          <table:table-cell office:value-type="float" office:value="0.373348655109546" calcext:value-type="float">
            <text:p>0.373</text:p>
          </table:table-cell>
          <table:table-cell office:value-type="float" office:value="0.755191310312887" calcext:value-type="float">
            <text:p>0.755</text:p>
          </table:table-cell>
          <table:table-cell office:value-type="float" office:value="0.683754077326202" calcext:value-type="float">
            <text:p>0.684</text:p>
          </table:table-cell>
          <table:table-cell office:value-type="float" office:value="0.345052365370457" calcext:value-type="float">
            <text:p>0.345</text:p>
          </table:table-cell>
          <table:table-cell office:value-type="float" office:value="0.881528942209101" calcext:value-type="float">
            <text:p>0.882</text:p>
          </table:table-cell>
          <table:table-cell office:value-type="float" office:value="0.683754077326202" calcext:value-type="float">
            <text:p>0.684</text:p>
          </table:table-cell>
          <table:table-cell office:value-type="float" office:value="0.635526106551611" calcext:value-type="float">
            <text:p>0.636</text:p>
          </table:table-cell>
          <table:table-cell office:value-type="float" office:value="0.683754077326202" calcext:value-type="float">
            <text:p>0.684</text:p>
          </table:table-cell>
          <table:table-cell office:value-type="float" office:value="1369994000" calcext:value-type="float">
            <text:p>1369994000.000</text:p>
          </table:table-cell>
          <table:table-cell office:value-type="float" office:value="60999100" calcext:value-type="float">
            <text:p>609991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3614945816006" calcext:value-type="float">
            <text:p>0.684</text:p>
          </table:table-cell>
          <table:table-cell office:value-type="float" office:value="0.370647666169907" calcext:value-type="float">
            <text:p>0.371</text:p>
          </table:table-cell>
          <table:table-cell office:value-type="float" office:value="0.755434745133016" calcext:value-type="float">
            <text:p>0.755</text:p>
          </table:table-cell>
          <table:table-cell office:value-type="float" office:value="0.683614945816006" calcext:value-type="float">
            <text:p>0.684</text:p>
          </table:table-cell>
          <table:table-cell office:value-type="float" office:value="0.343634218649494" calcext:value-type="float">
            <text:p>0.344</text:p>
          </table:table-cell>
          <table:table-cell office:value-type="float" office:value="0.881558392815443" calcext:value-type="float">
            <text:p>0.882</text:p>
          </table:table-cell>
          <table:table-cell office:value-type="float" office:value="0.683614945816006" calcext:value-type="float">
            <text:p>0.684</text:p>
          </table:table-cell>
          <table:table-cell office:value-type="float" office:value="0.624497635555956" calcext:value-type="float">
            <text:p>0.624</text:p>
          </table:table-cell>
          <table:table-cell office:value-type="float" office:value="0.683614945816006" calcext:value-type="float">
            <text:p>0.684</text:p>
          </table:table-cell>
          <table:table-cell office:value-type="float" office:value="1369967600" calcext:value-type="float">
            <text:p>1369967600.000</text:p>
          </table:table-cell>
          <table:table-cell office:value-type="float" office:value="59999000" calcext:value-type="float">
            <text:p>59999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2888370151653" calcext:value-type="float">
            <text:p>0.683</text:p>
          </table:table-cell>
          <table:table-cell office:value-type="float" office:value="0.372012375776279" calcext:value-type="float">
            <text:p>0.372</text:p>
          </table:table-cell>
          <table:table-cell office:value-type="float" office:value="0.754651606384914" calcext:value-type="float">
            <text:p>0.755</text:p>
          </table:table-cell>
          <table:table-cell office:value-type="float" office:value="0.682888370151653" calcext:value-type="float">
            <text:p>0.683</text:p>
          </table:table-cell>
          <table:table-cell office:value-type="float" office:value="0.344351027861852" calcext:value-type="float">
            <text:p>0.344</text:p>
          </table:table-cell>
          <table:table-cell office:value-type="float" office:value="0.881227267702579" calcext:value-type="float">
            <text:p>0.881</text:p>
          </table:table-cell>
          <table:table-cell office:value-type="float" office:value="0.682888370151653" calcext:value-type="float">
            <text:p>0.683</text:p>
          </table:table-cell>
          <table:table-cell office:value-type="float" office:value="0.632729330524134" calcext:value-type="float">
            <text:p>0.633</text:p>
          </table:table-cell>
          <table:table-cell office:value-type="float" office:value="0.682888370151653" calcext:value-type="float">
            <text:p>0.683</text:p>
          </table:table-cell>
          <table:table-cell office:value-type="float" office:value="1320966500" calcext:value-type="float">
            <text:p>1320966500.000</text:p>
          </table:table-cell>
          <table:table-cell office:value-type="float" office:value="57998300" calcext:value-type="float">
            <text:p>579983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2795615811523" calcext:value-type="float">
            <text:p>0.683</text:p>
          </table:table-cell>
          <table:table-cell office:value-type="float" office:value="0.371825464338481" calcext:value-type="float">
            <text:p>0.372</text:p>
          </table:table-cell>
          <table:table-cell office:value-type="float" office:value="0.75479199929918" calcext:value-type="float">
            <text:p>0.755</text:p>
          </table:table-cell>
          <table:table-cell office:value-type="float" office:value="0.682795615811523" calcext:value-type="float">
            <text:p>0.683</text:p>
          </table:table-cell>
          <table:table-cell office:value-type="float" office:value="0.344644860533436" calcext:value-type="float">
            <text:p>0.345</text:p>
          </table:table-cell>
          <table:table-cell office:value-type="float" office:value="0.881489858770876" calcext:value-type="float">
            <text:p>0.881</text:p>
          </table:table-cell>
          <table:table-cell office:value-type="float" office:value="0.682795615811523" calcext:value-type="float">
            <text:p>0.683</text:p>
          </table:table-cell>
          <table:table-cell office:value-type="float" office:value="0.63363818125371" calcext:value-type="float">
            <text:p>0.634</text:p>
          </table:table-cell>
          <table:table-cell office:value-type="float" office:value="0.682795615811523" calcext:value-type="float">
            <text:p>0.683</text:p>
          </table:table-cell>
          <table:table-cell office:value-type="float" office:value="1448998500" calcext:value-type="float">
            <text:p>1448998500.000</text:p>
          </table:table-cell>
          <table:table-cell office:value-type="float" office:value="58000200" calcext:value-type="float">
            <text:p>580002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2996583548472" calcext:value-type="float">
            <text:p>0.683</text:p>
          </table:table-cell>
          <table:table-cell office:value-type="float" office:value="0.372586082919399" calcext:value-type="float">
            <text:p>0.373</text:p>
          </table:table-cell>
          <table:table-cell office:value-type="float" office:value="0.754883898538628" calcext:value-type="float">
            <text:p>0.755</text:p>
          </table:table-cell>
          <table:table-cell office:value-type="float" office:value="0.682996583548472" calcext:value-type="float">
            <text:p>0.683</text:p>
          </table:table-cell>
          <table:table-cell office:value-type="float" office:value="0.344836709072077" calcext:value-type="float">
            <text:p>0.345</text:p>
          </table:table-cell>
          <table:table-cell office:value-type="float" office:value="0.881998737411799" calcext:value-type="float">
            <text:p>0.882</text:p>
          </table:table-cell>
          <table:table-cell office:value-type="float" office:value="0.682996583548472" calcext:value-type="float">
            <text:p>0.683</text:p>
          </table:table-cell>
          <table:table-cell office:value-type="float" office:value="0.636141285958367" calcext:value-type="float">
            <text:p>0.636</text:p>
          </table:table-cell>
          <table:table-cell office:value-type="float" office:value="0.682996583548472" calcext:value-type="float">
            <text:p>0.683</text:p>
          </table:table-cell>
          <table:table-cell office:value-type="float" office:value="1647001400" calcext:value-type="float">
            <text:p>1647001400.000</text:p>
          </table:table-cell>
          <table:table-cell office:value-type="float" office:value="63997200" calcext:value-type="float">
            <text:p>639972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5176310541531" calcext:value-type="float">
            <text:p>0.685</text:p>
          </table:table-cell>
          <table:table-cell office:value-type="float" office:value="0.373093580163455" calcext:value-type="float">
            <text:p>0.373</text:p>
          </table:table-cell>
          <table:table-cell office:value-type="float" office:value="0.756136906918469" calcext:value-type="float">
            <text:p>0.756</text:p>
          </table:table-cell>
          <table:table-cell office:value-type="float" office:value="0.685176310541531" calcext:value-type="float">
            <text:p>0.685</text:p>
          </table:table-cell>
          <table:table-cell office:value-type="float" office:value="0.345077900106589" calcext:value-type="float">
            <text:p>0.345</text:p>
          </table:table-cell>
          <table:table-cell office:value-type="float" office:value="0.880810117966751" calcext:value-type="float">
            <text:p>0.881</text:p>
          </table:table-cell>
          <table:table-cell office:value-type="float" office:value="0.685176310541531" calcext:value-type="float">
            <text:p>0.685</text:p>
          </table:table-cell>
          <table:table-cell office:value-type="float" office:value="0.62720740535536" calcext:value-type="float">
            <text:p>0.627</text:p>
          </table:table-cell>
          <table:table-cell office:value-type="float" office:value="0.685176310541531" calcext:value-type="float">
            <text:p>0.685</text:p>
          </table:table-cell>
          <table:table-cell office:value-type="float" office:value="1466967100" calcext:value-type="float">
            <text:p>1466967100.000</text:p>
          </table:table-cell>
          <table:table-cell office:value-type="float" office:value="75014600" calcext:value-type="float">
            <text:p>75014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683865382534358" calcext:value-type="float">
            <text:p>0.684</text:p>
          </table:table-cell>
          <table:table-cell table:formula="of:=AVERAGE([.C36:.C45])" office:value-type="float" office:value="0.371951124824818" calcext:value-type="float">
            <text:p>0.372</text:p>
          </table:table-cell>
          <table:table-cell table:formula="of:=AVERAGE([.D36:.D45])" office:value-type="float" office:value="0.755366496670334" calcext:value-type="float">
            <text:p>0.755</text:p>
          </table:table-cell>
          <table:table-cell table:formula="of:=AVERAGE([.E36:.E45])" office:value-type="float" office:value="0.683865382534358" calcext:value-type="float">
            <text:p>0.684</text:p>
          </table:table-cell>
          <table:table-cell table:formula="of:=AVERAGE([.F36:.F45])" office:value-type="float" office:value="0.344284498062219" calcext:value-type="float">
            <text:p>0.344</text:p>
          </table:table-cell>
          <table:table-cell table:formula="of:=AVERAGE([.G36:.G45])" office:value-type="float" office:value="0.881210999702254" calcext:value-type="float">
            <text:p>0.881</text:p>
          </table:table-cell>
          <table:table-cell table:formula="of:=AVERAGE([.H36:.H45])" office:value-type="float" office:value="0.683865382534358" calcext:value-type="float">
            <text:p>0.684</text:p>
          </table:table-cell>
          <table:table-cell table:formula="of:=AVERAGE([.I36:.I45])" office:value-type="float" office:value="0.628429781626778" calcext:value-type="float">
            <text:p>0.628</text:p>
          </table:table-cell>
          <table:table-cell table:formula="of:=AVERAGE([.J36:.J45])" office:value-type="float" office:value="0.683865382534358" calcext:value-type="float">
            <text:p>0.684</text:p>
          </table:table-cell>
          <table:table-cell table:formula="of:=AVERAGE([.K36:.K45])" office:value-type="float" office:value="1424183020" calcext:value-type="float">
            <text:p>1424183020.000</text:p>
          </table:table-cell>
          <table:table-cell table:formula="of:=AVERAGE([.L36:.L45])" office:value-type="float" office:value="62001230" calcext:value-type="float">
            <text:p>62001230.000</text:p>
          </table:table-cell>
          <table:table-cell table:formula="of:=AVERAGE([.M36:.M45])" office:value-type="float" office:value="14616" calcext:value-type="float">
            <text:p>14616.000</text:p>
          </table:table-cell>
          <table:table-cell table:formula="of:=AVERAGE([.N36:.N45])"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1.42418302" calcext:value-type="float">
            <text:p>1.424</text:p>
          </table:table-cell>
          <table:table-cell table:formula="of:=([.L47]/1000000000)" office:value-type="float" office:value="0.06200123" calcext:value-type="float">
            <text:p>0.06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234551195309" calcext:value-type="float">
            <text:p>0.642</text:p>
          </table:table-cell>
          <table:table-cell office:value-type="float" office:value="0.324286152893069" calcext:value-type="float">
            <text:p>0.324</text:p>
          </table:table-cell>
          <table:table-cell office:value-type="float" office:value="0.727281871362807" calcext:value-type="float">
            <text:p>0.727</text:p>
          </table:table-cell>
          <table:table-cell office:value-type="float" office:value="0.64234551195309" calcext:value-type="float">
            <text:p>0.642</text:p>
          </table:table-cell>
          <table:table-cell office:value-type="float" office:value="0.314206151599597" calcext:value-type="float">
            <text:p>0.314</text:p>
          </table:table-cell>
          <table:table-cell office:value-type="float" office:value="0.879101798239604" calcext:value-type="float">
            <text:p>0.879</text:p>
          </table:table-cell>
          <table:table-cell office:value-type="float" office:value="0.64234551195309" calcext:value-type="float">
            <text:p>0.642</text:p>
          </table:table-cell>
          <table:table-cell office:value-type="float" office:value="0.593586911769238" calcext:value-type="float">
            <text:p>0.594</text:p>
          </table:table-cell>
          <table:table-cell office:value-type="float" office:value="0.64234551195309" calcext:value-type="float">
            <text:p>0.642</text:p>
          </table:table-cell>
          <table:table-cell office:value-type="float" office:value="1402950400" calcext:value-type="float">
            <text:p>1402950400.000</text:p>
          </table:table-cell>
          <table:table-cell office:value-type="float" office:value="59998000" calcext:value-type="float">
            <text:p>599980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3391971132161" calcext:value-type="float">
            <text:p>0.643</text:p>
          </table:table-cell>
          <table:table-cell office:value-type="float" office:value="0.322310181866754" calcext:value-type="float">
            <text:p>0.322</text:p>
          </table:table-cell>
          <table:table-cell office:value-type="float" office:value="0.728148173580625" calcext:value-type="float">
            <text:p>0.728</text:p>
          </table:table-cell>
          <table:table-cell office:value-type="float" office:value="0.643391971132161" calcext:value-type="float">
            <text:p>0.643</text:p>
          </table:table-cell>
          <table:table-cell office:value-type="float" office:value="0.312895444250294" calcext:value-type="float">
            <text:p>0.313</text:p>
          </table:table-cell>
          <table:table-cell office:value-type="float" office:value="0.878932298004343" calcext:value-type="float">
            <text:p>0.879</text:p>
          </table:table-cell>
          <table:table-cell office:value-type="float" office:value="0.643391971132161" calcext:value-type="float">
            <text:p>0.643</text:p>
          </table:table-cell>
          <table:table-cell office:value-type="float" office:value="0.581754776045483" calcext:value-type="float">
            <text:p>0.582</text:p>
          </table:table-cell>
          <table:table-cell office:value-type="float" office:value="0.643391971132161" calcext:value-type="float">
            <text:p>0.643</text:p>
          </table:table-cell>
          <table:table-cell office:value-type="float" office:value="1361998200" calcext:value-type="float">
            <text:p>1361998200.000</text:p>
          </table:table-cell>
          <table:table-cell office:value-type="float" office:value="57000000" calcext:value-type="float">
            <text:p>570000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3969327920613" calcext:value-type="float">
            <text:p>0.644</text:p>
          </table:table-cell>
          <table:table-cell office:value-type="float" office:value="0.323273616146911" calcext:value-type="float">
            <text:p>0.323</text:p>
          </table:table-cell>
          <table:table-cell office:value-type="float" office:value="0.728574799564069" calcext:value-type="float">
            <text:p>0.729</text:p>
          </table:table-cell>
          <table:table-cell office:value-type="float" office:value="0.643969327920613" calcext:value-type="float">
            <text:p>0.644</text:p>
          </table:table-cell>
          <table:table-cell office:value-type="float" office:value="0.313435932637439" calcext:value-type="float">
            <text:p>0.313</text:p>
          </table:table-cell>
          <table:table-cell office:value-type="float" office:value="0.878709440886491" calcext:value-type="float">
            <text:p>0.879</text:p>
          </table:table-cell>
          <table:table-cell office:value-type="float" office:value="0.643969327920613" calcext:value-type="float">
            <text:p>0.644</text:p>
          </table:table-cell>
          <table:table-cell office:value-type="float" office:value="0.584204484238436" calcext:value-type="float">
            <text:p>0.584</text:p>
          </table:table-cell>
          <table:table-cell office:value-type="float" office:value="0.643969327920613" calcext:value-type="float">
            <text:p>0.644</text:p>
          </table:table-cell>
          <table:table-cell office:value-type="float" office:value="1386968100" calcext:value-type="float">
            <text:p>1386968100.000</text:p>
          </table:table-cell>
          <table:table-cell office:value-type="float" office:value="54000900" calcext:value-type="float">
            <text:p>540009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256202074876" calcext:value-type="float">
            <text:p>0.643</text:p>
          </table:table-cell>
          <table:table-cell office:value-type="float" office:value="0.323072423443704" calcext:value-type="float">
            <text:p>0.323</text:p>
          </table:table-cell>
          <table:table-cell office:value-type="float" office:value="0.727356438651136" calcext:value-type="float">
            <text:p>0.727</text:p>
          </table:table-cell>
          <table:table-cell office:value-type="float" office:value="0.64256202074876" calcext:value-type="float">
            <text:p>0.643</text:p>
          </table:table-cell>
          <table:table-cell office:value-type="float" office:value="0.31326098039087" calcext:value-type="float">
            <text:p>0.313</text:p>
          </table:table-cell>
          <table:table-cell office:value-type="float" office:value="0.878468131191116" calcext:value-type="float">
            <text:p>0.878</text:p>
          </table:table-cell>
          <table:table-cell office:value-type="float" office:value="0.64256202074876" calcext:value-type="float">
            <text:p>0.643</text:p>
          </table:table-cell>
          <table:table-cell office:value-type="float" office:value="0.592007019111906" calcext:value-type="float">
            <text:p>0.592</text:p>
          </table:table-cell>
          <table:table-cell office:value-type="float" office:value="0.64256202074876" calcext:value-type="float">
            <text:p>0.643</text:p>
          </table:table-cell>
          <table:table-cell office:value-type="float" office:value="1303960900" calcext:value-type="float">
            <text:p>1303960900.000</text:p>
          </table:table-cell>
          <table:table-cell office:value-type="float" office:value="50997300" calcext:value-type="float">
            <text:p>509973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2832656743347" calcext:value-type="float">
            <text:p>0.643</text:p>
          </table:table-cell>
          <table:table-cell office:value-type="float" office:value="0.321557988136991" calcext:value-type="float">
            <text:p>0.322</text:p>
          </table:table-cell>
          <table:table-cell office:value-type="float" office:value="0.727820978405711" calcext:value-type="float">
            <text:p>0.728</text:p>
          </table:table-cell>
          <table:table-cell office:value-type="float" office:value="0.642832656743347" calcext:value-type="float">
            <text:p>0.643</text:p>
          </table:table-cell>
          <table:table-cell office:value-type="float" office:value="0.312384814623347" calcext:value-type="float">
            <text:p>0.312</text:p>
          </table:table-cell>
          <table:table-cell office:value-type="float" office:value="0.87841742470617" calcext:value-type="float">
            <text:p>0.878</text:p>
          </table:table-cell>
          <table:table-cell office:value-type="float" office:value="0.642832656743347" calcext:value-type="float">
            <text:p>0.643</text:p>
          </table:table-cell>
          <table:table-cell office:value-type="float" office:value="0.575892869928496" calcext:value-type="float">
            <text:p>0.576</text:p>
          </table:table-cell>
          <table:table-cell office:value-type="float" office:value="0.642832656743347" calcext:value-type="float">
            <text:p>0.643</text:p>
          </table:table-cell>
          <table:table-cell office:value-type="float" office:value="1444968500" calcext:value-type="float">
            <text:p>1444968500.000</text:p>
          </table:table-cell>
          <table:table-cell office:value-type="float" office:value="49999600" calcext:value-type="float">
            <text:p>499996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4287673210162" calcext:value-type="float">
            <text:p>0.644</text:p>
          </table:table-cell>
          <table:table-cell office:value-type="float" office:value="0.324160481559082" calcext:value-type="float">
            <text:p>0.324</text:p>
          </table:table-cell>
          <table:table-cell office:value-type="float" office:value="0.72856565039033" calcext:value-type="float">
            <text:p>0.729</text:p>
          </table:table-cell>
          <table:table-cell office:value-type="float" office:value="0.644287673210162" calcext:value-type="float">
            <text:p>0.644</text:p>
          </table:table-cell>
          <table:table-cell office:value-type="float" office:value="0.314019976027486" calcext:value-type="float">
            <text:p>0.314</text:p>
          </table:table-cell>
          <table:table-cell office:value-type="float" office:value="0.878248523340633" calcext:value-type="float">
            <text:p>0.878</text:p>
          </table:table-cell>
          <table:table-cell office:value-type="float" office:value="0.644287673210162" calcext:value-type="float">
            <text:p>0.644</text:p>
          </table:table-cell>
          <table:table-cell office:value-type="float" office:value="0.590774314083004" calcext:value-type="float">
            <text:p>0.591</text:p>
          </table:table-cell>
          <table:table-cell office:value-type="float" office:value="0.644287673210162" calcext:value-type="float">
            <text:p>0.644</text:p>
          </table:table-cell>
          <table:table-cell office:value-type="float" office:value="1184969200" calcext:value-type="float">
            <text:p>1184969200.000</text:p>
          </table:table-cell>
          <table:table-cell office:value-type="float" office:value="50998400" calcext:value-type="float">
            <text:p>509984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1906033487298" calcext:value-type="float">
            <text:p>0.642</text:p>
          </table:table-cell>
          <table:table-cell office:value-type="float" office:value="0.322570246317247" calcext:value-type="float">
            <text:p>0.323</text:p>
          </table:table-cell>
          <table:table-cell office:value-type="float" office:value="0.727048382049992" calcext:value-type="float">
            <text:p>0.727</text:p>
          </table:table-cell>
          <table:table-cell office:value-type="float" office:value="0.641906033487298" calcext:value-type="float">
            <text:p>0.642</text:p>
          </table:table-cell>
          <table:table-cell office:value-type="float" office:value="0.313272069266803" calcext:value-type="float">
            <text:p>0.313</text:p>
          </table:table-cell>
          <table:table-cell office:value-type="float" office:value="0.878775735250761" calcext:value-type="float">
            <text:p>0.879</text:p>
          </table:table-cell>
          <table:table-cell office:value-type="float" office:value="0.641906033487298" calcext:value-type="float">
            <text:p>0.642</text:p>
          </table:table-cell>
          <table:table-cell office:value-type="float" office:value="0.595066509554211" calcext:value-type="float">
            <text:p>0.595</text:p>
          </table:table-cell>
          <table:table-cell office:value-type="float" office:value="0.641906033487298" calcext:value-type="float">
            <text:p>0.642</text:p>
          </table:table-cell>
          <table:table-cell office:value-type="float" office:value="1248947600" calcext:value-type="float">
            <text:p>1248947600.000</text:p>
          </table:table-cell>
          <table:table-cell office:value-type="float" office:value="50000600" calcext:value-type="float">
            <text:p>500006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1346709006928" calcext:value-type="float">
            <text:p>0.641</text:p>
          </table:table-cell>
          <table:table-cell office:value-type="float" office:value="0.322470811565627" calcext:value-type="float">
            <text:p>0.322</text:p>
          </table:table-cell>
          <table:table-cell office:value-type="float" office:value="0.72643944756417" calcext:value-type="float">
            <text:p>0.726</text:p>
          </table:table-cell>
          <table:table-cell office:value-type="float" office:value="0.641346709006928" calcext:value-type="float">
            <text:p>0.641</text:p>
          </table:table-cell>
          <table:table-cell office:value-type="float" office:value="0.312730169674934" calcext:value-type="float">
            <text:p>0.313</text:p>
          </table:table-cell>
          <table:table-cell office:value-type="float" office:value="0.879112175397619" calcext:value-type="float">
            <text:p>0.879</text:p>
          </table:table-cell>
          <table:table-cell office:value-type="float" office:value="0.641346709006928" calcext:value-type="float">
            <text:p>0.641</text:p>
          </table:table-cell>
          <table:table-cell office:value-type="float" office:value="0.58169603259253" calcext:value-type="float">
            <text:p>0.582</text:p>
          </table:table-cell>
          <table:table-cell office:value-type="float" office:value="0.641346709006928" calcext:value-type="float">
            <text:p>0.641</text:p>
          </table:table-cell>
          <table:table-cell office:value-type="float" office:value="1251964000" calcext:value-type="float">
            <text:p>1251964000.000</text:p>
          </table:table-cell>
          <table:table-cell office:value-type="float" office:value="50999300" calcext:value-type="float">
            <text:p>50999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2465357967667" calcext:value-type="float">
            <text:p>0.642</text:p>
          </table:table-cell>
          <table:table-cell office:value-type="float" office:value="0.323507863963645" calcext:value-type="float">
            <text:p>0.324</text:p>
          </table:table-cell>
          <table:table-cell office:value-type="float" office:value="0.72759116124804" calcext:value-type="float">
            <text:p>0.728</text:p>
          </table:table-cell>
          <table:table-cell office:value-type="float" office:value="0.642465357967667" calcext:value-type="float">
            <text:p>0.642</text:p>
          </table:table-cell>
          <table:table-cell office:value-type="float" office:value="0.313976287353462" calcext:value-type="float">
            <text:p>0.314</text:p>
          </table:table-cell>
          <table:table-cell office:value-type="float" office:value="0.878880480388621" calcext:value-type="float">
            <text:p>0.879</text:p>
          </table:table-cell>
          <table:table-cell office:value-type="float" office:value="0.642465357967667" calcext:value-type="float">
            <text:p>0.642</text:p>
          </table:table-cell>
          <table:table-cell office:value-type="float" office:value="0.590688686453176" calcext:value-type="float">
            <text:p>0.591</text:p>
          </table:table-cell>
          <table:table-cell office:value-type="float" office:value="0.642465357967667" calcext:value-type="float">
            <text:p>0.642</text:p>
          </table:table-cell>
          <table:table-cell office:value-type="float" office:value="1242946700" calcext:value-type="float">
            <text:p>1242946700.000</text:p>
          </table:table-cell>
          <table:table-cell office:value-type="float" office:value="49999000" calcext:value-type="float">
            <text:p>499990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4125288683603" calcext:value-type="float">
            <text:p>0.644</text:p>
          </table:table-cell>
          <table:table-cell office:value-type="float" office:value="0.323507530764605" calcext:value-type="float">
            <text:p>0.324</text:p>
          </table:table-cell>
          <table:table-cell office:value-type="float" office:value="0.728781871284188" calcext:value-type="float">
            <text:p>0.729</text:p>
          </table:table-cell>
          <table:table-cell office:value-type="float" office:value="0.644125288683603" calcext:value-type="float">
            <text:p>0.644</text:p>
          </table:table-cell>
          <table:table-cell office:value-type="float" office:value="0.313689381202597" calcext:value-type="float">
            <text:p>0.314</text:p>
          </table:table-cell>
          <table:table-cell office:value-type="float" office:value="0.878830539368696" calcext:value-type="float">
            <text:p>0.879</text:p>
          </table:table-cell>
          <table:table-cell office:value-type="float" office:value="0.644125288683603" calcext:value-type="float">
            <text:p>0.644</text:p>
          </table:table-cell>
          <table:table-cell office:value-type="float" office:value="0.582727751650988" calcext:value-type="float">
            <text:p>0.583</text:p>
          </table:table-cell>
          <table:table-cell office:value-type="float" office:value="0.644125288683603" calcext:value-type="float">
            <text:p>0.644</text:p>
          </table:table-cell>
          <table:table-cell office:value-type="float" office:value="1244999400" calcext:value-type="float">
            <text:p>1244999400.000</text:p>
          </table:table-cell>
          <table:table-cell office:value-type="float" office:value="50999700" calcext:value-type="float">
            <text:p>509997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642923255085363" calcext:value-type="float">
            <text:p>0.643</text:p>
          </table:table-cell>
          <table:table-cell table:formula="of:=AVERAGE([.C53:.C62])" office:value-type="float" office:value="0.323071729665763" calcext:value-type="float">
            <text:p>0.323</text:p>
          </table:table-cell>
          <table:table-cell table:formula="of:=AVERAGE([.D53:.D62])" office:value-type="float" office:value="0.727760877410107" calcext:value-type="float">
            <text:p>0.728</text:p>
          </table:table-cell>
          <table:table-cell table:formula="of:=AVERAGE([.E53:.E62])" office:value-type="float" office:value="0.642923255085363" calcext:value-type="float">
            <text:p>0.643</text:p>
          </table:table-cell>
          <table:table-cell table:formula="of:=AVERAGE([.F53:.F62])" office:value-type="float" office:value="0.313387120702683" calcext:value-type="float">
            <text:p>0.313</text:p>
          </table:table-cell>
          <table:table-cell table:formula="of:=AVERAGE([.G53:.G62])" office:value-type="float" office:value="0.878747654677405" calcext:value-type="float">
            <text:p>0.879</text:p>
          </table:table-cell>
          <table:table-cell table:formula="of:=AVERAGE([.H53:.H62])" office:value-type="float" office:value="0.642923255085363" calcext:value-type="float">
            <text:p>0.643</text:p>
          </table:table-cell>
          <table:table-cell table:formula="of:=AVERAGE([.I53:.I62])" office:value-type="float" office:value="0.586839935542747" calcext:value-type="float">
            <text:p>0.587</text:p>
          </table:table-cell>
          <table:table-cell table:formula="of:=AVERAGE([.J53:.J62])" office:value-type="float" office:value="0.642923255085363" calcext:value-type="float">
            <text:p>0.643</text:p>
          </table:table-cell>
          <table:table-cell table:formula="of:=AVERAGE([.K53:.K62])" office:value-type="float" office:value="1307467300" calcext:value-type="float">
            <text:p>1307467300.000</text:p>
          </table:table-cell>
          <table:table-cell table:formula="of:=AVERAGE([.L53:.L62])" office:value-type="float" office:value="52499280" calcext:value-type="float">
            <text:p>52499280.000</text:p>
          </table:table-cell>
          <table:table-cell table:formula="of:=AVERAGE([.M53:.M62])" office:value-type="float" office:value="13666.5" calcext:value-type="float">
            <text:p>13666.500</text:p>
          </table:table-cell>
          <table:table-cell table:formula="of:=AVERAGE([.N53:.N62])" office:value-type="float" office:value="55424.5" calcext:value-type="float">
            <text:p>55424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1.3074673" calcext:value-type="float">
            <text:p>1.307</text:p>
          </table:table-cell>
          <table:table-cell table:formula="of:=([.L64]/1000000000)" office:value-type="float" office:value="0.05249928" calcext:value-type="float">
            <text:p>0.05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90638772769402" calcext:value-type="float">
            <text:p>0.691</text:p>
          </table:table-cell>
          <table:table-cell office:value-type="float" office:value="0.393782190275997" calcext:value-type="float">
            <text:p>0.394</text:p>
          </table:table-cell>
          <table:table-cell office:value-type="float" office:value="0.754498317549503" calcext:value-type="float">
            <text:p>0.754</text:p>
          </table:table-cell>
          <table:table-cell office:value-type="float" office:value="0.690638772769402" calcext:value-type="float">
            <text:p>0.691</text:p>
          </table:table-cell>
          <table:table-cell office:value-type="float" office:value="0.363216516217232" calcext:value-type="float">
            <text:p>0.363</text:p>
          </table:table-cell>
          <table:table-cell office:value-type="float" office:value="0.867347439887595" calcext:value-type="float">
            <text:p>0.867</text:p>
          </table:table-cell>
          <table:table-cell office:value-type="float" office:value="0.690638772769402" calcext:value-type="float">
            <text:p>0.691</text:p>
          </table:table-cell>
          <table:table-cell office:value-type="float" office:value="0.640312959815024" calcext:value-type="float">
            <text:p>0.640</text:p>
          </table:table-cell>
          <table:table-cell office:value-type="float" office:value="0.690638772769402" calcext:value-type="float">
            <text:p>0.691</text:p>
          </table:table-cell>
          <table:table-cell office:value-type="float" office:value="1439999800" calcext:value-type="float">
            <text:p>1439999800.000</text:p>
          </table:table-cell>
          <table:table-cell office:value-type="float" office:value="54998800" calcext:value-type="float">
            <text:p>54998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92984281309702" calcext:value-type="float">
            <text:p>0.693</text:p>
          </table:table-cell>
          <table:table-cell office:value-type="float" office:value="0.394466661119963" calcext:value-type="float">
            <text:p>0.394</text:p>
          </table:table-cell>
          <table:table-cell office:value-type="float" office:value="0.756106594239344" calcext:value-type="float">
            <text:p>0.756</text:p>
          </table:table-cell>
          <table:table-cell office:value-type="float" office:value="0.692984281309702" calcext:value-type="float">
            <text:p>0.693</text:p>
          </table:table-cell>
          <table:table-cell office:value-type="float" office:value="0.363597778623131" calcext:value-type="float">
            <text:p>0.364</text:p>
          </table:table-cell>
          <table:table-cell office:value-type="float" office:value="0.867087550927742" calcext:value-type="float">
            <text:p>0.867</text:p>
          </table:table-cell>
          <table:table-cell office:value-type="float" office:value="0.692984281309702" calcext:value-type="float">
            <text:p>0.693</text:p>
          </table:table-cell>
          <table:table-cell office:value-type="float" office:value="0.635615137885637" calcext:value-type="float">
            <text:p>0.636</text:p>
          </table:table-cell>
          <table:table-cell office:value-type="float" office:value="0.692984281309702" calcext:value-type="float">
            <text:p>0.693</text:p>
          </table:table-cell>
          <table:table-cell office:value-type="float" office:value="1426963100" calcext:value-type="float">
            <text:p>1426963100.000</text:p>
          </table:table-cell>
          <table:table-cell office:value-type="float" office:value="53001900" calcext:value-type="float">
            <text:p>530019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91244065295931" calcext:value-type="float">
            <text:p>0.691</text:p>
          </table:table-cell>
          <table:table-cell office:value-type="float" office:value="0.393077499985424" calcext:value-type="float">
            <text:p>0.393</text:p>
          </table:table-cell>
          <table:table-cell office:value-type="float" office:value="0.754823360538739" calcext:value-type="float">
            <text:p>0.755</text:p>
          </table:table-cell>
          <table:table-cell office:value-type="float" office:value="0.691244065295931" calcext:value-type="float">
            <text:p>0.691</text:p>
          </table:table-cell>
          <table:table-cell office:value-type="float" office:value="0.362536039368145" calcext:value-type="float">
            <text:p>0.363</text:p>
          </table:table-cell>
          <table:table-cell office:value-type="float" office:value="0.866999076054781" calcext:value-type="float">
            <text:p>0.867</text:p>
          </table:table-cell>
          <table:table-cell office:value-type="float" office:value="0.691244065295931" calcext:value-type="float">
            <text:p>0.691</text:p>
          </table:table-cell>
          <table:table-cell office:value-type="float" office:value="0.636890863232618" calcext:value-type="float">
            <text:p>0.637</text:p>
          </table:table-cell>
          <table:table-cell office:value-type="float" office:value="0.691244065295931" calcext:value-type="float">
            <text:p>0.691</text:p>
          </table:table-cell>
          <table:table-cell office:value-type="float" office:value="1444966900" calcext:value-type="float">
            <text:p>1444966900.000</text:p>
          </table:table-cell>
          <table:table-cell office:value-type="float" office:value="52000200" calcext:value-type="float">
            <text:p>520002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9292753513534" calcext:value-type="float">
            <text:p>0.693</text:p>
          </table:table-cell>
          <table:table-cell office:value-type="float" office:value="0.394192474587267" calcext:value-type="float">
            <text:p>0.394</text:p>
          </table:table-cell>
          <table:table-cell office:value-type="float" office:value="0.756111258425275" calcext:value-type="float">
            <text:p>0.756</text:p>
          </table:table-cell>
          <table:table-cell office:value-type="float" office:value="0.69292753513534" calcext:value-type="float">
            <text:p>0.693</text:p>
          </table:table-cell>
          <table:table-cell office:value-type="float" office:value="0.363101371593224" calcext:value-type="float">
            <text:p>0.363</text:p>
          </table:table-cell>
          <table:table-cell office:value-type="float" office:value="0.867704012314345" calcext:value-type="float">
            <text:p>0.868</text:p>
          </table:table-cell>
          <table:table-cell office:value-type="float" office:value="0.69292753513534" calcext:value-type="float">
            <text:p>0.693</text:p>
          </table:table-cell>
          <table:table-cell office:value-type="float" office:value="0.637907168002712" calcext:value-type="float">
            <text:p>0.638</text:p>
          </table:table-cell>
          <table:table-cell office:value-type="float" office:value="0.69292753513534" calcext:value-type="float">
            <text:p>0.693</text:p>
          </table:table-cell>
          <table:table-cell office:value-type="float" office:value="1520993700" calcext:value-type="float">
            <text:p>1520993700.000</text:p>
          </table:table-cell>
          <table:table-cell office:value-type="float" office:value="54996700" calcext:value-type="float">
            <text:p>54996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92114173302817" calcext:value-type="float">
            <text:p>0.692</text:p>
          </table:table-cell>
          <table:table-cell office:value-type="float" office:value="0.394343626271655" calcext:value-type="float">
            <text:p>0.394</text:p>
          </table:table-cell>
          <table:table-cell office:value-type="float" office:value="0.755318789065878" calcext:value-type="float">
            <text:p>0.755</text:p>
          </table:table-cell>
          <table:table-cell office:value-type="float" office:value="0.692114173302817" calcext:value-type="float">
            <text:p>0.692</text:p>
          </table:table-cell>
          <table:table-cell office:value-type="float" office:value="0.363072864119483" calcext:value-type="float">
            <text:p>0.363</text:p>
          </table:table-cell>
          <table:table-cell office:value-type="float" office:value="0.86722201698553" calcext:value-type="float">
            <text:p>0.867</text:p>
          </table:table-cell>
          <table:table-cell office:value-type="float" office:value="0.692114173302817" calcext:value-type="float">
            <text:p>0.692</text:p>
          </table:table-cell>
          <table:table-cell office:value-type="float" office:value="0.63894415984979" calcext:value-type="float">
            <text:p>0.639</text:p>
          </table:table-cell>
          <table:table-cell office:value-type="float" office:value="0.692114173302817" calcext:value-type="float">
            <text:p>0.692</text:p>
          </table:table-cell>
          <table:table-cell office:value-type="float" office:value="1489995200" calcext:value-type="float">
            <text:p>1489995200.000</text:p>
          </table:table-cell>
          <table:table-cell office:value-type="float" office:value="57999200" calcext:value-type="float">
            <text:p>579992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92675821889305" calcext:value-type="float">
            <text:p>0.693</text:p>
          </table:table-cell>
          <table:table-cell office:value-type="float" office:value="0.393145066539841" calcext:value-type="float">
            <text:p>0.393</text:p>
          </table:table-cell>
          <table:table-cell office:value-type="float" office:value="0.756034463503354" calcext:value-type="float">
            <text:p>0.756</text:p>
          </table:table-cell>
          <table:table-cell office:value-type="float" office:value="0.692675821889305" calcext:value-type="float">
            <text:p>0.693</text:p>
          </table:table-cell>
          <table:table-cell office:value-type="float" office:value="0.362765771736924" calcext:value-type="float">
            <text:p>0.363</text:p>
          </table:table-cell>
          <table:table-cell office:value-type="float" office:value="0.867083435830995" calcext:value-type="float">
            <text:p>0.867</text:p>
          </table:table-cell>
          <table:table-cell office:value-type="float" office:value="0.692675821889305" calcext:value-type="float">
            <text:p>0.693</text:p>
          </table:table-cell>
          <table:table-cell office:value-type="float" office:value="0.629524460680209" calcext:value-type="float">
            <text:p>0.630</text:p>
          </table:table-cell>
          <table:table-cell office:value-type="float" office:value="0.692675821889305" calcext:value-type="float">
            <text:p>0.693</text:p>
          </table:table-cell>
          <table:table-cell office:value-type="float" office:value="1400000400" calcext:value-type="float">
            <text:p>1400000400.000</text:p>
          </table:table-cell>
          <table:table-cell office:value-type="float" office:value="56001100" calcext:value-type="float">
            <text:p>560011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91446298187871" calcext:value-type="float">
            <text:p>0.691</text:p>
          </table:table-cell>
          <table:table-cell office:value-type="float" office:value="0.391721643079086" calcext:value-type="float">
            <text:p>0.392</text:p>
          </table:table-cell>
          <table:table-cell office:value-type="float" office:value="0.755279946954435" calcext:value-type="float">
            <text:p>0.755</text:p>
          </table:table-cell>
          <table:table-cell office:value-type="float" office:value="0.691446298187871" calcext:value-type="float">
            <text:p>0.691</text:p>
          </table:table-cell>
          <table:table-cell office:value-type="float" office:value="0.361959855652903" calcext:value-type="float">
            <text:p>0.362</text:p>
          </table:table-cell>
          <table:table-cell office:value-type="float" office:value="0.86731222683283" calcext:value-type="float">
            <text:p>0.867</text:p>
          </table:table-cell>
          <table:table-cell office:value-type="float" office:value="0.691446298187871" calcext:value-type="float">
            <text:p>0.691</text:p>
          </table:table-cell>
          <table:table-cell office:value-type="float" office:value="0.626024810525327" calcext:value-type="float">
            <text:p>0.626</text:p>
          </table:table-cell>
          <table:table-cell office:value-type="float" office:value="0.691446298187871" calcext:value-type="float">
            <text:p>0.691</text:p>
          </table:table-cell>
          <table:table-cell office:value-type="float" office:value="1425941800" calcext:value-type="float">
            <text:p>1425941800.000</text:p>
          </table:table-cell>
          <table:table-cell office:value-type="float" office:value="52996800" calcext:value-type="float">
            <text:p>52996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92354254152007" calcext:value-type="float">
            <text:p>0.692</text:p>
          </table:table-cell>
          <table:table-cell office:value-type="float" office:value="0.393964903286908" calcext:value-type="float">
            <text:p>0.394</text:p>
          </table:table-cell>
          <table:table-cell office:value-type="float" office:value="0.755671316662769" calcext:value-type="float">
            <text:p>0.756</text:p>
          </table:table-cell>
          <table:table-cell office:value-type="float" office:value="0.692354254152007" calcext:value-type="float">
            <text:p>0.692</text:p>
          </table:table-cell>
          <table:table-cell office:value-type="float" office:value="0.362979496289587" calcext:value-type="float">
            <text:p>0.363</text:p>
          </table:table-cell>
          <table:table-cell office:value-type="float" office:value="0.867723272641929" calcext:value-type="float">
            <text:p>0.868</text:p>
          </table:table-cell>
          <table:table-cell office:value-type="float" office:value="0.692354254152007" calcext:value-type="float">
            <text:p>0.692</text:p>
          </table:table-cell>
          <table:table-cell office:value-type="float" office:value="0.637377472138937" calcext:value-type="float">
            <text:p>0.637</text:p>
          </table:table-cell>
          <table:table-cell office:value-type="float" office:value="0.692354254152007" calcext:value-type="float">
            <text:p>0.692</text:p>
          </table:table-cell>
          <table:table-cell office:value-type="float" office:value="1340002000" calcext:value-type="float">
            <text:p>1340002000.000</text:p>
          </table:table-cell>
          <table:table-cell office:value-type="float" office:value="50998100" calcext:value-type="float">
            <text:p>509981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91484129686377" calcext:value-type="float">
            <text:p>0.691</text:p>
          </table:table-cell>
          <table:table-cell office:value-type="float" office:value="0.39414026013792" calcext:value-type="float">
            <text:p>0.394</text:p>
          </table:table-cell>
          <table:table-cell office:value-type="float" office:value="0.754899173896975" calcext:value-type="float">
            <text:p>0.755</text:p>
          </table:table-cell>
          <table:table-cell office:value-type="float" office:value="0.691484129686377" calcext:value-type="float">
            <text:p>0.691</text:p>
          </table:table-cell>
          <table:table-cell office:value-type="float" office:value="0.363027800713407" calcext:value-type="float">
            <text:p>0.363</text:p>
          </table:table-cell>
          <table:table-cell office:value-type="float" office:value="0.867384736277006" calcext:value-type="float">
            <text:p>0.867</text:p>
          </table:table-cell>
          <table:table-cell office:value-type="float" office:value="0.691484129686377" calcext:value-type="float">
            <text:p>0.691</text:p>
          </table:table-cell>
          <table:table-cell office:value-type="float" office:value="0.643011089632332" calcext:value-type="float">
            <text:p>0.643</text:p>
          </table:table-cell>
          <table:table-cell office:value-type="float" office:value="0.691484129686377" calcext:value-type="float">
            <text:p>0.691</text:p>
          </table:table-cell>
          <table:table-cell office:value-type="float" office:value="1397966700" calcext:value-type="float">
            <text:p>1397966700.000</text:p>
          </table:table-cell>
          <table:table-cell office:value-type="float" office:value="50997700" calcext:value-type="float">
            <text:p>509977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89384481519313" calcext:value-type="float">
            <text:p>0.689</text:p>
          </table:table-cell>
          <table:table-cell office:value-type="float" office:value="0.391804733627165" calcext:value-type="float">
            <text:p>0.392</text:p>
          </table:table-cell>
          <table:table-cell office:value-type="float" office:value="0.753702796468538" calcext:value-type="float">
            <text:p>0.754</text:p>
          </table:table-cell>
          <table:table-cell office:value-type="float" office:value="0.689384481519313" calcext:value-type="float">
            <text:p>0.689</text:p>
          </table:table-cell>
          <table:table-cell office:value-type="float" office:value="0.361635495361341" calcext:value-type="float">
            <text:p>0.362</text:p>
          </table:table-cell>
          <table:table-cell office:value-type="float" office:value="0.867642242364515" calcext:value-type="float">
            <text:p>0.868</text:p>
          </table:table-cell>
          <table:table-cell office:value-type="float" office:value="0.689384481519313" calcext:value-type="float">
            <text:p>0.689</text:p>
          </table:table-cell>
          <table:table-cell office:value-type="float" office:value="0.632164199782421" calcext:value-type="float">
            <text:p>0.632</text:p>
          </table:table-cell>
          <table:table-cell office:value-type="float" office:value="0.689384481519313" calcext:value-type="float">
            <text:p>0.689</text:p>
          </table:table-cell>
          <table:table-cell office:value-type="float" office:value="1524971200" calcext:value-type="float">
            <text:p>1524971200.000</text:p>
          </table:table-cell>
          <table:table-cell office:value-type="float" office:value="53002300" calcext:value-type="float">
            <text:p>530023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691725381324807" calcext:value-type="float">
            <text:p>0.692</text:p>
          </table:table-cell>
          <table:table-cell table:formula="of:=AVERAGE([.C70:.C79])" office:value-type="float" office:value="0.393463905891123" calcext:value-type="float">
            <text:p>0.393</text:p>
          </table:table-cell>
          <table:table-cell table:formula="of:=AVERAGE([.D70:.D79])" office:value-type="float" office:value="0.755244601730481" calcext:value-type="float">
            <text:p>0.755</text:p>
          </table:table-cell>
          <table:table-cell table:formula="of:=AVERAGE([.E70:.E79])" office:value-type="float" office:value="0.691725381324807" calcext:value-type="float">
            <text:p>0.692</text:p>
          </table:table-cell>
          <table:table-cell table:formula="of:=AVERAGE([.F70:.F79])" office:value-type="float" office:value="0.362789298967538" calcext:value-type="float">
            <text:p>0.363</text:p>
          </table:table-cell>
          <table:table-cell table:formula="of:=AVERAGE([.G70:.G79])" office:value-type="float" office:value="0.867350601011727" calcext:value-type="float">
            <text:p>0.867</text:p>
          </table:table-cell>
          <table:table-cell table:formula="of:=AVERAGE([.H70:.H79])" office:value-type="float" office:value="0.691725381324807" calcext:value-type="float">
            <text:p>0.692</text:p>
          </table:table-cell>
          <table:table-cell table:formula="of:=AVERAGE([.I70:.I79])" office:value-type="float" office:value="0.635777232154501" calcext:value-type="float">
            <text:p>0.636</text:p>
          </table:table-cell>
          <table:table-cell table:formula="of:=AVERAGE([.J70:.J79])" office:value-type="float" office:value="0.691725381324807" calcext:value-type="float">
            <text:p>0.692</text:p>
          </table:table-cell>
          <table:table-cell table:formula="of:=AVERAGE([.K70:.K79])" office:value-type="float" office:value="1441180080" calcext:value-type="float">
            <text:p>1441180080.000</text:p>
          </table:table-cell>
          <table:table-cell table:formula="of:=AVERAGE([.L70:.L79])" office:value-type="float" office:value="53699280" calcext:value-type="float">
            <text:p>53699280.000</text:p>
          </table:table-cell>
          <table:table-cell table:formula="of:=AVERAGE([.M70:.M79])" office:value-type="float" office:value="13540.5" calcext:value-type="float">
            <text:p>13540.500</text:p>
          </table:table-cell>
          <table:table-cell table:formula="of:=AVERAGE([.N70:.N79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1.44118008" calcext:value-type="float">
            <text:p>1.441</text:p>
          </table:table-cell>
          <table:table-cell table:formula="of:=([.L81]/1000000000)" office:value-type="float" office:value="0.05369928" calcext:value-type="float">
            <text:p>0.0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594132445571" calcext:value-type="float">
            <text:p>0.706</text:p>
          </table:table-cell>
          <table:table-cell office:value-type="float" office:value="0.412494370582948" calcext:value-type="float">
            <text:p>0.412</text:p>
          </table:table-cell>
          <table:table-cell office:value-type="float" office:value="0.766852619566114" calcext:value-type="float">
            <text:p>0.767</text:p>
          </table:table-cell>
          <table:table-cell office:value-type="float" office:value="0.70594132445571" calcext:value-type="float">
            <text:p>0.706</text:p>
          </table:table-cell>
          <table:table-cell office:value-type="float" office:value="0.37781252488039" calcext:value-type="float">
            <text:p>0.378</text:p>
          </table:table-cell>
          <table:table-cell office:value-type="float" office:value="0.872554861356747" calcext:value-type="float">
            <text:p>0.873</text:p>
          </table:table-cell>
          <table:table-cell office:value-type="float" office:value="0.70594132445571" calcext:value-type="float">
            <text:p>0.706</text:p>
          </table:table-cell>
          <table:table-cell office:value-type="float" office:value="0.659439790445305" calcext:value-type="float">
            <text:p>0.659</text:p>
          </table:table-cell>
          <table:table-cell office:value-type="float" office:value="0.70594132445571" calcext:value-type="float">
            <text:p>0.706</text:p>
          </table:table-cell>
          <table:table-cell office:value-type="float" office:value="1309998600" calcext:value-type="float">
            <text:p>1309998600.000</text:p>
          </table:table-cell>
          <table:table-cell office:value-type="float" office:value="51001000" calcext:value-type="float">
            <text:p>510010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2971607997428" calcext:value-type="float">
            <text:p>0.703</text:p>
          </table:table-cell>
          <table:table-cell office:value-type="float" office:value="0.409474517562965" calcext:value-type="float">
            <text:p>0.409</text:p>
          </table:table-cell>
          <table:table-cell office:value-type="float" office:value="0.764841162163483" calcext:value-type="float">
            <text:p>0.765</text:p>
          </table:table-cell>
          <table:table-cell office:value-type="float" office:value="0.702971607997428" calcext:value-type="float">
            <text:p>0.703</text:p>
          </table:table-cell>
          <table:table-cell office:value-type="float" office:value="0.375843422452338" calcext:value-type="float">
            <text:p>0.376</text:p>
          </table:table-cell>
          <table:table-cell office:value-type="float" office:value="0.872411231079044" calcext:value-type="float">
            <text:p>0.872</text:p>
          </table:table-cell>
          <table:table-cell office:value-type="float" office:value="0.702971607997428" calcext:value-type="float">
            <text:p>0.703</text:p>
          </table:table-cell>
          <table:table-cell office:value-type="float" office:value="0.653265576087001" calcext:value-type="float">
            <text:p>0.653</text:p>
          </table:table-cell>
          <table:table-cell office:value-type="float" office:value="0.702971607997428" calcext:value-type="float">
            <text:p>0.703</text:p>
          </table:table-cell>
          <table:table-cell office:value-type="float" office:value="1329003200" calcext:value-type="float">
            <text:p>1329003200.000</text:p>
          </table:table-cell>
          <table:table-cell office:value-type="float" office:value="49998600" calcext:value-type="float">
            <text:p>499986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3066184954698" calcext:value-type="float">
            <text:p>0.703</text:p>
          </table:table-cell>
          <table:table-cell office:value-type="float" office:value="0.406559049877953" calcext:value-type="float">
            <text:p>0.407</text:p>
          </table:table-cell>
          <table:table-cell office:value-type="float" office:value="0.764680159513399" calcext:value-type="float">
            <text:p>0.765</text:p>
          </table:table-cell>
          <table:table-cell office:value-type="float" office:value="0.703066184954698" calcext:value-type="float">
            <text:p>0.703</text:p>
          </table:table-cell>
          <table:table-cell office:value-type="float" office:value="0.373744606109656" calcext:value-type="float">
            <text:p>0.374</text:p>
          </table:table-cell>
          <table:table-cell office:value-type="float" office:value="0.870511731597505" calcext:value-type="float">
            <text:p>0.871</text:p>
          </table:table-cell>
          <table:table-cell office:value-type="float" office:value="0.703066184954698" calcext:value-type="float">
            <text:p>0.703</text:p>
          </table:table-cell>
          <table:table-cell office:value-type="float" office:value="0.65209567838604" calcext:value-type="float">
            <text:p>0.652</text:p>
          </table:table-cell>
          <table:table-cell office:value-type="float" office:value="0.703066184954698" calcext:value-type="float">
            <text:p>0.703</text:p>
          </table:table-cell>
          <table:table-cell office:value-type="float" office:value="1409992100" calcext:value-type="float">
            <text:p>1409992100.000</text:p>
          </table:table-cell>
          <table:table-cell office:value-type="float" office:value="51999800" calcext:value-type="float">
            <text:p>51999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6376378459152" calcext:value-type="float">
            <text:p>0.706</text:p>
          </table:table-cell>
          <table:table-cell office:value-type="float" office:value="0.409985562499803" calcext:value-type="float">
            <text:p>0.410</text:p>
          </table:table-cell>
          <table:table-cell office:value-type="float" office:value="0.767360107763713" calcext:value-type="float">
            <text:p>0.767</text:p>
          </table:table-cell>
          <table:table-cell office:value-type="float" office:value="0.706376378459152" calcext:value-type="float">
            <text:p>0.706</text:p>
          </table:table-cell>
          <table:table-cell office:value-type="float" office:value="0.376465411785809" calcext:value-type="float">
            <text:p>0.376</text:p>
          </table:table-cell>
          <table:table-cell office:value-type="float" office:value="0.872097701854584" calcext:value-type="float">
            <text:p>0.872</text:p>
          </table:table-cell>
          <table:table-cell office:value-type="float" office:value="0.706376378459152" calcext:value-type="float">
            <text:p>0.706</text:p>
          </table:table-cell>
          <table:table-cell office:value-type="float" office:value="0.648433676529732" calcext:value-type="float">
            <text:p>0.648</text:p>
          </table:table-cell>
          <table:table-cell office:value-type="float" office:value="0.706376378459152" calcext:value-type="float">
            <text:p>0.706</text:p>
          </table:table-cell>
          <table:table-cell office:value-type="float" office:value="1435001200" calcext:value-type="float">
            <text:p>1435001200.000</text:p>
          </table:table-cell>
          <table:table-cell office:value-type="float" office:value="51996600" calcext:value-type="float">
            <text:p>519966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6016986021526" calcext:value-type="float">
            <text:p>0.706</text:p>
          </table:table-cell>
          <table:table-cell office:value-type="float" office:value="0.408002532673761" calcext:value-type="float">
            <text:p>0.408</text:p>
          </table:table-cell>
          <table:table-cell office:value-type="float" office:value="0.767100013796244" calcext:value-type="float">
            <text:p>0.767</text:p>
          </table:table-cell>
          <table:table-cell office:value-type="float" office:value="0.706016986021526" calcext:value-type="float">
            <text:p>0.706</text:p>
          </table:table-cell>
          <table:table-cell office:value-type="float" office:value="0.375215722541787" calcext:value-type="float">
            <text:p>0.375</text:p>
          </table:table-cell>
          <table:table-cell office:value-type="float" office:value="0.871265101781418" calcext:value-type="float">
            <text:p>0.871</text:p>
          </table:table-cell>
          <table:table-cell office:value-type="float" office:value="0.706016986021526" calcext:value-type="float">
            <text:p>0.706</text:p>
          </table:table-cell>
          <table:table-cell office:value-type="float" office:value="0.640084634632254" calcext:value-type="float">
            <text:p>0.640</text:p>
          </table:table-cell>
          <table:table-cell office:value-type="float" office:value="0.706016986021526" calcext:value-type="float">
            <text:p>0.706</text:p>
          </table:table-cell>
          <table:table-cell office:value-type="float" office:value="1339974300" calcext:value-type="float">
            <text:p>1339974300.000</text:p>
          </table:table-cell>
          <table:table-cell office:value-type="float" office:value="53999900" calcext:value-type="float">
            <text:p>539999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2303938258994" calcext:value-type="float">
            <text:p>0.702</text:p>
          </table:table-cell>
          <table:table-cell office:value-type="float" office:value="0.40706269458419" calcext:value-type="float">
            <text:p>0.407</text:p>
          </table:table-cell>
          <table:table-cell office:value-type="float" office:value="0.764099502371677" calcext:value-type="float">
            <text:p>0.764</text:p>
          </table:table-cell>
          <table:table-cell office:value-type="float" office:value="0.702303938258994" calcext:value-type="float">
            <text:p>0.702</text:p>
          </table:table-cell>
          <table:table-cell office:value-type="float" office:value="0.374066000675104" calcext:value-type="float">
            <text:p>0.374</text:p>
          </table:table-cell>
          <table:table-cell office:value-type="float" office:value="0.870668726840417" calcext:value-type="float">
            <text:p>0.871</text:p>
          </table:table-cell>
          <table:table-cell office:value-type="float" office:value="0.702303938258994" calcext:value-type="float">
            <text:p>0.702</text:p>
          </table:table-cell>
          <table:table-cell office:value-type="float" office:value="0.644487642318282" calcext:value-type="float">
            <text:p>0.644</text:p>
          </table:table-cell>
          <table:table-cell office:value-type="float" office:value="0.702303938258994" calcext:value-type="float">
            <text:p>0.702</text:p>
          </table:table-cell>
          <table:table-cell office:value-type="float" office:value="1376992000" calcext:value-type="float">
            <text:p>1376992000.000</text:p>
          </table:table-cell>
          <table:table-cell office:value-type="float" office:value="51997300" calcext:value-type="float">
            <text:p>519973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4252260432036" calcext:value-type="float">
            <text:p>0.704</text:p>
          </table:table-cell>
          <table:table-cell office:value-type="float" office:value="0.410363799342668" calcext:value-type="float">
            <text:p>0.410</text:p>
          </table:table-cell>
          <table:table-cell office:value-type="float" office:value="0.765374679571257" calcext:value-type="float">
            <text:p>0.765</text:p>
          </table:table-cell>
          <table:table-cell office:value-type="float" office:value="0.704252260432036" calcext:value-type="float">
            <text:p>0.704</text:p>
          </table:table-cell>
          <table:table-cell office:value-type="float" office:value="0.376171654363293" calcext:value-type="float">
            <text:p>0.376</text:p>
          </table:table-cell>
          <table:table-cell office:value-type="float" office:value="0.871313171364374" calcext:value-type="float">
            <text:p>0.871</text:p>
          </table:table-cell>
          <table:table-cell office:value-type="float" office:value="0.704252260432036" calcext:value-type="float">
            <text:p>0.704</text:p>
          </table:table-cell>
          <table:table-cell office:value-type="float" office:value="0.660691085994563" calcext:value-type="float">
            <text:p>0.661</text:p>
          </table:table-cell>
          <table:table-cell office:value-type="float" office:value="0.704252260432036" calcext:value-type="float">
            <text:p>0.704</text:p>
          </table:table-cell>
          <table:table-cell office:value-type="float" office:value="1369967400" calcext:value-type="float">
            <text:p>1369967400.000</text:p>
          </table:table-cell>
          <table:table-cell office:value-type="float" office:value="51999200" calcext:value-type="float">
            <text:p>51999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5708773124503" calcext:value-type="float">
            <text:p>0.706</text:p>
          </table:table-cell>
          <table:table-cell office:value-type="float" office:value="0.411105002785747" calcext:value-type="float">
            <text:p>0.411</text:p>
          </table:table-cell>
          <table:table-cell office:value-type="float" office:value="0.766522950196825" calcext:value-type="float">
            <text:p>0.767</text:p>
          </table:table-cell>
          <table:table-cell office:value-type="float" office:value="0.705708773124503" calcext:value-type="float">
            <text:p>0.706</text:p>
          </table:table-cell>
          <table:table-cell office:value-type="float" office:value="0.3768197759076" calcext:value-type="float">
            <text:p>0.377</text:p>
          </table:table-cell>
          <table:table-cell office:value-type="float" office:value="0.871856990407797" calcext:value-type="float">
            <text:p>0.872</text:p>
          </table:table-cell>
          <table:table-cell office:value-type="float" office:value="0.705708773124503" calcext:value-type="float">
            <text:p>0.706</text:p>
          </table:table-cell>
          <table:table-cell office:value-type="float" office:value="0.655385724745355" calcext:value-type="float">
            <text:p>0.655</text:p>
          </table:table-cell>
          <table:table-cell office:value-type="float" office:value="0.705708773124503" calcext:value-type="float">
            <text:p>0.706</text:p>
          </table:table-cell>
          <table:table-cell office:value-type="float" office:value="1374927100" calcext:value-type="float">
            <text:p>1374927100.000</text:p>
          </table:table-cell>
          <table:table-cell office:value-type="float" office:value="51998800" calcext:value-type="float">
            <text:p>51998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2965989482843" calcext:value-type="float">
            <text:p>0.703</text:p>
          </table:table-cell>
          <table:table-cell office:value-type="float" office:value="0.408484031951385" calcext:value-type="float">
            <text:p>0.408</text:p>
          </table:table-cell>
          <table:table-cell office:value-type="float" office:value="0.764632908595091" calcext:value-type="float">
            <text:p>0.765</text:p>
          </table:table-cell>
          <table:table-cell office:value-type="float" office:value="0.702965989482843" calcext:value-type="float">
            <text:p>0.703</text:p>
          </table:table-cell>
          <table:table-cell office:value-type="float" office:value="0.374969344582295" calcext:value-type="float">
            <text:p>0.375</text:p>
          </table:table-cell>
          <table:table-cell office:value-type="float" office:value="0.871484800632252" calcext:value-type="float">
            <text:p>0.871</text:p>
          </table:table-cell>
          <table:table-cell office:value-type="float" office:value="0.702965989482843" calcext:value-type="float">
            <text:p>0.703</text:p>
          </table:table-cell>
          <table:table-cell office:value-type="float" office:value="0.654339943286995" calcext:value-type="float">
            <text:p>0.654</text:p>
          </table:table-cell>
          <table:table-cell office:value-type="float" office:value="0.702965989482843" calcext:value-type="float">
            <text:p>0.703</text:p>
          </table:table-cell>
          <table:table-cell office:value-type="float" office:value="1411998600" calcext:value-type="float">
            <text:p>1411998600.000</text:p>
          </table:table-cell>
          <table:table-cell office:value-type="float" office:value="53000200" calcext:value-type="float">
            <text:p>53000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5141300646919" calcext:value-type="float">
            <text:p>0.705</text:p>
          </table:table-cell>
          <table:table-cell office:value-type="float" office:value="0.408906126353655" calcext:value-type="float">
            <text:p>0.409</text:p>
          </table:table-cell>
          <table:table-cell office:value-type="float" office:value="0.766005614267326" calcext:value-type="float">
            <text:p>0.766</text:p>
          </table:table-cell>
          <table:table-cell office:value-type="float" office:value="0.705141300646919" calcext:value-type="float">
            <text:p>0.705</text:p>
          </table:table-cell>
          <table:table-cell office:value-type="float" office:value="0.375277587507766" calcext:value-type="float">
            <text:p>0.375</text:p>
          </table:table-cell>
          <table:table-cell office:value-type="float" office:value="0.8707164660251" calcext:value-type="float">
            <text:p>0.871</text:p>
          </table:table-cell>
          <table:table-cell office:value-type="float" office:value="0.705141300646919" calcext:value-type="float">
            <text:p>0.705</text:p>
          </table:table-cell>
          <table:table-cell office:value-type="float" office:value="0.645988889256203" calcext:value-type="float">
            <text:p>0.646</text:p>
          </table:table-cell>
          <table:table-cell office:value-type="float" office:value="0.705141300646919" calcext:value-type="float">
            <text:p>0.705</text:p>
          </table:table-cell>
          <table:table-cell office:value-type="float" office:value="1362968900" calcext:value-type="float">
            <text:p>1362968900.000</text:p>
          </table:table-cell>
          <table:table-cell office:value-type="float" office:value="53000400" calcext:value-type="float">
            <text:p>530004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704474474383381" calcext:value-type="float">
            <text:p>0.704</text:p>
          </table:table-cell>
          <table:table-cell table:formula="of:=AVERAGE([.C87:.C96])" office:value-type="float" office:value="0.409243768821507" calcext:value-type="float">
            <text:p>0.409</text:p>
          </table:table-cell>
          <table:table-cell table:formula="of:=AVERAGE([.D87:.D96])" office:value-type="float" office:value="0.765746971780513" calcext:value-type="float">
            <text:p>0.766</text:p>
          </table:table-cell>
          <table:table-cell table:formula="of:=AVERAGE([.E87:.E96])" office:value-type="float" office:value="0.704474474383381" calcext:value-type="float">
            <text:p>0.704</text:p>
          </table:table-cell>
          <table:table-cell table:formula="of:=AVERAGE([.F87:.F96])" office:value-type="float" office:value="0.375638605080604" calcext:value-type="float">
            <text:p>0.376</text:p>
          </table:table-cell>
          <table:table-cell table:formula="of:=AVERAGE([.G87:.G96])" office:value-type="float" office:value="0.871488078293924" calcext:value-type="float">
            <text:p>0.871</text:p>
          </table:table-cell>
          <table:table-cell table:formula="of:=AVERAGE([.H87:.H96])" office:value-type="float" office:value="0.704474474383381" calcext:value-type="float">
            <text:p>0.704</text:p>
          </table:table-cell>
          <table:table-cell table:formula="of:=AVERAGE([.I87:.I96])" office:value-type="float" office:value="0.651421264168173" calcext:value-type="float">
            <text:p>0.651</text:p>
          </table:table-cell>
          <table:table-cell table:formula="of:=AVERAGE([.J87:.J96])" office:value-type="float" office:value="0.704474474383381" calcext:value-type="float">
            <text:p>0.704</text:p>
          </table:table-cell>
          <table:table-cell table:formula="of:=AVERAGE([.K87:.K96])" office:value-type="float" office:value="1372082340" calcext:value-type="float">
            <text:p>1372082340.000</text:p>
          </table:table-cell>
          <table:table-cell table:formula="of:=AVERAGE([.L87:.L96])" office:value-type="float" office:value="52099180" calcext:value-type="float">
            <text:p>52099180.000</text:p>
          </table:table-cell>
          <table:table-cell table:formula="of:=AVERAGE([.M87:.M96])" office:value-type="float" office:value="13540.5" calcext:value-type="float">
            <text:p>13540.500</text:p>
          </table:table-cell>
          <table:table-cell table:formula="of:=AVERAGE([.N87:.N96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1.37208234" calcext:value-type="float">
            <text:p>1.372</text:p>
          </table:table-cell>
          <table:table-cell table:formula="of:=([.L98]/1000000000)" office:value-type="float" office:value="0.05209918" calcext:value-type="float">
            <text:p>0.05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699139487942208" calcext:value-type="float">
            <text:p>0.699</text:p>
          </table:table-cell>
          <table:table-cell office:value-type="float" office:value="0.402969774982685" calcext:value-type="float">
            <text:p>0.403</text:p>
          </table:table-cell>
          <table:table-cell office:value-type="float" office:value="0.761543304675898" calcext:value-type="float">
            <text:p>0.762</text:p>
          </table:table-cell>
          <table:table-cell office:value-type="float" office:value="0.699139487942208" calcext:value-type="float">
            <text:p>0.699</text:p>
          </table:table-cell>
          <table:table-cell office:value-type="float" office:value="0.368393377570151" calcext:value-type="float">
            <text:p>0.368</text:p>
          </table:table-cell>
          <table:table-cell office:value-type="float" office:value="0.872544672292859" calcext:value-type="float">
            <text:p>0.873</text:p>
          </table:table-cell>
          <table:table-cell office:value-type="float" office:value="0.699139487942208" calcext:value-type="float">
            <text:p>0.699</text:p>
          </table:table-cell>
          <table:table-cell office:value-type="float" office:value="0.65434751351643" calcext:value-type="float">
            <text:p>0.654</text:p>
          </table:table-cell>
          <table:table-cell office:value-type="float" office:value="0.699139487942208" calcext:value-type="float">
            <text:p>0.699</text:p>
          </table:table-cell>
          <table:table-cell office:value-type="float" office:value="1428967500" calcext:value-type="float">
            <text:p>1428967500.000</text:p>
          </table:table-cell>
          <table:table-cell office:value-type="float" office:value="54999700" calcext:value-type="float">
            <text:p>54999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699936258366089" calcext:value-type="float">
            <text:p>0.700</text:p>
          </table:table-cell>
          <table:table-cell office:value-type="float" office:value="0.40195162690319" calcext:value-type="float">
            <text:p>0.402</text:p>
          </table:table-cell>
          <table:table-cell office:value-type="float" office:value="0.762103366877788" calcext:value-type="float">
            <text:p>0.762</text:p>
          </table:table-cell>
          <table:table-cell office:value-type="float" office:value="0.699936258366089" calcext:value-type="float">
            <text:p>0.700</text:p>
          </table:table-cell>
          <table:table-cell office:value-type="float" office:value="0.367775493610589" calcext:value-type="float">
            <text:p>0.368</text:p>
          </table:table-cell>
          <table:table-cell office:value-type="float" office:value="0.871629602885282" calcext:value-type="float">
            <text:p>0.872</text:p>
          </table:table-cell>
          <table:table-cell office:value-type="float" office:value="0.699936258366089" calcext:value-type="float">
            <text:p>0.700</text:p>
          </table:table-cell>
          <table:table-cell office:value-type="float" office:value="0.64608241009179" calcext:value-type="float">
            <text:p>0.646</text:p>
          </table:table-cell>
          <table:table-cell office:value-type="float" office:value="0.699936258366089" calcext:value-type="float">
            <text:p>0.700</text:p>
          </table:table-cell>
          <table:table-cell office:value-type="float" office:value="1405965200" calcext:value-type="float">
            <text:p>1405965200.000</text:p>
          </table:table-cell>
          <table:table-cell office:value-type="float" office:value="53999700" calcext:value-type="float">
            <text:p>53999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702733807854386" calcext:value-type="float">
            <text:p>0.703</text:p>
          </table:table-cell>
          <table:table-cell office:value-type="float" office:value="0.403978356031371" calcext:value-type="float">
            <text:p>0.404</text:p>
          </table:table-cell>
          <table:table-cell office:value-type="float" office:value="0.764142087381936" calcext:value-type="float">
            <text:p>0.764</text:p>
          </table:table-cell>
          <table:table-cell office:value-type="float" office:value="0.702733807854386" calcext:value-type="float">
            <text:p>0.703</text:p>
          </table:table-cell>
          <table:table-cell office:value-type="float" office:value="0.36917194530113" calcext:value-type="float">
            <text:p>0.369</text:p>
          </table:table-cell>
          <table:table-cell office:value-type="float" office:value="0.87202909100162" calcext:value-type="float">
            <text:p>0.872</text:p>
          </table:table-cell>
          <table:table-cell office:value-type="float" office:value="0.702733807854386" calcext:value-type="float">
            <text:p>0.703</text:p>
          </table:table-cell>
          <table:table-cell office:value-type="float" office:value="0.64474182527534" calcext:value-type="float">
            <text:p>0.645</text:p>
          </table:table-cell>
          <table:table-cell office:value-type="float" office:value="0.702733807854386" calcext:value-type="float">
            <text:p>0.703</text:p>
          </table:table-cell>
          <table:table-cell office:value-type="float" office:value="1429000100" calcext:value-type="float">
            <text:p>1429000100.000</text:p>
          </table:table-cell>
          <table:table-cell office:value-type="float" office:value="54998600" calcext:value-type="float">
            <text:p>54998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701388151138496" calcext:value-type="float">
            <text:p>0.701</text:p>
          </table:table-cell>
          <table:table-cell office:value-type="float" office:value="0.402485304890903" calcext:value-type="float">
            <text:p>0.402</text:p>
          </table:table-cell>
          <table:table-cell office:value-type="float" office:value="0.763339324973088" calcext:value-type="float">
            <text:p>0.763</text:p>
          </table:table-cell>
          <table:table-cell office:value-type="float" office:value="0.701388151138496" calcext:value-type="float">
            <text:p>0.701</text:p>
          </table:table-cell>
          <table:table-cell office:value-type="float" office:value="0.368476903925837" calcext:value-type="float">
            <text:p>0.368</text:p>
          </table:table-cell>
          <table:table-cell office:value-type="float" office:value="0.871882121262246" calcext:value-type="float">
            <text:p>0.872</text:p>
          </table:table-cell>
          <table:table-cell office:value-type="float" office:value="0.701388151138496" calcext:value-type="float">
            <text:p>0.701</text:p>
          </table:table-cell>
          <table:table-cell office:value-type="float" office:value="0.636563177334528" calcext:value-type="float">
            <text:p>0.637</text:p>
          </table:table-cell>
          <table:table-cell office:value-type="float" office:value="0.701388151138496" calcext:value-type="float">
            <text:p>0.701</text:p>
          </table:table-cell>
          <table:table-cell office:value-type="float" office:value="1423949200" calcext:value-type="float">
            <text:p>1423949200.000</text:p>
          </table:table-cell>
          <table:table-cell office:value-type="float" office:value="60997200" calcext:value-type="float">
            <text:p>60997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701706859308049" calcext:value-type="float">
            <text:p>0.702</text:p>
          </table:table-cell>
          <table:table-cell office:value-type="float" office:value="0.405064185367431" calcext:value-type="float">
            <text:p>0.405</text:p>
          </table:table-cell>
          <table:table-cell office:value-type="float" office:value="0.763448293444768" calcext:value-type="float">
            <text:p>0.763</text:p>
          </table:table-cell>
          <table:table-cell office:value-type="float" office:value="0.701706859308049" calcext:value-type="float">
            <text:p>0.702</text:p>
          </table:table-cell>
          <table:table-cell office:value-type="float" office:value="0.370070277159598" calcext:value-type="float">
            <text:p>0.370</text:p>
          </table:table-cell>
          <table:table-cell office:value-type="float" office:value="0.872498684670329" calcext:value-type="float">
            <text:p>0.872</text:p>
          </table:table-cell>
          <table:table-cell office:value-type="float" office:value="0.701706859308049" calcext:value-type="float">
            <text:p>0.702</text:p>
          </table:table-cell>
          <table:table-cell office:value-type="float" office:value="0.645434213756378" calcext:value-type="float">
            <text:p>0.645</text:p>
          </table:table-cell>
          <table:table-cell office:value-type="float" office:value="0.701706859308049" calcext:value-type="float">
            <text:p>0.702</text:p>
          </table:table-cell>
          <table:table-cell office:value-type="float" office:value="1368990400" calcext:value-type="float">
            <text:p>1368990400.000</text:p>
          </table:table-cell>
          <table:table-cell office:value-type="float" office:value="53997900" calcext:value-type="float">
            <text:p>53997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702060979496441" calcext:value-type="float">
            <text:p>0.702</text:p>
          </table:table-cell>
          <table:table-cell office:value-type="float" office:value="0.404073409007019" calcext:value-type="float">
            <text:p>0.404</text:p>
          </table:table-cell>
          <table:table-cell office:value-type="float" office:value="0.76388122714614" calcext:value-type="float">
            <text:p>0.764</text:p>
          </table:table-cell>
          <table:table-cell office:value-type="float" office:value="0.702060979496441" calcext:value-type="float">
            <text:p>0.702</text:p>
          </table:table-cell>
          <table:table-cell office:value-type="float" office:value="0.369555088848517" calcext:value-type="float">
            <text:p>0.370</text:p>
          </table:table-cell>
          <table:table-cell office:value-type="float" office:value="0.87260723680229" calcext:value-type="float">
            <text:p>0.873</text:p>
          </table:table-cell>
          <table:table-cell office:value-type="float" office:value="0.702060979496441" calcext:value-type="float">
            <text:p>0.702</text:p>
          </table:table-cell>
          <table:table-cell office:value-type="float" office:value="0.640062667190753" calcext:value-type="float">
            <text:p>0.640</text:p>
          </table:table-cell>
          <table:table-cell office:value-type="float" office:value="0.702060979496441" calcext:value-type="float">
            <text:p>0.702</text:p>
          </table:table-cell>
          <table:table-cell office:value-type="float" office:value="1382997300" calcext:value-type="float">
            <text:p>1382997300.000</text:p>
          </table:table-cell>
          <table:table-cell office:value-type="float" office:value="53000500" calcext:value-type="float">
            <text:p>53000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701423563157336" calcext:value-type="float">
            <text:p>0.701</text:p>
          </table:table-cell>
          <table:table-cell office:value-type="float" office:value="0.404326777263483" calcext:value-type="float">
            <text:p>0.404</text:p>
          </table:table-cell>
          <table:table-cell office:value-type="float" office:value="0.763184093122429" calcext:value-type="float">
            <text:p>0.763</text:p>
          </table:table-cell>
          <table:table-cell office:value-type="float" office:value="0.701423563157336" calcext:value-type="float">
            <text:p>0.701</text:p>
          </table:table-cell>
          <table:table-cell office:value-type="float" office:value="0.36972158364102" calcext:value-type="float">
            <text:p>0.370</text:p>
          </table:table-cell>
          <table:table-cell office:value-type="float" office:value="0.871944099733363" calcext:value-type="float">
            <text:p>0.872</text:p>
          </table:table-cell>
          <table:table-cell office:value-type="float" office:value="0.701423563157336" calcext:value-type="float">
            <text:p>0.701</text:p>
          </table:table-cell>
          <table:table-cell office:value-type="float" office:value="0.648856107543156" calcext:value-type="float">
            <text:p>0.649</text:p>
          </table:table-cell>
          <table:table-cell office:value-type="float" office:value="0.701423563157336" calcext:value-type="float">
            <text:p>0.701</text:p>
          </table:table-cell>
          <table:table-cell office:value-type="float" office:value="1374970700" calcext:value-type="float">
            <text:p>1374970700.000</text:p>
          </table:table-cell>
          <table:table-cell office:value-type="float" office:value="53997900" calcext:value-type="float">
            <text:p>53997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701388151138496" calcext:value-type="float">
            <text:p>0.701</text:p>
          </table:table-cell>
          <table:table-cell office:value-type="float" office:value="0.40289010675014" calcext:value-type="float">
            <text:p>0.403</text:p>
          </table:table-cell>
          <table:table-cell office:value-type="float" office:value="0.763518188771442" calcext:value-type="float">
            <text:p>0.764</text:p>
          </table:table-cell>
          <table:table-cell office:value-type="float" office:value="0.701388151138496" calcext:value-type="float">
            <text:p>0.701</text:p>
          </table:table-cell>
          <table:table-cell office:value-type="float" office:value="0.368957742255901" calcext:value-type="float">
            <text:p>0.369</text:p>
          </table:table-cell>
          <table:table-cell office:value-type="float" office:value="0.872247277469133" calcext:value-type="float">
            <text:p>0.872</text:p>
          </table:table-cell>
          <table:table-cell office:value-type="float" office:value="0.701388151138496" calcext:value-type="float">
            <text:p>0.701</text:p>
          </table:table-cell>
          <table:table-cell office:value-type="float" office:value="0.643805448900688" calcext:value-type="float">
            <text:p>0.644</text:p>
          </table:table-cell>
          <table:table-cell office:value-type="float" office:value="0.701388151138496" calcext:value-type="float">
            <text:p>0.701</text:p>
          </table:table-cell>
          <table:table-cell office:value-type="float" office:value="1387000500" calcext:value-type="float">
            <text:p>1387000500.000</text:p>
          </table:table-cell>
          <table:table-cell office:value-type="float" office:value="53999400" calcext:value-type="float">
            <text:p>53999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704061758560855" calcext:value-type="float">
            <text:p>0.704</text:p>
          </table:table-cell>
          <table:table-cell office:value-type="float" office:value="0.404393412463869" calcext:value-type="float">
            <text:p>0.404</text:p>
          </table:table-cell>
          <table:table-cell office:value-type="float" office:value="0.765114430760201" calcext:value-type="float">
            <text:p>0.765</text:p>
          </table:table-cell>
          <table:table-cell office:value-type="float" office:value="0.704061758560855" calcext:value-type="float">
            <text:p>0.704</text:p>
          </table:table-cell>
          <table:table-cell office:value-type="float" office:value="0.369782366419307" calcext:value-type="float">
            <text:p>0.370</text:p>
          </table:table-cell>
          <table:table-cell office:value-type="float" office:value="0.871988848766308" calcext:value-type="float">
            <text:p>0.872</text:p>
          </table:table-cell>
          <table:table-cell office:value-type="float" office:value="0.704061758560855" calcext:value-type="float">
            <text:p>0.704</text:p>
          </table:table-cell>
          <table:table-cell office:value-type="float" office:value="0.639256071320508" calcext:value-type="float">
            <text:p>0.639</text:p>
          </table:table-cell>
          <table:table-cell office:value-type="float" office:value="0.704061758560855" calcext:value-type="float">
            <text:p>0.704</text:p>
          </table:table-cell>
          <table:table-cell office:value-type="float" office:value="1387970400" calcext:value-type="float">
            <text:p>1387970400.000</text:p>
          </table:table-cell>
          <table:table-cell office:value-type="float" office:value="56997400" calcext:value-type="float">
            <text:p>56997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699794610290733" calcext:value-type="float">
            <text:p>0.700</text:p>
          </table:table-cell>
          <table:table-cell office:value-type="float" office:value="0.403323433979143" calcext:value-type="float">
            <text:p>0.403</text:p>
          </table:table-cell>
          <table:table-cell office:value-type="float" office:value="0.761744388764795" calcext:value-type="float">
            <text:p>0.762</text:p>
          </table:table-cell>
          <table:table-cell office:value-type="float" office:value="0.699794610290733" calcext:value-type="float">
            <text:p>0.700</text:p>
          </table:table-cell>
          <table:table-cell office:value-type="float" office:value="0.368417356822508" calcext:value-type="float">
            <text:p>0.368</text:p>
          </table:table-cell>
          <table:table-cell office:value-type="float" office:value="0.871623950992823" calcext:value-type="float">
            <text:p>0.872</text:p>
          </table:table-cell>
          <table:table-cell office:value-type="float" office:value="0.699794610290733" calcext:value-type="float">
            <text:p>0.700</text:p>
          </table:table-cell>
          <table:table-cell office:value-type="float" office:value="0.647325278129498" calcext:value-type="float">
            <text:p>0.647</text:p>
          </table:table-cell>
          <table:table-cell office:value-type="float" office:value="0.699794610290733" calcext:value-type="float">
            <text:p>0.700</text:p>
          </table:table-cell>
          <table:table-cell office:value-type="float" office:value="1342968500" calcext:value-type="float">
            <text:p>1342968500.000</text:p>
          </table:table-cell>
          <table:table-cell office:value-type="float" office:value="54998100" calcext:value-type="float">
            <text:p>54998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701363362725309" calcext:value-type="float">
            <text:p>0.701</text:p>
          </table:table-cell>
          <table:table-cell table:formula="of:=AVERAGE([.C104:.C113])" office:value-type="float" office:value="0.403545638763923" calcext:value-type="float">
            <text:p>0.404</text:p>
          </table:table-cell>
          <table:table-cell table:formula="of:=AVERAGE([.D104:.D113])" office:value-type="float" office:value="0.763201870591849" calcext:value-type="float">
            <text:p>0.763</text:p>
          </table:table-cell>
          <table:table-cell table:formula="of:=AVERAGE([.E104:.E113])" office:value-type="float" office:value="0.701363362725309" calcext:value-type="float">
            <text:p>0.701</text:p>
          </table:table-cell>
          <table:table-cell table:formula="of:=AVERAGE([.F104:.F113])" office:value-type="float" office:value="0.369032213555456" calcext:value-type="float">
            <text:p>0.369</text:p>
          </table:table-cell>
          <table:table-cell table:formula="of:=AVERAGE([.G104:.G113])" office:value-type="float" office:value="0.872099558587625" calcext:value-type="float">
            <text:p>0.872</text:p>
          </table:table-cell>
          <table:table-cell table:formula="of:=AVERAGE([.H104:.H113])" office:value-type="float" office:value="0.701363362725309" calcext:value-type="float">
            <text:p>0.701</text:p>
          </table:table-cell>
          <table:table-cell table:formula="of:=AVERAGE([.I104:.I113])" office:value-type="float" office:value="0.644647471305907" calcext:value-type="float">
            <text:p>0.645</text:p>
          </table:table-cell>
          <table:table-cell table:formula="of:=AVERAGE([.J104:.J113])" office:value-type="float" office:value="0.701363362725309" calcext:value-type="float">
            <text:p>0.701</text:p>
          </table:table-cell>
          <table:table-cell table:formula="of:=AVERAGE([.K104:.K113])" office:value-type="float" office:value="1393277980" calcext:value-type="float">
            <text:p>1393277980.000</text:p>
          </table:table-cell>
          <table:table-cell table:formula="of:=AVERAGE([.L104:.L113])" office:value-type="float" office:value="55198640" calcext:value-type="float">
            <text:p>55198640.000</text:p>
          </table:table-cell>
          <table:table-cell table:formula="of:=AVERAGE([.M104:.M113])" office:value-type="float" office:value="14094" calcext:value-type="float">
            <text:p>14094.000</text:p>
          </table:table-cell>
          <table:table-cell table:formula="of:=AVERAGE([.N104:.N113])"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1.39327798" calcext:value-type="float">
            <text:p>1.393</text:p>
          </table:table-cell>
          <table:table-cell table:formula="of:=([.L115]/1000000000)" office:value-type="float" office:value="0.05519864" calcext:value-type="float">
            <text:p>0.05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08316358161367" calcext:value-type="float">
            <text:p>0.708</text:p>
          </table:table-cell>
          <table:table-cell office:value-type="float" office:value="0.412552881706175" calcext:value-type="float">
            <text:p>0.413</text:p>
          </table:table-cell>
          <table:table-cell office:value-type="float" office:value="0.769774176606487" calcext:value-type="float">
            <text:p>0.770</text:p>
          </table:table-cell>
          <table:table-cell office:value-type="float" office:value="0.708316358161367" calcext:value-type="float">
            <text:p>0.708</text:p>
          </table:table-cell>
          <table:table-cell office:value-type="float" office:value="0.377704782482104" calcext:value-type="float">
            <text:p>0.378</text:p>
          </table:table-cell>
          <table:table-cell office:value-type="float" office:value="0.875698081966202" calcext:value-type="float">
            <text:p>0.876</text:p>
          </table:table-cell>
          <table:table-cell office:value-type="float" office:value="0.708316358161367" calcext:value-type="float">
            <text:p>0.708</text:p>
          </table:table-cell>
          <table:table-cell office:value-type="float" office:value="0.647927300287196" calcext:value-type="float">
            <text:p>0.648</text:p>
          </table:table-cell>
          <table:table-cell office:value-type="float" office:value="0.708316358161367" calcext:value-type="float">
            <text:p>0.708</text:p>
          </table:table-cell>
          <table:table-cell office:value-type="float" office:value="1486934200" calcext:value-type="float">
            <text:p>1486934200.000</text:p>
          </table:table-cell>
          <table:table-cell office:value-type="float" office:value="62002200" calcext:value-type="float">
            <text:p>62002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08652909396865" calcext:value-type="float">
            <text:p>0.709</text:p>
          </table:table-cell>
          <table:table-cell office:value-type="float" office:value="0.414770649840297" calcext:value-type="float">
            <text:p>0.415</text:p>
          </table:table-cell>
          <table:table-cell office:value-type="float" office:value="0.770117200377769" calcext:value-type="float">
            <text:p>0.770</text:p>
          </table:table-cell>
          <table:table-cell office:value-type="float" office:value="0.708652909396865" calcext:value-type="float">
            <text:p>0.709</text:p>
          </table:table-cell>
          <table:table-cell office:value-type="float" office:value="0.379301629022577" calcext:value-type="float">
            <text:p>0.379</text:p>
          </table:table-cell>
          <table:table-cell office:value-type="float" office:value="0.87616384739573" calcext:value-type="float">
            <text:p>0.876</text:p>
          </table:table-cell>
          <table:table-cell office:value-type="float" office:value="0.708652909396865" calcext:value-type="float">
            <text:p>0.709</text:p>
          </table:table-cell>
          <table:table-cell office:value-type="float" office:value="0.655464159922704" calcext:value-type="float">
            <text:p>0.655</text:p>
          </table:table-cell>
          <table:table-cell office:value-type="float" office:value="0.708652909396865" calcext:value-type="float">
            <text:p>0.709</text:p>
          </table:table-cell>
          <table:table-cell office:value-type="float" office:value="1629999300" calcext:value-type="float">
            <text:p>1629999300.000</text:p>
          </table:table-cell>
          <table:table-cell office:value-type="float" office:value="63000100" calcext:value-type="float">
            <text:p>63000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10353378797272" calcext:value-type="float">
            <text:p>0.710</text:p>
          </table:table-cell>
          <table:table-cell office:value-type="float" office:value="0.412457526332508" calcext:value-type="float">
            <text:p>0.412</text:p>
          </table:table-cell>
          <table:table-cell office:value-type="float" office:value="0.771385158978947" calcext:value-type="float">
            <text:p>0.771</text:p>
          </table:table-cell>
          <table:table-cell office:value-type="float" office:value="0.710353378797272" calcext:value-type="float">
            <text:p>0.710</text:p>
          </table:table-cell>
          <table:table-cell office:value-type="float" office:value="0.37758957534536" calcext:value-type="float">
            <text:p>0.378</text:p>
          </table:table-cell>
          <table:table-cell office:value-type="float" office:value="0.87589231625688" calcext:value-type="float">
            <text:p>0.876</text:p>
          </table:table-cell>
          <table:table-cell office:value-type="float" office:value="0.710353378797272" calcext:value-type="float">
            <text:p>0.710</text:p>
          </table:table-cell>
          <table:table-cell office:value-type="float" office:value="0.644962805716241" calcext:value-type="float">
            <text:p>0.645</text:p>
          </table:table-cell>
          <table:table-cell office:value-type="float" office:value="0.710353378797272" calcext:value-type="float">
            <text:p>0.710</text:p>
          </table:table-cell>
          <table:table-cell office:value-type="float" office:value="1637999900" calcext:value-type="float">
            <text:p>1637999900.000</text:p>
          </table:table-cell>
          <table:table-cell office:value-type="float" office:value="60997400" calcext:value-type="float">
            <text:p>60997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09272872199097" calcext:value-type="float">
            <text:p>0.709</text:p>
          </table:table-cell>
          <table:table-cell office:value-type="float" office:value="0.414959718431576" calcext:value-type="float">
            <text:p>0.415</text:p>
          </table:table-cell>
          <table:table-cell office:value-type="float" office:value="0.770596906237851" calcext:value-type="float">
            <text:p>0.771</text:p>
          </table:table-cell>
          <table:table-cell office:value-type="float" office:value="0.709272872199097" calcext:value-type="float">
            <text:p>0.709</text:p>
          </table:table-cell>
          <table:table-cell office:value-type="float" office:value="0.379387288553488" calcext:value-type="float">
            <text:p>0.379</text:p>
          </table:table-cell>
          <table:table-cell office:value-type="float" office:value="0.876568637224982" calcext:value-type="float">
            <text:p>0.877</text:p>
          </table:table-cell>
          <table:table-cell office:value-type="float" office:value="0.709272872199097" calcext:value-type="float">
            <text:p>0.709</text:p>
          </table:table-cell>
          <table:table-cell office:value-type="float" office:value="0.65776898978632" calcext:value-type="float">
            <text:p>0.658</text:p>
          </table:table-cell>
          <table:table-cell office:value-type="float" office:value="0.709272872199097" calcext:value-type="float">
            <text:p>0.709</text:p>
          </table:table-cell>
          <table:table-cell office:value-type="float" office:value="1345992200" calcext:value-type="float">
            <text:p>1345992200.000</text:p>
          </table:table-cell>
          <table:table-cell office:value-type="float" office:value="59999800" calcext:value-type="float">
            <text:p>59999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1051279780356" calcext:value-type="float">
            <text:p>0.711</text:p>
          </table:table-cell>
          <table:table-cell office:value-type="float" office:value="0.41465627191685" calcext:value-type="float">
            <text:p>0.415</text:p>
          </table:table-cell>
          <table:table-cell office:value-type="float" office:value="0.77152783085737" calcext:value-type="float">
            <text:p>0.772</text:p>
          </table:table-cell>
          <table:table-cell office:value-type="float" office:value="0.71051279780356" calcext:value-type="float">
            <text:p>0.711</text:p>
          </table:table-cell>
          <table:table-cell office:value-type="float" office:value="0.379189334513857" calcext:value-type="float">
            <text:p>0.379</text:p>
          </table:table-cell>
          <table:table-cell office:value-type="float" office:value="0.876472957786203" calcext:value-type="float">
            <text:p>0.876</text:p>
          </table:table-cell>
          <table:table-cell office:value-type="float" office:value="0.71051279780356" calcext:value-type="float">
            <text:p>0.711</text:p>
          </table:table-cell>
          <table:table-cell office:value-type="float" office:value="0.654072108358575" calcext:value-type="float">
            <text:p>0.654</text:p>
          </table:table-cell>
          <table:table-cell office:value-type="float" office:value="0.71051279780356" calcext:value-type="float">
            <text:p>0.711</text:p>
          </table:table-cell>
          <table:table-cell office:value-type="float" office:value="1363000700" calcext:value-type="float">
            <text:p>1363000700.000</text:p>
          </table:table-cell>
          <table:table-cell office:value-type="float" office:value="53999900" calcext:value-type="float">
            <text:p>53999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09644849880436" calcext:value-type="float">
            <text:p>0.710</text:p>
          </table:table-cell>
          <table:table-cell office:value-type="float" office:value="0.413647852975553" calcext:value-type="float">
            <text:p>0.414</text:p>
          </table:table-cell>
          <table:table-cell office:value-type="float" office:value="0.771217934579453" calcext:value-type="float">
            <text:p>0.771</text:p>
          </table:table-cell>
          <table:table-cell office:value-type="float" office:value="0.709644849880436" calcext:value-type="float">
            <text:p>0.710</text:p>
          </table:table-cell>
          <table:table-cell office:value-type="float" office:value="0.379057867899182" calcext:value-type="float">
            <text:p>0.379</text:p>
          </table:table-cell>
          <table:table-cell office:value-type="float" office:value="0.876649847967383" calcext:value-type="float">
            <text:p>0.877</text:p>
          </table:table-cell>
          <table:table-cell office:value-type="float" office:value="0.709644849880436" calcext:value-type="float">
            <text:p>0.710</text:p>
          </table:table-cell>
          <table:table-cell office:value-type="float" office:value="0.651648012570994" calcext:value-type="float">
            <text:p>0.652</text:p>
          </table:table-cell>
          <table:table-cell office:value-type="float" office:value="0.709644849880436" calcext:value-type="float">
            <text:p>0.710</text:p>
          </table:table-cell>
          <table:table-cell office:value-type="float" office:value="1413994300" calcext:value-type="float">
            <text:p>1413994300.000</text:p>
          </table:table-cell>
          <table:table-cell office:value-type="float" office:value="55998900" calcext:value-type="float">
            <text:p>55998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09414577982464" calcext:value-type="float">
            <text:p>0.709</text:p>
          </table:table-cell>
          <table:table-cell office:value-type="float" office:value="0.412972546639372" calcext:value-type="float">
            <text:p>0.413</text:p>
          </table:table-cell>
          <table:table-cell office:value-type="float" office:value="0.770718417830056" calcext:value-type="float">
            <text:p>0.771</text:p>
          </table:table-cell>
          <table:table-cell office:value-type="float" office:value="0.709414577982464" calcext:value-type="float">
            <text:p>0.709</text:p>
          </table:table-cell>
          <table:table-cell office:value-type="float" office:value="0.377938455288027" calcext:value-type="float">
            <text:p>0.378</text:p>
          </table:table-cell>
          <table:table-cell office:value-type="float" office:value="0.876338657588274" calcext:value-type="float">
            <text:p>0.876</text:p>
          </table:table-cell>
          <table:table-cell office:value-type="float" office:value="0.709414577982464" calcext:value-type="float">
            <text:p>0.709</text:p>
          </table:table-cell>
          <table:table-cell office:value-type="float" office:value="0.656845186920991" calcext:value-type="float">
            <text:p>0.657</text:p>
          </table:table-cell>
          <table:table-cell office:value-type="float" office:value="0.709414577982464" calcext:value-type="float">
            <text:p>0.709</text:p>
          </table:table-cell>
          <table:table-cell office:value-type="float" office:value="1333990700" calcext:value-type="float">
            <text:p>1333990700.000</text:p>
          </table:table-cell>
          <table:table-cell office:value-type="float" office:value="56000600" calcext:value-type="float">
            <text:p>56000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0934372509078" calcext:value-type="float">
            <text:p>0.709</text:p>
          </table:table-cell>
          <table:table-cell office:value-type="float" office:value="0.415654155862113" calcext:value-type="float">
            <text:p>0.416</text:p>
          </table:table-cell>
          <table:table-cell office:value-type="float" office:value="0.770477780866936" calcext:value-type="float">
            <text:p>0.770</text:p>
          </table:table-cell>
          <table:table-cell office:value-type="float" office:value="0.70934372509078" calcext:value-type="float">
            <text:p>0.709</text:p>
          </table:table-cell>
          <table:table-cell office:value-type="float" office:value="0.379806346183926" calcext:value-type="float">
            <text:p>0.380</text:p>
          </table:table-cell>
          <table:table-cell office:value-type="float" office:value="0.876230891159528" calcext:value-type="float">
            <text:p>0.876</text:p>
          </table:table-cell>
          <table:table-cell office:value-type="float" office:value="0.70934372509078" calcext:value-type="float">
            <text:p>0.709</text:p>
          </table:table-cell>
          <table:table-cell office:value-type="float" office:value="0.656949826495702" calcext:value-type="float">
            <text:p>0.657</text:p>
          </table:table-cell>
          <table:table-cell office:value-type="float" office:value="0.70934372509078" calcext:value-type="float">
            <text:p>0.709</text:p>
          </table:table-cell>
          <table:table-cell office:value-type="float" office:value="1354992600" calcext:value-type="float">
            <text:p>1354992600.000</text:p>
          </table:table-cell>
          <table:table-cell office:value-type="float" office:value="51999200" calcext:value-type="float">
            <text:p>51999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09290585422017" calcext:value-type="float">
            <text:p>0.709</text:p>
          </table:table-cell>
          <table:table-cell office:value-type="float" office:value="0.413941596124027" calcext:value-type="float">
            <text:p>0.414</text:p>
          </table:table-cell>
          <table:table-cell office:value-type="float" office:value="0.770664554934121" calcext:value-type="float">
            <text:p>0.771</text:p>
          </table:table-cell>
          <table:table-cell office:value-type="float" office:value="0.709290585422017" calcext:value-type="float">
            <text:p>0.709</text:p>
          </table:table-cell>
          <table:table-cell office:value-type="float" office:value="0.378866399278864" calcext:value-type="float">
            <text:p>0.379</text:p>
          </table:table-cell>
          <table:table-cell office:value-type="float" office:value="0.876076059987475" calcext:value-type="float">
            <text:p>0.876</text:p>
          </table:table-cell>
          <table:table-cell office:value-type="float" office:value="0.709290585422017" calcext:value-type="float">
            <text:p>0.709</text:p>
          </table:table-cell>
          <table:table-cell office:value-type="float" office:value="0.651069713132874" calcext:value-type="float">
            <text:p>0.651</text:p>
          </table:table-cell>
          <table:table-cell office:value-type="float" office:value="0.709290585422017" calcext:value-type="float">
            <text:p>0.709</text:p>
          </table:table-cell>
          <table:table-cell office:value-type="float" office:value="1392968900" calcext:value-type="float">
            <text:p>1392968900.000</text:p>
          </table:table-cell>
          <table:table-cell office:value-type="float" office:value="52997800" calcext:value-type="float">
            <text:p>52997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10069967230538" calcext:value-type="float">
            <text:p>0.710</text:p>
          </table:table-cell>
          <table:table-cell office:value-type="float" office:value="0.414161134908365" calcext:value-type="float">
            <text:p>0.414</text:p>
          </table:table-cell>
          <table:table-cell office:value-type="float" office:value="0.771100115323219" calcext:value-type="float">
            <text:p>0.771</text:p>
          </table:table-cell>
          <table:table-cell office:value-type="float" office:value="0.710069967230538" calcext:value-type="float">
            <text:p>0.710</text:p>
          </table:table-cell>
          <table:table-cell office:value-type="float" office:value="0.378727397979441" calcext:value-type="float">
            <text:p>0.379</text:p>
          </table:table-cell>
          <table:table-cell office:value-type="float" office:value="0.876137046188123" calcext:value-type="float">
            <text:p>0.876</text:p>
          </table:table-cell>
          <table:table-cell office:value-type="float" office:value="0.710069967230538" calcext:value-type="float">
            <text:p>0.710</text:p>
          </table:table-cell>
          <table:table-cell office:value-type="float" office:value="0.65640109314461" calcext:value-type="float">
            <text:p>0.656</text:p>
          </table:table-cell>
          <table:table-cell office:value-type="float" office:value="0.710069967230538" calcext:value-type="float">
            <text:p>0.710</text:p>
          </table:table-cell>
          <table:table-cell office:value-type="float" office:value="1382967300" calcext:value-type="float">
            <text:p>1382967300.000</text:p>
          </table:table-cell>
          <table:table-cell office:value-type="float" office:value="52996900" calcext:value-type="float">
            <text:p>52996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70948720219644" calcext:value-type="float">
            <text:p>0.709</text:p>
          </table:table-cell>
          <table:table-cell table:formula="of:=AVERAGE([.C121:.C130])" office:value-type="float" office:value="0.413977433473684" calcext:value-type="float">
            <text:p>0.414</text:p>
          </table:table-cell>
          <table:table-cell table:formula="of:=AVERAGE([.D121:.D130])" office:value-type="float" office:value="0.770758007659221" calcext:value-type="float">
            <text:p>0.771</text:p>
          </table:table-cell>
          <table:table-cell table:formula="of:=AVERAGE([.E121:.E130])" office:value-type="float" office:value="0.70948720219644" calcext:value-type="float">
            <text:p>0.709</text:p>
          </table:table-cell>
          <table:table-cell table:formula="of:=AVERAGE([.F121:.F130])" office:value-type="float" office:value="0.378756907654683" calcext:value-type="float">
            <text:p>0.379</text:p>
          </table:table-cell>
          <table:table-cell table:formula="of:=AVERAGE([.G121:.G130])" office:value-type="float" office:value="0.876222834352078" calcext:value-type="float">
            <text:p>0.876</text:p>
          </table:table-cell>
          <table:table-cell table:formula="of:=AVERAGE([.H121:.H130])" office:value-type="float" office:value="0.70948720219644" calcext:value-type="float">
            <text:p>0.709</text:p>
          </table:table-cell>
          <table:table-cell table:formula="of:=AVERAGE([.I121:.I130])" office:value-type="float" office:value="0.653310919633621" calcext:value-type="float">
            <text:p>0.653</text:p>
          </table:table-cell>
          <table:table-cell table:formula="of:=AVERAGE([.J121:.J130])" office:value-type="float" office:value="0.70948720219644" calcext:value-type="float">
            <text:p>0.709</text:p>
          </table:table-cell>
          <table:table-cell table:formula="of:=AVERAGE([.K121:.K130])" office:value-type="float" office:value="1434284010" calcext:value-type="float">
            <text:p>1434284010.000</text:p>
          </table:table-cell>
          <table:table-cell table:formula="of:=AVERAGE([.L121:.L130])" office:value-type="float" office:value="56999280" calcext:value-type="float">
            <text:p>56999280.000</text:p>
          </table:table-cell>
          <table:table-cell table:formula="of:=AVERAGE([.M121:.M130])" office:value-type="float" office:value="14094" calcext:value-type="float">
            <text:p>14094.000</text:p>
          </table:table-cell>
          <table:table-cell table:formula="of:=AVERAGE([.N121:.N130])"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1.43428401" calcext:value-type="float">
            <text:p>1.434</text:p>
          </table:table-cell>
          <table:table-cell table:formula="of:=([.L132]/1000000000)" office:value-type="float" office:value="0.05699928" calcext:value-type="float">
            <text:p>0.057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3]/1000000000)" office:value-type="float" office:value="0" calcext:value-type="float">
            <text:p>0.000</text:p>
          </table:table-cell>
          <table:table-cell table:formula="of:=([.L133]/1000000000)" office:value-type="float" office:value="0" calcext:value-type="float">
            <text:p>0.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68762029419923" calcext:value-type="float">
            <text:p>0.688</text:p>
          </table:table-cell>
          <table:table-cell table:formula="of:=AVERAGE([.C2:.C11];[.C19:.C28];[.C36:.C45];[.C53:.C62];[.C70:.C79];[.C87:.C96];[.C104:.C113];[.C121:.C130])" office:value-type="float" office:value="0.389459737205955" calcext:value-type="float">
            <text:p>0.389</text:p>
          </table:table-cell>
          <table:table-cell table:formula="of:=AVERAGE([.D2:.D11];[.D19:.D28];[.D36:.D45];[.D53:.D62];[.D70:.D79];[.D87:.D96];[.D104:.D113];[.D121:.D130])" office:value-type="float" office:value="0.75468937470023" calcext:value-type="float">
            <text:p>0.755</text:p>
          </table:table-cell>
          <table:table-cell table:formula="of:=AVERAGE([.E2:.E11];[.E19:.E28];[.E36:.E45];[.E53:.E62];[.E70:.E79];[.E87:.E96];[.E104:.E113];[.E121:.E130])" office:value-type="float" office:value="0.68762029419923" calcext:value-type="float">
            <text:p>0.688</text:p>
          </table:table-cell>
          <table:table-cell table:formula="of:=AVERAGE([.F2:.F11];[.F19:.F28];[.F36:.F45];[.F53:.F62];[.F70:.F79];[.F87:.F96];[.F104:.F113];[.F121:.F130])" office:value-type="float" office:value="0.360895048610654" calcext:value-type="float">
            <text:p>0.361</text:p>
          </table:table-cell>
          <table:table-cell table:formula="of:=AVERAGE([.G2:.G11];[.G19:.G28];[.G36:.G45];[.G53:.G62];[.G70:.G79];[.G87:.G96];[.G104:.G113];[.G121:.G130])" office:value-type="float" office:value="0.872267403531738" calcext:value-type="float">
            <text:p>0.872</text:p>
          </table:table-cell>
          <table:table-cell table:formula="of:=AVERAGE([.H2:.H11];[.H19:.H28];[.H36:.H45];[.H53:.H62];[.H70:.H79];[.H87:.H96];[.H104:.H113];[.H121:.H130])" office:value-type="float" office:value="0.68762029419923" calcext:value-type="float">
            <text:p>0.688</text:p>
          </table:table-cell>
          <table:table-cell table:formula="of:=AVERAGE([.I2:.I11];[.I19:.I28];[.I36:.I45];[.I53:.I62];[.I70:.I79];[.I87:.I96];[.I104:.I113];[.I121:.I130])" office:value-type="float" office:value="0.633499031962175" calcext:value-type="float">
            <text:p>0.633</text:p>
          </table:table-cell>
          <table:table-cell table:formula="of:=AVERAGE([.J2:.J11];[.J19:.J28];[.J36:.J45];[.J53:.J62];[.J70:.J79];[.J87:.J96];[.J104:.J113];[.J121:.J130])" office:value-type="float" office:value="0.68762029419923" calcext:value-type="float">
            <text:p>0.688</text:p>
          </table:table-cell>
          <table:table-cell table:formula="of:=AVERAGE([.K2:.K11];[.K19:.K28];[.K36:.K45];[.K53:.K62];[.K70:.K79];[.K87:.K96];[.K104:.K113];[.K121:.K130])" office:value-type="float" office:value="1358480536.25" calcext:value-type="float">
            <text:p>1358480536.250</text:p>
          </table:table-cell>
          <table:table-cell table:formula="of:=AVERAGE([.L2:.L11];[.L19:.L28];[.L36:.L45];[.L53:.L62];[.L70:.L79];[.L87:.L96];[.L104:.L113];[.L121:.L130])" office:value-type="float" office:value="53949213.75" calcext:value-type="float">
            <text:p>53949213.750</text:p>
          </table:table-cell>
          <table:table-cell table:formula="of:=AVERAGE([.M2:.M11];[.M19:.M28];[.M36:.M45];[.M53:.M62];[.M70:.M79];[.M87:.M96];[.M104:.M113];[.M121:.M130])" office:value-type="float" office:value="13678.3125" calcext:value-type="float">
            <text:p>13678.313</text:p>
          </table:table-cell>
          <table:table-cell table:formula="of:=AVERAGE([.N2:.N11];[.N19:.N28];[.N36:.N45];[.N53:.N62];[.N70:.N79];[.N87:.N96];[.N104:.N113];[.N121:.N130])" office:value-type="float" office:value="55361.6875" calcext:value-type="float">
            <text:p>55361.68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1.35848053625" calcext:value-type="float">
            <text:p>1.358</text:p>
          </table:table-cell>
          <table:table-cell table:formula="of:=([.L140]/1000000000)" office:value-type="float" office:value="0.05394921375" calcext:value-type="float">
            <text:p>0.054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M" table:style-name="ta1">
        <table:table-column table:style-name="co18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4" table:default-cell-style-name="ce6"/>
        <table:table-column table:style-name="co1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svm-dataset-word2vec-particular.csv</text:p>
          </table:table-cell>
          <table:table-cell office:value-type="float" office:value="0.712566446948756" calcext:value-type="float">
            <text:p>0.713</text:p>
          </table:table-cell>
          <table:table-cell office:value-type="float" office:value="0.438188197996632" calcext:value-type="float">
            <text:p>0.438</text:p>
          </table:table-cell>
          <table:table-cell office:value-type="float" office:value="0.767930589044287" calcext:value-type="float">
            <text:p>0.768</text:p>
          </table:table-cell>
          <table:table-cell office:value-type="float" office:value="0.712566446948756" calcext:value-type="float">
            <text:p>0.713</text:p>
          </table:table-cell>
          <table:table-cell office:value-type="float" office:value="0.39993569737128" calcext:value-type="float">
            <text:p>0.400</text:p>
          </table:table-cell>
          <table:table-cell office:value-type="float" office:value="0.866748016208145" calcext:value-type="float">
            <text:p>0.867</text:p>
          </table:table-cell>
          <table:table-cell office:value-type="float" office:value="0.712566446948756" calcext:value-type="float">
            <text:p>0.713</text:p>
          </table:table-cell>
          <table:table-cell office:value-type="float" office:value="0.681657851842726" calcext:value-type="float">
            <text:p>0.682</text:p>
          </table:table-cell>
          <table:table-cell office:value-type="float" office:value="0.712566446948756" calcext:value-type="float">
            <text:p>0.713</text:p>
          </table:table-cell>
          <table:table-cell office:value-type="float" office:value="78343352400" calcext:value-type="float">
            <text:p>78343352400.000</text:p>
          </table:table-cell>
          <table:table-cell office:value-type="float" office:value="99171980300" calcext:value-type="float">
            <text:p>99171980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word2vec-particular.csv</text:p>
          </table:table-cell>
          <table:table-cell office:value-type="float" office:value="0.711992345311503" calcext:value-type="float">
            <text:p>0.712</text:p>
          </table:table-cell>
          <table:table-cell office:value-type="float" office:value="0.437025372852191" calcext:value-type="float">
            <text:p>0.437</text:p>
          </table:table-cell>
          <table:table-cell office:value-type="float" office:value="0.767823737283636" calcext:value-type="float">
            <text:p>0.768</text:p>
          </table:table-cell>
          <table:table-cell office:value-type="float" office:value="0.711992345311503" calcext:value-type="float">
            <text:p>0.712</text:p>
          </table:table-cell>
          <table:table-cell office:value-type="float" office:value="0.399805730290144" calcext:value-type="float">
            <text:p>0.400</text:p>
          </table:table-cell>
          <table:table-cell office:value-type="float" office:value="0.866533155875465" calcext:value-type="float">
            <text:p>0.867</text:p>
          </table:table-cell>
          <table:table-cell office:value-type="float" office:value="0.711992345311503" calcext:value-type="float">
            <text:p>0.712</text:p>
          </table:table-cell>
          <table:table-cell office:value-type="float" office:value="0.672126192400608" calcext:value-type="float">
            <text:p>0.672</text:p>
          </table:table-cell>
          <table:table-cell office:value-type="float" office:value="0.711992345311503" calcext:value-type="float">
            <text:p>0.712</text:p>
          </table:table-cell>
          <table:table-cell office:value-type="float" office:value="78433990500" calcext:value-type="float">
            <text:p>78433990500.000</text:p>
          </table:table-cell>
          <table:table-cell office:value-type="float" office:value="98167000000" calcext:value-type="float">
            <text:p>981670000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word2vec-particular.csv</text:p>
          </table:table-cell>
          <table:table-cell office:value-type="float" office:value="0.714522645120136" calcext:value-type="float">
            <text:p>0.715</text:p>
          </table:table-cell>
          <table:table-cell office:value-type="float" office:value="0.439124700673995" calcext:value-type="float">
            <text:p>0.439</text:p>
          </table:table-cell>
          <table:table-cell office:value-type="float" office:value="0.769534106363481" calcext:value-type="float">
            <text:p>0.770</text:p>
          </table:table-cell>
          <table:table-cell office:value-type="float" office:value="0.714522645120136" calcext:value-type="float">
            <text:p>0.715</text:p>
          </table:table-cell>
          <table:table-cell office:value-type="float" office:value="0.40081996185783" calcext:value-type="float">
            <text:p>0.401</text:p>
          </table:table-cell>
          <table:table-cell office:value-type="float" office:value="0.867295106382475" calcext:value-type="float">
            <text:p>0.867</text:p>
          </table:table-cell>
          <table:table-cell office:value-type="float" office:value="0.714522645120136" calcext:value-type="float">
            <text:p>0.715</text:p>
          </table:table-cell>
          <table:table-cell office:value-type="float" office:value="0.677662439749133" calcext:value-type="float">
            <text:p>0.678</text:p>
          </table:table-cell>
          <table:table-cell office:value-type="float" office:value="0.714522645120136" calcext:value-type="float">
            <text:p>0.715</text:p>
          </table:table-cell>
          <table:table-cell office:value-type="float" office:value="78529034800" calcext:value-type="float">
            <text:p>78529034800.000</text:p>
          </table:table-cell>
          <table:table-cell office:value-type="float" office:value="100393991400" calcext:value-type="float">
            <text:p>1003939914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word2vec-particular.csv</text:p>
          </table:table-cell>
          <table:table-cell office:value-type="float" office:value="0.712375079736338" calcext:value-type="float">
            <text:p>0.712</text:p>
          </table:table-cell>
          <table:table-cell office:value-type="float" office:value="0.435117710454905" calcext:value-type="float">
            <text:p>0.435</text:p>
          </table:table-cell>
          <table:table-cell office:value-type="float" office:value="0.768048632782941" calcext:value-type="float">
            <text:p>0.768</text:p>
          </table:table-cell>
          <table:table-cell office:value-type="float" office:value="0.712375079736338" calcext:value-type="float">
            <text:p>0.712</text:p>
          </table:table-cell>
          <table:table-cell office:value-type="float" office:value="0.3981237311086" calcext:value-type="float">
            <text:p>0.398</text:p>
          </table:table-cell>
          <table:table-cell office:value-type="float" office:value="0.86634898323456" calcext:value-type="float">
            <text:p>0.866</text:p>
          </table:table-cell>
          <table:table-cell office:value-type="float" office:value="0.712375079736338" calcext:value-type="float">
            <text:p>0.712</text:p>
          </table:table-cell>
          <table:table-cell office:value-type="float" office:value="0.664821203521853" calcext:value-type="float">
            <text:p>0.665</text:p>
          </table:table-cell>
          <table:table-cell office:value-type="float" office:value="0.712375079736338" calcext:value-type="float">
            <text:p>0.712</text:p>
          </table:table-cell>
          <table:table-cell office:value-type="float" office:value="78436422200" calcext:value-type="float">
            <text:p>78436422200.000</text:p>
          </table:table-cell>
          <table:table-cell office:value-type="float" office:value="97891453000" calcext:value-type="float">
            <text:p>978914530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word2vec-particular.csv</text:p>
          </table:table-cell>
          <table:table-cell office:value-type="float" office:value="0.714182436742505" calcext:value-type="float">
            <text:p>0.714</text:p>
          </table:table-cell>
          <table:table-cell office:value-type="float" office:value="0.438170463451788" calcext:value-type="float">
            <text:p>0.438</text:p>
          </table:table-cell>
          <table:table-cell office:value-type="float" office:value="0.769177606070119" calcext:value-type="float">
            <text:p>0.769</text:p>
          </table:table-cell>
          <table:table-cell office:value-type="float" office:value="0.714182436742505" calcext:value-type="float">
            <text:p>0.714</text:p>
          </table:table-cell>
          <table:table-cell office:value-type="float" office:value="0.400075674814284" calcext:value-type="float">
            <text:p>0.400</text:p>
          </table:table-cell>
          <table:table-cell office:value-type="float" office:value="0.866700302854213" calcext:value-type="float">
            <text:p>0.867</text:p>
          </table:table-cell>
          <table:table-cell office:value-type="float" office:value="0.714182436742505" calcext:value-type="float">
            <text:p>0.714</text:p>
          </table:table-cell>
          <table:table-cell office:value-type="float" office:value="0.670539385211171" calcext:value-type="float">
            <text:p>0.671</text:p>
          </table:table-cell>
          <table:table-cell office:value-type="float" office:value="0.714182436742505" calcext:value-type="float">
            <text:p>0.714</text:p>
          </table:table-cell>
          <table:table-cell office:value-type="float" office:value="75583002500" calcext:value-type="float">
            <text:p>75583002500.000</text:p>
          </table:table-cell>
          <table:table-cell office:value-type="float" office:value="97060029100" calcext:value-type="float">
            <text:p>97060029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word2vec-particular.csv</text:p>
          </table:table-cell>
          <table:table-cell office:value-type="float" office:value="0.708462683393578" calcext:value-type="float">
            <text:p>0.708</text:p>
          </table:table-cell>
          <table:table-cell office:value-type="float" office:value="0.434999255324984" calcext:value-type="float">
            <text:p>0.435</text:p>
          </table:table-cell>
          <table:table-cell office:value-type="float" office:value="0.765522316923936" calcext:value-type="float">
            <text:p>0.766</text:p>
          </table:table-cell>
          <table:table-cell office:value-type="float" office:value="0.708462683393579" calcext:value-type="float">
            <text:p>0.708</text:p>
          </table:table-cell>
          <table:table-cell office:value-type="float" office:value="0.398406547568912" calcext:value-type="float">
            <text:p>0.398</text:p>
          </table:table-cell>
          <table:table-cell office:value-type="float" office:value="0.867048134991518" calcext:value-type="float">
            <text:p>0.867</text:p>
          </table:table-cell>
          <table:table-cell office:value-type="float" office:value="0.708462683393579" calcext:value-type="float">
            <text:p>0.708</text:p>
          </table:table-cell>
          <table:table-cell office:value-type="float" office:value="0.674730153020482" calcext:value-type="float">
            <text:p>0.675</text:p>
          </table:table-cell>
          <table:table-cell office:value-type="float" office:value="0.708462683393579" calcext:value-type="float">
            <text:p>0.708</text:p>
          </table:table-cell>
          <table:table-cell office:value-type="float" office:value="75873979300" calcext:value-type="float">
            <text:p>75873979300.000</text:p>
          </table:table-cell>
          <table:table-cell office:value-type="float" office:value="96667018900" calcext:value-type="float">
            <text:p>966670189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word2vec-particular.csv</text:p>
          </table:table-cell>
          <table:table-cell office:value-type="float" office:value="0.712672762066766" calcext:value-type="float">
            <text:p>0.713</text:p>
          </table:table-cell>
          <table:table-cell office:value-type="float" office:value="0.438132075166875" calcext:value-type="float">
            <text:p>0.438</text:p>
          </table:table-cell>
          <table:table-cell office:value-type="float" office:value="0.76842991537066" calcext:value-type="float">
            <text:p>0.768</text:p>
          </table:table-cell>
          <table:table-cell office:value-type="float" office:value="0.712672762066766" calcext:value-type="float">
            <text:p>0.713</text:p>
          </table:table-cell>
          <table:table-cell office:value-type="float" office:value="0.400476538310289" calcext:value-type="float">
            <text:p>0.400</text:p>
          </table:table-cell>
          <table:table-cell office:value-type="float" office:value="0.867313722877033" calcext:value-type="float">
            <text:p>0.867</text:p>
          </table:table-cell>
          <table:table-cell office:value-type="float" office:value="0.712672762066766" calcext:value-type="float">
            <text:p>0.713</text:p>
          </table:table-cell>
          <table:table-cell office:value-type="float" office:value="0.67309057056895" calcext:value-type="float">
            <text:p>0.673</text:p>
          </table:table-cell>
          <table:table-cell office:value-type="float" office:value="0.712672762066766" calcext:value-type="float">
            <text:p>0.713</text:p>
          </table:table-cell>
          <table:table-cell office:value-type="float" office:value="75409031100" calcext:value-type="float">
            <text:p>75409031100.000</text:p>
          </table:table-cell>
          <table:table-cell office:value-type="float" office:value="96964999700" calcext:value-type="float">
            <text:p>96964999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word2vec-particular.csv</text:p>
          </table:table-cell>
          <table:table-cell office:value-type="float" office:value="0.708420157346375" calcext:value-type="float">
            <text:p>0.708</text:p>
          </table:table-cell>
          <table:table-cell office:value-type="float" office:value="0.436797385068293" calcext:value-type="float">
            <text:p>0.437</text:p>
          </table:table-cell>
          <table:table-cell office:value-type="float" office:value="0.765418225496176" calcext:value-type="float">
            <text:p>0.765</text:p>
          </table:table-cell>
          <table:table-cell office:value-type="float" office:value="0.708420157346375" calcext:value-type="float">
            <text:p>0.708</text:p>
          </table:table-cell>
          <table:table-cell office:value-type="float" office:value="0.400059887905034" calcext:value-type="float">
            <text:p>0.400</text:p>
          </table:table-cell>
          <table:table-cell office:value-type="float" office:value="0.866536116197488" calcext:value-type="float">
            <text:p>0.867</text:p>
          </table:table-cell>
          <table:table-cell office:value-type="float" office:value="0.708420157346375" calcext:value-type="float">
            <text:p>0.708</text:p>
          </table:table-cell>
          <table:table-cell office:value-type="float" office:value="0.676386378840125" calcext:value-type="float">
            <text:p>0.676</text:p>
          </table:table-cell>
          <table:table-cell office:value-type="float" office:value="0.708420157346375" calcext:value-type="float">
            <text:p>0.708</text:p>
          </table:table-cell>
          <table:table-cell office:value-type="float" office:value="75868869800" calcext:value-type="float">
            <text:p>75868869800.000</text:p>
          </table:table-cell>
          <table:table-cell office:value-type="float" office:value="97161008400" calcext:value-type="float">
            <text:p>971610084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word2vec-particular.csv</text:p>
          </table:table-cell>
          <table:table-cell office:value-type="float" office:value="0.711163087391027" calcext:value-type="float">
            <text:p>0.711</text:p>
          </table:table-cell>
          <table:table-cell office:value-type="float" office:value="0.434131607601799" calcext:value-type="float">
            <text:p>0.434</text:p>
          </table:table-cell>
          <table:table-cell office:value-type="float" office:value="0.767073530375341" calcext:value-type="float">
            <text:p>0.767</text:p>
          </table:table-cell>
          <table:table-cell office:value-type="float" office:value="0.711163087391027" calcext:value-type="float">
            <text:p>0.711</text:p>
          </table:table-cell>
          <table:table-cell office:value-type="float" office:value="0.396956119880435" calcext:value-type="float">
            <text:p>0.397</text:p>
          </table:table-cell>
          <table:table-cell office:value-type="float" office:value="0.866486195219768" calcext:value-type="float">
            <text:p>0.866</text:p>
          </table:table-cell>
          <table:table-cell office:value-type="float" office:value="0.711163087391027" calcext:value-type="float">
            <text:p>0.711</text:p>
          </table:table-cell>
          <table:table-cell office:value-type="float" office:value="0.670968052792348" calcext:value-type="float">
            <text:p>0.671</text:p>
          </table:table-cell>
          <table:table-cell office:value-type="float" office:value="0.711163087391027" calcext:value-type="float">
            <text:p>0.711</text:p>
          </table:table-cell>
          <table:table-cell office:value-type="float" office:value="75017971400" calcext:value-type="float">
            <text:p>75017971400.000</text:p>
          </table:table-cell>
          <table:table-cell office:value-type="float" office:value="96860996300" calcext:value-type="float">
            <text:p>96860996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word2vec-particular.csv</text:p>
          </table:table-cell>
          <table:table-cell office:value-type="float" office:value="0.709079311078035" calcext:value-type="float">
            <text:p>0.709</text:p>
          </table:table-cell>
          <table:table-cell office:value-type="float" office:value="0.435830327951438" calcext:value-type="float">
            <text:p>0.436</text:p>
          </table:table-cell>
          <table:table-cell office:value-type="float" office:value="0.765826142599338" calcext:value-type="float">
            <text:p>0.766</text:p>
          </table:table-cell>
          <table:table-cell office:value-type="float" office:value="0.709079311078035" calcext:value-type="float">
            <text:p>0.709</text:p>
          </table:table-cell>
          <table:table-cell office:value-type="float" office:value="0.398878187751925" calcext:value-type="float">
            <text:p>0.399</text:p>
          </table:table-cell>
          <table:table-cell office:value-type="float" office:value="0.86719774805617" calcext:value-type="float">
            <text:p>0.867</text:p>
          </table:table-cell>
          <table:table-cell office:value-type="float" office:value="0.709079311078035" calcext:value-type="float">
            <text:p>0.709</text:p>
          </table:table-cell>
          <table:table-cell office:value-type="float" office:value="0.675046221947374" calcext:value-type="float">
            <text:p>0.675</text:p>
          </table:table-cell>
          <table:table-cell office:value-type="float" office:value="0.709079311078035" calcext:value-type="float">
            <text:p>0.709</text:p>
          </table:table-cell>
          <table:table-cell office:value-type="float" office:value="75855034300" calcext:value-type="float">
            <text:p>75855034300.000</text:p>
          </table:table-cell>
          <table:table-cell office:value-type="float" office:value="96936856400" calcext:value-type="float">
            <text:p>969368564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711543695513502" calcext:value-type="float">
            <text:p>0.712</text:p>
          </table:table-cell>
          <table:table-cell table:formula="of:=AVERAGE([.C2:.C11])" office:value-type="float" office:value="0.43675170965429" calcext:value-type="float">
            <text:p>0.437</text:p>
          </table:table-cell>
          <table:table-cell table:formula="of:=AVERAGE([.D2:.D11])" office:value-type="float" office:value="0.767478480230991" calcext:value-type="float">
            <text:p>0.767</text:p>
          </table:table-cell>
          <table:table-cell table:formula="of:=AVERAGE([.E2:.E11])" office:value-type="float" office:value="0.711543695513502" calcext:value-type="float">
            <text:p>0.712</text:p>
          </table:table-cell>
          <table:table-cell table:formula="of:=AVERAGE([.F2:.F11])" office:value-type="float" office:value="0.399353807685873" calcext:value-type="float">
            <text:p>0.399</text:p>
          </table:table-cell>
          <table:table-cell table:formula="of:=AVERAGE([.G2:.G11])" office:value-type="float" office:value="0.866820748189684" calcext:value-type="float">
            <text:p>0.867</text:p>
          </table:table-cell>
          <table:table-cell table:formula="of:=AVERAGE([.H2:.H11])" office:value-type="float" office:value="0.711543695513502" calcext:value-type="float">
            <text:p>0.712</text:p>
          </table:table-cell>
          <table:table-cell table:formula="of:=AVERAGE([.I2:.I11])" office:value-type="float" office:value="0.673702844989477" calcext:value-type="float">
            <text:p>0.674</text:p>
          </table:table-cell>
          <table:table-cell table:formula="of:=AVERAGE([.J2:.J11])" office:value-type="float" office:value="0.711543695513502" calcext:value-type="float">
            <text:p>0.712</text:p>
          </table:table-cell>
          <table:table-cell table:formula="of:=AVERAGE([.K2:.K11])" office:value-type="float" office:value="76735068830" calcext:value-type="float">
            <text:p>76735068830.000</text:p>
          </table:table-cell>
          <table:table-cell table:formula="of:=AVERAGE([.L2:.L11])" office:value-type="float" office:value="97727533350" calcext:value-type="float">
            <text:p>97727533350.000</text:p>
          </table:table-cell>
          <table:table-cell table:formula="of:=AVERAGE([.M2:.M11])" office:value-type="float" office:value="11691" calcext:value-type="float">
            <text:p>11691.000</text:p>
          </table:table-cell>
          <table:table-cell table:formula="of:=AVERAGE([.N2:.N11])"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76.73506883" calcext:value-type="float">
            <text:p>76.735</text:p>
          </table:table-cell>
          <table:table-cell table:formula="of:=([.L13]/1000000000)" office:value-type="float" office:value="97.72753335" calcext:value-type="float">
            <text:p>97.7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svm-dataset-glove-glove840B300d-particular.csv</text:p>
          </table:table-cell>
          <table:table-cell office:value-type="float" office:value="0.742073362996181" calcext:value-type="float">
            <text:p>0.742</text:p>
          </table:table-cell>
          <table:table-cell office:value-type="float" office:value="0.438553660878792" calcext:value-type="float">
            <text:p>0.439</text:p>
          </table:table-cell>
          <table:table-cell office:value-type="float" office:value="0.793718149458698" calcext:value-type="float">
            <text:p>0.794</text:p>
          </table:table-cell>
          <table:table-cell office:value-type="float" office:value="0.742073362996181" calcext:value-type="float">
            <text:p>0.742</text:p>
          </table:table-cell>
          <table:table-cell office:value-type="float" office:value="0.394632138802412" calcext:value-type="float">
            <text:p>0.395</text:p>
          </table:table-cell>
          <table:table-cell office:value-type="float" office:value="0.882786562701537" calcext:value-type="float">
            <text:p>0.883</text:p>
          </table:table-cell>
          <table:table-cell office:value-type="float" office:value="0.742073362996181" calcext:value-type="float">
            <text:p>0.742</text:p>
          </table:table-cell>
          <table:table-cell office:value-type="float" office:value="0.686550578268134" calcext:value-type="float">
            <text:p>0.687</text:p>
          </table:table-cell>
          <table:table-cell office:value-type="float" office:value="0.742073362996181" calcext:value-type="float">
            <text:p>0.742</text:p>
          </table:table-cell>
          <table:table-cell office:value-type="float" office:value="120974989700" calcext:value-type="float">
            <text:p>120974989700.000</text:p>
          </table:table-cell>
          <table:table-cell office:value-type="float" office:value="137499525500" calcext:value-type="float">
            <text:p>1374995255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840B300d-particular.csv</text:p>
          </table:table-cell>
          <table:table-cell office:value-type="float" office:value="0.741337630942788" calcext:value-type="float">
            <text:p>0.741</text:p>
          </table:table-cell>
          <table:table-cell office:value-type="float" office:value="0.439582721749282" calcext:value-type="float">
            <text:p>0.440</text:p>
          </table:table-cell>
          <table:table-cell office:value-type="float" office:value="0.793066666768994" calcext:value-type="float">
            <text:p>0.793</text:p>
          </table:table-cell>
          <table:table-cell office:value-type="float" office:value="0.741337630942788" calcext:value-type="float">
            <text:p>0.741</text:p>
          </table:table-cell>
          <table:table-cell office:value-type="float" office:value="0.394830077340908" calcext:value-type="float">
            <text:p>0.395</text:p>
          </table:table-cell>
          <table:table-cell office:value-type="float" office:value="0.882996583801195" calcext:value-type="float">
            <text:p>0.883</text:p>
          </table:table-cell>
          <table:table-cell office:value-type="float" office:value="0.741337630942788" calcext:value-type="float">
            <text:p>0.741</text:p>
          </table:table-cell>
          <table:table-cell office:value-type="float" office:value="0.69700545201624" calcext:value-type="float">
            <text:p>0.697</text:p>
          </table:table-cell>
          <table:table-cell office:value-type="float" office:value="0.741337630942788" calcext:value-type="float">
            <text:p>0.741</text:p>
          </table:table-cell>
          <table:table-cell office:value-type="float" office:value="121532376300" calcext:value-type="float">
            <text:p>121532376300.000</text:p>
          </table:table-cell>
          <table:table-cell office:value-type="float" office:value="140157638300" calcext:value-type="float">
            <text:p>1401576383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840B300d-particular.csv</text:p>
          </table:table-cell>
          <table:table-cell office:value-type="float" office:value="0.74109238692499" calcext:value-type="float">
            <text:p>0.741</text:p>
          </table:table-cell>
          <table:table-cell office:value-type="float" office:value="0.438221113904983" calcext:value-type="float">
            <text:p>0.438</text:p>
          </table:table-cell>
          <table:table-cell office:value-type="float" office:value="0.792938021690741" calcext:value-type="float">
            <text:p>0.793</text:p>
          </table:table-cell>
          <table:table-cell office:value-type="float" office:value="0.74109238692499" calcext:value-type="float">
            <text:p>0.741</text:p>
          </table:table-cell>
          <table:table-cell office:value-type="float" office:value="0.394088284460463" calcext:value-type="float">
            <text:p>0.394</text:p>
          </table:table-cell>
          <table:table-cell office:value-type="float" office:value="0.882526105283116" calcext:value-type="float">
            <text:p>0.883</text:p>
          </table:table-cell>
          <table:table-cell office:value-type="float" office:value="0.74109238692499" calcext:value-type="float">
            <text:p>0.741</text:p>
          </table:table-cell>
          <table:table-cell office:value-type="float" office:value="0.691613326706629" calcext:value-type="float">
            <text:p>0.692</text:p>
          </table:table-cell>
          <table:table-cell office:value-type="float" office:value="0.74109238692499" calcext:value-type="float">
            <text:p>0.741</text:p>
          </table:table-cell>
          <table:table-cell office:value-type="float" office:value="127146437400" calcext:value-type="float">
            <text:p>127146437400.000</text:p>
          </table:table-cell>
          <table:table-cell office:value-type="float" office:value="145814620300" calcext:value-type="float">
            <text:p>1458146203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840B300d-particular.csv</text:p>
          </table:table-cell>
          <table:table-cell office:value-type="float" office:value="0.743317100515012" calcext:value-type="float">
            <text:p>0.743</text:p>
          </table:table-cell>
          <table:table-cell office:value-type="float" office:value="0.440545651824609" calcext:value-type="float">
            <text:p>0.441</text:p>
          </table:table-cell>
          <table:table-cell office:value-type="float" office:value="0.794548824567905" calcext:value-type="float">
            <text:p>0.795</text:p>
          </table:table-cell>
          <table:table-cell office:value-type="float" office:value="0.743317100515012" calcext:value-type="float">
            <text:p>0.743</text:p>
          </table:table-cell>
          <table:table-cell office:value-type="float" office:value="0.395801016622774" calcext:value-type="float">
            <text:p>0.396</text:p>
          </table:table-cell>
          <table:table-cell office:value-type="float" office:value="0.883076680486521" calcext:value-type="float">
            <text:p>0.883</text:p>
          </table:table-cell>
          <table:table-cell office:value-type="float" office:value="0.743317100515012" calcext:value-type="float">
            <text:p>0.743</text:p>
          </table:table-cell>
          <table:table-cell office:value-type="float" office:value="0.691928238060193" calcext:value-type="float">
            <text:p>0.692</text:p>
          </table:table-cell>
          <table:table-cell office:value-type="float" office:value="0.743317100515012" calcext:value-type="float">
            <text:p>0.743</text:p>
          </table:table-cell>
          <table:table-cell office:value-type="float" office:value="116699999900" calcext:value-type="float">
            <text:p>116699999900.000</text:p>
          </table:table-cell>
          <table:table-cell office:value-type="float" office:value="140613694900" calcext:value-type="float">
            <text:p>140613694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840B300d-particular.csv</text:p>
          </table:table-cell>
          <table:table-cell office:value-type="float" office:value="0.741057352065305" calcext:value-type="float">
            <text:p>0.741</text:p>
          </table:table-cell>
          <table:table-cell office:value-type="float" office:value="0.437009111179899" calcext:value-type="float">
            <text:p>0.437</text:p>
          </table:table-cell>
          <table:table-cell office:value-type="float" office:value="0.792673351467129" calcext:value-type="float">
            <text:p>0.793</text:p>
          </table:table-cell>
          <table:table-cell office:value-type="float" office:value="0.741057352065305" calcext:value-type="float">
            <text:p>0.741</text:p>
          </table:table-cell>
          <table:table-cell office:value-type="float" office:value="0.392707716674038" calcext:value-type="float">
            <text:p>0.393</text:p>
          </table:table-cell>
          <table:table-cell office:value-type="float" office:value="0.882296735691122" calcext:value-type="float">
            <text:p>0.882</text:p>
          </table:table-cell>
          <table:table-cell office:value-type="float" office:value="0.741057352065305" calcext:value-type="float">
            <text:p>0.741</text:p>
          </table:table-cell>
          <table:table-cell office:value-type="float" office:value="0.686217451328819" calcext:value-type="float">
            <text:p>0.686</text:p>
          </table:table-cell>
          <table:table-cell office:value-type="float" office:value="0.741057352065305" calcext:value-type="float">
            <text:p>0.741</text:p>
          </table:table-cell>
          <table:table-cell office:value-type="float" office:value="120771549600" calcext:value-type="float">
            <text:p>120771549600.000</text:p>
          </table:table-cell>
          <table:table-cell office:value-type="float" office:value="140377971700" calcext:value-type="float">
            <text:p>1403779717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840B300d-particular.csv</text:p>
          </table:table-cell>
          <table:table-cell office:value-type="float" office:value="0.741512805241215" calcext:value-type="float">
            <text:p>0.742</text:p>
          </table:table-cell>
          <table:table-cell office:value-type="float" office:value="0.438993781762289" calcext:value-type="float">
            <text:p>0.439</text:p>
          </table:table-cell>
          <table:table-cell office:value-type="float" office:value="0.793048200216814" calcext:value-type="float">
            <text:p>0.793</text:p>
          </table:table-cell>
          <table:table-cell office:value-type="float" office:value="0.741512805241215" calcext:value-type="float">
            <text:p>0.742</text:p>
          </table:table-cell>
          <table:table-cell office:value-type="float" office:value="0.394247769759523" calcext:value-type="float">
            <text:p>0.394</text:p>
          </table:table-cell>
          <table:table-cell office:value-type="float" office:value="0.882635195752496" calcext:value-type="float">
            <text:p>0.883</text:p>
          </table:table-cell>
          <table:table-cell office:value-type="float" office:value="0.741512805241215" calcext:value-type="float">
            <text:p>0.742</text:p>
          </table:table-cell>
          <table:table-cell office:value-type="float" office:value="0.690847207820285" calcext:value-type="float">
            <text:p>0.691</text:p>
          </table:table-cell>
          <table:table-cell office:value-type="float" office:value="0.741512805241215" calcext:value-type="float">
            <text:p>0.742</text:p>
          </table:table-cell>
          <table:table-cell office:value-type="float" office:value="118426001600" calcext:value-type="float">
            <text:p>118426001600.000</text:p>
          </table:table-cell>
          <table:table-cell office:value-type="float" office:value="140881232700" calcext:value-type="float">
            <text:p>1408812327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840B300d-particular.csv</text:p>
          </table:table-cell>
          <table:table-cell office:value-type="float" office:value="0.742633920751147" calcext:value-type="float">
            <text:p>0.743</text:p>
          </table:table-cell>
          <table:table-cell office:value-type="float" office:value="0.440940271219867" calcext:value-type="float">
            <text:p>0.441</text:p>
          </table:table-cell>
          <table:table-cell office:value-type="float" office:value="0.794172955093016" calcext:value-type="float">
            <text:p>0.794</text:p>
          </table:table-cell>
          <table:table-cell office:value-type="float" office:value="0.742633920751147" calcext:value-type="float">
            <text:p>0.743</text:p>
          </table:table-cell>
          <table:table-cell office:value-type="float" office:value="0.396320134524348" calcext:value-type="float">
            <text:p>0.396</text:p>
          </table:table-cell>
          <table:table-cell office:value-type="float" office:value="0.88326708984637" calcext:value-type="float">
            <text:p>0.883</text:p>
          </table:table-cell>
          <table:table-cell office:value-type="float" office:value="0.742633920751147" calcext:value-type="float">
            <text:p>0.743</text:p>
          </table:table-cell>
          <table:table-cell office:value-type="float" office:value="0.696917330297708" calcext:value-type="float">
            <text:p>0.697</text:p>
          </table:table-cell>
          <table:table-cell office:value-type="float" office:value="0.742633920751147" calcext:value-type="float">
            <text:p>0.743</text:p>
          </table:table-cell>
          <table:table-cell office:value-type="float" office:value="120653184200" calcext:value-type="float">
            <text:p>120653184200.000</text:p>
          </table:table-cell>
          <table:table-cell office:value-type="float" office:value="139807934600" calcext:value-type="float">
            <text:p>1398079346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840B300d-particular.csv</text:p>
          </table:table-cell>
          <table:table-cell office:value-type="float" office:value="0.739936236555373" calcext:value-type="float">
            <text:p>0.740</text:p>
          </table:table-cell>
          <table:table-cell office:value-type="float" office:value="0.437368014740743" calcext:value-type="float">
            <text:p>0.437</text:p>
          </table:table-cell>
          <table:table-cell office:value-type="float" office:value="0.792072905983588" calcext:value-type="float">
            <text:p>0.792</text:p>
          </table:table-cell>
          <table:table-cell office:value-type="float" office:value="0.739936236555373" calcext:value-type="float">
            <text:p>0.740</text:p>
          </table:table-cell>
          <table:table-cell office:value-type="float" office:value="0.393099065170937" calcext:value-type="float">
            <text:p>0.393</text:p>
          </table:table-cell>
          <table:table-cell office:value-type="float" office:value="0.882527769630977" calcext:value-type="float">
            <text:p>0.883</text:p>
          </table:table-cell>
          <table:table-cell office:value-type="float" office:value="0.739936236555373" calcext:value-type="float">
            <text:p>0.740</text:p>
          </table:table-cell>
          <table:table-cell office:value-type="float" office:value="0.696040693055914" calcext:value-type="float">
            <text:p>0.696</text:p>
          </table:table-cell>
          <table:table-cell office:value-type="float" office:value="0.739936236555373" calcext:value-type="float">
            <text:p>0.740</text:p>
          </table:table-cell>
          <table:table-cell office:value-type="float" office:value="123912209300" calcext:value-type="float">
            <text:p>123912209300.000</text:p>
          </table:table-cell>
          <table:table-cell office:value-type="float" office:value="139676381000" calcext:value-type="float">
            <text:p>1396763810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840B300d-particular.csv</text:p>
          </table:table-cell>
          <table:table-cell office:value-type="float" office:value="0.74284412990926" calcext:value-type="float">
            <text:p>0.743</text:p>
          </table:table-cell>
          <table:table-cell office:value-type="float" office:value="0.440129326990185" calcext:value-type="float">
            <text:p>0.440</text:p>
          </table:table-cell>
          <table:table-cell office:value-type="float" office:value="0.793925718140229" calcext:value-type="float">
            <text:p>0.794</text:p>
          </table:table-cell>
          <table:table-cell office:value-type="float" office:value="0.74284412990926" calcext:value-type="float">
            <text:p>0.743</text:p>
          </table:table-cell>
          <table:table-cell office:value-type="float" office:value="0.394923421841043" calcext:value-type="float">
            <text:p>0.395</text:p>
          </table:table-cell>
          <table:table-cell office:value-type="float" office:value="0.882686940652453" calcext:value-type="float">
            <text:p>0.883</text:p>
          </table:table-cell>
          <table:table-cell office:value-type="float" office:value="0.74284412990926" calcext:value-type="float">
            <text:p>0.743</text:p>
          </table:table-cell>
          <table:table-cell office:value-type="float" office:value="0.691816161317062" calcext:value-type="float">
            <text:p>0.692</text:p>
          </table:table-cell>
          <table:table-cell office:value-type="float" office:value="0.74284412990926" calcext:value-type="float">
            <text:p>0.743</text:p>
          </table:table-cell>
          <table:table-cell office:value-type="float" office:value="117343981100" calcext:value-type="float">
            <text:p>117343981100.000</text:p>
          </table:table-cell>
          <table:table-cell office:value-type="float" office:value="138089634000" calcext:value-type="float">
            <text:p>1380896340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840B300d-particular.csv</text:p>
          </table:table-cell>
          <table:table-cell office:value-type="float" office:value="0.743159443646428" calcext:value-type="float">
            <text:p>0.743</text:p>
          </table:table-cell>
          <table:table-cell office:value-type="float" office:value="0.439824850718813" calcext:value-type="float">
            <text:p>0.440</text:p>
          </table:table-cell>
          <table:table-cell office:value-type="float" office:value="0.794528568211715" calcext:value-type="float">
            <text:p>0.795</text:p>
          </table:table-cell>
          <table:table-cell office:value-type="float" office:value="0.743159443646428" calcext:value-type="float">
            <text:p>0.743</text:p>
          </table:table-cell>
          <table:table-cell office:value-type="float" office:value="0.395291977591831" calcext:value-type="float">
            <text:p>0.395</text:p>
          </table:table-cell>
          <table:table-cell office:value-type="float" office:value="0.883471078669374" calcext:value-type="float">
            <text:p>0.883</text:p>
          </table:table-cell>
          <table:table-cell office:value-type="float" office:value="0.743159443646428" calcext:value-type="float">
            <text:p>0.743</text:p>
          </table:table-cell>
          <table:table-cell office:value-type="float" office:value="0.692855909200294" calcext:value-type="float">
            <text:p>0.693</text:p>
          </table:table-cell>
          <table:table-cell office:value-type="float" office:value="0.743159443646428" calcext:value-type="float">
            <text:p>0.743</text:p>
          </table:table-cell>
          <table:table-cell office:value-type="float" office:value="119123993000" calcext:value-type="float">
            <text:p>119123993000.000</text:p>
          </table:table-cell>
          <table:table-cell office:value-type="float" office:value="138399792000" calcext:value-type="float">
            <text:p>1383997920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74189643695477" calcext:value-type="float">
            <text:p>0.742</text:p>
          </table:table-cell>
          <table:table-cell table:formula="of:=AVERAGE([.C19:.C28])" office:value-type="float" office:value="0.439116850496946" calcext:value-type="float">
            <text:p>0.439</text:p>
          </table:table-cell>
          <table:table-cell table:formula="of:=AVERAGE([.D19:.D28])" office:value-type="float" office:value="0.793469336159883" calcext:value-type="float">
            <text:p>0.793</text:p>
          </table:table-cell>
          <table:table-cell table:formula="of:=AVERAGE([.E19:.E28])" office:value-type="float" office:value="0.74189643695477" calcext:value-type="float">
            <text:p>0.742</text:p>
          </table:table-cell>
          <table:table-cell table:formula="of:=AVERAGE([.F19:.F28])" office:value-type="float" office:value="0.394594160278828" calcext:value-type="float">
            <text:p>0.395</text:p>
          </table:table-cell>
          <table:table-cell table:formula="of:=AVERAGE([.G19:.G28])" office:value-type="float" office:value="0.882827074251516" calcext:value-type="float">
            <text:p>0.883</text:p>
          </table:table-cell>
          <table:table-cell table:formula="of:=AVERAGE([.H19:.H28])" office:value-type="float" office:value="0.74189643695477" calcext:value-type="float">
            <text:p>0.742</text:p>
          </table:table-cell>
          <table:table-cell table:formula="of:=AVERAGE([.I19:.I28])" office:value-type="float" office:value="0.692179234807128" calcext:value-type="float">
            <text:p>0.692</text:p>
          </table:table-cell>
          <table:table-cell table:formula="of:=AVERAGE([.J19:.J28])" office:value-type="float" office:value="0.74189643695477" calcext:value-type="float">
            <text:p>0.742</text:p>
          </table:table-cell>
          <table:table-cell table:formula="of:=AVERAGE([.K19:.K28])" office:value-type="float" office:value="120658472210" calcext:value-type="float">
            <text:p>120658472210.000</text:p>
          </table:table-cell>
          <table:table-cell table:formula="of:=AVERAGE([.L19:.L28])" office:value-type="float" office:value="140131842500" calcext:value-type="float">
            <text:p>140131842500.000</text:p>
          </table:table-cell>
          <table:table-cell table:formula="of:=AVERAGE([.M19:.M28])" office:value-type="float" office:value="14184" calcext:value-type="float">
            <text:p>14184.000</text:p>
          </table:table-cell>
          <table:table-cell table:formula="of:=AVERAGE([.N19:.N28])"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120.65847221" calcext:value-type="float">
            <text:p>120.658</text:p>
          </table:table-cell>
          <table:table-cell table:formula="of:=([.L30]/1000000000)" office:value-type="float" office:value="140.1318425" calcext:value-type="float">
            <text:p>140.13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svm-dataset-glove-glove42B300d-particular.csv</text:p>
          </table:table-cell>
          <table:table-cell office:value-type="float" office:value="0.728647177949201" calcext:value-type="float">
            <text:p>0.729</text:p>
          </table:table-cell>
          <table:table-cell office:value-type="float" office:value="0.414686259299464" calcext:value-type="float">
            <text:p>0.415</text:p>
          </table:table-cell>
          <table:table-cell office:value-type="float" office:value="0.787783123036429" calcext:value-type="float">
            <text:p>0.788</text:p>
          </table:table-cell>
          <table:table-cell office:value-type="float" office:value="0.728647177949201" calcext:value-type="float">
            <text:p>0.729</text:p>
          </table:table-cell>
          <table:table-cell office:value-type="float" office:value="0.373497085134464" calcext:value-type="float">
            <text:p>0.373</text:p>
          </table:table-cell>
          <table:table-cell office:value-type="float" office:value="0.890359445196045" calcext:value-type="float">
            <text:p>0.890</text:p>
          </table:table-cell>
          <table:table-cell office:value-type="float" office:value="0.728647177949201" calcext:value-type="float">
            <text:p>0.729</text:p>
          </table:table-cell>
          <table:table-cell office:value-type="float" office:value="0.67847017236573" calcext:value-type="float">
            <text:p>0.678</text:p>
          </table:table-cell>
          <table:table-cell office:value-type="float" office:value="0.728647177949201" calcext:value-type="float">
            <text:p>0.729</text:p>
          </table:table-cell>
          <table:table-cell office:value-type="float" office:value="116967101100" calcext:value-type="float">
            <text:p>116967101100.000</text:p>
          </table:table-cell>
          <table:table-cell office:value-type="float" office:value="151624001700" calcext:value-type="float">
            <text:p>1516240017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42B300d-particular.csv</text:p>
          </table:table-cell>
          <table:table-cell office:value-type="float" office:value="0.726405614729389" calcext:value-type="float">
            <text:p>0.726</text:p>
          </table:table-cell>
          <table:table-cell office:value-type="float" office:value="0.412934594060656" calcext:value-type="float">
            <text:p>0.413</text:p>
          </table:table-cell>
          <table:table-cell office:value-type="float" office:value="0.786480110449645" calcext:value-type="float">
            <text:p>0.786</text:p>
          </table:table-cell>
          <table:table-cell office:value-type="float" office:value="0.726405614729389" calcext:value-type="float">
            <text:p>0.726</text:p>
          </table:table-cell>
          <table:table-cell office:value-type="float" office:value="0.37224856135488" calcext:value-type="float">
            <text:p>0.372</text:p>
          </table:table-cell>
          <table:table-cell office:value-type="float" office:value="0.891146313137596" calcext:value-type="float">
            <text:p>0.891</text:p>
          </table:table-cell>
          <table:table-cell office:value-type="float" office:value="0.726405614729389" calcext:value-type="float">
            <text:p>0.726</text:p>
          </table:table-cell>
          <table:table-cell office:value-type="float" office:value="0.681138574333143" calcext:value-type="float">
            <text:p>0.681</text:p>
          </table:table-cell>
          <table:table-cell office:value-type="float" office:value="0.726405614729389" calcext:value-type="float">
            <text:p>0.726</text:p>
          </table:table-cell>
          <table:table-cell office:value-type="float" office:value="115810768800" calcext:value-type="float">
            <text:p>115810768800.000</text:p>
          </table:table-cell>
          <table:table-cell office:value-type="float" office:value="152238003000" calcext:value-type="float">
            <text:p>152238003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42B300d-particular.csv</text:p>
          </table:table-cell>
          <table:table-cell office:value-type="float" office:value="0.730533182865181" calcext:value-type="float">
            <text:p>0.731</text:p>
          </table:table-cell>
          <table:table-cell office:value-type="float" office:value="0.416238590708318" calcext:value-type="float">
            <text:p>0.416</text:p>
          </table:table-cell>
          <table:table-cell office:value-type="float" office:value="0.789254288387481" calcext:value-type="float">
            <text:p>0.789</text:p>
          </table:table-cell>
          <table:table-cell office:value-type="float" office:value="0.730533182865182" calcext:value-type="float">
            <text:p>0.731</text:p>
          </table:table-cell>
          <table:table-cell office:value-type="float" office:value="0.37456387172481" calcext:value-type="float">
            <text:p>0.375</text:p>
          </table:table-cell>
          <table:table-cell office:value-type="float" office:value="0.891156363397402" calcext:value-type="float">
            <text:p>0.891</text:p>
          </table:table-cell>
          <table:table-cell office:value-type="float" office:value="0.730533182865182" calcext:value-type="float">
            <text:p>0.731</text:p>
          </table:table-cell>
          <table:table-cell office:value-type="float" office:value="0.683803145884391" calcext:value-type="float">
            <text:p>0.684</text:p>
          </table:table-cell>
          <table:table-cell office:value-type="float" office:value="0.730533182865182" calcext:value-type="float">
            <text:p>0.731</text:p>
          </table:table-cell>
          <table:table-cell office:value-type="float" office:value="115630999000" calcext:value-type="float">
            <text:p>115630999000.000</text:p>
          </table:table-cell>
          <table:table-cell office:value-type="float" office:value="153203001200" calcext:value-type="float">
            <text:p>1532030012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42B300d-particular.csv</text:p>
          </table:table-cell>
          <table:table-cell office:value-type="float" office:value="0.72942013078362" calcext:value-type="float">
            <text:p>0.729</text:p>
          </table:table-cell>
          <table:table-cell office:value-type="float" office:value="0.415409223451369" calcext:value-type="float">
            <text:p>0.415</text:p>
          </table:table-cell>
          <table:table-cell office:value-type="float" office:value="0.788622193360674" calcext:value-type="float">
            <text:p>0.789</text:p>
          </table:table-cell>
          <table:table-cell office:value-type="float" office:value="0.72942013078362" calcext:value-type="float">
            <text:p>0.729</text:p>
          </table:table-cell>
          <table:table-cell office:value-type="float" office:value="0.374040086202248" calcext:value-type="float">
            <text:p>0.374</text:p>
          </table:table-cell>
          <table:table-cell office:value-type="float" office:value="0.891378561871886" calcext:value-type="float">
            <text:p>0.891</text:p>
          </table:table-cell>
          <table:table-cell office:value-type="float" office:value="0.72942013078362" calcext:value-type="float">
            <text:p>0.729</text:p>
          </table:table-cell>
          <table:table-cell office:value-type="float" office:value="0.68521000619838" calcext:value-type="float">
            <text:p>0.685</text:p>
          </table:table-cell>
          <table:table-cell office:value-type="float" office:value="0.72942013078362" calcext:value-type="float">
            <text:p>0.729</text:p>
          </table:table-cell>
          <table:table-cell office:value-type="float" office:value="145747630100" calcext:value-type="float">
            <text:p>145747630100.000</text:p>
          </table:table-cell>
          <table:table-cell office:value-type="float" office:value="174086714100" calcext:value-type="float">
            <text:p>1740867141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42B300d-particular.csv</text:p>
          </table:table-cell>
          <table:table-cell office:value-type="float" office:value="0.726173728879064" calcext:value-type="float">
            <text:p>0.726</text:p>
          </table:table-cell>
          <table:table-cell office:value-type="float" office:value="0.412442440974863" calcext:value-type="float">
            <text:p>0.412</text:p>
          </table:table-cell>
          <table:table-cell office:value-type="float" office:value="0.786381931375325" calcext:value-type="float">
            <text:p>0.786</text:p>
          </table:table-cell>
          <table:table-cell office:value-type="float" office:value="0.726173728879064" calcext:value-type="float">
            <text:p>0.726</text:p>
          </table:table-cell>
          <table:table-cell office:value-type="float" office:value="0.372173306608024" calcext:value-type="float">
            <text:p>0.372</text:p>
          </table:table-cell>
          <table:table-cell office:value-type="float" office:value="0.891147196479204" calcext:value-type="float">
            <text:p>0.891</text:p>
          </table:table-cell>
          <table:table-cell office:value-type="float" office:value="0.726173728879064" calcext:value-type="float">
            <text:p>0.726</text:p>
          </table:table-cell>
          <table:table-cell office:value-type="float" office:value="0.689455852692601" calcext:value-type="float">
            <text:p>0.689</text:p>
          </table:table-cell>
          <table:table-cell office:value-type="float" office:value="0.726173728879064" calcext:value-type="float">
            <text:p>0.726</text:p>
          </table:table-cell>
          <table:table-cell office:value-type="float" office:value="146749494300" calcext:value-type="float">
            <text:p>146749494300.000</text:p>
          </table:table-cell>
          <table:table-cell office:value-type="float" office:value="169774768600" calcext:value-type="float">
            <text:p>169774768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42B300d-particular.csv</text:p>
          </table:table-cell>
          <table:table-cell office:value-type="float" office:value="0.727147649450431" calcext:value-type="float">
            <text:p>0.727</text:p>
          </table:table-cell>
          <table:table-cell office:value-type="float" office:value="0.413468067281154" calcext:value-type="float">
            <text:p>0.413</text:p>
          </table:table-cell>
          <table:table-cell office:value-type="float" office:value="0.786878766183105" calcext:value-type="float">
            <text:p>0.787</text:p>
          </table:table-cell>
          <table:table-cell office:value-type="float" office:value="0.727147649450431" calcext:value-type="float">
            <text:p>0.727</text:p>
          </table:table-cell>
          <table:table-cell office:value-type="float" office:value="0.372706901018436" calcext:value-type="float">
            <text:p>0.373</text:p>
          </table:table-cell>
          <table:table-cell office:value-type="float" office:value="0.890656500116281" calcext:value-type="float">
            <text:p>0.891</text:p>
          </table:table-cell>
          <table:table-cell office:value-type="float" office:value="0.727147649450431" calcext:value-type="float">
            <text:p>0.727</text:p>
          </table:table-cell>
          <table:table-cell office:value-type="float" office:value="0.684574017226016" calcext:value-type="float">
            <text:p>0.685</text:p>
          </table:table-cell>
          <table:table-cell office:value-type="float" office:value="0.727147649450431" calcext:value-type="float">
            <text:p>0.727</text:p>
          </table:table-cell>
          <table:table-cell office:value-type="float" office:value="137269032400" calcext:value-type="float">
            <text:p>137269032400.000</text:p>
          </table:table-cell>
          <table:table-cell office:value-type="float" office:value="166588967500" calcext:value-type="float">
            <text:p>166588967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42B300d-particular.csv</text:p>
          </table:table-cell>
          <table:table-cell office:value-type="float" office:value="0.727178567563807" calcext:value-type="float">
            <text:p>0.727</text:p>
          </table:table-cell>
          <table:table-cell office:value-type="float" office:value="0.413166170650219" calcext:value-type="float">
            <text:p>0.413</text:p>
          </table:table-cell>
          <table:table-cell office:value-type="float" office:value="0.786560129424584" calcext:value-type="float">
            <text:p>0.787</text:p>
          </table:table-cell>
          <table:table-cell office:value-type="float" office:value="0.727178567563807" calcext:value-type="float">
            <text:p>0.727</text:p>
          </table:table-cell>
          <table:table-cell office:value-type="float" office:value="0.371896759514163" calcext:value-type="float">
            <text:p>0.372</text:p>
          </table:table-cell>
          <table:table-cell office:value-type="float" office:value="0.890269622745731" calcext:value-type="float">
            <text:p>0.890</text:p>
          </table:table-cell>
          <table:table-cell office:value-type="float" office:value="0.727178567563807" calcext:value-type="float">
            <text:p>0.727</text:p>
          </table:table-cell>
          <table:table-cell office:value-type="float" office:value="0.683674541651681" calcext:value-type="float">
            <text:p>0.684</text:p>
          </table:table-cell>
          <table:table-cell office:value-type="float" office:value="0.727178567563807" calcext:value-type="float">
            <text:p>0.727</text:p>
          </table:table-cell>
          <table:table-cell office:value-type="float" office:value="138383989300" calcext:value-type="float">
            <text:p>138383989300.000</text:p>
          </table:table-cell>
          <table:table-cell office:value-type="float" office:value="167499033500" calcext:value-type="float">
            <text:p>167499033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42B300d-particular.csv</text:p>
          </table:table-cell>
          <table:table-cell office:value-type="float" office:value="0.729172785876606" calcext:value-type="float">
            <text:p>0.729</text:p>
          </table:table-cell>
          <table:table-cell office:value-type="float" office:value="0.416224511952267" calcext:value-type="float">
            <text:p>0.416</text:p>
          </table:table-cell>
          <table:table-cell office:value-type="float" office:value="0.788320379091713" calcext:value-type="float">
            <text:p>0.788</text:p>
          </table:table-cell>
          <table:table-cell office:value-type="float" office:value="0.729172785876606" calcext:value-type="float">
            <text:p>0.729</text:p>
          </table:table-cell>
          <table:table-cell office:value-type="float" office:value="0.374757120685151" calcext:value-type="float">
            <text:p>0.375</text:p>
          </table:table-cell>
          <table:table-cell office:value-type="float" office:value="0.891173864088611" calcext:value-type="float">
            <text:p>0.891</text:p>
          </table:table-cell>
          <table:table-cell office:value-type="float" office:value="0.729172785876606" calcext:value-type="float">
            <text:p>0.729</text:p>
          </table:table-cell>
          <table:table-cell office:value-type="float" office:value="0.68719541524575" calcext:value-type="float">
            <text:p>0.687</text:p>
          </table:table-cell>
          <table:table-cell office:value-type="float" office:value="0.729172785876606" calcext:value-type="float">
            <text:p>0.729</text:p>
          </table:table-cell>
          <table:table-cell office:value-type="float" office:value="137952633600" calcext:value-type="float">
            <text:p>137952633600.000</text:p>
          </table:table-cell>
          <table:table-cell office:value-type="float" office:value="167872286100" calcext:value-type="float">
            <text:p>1678722861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42B300d-particular.csv</text:p>
          </table:table-cell>
          <table:table-cell office:value-type="float" office:value="0.727472289640886" calcext:value-type="float">
            <text:p>0.727</text:p>
          </table:table-cell>
          <table:table-cell office:value-type="float" office:value="0.413038089718425" calcext:value-type="float">
            <text:p>0.413</text:p>
          </table:table-cell>
          <table:table-cell office:value-type="float" office:value="0.787220890380518" calcext:value-type="float">
            <text:p>0.787</text:p>
          </table:table-cell>
          <table:table-cell office:value-type="float" office:value="0.727472289640886" calcext:value-type="float">
            <text:p>0.727</text:p>
          </table:table-cell>
          <table:table-cell office:value-type="float" office:value="0.372407189831189" calcext:value-type="float">
            <text:p>0.372</text:p>
          </table:table-cell>
          <table:table-cell office:value-type="float" office:value="0.891052610650666" calcext:value-type="float">
            <text:p>0.891</text:p>
          </table:table-cell>
          <table:table-cell office:value-type="float" office:value="0.727472289640886" calcext:value-type="float">
            <text:p>0.727</text:p>
          </table:table-cell>
          <table:table-cell office:value-type="float" office:value="0.684762943190357" calcext:value-type="float">
            <text:p>0.685</text:p>
          </table:table-cell>
          <table:table-cell office:value-type="float" office:value="0.727472289640886" calcext:value-type="float">
            <text:p>0.727</text:p>
          </table:table-cell>
          <table:table-cell office:value-type="float" office:value="138154997300" calcext:value-type="float">
            <text:p>138154997300.000</text:p>
          </table:table-cell>
          <table:table-cell office:value-type="float" office:value="165735943100" calcext:value-type="float">
            <text:p>1657359431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42B300d-particular.csv</text:p>
          </table:table-cell>
          <table:table-cell office:value-type="float" office:value="0.726946681713482" calcext:value-type="float">
            <text:p>0.727</text:p>
          </table:table-cell>
          <table:table-cell office:value-type="float" office:value="0.411486853972127" calcext:value-type="float">
            <text:p>0.411</text:p>
          </table:table-cell>
          <table:table-cell office:value-type="float" office:value="0.786837215522847" calcext:value-type="float">
            <text:p>0.787</text:p>
          </table:table-cell>
          <table:table-cell office:value-type="float" office:value="0.726946681713482" calcext:value-type="float">
            <text:p>0.727</text:p>
          </table:table-cell>
          <table:table-cell office:value-type="float" office:value="0.371165078050977" calcext:value-type="float">
            <text:p>0.371</text:p>
          </table:table-cell>
          <table:table-cell office:value-type="float" office:value="0.890870196290462" calcext:value-type="float">
            <text:p>0.891</text:p>
          </table:table-cell>
          <table:table-cell office:value-type="float" office:value="0.726946681713482" calcext:value-type="float">
            <text:p>0.727</text:p>
          </table:table-cell>
          <table:table-cell office:value-type="float" office:value="0.671462280603858" calcext:value-type="float">
            <text:p>0.671</text:p>
          </table:table-cell>
          <table:table-cell office:value-type="float" office:value="0.726946681713482" calcext:value-type="float">
            <text:p>0.727</text:p>
          </table:table-cell>
          <table:table-cell office:value-type="float" office:value="136597023800" calcext:value-type="float">
            <text:p>136597023800.000</text:p>
          </table:table-cell>
          <table:table-cell office:value-type="float" office:value="164529521000" calcext:value-type="float">
            <text:p>164529521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727909780945167" calcext:value-type="float">
            <text:p>0.728</text:p>
          </table:table-cell>
          <table:table-cell table:formula="of:=AVERAGE([.C36:.C45])" office:value-type="float" office:value="0.413909480206886" calcext:value-type="float">
            <text:p>0.414</text:p>
          </table:table-cell>
          <table:table-cell table:formula="of:=AVERAGE([.D36:.D45])" office:value-type="float" office:value="0.787433902721232" calcext:value-type="float">
            <text:p>0.787</text:p>
          </table:table-cell>
          <table:table-cell table:formula="of:=AVERAGE([.E36:.E45])" office:value-type="float" office:value="0.727909780945167" calcext:value-type="float">
            <text:p>0.728</text:p>
          </table:table-cell>
          <table:table-cell table:formula="of:=AVERAGE([.F36:.F45])" office:value-type="float" office:value="0.372945596012434" calcext:value-type="float">
            <text:p>0.373</text:p>
          </table:table-cell>
          <table:table-cell table:formula="of:=AVERAGE([.G36:.G45])" office:value-type="float" office:value="0.890921067397389" calcext:value-type="float">
            <text:p>0.891</text:p>
          </table:table-cell>
          <table:table-cell table:formula="of:=AVERAGE([.H36:.H45])" office:value-type="float" office:value="0.727909780945167" calcext:value-type="float">
            <text:p>0.728</text:p>
          </table:table-cell>
          <table:table-cell table:formula="of:=AVERAGE([.I36:.I45])" office:value-type="float" office:value="0.682974694939191" calcext:value-type="float">
            <text:p>0.683</text:p>
          </table:table-cell>
          <table:table-cell table:formula="of:=AVERAGE([.J36:.J45])" office:value-type="float" office:value="0.727909780945167" calcext:value-type="float">
            <text:p>0.728</text:p>
          </table:table-cell>
          <table:table-cell table:formula="of:=AVERAGE([.K36:.K45])" office:value-type="float" office:value="132926366970" calcext:value-type="float">
            <text:p>132926366970.000</text:p>
          </table:table-cell>
          <table:table-cell table:formula="of:=AVERAGE([.L36:.L45])" office:value-type="float" office:value="163315223980" calcext:value-type="float">
            <text:p>163315223980.000</text:p>
          </table:table-cell>
          <table:table-cell table:formula="of:=AVERAGE([.M36:.M45])" office:value-type="float" office:value="14616" calcext:value-type="float">
            <text:p>14616.000</text:p>
          </table:table-cell>
          <table:table-cell table:formula="of:=AVERAGE([.N36:.N45])"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132.92636697" calcext:value-type="float">
            <text:p>132.926</text:p>
          </table:table-cell>
          <table:table-cell table:formula="of:=([.L47]/1000000000)" office:value-type="float" office:value="163.31522398" calcext:value-type="float">
            <text:p>163.31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svm-dataset-glove-glove6B300d-particular.csv</text:p>
          </table:table-cell>
          <table:table-cell office:value-type="float" office:value="0.705782589084348" calcext:value-type="float">
            <text:p>0.706</text:p>
          </table:table-cell>
          <table:table-cell office:value-type="float" office:value="0.367447411733045" calcext:value-type="float">
            <text:p>0.367</text:p>
          </table:table-cell>
          <table:table-cell office:value-type="float" office:value="0.774061670451977" calcext:value-type="float">
            <text:p>0.774</text:p>
          </table:table-cell>
          <table:table-cell office:value-type="float" office:value="0.705782589084348" calcext:value-type="float">
            <text:p>0.706</text:p>
          </table:table-cell>
          <table:table-cell office:value-type="float" office:value="0.342594510282724" calcext:value-type="float">
            <text:p>0.343</text:p>
          </table:table-cell>
          <table:table-cell office:value-type="float" office:value="0.888755884362139" calcext:value-type="float">
            <text:p>0.889</text:p>
          </table:table-cell>
          <table:table-cell office:value-type="float" office:value="0.705782589084348" calcext:value-type="float">
            <text:p>0.706</text:p>
          </table:table-cell>
          <table:table-cell office:value-type="float" office:value="0.639477194792041" calcext:value-type="float">
            <text:p>0.639</text:p>
          </table:table-cell>
          <table:table-cell office:value-type="float" office:value="0.705782589084348" calcext:value-type="float">
            <text:p>0.706</text:p>
          </table:table-cell>
          <table:table-cell office:value-type="float" office:value="109605041600" calcext:value-type="float">
            <text:p>109605041600.000</text:p>
          </table:table-cell>
          <table:table-cell office:value-type="float" office:value="129943048000" calcext:value-type="float">
            <text:p>1299430480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6B300d-particular.csv</text:p>
          </table:table-cell>
          <table:table-cell office:value-type="float" office:value="0.706323861073523" calcext:value-type="float">
            <text:p>0.706</text:p>
          </table:table-cell>
          <table:table-cell office:value-type="float" office:value="0.368460767912314" calcext:value-type="float">
            <text:p>0.368</text:p>
          </table:table-cell>
          <table:table-cell office:value-type="float" office:value="0.774169962284059" calcext:value-type="float">
            <text:p>0.774</text:p>
          </table:table-cell>
          <table:table-cell office:value-type="float" office:value="0.706323861073523" calcext:value-type="float">
            <text:p>0.706</text:p>
          </table:table-cell>
          <table:table-cell office:value-type="float" office:value="0.342879459269084" calcext:value-type="float">
            <text:p>0.343</text:p>
          </table:table-cell>
          <table:table-cell office:value-type="float" office:value="0.888396539844514" calcext:value-type="float">
            <text:p>0.888</text:p>
          </table:table-cell>
          <table:table-cell office:value-type="float" office:value="0.706323861073523" calcext:value-type="float">
            <text:p>0.706</text:p>
          </table:table-cell>
          <table:table-cell office:value-type="float" office:value="0.65006007865247" calcext:value-type="float">
            <text:p>0.650</text:p>
          </table:table-cell>
          <table:table-cell office:value-type="float" office:value="0.706323861073523" calcext:value-type="float">
            <text:p>0.706</text:p>
          </table:table-cell>
          <table:table-cell office:value-type="float" office:value="107699001400" calcext:value-type="float">
            <text:p>107699001400.000</text:p>
          </table:table-cell>
          <table:table-cell office:value-type="float" office:value="129295093300" calcext:value-type="float">
            <text:p>1292950933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6B300d-particular.csv</text:p>
          </table:table-cell>
          <table:table-cell office:value-type="float" office:value="0.70596301308074" calcext:value-type="float">
            <text:p>0.706</text:p>
          </table:table-cell>
          <table:table-cell office:value-type="float" office:value="0.370814055287585" calcext:value-type="float">
            <text:p>0.371</text:p>
          </table:table-cell>
          <table:table-cell office:value-type="float" office:value="0.77423984185281" calcext:value-type="float">
            <text:p>0.774</text:p>
          </table:table-cell>
          <table:table-cell office:value-type="float" office:value="0.70596301308074" calcext:value-type="float">
            <text:p>0.706</text:p>
          </table:table-cell>
          <table:table-cell office:value-type="float" office:value="0.345130617141293" calcext:value-type="float">
            <text:p>0.345</text:p>
          </table:table-cell>
          <table:table-cell office:value-type="float" office:value="0.889566364538276" calcext:value-type="float">
            <text:p>0.890</text:p>
          </table:table-cell>
          <table:table-cell office:value-type="float" office:value="0.70596301308074" calcext:value-type="float">
            <text:p>0.706</text:p>
          </table:table-cell>
          <table:table-cell office:value-type="float" office:value="0.662298080795315" calcext:value-type="float">
            <text:p>0.662</text:p>
          </table:table-cell>
          <table:table-cell office:value-type="float" office:value="0.70596301308074" calcext:value-type="float">
            <text:p>0.706</text:p>
          </table:table-cell>
          <table:table-cell office:value-type="float" office:value="106696021100" calcext:value-type="float">
            <text:p>106696021100.000</text:p>
          </table:table-cell>
          <table:table-cell office:value-type="float" office:value="129579136300" calcext:value-type="float">
            <text:p>1295791363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6B300d-particular.csv</text:p>
          </table:table-cell>
          <table:table-cell office:value-type="float" office:value="0.705981055480379" calcext:value-type="float">
            <text:p>0.706</text:p>
          </table:table-cell>
          <table:table-cell office:value-type="float" office:value="0.367943136650799" calcext:value-type="float">
            <text:p>0.368</text:p>
          </table:table-cell>
          <table:table-cell office:value-type="float" office:value="0.774220107503971" calcext:value-type="float">
            <text:p>0.774</text:p>
          </table:table-cell>
          <table:table-cell office:value-type="float" office:value="0.705981055480379" calcext:value-type="float">
            <text:p>0.706</text:p>
          </table:table-cell>
          <table:table-cell office:value-type="float" office:value="0.343072088966733" calcext:value-type="float">
            <text:p>0.343</text:p>
          </table:table-cell>
          <table:table-cell office:value-type="float" office:value="0.888900604478216" calcext:value-type="float">
            <text:p>0.889</text:p>
          </table:table-cell>
          <table:table-cell office:value-type="float" office:value="0.705981055480379" calcext:value-type="float">
            <text:p>0.706</text:p>
          </table:table-cell>
          <table:table-cell office:value-type="float" office:value="0.649976078786504" calcext:value-type="float">
            <text:p>0.650</text:p>
          </table:table-cell>
          <table:table-cell office:value-type="float" office:value="0.705981055480379" calcext:value-type="float">
            <text:p>0.706</text:p>
          </table:table-cell>
          <table:table-cell office:value-type="float" office:value="108131997700" calcext:value-type="float">
            <text:p>108131997700.000</text:p>
          </table:table-cell>
          <table:table-cell office:value-type="float" office:value="130048038400" calcext:value-type="float">
            <text:p>1300480384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6B300d-particular.csv</text:p>
          </table:table-cell>
          <table:table-cell office:value-type="float" office:value="0.706558412268832" calcext:value-type="float">
            <text:p>0.707</text:p>
          </table:table-cell>
          <table:table-cell office:value-type="float" office:value="0.369455038219033" calcext:value-type="float">
            <text:p>0.369</text:p>
          </table:table-cell>
          <table:table-cell office:value-type="float" office:value="0.774721324706718" calcext:value-type="float">
            <text:p>0.775</text:p>
          </table:table-cell>
          <table:table-cell office:value-type="float" office:value="0.706558412268832" calcext:value-type="float">
            <text:p>0.707</text:p>
          </table:table-cell>
          <table:table-cell office:value-type="float" office:value="0.344403533987961" calcext:value-type="float">
            <text:p>0.344</text:p>
          </table:table-cell>
          <table:table-cell office:value-type="float" office:value="0.889187974336943" calcext:value-type="float">
            <text:p>0.889</text:p>
          </table:table-cell>
          <table:table-cell office:value-type="float" office:value="0.706558412268832" calcext:value-type="float">
            <text:p>0.707</text:p>
          </table:table-cell>
          <table:table-cell office:value-type="float" office:value="0.654328290809975" calcext:value-type="float">
            <text:p>0.654</text:p>
          </table:table-cell>
          <table:table-cell office:value-type="float" office:value="0.706558412268832" calcext:value-type="float">
            <text:p>0.707</text:p>
          </table:table-cell>
          <table:table-cell office:value-type="float" office:value="107175008000" calcext:value-type="float">
            <text:p>107175008000.000</text:p>
          </table:table-cell>
          <table:table-cell office:value-type="float" office:value="130481989500" calcext:value-type="float">
            <text:p>1304819895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6B300d-particular.csv</text:p>
          </table:table-cell>
          <table:table-cell office:value-type="float" office:value="0.707924364896074" calcext:value-type="float">
            <text:p>0.708</text:p>
          </table:table-cell>
          <table:table-cell office:value-type="float" office:value="0.368621354830027" calcext:value-type="float">
            <text:p>0.369</text:p>
          </table:table-cell>
          <table:table-cell office:value-type="float" office:value="0.775442569178363" calcext:value-type="float">
            <text:p>0.775</text:p>
          </table:table-cell>
          <table:table-cell office:value-type="float" office:value="0.707924364896074" calcext:value-type="float">
            <text:p>0.708</text:p>
          </table:table-cell>
          <table:table-cell office:value-type="float" office:value="0.343228730954728" calcext:value-type="float">
            <text:p>0.343</text:p>
          </table:table-cell>
          <table:table-cell office:value-type="float" office:value="0.888631546135667" calcext:value-type="float">
            <text:p>0.889</text:p>
          </table:table-cell>
          <table:table-cell office:value-type="float" office:value="0.707924364896074" calcext:value-type="float">
            <text:p>0.708</text:p>
          </table:table-cell>
          <table:table-cell office:value-type="float" office:value="0.643842169465582" calcext:value-type="float">
            <text:p>0.644</text:p>
          </table:table-cell>
          <table:table-cell office:value-type="float" office:value="0.707924364896074" calcext:value-type="float">
            <text:p>0.708</text:p>
          </table:table-cell>
          <table:table-cell office:value-type="float" office:value="108343998600" calcext:value-type="float">
            <text:p>108343998600.000</text:p>
          </table:table-cell>
          <table:table-cell office:value-type="float" office:value="128417001300" calcext:value-type="float">
            <text:p>128417001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6B300d-particular.csv</text:p>
          </table:table-cell>
          <table:table-cell office:value-type="float" office:value="0.703161085450346" calcext:value-type="float">
            <text:p>0.703</text:p>
          </table:table-cell>
          <table:table-cell office:value-type="float" office:value="0.367744118256512" calcext:value-type="float">
            <text:p>0.368</text:p>
          </table:table-cell>
          <table:table-cell office:value-type="float" office:value="0.772025086680933" calcext:value-type="float">
            <text:p>0.772</text:p>
          </table:table-cell>
          <table:table-cell office:value-type="float" office:value="0.703161085450346" calcext:value-type="float">
            <text:p>0.703</text:p>
          </table:table-cell>
          <table:table-cell office:value-type="float" office:value="0.342423944110305" calcext:value-type="float">
            <text:p>0.342</text:p>
          </table:table-cell>
          <table:table-cell office:value-type="float" office:value="0.88889734613801" calcext:value-type="float">
            <text:p>0.889</text:p>
          </table:table-cell>
          <table:table-cell office:value-type="float" office:value="0.703161085450346" calcext:value-type="float">
            <text:p>0.703</text:p>
          </table:table-cell>
          <table:table-cell office:value-type="float" office:value="0.65213111983833" calcext:value-type="float">
            <text:p>0.652</text:p>
          </table:table-cell>
          <table:table-cell office:value-type="float" office:value="0.703161085450346" calcext:value-type="float">
            <text:p>0.703</text:p>
          </table:table-cell>
          <table:table-cell office:value-type="float" office:value="107503005500" calcext:value-type="float">
            <text:p>107503005500.000</text:p>
          </table:table-cell>
          <table:table-cell office:value-type="float" office:value="128829001100" calcext:value-type="float">
            <text:p>1288290011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6B300d-particular.csv</text:p>
          </table:table-cell>
          <table:table-cell office:value-type="float" office:value="0.704351905311778" calcext:value-type="float">
            <text:p>0.704</text:p>
          </table:table-cell>
          <table:table-cell office:value-type="float" office:value="0.368619805620451" calcext:value-type="float">
            <text:p>0.369</text:p>
          </table:table-cell>
          <table:table-cell office:value-type="float" office:value="0.772371662936815" calcext:value-type="float">
            <text:p>0.772</text:p>
          </table:table-cell>
          <table:table-cell office:value-type="float" office:value="0.704351905311778" calcext:value-type="float">
            <text:p>0.704</text:p>
          </table:table-cell>
          <table:table-cell office:value-type="float" office:value="0.342090245649461" calcext:value-type="float">
            <text:p>0.342</text:p>
          </table:table-cell>
          <table:table-cell office:value-type="float" office:value="0.888475640770097" calcext:value-type="float">
            <text:p>0.888</text:p>
          </table:table-cell>
          <table:table-cell office:value-type="float" office:value="0.704351905311778" calcext:value-type="float">
            <text:p>0.704</text:p>
          </table:table-cell>
          <table:table-cell office:value-type="float" office:value="0.66095047918514" calcext:value-type="float">
            <text:p>0.661</text:p>
          </table:table-cell>
          <table:table-cell office:value-type="float" office:value="0.704351905311778" calcext:value-type="float">
            <text:p>0.704</text:p>
          </table:table-cell>
          <table:table-cell office:value-type="float" office:value="106698000800" calcext:value-type="float">
            <text:p>106698000800.000</text:p>
          </table:table-cell>
          <table:table-cell office:value-type="float" office:value="128241996700" calcext:value-type="float">
            <text:p>1282419967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6B300d-particular.csv</text:p>
          </table:table-cell>
          <table:table-cell office:value-type="float" office:value="0.707274826789838" calcext:value-type="float">
            <text:p>0.707</text:p>
          </table:table-cell>
          <table:table-cell office:value-type="float" office:value="0.36899350444363" calcext:value-type="float">
            <text:p>0.369</text:p>
          </table:table-cell>
          <table:table-cell office:value-type="float" office:value="0.774751709743814" calcext:value-type="float">
            <text:p>0.775</text:p>
          </table:table-cell>
          <table:table-cell office:value-type="float" office:value="0.707274826789838" calcext:value-type="float">
            <text:p>0.707</text:p>
          </table:table-cell>
          <table:table-cell office:value-type="float" office:value="0.343221927550235" calcext:value-type="float">
            <text:p>0.343</text:p>
          </table:table-cell>
          <table:table-cell office:value-type="float" office:value="0.888269848774491" calcext:value-type="float">
            <text:p>0.888</text:p>
          </table:table-cell>
          <table:table-cell office:value-type="float" office:value="0.707274826789838" calcext:value-type="float">
            <text:p>0.707</text:p>
          </table:table-cell>
          <table:table-cell office:value-type="float" office:value="0.653041557533197" calcext:value-type="float">
            <text:p>0.653</text:p>
          </table:table-cell>
          <table:table-cell office:value-type="float" office:value="0.707274826789838" calcext:value-type="float">
            <text:p>0.707</text:p>
          </table:table-cell>
          <table:table-cell office:value-type="float" office:value="106778995200" calcext:value-type="float">
            <text:p>106778995200.000</text:p>
          </table:table-cell>
          <table:table-cell office:value-type="float" office:value="129043999300" calcext:value-type="float">
            <text:p>129043999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glove-glove6B300d-particular.csv</text:p>
          </table:table-cell>
          <table:table-cell office:value-type="float" office:value="0.70261980369515" calcext:value-type="float">
            <text:p>0.703</text:p>
          </table:table-cell>
          <table:table-cell office:value-type="float" office:value="0.36908413691827" calcext:value-type="float">
            <text:p>0.369</text:p>
          </table:table-cell>
          <table:table-cell office:value-type="float" office:value="0.771870480801598" calcext:value-type="float">
            <text:p>0.772</text:p>
          </table:table-cell>
          <table:table-cell office:value-type="float" office:value="0.70261980369515" calcext:value-type="float">
            <text:p>0.703</text:p>
          </table:table-cell>
          <table:table-cell office:value-type="float" office:value="0.343924169755362" calcext:value-type="float">
            <text:p>0.344</text:p>
          </table:table-cell>
          <table:table-cell office:value-type="float" office:value="0.889699086190517" calcext:value-type="float">
            <text:p>0.890</text:p>
          </table:table-cell>
          <table:table-cell office:value-type="float" office:value="0.70261980369515" calcext:value-type="float">
            <text:p>0.703</text:p>
          </table:table-cell>
          <table:table-cell office:value-type="float" office:value="0.660092397573737" calcext:value-type="float">
            <text:p>0.660</text:p>
          </table:table-cell>
          <table:table-cell office:value-type="float" office:value="0.70261980369515" calcext:value-type="float">
            <text:p>0.703</text:p>
          </table:table-cell>
          <table:table-cell office:value-type="float" office:value="106652000100" calcext:value-type="float">
            <text:p>106652000100.000</text:p>
          </table:table-cell>
          <table:table-cell office:value-type="float" office:value="129470000100" calcext:value-type="float">
            <text:p>1294700001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705594091713101" calcext:value-type="float">
            <text:p>0.706</text:p>
          </table:table-cell>
          <table:table-cell table:formula="of:=AVERAGE([.C53:.C62])" office:value-type="float" office:value="0.368718332987166" calcext:value-type="float">
            <text:p>0.369</text:p>
          </table:table-cell>
          <table:table-cell table:formula="of:=AVERAGE([.D53:.D62])" office:value-type="float" office:value="0.773787441614106" calcext:value-type="float">
            <text:p>0.774</text:p>
          </table:table-cell>
          <table:table-cell table:formula="of:=AVERAGE([.E53:.E62])" office:value-type="float" office:value="0.705594091713101" calcext:value-type="float">
            <text:p>0.706</text:p>
          </table:table-cell>
          <table:table-cell table:formula="of:=AVERAGE([.F53:.F62])" office:value-type="float" office:value="0.343296922766788" calcext:value-type="float">
            <text:p>0.343</text:p>
          </table:table-cell>
          <table:table-cell table:formula="of:=AVERAGE([.G53:.G62])" office:value-type="float" office:value="0.888878083556887" calcext:value-type="float">
            <text:p>0.889</text:p>
          </table:table-cell>
          <table:table-cell table:formula="of:=AVERAGE([.H53:.H62])" office:value-type="float" office:value="0.705594091713101" calcext:value-type="float">
            <text:p>0.706</text:p>
          </table:table-cell>
          <table:table-cell table:formula="of:=AVERAGE([.I53:.I62])" office:value-type="float" office:value="0.652619744743229" calcext:value-type="float">
            <text:p>0.653</text:p>
          </table:table-cell>
          <table:table-cell table:formula="of:=AVERAGE([.J53:.J62])" office:value-type="float" office:value="0.705594091713101" calcext:value-type="float">
            <text:p>0.706</text:p>
          </table:table-cell>
          <table:table-cell table:formula="of:=AVERAGE([.K53:.K62])" office:value-type="float" office:value="107528307000" calcext:value-type="float">
            <text:p>107528307000.000</text:p>
          </table:table-cell>
          <table:table-cell table:formula="of:=AVERAGE([.L53:.L62])" office:value-type="float" office:value="129334930400" calcext:value-type="float">
            <text:p>129334930400.000</text:p>
          </table:table-cell>
          <table:table-cell table:formula="of:=AVERAGE([.M53:.M62])" office:value-type="float" office:value="13666.5" calcext:value-type="float">
            <text:p>13666.500</text:p>
          </table:table-cell>
          <table:table-cell table:formula="of:=AVERAGE([.N53:.N62])" office:value-type="float" office:value="55424.5" calcext:value-type="float">
            <text:p>55424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107.528307" calcext:value-type="float">
            <text:p>107.528</text:p>
          </table:table-cell>
          <table:table-cell table:formula="of:=([.L64]/1000000000)" office:value-type="float" office:value="129.3349304" calcext:value-type="float">
            <text:p>129.33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svm-dataset-fasttext-wiki-news-300d-1M-subword-particular.csv</text:p>
          </table:table-cell>
          <table:table-cell office:value-type="float" office:value="0.72671042427223" calcext:value-type="float">
            <text:p>0.727</text:p>
          </table:table-cell>
          <table:table-cell office:value-type="float" office:value="0.433484438095797" calcext:value-type="float">
            <text:p>0.433</text:p>
          </table:table-cell>
          <table:table-cell office:value-type="float" office:value="0.782894508028915" calcext:value-type="float">
            <text:p>0.783</text:p>
          </table:table-cell>
          <table:table-cell office:value-type="float" office:value="0.72671042427223" calcext:value-type="float">
            <text:p>0.727</text:p>
          </table:table-cell>
          <table:table-cell office:value-type="float" office:value="0.395256539415922" calcext:value-type="float">
            <text:p>0.395</text:p>
          </table:table-cell>
          <table:table-cell office:value-type="float" office:value="0.877671724732283" calcext:value-type="float">
            <text:p>0.878</text:p>
          </table:table-cell>
          <table:table-cell office:value-type="float" office:value="0.72671042427223" calcext:value-type="float">
            <text:p>0.727</text:p>
          </table:table-cell>
          <table:table-cell office:value-type="float" office:value="0.679867963544851" calcext:value-type="float">
            <text:p>0.680</text:p>
          </table:table-cell>
          <table:table-cell office:value-type="float" office:value="0.72671042427223" calcext:value-type="float">
            <text:p>0.727</text:p>
          </table:table-cell>
          <table:table-cell office:value-type="float" office:value="91625718400" calcext:value-type="float">
            <text:p>91625718400.000</text:p>
          </table:table-cell>
          <table:table-cell office:value-type="float" office:value="113672148200" calcext:value-type="float">
            <text:p>1136721482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wiki-news-300d-1M-subword-particular.csv</text:p>
          </table:table-cell>
          <table:table-cell office:value-type="float" office:value="0.72671042427223" calcext:value-type="float">
            <text:p>0.727</text:p>
          </table:table-cell>
          <table:table-cell office:value-type="float" office:value="0.431107388751858" calcext:value-type="float">
            <text:p>0.431</text:p>
          </table:table-cell>
          <table:table-cell office:value-type="float" office:value="0.782903565472909" calcext:value-type="float">
            <text:p>0.783</text:p>
          </table:table-cell>
          <table:table-cell office:value-type="float" office:value="0.72671042427223" calcext:value-type="float">
            <text:p>0.727</text:p>
          </table:table-cell>
          <table:table-cell office:value-type="float" office:value="0.39380502480394" calcext:value-type="float">
            <text:p>0.394</text:p>
          </table:table-cell>
          <table:table-cell office:value-type="float" office:value="0.877170598524826" calcext:value-type="float">
            <text:p>0.877</text:p>
          </table:table-cell>
          <table:table-cell office:value-type="float" office:value="0.72671042427223" calcext:value-type="float">
            <text:p>0.727</text:p>
          </table:table-cell>
          <table:table-cell office:value-type="float" office:value="0.673258074562058" calcext:value-type="float">
            <text:p>0.673</text:p>
          </table:table-cell>
          <table:table-cell office:value-type="float" office:value="0.72671042427223" calcext:value-type="float">
            <text:p>0.727</text:p>
          </table:table-cell>
          <table:table-cell office:value-type="float" office:value="82443019500" calcext:value-type="float">
            <text:p>82443019500.000</text:p>
          </table:table-cell>
          <table:table-cell office:value-type="float" office:value="108637019300" calcext:value-type="float">
            <text:p>1086370193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wiki-news-300d-1M-subword-particular.csv</text:p>
          </table:table-cell>
          <table:table-cell office:value-type="float" office:value="0.72807233245692" calcext:value-type="float">
            <text:p>0.728</text:p>
          </table:table-cell>
          <table:table-cell office:value-type="float" office:value="0.431125093586796" calcext:value-type="float">
            <text:p>0.431</text:p>
          </table:table-cell>
          <table:table-cell office:value-type="float" office:value="0.783985293002381" calcext:value-type="float">
            <text:p>0.784</text:p>
          </table:table-cell>
          <table:table-cell office:value-type="float" office:value="0.72807233245692" calcext:value-type="float">
            <text:p>0.728</text:p>
          </table:table-cell>
          <table:table-cell office:value-type="float" office:value="0.394162186120798" calcext:value-type="float">
            <text:p>0.394</text:p>
          </table:table-cell>
          <table:table-cell office:value-type="float" office:value="0.877154984800746" calcext:value-type="float">
            <text:p>0.877</text:p>
          </table:table-cell>
          <table:table-cell office:value-type="float" office:value="0.72807233245692" calcext:value-type="float">
            <text:p>0.728</text:p>
          </table:table-cell>
          <table:table-cell office:value-type="float" office:value="0.669627626292898" calcext:value-type="float">
            <text:p>0.670</text:p>
          </table:table-cell>
          <table:table-cell office:value-type="float" office:value="0.72807233245692" calcext:value-type="float">
            <text:p>0.728</text:p>
          </table:table-cell>
          <table:table-cell office:value-type="float" office:value="82476274000" calcext:value-type="float">
            <text:p>82476274000.000</text:p>
          </table:table-cell>
          <table:table-cell office:value-type="float" office:value="109288103800" calcext:value-type="float">
            <text:p>109288103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wiki-news-300d-1M-subword-particular.csv</text:p>
          </table:table-cell>
          <table:table-cell office:value-type="float" office:value="0.727769686193656" calcext:value-type="float">
            <text:p>0.728</text:p>
          </table:table-cell>
          <table:table-cell office:value-type="float" office:value="0.432501282231821" calcext:value-type="float">
            <text:p>0.433</text:p>
          </table:table-cell>
          <table:table-cell office:value-type="float" office:value="0.783591944065019" calcext:value-type="float">
            <text:p>0.784</text:p>
          </table:table-cell>
          <table:table-cell office:value-type="float" office:value="0.727769686193656" calcext:value-type="float">
            <text:p>0.728</text:p>
          </table:table-cell>
          <table:table-cell office:value-type="float" office:value="0.394765126984044" calcext:value-type="float">
            <text:p>0.395</text:p>
          </table:table-cell>
          <table:table-cell office:value-type="float" office:value="0.877271397550014" calcext:value-type="float">
            <text:p>0.877</text:p>
          </table:table-cell>
          <table:table-cell office:value-type="float" office:value="0.727769686193656" calcext:value-type="float">
            <text:p>0.728</text:p>
          </table:table-cell>
          <table:table-cell office:value-type="float" office:value="0.685177394707173" calcext:value-type="float">
            <text:p>0.685</text:p>
          </table:table-cell>
          <table:table-cell office:value-type="float" office:value="0.727769686193656" calcext:value-type="float">
            <text:p>0.728</text:p>
          </table:table-cell>
          <table:table-cell office:value-type="float" office:value="83228034000" calcext:value-type="float">
            <text:p>83228034000.000</text:p>
          </table:table-cell>
          <table:table-cell office:value-type="float" office:value="109228998500" calcext:value-type="float">
            <text:p>1092289985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wiki-news-300d-1M-subword-particular.csv</text:p>
          </table:table-cell>
          <table:table-cell office:value-type="float" office:value="0.728885694289443" calcext:value-type="float">
            <text:p>0.729</text:p>
          </table:table-cell>
          <table:table-cell office:value-type="float" office:value="0.434747167812577" calcext:value-type="float">
            <text:p>0.435</text:p>
          </table:table-cell>
          <table:table-cell office:value-type="float" office:value="0.784340532351643" calcext:value-type="float">
            <text:p>0.784</text:p>
          </table:table-cell>
          <table:table-cell office:value-type="float" office:value="0.728885694289443" calcext:value-type="float">
            <text:p>0.729</text:p>
          </table:table-cell>
          <table:table-cell office:value-type="float" office:value="0.39654498982844" calcext:value-type="float">
            <text:p>0.397</text:p>
          </table:table-cell>
          <table:table-cell office:value-type="float" office:value="0.877281894417777" calcext:value-type="float">
            <text:p>0.877</text:p>
          </table:table-cell>
          <table:table-cell office:value-type="float" office:value="0.728885694289443" calcext:value-type="float">
            <text:p>0.729</text:p>
          </table:table-cell>
          <table:table-cell office:value-type="float" office:value="0.684284335773752" calcext:value-type="float">
            <text:p>0.684</text:p>
          </table:table-cell>
          <table:table-cell office:value-type="float" office:value="0.728885694289443" calcext:value-type="float">
            <text:p>0.729</text:p>
          </table:table-cell>
          <table:table-cell office:value-type="float" office:value="83255005500" calcext:value-type="float">
            <text:p>83255005500.000</text:p>
          </table:table-cell>
          <table:table-cell office:value-type="float" office:value="109812020500" calcext:value-type="float">
            <text:p>1098120205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wiki-news-300d-1M-subword-particular.csv</text:p>
          </table:table-cell>
          <table:table-cell office:value-type="float" office:value="0.726308024060833" calcext:value-type="float">
            <text:p>0.726</text:p>
          </table:table-cell>
          <table:table-cell office:value-type="float" office:value="0.431687111807049" calcext:value-type="float">
            <text:p>0.432</text:p>
          </table:table-cell>
          <table:table-cell office:value-type="float" office:value="0.782706389107119" calcext:value-type="float">
            <text:p>0.783</text:p>
          </table:table-cell>
          <table:table-cell office:value-type="float" office:value="0.726308024060833" calcext:value-type="float">
            <text:p>0.726</text:p>
          </table:table-cell>
          <table:table-cell office:value-type="float" office:value="0.394391247254479" calcext:value-type="float">
            <text:p>0.394</text:p>
          </table:table-cell>
          <table:table-cell office:value-type="float" office:value="0.877075610922839" calcext:value-type="float">
            <text:p>0.877</text:p>
          </table:table-cell>
          <table:table-cell office:value-type="float" office:value="0.726308024060833" calcext:value-type="float">
            <text:p>0.726</text:p>
          </table:table-cell>
          <table:table-cell office:value-type="float" office:value="0.671300892675435" calcext:value-type="float">
            <text:p>0.671</text:p>
          </table:table-cell>
          <table:table-cell office:value-type="float" office:value="0.726308024060833" calcext:value-type="float">
            <text:p>0.726</text:p>
          </table:table-cell>
          <table:table-cell office:value-type="float" office:value="83483001200" calcext:value-type="float">
            <text:p>83483001200.000</text:p>
          </table:table-cell>
          <table:table-cell office:value-type="float" office:value="109788968400" calcext:value-type="float">
            <text:p>1097889684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wiki-news-300d-1M-subword-particular.csv</text:p>
          </table:table-cell>
          <table:table-cell office:value-type="float" office:value="0.72555139409072" calcext:value-type="float">
            <text:p>0.726</text:p>
          </table:table-cell>
          <table:table-cell office:value-type="float" office:value="0.432727061121966" calcext:value-type="float">
            <text:p>0.433</text:p>
          </table:table-cell>
          <table:table-cell office:value-type="float" office:value="0.782213035782345" calcext:value-type="float">
            <text:p>0.782</text:p>
          </table:table-cell>
          <table:table-cell office:value-type="float" office:value="0.72555139409072" calcext:value-type="float">
            <text:p>0.726</text:p>
          </table:table-cell>
          <table:table-cell office:value-type="float" office:value="0.39524143478604" calcext:value-type="float">
            <text:p>0.395</text:p>
          </table:table-cell>
          <table:table-cell office:value-type="float" office:value="0.877583204325447" calcext:value-type="float">
            <text:p>0.878</text:p>
          </table:table-cell>
          <table:table-cell office:value-type="float" office:value="0.72555139409072" calcext:value-type="float">
            <text:p>0.726</text:p>
          </table:table-cell>
          <table:table-cell office:value-type="float" office:value="0.682469909536891" calcext:value-type="float">
            <text:p>0.682</text:p>
          </table:table-cell>
          <table:table-cell office:value-type="float" office:value="0.72555139409072" calcext:value-type="float">
            <text:p>0.726</text:p>
          </table:table-cell>
          <table:table-cell office:value-type="float" office:value="82048003300" calcext:value-type="float">
            <text:p>82048003300.000</text:p>
          </table:table-cell>
          <table:table-cell office:value-type="float" office:value="109570999200" calcext:value-type="float">
            <text:p>109570999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wiki-news-300d-1M-subword-particular.csv</text:p>
          </table:table-cell>
          <table:table-cell office:value-type="float" office:value="0.725910793326524" calcext:value-type="float">
            <text:p>0.726</text:p>
          </table:table-cell>
          <table:table-cell office:value-type="float" office:value="0.433301380804642" calcext:value-type="float">
            <text:p>0.433</text:p>
          </table:table-cell>
          <table:table-cell office:value-type="float" office:value="0.782492008524532" calcext:value-type="float">
            <text:p>0.782</text:p>
          </table:table-cell>
          <table:table-cell office:value-type="float" office:value="0.725910793326524" calcext:value-type="float">
            <text:p>0.726</text:p>
          </table:table-cell>
          <table:table-cell office:value-type="float" office:value="0.395371053964385" calcext:value-type="float">
            <text:p>0.395</text:p>
          </table:table-cell>
          <table:table-cell office:value-type="float" office:value="0.878474418752982" calcext:value-type="float">
            <text:p>0.878</text:p>
          </table:table-cell>
          <table:table-cell office:value-type="float" office:value="0.725910793326524" calcext:value-type="float">
            <text:p>0.726</text:p>
          </table:table-cell>
          <table:table-cell office:value-type="float" office:value="0.680151740036895" calcext:value-type="float">
            <text:p>0.680</text:p>
          </table:table-cell>
          <table:table-cell office:value-type="float" office:value="0.725910793326524" calcext:value-type="float">
            <text:p>0.726</text:p>
          </table:table-cell>
          <table:table-cell office:value-type="float" office:value="82738972400" calcext:value-type="float">
            <text:p>82738972400.000</text:p>
          </table:table-cell>
          <table:table-cell office:value-type="float" office:value="110267032800" calcext:value-type="float">
            <text:p>110267032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wiki-news-300d-1M-subword-particular.csv</text:p>
          </table:table-cell>
          <table:table-cell office:value-type="float" office:value="0.727632126508531" calcext:value-type="float">
            <text:p>0.728</text:p>
          </table:table-cell>
          <table:table-cell office:value-type="float" office:value="0.435837590752034" calcext:value-type="float">
            <text:p>0.436</text:p>
          </table:table-cell>
          <table:table-cell office:value-type="float" office:value="0.783392320511164" calcext:value-type="float">
            <text:p>0.783</text:p>
          </table:table-cell>
          <table:table-cell office:value-type="float" office:value="0.727632126508531" calcext:value-type="float">
            <text:p>0.728</text:p>
          </table:table-cell>
          <table:table-cell office:value-type="float" office:value="0.397073034698458" calcext:value-type="float">
            <text:p>0.397</text:p>
          </table:table-cell>
          <table:table-cell office:value-type="float" office:value="0.877597396348104" calcext:value-type="float">
            <text:p>0.878</text:p>
          </table:table-cell>
          <table:table-cell office:value-type="float" office:value="0.727632126508531" calcext:value-type="float">
            <text:p>0.728</text:p>
          </table:table-cell>
          <table:table-cell office:value-type="float" office:value="0.695314273517925" calcext:value-type="float">
            <text:p>0.695</text:p>
          </table:table-cell>
          <table:table-cell office:value-type="float" office:value="0.727632126508531" calcext:value-type="float">
            <text:p>0.728</text:p>
          </table:table-cell>
          <table:table-cell office:value-type="float" office:value="82605989600" calcext:value-type="float">
            <text:p>82605989600.000</text:p>
          </table:table-cell>
          <table:table-cell office:value-type="float" office:value="110421520900" calcext:value-type="float">
            <text:p>1104215209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wiki-news-300d-1M-subword-particular.csv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4318903964544" calcext:value-type="float">
            <text:p>0.432</text:p>
          </table:table-cell>
          <table:table-cell office:value-type="float" office:value="0.783418211401203" calcext:value-type="float">
            <text:p>0.783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394761739410982" calcext:value-type="float">
            <text:p>0.395</text:p>
          </table:table-cell>
          <table:table-cell office:value-type="float" office:value="0.877050466438052" calcext:value-type="float">
            <text:p>0.877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670901169041744" calcext:value-type="float">
            <text:p>0.671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82974041100" calcext:value-type="float">
            <text:p>82974041100.000</text:p>
          </table:table-cell>
          <table:table-cell office:value-type="float" office:value="108599000400" calcext:value-type="float">
            <text:p>1085990004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727082362674382" calcext:value-type="float">
            <text:p>0.727</text:p>
          </table:table-cell>
          <table:table-cell table:formula="of:=AVERAGE([.C70:.C79])" office:value-type="float" office:value="0.432840891141894" calcext:value-type="float">
            <text:p>0.433</text:p>
          </table:table-cell>
          <table:table-cell table:formula="of:=AVERAGE([.D70:.D79])" office:value-type="float" office:value="0.783193780824723" calcext:value-type="float">
            <text:p>0.783</text:p>
          </table:table-cell>
          <table:table-cell table:formula="of:=AVERAGE([.E70:.E79])" office:value-type="float" office:value="0.727082362674382" calcext:value-type="float">
            <text:p>0.727</text:p>
          </table:table-cell>
          <table:table-cell table:formula="of:=AVERAGE([.F70:.F79])" office:value-type="float" office:value="0.395137237726749" calcext:value-type="float">
            <text:p>0.395</text:p>
          </table:table-cell>
          <table:table-cell table:formula="of:=AVERAGE([.G70:.G79])" office:value-type="float" office:value="0.877433169681307" calcext:value-type="float">
            <text:p>0.877</text:p>
          </table:table-cell>
          <table:table-cell table:formula="of:=AVERAGE([.H70:.H79])" office:value-type="float" office:value="0.727082362674382" calcext:value-type="float">
            <text:p>0.727</text:p>
          </table:table-cell>
          <table:table-cell table:formula="of:=AVERAGE([.I70:.I79])" office:value-type="float" office:value="0.679235337968962" calcext:value-type="float">
            <text:p>0.679</text:p>
          </table:table-cell>
          <table:table-cell table:formula="of:=AVERAGE([.J70:.J79])" office:value-type="float" office:value="0.727082362674382" calcext:value-type="float">
            <text:p>0.727</text:p>
          </table:table-cell>
          <table:table-cell table:formula="of:=AVERAGE([.K70:.K79])" office:value-type="float" office:value="83687805900" calcext:value-type="float">
            <text:p>83687805900.000</text:p>
          </table:table-cell>
          <table:table-cell table:formula="of:=AVERAGE([.L70:.L79])" office:value-type="float" office:value="109928581200" calcext:value-type="float">
            <text:p>109928581200.000</text:p>
          </table:table-cell>
          <table:table-cell table:formula="of:=AVERAGE([.M70:.M79])" office:value-type="float" office:value="13540.5" calcext:value-type="float">
            <text:p>13540.500</text:p>
          </table:table-cell>
          <table:table-cell table:formula="of:=AVERAGE([.N70:.N79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83.6878059" calcext:value-type="float">
            <text:p>83.688</text:p>
          </table:table-cell>
          <table:table-cell table:formula="of:=([.L81]/1000000000)" office:value-type="float" office:value="109.9285812" calcext:value-type="float">
            <text:p>109.9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svm-dataset-fasttext-wiki-news-300d-1M-particular.csv</text:p>
          </table:table-cell>
          <table:table-cell office:value-type="float" office:value="0.743734276580854" calcext:value-type="float">
            <text:p>0.744</text:p>
          </table:table-cell>
          <table:table-cell office:value-type="float" office:value="0.446849307033672" calcext:value-type="float">
            <text:p>0.447</text:p>
          </table:table-cell>
          <table:table-cell office:value-type="float" office:value="0.793954334320799" calcext:value-type="float">
            <text:p>0.794</text:p>
          </table:table-cell>
          <table:table-cell office:value-type="float" office:value="0.743734276580854" calcext:value-type="float">
            <text:p>0.744</text:p>
          </table:table-cell>
          <table:table-cell office:value-type="float" office:value="0.402162234979408" calcext:value-type="float">
            <text:p>0.402</text:p>
          </table:table-cell>
          <table:table-cell office:value-type="float" office:value="0.880901128217126" calcext:value-type="float">
            <text:p>0.881</text:p>
          </table:table-cell>
          <table:table-cell office:value-type="float" office:value="0.743734276580854" calcext:value-type="float">
            <text:p>0.744</text:p>
          </table:table-cell>
          <table:table-cell office:value-type="float" office:value="0.697232126250463" calcext:value-type="float">
            <text:p>0.697</text:p>
          </table:table-cell>
          <table:table-cell office:value-type="float" office:value="0.743734276580854" calcext:value-type="float">
            <text:p>0.744</text:p>
          </table:table-cell>
          <table:table-cell office:value-type="float" office:value="92086024600" calcext:value-type="float">
            <text:p>92086024600.000</text:p>
          </table:table-cell>
          <table:table-cell office:value-type="float" office:value="112606969700" calcext:value-type="float">
            <text:p>112606969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wiki-news-300d-1M-particular.csv</text:p>
          </table:table-cell>
          <table:table-cell office:value-type="float" office:value="0.74216429909017" calcext:value-type="float">
            <text:p>0.742</text:p>
          </table:table-cell>
          <table:table-cell office:value-type="float" office:value="0.446003737015182" calcext:value-type="float">
            <text:p>0.446</text:p>
          </table:table-cell>
          <table:table-cell office:value-type="float" office:value="0.792669207079947" calcext:value-type="float">
            <text:p>0.793</text:p>
          </table:table-cell>
          <table:table-cell office:value-type="float" office:value="0.74216429909017" calcext:value-type="float">
            <text:p>0.742</text:p>
          </table:table-cell>
          <table:table-cell office:value-type="float" office:value="0.401451544649225" calcext:value-type="float">
            <text:p>0.401</text:p>
          </table:table-cell>
          <table:table-cell office:value-type="float" office:value="0.880220373879712" calcext:value-type="float">
            <text:p>0.880</text:p>
          </table:table-cell>
          <table:table-cell office:value-type="float" office:value="0.74216429909017" calcext:value-type="float">
            <text:p>0.742</text:p>
          </table:table-cell>
          <table:table-cell office:value-type="float" office:value="0.696769881961102" calcext:value-type="float">
            <text:p>0.697</text:p>
          </table:table-cell>
          <table:table-cell office:value-type="float" office:value="0.74216429909017" calcext:value-type="float">
            <text:p>0.742</text:p>
          </table:table-cell>
          <table:table-cell office:value-type="float" office:value="88899016700" calcext:value-type="float">
            <text:p>88899016700.000</text:p>
          </table:table-cell>
          <table:table-cell office:value-type="float" office:value="116683299000" calcext:value-type="float">
            <text:p>1166832990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wiki-news-300d-1M-particular.csv</text:p>
          </table:table-cell>
          <table:table-cell office:value-type="float" office:value="0.740953714037112" calcext:value-type="float">
            <text:p>0.741</text:p>
          </table:table-cell>
          <table:table-cell office:value-type="float" office:value="0.444127309697157" calcext:value-type="float">
            <text:p>0.444</text:p>
          </table:table-cell>
          <table:table-cell office:value-type="float" office:value="0.792075953028595" calcext:value-type="float">
            <text:p>0.792</text:p>
          </table:table-cell>
          <table:table-cell office:value-type="float" office:value="0.740953714037112" calcext:value-type="float">
            <text:p>0.741</text:p>
          </table:table-cell>
          <table:table-cell office:value-type="float" office:value="0.400829537070835" calcext:value-type="float">
            <text:p>0.401</text:p>
          </table:table-cell>
          <table:table-cell office:value-type="float" office:value="0.880112944970491" calcext:value-type="float">
            <text:p>0.880</text:p>
          </table:table-cell>
          <table:table-cell office:value-type="float" office:value="0.740953714037112" calcext:value-type="float">
            <text:p>0.741</text:p>
          </table:table-cell>
          <table:table-cell office:value-type="float" office:value="0.692307568118461" calcext:value-type="float">
            <text:p>0.692</text:p>
          </table:table-cell>
          <table:table-cell office:value-type="float" office:value="0.740953714037112" calcext:value-type="float">
            <text:p>0.741</text:p>
          </table:table-cell>
          <table:table-cell office:value-type="float" office:value="92590000200" calcext:value-type="float">
            <text:p>92590000200.000</text:p>
          </table:table-cell>
          <table:table-cell office:value-type="float" office:value="116257001400" calcext:value-type="float">
            <text:p>116257001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wiki-news-300d-1M-particular.csv</text:p>
          </table:table-cell>
          <table:table-cell office:value-type="float" office:value="0.740575406208032" calcext:value-type="float">
            <text:p>0.741</text:p>
          </table:table-cell>
          <table:table-cell office:value-type="float" office:value="0.44451882406951" calcext:value-type="float">
            <text:p>0.445</text:p>
          </table:table-cell>
          <table:table-cell office:value-type="float" office:value="0.791441310364324" calcext:value-type="float">
            <text:p>0.791</text:p>
          </table:table-cell>
          <table:table-cell office:value-type="float" office:value="0.740575406208032" calcext:value-type="float">
            <text:p>0.741</text:p>
          </table:table-cell>
          <table:table-cell office:value-type="float" office:value="0.400353817829939" calcext:value-type="float">
            <text:p>0.400</text:p>
          </table:table-cell>
          <table:table-cell office:value-type="float" office:value="0.879576377261613" calcext:value-type="float">
            <text:p>0.880</text:p>
          </table:table-cell>
          <table:table-cell office:value-type="float" office:value="0.740575406208032" calcext:value-type="float">
            <text:p>0.741</text:p>
          </table:table-cell>
          <table:table-cell office:value-type="float" office:value="0.697093037838869" calcext:value-type="float">
            <text:p>0.697</text:p>
          </table:table-cell>
          <table:table-cell office:value-type="float" office:value="0.740575406208032" calcext:value-type="float">
            <text:p>0.741</text:p>
          </table:table-cell>
          <table:table-cell office:value-type="float" office:value="91203963500" calcext:value-type="float">
            <text:p>91203963500.000</text:p>
          </table:table-cell>
          <table:table-cell office:value-type="float" office:value="116064180900" calcext:value-type="float">
            <text:p>1160641809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wiki-news-300d-1M-particular.csv</text:p>
          </table:table-cell>
          <table:table-cell office:value-type="float" office:value="0.740102521421681" calcext:value-type="float">
            <text:p>0.740</text:p>
          </table:table-cell>
          <table:table-cell office:value-type="float" office:value="0.443918482286734" calcext:value-type="float">
            <text:p>0.444</text:p>
          </table:table-cell>
          <table:table-cell office:value-type="float" office:value="0.791582291825786" calcext:value-type="float">
            <text:p>0.792</text:p>
          </table:table-cell>
          <table:table-cell office:value-type="float" office:value="0.740102521421681" calcext:value-type="float">
            <text:p>0.740</text:p>
          </table:table-cell>
          <table:table-cell office:value-type="float" office:value="0.400594099152514" calcext:value-type="float">
            <text:p>0.401</text:p>
          </table:table-cell>
          <table:table-cell office:value-type="float" office:value="0.880351396237118" calcext:value-type="float">
            <text:p>0.880</text:p>
          </table:table-cell>
          <table:table-cell office:value-type="float" office:value="0.740102521421681" calcext:value-type="float">
            <text:p>0.740</text:p>
          </table:table-cell>
          <table:table-cell office:value-type="float" office:value="0.693896043279993" calcext:value-type="float">
            <text:p>0.694</text:p>
          </table:table-cell>
          <table:table-cell office:value-type="float" office:value="0.740102521421681" calcext:value-type="float">
            <text:p>0.740</text:p>
          </table:table-cell>
          <table:table-cell office:value-type="float" office:value="91691265300" calcext:value-type="float">
            <text:p>91691265300.000</text:p>
          </table:table-cell>
          <table:table-cell office:value-type="float" office:value="119366801700" calcext:value-type="float">
            <text:p>119366801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wiki-news-300d-1M-particular.csv</text:p>
          </table:table-cell>
          <table:table-cell office:value-type="float" office:value="0.742575568418265" calcext:value-type="float">
            <text:p>0.743</text:p>
          </table:table-cell>
          <table:table-cell office:value-type="float" office:value="0.44317299427265" calcext:value-type="float">
            <text:p>0.443</text:p>
          </table:table-cell>
          <table:table-cell office:value-type="float" office:value="0.793006656783517" calcext:value-type="float">
            <text:p>0.793</text:p>
          </table:table-cell>
          <table:table-cell office:value-type="float" office:value="0.742575568418265" calcext:value-type="float">
            <text:p>0.743</text:p>
          </table:table-cell>
          <table:table-cell office:value-type="float" office:value="0.399819392379592" calcext:value-type="float">
            <text:p>0.400</text:p>
          </table:table-cell>
          <table:table-cell office:value-type="float" office:value="0.879677614403473" calcext:value-type="float">
            <text:p>0.880</text:p>
          </table:table-cell>
          <table:table-cell office:value-type="float" office:value="0.742575568418265" calcext:value-type="float">
            <text:p>0.743</text:p>
          </table:table-cell>
          <table:table-cell office:value-type="float" office:value="0.683704889739074" calcext:value-type="float">
            <text:p>0.684</text:p>
          </table:table-cell>
          <table:table-cell office:value-type="float" office:value="0.742575568418265" calcext:value-type="float">
            <text:p>0.743</text:p>
          </table:table-cell>
          <table:table-cell office:value-type="float" office:value="91077311500" calcext:value-type="float">
            <text:p>91077311500.000</text:p>
          </table:table-cell>
          <table:table-cell office:value-type="float" office:value="116301150900" calcext:value-type="float">
            <text:p>1163011509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wiki-news-300d-1M-particular.csv</text:p>
          </table:table-cell>
          <table:table-cell office:value-type="float" office:value="0.740948813982522" calcext:value-type="float">
            <text:p>0.741</text:p>
          </table:table-cell>
          <table:table-cell office:value-type="float" office:value="0.442948505284192" calcext:value-type="float">
            <text:p>0.443</text:p>
          </table:table-cell>
          <table:table-cell office:value-type="float" office:value="0.791612135325699" calcext:value-type="float">
            <text:p>0.792</text:p>
          </table:table-cell>
          <table:table-cell office:value-type="float" office:value="0.740948813982522" calcext:value-type="float">
            <text:p>0.741</text:p>
          </table:table-cell>
          <table:table-cell office:value-type="float" office:value="0.399012144612227" calcext:value-type="float">
            <text:p>0.399</text:p>
          </table:table-cell>
          <table:table-cell office:value-type="float" office:value="0.8792558901977" calcext:value-type="float">
            <text:p>0.879</text:p>
          </table:table-cell>
          <table:table-cell office:value-type="float" office:value="0.740948813982522" calcext:value-type="float">
            <text:p>0.741</text:p>
          </table:table-cell>
          <table:table-cell office:value-type="float" office:value="0.685454595658632" calcext:value-type="float">
            <text:p>0.685</text:p>
          </table:table-cell>
          <table:table-cell office:value-type="float" office:value="0.740948813982522" calcext:value-type="float">
            <text:p>0.741</text:p>
          </table:table-cell>
          <table:table-cell office:value-type="float" office:value="91706848400" calcext:value-type="float">
            <text:p>91706848400.000</text:p>
          </table:table-cell>
          <table:table-cell office:value-type="float" office:value="116126002900" calcext:value-type="float">
            <text:p>1161260029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wiki-news-300d-1M-particular.csv</text:p>
          </table:table-cell>
          <table:table-cell office:value-type="float" office:value="0.739492301290054" calcext:value-type="float">
            <text:p>0.739</text:p>
          </table:table-cell>
          <table:table-cell office:value-type="float" office:value="0.442164721181777" calcext:value-type="float">
            <text:p>0.442</text:p>
          </table:table-cell>
          <table:table-cell office:value-type="float" office:value="0.790872146941454" calcext:value-type="float">
            <text:p>0.791</text:p>
          </table:table-cell>
          <table:table-cell office:value-type="float" office:value="0.739492301290054" calcext:value-type="float">
            <text:p>0.739</text:p>
          </table:table-cell>
          <table:table-cell office:value-type="float" office:value="0.39878473171893" calcext:value-type="float">
            <text:p>0.399</text:p>
          </table:table-cell>
          <table:table-cell office:value-type="float" office:value="0.879937549055572" calcext:value-type="float">
            <text:p>0.880</text:p>
          </table:table-cell>
          <table:table-cell office:value-type="float" office:value="0.739492301290054" calcext:value-type="float">
            <text:p>0.739</text:p>
          </table:table-cell>
          <table:table-cell office:value-type="float" office:value="0.688487065929692" calcext:value-type="float">
            <text:p>0.688</text:p>
          </table:table-cell>
          <table:table-cell office:value-type="float" office:value="0.739492301290054" calcext:value-type="float">
            <text:p>0.739</text:p>
          </table:table-cell>
          <table:table-cell office:value-type="float" office:value="86436133600" calcext:value-type="float">
            <text:p>86436133600.000</text:p>
          </table:table-cell>
          <table:table-cell office:value-type="float" office:value="111478077600" calcext:value-type="float">
            <text:p>1114780776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wiki-news-300d-1M-particular.csv</text:p>
          </table:table-cell>
          <table:table-cell office:value-type="float" office:value="0.742424242424242" calcext:value-type="float">
            <text:p>0.742</text:p>
          </table:table-cell>
          <table:table-cell office:value-type="float" office:value="0.446863489446718" calcext:value-type="float">
            <text:p>0.447</text:p>
          </table:table-cell>
          <table:table-cell office:value-type="float" office:value="0.793279644305104" calcext:value-type="float">
            <text:p>0.793</text:p>
          </table:table-cell>
          <table:table-cell office:value-type="float" office:value="0.742424242424242" calcext:value-type="float">
            <text:p>0.742</text:p>
          </table:table-cell>
          <table:table-cell office:value-type="float" office:value="0.403016896597128" calcext:value-type="float">
            <text:p>0.403</text:p>
          </table:table-cell>
          <table:table-cell office:value-type="float" office:value="0.880986831230259" calcext:value-type="float">
            <text:p>0.881</text:p>
          </table:table-cell>
          <table:table-cell office:value-type="float" office:value="0.742424242424242" calcext:value-type="float">
            <text:p>0.742</text:p>
          </table:table-cell>
          <table:table-cell office:value-type="float" office:value="0.69958371610111" calcext:value-type="float">
            <text:p>0.700</text:p>
          </table:table-cell>
          <table:table-cell office:value-type="float" office:value="0.742424242424242" calcext:value-type="float">
            <text:p>0.742</text:p>
          </table:table-cell>
          <table:table-cell office:value-type="float" office:value="86289998600" calcext:value-type="float">
            <text:p>86289998600.000</text:p>
          </table:table-cell>
          <table:table-cell office:value-type="float" office:value="112604999200" calcext:value-type="float">
            <text:p>112604999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wiki-news-300d-1M-particular.csv</text:p>
          </table:table-cell>
          <table:table-cell office:value-type="float" office:value="0.741289297469073" calcext:value-type="float">
            <text:p>0.741</text:p>
          </table:table-cell>
          <table:table-cell office:value-type="float" office:value="0.443653210003669" calcext:value-type="float">
            <text:p>0.444</text:p>
          </table:table-cell>
          <table:table-cell office:value-type="float" office:value="0.792267643774516" calcext:value-type="float">
            <text:p>0.792</text:p>
          </table:table-cell>
          <table:table-cell office:value-type="float" office:value="0.741289297469073" calcext:value-type="float">
            <text:p>0.741</text:p>
          </table:table-cell>
          <table:table-cell office:value-type="float" office:value="0.400156604136263" calcext:value-type="float">
            <text:p>0.400</text:p>
          </table:table-cell>
          <table:table-cell office:value-type="float" office:value="0.880310081566452" calcext:value-type="float">
            <text:p>0.880</text:p>
          </table:table-cell>
          <table:table-cell office:value-type="float" office:value="0.741289297469073" calcext:value-type="float">
            <text:p>0.741</text:p>
          </table:table-cell>
          <table:table-cell office:value-type="float" office:value="0.69186099005913" calcext:value-type="float">
            <text:p>0.692</text:p>
          </table:table-cell>
          <table:table-cell office:value-type="float" office:value="0.741289297469073" calcext:value-type="float">
            <text:p>0.741</text:p>
          </table:table-cell>
          <table:table-cell office:value-type="float" office:value="84902928300" calcext:value-type="float">
            <text:p>84902928300.000</text:p>
          </table:table-cell>
          <table:table-cell office:value-type="float" office:value="114821261200" calcext:value-type="float">
            <text:p>114821261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7414260440922" calcext:value-type="float">
            <text:p>0.741</text:p>
          </table:table-cell>
          <table:table-cell table:formula="of:=AVERAGE([.C87:.C96])" office:value-type="float" office:value="0.444422058029126" calcext:value-type="float">
            <text:p>0.444</text:p>
          </table:table-cell>
          <table:table-cell table:formula="of:=AVERAGE([.D87:.D96])" office:value-type="float" office:value="0.792276132374974" calcext:value-type="float">
            <text:p>0.792</text:p>
          </table:table-cell>
          <table:table-cell table:formula="of:=AVERAGE([.E87:.E96])" office:value-type="float" office:value="0.7414260440922" calcext:value-type="float">
            <text:p>0.741</text:p>
          </table:table-cell>
          <table:table-cell table:formula="of:=AVERAGE([.F87:.F96])" office:value-type="float" office:value="0.400618100312606" calcext:value-type="float">
            <text:p>0.401</text:p>
          </table:table-cell>
          <table:table-cell table:formula="of:=AVERAGE([.G87:.G96])" office:value-type="float" office:value="0.880133018701951" calcext:value-type="float">
            <text:p>0.880</text:p>
          </table:table-cell>
          <table:table-cell table:formula="of:=AVERAGE([.H87:.H96])" office:value-type="float" office:value="0.7414260440922" calcext:value-type="float">
            <text:p>0.741</text:p>
          </table:table-cell>
          <table:table-cell table:formula="of:=AVERAGE([.I87:.I96])" office:value-type="float" office:value="0.692638991493653" calcext:value-type="float">
            <text:p>0.693</text:p>
          </table:table-cell>
          <table:table-cell table:formula="of:=AVERAGE([.J87:.J96])" office:value-type="float" office:value="0.7414260440922" calcext:value-type="float">
            <text:p>0.741</text:p>
          </table:table-cell>
          <table:table-cell table:formula="of:=AVERAGE([.K87:.K96])" office:value-type="float" office:value="89688349070" calcext:value-type="float">
            <text:p>89688349070.000</text:p>
          </table:table-cell>
          <table:table-cell table:formula="of:=AVERAGE([.L87:.L96])" office:value-type="float" office:value="115230974450" calcext:value-type="float">
            <text:p>115230974450.000</text:p>
          </table:table-cell>
          <table:table-cell table:formula="of:=AVERAGE([.M87:.M96])" office:value-type="float" office:value="13540.5" calcext:value-type="float">
            <text:p>13540.500</text:p>
          </table:table-cell>
          <table:table-cell table:formula="of:=AVERAGE([.N87:.N96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89.68834907" calcext:value-type="float">
            <text:p>89.688</text:p>
          </table:table-cell>
          <table:table-cell table:formula="of:=([.L98]/1000000000)" office:value-type="float" office:value="115.23097445" calcext:value-type="float">
            <text:p>115.23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svm-dataset-fasttext-crawl-300d-2M-subword-particular.csv</text:p>
          </table:table-cell>
          <table:table-cell office:value-type="float" office:value="0.737526116363894" calcext:value-type="float">
            <text:p>0.738</text:p>
          </table:table-cell>
          <table:table-cell office:value-type="float" office:value="0.443155492929501" calcext:value-type="float">
            <text:p>0.443</text:p>
          </table:table-cell>
          <table:table-cell office:value-type="float" office:value="0.791716988685018" calcext:value-type="float">
            <text:p>0.792</text:p>
          </table:table-cell>
          <table:table-cell office:value-type="float" office:value="0.737526116363894" calcext:value-type="float">
            <text:p>0.738</text:p>
          </table:table-cell>
          <table:table-cell office:value-type="float" office:value="0.402198218337447" calcext:value-type="float">
            <text:p>0.402</text:p>
          </table:table-cell>
          <table:table-cell office:value-type="float" office:value="0.882617977727911" calcext:value-type="float">
            <text:p>0.883</text:p>
          </table:table-cell>
          <table:table-cell office:value-type="float" office:value="0.737526116363894" calcext:value-type="float">
            <text:p>0.738</text:p>
          </table:table-cell>
          <table:table-cell office:value-type="float" office:value="0.68731914001611" calcext:value-type="float">
            <text:p>0.687</text:p>
          </table:table-cell>
          <table:table-cell office:value-type="float" office:value="0.737526116363894" calcext:value-type="float">
            <text:p>0.738</text:p>
          </table:table-cell>
          <table:table-cell office:value-type="float" office:value="99335235100" calcext:value-type="float">
            <text:p>99335235100.000</text:p>
          </table:table-cell>
          <table:table-cell office:value-type="float" office:value="126618534100" calcext:value-type="float">
            <text:p>126618534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crawl-300d-2M-subword-particular.csv</text:p>
          </table:table-cell>
          <table:table-cell office:value-type="float" office:value="0.736003399553809" calcext:value-type="float">
            <text:p>0.736</text:p>
          </table:table-cell>
          <table:table-cell office:value-type="float" office:value="0.443401441729573" calcext:value-type="float">
            <text:p>0.443</text:p>
          </table:table-cell>
          <table:table-cell office:value-type="float" office:value="0.790540040506825" calcext:value-type="float">
            <text:p>0.791</text:p>
          </table:table-cell>
          <table:table-cell office:value-type="float" office:value="0.736003399553809" calcext:value-type="float">
            <text:p>0.736</text:p>
          </table:table-cell>
          <table:table-cell office:value-type="float" office:value="0.402037608085938" calcext:value-type="float">
            <text:p>0.402</text:p>
          </table:table-cell>
          <table:table-cell office:value-type="float" office:value="0.88254682654277" calcext:value-type="float">
            <text:p>0.883</text:p>
          </table:table-cell>
          <table:table-cell office:value-type="float" office:value="0.736003399553809" calcext:value-type="float">
            <text:p>0.736</text:p>
          </table:table-cell>
          <table:table-cell office:value-type="float" office:value="0.692004838623903" calcext:value-type="float">
            <text:p>0.692</text:p>
          </table:table-cell>
          <table:table-cell office:value-type="float" office:value="0.736003399553809" calcext:value-type="float">
            <text:p>0.736</text:p>
          </table:table-cell>
          <table:table-cell office:value-type="float" office:value="100153365800" calcext:value-type="float">
            <text:p>100153365800.000</text:p>
          </table:table-cell>
          <table:table-cell office:value-type="float" office:value="126219280700" calcext:value-type="float">
            <text:p>126219280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crawl-300d-2M-subword-particular.csv</text:p>
          </table:table-cell>
          <table:table-cell office:value-type="float" office:value="0.737048054109565" calcext:value-type="float">
            <text:p>0.737</text:p>
          </table:table-cell>
          <table:table-cell office:value-type="float" office:value="0.444789533460141" calcext:value-type="float">
            <text:p>0.445</text:p>
          </table:table-cell>
          <table:table-cell office:value-type="float" office:value="0.791561307312943" calcext:value-type="float">
            <text:p>0.792</text:p>
          </table:table-cell>
          <table:table-cell office:value-type="float" office:value="0.737048054109565" calcext:value-type="float">
            <text:p>0.737</text:p>
          </table:table-cell>
          <table:table-cell office:value-type="float" office:value="0.403626091994833" calcext:value-type="float">
            <text:p>0.404</text:p>
          </table:table-cell>
          <table:table-cell office:value-type="float" office:value="0.883426910527866" calcext:value-type="float">
            <text:p>0.883</text:p>
          </table:table-cell>
          <table:table-cell office:value-type="float" office:value="0.737048054109565" calcext:value-type="float">
            <text:p>0.737</text:p>
          </table:table-cell>
          <table:table-cell office:value-type="float" office:value="0.694258300566317" calcext:value-type="float">
            <text:p>0.694</text:p>
          </table:table-cell>
          <table:table-cell office:value-type="float" office:value="0.737048054109565" calcext:value-type="float">
            <text:p>0.737</text:p>
          </table:table-cell>
          <table:table-cell office:value-type="float" office:value="97399033900" calcext:value-type="float">
            <text:p>97399033900.000</text:p>
          </table:table-cell>
          <table:table-cell office:value-type="float" office:value="126371015300" calcext:value-type="float">
            <text:p>126371015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crawl-300d-2M-subword-particular.csv</text:p>
          </table:table-cell>
          <table:table-cell office:value-type="float" office:value="0.740199723786253" calcext:value-type="float">
            <text:p>0.740</text:p>
          </table:table-cell>
          <table:table-cell office:value-type="float" office:value="0.446374788221601" calcext:value-type="float">
            <text:p>0.446</text:p>
          </table:table-cell>
          <table:table-cell office:value-type="float" office:value="0.793587936415403" calcext:value-type="float">
            <text:p>0.794</text:p>
          </table:table-cell>
          <table:table-cell office:value-type="float" office:value="0.740199723786253" calcext:value-type="float">
            <text:p>0.740</text:p>
          </table:table-cell>
          <table:table-cell office:value-type="float" office:value="0.404505320240028" calcext:value-type="float">
            <text:p>0.405</text:p>
          </table:table-cell>
          <table:table-cell office:value-type="float" office:value="0.883171172938782" calcext:value-type="float">
            <text:p>0.883</text:p>
          </table:table-cell>
          <table:table-cell office:value-type="float" office:value="0.740199723786253" calcext:value-type="float">
            <text:p>0.740</text:p>
          </table:table-cell>
          <table:table-cell office:value-type="float" office:value="0.691707353156963" calcext:value-type="float">
            <text:p>0.692</text:p>
          </table:table-cell>
          <table:table-cell office:value-type="float" office:value="0.740199723786253" calcext:value-type="float">
            <text:p>0.740</text:p>
          </table:table-cell>
          <table:table-cell office:value-type="float" office:value="103877751400" calcext:value-type="float">
            <text:p>103877751400.000</text:p>
          </table:table-cell>
          <table:table-cell office:value-type="float" office:value="143228363500" calcext:value-type="float">
            <text:p>143228363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crawl-300d-2M-subword-particular.csv</text:p>
          </table:table-cell>
          <table:table-cell office:value-type="float" office:value="0.737402174297957" calcext:value-type="float">
            <text:p>0.737</text:p>
          </table:table-cell>
          <table:table-cell office:value-type="float" office:value="0.443210856848196" calcext:value-type="float">
            <text:p>0.443</text:p>
          </table:table-cell>
          <table:table-cell office:value-type="float" office:value="0.791416714293046" calcext:value-type="float">
            <text:p>0.791</text:p>
          </table:table-cell>
          <table:table-cell office:value-type="float" office:value="0.737402174297957" calcext:value-type="float">
            <text:p>0.737</text:p>
          </table:table-cell>
          <table:table-cell office:value-type="float" office:value="0.401667091735755" calcext:value-type="float">
            <text:p>0.402</text:p>
          </table:table-cell>
          <table:table-cell office:value-type="float" office:value="0.882777690276214" calcext:value-type="float">
            <text:p>0.883</text:p>
          </table:table-cell>
          <table:table-cell office:value-type="float" office:value="0.737402174297957" calcext:value-type="float">
            <text:p>0.737</text:p>
          </table:table-cell>
          <table:table-cell office:value-type="float" office:value="0.692462792497125" calcext:value-type="float">
            <text:p>0.692</text:p>
          </table:table-cell>
          <table:table-cell office:value-type="float" office:value="0.737402174297957" calcext:value-type="float">
            <text:p>0.737</text:p>
          </table:table-cell>
          <table:table-cell office:value-type="float" office:value="96199592100" calcext:value-type="float">
            <text:p>96199592100.000</text:p>
          </table:table-cell>
          <table:table-cell office:value-type="float" office:value="124848009200" calcext:value-type="float">
            <text:p>124848009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crawl-300d-2M-subword-particular.csv</text:p>
          </table:table-cell>
          <table:table-cell office:value-type="float" office:value="0.739208187258756" calcext:value-type="float">
            <text:p>0.739</text:p>
          </table:table-cell>
          <table:table-cell office:value-type="float" office:value="0.444543453329921" calcext:value-type="float">
            <text:p>0.445</text:p>
          </table:table-cell>
          <table:table-cell office:value-type="float" office:value="0.793041223827497" calcext:value-type="float">
            <text:p>0.793</text:p>
          </table:table-cell>
          <table:table-cell office:value-type="float" office:value="0.739208187258756" calcext:value-type="float">
            <text:p>0.739</text:p>
          </table:table-cell>
          <table:table-cell office:value-type="float" office:value="0.403388005577098" calcext:value-type="float">
            <text:p>0.403</text:p>
          </table:table-cell>
          <table:table-cell office:value-type="float" office:value="0.883290552044038" calcext:value-type="float">
            <text:p>0.883</text:p>
          </table:table-cell>
          <table:table-cell office:value-type="float" office:value="0.739208187258756" calcext:value-type="float">
            <text:p>0.739</text:p>
          </table:table-cell>
          <table:table-cell office:value-type="float" office:value="0.689394987900007" calcext:value-type="float">
            <text:p>0.689</text:p>
          </table:table-cell>
          <table:table-cell office:value-type="float" office:value="0.739208187258756" calcext:value-type="float">
            <text:p>0.739</text:p>
          </table:table-cell>
          <table:table-cell office:value-type="float" office:value="99297000300" calcext:value-type="float">
            <text:p>99297000300.000</text:p>
          </table:table-cell>
          <table:table-cell office:value-type="float" office:value="126487998100" calcext:value-type="float">
            <text:p>126487998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crawl-300d-2M-subword-particular.csv</text:p>
          </table:table-cell>
          <table:table-cell office:value-type="float" office:value="0.738464534863133" calcext:value-type="float">
            <text:p>0.738</text:p>
          </table:table-cell>
          <table:table-cell office:value-type="float" office:value="0.443831807644902" calcext:value-type="float">
            <text:p>0.444</text:p>
          </table:table-cell>
          <table:table-cell office:value-type="float" office:value="0.79221956010618" calcext:value-type="float">
            <text:p>0.792</text:p>
          </table:table-cell>
          <table:table-cell office:value-type="float" office:value="0.738464534863133" calcext:value-type="float">
            <text:p>0.738</text:p>
          </table:table-cell>
          <table:table-cell office:value-type="float" office:value="0.402585630943011" calcext:value-type="float">
            <text:p>0.403</text:p>
          </table:table-cell>
          <table:table-cell office:value-type="float" office:value="0.882247734069773" calcext:value-type="float">
            <text:p>0.882</text:p>
          </table:table-cell>
          <table:table-cell office:value-type="float" office:value="0.738464534863133" calcext:value-type="float">
            <text:p>0.738</text:p>
          </table:table-cell>
          <table:table-cell office:value-type="float" office:value="0.690686426860963" calcext:value-type="float">
            <text:p>0.691</text:p>
          </table:table-cell>
          <table:table-cell office:value-type="float" office:value="0.738464534863133" calcext:value-type="float">
            <text:p>0.738</text:p>
          </table:table-cell>
          <table:table-cell office:value-type="float" office:value="99702033300" calcext:value-type="float">
            <text:p>99702033300.000</text:p>
          </table:table-cell>
          <table:table-cell office:value-type="float" office:value="126422999100" calcext:value-type="float">
            <text:p>126422999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crawl-300d-2M-subword-particular.csv</text:p>
          </table:table-cell>
          <table:table-cell office:value-type="float" office:value="0.73683558199653" calcext:value-type="float">
            <text:p>0.737</text:p>
          </table:table-cell>
          <table:table-cell office:value-type="float" office:value="0.444280240812635" calcext:value-type="float">
            <text:p>0.444</text:p>
          </table:table-cell>
          <table:table-cell office:value-type="float" office:value="0.79102034173811" calcext:value-type="float">
            <text:p>0.791</text:p>
          </table:table-cell>
          <table:table-cell office:value-type="float" office:value="0.73683558199653" calcext:value-type="float">
            <text:p>0.737</text:p>
          </table:table-cell>
          <table:table-cell office:value-type="float" office:value="0.402623212446051" calcext:value-type="float">
            <text:p>0.403</text:p>
          </table:table-cell>
          <table:table-cell office:value-type="float" office:value="0.882724754478305" calcext:value-type="float">
            <text:p>0.883</text:p>
          </table:table-cell>
          <table:table-cell office:value-type="float" office:value="0.73683558199653" calcext:value-type="float">
            <text:p>0.737</text:p>
          </table:table-cell>
          <table:table-cell office:value-type="float" office:value="0.697869201188561" calcext:value-type="float">
            <text:p>0.698</text:p>
          </table:table-cell>
          <table:table-cell office:value-type="float" office:value="0.73683558199653" calcext:value-type="float">
            <text:p>0.737</text:p>
          </table:table-cell>
          <table:table-cell office:value-type="float" office:value="101302208500" calcext:value-type="float">
            <text:p>101302208500.000</text:p>
          </table:table-cell>
          <table:table-cell office:value-type="float" office:value="126936316500" calcext:value-type="float">
            <text:p>126936316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crawl-300d-2M-subword-particular.csv</text:p>
          </table:table-cell>
          <table:table-cell office:value-type="float" office:value="0.738871773079783" calcext:value-type="float">
            <text:p>0.739</text:p>
          </table:table-cell>
          <table:table-cell office:value-type="float" office:value="0.442831052324511" calcext:value-type="float">
            <text:p>0.443</text:p>
          </table:table-cell>
          <table:table-cell office:value-type="float" office:value="0.792582389385932" calcext:value-type="float">
            <text:p>0.793</text:p>
          </table:table-cell>
          <table:table-cell office:value-type="float" office:value="0.738871773079783" calcext:value-type="float">
            <text:p>0.739</text:p>
          </table:table-cell>
          <table:table-cell office:value-type="float" office:value="0.401923936835865" calcext:value-type="float">
            <text:p>0.402</text:p>
          </table:table-cell>
          <table:table-cell office:value-type="float" office:value="0.882456844464945" calcext:value-type="float">
            <text:p>0.882</text:p>
          </table:table-cell>
          <table:table-cell office:value-type="float" office:value="0.738871773079783" calcext:value-type="float">
            <text:p>0.739</text:p>
          </table:table-cell>
          <table:table-cell office:value-type="float" office:value="0.688783358852624" calcext:value-type="float">
            <text:p>0.689</text:p>
          </table:table-cell>
          <table:table-cell office:value-type="float" office:value="0.738871773079783" calcext:value-type="float">
            <text:p>0.739</text:p>
          </table:table-cell>
          <table:table-cell office:value-type="float" office:value="97024001600" calcext:value-type="float">
            <text:p>97024001600.000</text:p>
          </table:table-cell>
          <table:table-cell office:value-type="float" office:value="124882998300" calcext:value-type="float">
            <text:p>124882998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crawl-300d-2M-subword-particular.csv</text:p>
          </table:table-cell>
          <table:table-cell office:value-type="float" office:value="0.735224335139346" calcext:value-type="float">
            <text:p>0.735</text:p>
          </table:table-cell>
          <table:table-cell office:value-type="float" office:value="0.442143840173312" calcext:value-type="float">
            <text:p>0.442</text:p>
          </table:table-cell>
          <table:table-cell office:value-type="float" office:value="0.790064816431741" calcext:value-type="float">
            <text:p>0.790</text:p>
          </table:table-cell>
          <table:table-cell office:value-type="float" office:value="0.735224335139346" calcext:value-type="float">
            <text:p>0.735</text:p>
          </table:table-cell>
          <table:table-cell office:value-type="float" office:value="0.401293765025525" calcext:value-type="float">
            <text:p>0.401</text:p>
          </table:table-cell>
          <table:table-cell office:value-type="float" office:value="0.882565174865015" calcext:value-type="float">
            <text:p>0.883</text:p>
          </table:table-cell>
          <table:table-cell office:value-type="float" office:value="0.735224335139346" calcext:value-type="float">
            <text:p>0.735</text:p>
          </table:table-cell>
          <table:table-cell office:value-type="float" office:value="0.689592408699305" calcext:value-type="float">
            <text:p>0.690</text:p>
          </table:table-cell>
          <table:table-cell office:value-type="float" office:value="0.735224335139346" calcext:value-type="float">
            <text:p>0.735</text:p>
          </table:table-cell>
          <table:table-cell office:value-type="float" office:value="97263039400" calcext:value-type="float">
            <text:p>97263039400.000</text:p>
          </table:table-cell>
          <table:table-cell office:value-type="float" office:value="126238901500" calcext:value-type="float">
            <text:p>126238901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737678388044902" calcext:value-type="float">
            <text:p>0.738</text:p>
          </table:table-cell>
          <table:table-cell table:formula="of:=AVERAGE([.C104:.C113])" office:value-type="float" office:value="0.443856250747429" calcext:value-type="float">
            <text:p>0.444</text:p>
          </table:table-cell>
          <table:table-cell table:formula="of:=AVERAGE([.D104:.D113])" office:value-type="float" office:value="0.791775131870269" calcext:value-type="float">
            <text:p>0.792</text:p>
          </table:table-cell>
          <table:table-cell table:formula="of:=AVERAGE([.E104:.E113])" office:value-type="float" office:value="0.737678388044902" calcext:value-type="float">
            <text:p>0.738</text:p>
          </table:table-cell>
          <table:table-cell table:formula="of:=AVERAGE([.F104:.F113])" office:value-type="float" office:value="0.402584888122155" calcext:value-type="float">
            <text:p>0.403</text:p>
          </table:table-cell>
          <table:table-cell table:formula="of:=AVERAGE([.G104:.G113])" office:value-type="float" office:value="0.882782563793562" calcext:value-type="float">
            <text:p>0.883</text:p>
          </table:table-cell>
          <table:table-cell table:formula="of:=AVERAGE([.H104:.H113])" office:value-type="float" office:value="0.737678388044902" calcext:value-type="float">
            <text:p>0.738</text:p>
          </table:table-cell>
          <table:table-cell table:formula="of:=AVERAGE([.I104:.I113])" office:value-type="float" office:value="0.691407880836188" calcext:value-type="float">
            <text:p>0.691</text:p>
          </table:table-cell>
          <table:table-cell table:formula="of:=AVERAGE([.J104:.J113])" office:value-type="float" office:value="0.737678388044902" calcext:value-type="float">
            <text:p>0.738</text:p>
          </table:table-cell>
          <table:table-cell table:formula="of:=AVERAGE([.K104:.K113])" office:value-type="float" office:value="99155326140" calcext:value-type="float">
            <text:p>99155326140.000</text:p>
          </table:table-cell>
          <table:table-cell table:formula="of:=AVERAGE([.L104:.L113])" office:value-type="float" office:value="127825441630" calcext:value-type="float">
            <text:p>127825441630.000</text:p>
          </table:table-cell>
          <table:table-cell table:formula="of:=AVERAGE([.M104:.M113])" office:value-type="float" office:value="14094" calcext:value-type="float">
            <text:p>14094.000</text:p>
          </table:table-cell>
          <table:table-cell table:formula="of:=AVERAGE([.N104:.N113])"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99.15532614" calcext:value-type="float">
            <text:p>99.155</text:p>
          </table:table-cell>
          <table:table-cell table:formula="of:=([.L115]/1000000000)" office:value-type="float" office:value="127.82544163" calcext:value-type="float">
            <text:p>127.82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svm-dataset-fasttext-crawl-300d-2M-particular.csv</text:p>
          </table:table-cell>
          <table:table-cell office:value-type="float" office:value="0.749322469223275" calcext:value-type="float">
            <text:p>0.749</text:p>
          </table:table-cell>
          <table:table-cell office:value-type="float" office:value="0.448921754992181" calcext:value-type="float">
            <text:p>0.449</text:p>
          </table:table-cell>
          <table:table-cell office:value-type="float" office:value="0.799259766604422" calcext:value-type="float">
            <text:p>0.799</text:p>
          </table:table-cell>
          <table:table-cell office:value-type="float" office:value="0.749322469223275" calcext:value-type="float">
            <text:p>0.749</text:p>
          </table:table-cell>
          <table:table-cell office:value-type="float" office:value="0.403667733331408" calcext:value-type="float">
            <text:p>0.404</text:p>
          </table:table-cell>
          <table:table-cell office:value-type="float" office:value="0.884707082544906" calcext:value-type="float">
            <text:p>0.885</text:p>
          </table:table-cell>
          <table:table-cell office:value-type="float" office:value="0.749322469223275" calcext:value-type="float">
            <text:p>0.749</text:p>
          </table:table-cell>
          <table:table-cell office:value-type="float" office:value="0.692621313610559" calcext:value-type="float">
            <text:p>0.693</text:p>
          </table:table-cell>
          <table:table-cell office:value-type="float" office:value="0.749322469223275" calcext:value-type="float">
            <text:p>0.749</text:p>
          </table:table-cell>
          <table:table-cell office:value-type="float" office:value="99042133500" calcext:value-type="float">
            <text:p>99042133500.000</text:p>
          </table:table-cell>
          <table:table-cell office:value-type="float" office:value="123438006600" calcext:value-type="float">
            <text:p>123438006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crawl-300d-2M-particular.csv</text:p>
          </table:table-cell>
          <table:table-cell office:value-type="float" office:value="0.750456115490213" calcext:value-type="float">
            <text:p>0.750</text:p>
          </table:table-cell>
          <table:table-cell office:value-type="float" office:value="0.455089269969757" calcext:value-type="float">
            <text:p>0.455</text:p>
          </table:table-cell>
          <table:table-cell office:value-type="float" office:value="0.800065738803917" calcext:value-type="float">
            <text:p>0.800</text:p>
          </table:table-cell>
          <table:table-cell office:value-type="float" office:value="0.750456115490213" calcext:value-type="float">
            <text:p>0.750</text:p>
          </table:table-cell>
          <table:table-cell office:value-type="float" office:value="0.408110431066303" calcext:value-type="float">
            <text:p>0.408</text:p>
          </table:table-cell>
          <table:table-cell office:value-type="float" office:value="0.885764186578852" calcext:value-type="float">
            <text:p>0.886</text:p>
          </table:table-cell>
          <table:table-cell office:value-type="float" office:value="0.750456115490213" calcext:value-type="float">
            <text:p>0.750</text:p>
          </table:table-cell>
          <table:table-cell office:value-type="float" office:value="0.708101608228977" calcext:value-type="float">
            <text:p>0.708</text:p>
          </table:table-cell>
          <table:table-cell office:value-type="float" office:value="0.750456115490213" calcext:value-type="float">
            <text:p>0.750</text:p>
          </table:table-cell>
          <table:table-cell office:value-type="float" office:value="99673997700" calcext:value-type="float">
            <text:p>99673997700.000</text:p>
          </table:table-cell>
          <table:table-cell office:value-type="float" office:value="124606001400" calcext:value-type="float">
            <text:p>124606001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crawl-300d-2M-particular.csv</text:p>
          </table:table-cell>
          <table:table-cell office:value-type="float" office:value="0.750792666725711" calcext:value-type="float">
            <text:p>0.751</text:p>
          </table:table-cell>
          <table:table-cell office:value-type="float" office:value="0.451675750501469" calcext:value-type="float">
            <text:p>0.452</text:p>
          </table:table-cell>
          <table:table-cell office:value-type="float" office:value="0.800232676046378" calcext:value-type="float">
            <text:p>0.800</text:p>
          </table:table-cell>
          <table:table-cell office:value-type="float" office:value="0.750792666725711" calcext:value-type="float">
            <text:p>0.751</text:p>
          </table:table-cell>
          <table:table-cell office:value-type="float" office:value="0.405761317567969" calcext:value-type="float">
            <text:p>0.406</text:p>
          </table:table-cell>
          <table:table-cell office:value-type="float" office:value="0.884853176520504" calcext:value-type="float">
            <text:p>0.885</text:p>
          </table:table-cell>
          <table:table-cell office:value-type="float" office:value="0.750792666725711" calcext:value-type="float">
            <text:p>0.751</text:p>
          </table:table-cell>
          <table:table-cell office:value-type="float" office:value="0.692580467706178" calcext:value-type="float">
            <text:p>0.693</text:p>
          </table:table-cell>
          <table:table-cell office:value-type="float" office:value="0.750792666725711" calcext:value-type="float">
            <text:p>0.751</text:p>
          </table:table-cell>
          <table:table-cell office:value-type="float" office:value="98868997900" calcext:value-type="float">
            <text:p>98868997900.000</text:p>
          </table:table-cell>
          <table:table-cell office:value-type="float" office:value="122990970800" calcext:value-type="float">
            <text:p>122990970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crawl-300d-2M-particular.csv</text:p>
          </table:table-cell>
          <table:table-cell office:value-type="float" office:value="0.751040651846604" calcext:value-type="float">
            <text:p>0.751</text:p>
          </table:table-cell>
          <table:table-cell office:value-type="float" office:value="0.454724534208182" calcext:value-type="float">
            <text:p>0.455</text:p>
          </table:table-cell>
          <table:table-cell office:value-type="float" office:value="0.800331609040267" calcext:value-type="float">
            <text:p>0.800</text:p>
          </table:table-cell>
          <table:table-cell office:value-type="float" office:value="0.751040651846604" calcext:value-type="float">
            <text:p>0.751</text:p>
          </table:table-cell>
          <table:table-cell office:value-type="float" office:value="0.407838550940691" calcext:value-type="float">
            <text:p>0.408</text:p>
          </table:table-cell>
          <table:table-cell office:value-type="float" office:value="0.885288383159542" calcext:value-type="float">
            <text:p>0.885</text:p>
          </table:table-cell>
          <table:table-cell office:value-type="float" office:value="0.751040651846604" calcext:value-type="float">
            <text:p>0.751</text:p>
          </table:table-cell>
          <table:table-cell office:value-type="float" office:value="0.706487952950775" calcext:value-type="float">
            <text:p>0.706</text:p>
          </table:table-cell>
          <table:table-cell office:value-type="float" office:value="0.751040651846604" calcext:value-type="float">
            <text:p>0.751</text:p>
          </table:table-cell>
          <table:table-cell office:value-type="float" office:value="98930008600" calcext:value-type="float">
            <text:p>98930008600.000</text:p>
          </table:table-cell>
          <table:table-cell office:value-type="float" office:value="124637996000" calcext:value-type="float">
            <text:p>124637996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crawl-300d-2M-particular.csv</text:p>
          </table:table-cell>
          <table:table-cell office:value-type="float" office:value="0.750137277477637" calcext:value-type="float">
            <text:p>0.750</text:p>
          </table:table-cell>
          <table:table-cell office:value-type="float" office:value="0.45164199296278" calcext:value-type="float">
            <text:p>0.452</text:p>
          </table:table-cell>
          <table:table-cell office:value-type="float" office:value="0.799703327986573" calcext:value-type="float">
            <text:p>0.800</text:p>
          </table:table-cell>
          <table:table-cell office:value-type="float" office:value="0.750137277477637" calcext:value-type="float">
            <text:p>0.750</text:p>
          </table:table-cell>
          <table:table-cell office:value-type="float" office:value="0.405632587027092" calcext:value-type="float">
            <text:p>0.406</text:p>
          </table:table-cell>
          <table:table-cell office:value-type="float" office:value="0.884601760836075" calcext:value-type="float">
            <text:p>0.885</text:p>
          </table:table-cell>
          <table:table-cell office:value-type="float" office:value="0.750137277477637" calcext:value-type="float">
            <text:p>0.750</text:p>
          </table:table-cell>
          <table:table-cell office:value-type="float" office:value="0.694457839415806" calcext:value-type="float">
            <text:p>0.694</text:p>
          </table:table-cell>
          <table:table-cell office:value-type="float" office:value="0.750137277477637" calcext:value-type="float">
            <text:p>0.750</text:p>
          </table:table-cell>
          <table:table-cell office:value-type="float" office:value="97761005800" calcext:value-type="float">
            <text:p>97761005800.000</text:p>
          </table:table-cell>
          <table:table-cell office:value-type="float" office:value="124185000600" calcext:value-type="float">
            <text:p>124185000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crawl-300d-2M-particular.csv</text:p>
          </table:table-cell>
          <table:table-cell office:value-type="float" office:value="0.749588167567089" calcext:value-type="float">
            <text:p>0.750</text:p>
          </table:table-cell>
          <table:table-cell office:value-type="float" office:value="0.451206788357983" calcext:value-type="float">
            <text:p>0.451</text:p>
          </table:table-cell>
          <table:table-cell office:value-type="float" office:value="0.79950295216872" calcext:value-type="float">
            <text:p>0.800</text:p>
          </table:table-cell>
          <table:table-cell office:value-type="float" office:value="0.749588167567089" calcext:value-type="float">
            <text:p>0.750</text:p>
          </table:table-cell>
          <table:table-cell office:value-type="float" office:value="0.405623025974801" calcext:value-type="float">
            <text:p>0.406</text:p>
          </table:table-cell>
          <table:table-cell office:value-type="float" office:value="0.884986862244753" calcext:value-type="float">
            <text:p>0.885</text:p>
          </table:table-cell>
          <table:table-cell office:value-type="float" office:value="0.749588167567089" calcext:value-type="float">
            <text:p>0.750</text:p>
          </table:table-cell>
          <table:table-cell office:value-type="float" office:value="0.695334211459015" calcext:value-type="float">
            <text:p>0.695</text:p>
          </table:table-cell>
          <table:table-cell office:value-type="float" office:value="0.749588167567089" calcext:value-type="float">
            <text:p>0.750</text:p>
          </table:table-cell>
          <table:table-cell office:value-type="float" office:value="97722996000" calcext:value-type="float">
            <text:p>97722996000.000</text:p>
          </table:table-cell>
          <table:table-cell office:value-type="float" office:value="123110004000" calcext:value-type="float">
            <text:p>123110004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crawl-300d-2M-particular.csv</text:p>
          </table:table-cell>
          <table:table-cell office:value-type="float" office:value="0.750296696483925" calcext:value-type="float">
            <text:p>0.750</text:p>
          </table:table-cell>
          <table:table-cell office:value-type="float" office:value="0.452163017887755" calcext:value-type="float">
            <text:p>0.452</text:p>
          </table:table-cell>
          <table:table-cell office:value-type="float" office:value="0.799874678241241" calcext:value-type="float">
            <text:p>0.800</text:p>
          </table:table-cell>
          <table:table-cell office:value-type="float" office:value="0.750296696483925" calcext:value-type="float">
            <text:p>0.750</text:p>
          </table:table-cell>
          <table:table-cell office:value-type="float" office:value="0.405804049919168" calcext:value-type="float">
            <text:p>0.406</text:p>
          </table:table-cell>
          <table:table-cell office:value-type="float" office:value="0.88518955667855" calcext:value-type="float">
            <text:p>0.885</text:p>
          </table:table-cell>
          <table:table-cell office:value-type="float" office:value="0.750296696483925" calcext:value-type="float">
            <text:p>0.750</text:p>
          </table:table-cell>
          <table:table-cell office:value-type="float" office:value="0.706409081436725" calcext:value-type="float">
            <text:p>0.706</text:p>
          </table:table-cell>
          <table:table-cell office:value-type="float" office:value="0.750296696483925" calcext:value-type="float">
            <text:p>0.750</text:p>
          </table:table-cell>
          <table:table-cell office:value-type="float" office:value="98421997600" calcext:value-type="float">
            <text:p>98421997600.000</text:p>
          </table:table-cell>
          <table:table-cell office:value-type="float" office:value="123279004900" calcext:value-type="float">
            <text:p>123279004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crawl-300d-2M-particular.csv</text:p>
          </table:table-cell>
          <table:table-cell office:value-type="float" office:value="0.75077495350279" calcext:value-type="float">
            <text:p>0.751</text:p>
          </table:table-cell>
          <table:table-cell office:value-type="float" office:value="0.453578034610662" calcext:value-type="float">
            <text:p>0.454</text:p>
          </table:table-cell>
          <table:table-cell office:value-type="float" office:value="0.800087488825045" calcext:value-type="float">
            <text:p>0.800</text:p>
          </table:table-cell>
          <table:table-cell office:value-type="float" office:value="0.75077495350279" calcext:value-type="float">
            <text:p>0.751</text:p>
          </table:table-cell>
          <table:table-cell office:value-type="float" office:value="0.406795543040074" calcext:value-type="float">
            <text:p>0.407</text:p>
          </table:table-cell>
          <table:table-cell office:value-type="float" office:value="0.88513080785656" calcext:value-type="float">
            <text:p>0.885</text:p>
          </table:table-cell>
          <table:table-cell office:value-type="float" office:value="0.75077495350279" calcext:value-type="float">
            <text:p>0.751</text:p>
          </table:table-cell>
          <table:table-cell office:value-type="float" office:value="0.704135020048004" calcext:value-type="float">
            <text:p>0.704</text:p>
          </table:table-cell>
          <table:table-cell office:value-type="float" office:value="0.75077495350279" calcext:value-type="float">
            <text:p>0.751</text:p>
          </table:table-cell>
          <table:table-cell office:value-type="float" office:value="98125997200" calcext:value-type="float">
            <text:p>98125997200.000</text:p>
          </table:table-cell>
          <table:table-cell office:value-type="float" office:value="124496001500" calcext:value-type="float">
            <text:p>124496001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crawl-300d-2M-particular.csv</text:p>
          </table:table-cell>
          <table:table-cell office:value-type="float" office:value="0.750225843592242" calcext:value-type="float">
            <text:p>0.750</text:p>
          </table:table-cell>
          <table:table-cell office:value-type="float" office:value="0.452333440352193" calcext:value-type="float">
            <text:p>0.452</text:p>
          </table:table-cell>
          <table:table-cell office:value-type="float" office:value="0.799886512299885" calcext:value-type="float">
            <text:p>0.800</text:p>
          </table:table-cell>
          <table:table-cell office:value-type="float" office:value="0.750225843592242" calcext:value-type="float">
            <text:p>0.750</text:p>
          </table:table-cell>
          <table:table-cell office:value-type="float" office:value="0.40646396170081" calcext:value-type="float">
            <text:p>0.406</text:p>
          </table:table-cell>
          <table:table-cell office:value-type="float" office:value="0.884740841408755" calcext:value-type="float">
            <text:p>0.885</text:p>
          </table:table-cell>
          <table:table-cell office:value-type="float" office:value="0.750225843592242" calcext:value-type="float">
            <text:p>0.750</text:p>
          </table:table-cell>
          <table:table-cell office:value-type="float" office:value="0.697271108822052" calcext:value-type="float">
            <text:p>0.697</text:p>
          </table:table-cell>
          <table:table-cell office:value-type="float" office:value="0.750225843592242" calcext:value-type="float">
            <text:p>0.750</text:p>
          </table:table-cell>
          <table:table-cell office:value-type="float" office:value="98226999400" calcext:value-type="float">
            <text:p>98226999400.000</text:p>
          </table:table-cell>
          <table:table-cell office:value-type="float" office:value="124050001900" calcext:value-type="float">
            <text:p>124050001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svm-dataset-fasttext-crawl-300d-2M-particular.csv</text:p>
          </table:table-cell>
          <table:table-cell office:value-type="float" office:value="0.751997165884333" calcext:value-type="float">
            <text:p>0.752</text:p>
          </table:table-cell>
          <table:table-cell office:value-type="float" office:value="0.455577040239468" calcext:value-type="float">
            <text:p>0.456</text:p>
          </table:table-cell>
          <table:table-cell office:value-type="float" office:value="0.80104674328464" calcext:value-type="float">
            <text:p>0.801</text:p>
          </table:table-cell>
          <table:table-cell office:value-type="float" office:value="0.751997165884333" calcext:value-type="float">
            <text:p>0.752</text:p>
          </table:table-cell>
          <table:table-cell office:value-type="float" office:value="0.408416309322885" calcext:value-type="float">
            <text:p>0.408</text:p>
          </table:table-cell>
          <table:table-cell office:value-type="float" office:value="0.885607216057286" calcext:value-type="float">
            <text:p>0.886</text:p>
          </table:table-cell>
          <table:table-cell office:value-type="float" office:value="0.751997165884333" calcext:value-type="float">
            <text:p>0.752</text:p>
          </table:table-cell>
          <table:table-cell office:value-type="float" office:value="0.707875754555365" calcext:value-type="float">
            <text:p>0.708</text:p>
          </table:table-cell>
          <table:table-cell office:value-type="float" office:value="0.751997165884333" calcext:value-type="float">
            <text:p>0.752</text:p>
          </table:table-cell>
          <table:table-cell office:value-type="float" office:value="97369999400" calcext:value-type="float">
            <text:p>97369999400.000</text:p>
          </table:table-cell>
          <table:table-cell office:value-type="float" office:value="124648996100" calcext:value-type="float">
            <text:p>124648996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750463200779382" calcext:value-type="float">
            <text:p>0.750</text:p>
          </table:table-cell>
          <table:table-cell table:formula="of:=AVERAGE([.C121:.C130])" office:value-type="float" office:value="0.452691162408243" calcext:value-type="float">
            <text:p>0.453</text:p>
          </table:table-cell>
          <table:table-cell table:formula="of:=AVERAGE([.D121:.D130])" office:value-type="float" office:value="0.799999149330109" calcext:value-type="float">
            <text:p>0.800</text:p>
          </table:table-cell>
          <table:table-cell table:formula="of:=AVERAGE([.E121:.E130])" office:value-type="float" office:value="0.750463200779382" calcext:value-type="float">
            <text:p>0.750</text:p>
          </table:table-cell>
          <table:table-cell table:formula="of:=AVERAGE([.F121:.F130])" office:value-type="float" office:value="0.40641135098912" calcext:value-type="float">
            <text:p>0.406</text:p>
          </table:table-cell>
          <table:table-cell table:formula="of:=AVERAGE([.G121:.G130])" office:value-type="float" office:value="0.885086987388578" calcext:value-type="float">
            <text:p>0.885</text:p>
          </table:table-cell>
          <table:table-cell table:formula="of:=AVERAGE([.H121:.H130])" office:value-type="float" office:value="0.750463200779382" calcext:value-type="float">
            <text:p>0.750</text:p>
          </table:table-cell>
          <table:table-cell table:formula="of:=AVERAGE([.I121:.I130])" office:value-type="float" office:value="0.700527435823346" calcext:value-type="float">
            <text:p>0.701</text:p>
          </table:table-cell>
          <table:table-cell table:formula="of:=AVERAGE([.J121:.J130])" office:value-type="float" office:value="0.750463200779382" calcext:value-type="float">
            <text:p>0.750</text:p>
          </table:table-cell>
          <table:table-cell table:formula="of:=AVERAGE([.K121:.K130])" office:value-type="float" office:value="98414413310" calcext:value-type="float">
            <text:p>98414413310.000</text:p>
          </table:table-cell>
          <table:table-cell table:formula="of:=AVERAGE([.L121:.L130])" office:value-type="float" office:value="123944198380" calcext:value-type="float">
            <text:p>123944198380.000</text:p>
          </table:table-cell>
          <table:table-cell table:formula="of:=AVERAGE([.M121:.M130])" office:value-type="float" office:value="14094" calcext:value-type="float">
            <text:p>14094.000</text:p>
          </table:table-cell>
          <table:table-cell table:formula="of:=AVERAGE([.N121:.N130])"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98.41441331" calcext:value-type="float">
            <text:p>98.414</text:p>
          </table:table-cell>
          <table:table-cell table:formula="of:=([.L132]/1000000000)" office:value-type="float" office:value="123.94419838" calcext:value-type="float">
            <text:p>123.944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3]/1000000000)" office:value-type="float" office:value="0" calcext:value-type="float">
            <text:p>0.000</text:p>
          </table:table-cell>
          <table:table-cell table:formula="of:=([.L133]/1000000000)" office:value-type="float" office:value="0" calcext:value-type="float">
            <text:p>0.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730449250089675" calcext:value-type="float">
            <text:p>0.730</text:p>
          </table:table-cell>
          <table:table-cell table:formula="of:=AVERAGE([.C2:.C11];[.C19:.C28];[.C36:.C45];[.C53:.C62];[.C70:.C79];[.C87:.C96];[.C104:.C113];[.C121:.C130])" office:value-type="float" office:value="0.429038341958998" calcext:value-type="float">
            <text:p>0.429</text:p>
          </table:table-cell>
          <table:table-cell table:formula="of:=AVERAGE([.D2:.D11];[.D19:.D28];[.D36:.D45];[.D53:.D62];[.D70:.D79];[.D87:.D96];[.D104:.D113];[.D121:.D130])" office:value-type="float" office:value="0.786176669390786" calcext:value-type="float">
            <text:p>0.786</text:p>
          </table:table-cell>
          <table:table-cell table:formula="of:=AVERAGE([.E2:.E11];[.E19:.E28];[.E36:.E45];[.E53:.E62];[.E70:.E79];[.E87:.E96];[.E104:.E113];[.E121:.E130])" office:value-type="float" office:value="0.730449250089675" calcext:value-type="float">
            <text:p>0.730</text:p>
          </table:table-cell>
          <table:table-cell table:formula="of:=AVERAGE([.F2:.F11];[.F19:.F28];[.F36:.F45];[.F53:.F62];[.F70:.F79];[.F87:.F96];[.F104:.F113];[.F121:.F130])" office:value-type="float" office:value="0.389367757986819" calcext:value-type="float">
            <text:p>0.389</text:p>
          </table:table-cell>
          <table:table-cell table:formula="of:=AVERAGE([.G2:.G11];[.G19:.G28];[.G36:.G45];[.G53:.G62];[.G70:.G79];[.G87:.G96];[.G104:.G113];[.G121:.G130])" office:value-type="float" office:value="0.88186033912011" calcext:value-type="float">
            <text:p>0.882</text:p>
          </table:table-cell>
          <table:table-cell table:formula="of:=AVERAGE([.H2:.H11];[.H19:.H28];[.H36:.H45];[.H53:.H62];[.H70:.H79];[.H87:.H96];[.H104:.H113];[.H121:.H130])" office:value-type="float" office:value="0.730449250089675" calcext:value-type="float">
            <text:p>0.730</text:p>
          </table:table-cell>
          <table:table-cell table:formula="of:=AVERAGE([.I2:.I11];[.I19:.I28];[.I36:.I45];[.I53:.I62];[.I70:.I79];[.I87:.I96];[.I104:.I113];[.I121:.I130])" office:value-type="float" office:value="0.683160770700147" calcext:value-type="float">
            <text:p>0.683</text:p>
          </table:table-cell>
          <table:table-cell table:formula="of:=AVERAGE([.J2:.J11];[.J19:.J28];[.J36:.J45];[.J53:.J62];[.J70:.J79];[.J87:.J96];[.J104:.J113];[.J121:.J130])" office:value-type="float" office:value="0.730449250089675" calcext:value-type="float">
            <text:p>0.730</text:p>
          </table:table-cell>
          <table:table-cell table:formula="of:=AVERAGE([.K2:.K11];[.K19:.K28];[.K36:.K45];[.K53:.K62];[.K70:.K79];[.K87:.K96];[.K104:.K113];[.K121:.K130])" office:value-type="float" office:value="101099263678.75" calcext:value-type="float">
            <text:p>101099263678.750</text:p>
          </table:table-cell>
          <table:table-cell table:formula="of:=AVERAGE([.L2:.L11];[.L19:.L28];[.L36:.L45];[.L53:.L62];[.L70:.L79];[.L87:.L96];[.L104:.L113];[.L121:.L130])" office:value-type="float" office:value="125929840736.25" calcext:value-type="float">
            <text:p>125929840736.250</text:p>
          </table:table-cell>
          <table:table-cell table:formula="of:=AVERAGE([.M2:.M11];[.M19:.M28];[.M36:.M45];[.M53:.M62];[.M70:.M79];[.M87:.M96];[.M104:.M113];[.M121:.M130])" office:value-type="float" office:value="13678.3125" calcext:value-type="float">
            <text:p>13678.313</text:p>
          </table:table-cell>
          <table:table-cell table:formula="of:=AVERAGE([.N2:.N11];[.N19:.N28];[.N36:.N45];[.N53:.N62];[.N70:.N79];[.N87:.N96];[.N104:.N113];[.N121:.N130])" office:value-type="float" office:value="55361.6875" calcext:value-type="float">
            <text:p>55361.68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101.09926367875" calcext:value-type="float">
            <text:p>101.099</text:p>
          </table:table-cell>
          <table:table-cell table:formula="of:=([.L140]/1000000000)" office:value-type="float" office:value="125.92984073625" calcext:value-type="float">
            <text:p>125.930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NN" table:style-name="ta1">
        <table:table-column table:style-name="co19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7" table:default-cell-style-name="ce6"/>
        <table:table-column table:style-name="co14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693344673612588" calcext:value-type="float">
            <text:p>0.693</text:p>
          </table:table-cell>
          <table:table-cell office:value-type="float" office:value="0.417549944059837" calcext:value-type="float">
            <text:p>0.418</text:p>
          </table:table-cell>
          <table:table-cell office:value-type="float" office:value="0.754503416535601" calcext:value-type="float">
            <text:p>0.755</text:p>
          </table:table-cell>
          <table:table-cell office:value-type="float" office:value="0.693344673612588" calcext:value-type="float">
            <text:p>0.693</text:p>
          </table:table-cell>
          <table:table-cell office:value-type="float" office:value="0.387377895422375" calcext:value-type="float">
            <text:p>0.387</text:p>
          </table:table-cell>
          <table:table-cell office:value-type="float" office:value="0.861419639526167" calcext:value-type="float">
            <text:p>0.861</text:p>
          </table:table-cell>
          <table:table-cell office:value-type="float" office:value="0.693344673612588" calcext:value-type="float">
            <text:p>0.693</text:p>
          </table:table-cell>
          <table:table-cell office:value-type="float" office:value="0.646401722095114" calcext:value-type="float">
            <text:p>0.646</text:p>
          </table:table-cell>
          <table:table-cell office:value-type="float" office:value="0.693344673612588" calcext:value-type="float">
            <text:p>0.693</text:p>
          </table:table-cell>
          <table:table-cell office:value-type="float" office:value="8280968000" calcext:value-type="float">
            <text:p>8280968000.000</text:p>
          </table:table-cell>
          <table:table-cell office:value-type="float" office:value="1330999100" calcext:value-type="float">
            <text:p>1330999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695917499468424" calcext:value-type="float">
            <text:p>0.696</text:p>
          </table:table-cell>
          <table:table-cell office:value-type="float" office:value="0.422556694483785" calcext:value-type="float">
            <text:p>0.423</text:p>
          </table:table-cell>
          <table:table-cell office:value-type="float" office:value="0.758319035877141" calcext:value-type="float">
            <text:p>0.758</text:p>
          </table:table-cell>
          <table:table-cell office:value-type="float" office:value="0.695917499468424" calcext:value-type="float">
            <text:p>0.696</text:p>
          </table:table-cell>
          <table:table-cell office:value-type="float" office:value="0.394774376409138" calcext:value-type="float">
            <text:p>0.395</text:p>
          </table:table-cell>
          <table:table-cell office:value-type="float" office:value="0.864163006800909" calcext:value-type="float">
            <text:p>0.864</text:p>
          </table:table-cell>
          <table:table-cell office:value-type="float" office:value="0.695917499468424" calcext:value-type="float">
            <text:p>0.696</text:p>
          </table:table-cell>
          <table:table-cell office:value-type="float" office:value="0.647598320909601" calcext:value-type="float">
            <text:p>0.648</text:p>
          </table:table-cell>
          <table:table-cell office:value-type="float" office:value="0.695917499468424" calcext:value-type="float">
            <text:p>0.696</text:p>
          </table:table-cell>
          <table:table-cell office:value-type="float" office:value="10253881200" calcext:value-type="float">
            <text:p>10253881200.000</text:p>
          </table:table-cell>
          <table:table-cell office:value-type="float" office:value="1497011300" calcext:value-type="float">
            <text:p>1497011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700042526047204" calcext:value-type="float">
            <text:p>0.700</text:p>
          </table:table-cell>
          <table:table-cell office:value-type="float" office:value="0.421472626505028" calcext:value-type="float">
            <text:p>0.421</text:p>
          </table:table-cell>
          <table:table-cell office:value-type="float" office:value="0.757640081810861" calcext:value-type="float">
            <text:p>0.758</text:p>
          </table:table-cell>
          <table:table-cell office:value-type="float" office:value="0.700042526047204" calcext:value-type="float">
            <text:p>0.700</text:p>
          </table:table-cell>
          <table:table-cell office:value-type="float" office:value="0.386370968418094" calcext:value-type="float">
            <text:p>0.386</text:p>
          </table:table-cell>
          <table:table-cell office:value-type="float" office:value="0.859915705314752" calcext:value-type="float">
            <text:p>0.860</text:p>
          </table:table-cell>
          <table:table-cell office:value-type="float" office:value="0.700042526047204" calcext:value-type="float">
            <text:p>0.700</text:p>
          </table:table-cell>
          <table:table-cell office:value-type="float" office:value="0.644675994747896" calcext:value-type="float">
            <text:p>0.645</text:p>
          </table:table-cell>
          <table:table-cell office:value-type="float" office:value="0.700042526047204" calcext:value-type="float">
            <text:p>0.700</text:p>
          </table:table-cell>
          <table:table-cell office:value-type="float" office:value="10446974000" calcext:value-type="float">
            <text:p>10446974000.000</text:p>
          </table:table-cell>
          <table:table-cell office:value-type="float" office:value="1536992300" calcext:value-type="float">
            <text:p>1536992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688985753774187" calcext:value-type="float">
            <text:p>0.689</text:p>
          </table:table-cell>
          <table:table-cell office:value-type="float" office:value="0.416088363869976" calcext:value-type="float">
            <text:p>0.416</text:p>
          </table:table-cell>
          <table:table-cell office:value-type="float" office:value="0.751328128045471" calcext:value-type="float">
            <text:p>0.751</text:p>
          </table:table-cell>
          <table:table-cell office:value-type="float" office:value="0.688985753774187" calcext:value-type="float">
            <text:p>0.689</text:p>
          </table:table-cell>
          <table:table-cell office:value-type="float" office:value="0.385093379148229" calcext:value-type="float">
            <text:p>0.385</text:p>
          </table:table-cell>
          <table:table-cell office:value-type="float" office:value="0.862036816827207" calcext:value-type="float">
            <text:p>0.862</text:p>
          </table:table-cell>
          <table:table-cell office:value-type="float" office:value="0.688985753774187" calcext:value-type="float">
            <text:p>0.689</text:p>
          </table:table-cell>
          <table:table-cell office:value-type="float" office:value="0.647651197855755" calcext:value-type="float">
            <text:p>0.648</text:p>
          </table:table-cell>
          <table:table-cell office:value-type="float" office:value="0.688985753774187" calcext:value-type="float">
            <text:p>0.689</text:p>
          </table:table-cell>
          <table:table-cell office:value-type="float" office:value="8202108800" calcext:value-type="float">
            <text:p>8202108800.000</text:p>
          </table:table-cell>
          <table:table-cell office:value-type="float" office:value="1479000600" calcext:value-type="float">
            <text:p>14790006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691431001488412" calcext:value-type="float">
            <text:p>0.691</text:p>
          </table:table-cell>
          <table:table-cell office:value-type="float" office:value="0.414578232260079" calcext:value-type="float">
            <text:p>0.415</text:p>
          </table:table-cell>
          <table:table-cell office:value-type="float" office:value="0.75326476019958" calcext:value-type="float">
            <text:p>0.753</text:p>
          </table:table-cell>
          <table:table-cell office:value-type="float" office:value="0.691431001488412" calcext:value-type="float">
            <text:p>0.691</text:p>
          </table:table-cell>
          <table:table-cell office:value-type="float" office:value="0.384830225889386" calcext:value-type="float">
            <text:p>0.385</text:p>
          </table:table-cell>
          <table:table-cell office:value-type="float" office:value="0.861334807842789" calcext:value-type="float">
            <text:p>0.861</text:p>
          </table:table-cell>
          <table:table-cell office:value-type="float" office:value="0.691431001488412" calcext:value-type="float">
            <text:p>0.691</text:p>
          </table:table-cell>
          <table:table-cell office:value-type="float" office:value="0.645403822970421" calcext:value-type="float">
            <text:p>0.645</text:p>
          </table:table-cell>
          <table:table-cell office:value-type="float" office:value="0.691431001488412" calcext:value-type="float">
            <text:p>0.691</text:p>
          </table:table-cell>
          <table:table-cell office:value-type="float" office:value="9930000600" calcext:value-type="float">
            <text:p>9930000600.000</text:p>
          </table:table-cell>
          <table:table-cell office:value-type="float" office:value="1508000600" calcext:value-type="float">
            <text:p>15080006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676398043801829" calcext:value-type="float">
            <text:p>0.676</text:p>
          </table:table-cell>
          <table:table-cell office:value-type="float" office:value="0.415668238636088" calcext:value-type="float">
            <text:p>0.416</text:p>
          </table:table-cell>
          <table:table-cell office:value-type="float" office:value="0.741789963924341" calcext:value-type="float">
            <text:p>0.742</text:p>
          </table:table-cell>
          <table:table-cell office:value-type="float" office:value="0.676398043801829" calcext:value-type="float">
            <text:p>0.676</text:p>
          </table:table-cell>
          <table:table-cell office:value-type="float" office:value="0.385186096601812" calcext:value-type="float">
            <text:p>0.385</text:p>
          </table:table-cell>
          <table:table-cell office:value-type="float" office:value="0.86197058338877" calcext:value-type="float">
            <text:p>0.862</text:p>
          </table:table-cell>
          <table:table-cell office:value-type="float" office:value="0.676398043801829" calcext:value-type="float">
            <text:p>0.676</text:p>
          </table:table-cell>
          <table:table-cell office:value-type="float" office:value="0.646717126910724" calcext:value-type="float">
            <text:p>0.647</text:p>
          </table:table-cell>
          <table:table-cell office:value-type="float" office:value="0.676398043801829" calcext:value-type="float">
            <text:p>0.676</text:p>
          </table:table-cell>
          <table:table-cell office:value-type="float" office:value="9500061100" calcext:value-type="float">
            <text:p>9500061100.000</text:p>
          </table:table-cell>
          <table:table-cell office:value-type="float" office:value="1553939100" calcext:value-type="float">
            <text:p>1553939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683202211354455" calcext:value-type="float">
            <text:p>0.683</text:p>
          </table:table-cell>
          <table:table-cell office:value-type="float" office:value="0.41379502952125" calcext:value-type="float">
            <text:p>0.414</text:p>
          </table:table-cell>
          <table:table-cell office:value-type="float" office:value="0.747278308542882" calcext:value-type="float">
            <text:p>0.747</text:p>
          </table:table-cell>
          <table:table-cell office:value-type="float" office:value="0.683202211354455" calcext:value-type="float">
            <text:p>0.683</text:p>
          </table:table-cell>
          <table:table-cell office:value-type="float" office:value="0.383965830952214" calcext:value-type="float">
            <text:p>0.384</text:p>
          </table:table-cell>
          <table:table-cell office:value-type="float" office:value="0.862380316250817" calcext:value-type="float">
            <text:p>0.862</text:p>
          </table:table-cell>
          <table:table-cell office:value-type="float" office:value="0.683202211354455" calcext:value-type="float">
            <text:p>0.683</text:p>
          </table:table-cell>
          <table:table-cell office:value-type="float" office:value="0.642652219090603" calcext:value-type="float">
            <text:p>0.643</text:p>
          </table:table-cell>
          <table:table-cell office:value-type="float" office:value="0.683202211354455" calcext:value-type="float">
            <text:p>0.683</text:p>
          </table:table-cell>
          <table:table-cell office:value-type="float" office:value="9350982900" calcext:value-type="float">
            <text:p>9350982900.000</text:p>
          </table:table-cell>
          <table:table-cell office:value-type="float" office:value="1412988000" calcext:value-type="float">
            <text:p>14129880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67478205400808" calcext:value-type="float">
            <text:p>0.675</text:p>
          </table:table-cell>
          <table:table-cell office:value-type="float" office:value="0.411085659796437" calcext:value-type="float">
            <text:p>0.411</text:p>
          </table:table-cell>
          <table:table-cell office:value-type="float" office:value="0.738751342753954" calcext:value-type="float">
            <text:p>0.739</text:p>
          </table:table-cell>
          <table:table-cell office:value-type="float" office:value="0.67478205400808" calcext:value-type="float">
            <text:p>0.675</text:p>
          </table:table-cell>
          <table:table-cell office:value-type="float" office:value="0.378691126237328" calcext:value-type="float">
            <text:p>0.379</text:p>
          </table:table-cell>
          <table:table-cell office:value-type="float" office:value="0.860698245726345" calcext:value-type="float">
            <text:p>0.861</text:p>
          </table:table-cell>
          <table:table-cell office:value-type="float" office:value="0.67478205400808" calcext:value-type="float">
            <text:p>0.675</text:p>
          </table:table-cell>
          <table:table-cell office:value-type="float" office:value="0.65546701130492" calcext:value-type="float">
            <text:p>0.655</text:p>
          </table:table-cell>
          <table:table-cell office:value-type="float" office:value="0.67478205400808" calcext:value-type="float">
            <text:p>0.675</text:p>
          </table:table-cell>
          <table:table-cell office:value-type="float" office:value="9543970500" calcext:value-type="float">
            <text:p>9543970500.000</text:p>
          </table:table-cell>
          <table:table-cell office:value-type="float" office:value="1461000700" calcext:value-type="float">
            <text:p>1461000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661684031469275" calcext:value-type="float">
            <text:p>0.662</text:p>
          </table:table-cell>
          <table:table-cell office:value-type="float" office:value="0.406658790460656" calcext:value-type="float">
            <text:p>0.407</text:p>
          </table:table-cell>
          <table:table-cell office:value-type="float" office:value="0.7310600180363" calcext:value-type="float">
            <text:p>0.731</text:p>
          </table:table-cell>
          <table:table-cell office:value-type="float" office:value="0.661684031469275" calcext:value-type="float">
            <text:p>0.662</text:p>
          </table:table-cell>
          <table:table-cell office:value-type="float" office:value="0.379077592753297" calcext:value-type="float">
            <text:p>0.379</text:p>
          </table:table-cell>
          <table:table-cell office:value-type="float" office:value="0.861720908102877" calcext:value-type="float">
            <text:p>0.862</text:p>
          </table:table-cell>
          <table:table-cell office:value-type="float" office:value="0.661684031469275" calcext:value-type="float">
            <text:p>0.662</text:p>
          </table:table-cell>
          <table:table-cell office:value-type="float" office:value="0.649429877318016" calcext:value-type="float">
            <text:p>0.649</text:p>
          </table:table-cell>
          <table:table-cell office:value-type="float" office:value="0.661684031469275" calcext:value-type="float">
            <text:p>0.662</text:p>
          </table:table-cell>
          <table:table-cell office:value-type="float" office:value="9620971100" calcext:value-type="float">
            <text:p>9620971100.000</text:p>
          </table:table-cell>
          <table:table-cell office:value-type="float" office:value="1683999900" calcext:value-type="float">
            <text:p>16839999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685817563257495" calcext:value-type="float">
            <text:p>0.686</text:p>
          </table:table-cell>
          <table:table-cell office:value-type="float" office:value="0.408794215121169" calcext:value-type="float">
            <text:p>0.409</text:p>
          </table:table-cell>
          <table:table-cell office:value-type="float" office:value="0.749360005560249" calcext:value-type="float">
            <text:p>0.749</text:p>
          </table:table-cell>
          <table:table-cell office:value-type="float" office:value="0.685817563257495" calcext:value-type="float">
            <text:p>0.686</text:p>
          </table:table-cell>
          <table:table-cell office:value-type="float" office:value="0.381181407778682" calcext:value-type="float">
            <text:p>0.381</text:p>
          </table:table-cell>
          <table:table-cell office:value-type="float" office:value="0.861162300260812" calcext:value-type="float">
            <text:p>0.861</text:p>
          </table:table-cell>
          <table:table-cell office:value-type="float" office:value="0.685817563257495" calcext:value-type="float">
            <text:p>0.686</text:p>
          </table:table-cell>
          <table:table-cell office:value-type="float" office:value="0.630928621069214" calcext:value-type="float">
            <text:p>0.631</text:p>
          </table:table-cell>
          <table:table-cell office:value-type="float" office:value="0.685817563257495" calcext:value-type="float">
            <text:p>0.686</text:p>
          </table:table-cell>
          <table:table-cell office:value-type="float" office:value="9550974800" calcext:value-type="float">
            <text:p>9550974800.000</text:p>
          </table:table-cell>
          <table:table-cell office:value-type="float" office:value="1604000200" calcext:value-type="float">
            <text:p>16040002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685160535828195" calcext:value-type="float">
            <text:p>0.685</text:p>
          </table:table-cell>
          <table:table-cell table:formula="of:=AVERAGE([.C2:.C11])" office:value-type="float" office:value="0.414824779471431" calcext:value-type="float">
            <text:p>0.415</text:p>
          </table:table-cell>
          <table:table-cell table:formula="of:=AVERAGE([.D2:.D11])" office:value-type="float" office:value="0.748329506128638" calcext:value-type="float">
            <text:p>0.748</text:p>
          </table:table-cell>
          <table:table-cell table:formula="of:=AVERAGE([.E2:.E11])" office:value-type="float" office:value="0.685160535828195" calcext:value-type="float">
            <text:p>0.685</text:p>
          </table:table-cell>
          <table:table-cell table:formula="of:=AVERAGE([.F2:.F11])" office:value-type="float" office:value="0.384654889961055" calcext:value-type="float">
            <text:p>0.385</text:p>
          </table:table-cell>
          <table:table-cell table:formula="of:=AVERAGE([.G2:.G11])" office:value-type="float" office:value="0.861680233004145" calcext:value-type="float">
            <text:p>0.862</text:p>
          </table:table-cell>
          <table:table-cell table:formula="of:=AVERAGE([.H2:.H11])" office:value-type="float" office:value="0.685160535828195" calcext:value-type="float">
            <text:p>0.685</text:p>
          </table:table-cell>
          <table:table-cell table:formula="of:=AVERAGE([.I2:.I11])" office:value-type="float" office:value="0.645692591427226" calcext:value-type="float">
            <text:p>0.646</text:p>
          </table:table-cell>
          <table:table-cell table:formula="of:=AVERAGE([.J2:.J11])" office:value-type="float" office:value="0.685160535828195" calcext:value-type="float">
            <text:p>0.685</text:p>
          </table:table-cell>
          <table:table-cell table:formula="of:=AVERAGE([.K2:.K11])" office:value-type="float" office:value="9468089300" calcext:value-type="float">
            <text:p>9468089300.000</text:p>
          </table:table-cell>
          <table:table-cell table:formula="of:=AVERAGE([.L2:.L11])" office:value-type="float" office:value="1506793180" calcext:value-type="float">
            <text:p>1506793180.000</text:p>
          </table:table-cell>
          <table:table-cell table:formula="of:=AVERAGE([.M2:.M11])" office:value-type="float" office:value="11691" calcext:value-type="float">
            <text:p>11691.000</text:p>
          </table:table-cell>
          <table:table-cell table:formula="of:=AVERAGE([.N2:.N11])"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9.4680893" calcext:value-type="float">
            <text:p>9.468</text:p>
          </table:table-cell>
          <table:table-cell table:formula="of:=([.L13]/1000000000)" office:value-type="float" office:value="1.50679318" calcext:value-type="float">
            <text:p>1.5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685947517780191" calcext:value-type="float">
            <text:p>0.686</text:p>
          </table:table-cell>
          <table:table-cell office:value-type="float" office:value="0.399264479477736" calcext:value-type="float">
            <text:p>0.399</text:p>
          </table:table-cell>
          <table:table-cell office:value-type="float" office:value="0.752659760919359" calcext:value-type="float">
            <text:p>0.753</text:p>
          </table:table-cell>
          <table:table-cell office:value-type="float" office:value="0.685947517780191" calcext:value-type="float">
            <text:p>0.686</text:p>
          </table:table-cell>
          <table:table-cell office:value-type="float" office:value="0.366794403929954" calcext:value-type="float">
            <text:p>0.367</text:p>
          </table:table-cell>
          <table:table-cell office:value-type="float" office:value="0.875330292614274" calcext:value-type="float">
            <text:p>0.875</text:p>
          </table:table-cell>
          <table:table-cell office:value-type="float" office:value="0.685947517780191" calcext:value-type="float">
            <text:p>0.686</text:p>
          </table:table-cell>
          <table:table-cell office:value-type="float" office:value="0.661248804571538" calcext:value-type="float">
            <text:p>0.661</text:p>
          </table:table-cell>
          <table:table-cell office:value-type="float" office:value="0.685947517780191" calcext:value-type="float">
            <text:p>0.686</text:p>
          </table:table-cell>
          <table:table-cell office:value-type="float" office:value="12999004500" calcext:value-type="float">
            <text:p>12999004500.000</text:p>
          </table:table-cell>
          <table:table-cell office:value-type="float" office:value="1674988400" calcext:value-type="float">
            <text:p>1674988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691991031075921" calcext:value-type="float">
            <text:p>0.692</text:p>
          </table:table-cell>
          <table:table-cell office:value-type="float" office:value="0.398305188933723" calcext:value-type="float">
            <text:p>0.398</text:p>
          </table:table-cell>
          <table:table-cell office:value-type="float" office:value="0.756877529448851" calcext:value-type="float">
            <text:p>0.757</text:p>
          </table:table-cell>
          <table:table-cell office:value-type="float" office:value="0.691991031075921" calcext:value-type="float">
            <text:p>0.692</text:p>
          </table:table-cell>
          <table:table-cell office:value-type="float" office:value="0.36559316315161" calcext:value-type="float">
            <text:p>0.366</text:p>
          </table:table-cell>
          <table:table-cell office:value-type="float" office:value="0.876061197829622" calcext:value-type="float">
            <text:p>0.876</text:p>
          </table:table-cell>
          <table:table-cell office:value-type="float" office:value="0.691991031075921" calcext:value-type="float">
            <text:p>0.692</text:p>
          </table:table-cell>
          <table:table-cell office:value-type="float" office:value="0.666640101610922" calcext:value-type="float">
            <text:p>0.667</text:p>
          </table:table-cell>
          <table:table-cell office:value-type="float" office:value="0.691991031075921" calcext:value-type="float">
            <text:p>0.692</text:p>
          </table:table-cell>
          <table:table-cell office:value-type="float" office:value="12419955100" calcext:value-type="float">
            <text:p>12419955100.000</text:p>
          </table:table-cell>
          <table:table-cell office:value-type="float" office:value="1857021600" calcext:value-type="float">
            <text:p>18570216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680236835651473" calcext:value-type="float">
            <text:p>0.680</text:p>
          </table:table-cell>
          <table:table-cell office:value-type="float" office:value="0.398525706990123" calcext:value-type="float">
            <text:p>0.399</text:p>
          </table:table-cell>
          <table:table-cell office:value-type="float" office:value="0.748191270328482" calcext:value-type="float">
            <text:p>0.748</text:p>
          </table:table-cell>
          <table:table-cell office:value-type="float" office:value="0.680236835651473" calcext:value-type="float">
            <text:p>0.680</text:p>
          </table:table-cell>
          <table:table-cell office:value-type="float" office:value="0.366460500381607" calcext:value-type="float">
            <text:p>0.366</text:p>
          </table:table-cell>
          <table:table-cell office:value-type="float" office:value="0.876595913347416" calcext:value-type="float">
            <text:p>0.877</text:p>
          </table:table-cell>
          <table:table-cell office:value-type="float" office:value="0.680236835651473" calcext:value-type="float">
            <text:p>0.680</text:p>
          </table:table-cell>
          <table:table-cell office:value-type="float" office:value="0.664357929710886" calcext:value-type="float">
            <text:p>0.664</text:p>
          </table:table-cell>
          <table:table-cell office:value-type="float" office:value="0.680236835651473" calcext:value-type="float">
            <text:p>0.680</text:p>
          </table:table-cell>
          <table:table-cell office:value-type="float" office:value="12333972800" calcext:value-type="float">
            <text:p>12333972800.000</text:p>
          </table:table-cell>
          <table:table-cell office:value-type="float" office:value="2088000000" calcext:value-type="float">
            <text:p>20880000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708842798584592" calcext:value-type="float">
            <text:p>0.709</text:p>
          </table:table-cell>
          <table:table-cell office:value-type="float" office:value="0.41400972672195" calcext:value-type="float">
            <text:p>0.414</text:p>
          </table:table-cell>
          <table:table-cell office:value-type="float" office:value="0.768859537226423" calcext:value-type="float">
            <text:p>0.769</text:p>
          </table:table-cell>
          <table:table-cell office:value-type="float" office:value="0.708842798584592" calcext:value-type="float">
            <text:p>0.709</text:p>
          </table:table-cell>
          <table:table-cell office:value-type="float" office:value="0.376091518065121" calcext:value-type="float">
            <text:p>0.376</text:p>
          </table:table-cell>
          <table:table-cell office:value-type="float" office:value="0.876244561357767" calcext:value-type="float">
            <text:p>0.876</text:p>
          </table:table-cell>
          <table:table-cell office:value-type="float" office:value="0.708842798584592" calcext:value-type="float">
            <text:p>0.709</text:p>
          </table:table-cell>
          <table:table-cell office:value-type="float" office:value="0.661823648507883" calcext:value-type="float">
            <text:p>0.662</text:p>
          </table:table-cell>
          <table:table-cell office:value-type="float" office:value="0.708842798584592" calcext:value-type="float">
            <text:p>0.709</text:p>
          </table:table-cell>
          <table:table-cell office:value-type="float" office:value="11012966800" calcext:value-type="float">
            <text:p>11012966800.000</text:p>
          </table:table-cell>
          <table:table-cell office:value-type="float" office:value="1879315400" calcext:value-type="float">
            <text:p>1879315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716567985145219" calcext:value-type="float">
            <text:p>0.717</text:p>
          </table:table-cell>
          <table:table-cell office:value-type="float" office:value="0.41538616623967" calcext:value-type="float">
            <text:p>0.415</text:p>
          </table:table-cell>
          <table:table-cell office:value-type="float" office:value="0.775594046380266" calcext:value-type="float">
            <text:p>0.776</text:p>
          </table:table-cell>
          <table:table-cell office:value-type="float" office:value="0.716567985145219" calcext:value-type="float">
            <text:p>0.717</text:p>
          </table:table-cell>
          <table:table-cell office:value-type="float" office:value="0.379516290428715" calcext:value-type="float">
            <text:p>0.380</text:p>
          </table:table-cell>
          <table:table-cell office:value-type="float" office:value="0.876895007545711" calcext:value-type="float">
            <text:p>0.877</text:p>
          </table:table-cell>
          <table:table-cell office:value-type="float" office:value="0.716567985145219" calcext:value-type="float">
            <text:p>0.717</text:p>
          </table:table-cell>
          <table:table-cell office:value-type="float" office:value="0.664907503547781" calcext:value-type="float">
            <text:p>0.665</text:p>
          </table:table-cell>
          <table:table-cell office:value-type="float" office:value="0.716567985145219" calcext:value-type="float">
            <text:p>0.717</text:p>
          </table:table-cell>
          <table:table-cell office:value-type="float" office:value="9412966800" calcext:value-type="float">
            <text:p>9412966800.000</text:p>
          </table:table-cell>
          <table:table-cell office:value-type="float" office:value="1739000400" calcext:value-type="float">
            <text:p>1739000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684721297691203" calcext:value-type="float">
            <text:p>0.685</text:p>
          </table:table-cell>
          <table:table-cell office:value-type="float" office:value="0.398350529563653" calcext:value-type="float">
            <text:p>0.398</text:p>
          </table:table-cell>
          <table:table-cell office:value-type="float" office:value="0.751870424394822" calcext:value-type="float">
            <text:p>0.752</text:p>
          </table:table-cell>
          <table:table-cell office:value-type="float" office:value="0.684721297691203" calcext:value-type="float">
            <text:p>0.685</text:p>
          </table:table-cell>
          <table:table-cell office:value-type="float" office:value="0.366434679090579" calcext:value-type="float">
            <text:p>0.366</text:p>
          </table:table-cell>
          <table:table-cell office:value-type="float" office:value="0.876899051391476" calcext:value-type="float">
            <text:p>0.877</text:p>
          </table:table-cell>
          <table:table-cell office:value-type="float" office:value="0.684721297691203" calcext:value-type="float">
            <text:p>0.685</text:p>
          </table:table-cell>
          <table:table-cell office:value-type="float" office:value="0.670343319567771" calcext:value-type="float">
            <text:p>0.670</text:p>
          </table:table-cell>
          <table:table-cell office:value-type="float" office:value="0.684721297691203" calcext:value-type="float">
            <text:p>0.685</text:p>
          </table:table-cell>
          <table:table-cell office:value-type="float" office:value="11301998600" calcext:value-type="float">
            <text:p>11301998600.000</text:p>
          </table:table-cell>
          <table:table-cell office:value-type="float" office:value="1912002800" calcext:value-type="float">
            <text:p>19120028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709263216900816" calcext:value-type="float">
            <text:p>0.709</text:p>
          </table:table-cell>
          <table:table-cell office:value-type="float" office:value="0.412194326642874" calcext:value-type="float">
            <text:p>0.412</text:p>
          </table:table-cell>
          <table:table-cell office:value-type="float" office:value="0.769353702687942" calcext:value-type="float">
            <text:p>0.769</text:p>
          </table:table-cell>
          <table:table-cell office:value-type="float" office:value="0.709263216900816" calcext:value-type="float">
            <text:p>0.709</text:p>
          </table:table-cell>
          <table:table-cell office:value-type="float" office:value="0.374500235484575" calcext:value-type="float">
            <text:p>0.375</text:p>
          </table:table-cell>
          <table:table-cell office:value-type="float" office:value="0.877673596601204" calcext:value-type="float">
            <text:p>0.878</text:p>
          </table:table-cell>
          <table:table-cell office:value-type="float" office:value="0.709263216900816" calcext:value-type="float">
            <text:p>0.709</text:p>
          </table:table-cell>
          <table:table-cell office:value-type="float" office:value="0.675611802656337" calcext:value-type="float">
            <text:p>0.676</text:p>
          </table:table-cell>
          <table:table-cell office:value-type="float" office:value="0.709263216900816" calcext:value-type="float">
            <text:p>0.709</text:p>
          </table:table-cell>
          <table:table-cell office:value-type="float" office:value="11720127800" calcext:value-type="float">
            <text:p>11720127800.000</text:p>
          </table:table-cell>
          <table:table-cell office:value-type="float" office:value="1714008900" calcext:value-type="float">
            <text:p>1714008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706372840976772" calcext:value-type="float">
            <text:p>0.706</text:p>
          </table:table-cell>
          <table:table-cell office:value-type="float" office:value="0.411987480931262" calcext:value-type="float">
            <text:p>0.412</text:p>
          </table:table-cell>
          <table:table-cell office:value-type="float" office:value="0.767537414421524" calcext:value-type="float">
            <text:p>0.768</text:p>
          </table:table-cell>
          <table:table-cell office:value-type="float" office:value="0.706372840976772" calcext:value-type="float">
            <text:p>0.706</text:p>
          </table:table-cell>
          <table:table-cell office:value-type="float" office:value="0.374993069803949" calcext:value-type="float">
            <text:p>0.375</text:p>
          </table:table-cell>
          <table:table-cell office:value-type="float" office:value="0.877414164680928" calcext:value-type="float">
            <text:p>0.877</text:p>
          </table:table-cell>
          <table:table-cell office:value-type="float" office:value="0.706372840976772" calcext:value-type="float">
            <text:p>0.706</text:p>
          </table:table-cell>
          <table:table-cell office:value-type="float" office:value="0.670188460453887" calcext:value-type="float">
            <text:p>0.670</text:p>
          </table:table-cell>
          <table:table-cell office:value-type="float" office:value="0.706372840976772" calcext:value-type="float">
            <text:p>0.706</text:p>
          </table:table-cell>
          <table:table-cell office:value-type="float" office:value="11362944500" calcext:value-type="float">
            <text:p>11362944500.000</text:p>
          </table:table-cell>
          <table:table-cell office:value-type="float" office:value="1883010700" calcext:value-type="float">
            <text:p>18830107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72092982517605" calcext:value-type="float">
            <text:p>0.721</text:p>
          </table:table-cell>
          <table:table-cell office:value-type="float" office:value="0.418398518004797" calcext:value-type="float">
            <text:p>0.418</text:p>
          </table:table-cell>
          <table:table-cell office:value-type="float" office:value="0.777910251095892" calcext:value-type="float">
            <text:p>0.778</text:p>
          </table:table-cell>
          <table:table-cell office:value-type="float" office:value="0.72092982517605" calcext:value-type="float">
            <text:p>0.721</text:p>
          </table:table-cell>
          <table:table-cell office:value-type="float" office:value="0.380436523905384" calcext:value-type="float">
            <text:p>0.380</text:p>
          </table:table-cell>
          <table:table-cell office:value-type="float" office:value="0.877436665252619" calcext:value-type="float">
            <text:p>0.877</text:p>
          </table:table-cell>
          <table:table-cell office:value-type="float" office:value="0.72092982517605" calcext:value-type="float">
            <text:p>0.721</text:p>
          </table:table-cell>
          <table:table-cell office:value-type="float" office:value="0.673739882630252" calcext:value-type="float">
            <text:p>0.674</text:p>
          </table:table-cell>
          <table:table-cell office:value-type="float" office:value="0.72092982517605" calcext:value-type="float">
            <text:p>0.721</text:p>
          </table:table-cell>
          <table:table-cell office:value-type="float" office:value="11388999600" calcext:value-type="float">
            <text:p>11388999600.000</text:p>
          </table:table-cell>
          <table:table-cell office:value-type="float" office:value="2130010600" calcext:value-type="float">
            <text:p>21300106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695914935360684" calcext:value-type="float">
            <text:p>0.696</text:p>
          </table:table-cell>
          <table:table-cell office:value-type="float" office:value="0.405928764123007" calcext:value-type="float">
            <text:p>0.406</text:p>
          </table:table-cell>
          <table:table-cell office:value-type="float" office:value="0.758205449070688" calcext:value-type="float">
            <text:p>0.758</text:p>
          </table:table-cell>
          <table:table-cell office:value-type="float" office:value="0.695914935360684" calcext:value-type="float">
            <text:p>0.696</text:p>
          </table:table-cell>
          <table:table-cell office:value-type="float" office:value="0.368160764405876" calcext:value-type="float">
            <text:p>0.368</text:p>
          </table:table-cell>
          <table:table-cell office:value-type="float" office:value="0.875084221832516" calcext:value-type="float">
            <text:p>0.875</text:p>
          </table:table-cell>
          <table:table-cell office:value-type="float" office:value="0.695914935360684" calcext:value-type="float">
            <text:p>0.696</text:p>
          </table:table-cell>
          <table:table-cell office:value-type="float" office:value="0.661645947285458" calcext:value-type="float">
            <text:p>0.662</text:p>
          </table:table-cell>
          <table:table-cell office:value-type="float" office:value="0.695914935360684" calcext:value-type="float">
            <text:p>0.696</text:p>
          </table:table-cell>
          <table:table-cell office:value-type="float" office:value="10413999900" calcext:value-type="float">
            <text:p>10413999900.000</text:p>
          </table:table-cell>
          <table:table-cell office:value-type="float" office:value="1731999200" calcext:value-type="float">
            <text:p>17319992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700078828434292" calcext:value-type="float">
            <text:p>0.700</text:p>
          </table:table-cell>
          <table:table-cell table:formula="of:=AVERAGE([.C19:.C28])" office:value-type="float" office:value="0.407235088762879" calcext:value-type="float">
            <text:p>0.407</text:p>
          </table:table-cell>
          <table:table-cell table:formula="of:=AVERAGE([.D19:.D28])" office:value-type="float" office:value="0.762705938597425" calcext:value-type="float">
            <text:p>0.763</text:p>
          </table:table-cell>
          <table:table-cell table:formula="of:=AVERAGE([.E19:.E28])" office:value-type="float" office:value="0.700078828434292" calcext:value-type="float">
            <text:p>0.700</text:p>
          </table:table-cell>
          <table:table-cell table:formula="of:=AVERAGE([.F19:.F28])" office:value-type="float" office:value="0.371898114864737" calcext:value-type="float">
            <text:p>0.372</text:p>
          </table:table-cell>
          <table:table-cell table:formula="of:=AVERAGE([.G19:.G28])" office:value-type="float" office:value="0.876563467245353" calcext:value-type="float">
            <text:p>0.877</text:p>
          </table:table-cell>
          <table:table-cell table:formula="of:=AVERAGE([.H19:.H28])" office:value-type="float" office:value="0.700078828434292" calcext:value-type="float">
            <text:p>0.700</text:p>
          </table:table-cell>
          <table:table-cell table:formula="of:=AVERAGE([.I19:.I28])" office:value-type="float" office:value="0.667050740054272" calcext:value-type="float">
            <text:p>0.667</text:p>
          </table:table-cell>
          <table:table-cell table:formula="of:=AVERAGE([.J19:.J28])" office:value-type="float" office:value="0.700078828434292" calcext:value-type="float">
            <text:p>0.700</text:p>
          </table:table-cell>
          <table:table-cell table:formula="of:=AVERAGE([.K19:.K28])" office:value-type="float" office:value="11436693640" calcext:value-type="float">
            <text:p>11436693640.000</text:p>
          </table:table-cell>
          <table:table-cell table:formula="of:=AVERAGE([.L19:.L28])" office:value-type="float" office:value="1860935800" calcext:value-type="float">
            <text:p>1860935800.000</text:p>
          </table:table-cell>
          <table:table-cell table:formula="of:=AVERAGE([.M19:.M28])" office:value-type="float" office:value="14184" calcext:value-type="float">
            <text:p>14184.000</text:p>
          </table:table-cell>
          <table:table-cell table:formula="of:=AVERAGE([.N19:.N28])"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11.43669364" calcext:value-type="float">
            <text:p>11.437</text:p>
          </table:table-cell>
          <table:table-cell table:formula="of:=([.L30]/1000000000)" office:value-type="float" office:value="1.8609358" calcext:value-type="float">
            <text:p>1.86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81914449580287" calcext:value-type="float">
            <text:p>0.682</text:p>
          </table:table-cell>
          <table:table-cell office:value-type="float" office:value="0.374738592765295" calcext:value-type="float">
            <text:p>0.375</text:p>
          </table:table-cell>
          <table:table-cell office:value-type="float" office:value="0.752826270787857" calcext:value-type="float">
            <text:p>0.753</text:p>
          </table:table-cell>
          <table:table-cell office:value-type="float" office:value="0.681914449580287" calcext:value-type="float">
            <text:p>0.682</text:p>
          </table:table-cell>
          <table:table-cell office:value-type="float" office:value="0.345184239979309" calcext:value-type="float">
            <text:p>0.345</text:p>
          </table:table-cell>
          <table:table-cell office:value-type="float" office:value="0.884025782852062" calcext:value-type="float">
            <text:p>0.884</text:p>
          </table:table-cell>
          <table:table-cell office:value-type="float" office:value="0.681914449580287" calcext:value-type="float">
            <text:p>0.682</text:p>
          </table:table-cell>
          <table:table-cell office:value-type="float" office:value="0.647534461465304" calcext:value-type="float">
            <text:p>0.648</text:p>
          </table:table-cell>
          <table:table-cell office:value-type="float" office:value="0.681914449580287" calcext:value-type="float">
            <text:p>0.682</text:p>
          </table:table-cell>
          <table:table-cell office:value-type="float" office:value="12346000900" calcext:value-type="float">
            <text:p>12346000900.000</text:p>
          </table:table-cell>
          <table:table-cell office:value-type="float" office:value="1532999800" calcext:value-type="float">
            <text:p>15329998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83042960718537" calcext:value-type="float">
            <text:p>0.683</text:p>
          </table:table-cell>
          <table:table-cell office:value-type="float" office:value="0.371164872536759" calcext:value-type="float">
            <text:p>0.371</text:p>
          </table:table-cell>
          <table:table-cell office:value-type="float" office:value="0.75459882717888" calcext:value-type="float">
            <text:p>0.755</text:p>
          </table:table-cell>
          <table:table-cell office:value-type="float" office:value="0.683042960718537" calcext:value-type="float">
            <text:p>0.683</text:p>
          </table:table-cell>
          <table:table-cell office:value-type="float" office:value="0.34409270169511" calcext:value-type="float">
            <text:p>0.344</text:p>
          </table:table-cell>
          <table:table-cell office:value-type="float" office:value="0.883287562403347" calcext:value-type="float">
            <text:p>0.883</text:p>
          </table:table-cell>
          <table:table-cell office:value-type="float" office:value="0.683042960718537" calcext:value-type="float">
            <text:p>0.683</text:p>
          </table:table-cell>
          <table:table-cell office:value-type="float" office:value="0.644254587957972" calcext:value-type="float">
            <text:p>0.644</text:p>
          </table:table-cell>
          <table:table-cell office:value-type="float" office:value="0.683042960718537" calcext:value-type="float">
            <text:p>0.683</text:p>
          </table:table-cell>
          <table:table-cell office:value-type="float" office:value="9292999500" calcext:value-type="float">
            <text:p>9292999500.000</text:p>
          </table:table-cell>
          <table:table-cell office:value-type="float" office:value="1541105000" calcext:value-type="float">
            <text:p>1541105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78266112201833" calcext:value-type="float">
            <text:p>0.678</text:p>
          </table:table-cell>
          <table:table-cell office:value-type="float" office:value="0.374977744008201" calcext:value-type="float">
            <text:p>0.375</text:p>
          </table:table-cell>
          <table:table-cell office:value-type="float" office:value="0.751614948089456" calcext:value-type="float">
            <text:p>0.752</text:p>
          </table:table-cell>
          <table:table-cell office:value-type="float" office:value="0.678266112201833" calcext:value-type="float">
            <text:p>0.678</text:p>
          </table:table-cell>
          <table:table-cell office:value-type="float" office:value="0.347333841007071" calcext:value-type="float">
            <text:p>0.347</text:p>
          </table:table-cell>
          <table:table-cell office:value-type="float" office:value="0.884600365988859" calcext:value-type="float">
            <text:p>0.885</text:p>
          </table:table-cell>
          <table:table-cell office:value-type="float" office:value="0.678266112201833" calcext:value-type="float">
            <text:p>0.678</text:p>
          </table:table-cell>
          <table:table-cell office:value-type="float" office:value="0.644246488775516" calcext:value-type="float">
            <text:p>0.644</text:p>
          </table:table-cell>
          <table:table-cell office:value-type="float" office:value="0.678266112201833" calcext:value-type="float">
            <text:p>0.678</text:p>
          </table:table-cell>
          <table:table-cell office:value-type="float" office:value="11331981700" calcext:value-type="float">
            <text:p>11331981700.000</text:p>
          </table:table-cell>
          <table:table-cell office:value-type="float" office:value="1503988200" calcext:value-type="float">
            <text:p>15039882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92457526241749" calcext:value-type="float">
            <text:p>0.692</text:p>
          </table:table-cell>
          <table:table-cell office:value-type="float" office:value="0.380846030452908" calcext:value-type="float">
            <text:p>0.381</text:p>
          </table:table-cell>
          <table:table-cell office:value-type="float" office:value="0.760575633073933" calcext:value-type="float">
            <text:p>0.761</text:p>
          </table:table-cell>
          <table:table-cell office:value-type="float" office:value="0.692457526241749" calcext:value-type="float">
            <text:p>0.692</text:p>
          </table:table-cell>
          <table:table-cell office:value-type="float" office:value="0.34868233213416" calcext:value-type="float">
            <text:p>0.349</text:p>
          </table:table-cell>
          <table:table-cell office:value-type="float" office:value="0.883482951692849" calcext:value-type="float">
            <text:p>0.883</text:p>
          </table:table-cell>
          <table:table-cell office:value-type="float" office:value="0.692457526241749" calcext:value-type="float">
            <text:p>0.692</text:p>
          </table:table-cell>
          <table:table-cell office:value-type="float" office:value="0.647107702750654" calcext:value-type="float">
            <text:p>0.647</text:p>
          </table:table-cell>
          <table:table-cell office:value-type="float" office:value="0.692457526241749" calcext:value-type="float">
            <text:p>0.692</text:p>
          </table:table-cell>
          <table:table-cell office:value-type="float" office:value="9684001600" calcext:value-type="float">
            <text:p>9684001600.000</text:p>
          </table:table-cell>
          <table:table-cell office:value-type="float" office:value="1679009400" calcext:value-type="float">
            <text:p>16790094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83475814305811" calcext:value-type="float">
            <text:p>0.683</text:p>
          </table:table-cell>
          <table:table-cell office:value-type="float" office:value="0.377339622735932" calcext:value-type="float">
            <text:p>0.377</text:p>
          </table:table-cell>
          <table:table-cell office:value-type="float" office:value="0.753270747746924" calcext:value-type="float">
            <text:p>0.753</text:p>
          </table:table-cell>
          <table:table-cell office:value-type="float" office:value="0.683475814305811" calcext:value-type="float">
            <text:p>0.683</text:p>
          </table:table-cell>
          <table:table-cell office:value-type="float" office:value="0.345029145900876" calcext:value-type="float">
            <text:p>0.345</text:p>
          </table:table-cell>
          <table:table-cell office:value-type="float" office:value="0.883850133163565" calcext:value-type="float">
            <text:p>0.884</text:p>
          </table:table-cell>
          <table:table-cell office:value-type="float" office:value="0.683475814305811" calcext:value-type="float">
            <text:p>0.683</text:p>
          </table:table-cell>
          <table:table-cell office:value-type="float" office:value="0.656374778608625" calcext:value-type="float">
            <text:p>0.656</text:p>
          </table:table-cell>
          <table:table-cell office:value-type="float" office:value="0.683475814305811" calcext:value-type="float">
            <text:p>0.683</text:p>
          </table:table-cell>
          <table:table-cell office:value-type="float" office:value="12030000700" calcext:value-type="float">
            <text:p>12030000700.000</text:p>
          </table:table-cell>
          <table:table-cell office:value-type="float" office:value="1831965500" calcext:value-type="float">
            <text:p>1831965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90988915856354" calcext:value-type="float">
            <text:p>0.691</text:p>
          </table:table-cell>
          <table:table-cell office:value-type="float" office:value="0.379327705244458" calcext:value-type="float">
            <text:p>0.379</text:p>
          </table:table-cell>
          <table:table-cell office:value-type="float" office:value="0.760550897678147" calcext:value-type="float">
            <text:p>0.761</text:p>
          </table:table-cell>
          <table:table-cell office:value-type="float" office:value="0.690988915856354" calcext:value-type="float">
            <text:p>0.691</text:p>
          </table:table-cell>
          <table:table-cell office:value-type="float" office:value="0.349001369893737" calcext:value-type="float">
            <text:p>0.349</text:p>
          </table:table-cell>
          <table:table-cell office:value-type="float" office:value="0.884670807657778" calcext:value-type="float">
            <text:p>0.885</text:p>
          </table:table-cell>
          <table:table-cell office:value-type="float" office:value="0.690988915856354" calcext:value-type="float">
            <text:p>0.691</text:p>
          </table:table-cell>
          <table:table-cell office:value-type="float" office:value="0.654288357869299" calcext:value-type="float">
            <text:p>0.654</text:p>
          </table:table-cell>
          <table:table-cell office:value-type="float" office:value="0.690988915856354" calcext:value-type="float">
            <text:p>0.691</text:p>
          </table:table-cell>
          <table:table-cell office:value-type="float" office:value="12039565300" calcext:value-type="float">
            <text:p>12039565300.000</text:p>
          </table:table-cell>
          <table:table-cell office:value-type="float" office:value="1968999800" calcext:value-type="float">
            <text:p>19689998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83970504119839" calcext:value-type="float">
            <text:p>0.684</text:p>
          </table:table-cell>
          <table:table-cell office:value-type="float" office:value="0.37909277036103" calcext:value-type="float">
            <text:p>0.379</text:p>
          </table:table-cell>
          <table:table-cell office:value-type="float" office:value="0.753112215057779" calcext:value-type="float">
            <text:p>0.753</text:p>
          </table:table-cell>
          <table:table-cell office:value-type="float" office:value="0.683970504119839" calcext:value-type="float">
            <text:p>0.684</text:p>
          </table:table-cell>
          <table:table-cell office:value-type="float" office:value="0.345715621116014" calcext:value-type="float">
            <text:p>0.346</text:p>
          </table:table-cell>
          <table:table-cell office:value-type="float" office:value="0.884091368142485" calcext:value-type="float">
            <text:p>0.884</text:p>
          </table:table-cell>
          <table:table-cell office:value-type="float" office:value="0.683970504119839" calcext:value-type="float">
            <text:p>0.684</text:p>
          </table:table-cell>
          <table:table-cell office:value-type="float" office:value="0.654660024246266" calcext:value-type="float">
            <text:p>0.655</text:p>
          </table:table-cell>
          <table:table-cell office:value-type="float" office:value="0.683970504119839" calcext:value-type="float">
            <text:p>0.684</text:p>
          </table:table-cell>
          <table:table-cell office:value-type="float" office:value="9346997900" calcext:value-type="float">
            <text:p>9346997900.000</text:p>
          </table:table-cell>
          <table:table-cell office:value-type="float" office:value="1504008800" calcext:value-type="float">
            <text:p>15040088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82285466940807" calcext:value-type="float">
            <text:p>0.682</text:p>
          </table:table-cell>
          <table:table-cell office:value-type="float" office:value="0.375536260806139" calcext:value-type="float">
            <text:p>0.376</text:p>
          </table:table-cell>
          <table:table-cell office:value-type="float" office:value="0.752870195161233" calcext:value-type="float">
            <text:p>0.753</text:p>
          </table:table-cell>
          <table:table-cell office:value-type="float" office:value="0.682285466940807" calcext:value-type="float">
            <text:p>0.682</text:p>
          </table:table-cell>
          <table:table-cell office:value-type="float" office:value="0.34460522674621" calcext:value-type="float">
            <text:p>0.345</text:p>
          </table:table-cell>
          <table:table-cell office:value-type="float" office:value="0.882959669439169" calcext:value-type="float">
            <text:p>0.883</text:p>
          </table:table-cell>
          <table:table-cell office:value-type="float" office:value="0.682285466940807" calcext:value-type="float">
            <text:p>0.682</text:p>
          </table:table-cell>
          <table:table-cell office:value-type="float" office:value="0.650642789309026" calcext:value-type="float">
            <text:p>0.651</text:p>
          </table:table-cell>
          <table:table-cell office:value-type="float" office:value="0.682285466940807" calcext:value-type="float">
            <text:p>0.682</text:p>
          </table:table-cell>
          <table:table-cell office:value-type="float" office:value="8925996600" calcext:value-type="float">
            <text:p>8925996600.000</text:p>
          </table:table-cell>
          <table:table-cell office:value-type="float" office:value="1514999700" calcext:value-type="float">
            <text:p>15149997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67568444973488" calcext:value-type="float">
            <text:p>0.668</text:p>
          </table:table-cell>
          <table:table-cell office:value-type="float" office:value="0.371398651119225" calcext:value-type="float">
            <text:p>0.371</text:p>
          </table:table-cell>
          <table:table-cell office:value-type="float" office:value="0.742081668006701" calcext:value-type="float">
            <text:p>0.742</text:p>
          </table:table-cell>
          <table:table-cell office:value-type="float" office:value="0.667568444973488" calcext:value-type="float">
            <text:p>0.668</text:p>
          </table:table-cell>
          <table:table-cell office:value-type="float" office:value="0.342651708522485" calcext:value-type="float">
            <text:p>0.343</text:p>
          </table:table-cell>
          <table:table-cell office:value-type="float" office:value="0.883734945198617" calcext:value-type="float">
            <text:p>0.884</text:p>
          </table:table-cell>
          <table:table-cell office:value-type="float" office:value="0.667568444973488" calcext:value-type="float">
            <text:p>0.668</text:p>
          </table:table-cell>
          <table:table-cell office:value-type="float" office:value="0.662694555957291" calcext:value-type="float">
            <text:p>0.663</text:p>
          </table:table-cell>
          <table:table-cell office:value-type="float" office:value="0.667568444973488" calcext:value-type="float">
            <text:p>0.668</text:p>
          </table:table-cell>
          <table:table-cell office:value-type="float" office:value="9892998100" calcext:value-type="float">
            <text:p>9892998100.000</text:p>
          </table:table-cell>
          <table:table-cell office:value-type="float" office:value="1761998500" calcext:value-type="float">
            <text:p>1761998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83367600908993" calcext:value-type="float">
            <text:p>0.683</text:p>
          </table:table-cell>
          <table:table-cell office:value-type="float" office:value="0.377874297653621" calcext:value-type="float">
            <text:p>0.378</text:p>
          </table:table-cell>
          <table:table-cell office:value-type="float" office:value="0.755132888982877" calcext:value-type="float">
            <text:p>0.755</text:p>
          </table:table-cell>
          <table:table-cell office:value-type="float" office:value="0.683367600908993" calcext:value-type="float">
            <text:p>0.683</text:p>
          </table:table-cell>
          <table:table-cell office:value-type="float" office:value="0.348536034738917" calcext:value-type="float">
            <text:p>0.349</text:p>
          </table:table-cell>
          <table:table-cell office:value-type="float" office:value="0.884515487836658" calcext:value-type="float">
            <text:p>0.885</text:p>
          </table:table-cell>
          <table:table-cell office:value-type="float" office:value="0.683367600908993" calcext:value-type="float">
            <text:p>0.683</text:p>
          </table:table-cell>
          <table:table-cell office:value-type="float" office:value="0.647824321770631" calcext:value-type="float">
            <text:p>0.648</text:p>
          </table:table-cell>
          <table:table-cell office:value-type="float" office:value="0.683367600908993" calcext:value-type="float">
            <text:p>0.683</text:p>
          </table:table-cell>
          <table:table-cell office:value-type="float" office:value="9161977100" calcext:value-type="float">
            <text:p>9161977100.000</text:p>
          </table:table-cell>
          <table:table-cell office:value-type="float" office:value="1526001100" calcext:value-type="float">
            <text:p>15260011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68273377958477" calcext:value-type="float">
            <text:p>0.683</text:p>
          </table:table-cell>
          <table:table-cell table:formula="of:=AVERAGE([.C36:.C45])" office:value-type="float" office:value="0.376229654768357" calcext:value-type="float">
            <text:p>0.376</text:p>
          </table:table-cell>
          <table:table-cell table:formula="of:=AVERAGE([.D36:.D45])" office:value-type="float" office:value="0.753663429176379" calcext:value-type="float">
            <text:p>0.754</text:p>
          </table:table-cell>
          <table:table-cell table:formula="of:=AVERAGE([.E36:.E45])" office:value-type="float" office:value="0.68273377958477" calcext:value-type="float">
            <text:p>0.683</text:p>
          </table:table-cell>
          <table:table-cell table:formula="of:=AVERAGE([.F36:.F45])" office:value-type="float" office:value="0.346083222173389" calcext:value-type="float">
            <text:p>0.346</text:p>
          </table:table-cell>
          <table:table-cell table:formula="of:=AVERAGE([.G36:.G45])" office:value-type="float" office:value="0.883921907437539" calcext:value-type="float">
            <text:p>0.884</text:p>
          </table:table-cell>
          <table:table-cell table:formula="of:=AVERAGE([.H36:.H45])" office:value-type="float" office:value="0.68273377958477" calcext:value-type="float">
            <text:p>0.683</text:p>
          </table:table-cell>
          <table:table-cell table:formula="of:=AVERAGE([.I36:.I45])" office:value-type="float" office:value="0.650962806871058" calcext:value-type="float">
            <text:p>0.651</text:p>
          </table:table-cell>
          <table:table-cell table:formula="of:=AVERAGE([.J36:.J45])" office:value-type="float" office:value="0.68273377958477" calcext:value-type="float">
            <text:p>0.683</text:p>
          </table:table-cell>
          <table:table-cell table:formula="of:=AVERAGE([.K36:.K45])" office:value-type="float" office:value="10405251940" calcext:value-type="float">
            <text:p>10405251940.000</text:p>
          </table:table-cell>
          <table:table-cell table:formula="of:=AVERAGE([.L36:.L45])" office:value-type="float" office:value="1636507580" calcext:value-type="float">
            <text:p>1636507580.000</text:p>
          </table:table-cell>
          <table:table-cell table:formula="of:=AVERAGE([.M36:.M45])" office:value-type="float" office:value="14616" calcext:value-type="float">
            <text:p>14616.000</text:p>
          </table:table-cell>
          <table:table-cell table:formula="of:=AVERAGE([.N36:.N45])"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10.40525194" calcext:value-type="float">
            <text:p>10.405</text:p>
          </table:table-cell>
          <table:table-cell table:formula="of:=([.L47]/1000000000)" office:value-type="float" office:value="1.63650758" calcext:value-type="float">
            <text:p>1.63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46531348669373" calcext:value-type="float">
            <text:p>0.647</text:p>
          </table:table-cell>
          <table:table-cell office:value-type="float" office:value="0.333723907858441" calcext:value-type="float">
            <text:p>0.334</text:p>
          </table:table-cell>
          <table:table-cell office:value-type="float" office:value="0.727851072490132" calcext:value-type="float">
            <text:p>0.728</text:p>
          </table:table-cell>
          <table:table-cell office:value-type="float" office:value="0.646531348669373" calcext:value-type="float">
            <text:p>0.647</text:p>
          </table:table-cell>
          <table:table-cell office:value-type="float" office:value="0.318249645813371" calcext:value-type="float">
            <text:p>0.318</text:p>
          </table:table-cell>
          <table:table-cell office:value-type="float" office:value="0.881239093812909" calcext:value-type="float">
            <text:p>0.881</text:p>
          </table:table-cell>
          <table:table-cell office:value-type="float" office:value="0.646531348669373" calcext:value-type="float">
            <text:p>0.647</text:p>
          </table:table-cell>
          <table:table-cell office:value-type="float" office:value="0.62602191578712" calcext:value-type="float">
            <text:p>0.626</text:p>
          </table:table-cell>
          <table:table-cell office:value-type="float" office:value="0.646531348669373" calcext:value-type="float">
            <text:p>0.647</text:p>
          </table:table-cell>
          <table:table-cell office:value-type="float" office:value="12761003500" calcext:value-type="float">
            <text:p>12761003500.000</text:p>
          </table:table-cell>
          <table:table-cell office:value-type="float" office:value="2034993900" calcext:value-type="float">
            <text:p>20349939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74226432115471" calcext:value-type="float">
            <text:p>0.674</text:p>
          </table:table-cell>
          <table:table-cell office:value-type="float" office:value="0.343676956260802" calcext:value-type="float">
            <text:p>0.344</text:p>
          </table:table-cell>
          <table:table-cell office:value-type="float" office:value="0.748823677275532" calcext:value-type="float">
            <text:p>0.749</text:p>
          </table:table-cell>
          <table:table-cell office:value-type="float" office:value="0.674226432115471" calcext:value-type="float">
            <text:p>0.674</text:p>
          </table:table-cell>
          <table:table-cell office:value-type="float" office:value="0.323893695503427" calcext:value-type="float">
            <text:p>0.324</text:p>
          </table:table-cell>
          <table:table-cell office:value-type="float" office:value="0.880906839646411" calcext:value-type="float">
            <text:p>0.881</text:p>
          </table:table-cell>
          <table:table-cell office:value-type="float" office:value="0.674226432115471" calcext:value-type="float">
            <text:p>0.674</text:p>
          </table:table-cell>
          <table:table-cell office:value-type="float" office:value="0.612343057263454" calcext:value-type="float">
            <text:p>0.612</text:p>
          </table:table-cell>
          <table:table-cell office:value-type="float" office:value="0.674226432115471" calcext:value-type="float">
            <text:p>0.674</text:p>
          </table:table-cell>
          <table:table-cell office:value-type="float" office:value="12153006700" calcext:value-type="float">
            <text:p>12153006700.000</text:p>
          </table:table-cell>
          <table:table-cell office:value-type="float" office:value="1815992100" calcext:value-type="float">
            <text:p>18159921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76337392873252" calcext:value-type="float">
            <text:p>0.676</text:p>
          </table:table-cell>
          <table:table-cell office:value-type="float" office:value="0.343881370814256" calcext:value-type="float">
            <text:p>0.344</text:p>
          </table:table-cell>
          <table:table-cell office:value-type="float" office:value="0.752382920085022" calcext:value-type="float">
            <text:p>0.752</text:p>
          </table:table-cell>
          <table:table-cell office:value-type="float" office:value="0.676337392873252" calcext:value-type="float">
            <text:p>0.676</text:p>
          </table:table-cell>
          <table:table-cell office:value-type="float" office:value="0.326707986254416" calcext:value-type="float">
            <text:p>0.327</text:p>
          </table:table-cell>
          <table:table-cell office:value-type="float" office:value="0.88293806886516" calcext:value-type="float">
            <text:p>0.883</text:p>
          </table:table-cell>
          <table:table-cell office:value-type="float" office:value="0.676337392873252" calcext:value-type="float">
            <text:p>0.676</text:p>
          </table:table-cell>
          <table:table-cell office:value-type="float" office:value="0.626952222744873" calcext:value-type="float">
            <text:p>0.627</text:p>
          </table:table-cell>
          <table:table-cell office:value-type="float" office:value="0.676337392873252" calcext:value-type="float">
            <text:p>0.676</text:p>
          </table:table-cell>
          <table:table-cell office:value-type="float" office:value="12250966300" calcext:value-type="float">
            <text:p>12250966300.000</text:p>
          </table:table-cell>
          <table:table-cell office:value-type="float" office:value="1801000600" calcext:value-type="float">
            <text:p>18010006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5212449255751" calcext:value-type="float">
            <text:p>0.652</text:p>
          </table:table-cell>
          <table:table-cell office:value-type="float" office:value="0.332227320917977" calcext:value-type="float">
            <text:p>0.332</text:p>
          </table:table-cell>
          <table:table-cell office:value-type="float" office:value="0.733053863375066" calcext:value-type="float">
            <text:p>0.733</text:p>
          </table:table-cell>
          <table:table-cell office:value-type="float" office:value="0.65212449255751" calcext:value-type="float">
            <text:p>0.652</text:p>
          </table:table-cell>
          <table:table-cell office:value-type="float" office:value="0.318175877334522" calcext:value-type="float">
            <text:p>0.318</text:p>
          </table:table-cell>
          <table:table-cell office:value-type="float" office:value="0.881054335115364" calcext:value-type="float">
            <text:p>0.881</text:p>
          </table:table-cell>
          <table:table-cell office:value-type="float" office:value="0.65212449255751" calcext:value-type="float">
            <text:p>0.652</text:p>
          </table:table-cell>
          <table:table-cell office:value-type="float" office:value="0.618668326149881" calcext:value-type="float">
            <text:p>0.619</text:p>
          </table:table-cell>
          <table:table-cell office:value-type="float" office:value="0.65212449255751" calcext:value-type="float">
            <text:p>0.652</text:p>
          </table:table-cell>
          <table:table-cell office:value-type="float" office:value="12579968300" calcext:value-type="float">
            <text:p>12579968300.000</text:p>
          </table:table-cell>
          <table:table-cell office:value-type="float" office:value="1451000100" calcext:value-type="float">
            <text:p>14510001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63328822733424" calcext:value-type="float">
            <text:p>0.663</text:p>
          </table:table-cell>
          <table:table-cell office:value-type="float" office:value="0.337427507970361" calcext:value-type="float">
            <text:p>0.337</text:p>
          </table:table-cell>
          <table:table-cell office:value-type="float" office:value="0.741845850301672" calcext:value-type="float">
            <text:p>0.742</text:p>
          </table:table-cell>
          <table:table-cell office:value-type="float" office:value="0.663328822733424" calcext:value-type="float">
            <text:p>0.663</text:p>
          </table:table-cell>
          <table:table-cell office:value-type="float" office:value="0.321355140236289" calcext:value-type="float">
            <text:p>0.321</text:p>
          </table:table-cell>
          <table:table-cell office:value-type="float" office:value="0.880003236169538" calcext:value-type="float">
            <text:p>0.880</text:p>
          </table:table-cell>
          <table:table-cell office:value-type="float" office:value="0.663328822733424" calcext:value-type="float">
            <text:p>0.663</text:p>
          </table:table-cell>
          <table:table-cell office:value-type="float" office:value="0.610778145747088" calcext:value-type="float">
            <text:p>0.611</text:p>
          </table:table-cell>
          <table:table-cell office:value-type="float" office:value="0.663328822733424" calcext:value-type="float">
            <text:p>0.663</text:p>
          </table:table-cell>
          <table:table-cell office:value-type="float" office:value="11062064300" calcext:value-type="float">
            <text:p>11062064300.000</text:p>
          </table:table-cell>
          <table:table-cell office:value-type="float" office:value="1665998700" calcext:value-type="float">
            <text:p>16659987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66967378752887" calcext:value-type="float">
            <text:p>0.667</text:p>
          </table:table-cell>
          <table:table-cell office:value-type="float" office:value="0.341560973693042" calcext:value-type="float">
            <text:p>0.342</text:p>
          </table:table-cell>
          <table:table-cell office:value-type="float" office:value="0.744785521310109" calcext:value-type="float">
            <text:p>0.745</text:p>
          </table:table-cell>
          <table:table-cell office:value-type="float" office:value="0.666967378752887" calcext:value-type="float">
            <text:p>0.667</text:p>
          </table:table-cell>
          <table:table-cell office:value-type="float" office:value="0.325010077351844" calcext:value-type="float">
            <text:p>0.325</text:p>
          </table:table-cell>
          <table:table-cell office:value-type="float" office:value="0.880843211039438" calcext:value-type="float">
            <text:p>0.881</text:p>
          </table:table-cell>
          <table:table-cell office:value-type="float" office:value="0.666967378752887" calcext:value-type="float">
            <text:p>0.667</text:p>
          </table:table-cell>
          <table:table-cell office:value-type="float" office:value="0.623706278825611" calcext:value-type="float">
            <text:p>0.624</text:p>
          </table:table-cell>
          <table:table-cell office:value-type="float" office:value="0.666967378752887" calcext:value-type="float">
            <text:p>0.667</text:p>
          </table:table-cell>
          <table:table-cell office:value-type="float" office:value="11097942400" calcext:value-type="float">
            <text:p>11097942400.000</text:p>
          </table:table-cell>
          <table:table-cell office:value-type="float" office:value="1679000800" calcext:value-type="float">
            <text:p>16790008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54517898383372" calcext:value-type="float">
            <text:p>0.655</text:p>
          </table:table-cell>
          <table:table-cell office:value-type="float" office:value="0.335634129116804" calcext:value-type="float">
            <text:p>0.336</text:p>
          </table:table-cell>
          <table:table-cell office:value-type="float" office:value="0.735479868582837" calcext:value-type="float">
            <text:p>0.735</text:p>
          </table:table-cell>
          <table:table-cell office:value-type="float" office:value="0.654517898383372" calcext:value-type="float">
            <text:p>0.655</text:p>
          </table:table-cell>
          <table:table-cell office:value-type="float" office:value="0.320937239280853" calcext:value-type="float">
            <text:p>0.321</text:p>
          </table:table-cell>
          <table:table-cell office:value-type="float" office:value="0.881831695929609" calcext:value-type="float">
            <text:p>0.882</text:p>
          </table:table-cell>
          <table:table-cell office:value-type="float" office:value="0.654517898383372" calcext:value-type="float">
            <text:p>0.655</text:p>
          </table:table-cell>
          <table:table-cell office:value-type="float" office:value="0.62182029111811" calcext:value-type="float">
            <text:p>0.622</text:p>
          </table:table-cell>
          <table:table-cell office:value-type="float" office:value="0.654517898383372" calcext:value-type="float">
            <text:p>0.655</text:p>
          </table:table-cell>
          <table:table-cell office:value-type="float" office:value="8534946500" calcext:value-type="float">
            <text:p>8534946500.000</text:p>
          </table:table-cell>
          <table:table-cell office:value-type="float" office:value="1267999500" calcext:value-type="float">
            <text:p>12679995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39181581986143" calcext:value-type="float">
            <text:p>0.639</text:p>
          </table:table-cell>
          <table:table-cell office:value-type="float" office:value="0.328207738253813" calcext:value-type="float">
            <text:p>0.328</text:p>
          </table:table-cell>
          <table:table-cell office:value-type="float" office:value="0.722388446221566" calcext:value-type="float">
            <text:p>0.722</text:p>
          </table:table-cell>
          <table:table-cell office:value-type="float" office:value="0.639181581986143" calcext:value-type="float">
            <text:p>0.639</text:p>
          </table:table-cell>
          <table:table-cell office:value-type="float" office:value="0.314498604349406" calcext:value-type="float">
            <text:p>0.314</text:p>
          </table:table-cell>
          <table:table-cell office:value-type="float" office:value="0.880577118285848" calcext:value-type="float">
            <text:p>0.881</text:p>
          </table:table-cell>
          <table:table-cell office:value-type="float" office:value="0.639181581986143" calcext:value-type="float">
            <text:p>0.639</text:p>
          </table:table-cell>
          <table:table-cell office:value-type="float" office:value="0.611557739295424" calcext:value-type="float">
            <text:p>0.612</text:p>
          </table:table-cell>
          <table:table-cell office:value-type="float" office:value="0.639181581986143" calcext:value-type="float">
            <text:p>0.639</text:p>
          </table:table-cell>
          <table:table-cell office:value-type="float" office:value="8834963300" calcext:value-type="float">
            <text:p>8834963300.000</text:p>
          </table:table-cell>
          <table:table-cell office:value-type="float" office:value="1342013300" calcext:value-type="float">
            <text:p>1342013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28265733256351" calcext:value-type="float">
            <text:p>0.628</text:p>
          </table:table-cell>
          <table:table-cell office:value-type="float" office:value="0.321220225603137" calcext:value-type="float">
            <text:p>0.321</text:p>
          </table:table-cell>
          <table:table-cell office:value-type="float" office:value="0.714292272002274" calcext:value-type="float">
            <text:p>0.714</text:p>
          </table:table-cell>
          <table:table-cell office:value-type="float" office:value="0.628265733256351" calcext:value-type="float">
            <text:p>0.628</text:p>
          </table:table-cell>
          <table:table-cell office:value-type="float" office:value="0.310377942854992" calcext:value-type="float">
            <text:p>0.310</text:p>
          </table:table-cell>
          <table:table-cell office:value-type="float" office:value="0.88048353549813" calcext:value-type="float">
            <text:p>0.880</text:p>
          </table:table-cell>
          <table:table-cell office:value-type="float" office:value="0.628265733256351" calcext:value-type="float">
            <text:p>0.628</text:p>
          </table:table-cell>
          <table:table-cell office:value-type="float" office:value="0.615035536226054" calcext:value-type="float">
            <text:p>0.615</text:p>
          </table:table-cell>
          <table:table-cell office:value-type="float" office:value="0.628265733256351" calcext:value-type="float">
            <text:p>0.628</text:p>
          </table:table-cell>
          <table:table-cell office:value-type="float" office:value="11332111800" calcext:value-type="float">
            <text:p>11332111800.000</text:p>
          </table:table-cell>
          <table:table-cell office:value-type="float" office:value="1638006900" calcext:value-type="float">
            <text:p>16380069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44017032332563" calcext:value-type="float">
            <text:p>0.644</text:p>
          </table:table-cell>
          <table:table-cell office:value-type="float" office:value="0.333097752664616" calcext:value-type="float">
            <text:p>0.333</text:p>
          </table:table-cell>
          <table:table-cell office:value-type="float" office:value="0.728582339105688" calcext:value-type="float">
            <text:p>0.729</text:p>
          </table:table-cell>
          <table:table-cell office:value-type="float" office:value="0.644017032332563" calcext:value-type="float">
            <text:p>0.644</text:p>
          </table:table-cell>
          <table:table-cell office:value-type="float" office:value="0.320939814249465" calcext:value-type="float">
            <text:p>0.321</text:p>
          </table:table-cell>
          <table:table-cell office:value-type="float" office:value="0.883250623031107" calcext:value-type="float">
            <text:p>0.883</text:p>
          </table:table-cell>
          <table:table-cell office:value-type="float" office:value="0.644017032332563" calcext:value-type="float">
            <text:p>0.644</text:p>
          </table:table-cell>
          <table:table-cell office:value-type="float" office:value="0.619659074712489" calcext:value-type="float">
            <text:p>0.620</text:p>
          </table:table-cell>
          <table:table-cell office:value-type="float" office:value="0.644017032332563" calcext:value-type="float">
            <text:p>0.644</text:p>
          </table:table-cell>
          <table:table-cell office:value-type="float" office:value="9455954900" calcext:value-type="float">
            <text:p>9455954900.000</text:p>
          </table:table-cell>
          <table:table-cell office:value-type="float" office:value="1380991300" calcext:value-type="float">
            <text:p>1380991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654549811366035" calcext:value-type="float">
            <text:p>0.655</text:p>
          </table:table-cell>
          <table:table-cell table:formula="of:=AVERAGE([.C53:.C62])" office:value-type="float" office:value="0.335065788315325" calcext:value-type="float">
            <text:p>0.335</text:p>
          </table:table-cell>
          <table:table-cell table:formula="of:=AVERAGE([.D53:.D62])" office:value-type="float" office:value="0.73494858307499" calcext:value-type="float">
            <text:p>0.735</text:p>
          </table:table-cell>
          <table:table-cell table:formula="of:=AVERAGE([.E53:.E62])" office:value-type="float" office:value="0.654549811366035" calcext:value-type="float">
            <text:p>0.655</text:p>
          </table:table-cell>
          <table:table-cell table:formula="of:=AVERAGE([.F53:.F62])" office:value-type="float" office:value="0.320014602322859" calcext:value-type="float">
            <text:p>0.320</text:p>
          </table:table-cell>
          <table:table-cell table:formula="of:=AVERAGE([.G53:.G62])" office:value-type="float" office:value="0.881312775739351" calcext:value-type="float">
            <text:p>0.881</text:p>
          </table:table-cell>
          <table:table-cell table:formula="of:=AVERAGE([.H53:.H62])" office:value-type="float" office:value="0.654549811366035" calcext:value-type="float">
            <text:p>0.655</text:p>
          </table:table-cell>
          <table:table-cell table:formula="of:=AVERAGE([.I53:.I62])" office:value-type="float" office:value="0.61865425878701" calcext:value-type="float">
            <text:p>0.619</text:p>
          </table:table-cell>
          <table:table-cell table:formula="of:=AVERAGE([.J53:.J62])" office:value-type="float" office:value="0.654549811366035" calcext:value-type="float">
            <text:p>0.655</text:p>
          </table:table-cell>
          <table:table-cell table:formula="of:=AVERAGE([.K53:.K62])" office:value-type="float" office:value="11006292800" calcext:value-type="float">
            <text:p>11006292800.000</text:p>
          </table:table-cell>
          <table:table-cell table:formula="of:=AVERAGE([.L53:.L62])" office:value-type="float" office:value="1607699720" calcext:value-type="float">
            <text:p>1607699720.000</text:p>
          </table:table-cell>
          <table:table-cell table:formula="of:=AVERAGE([.M53:.M62])" office:value-type="float" office:value="13666.5" calcext:value-type="float">
            <text:p>13666.500</text:p>
          </table:table-cell>
          <table:table-cell table:formula="of:=AVERAGE([.N53:.N62])" office:value-type="float" office:value="55424.5" calcext:value-type="float">
            <text:p>55424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11.0062928" calcext:value-type="float">
            <text:p>11.006</text:p>
          </table:table-cell>
          <table:table-cell table:formula="of:=([.L64]/1000000000)" office:value-type="float" office:value="1.60769972" calcext:value-type="float">
            <text:p>1.6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699926229973329" calcext:value-type="float">
            <text:p>0.700</text:p>
          </table:table-cell>
          <table:table-cell office:value-type="float" office:value="0.410599877413028" calcext:value-type="float">
            <text:p>0.411</text:p>
          </table:table-cell>
          <table:table-cell office:value-type="float" office:value="0.762095616994631" calcext:value-type="float">
            <text:p>0.762</text:p>
          </table:table-cell>
          <table:table-cell office:value-type="float" office:value="0.699926229973329" calcext:value-type="float">
            <text:p>0.700</text:p>
          </table:table-cell>
          <table:table-cell office:value-type="float" office:value="0.376564377906777" calcext:value-type="float">
            <text:p>0.377</text:p>
          </table:table-cell>
          <table:table-cell office:value-type="float" office:value="0.870660015193836" calcext:value-type="float">
            <text:p>0.871</text:p>
          </table:table-cell>
          <table:table-cell office:value-type="float" office:value="0.699926229973329" calcext:value-type="float">
            <text:p>0.700</text:p>
          </table:table-cell>
          <table:table-cell office:value-type="float" office:value="0.65569927503872" calcext:value-type="float">
            <text:p>0.656</text:p>
          </table:table-cell>
          <table:table-cell office:value-type="float" office:value="0.699926229973329" calcext:value-type="float">
            <text:p>0.700</text:p>
          </table:table-cell>
          <table:table-cell office:value-type="float" office:value="12283015900" calcext:value-type="float">
            <text:p>12283015900.000</text:p>
          </table:table-cell>
          <table:table-cell office:value-type="float" office:value="1364981600" calcext:value-type="float">
            <text:p>13649816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694819074280742" calcext:value-type="float">
            <text:p>0.695</text:p>
          </table:table-cell>
          <table:table-cell office:value-type="float" office:value="0.405707897467168" calcext:value-type="float">
            <text:p>0.406</text:p>
          </table:table-cell>
          <table:table-cell office:value-type="float" office:value="0.757981477587716" calcext:value-type="float">
            <text:p>0.758</text:p>
          </table:table-cell>
          <table:table-cell office:value-type="float" office:value="0.694819074280742" calcext:value-type="float">
            <text:p>0.695</text:p>
          </table:table-cell>
          <table:table-cell office:value-type="float" office:value="0.372950767125092" calcext:value-type="float">
            <text:p>0.373</text:p>
          </table:table-cell>
          <table:table-cell office:value-type="float" office:value="0.870995838315578" calcext:value-type="float">
            <text:p>0.871</text:p>
          </table:table-cell>
          <table:table-cell office:value-type="float" office:value="0.694819074280742" calcext:value-type="float">
            <text:p>0.695</text:p>
          </table:table-cell>
          <table:table-cell office:value-type="float" office:value="0.652055148674026" calcext:value-type="float">
            <text:p>0.652</text:p>
          </table:table-cell>
          <table:table-cell office:value-type="float" office:value="0.694819074280742" calcext:value-type="float">
            <text:p>0.695</text:p>
          </table:table-cell>
          <table:table-cell office:value-type="float" office:value="11940955800" calcext:value-type="float">
            <text:p>11940955800.000</text:p>
          </table:table-cell>
          <table:table-cell office:value-type="float" office:value="1456989500" calcext:value-type="float">
            <text:p>14569895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677719560406303" calcext:value-type="float">
            <text:p>0.678</text:p>
          </table:table-cell>
          <table:table-cell office:value-type="float" office:value="0.390676182272686" calcext:value-type="float">
            <text:p>0.391</text:p>
          </table:table-cell>
          <table:table-cell office:value-type="float" office:value="0.746345789949361" calcext:value-type="float">
            <text:p>0.746</text:p>
          </table:table-cell>
          <table:table-cell office:value-type="float" office:value="0.677719560406303" calcext:value-type="float">
            <text:p>0.678</text:p>
          </table:table-cell>
          <table:table-cell office:value-type="float" office:value="0.365011735488473" calcext:value-type="float">
            <text:p>0.365</text:p>
          </table:table-cell>
          <table:table-cell office:value-type="float" office:value="0.870673856240969" calcext:value-type="float">
            <text:p>0.871</text:p>
          </table:table-cell>
          <table:table-cell office:value-type="float" office:value="0.677719560406303" calcext:value-type="float">
            <text:p>0.678</text:p>
          </table:table-cell>
          <table:table-cell office:value-type="float" office:value="0.650710468063704" calcext:value-type="float">
            <text:p>0.651</text:p>
          </table:table-cell>
          <table:table-cell office:value-type="float" office:value="0.677719560406303" calcext:value-type="float">
            <text:p>0.678</text:p>
          </table:table-cell>
          <table:table-cell office:value-type="float" office:value="11862967700" calcext:value-type="float">
            <text:p>11862967700.000</text:p>
          </table:table-cell>
          <table:table-cell office:value-type="float" office:value="1844007400" calcext:value-type="float">
            <text:p>1844007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701042238069117" calcext:value-type="float">
            <text:p>0.701</text:p>
          </table:table-cell>
          <table:table-cell office:value-type="float" office:value="0.408206290845535" calcext:value-type="float">
            <text:p>0.408</text:p>
          </table:table-cell>
          <table:table-cell office:value-type="float" office:value="0.764493278815494" calcext:value-type="float">
            <text:p>0.764</text:p>
          </table:table-cell>
          <table:table-cell office:value-type="float" office:value="0.701042238069117" calcext:value-type="float">
            <text:p>0.701</text:p>
          </table:table-cell>
          <table:table-cell office:value-type="float" office:value="0.378024850446296" calcext:value-type="float">
            <text:p>0.378</text:p>
          </table:table-cell>
          <table:table-cell office:value-type="float" office:value="0.871727094787263" calcext:value-type="float">
            <text:p>0.872</text:p>
          </table:table-cell>
          <table:table-cell office:value-type="float" office:value="0.701042238069117" calcext:value-type="float">
            <text:p>0.701</text:p>
          </table:table-cell>
          <table:table-cell office:value-type="float" office:value="0.652486701605963" calcext:value-type="float">
            <text:p>0.652</text:p>
          </table:table-cell>
          <table:table-cell office:value-type="float" office:value="0.701042238069117" calcext:value-type="float">
            <text:p>0.701</text:p>
          </table:table-cell>
          <table:table-cell office:value-type="float" office:value="9350998600" calcext:value-type="float">
            <text:p>9350998600.000</text:p>
          </table:table-cell>
          <table:table-cell office:value-type="float" office:value="1379000700" calcext:value-type="float">
            <text:p>1379000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690506365029224" calcext:value-type="float">
            <text:p>0.691</text:p>
          </table:table-cell>
          <table:table-cell office:value-type="float" office:value="0.396556889308647" calcext:value-type="float">
            <text:p>0.397</text:p>
          </table:table-cell>
          <table:table-cell office:value-type="float" office:value="0.75366115822894" calcext:value-type="float">
            <text:p>0.754</text:p>
          </table:table-cell>
          <table:table-cell office:value-type="float" office:value="0.690506365029224" calcext:value-type="float">
            <text:p>0.691</text:p>
          </table:table-cell>
          <table:table-cell office:value-type="float" office:value="0.363392109312504" calcext:value-type="float">
            <text:p>0.363</text:p>
          </table:table-cell>
          <table:table-cell office:value-type="float" office:value="0.868867024965271" calcext:value-type="float">
            <text:p>0.869</text:p>
          </table:table-cell>
          <table:table-cell office:value-type="float" office:value="0.690506365029224" calcext:value-type="float">
            <text:p>0.691</text:p>
          </table:table-cell>
          <table:table-cell office:value-type="float" office:value="0.650153682892771" calcext:value-type="float">
            <text:p>0.650</text:p>
          </table:table-cell>
          <table:table-cell office:value-type="float" office:value="0.690506365029224" calcext:value-type="float">
            <text:p>0.691</text:p>
          </table:table-cell>
          <table:table-cell office:value-type="float" office:value="9191963500" calcext:value-type="float">
            <text:p>9191963500.000</text:p>
          </table:table-cell>
          <table:table-cell office:value-type="float" office:value="1339998900" calcext:value-type="float">
            <text:p>13399989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690141111489426" calcext:value-type="float">
            <text:p>0.690</text:p>
          </table:table-cell>
          <table:table-cell office:value-type="float" office:value="0.399195142254532" calcext:value-type="float">
            <text:p>0.399</text:p>
          </table:table-cell>
          <table:table-cell office:value-type="float" office:value="0.756855773119318" calcext:value-type="float">
            <text:p>0.757</text:p>
          </table:table-cell>
          <table:table-cell office:value-type="float" office:value="0.690141111489426" calcext:value-type="float">
            <text:p>0.690</text:p>
          </table:table-cell>
          <table:table-cell office:value-type="float" office:value="0.372562433989137" calcext:value-type="float">
            <text:p>0.373</text:p>
          </table:table-cell>
          <table:table-cell office:value-type="float" office:value="0.871983277878463" calcext:value-type="float">
            <text:p>0.872</text:p>
          </table:table-cell>
          <table:table-cell office:value-type="float" office:value="0.690141111489426" calcext:value-type="float">
            <text:p>0.690</text:p>
          </table:table-cell>
          <table:table-cell office:value-type="float" office:value="0.647931388271642" calcext:value-type="float">
            <text:p>0.648</text:p>
          </table:table-cell>
          <table:table-cell office:value-type="float" office:value="0.690141111489426" calcext:value-type="float">
            <text:p>0.690</text:p>
          </table:table-cell>
          <table:table-cell office:value-type="float" office:value="11754135500" calcext:value-type="float">
            <text:p>11754135500.000</text:p>
          </table:table-cell>
          <table:table-cell office:value-type="float" office:value="1779145200" calcext:value-type="float">
            <text:p>1779145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692354254152007" calcext:value-type="float">
            <text:p>0.692</text:p>
          </table:table-cell>
          <table:table-cell office:value-type="float" office:value="0.393286385766431" calcext:value-type="float">
            <text:p>0.393</text:p>
          </table:table-cell>
          <table:table-cell office:value-type="float" office:value="0.756471273553504" calcext:value-type="float">
            <text:p>0.756</text:p>
          </table:table-cell>
          <table:table-cell office:value-type="float" office:value="0.692354254152007" calcext:value-type="float">
            <text:p>0.692</text:p>
          </table:table-cell>
          <table:table-cell office:value-type="float" office:value="0.364001088631211" calcext:value-type="float">
            <text:p>0.364</text:p>
          </table:table-cell>
          <table:table-cell office:value-type="float" office:value="0.870247074270081" calcext:value-type="float">
            <text:p>0.870</text:p>
          </table:table-cell>
          <table:table-cell office:value-type="float" office:value="0.692354254152007" calcext:value-type="float">
            <text:p>0.692</text:p>
          </table:table-cell>
          <table:table-cell office:value-type="float" office:value="0.64304558483003" calcext:value-type="float">
            <text:p>0.643</text:p>
          </table:table-cell>
          <table:table-cell office:value-type="float" office:value="0.692354254152007" calcext:value-type="float">
            <text:p>0.692</text:p>
          </table:table-cell>
          <table:table-cell office:value-type="float" office:value="11695964300" calcext:value-type="float">
            <text:p>11695964300.000</text:p>
          </table:table-cell>
          <table:table-cell office:value-type="float" office:value="1731000100" calcext:value-type="float">
            <text:p>17310001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722051980478947" calcext:value-type="float">
            <text:p>0.722</text:p>
          </table:table-cell>
          <table:table-cell office:value-type="float" office:value="0.419414830081517" calcext:value-type="float">
            <text:p>0.419</text:p>
          </table:table-cell>
          <table:table-cell office:value-type="float" office:value="0.77746630253891" calcext:value-type="float">
            <text:p>0.777</text:p>
          </table:table-cell>
          <table:table-cell office:value-type="float" office:value="0.722051980478947" calcext:value-type="float">
            <text:p>0.722</text:p>
          </table:table-cell>
          <table:table-cell office:value-type="float" office:value="0.382492478726691" calcext:value-type="float">
            <text:p>0.382</text:p>
          </table:table-cell>
          <table:table-cell office:value-type="float" office:value="0.870362505120461" calcext:value-type="float">
            <text:p>0.870</text:p>
          </table:table-cell>
          <table:table-cell office:value-type="float" office:value="0.722051980478947" calcext:value-type="float">
            <text:p>0.722</text:p>
          </table:table-cell>
          <table:table-cell office:value-type="float" office:value="0.657365208331146" calcext:value-type="float">
            <text:p>0.657</text:p>
          </table:table-cell>
          <table:table-cell office:value-type="float" office:value="0.722051980478947" calcext:value-type="float">
            <text:p>0.722</text:p>
          </table:table-cell>
          <table:table-cell office:value-type="float" office:value="9615999400" calcext:value-type="float">
            <text:p>9615999400.000</text:p>
          </table:table-cell>
          <table:table-cell office:value-type="float" office:value="1449998400" calcext:value-type="float">
            <text:p>14499984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697499337948776" calcext:value-type="float">
            <text:p>0.697</text:p>
          </table:table-cell>
          <table:table-cell office:value-type="float" office:value="0.412045142964438" calcext:value-type="float">
            <text:p>0.412</text:p>
          </table:table-cell>
          <table:table-cell office:value-type="float" office:value="0.761788609209853" calcext:value-type="float">
            <text:p>0.762</text:p>
          </table:table-cell>
          <table:table-cell office:value-type="float" office:value="0.697499337948776" calcext:value-type="float">
            <text:p>0.697</text:p>
          </table:table-cell>
          <table:table-cell office:value-type="float" office:value="0.380552740057993" calcext:value-type="float">
            <text:p>0.381</text:p>
          </table:table-cell>
          <table:table-cell office:value-type="float" office:value="0.872012339203822" calcext:value-type="float">
            <text:p>0.872</text:p>
          </table:table-cell>
          <table:table-cell office:value-type="float" office:value="0.697499337948776" calcext:value-type="float">
            <text:p>0.697</text:p>
          </table:table-cell>
          <table:table-cell office:value-type="float" office:value="0.654781903656481" calcext:value-type="float">
            <text:p>0.655</text:p>
          </table:table-cell>
          <table:table-cell office:value-type="float" office:value="0.697499337948776" calcext:value-type="float">
            <text:p>0.697</text:p>
          </table:table-cell>
          <table:table-cell office:value-type="float" office:value="10133974700" calcext:value-type="float">
            <text:p>10133974700.000</text:p>
          </table:table-cell>
          <table:table-cell office:value-type="float" office:value="1442000300" calcext:value-type="float">
            <text:p>14420003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707600348049786" calcext:value-type="float">
            <text:p>0.708</text:p>
          </table:table-cell>
          <table:table-cell office:value-type="float" office:value="0.410621265627477" calcext:value-type="float">
            <text:p>0.411</text:p>
          </table:table-cell>
          <table:table-cell office:value-type="float" office:value="0.76859430291426" calcext:value-type="float">
            <text:p>0.769</text:p>
          </table:table-cell>
          <table:table-cell office:value-type="float" office:value="0.707600348049786" calcext:value-type="float">
            <text:p>0.708</text:p>
          </table:table-cell>
          <table:table-cell office:value-type="float" office:value="0.378447742351546" calcext:value-type="float">
            <text:p>0.378</text:p>
          </table:table-cell>
          <table:table-cell office:value-type="float" office:value="0.872438567943782" calcext:value-type="float">
            <text:p>0.872</text:p>
          </table:table-cell>
          <table:table-cell office:value-type="float" office:value="0.707600348049786" calcext:value-type="float">
            <text:p>0.708</text:p>
          </table:table-cell>
          <table:table-cell office:value-type="float" office:value="0.651017555937039" calcext:value-type="float">
            <text:p>0.651</text:p>
          </table:table-cell>
          <table:table-cell office:value-type="float" office:value="0.707600348049786" calcext:value-type="float">
            <text:p>0.708</text:p>
          </table:table-cell>
          <table:table-cell office:value-type="float" office:value="11687485000" calcext:value-type="float">
            <text:p>11687485000.000</text:p>
          </table:table-cell>
          <table:table-cell office:value-type="float" office:value="2312250400" calcext:value-type="float">
            <text:p>23122504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697366049987766" calcext:value-type="float">
            <text:p>0.697</text:p>
          </table:table-cell>
          <table:table-cell table:formula="of:=AVERAGE([.C70:.C79])" office:value-type="float" office:value="0.404630990400146" calcext:value-type="float">
            <text:p>0.405</text:p>
          </table:table-cell>
          <table:table-cell table:formula="of:=AVERAGE([.D70:.D79])" office:value-type="float" office:value="0.760575358291199" calcext:value-type="float">
            <text:p>0.761</text:p>
          </table:table-cell>
          <table:table-cell table:formula="of:=AVERAGE([.E70:.E79])" office:value-type="float" office:value="0.697366049987766" calcext:value-type="float">
            <text:p>0.697</text:p>
          </table:table-cell>
          <table:table-cell table:formula="of:=AVERAGE([.F70:.F79])" office:value-type="float" office:value="0.373400032403572" calcext:value-type="float">
            <text:p>0.373</text:p>
          </table:table-cell>
          <table:table-cell table:formula="of:=AVERAGE([.G70:.G79])" office:value-type="float" office:value="0.870996759391952" calcext:value-type="float">
            <text:p>0.871</text:p>
          </table:table-cell>
          <table:table-cell table:formula="of:=AVERAGE([.H70:.H79])" office:value-type="float" office:value="0.697366049987766" calcext:value-type="float">
            <text:p>0.697</text:p>
          </table:table-cell>
          <table:table-cell table:formula="of:=AVERAGE([.I70:.I79])" office:value-type="float" office:value="0.651524691730152" calcext:value-type="float">
            <text:p>0.652</text:p>
          </table:table-cell>
          <table:table-cell table:formula="of:=AVERAGE([.J70:.J79])" office:value-type="float" office:value="0.697366049987766" calcext:value-type="float">
            <text:p>0.697</text:p>
          </table:table-cell>
          <table:table-cell table:formula="of:=AVERAGE([.K70:.K79])" office:value-type="float" office:value="10951746040" calcext:value-type="float">
            <text:p>10951746040.000</text:p>
          </table:table-cell>
          <table:table-cell table:formula="of:=AVERAGE([.L70:.L79])" office:value-type="float" office:value="1609937250" calcext:value-type="float">
            <text:p>1609937250.000</text:p>
          </table:table-cell>
          <table:table-cell table:formula="of:=AVERAGE([.M70:.M79])" office:value-type="float" office:value="13540.5" calcext:value-type="float">
            <text:p>13540.500</text:p>
          </table:table-cell>
          <table:table-cell table:formula="of:=AVERAGE([.N70:.N79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10.95174604" calcext:value-type="float">
            <text:p>10.952</text:p>
          </table:table-cell>
          <table:table-cell table:formula="of:=([.L81]/1000000000)" office:value-type="float" office:value="1.60993725" calcext:value-type="float">
            <text:p>1.61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721414114665103" calcext:value-type="float">
            <text:p>0.721</text:p>
          </table:table-cell>
          <table:table-cell office:value-type="float" office:value="0.428263931335315" calcext:value-type="float">
            <text:p>0.428</text:p>
          </table:table-cell>
          <table:table-cell office:value-type="float" office:value="0.78185581449246" calcext:value-type="float">
            <text:p>0.782</text:p>
          </table:table-cell>
          <table:table-cell office:value-type="float" office:value="0.721414114665103" calcext:value-type="float">
            <text:p>0.721</text:p>
          </table:table-cell>
          <table:table-cell office:value-type="float" office:value="0.399334814800197" calcext:value-type="float">
            <text:p>0.399</text:p>
          </table:table-cell>
          <table:table-cell office:value-type="float" office:value="0.878004959629561" calcext:value-type="float">
            <text:p>0.878</text:p>
          </table:table-cell>
          <table:table-cell office:value-type="float" office:value="0.721414114665103" calcext:value-type="float">
            <text:p>0.721</text:p>
          </table:table-cell>
          <table:table-cell office:value-type="float" office:value="0.6710591021139" calcext:value-type="float">
            <text:p>0.671</text:p>
          </table:table-cell>
          <table:table-cell office:value-type="float" office:value="0.721414114665103" calcext:value-type="float">
            <text:p>0.721</text:p>
          </table:table-cell>
          <table:table-cell office:value-type="float" office:value="11600000600" calcext:value-type="float">
            <text:p>11600000600.000</text:p>
          </table:table-cell>
          <table:table-cell office:value-type="float" office:value="1675001100" calcext:value-type="float">
            <text:p>16750011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695064974369645" calcext:value-type="float">
            <text:p>0.695</text:p>
          </table:table-cell>
          <table:table-cell office:value-type="float" office:value="0.408049873840972" calcext:value-type="float">
            <text:p>0.408</text:p>
          </table:table-cell>
          <table:table-cell office:value-type="float" office:value="0.75975509889087" calcext:value-type="float">
            <text:p>0.760</text:p>
          </table:table-cell>
          <table:table-cell office:value-type="float" office:value="0.695064974369645" calcext:value-type="float">
            <text:p>0.695</text:p>
          </table:table-cell>
          <table:table-cell office:value-type="float" office:value="0.376261618090978" calcext:value-type="float">
            <text:p>0.376</text:p>
          </table:table-cell>
          <table:table-cell office:value-type="float" office:value="0.875859314192644" calcext:value-type="float">
            <text:p>0.876</text:p>
          </table:table-cell>
          <table:table-cell office:value-type="float" office:value="0.695064974369645" calcext:value-type="float">
            <text:p>0.695</text:p>
          </table:table-cell>
          <table:table-cell office:value-type="float" office:value="0.670616374256465" calcext:value-type="float">
            <text:p>0.671</text:p>
          </table:table-cell>
          <table:table-cell office:value-type="float" office:value="0.695064974369645" calcext:value-type="float">
            <text:p>0.695</text:p>
          </table:table-cell>
          <table:table-cell office:value-type="float" office:value="11513977500" calcext:value-type="float">
            <text:p>11513977500.000</text:p>
          </table:table-cell>
          <table:table-cell office:value-type="float" office:value="1719989800" calcext:value-type="float">
            <text:p>1719989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725443093044811" calcext:value-type="float">
            <text:p>0.725</text:p>
          </table:table-cell>
          <table:table-cell office:value-type="float" office:value="0.430481681781331" calcext:value-type="float">
            <text:p>0.430</text:p>
          </table:table-cell>
          <table:table-cell office:value-type="float" office:value="0.780041120265924" calcext:value-type="float">
            <text:p>0.780</text:p>
          </table:table-cell>
          <table:table-cell office:value-type="float" office:value="0.725443093044811" calcext:value-type="float">
            <text:p>0.725</text:p>
          </table:table-cell>
          <table:table-cell office:value-type="float" office:value="0.390680640799466" calcext:value-type="float">
            <text:p>0.391</text:p>
          </table:table-cell>
          <table:table-cell office:value-type="float" office:value="0.874660617307023" calcext:value-type="float">
            <text:p>0.875</text:p>
          </table:table-cell>
          <table:table-cell office:value-type="float" office:value="0.725443093044811" calcext:value-type="float">
            <text:p>0.725</text:p>
          </table:table-cell>
          <table:table-cell office:value-type="float" office:value="0.675190859195712" calcext:value-type="float">
            <text:p>0.675</text:p>
          </table:table-cell>
          <table:table-cell office:value-type="float" office:value="0.725443093044811" calcext:value-type="float">
            <text:p>0.725</text:p>
          </table:table-cell>
          <table:table-cell office:value-type="float" office:value="11768970000" calcext:value-type="float">
            <text:p>11768970000.000</text:p>
          </table:table-cell>
          <table:table-cell office:value-type="float" office:value="1815000300" calcext:value-type="float">
            <text:p>18150003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682391662095447" calcext:value-type="float">
            <text:p>0.682</text:p>
          </table:table-cell>
          <table:table-cell office:value-type="float" office:value="0.405509933752254" calcext:value-type="float">
            <text:p>0.406</text:p>
          </table:table-cell>
          <table:table-cell office:value-type="float" office:value="0.750165621701568" calcext:value-type="float">
            <text:p>0.750</text:p>
          </table:table-cell>
          <table:table-cell office:value-type="float" office:value="0.682391662095447" calcext:value-type="float">
            <text:p>0.682</text:p>
          </table:table-cell>
          <table:table-cell office:value-type="float" office:value="0.374984051750033" calcext:value-type="float">
            <text:p>0.375</text:p>
          </table:table-cell>
          <table:table-cell office:value-type="float" office:value="0.875087466709356" calcext:value-type="float">
            <text:p>0.875</text:p>
          </table:table-cell>
          <table:table-cell office:value-type="float" office:value="0.682391662095447" calcext:value-type="float">
            <text:p>0.682</text:p>
          </table:table-cell>
          <table:table-cell office:value-type="float" office:value="0.663651949962695" calcext:value-type="float">
            <text:p>0.664</text:p>
          </table:table-cell>
          <table:table-cell office:value-type="float" office:value="0.682391662095447" calcext:value-type="float">
            <text:p>0.682</text:p>
          </table:table-cell>
          <table:table-cell office:value-type="float" office:value="11956966800" calcext:value-type="float">
            <text:p>11956966800.000</text:p>
          </table:table-cell>
          <table:table-cell office:value-type="float" office:value="2044007700" calcext:value-type="float">
            <text:p>2044007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706830347854049" calcext:value-type="float">
            <text:p>0.707</text:p>
          </table:table-cell>
          <table:table-cell office:value-type="float" office:value="0.410544795270917" calcext:value-type="float">
            <text:p>0.411</text:p>
          </table:table-cell>
          <table:table-cell office:value-type="float" office:value="0.768272859075295" calcext:value-type="float">
            <text:p>0.768</text:p>
          </table:table-cell>
          <table:table-cell office:value-type="float" office:value="0.706830347854049" calcext:value-type="float">
            <text:p>0.707</text:p>
          </table:table-cell>
          <table:table-cell office:value-type="float" office:value="0.37900377233755" calcext:value-type="float">
            <text:p>0.379</text:p>
          </table:table-cell>
          <table:table-cell office:value-type="float" office:value="0.875940029992241" calcext:value-type="float">
            <text:p>0.876</text:p>
          </table:table-cell>
          <table:table-cell office:value-type="float" office:value="0.706830347854049" calcext:value-type="float">
            <text:p>0.707</text:p>
          </table:table-cell>
          <table:table-cell office:value-type="float" office:value="0.65788022518544" calcext:value-type="float">
            <text:p>0.658</text:p>
          </table:table-cell>
          <table:table-cell office:value-type="float" office:value="0.706830347854049" calcext:value-type="float">
            <text:p>0.707</text:p>
          </table:table-cell>
          <table:table-cell office:value-type="float" office:value="11664877400" calcext:value-type="float">
            <text:p>11664877400.000</text:p>
          </table:table-cell>
          <table:table-cell office:value-type="float" office:value="1723161200" calcext:value-type="float">
            <text:p>17231612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686130972647827" calcext:value-type="float">
            <text:p>0.686</text:p>
          </table:table-cell>
          <table:table-cell office:value-type="float" office:value="0.404809276465392" calcext:value-type="float">
            <text:p>0.405</text:p>
          </table:table-cell>
          <table:table-cell office:value-type="float" office:value="0.752251257390548" calcext:value-type="float">
            <text:p>0.752</text:p>
          </table:table-cell>
          <table:table-cell office:value-type="float" office:value="0.686130972647827" calcext:value-type="float">
            <text:p>0.686</text:p>
          </table:table-cell>
          <table:table-cell office:value-type="float" office:value="0.372600578871979" calcext:value-type="float">
            <text:p>0.373</text:p>
          </table:table-cell>
          <table:table-cell office:value-type="float" office:value="0.873933803988551" calcext:value-type="float">
            <text:p>0.874</text:p>
          </table:table-cell>
          <table:table-cell office:value-type="float" office:value="0.686130972647827" calcext:value-type="float">
            <text:p>0.686</text:p>
          </table:table-cell>
          <table:table-cell office:value-type="float" office:value="0.662986624596933" calcext:value-type="float">
            <text:p>0.663</text:p>
          </table:table-cell>
          <table:table-cell office:value-type="float" office:value="0.686130972647827" calcext:value-type="float">
            <text:p>0.686</text:p>
          </table:table-cell>
          <table:table-cell office:value-type="float" office:value="11788947200" calcext:value-type="float">
            <text:p>11788947200.000</text:p>
          </table:table-cell>
          <table:table-cell office:value-type="float" office:value="1982190800" calcext:value-type="float">
            <text:p>1982190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703117315476866" calcext:value-type="float">
            <text:p>0.703</text:p>
          </table:table-cell>
          <table:table-cell office:value-type="float" office:value="0.418596510148258" calcext:value-type="float">
            <text:p>0.419</text:p>
          </table:table-cell>
          <table:table-cell office:value-type="float" office:value="0.76482809849328" calcext:value-type="float">
            <text:p>0.765</text:p>
          </table:table-cell>
          <table:table-cell office:value-type="float" office:value="0.703117315476866" calcext:value-type="float">
            <text:p>0.703</text:p>
          </table:table-cell>
          <table:table-cell office:value-type="float" office:value="0.382482938040723" calcext:value-type="float">
            <text:p>0.382</text:p>
          </table:table-cell>
          <table:table-cell office:value-type="float" office:value="0.874728357937114" calcext:value-type="float">
            <text:p>0.875</text:p>
          </table:table-cell>
          <table:table-cell office:value-type="float" office:value="0.703117315476866" calcext:value-type="float">
            <text:p>0.703</text:p>
          </table:table-cell>
          <table:table-cell office:value-type="float" office:value="0.674953439777928" calcext:value-type="float">
            <text:p>0.675</text:p>
          </table:table-cell>
          <table:table-cell office:value-type="float" office:value="0.703117315476866" calcext:value-type="float">
            <text:p>0.703</text:p>
          </table:table-cell>
          <table:table-cell office:value-type="float" office:value="11760014200" calcext:value-type="float">
            <text:p>11760014200.000</text:p>
          </table:table-cell>
          <table:table-cell office:value-type="float" office:value="1766986100" calcext:value-type="float">
            <text:p>17669861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724832595619113" calcext:value-type="float">
            <text:p>0.725</text:p>
          </table:table-cell>
          <table:table-cell office:value-type="float" office:value="0.422911671077658" calcext:value-type="float">
            <text:p>0.423</text:p>
          </table:table-cell>
          <table:table-cell office:value-type="float" office:value="0.780546770037022" calcext:value-type="float">
            <text:p>0.781</text:p>
          </table:table-cell>
          <table:table-cell office:value-type="float" office:value="0.724832595619113" calcext:value-type="float">
            <text:p>0.725</text:p>
          </table:table-cell>
          <table:table-cell office:value-type="float" office:value="0.386706341549509" calcext:value-type="float">
            <text:p>0.387</text:p>
          </table:table-cell>
          <table:table-cell office:value-type="float" office:value="0.87542127290982" calcext:value-type="float">
            <text:p>0.875</text:p>
          </table:table-cell>
          <table:table-cell office:value-type="float" office:value="0.724832595619113" calcext:value-type="float">
            <text:p>0.725</text:p>
          </table:table-cell>
          <table:table-cell office:value-type="float" office:value="0.670416478132497" calcext:value-type="float">
            <text:p>0.670</text:p>
          </table:table-cell>
          <table:table-cell office:value-type="float" office:value="0.724832595619113" calcext:value-type="float">
            <text:p>0.725</text:p>
          </table:table-cell>
          <table:table-cell office:value-type="float" office:value="11635966800" calcext:value-type="float">
            <text:p>11635966800.000</text:p>
          </table:table-cell>
          <table:table-cell office:value-type="float" office:value="1804002700" calcext:value-type="float">
            <text:p>18040027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720614383535732" calcext:value-type="float">
            <text:p>0.721</text:p>
          </table:table-cell>
          <table:table-cell office:value-type="float" office:value="0.422085804254366" calcext:value-type="float">
            <text:p>0.422</text:p>
          </table:table-cell>
          <table:table-cell office:value-type="float" office:value="0.776121490540035" calcext:value-type="float">
            <text:p>0.776</text:p>
          </table:table-cell>
          <table:table-cell office:value-type="float" office:value="0.720614383535732" calcext:value-type="float">
            <text:p>0.721</text:p>
          </table:table-cell>
          <table:table-cell office:value-type="float" office:value="0.381971977878861" calcext:value-type="float">
            <text:p>0.382</text:p>
          </table:table-cell>
          <table:table-cell office:value-type="float" office:value="0.874858501175152" calcext:value-type="float">
            <text:p>0.875</text:p>
          </table:table-cell>
          <table:table-cell office:value-type="float" office:value="0.720614383535732" calcext:value-type="float">
            <text:p>0.721</text:p>
          </table:table-cell>
          <table:table-cell office:value-type="float" office:value="0.673869563985061" calcext:value-type="float">
            <text:p>0.674</text:p>
          </table:table-cell>
          <table:table-cell office:value-type="float" office:value="0.720614383535732" calcext:value-type="float">
            <text:p>0.721</text:p>
          </table:table-cell>
          <table:table-cell office:value-type="float" office:value="11781996400" calcext:value-type="float">
            <text:p>11781996400.000</text:p>
          </table:table-cell>
          <table:table-cell office:value-type="float" office:value="1903000800" calcext:value-type="float">
            <text:p>1903000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717417621912004" calcext:value-type="float">
            <text:p>0.717</text:p>
          </table:table-cell>
          <table:table-cell office:value-type="float" office:value="0.421711555231134" calcext:value-type="float">
            <text:p>0.422</text:p>
          </table:table-cell>
          <table:table-cell office:value-type="float" office:value="0.77566269604047" calcext:value-type="float">
            <text:p>0.776</text:p>
          </table:table-cell>
          <table:table-cell office:value-type="float" office:value="0.717417621912004" calcext:value-type="float">
            <text:p>0.717</text:p>
          </table:table-cell>
          <table:table-cell office:value-type="float" office:value="0.386141351756607" calcext:value-type="float">
            <text:p>0.386</text:p>
          </table:table-cell>
          <table:table-cell office:value-type="float" office:value="0.874980883631707" calcext:value-type="float">
            <text:p>0.875</text:p>
          </table:table-cell>
          <table:table-cell office:value-type="float" office:value="0.717417621912004" calcext:value-type="float">
            <text:p>0.717</text:p>
          </table:table-cell>
          <table:table-cell office:value-type="float" office:value="0.66238575883602" calcext:value-type="float">
            <text:p>0.662</text:p>
          </table:table-cell>
          <table:table-cell office:value-type="float" office:value="0.717417621912004" calcext:value-type="float">
            <text:p>0.717</text:p>
          </table:table-cell>
          <table:table-cell office:value-type="float" office:value="11762985000" calcext:value-type="float">
            <text:p>11762985000.000</text:p>
          </table:table-cell>
          <table:table-cell office:value-type="float" office:value="1939009000" calcext:value-type="float">
            <text:p>19390090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70832570812206" calcext:value-type="float">
            <text:p>0.708</text:p>
          </table:table-cell>
          <table:table-cell table:formula="of:=AVERAGE([.C87:.C96])" office:value-type="float" office:value="0.41729650331576" calcext:value-type="float">
            <text:p>0.417</text:p>
          </table:table-cell>
          <table:table-cell table:formula="of:=AVERAGE([.D87:.D96])" office:value-type="float" office:value="0.768950082692747" calcext:value-type="float">
            <text:p>0.769</text:p>
          </table:table-cell>
          <table:table-cell table:formula="of:=AVERAGE([.E87:.E96])" office:value-type="float" office:value="0.70832570812206" calcext:value-type="float">
            <text:p>0.708</text:p>
          </table:table-cell>
          <table:table-cell table:formula="of:=AVERAGE([.F87:.F96])" office:value-type="float" office:value="0.38301680858759" calcext:value-type="float">
            <text:p>0.383</text:p>
          </table:table-cell>
          <table:table-cell table:formula="of:=AVERAGE([.G87:.G96])" office:value-type="float" office:value="0.875347520747317" calcext:value-type="float">
            <text:p>0.875</text:p>
          </table:table-cell>
          <table:table-cell table:formula="of:=AVERAGE([.H87:.H96])" office:value-type="float" office:value="0.70832570812206" calcext:value-type="float">
            <text:p>0.708</text:p>
          </table:table-cell>
          <table:table-cell table:formula="of:=AVERAGE([.I87:.I96])" office:value-type="float" office:value="0.668301037604265" calcext:value-type="float">
            <text:p>0.668</text:p>
          </table:table-cell>
          <table:table-cell table:formula="of:=AVERAGE([.J87:.J96])" office:value-type="float" office:value="0.70832570812206" calcext:value-type="float">
            <text:p>0.708</text:p>
          </table:table-cell>
          <table:table-cell table:formula="of:=AVERAGE([.K87:.K96])" office:value-type="float" office:value="11723470190" calcext:value-type="float">
            <text:p>11723470190.000</text:p>
          </table:table-cell>
          <table:table-cell table:formula="of:=AVERAGE([.L87:.L96])" office:value-type="float" office:value="1837234950" calcext:value-type="float">
            <text:p>1837234950.000</text:p>
          </table:table-cell>
          <table:table-cell table:formula="of:=AVERAGE([.M87:.M96])" office:value-type="float" office:value="13540.5" calcext:value-type="float">
            <text:p>13540.500</text:p>
          </table:table-cell>
          <table:table-cell table:formula="of:=AVERAGE([.N87:.N96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11.72347019" calcext:value-type="float">
            <text:p>11.723</text:p>
          </table:table-cell>
          <table:table-cell table:formula="of:=([.L98]/1000000000)" office:value-type="float" office:value="1.83723495" calcext:value-type="float">
            <text:p>1.83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688073232054959" calcext:value-type="float">
            <text:p>0.688</text:p>
          </table:table-cell>
          <table:table-cell office:value-type="float" office:value="0.399179748857127" calcext:value-type="float">
            <text:p>0.399</text:p>
          </table:table-cell>
          <table:table-cell office:value-type="float" office:value="0.752822028157823" calcext:value-type="float">
            <text:p>0.753</text:p>
          </table:table-cell>
          <table:table-cell office:value-type="float" office:value="0.688073232054959" calcext:value-type="float">
            <text:p>0.688</text:p>
          </table:table-cell>
          <table:table-cell office:value-type="float" office:value="0.364480740013092" calcext:value-type="float">
            <text:p>0.364</text:p>
          </table:table-cell>
          <table:table-cell office:value-type="float" office:value="0.873628338423459" calcext:value-type="float">
            <text:p>0.874</text:p>
          </table:table-cell>
          <table:table-cell office:value-type="float" office:value="0.688073232054959" calcext:value-type="float">
            <text:p>0.688</text:p>
          </table:table-cell>
          <table:table-cell office:value-type="float" office:value="0.662811850683038" calcext:value-type="float">
            <text:p>0.663</text:p>
          </table:table-cell>
          <table:table-cell office:value-type="float" office:value="0.688073232054959" calcext:value-type="float">
            <text:p>0.688</text:p>
          </table:table-cell>
          <table:table-cell office:value-type="float" office:value="11966977300" calcext:value-type="float">
            <text:p>11966977300.000</text:p>
          </table:table-cell>
          <table:table-cell office:value-type="float" office:value="1710993100" calcext:value-type="float">
            <text:p>1710993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683611317681221" calcext:value-type="float">
            <text:p>0.684</text:p>
          </table:table-cell>
          <table:table-cell office:value-type="float" office:value="0.4039206523743" calcext:value-type="float">
            <text:p>0.404</text:p>
          </table:table-cell>
          <table:table-cell office:value-type="float" office:value="0.753673437157006" calcext:value-type="float">
            <text:p>0.754</text:p>
          </table:table-cell>
          <table:table-cell office:value-type="float" office:value="0.683611317681221" calcext:value-type="float">
            <text:p>0.684</text:p>
          </table:table-cell>
          <table:table-cell office:value-type="float" office:value="0.37591268621654" calcext:value-type="float">
            <text:p>0.376</text:p>
          </table:table-cell>
          <table:table-cell office:value-type="float" office:value="0.875282457453374" calcext:value-type="float">
            <text:p>0.875</text:p>
          </table:table-cell>
          <table:table-cell office:value-type="float" office:value="0.683611317681221" calcext:value-type="float">
            <text:p>0.684</text:p>
          </table:table-cell>
          <table:table-cell office:value-type="float" office:value="0.652153350668287" calcext:value-type="float">
            <text:p>0.652</text:p>
          </table:table-cell>
          <table:table-cell office:value-type="float" office:value="0.683611317681221" calcext:value-type="float">
            <text:p>0.684</text:p>
          </table:table-cell>
          <table:table-cell office:value-type="float" office:value="11895001800" calcext:value-type="float">
            <text:p>11895001800.000</text:p>
          </table:table-cell>
          <table:table-cell office:value-type="float" office:value="1928998700" calcext:value-type="float">
            <text:p>1928998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700414320620419" calcext:value-type="float">
            <text:p>0.700</text:p>
          </table:table-cell>
          <table:table-cell office:value-type="float" office:value="0.408556310155906" calcext:value-type="float">
            <text:p>0.409</text:p>
          </table:table-cell>
          <table:table-cell office:value-type="float" office:value="0.761652471161632" calcext:value-type="float">
            <text:p>0.762</text:p>
          </table:table-cell>
          <table:table-cell office:value-type="float" office:value="0.700414320620419" calcext:value-type="float">
            <text:p>0.700</text:p>
          </table:table-cell>
          <table:table-cell office:value-type="float" office:value="0.371884983257453" calcext:value-type="float">
            <text:p>0.372</text:p>
          </table:table-cell>
          <table:table-cell office:value-type="float" office:value="0.871983883326794" calcext:value-type="float">
            <text:p>0.872</text:p>
          </table:table-cell>
          <table:table-cell office:value-type="float" office:value="0.700414320620419" calcext:value-type="float">
            <text:p>0.700</text:p>
          </table:table-cell>
          <table:table-cell office:value-type="float" office:value="0.649750075853849" calcext:value-type="float">
            <text:p>0.650</text:p>
          </table:table-cell>
          <table:table-cell office:value-type="float" office:value="0.700414320620419" calcext:value-type="float">
            <text:p>0.700</text:p>
          </table:table-cell>
          <table:table-cell office:value-type="float" office:value="11996005300" calcext:value-type="float">
            <text:p>11996005300.000</text:p>
          </table:table-cell>
          <table:table-cell office:value-type="float" office:value="1401985800" calcext:value-type="float">
            <text:p>1401985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706292715747725" calcext:value-type="float">
            <text:p>0.706</text:p>
          </table:table-cell>
          <table:table-cell office:value-type="float" office:value="0.408827469255652" calcext:value-type="float">
            <text:p>0.409</text:p>
          </table:table-cell>
          <table:table-cell office:value-type="float" office:value="0.768075367631195" calcext:value-type="float">
            <text:p>0.768</text:p>
          </table:table-cell>
          <table:table-cell office:value-type="float" office:value="0.706292715747725" calcext:value-type="float">
            <text:p>0.706</text:p>
          </table:table-cell>
          <table:table-cell office:value-type="float" office:value="0.375304145626016" calcext:value-type="float">
            <text:p>0.375</text:p>
          </table:table-cell>
          <table:table-cell office:value-type="float" office:value="0.87389787508368" calcext:value-type="float">
            <text:p>0.874</text:p>
          </table:table-cell>
          <table:table-cell office:value-type="float" office:value="0.706292715747725" calcext:value-type="float">
            <text:p>0.706</text:p>
          </table:table-cell>
          <table:table-cell office:value-type="float" office:value="0.649188196088566" calcext:value-type="float">
            <text:p>0.649</text:p>
          </table:table-cell>
          <table:table-cell office:value-type="float" office:value="0.706292715747725" calcext:value-type="float">
            <text:p>0.706</text:p>
          </table:table-cell>
          <table:table-cell office:value-type="float" office:value="11832999800" calcext:value-type="float">
            <text:p>11832999800.000</text:p>
          </table:table-cell>
          <table:table-cell office:value-type="float" office:value="1916000400" calcext:value-type="float">
            <text:p>1916000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708736145047629" calcext:value-type="float">
            <text:p>0.709</text:p>
          </table:table-cell>
          <table:table-cell office:value-type="float" office:value="0.410372503541186" calcext:value-type="float">
            <text:p>0.410</text:p>
          </table:table-cell>
          <table:table-cell office:value-type="float" office:value="0.768566847092974" calcext:value-type="float">
            <text:p>0.769</text:p>
          </table:table-cell>
          <table:table-cell office:value-type="float" office:value="0.708736145047629" calcext:value-type="float">
            <text:p>0.709</text:p>
          </table:table-cell>
          <table:table-cell office:value-type="float" office:value="0.374298630070713" calcext:value-type="float">
            <text:p>0.374</text:p>
          </table:table-cell>
          <table:table-cell office:value-type="float" office:value="0.873132216366084" calcext:value-type="float">
            <text:p>0.873</text:p>
          </table:table-cell>
          <table:table-cell office:value-type="float" office:value="0.708736145047629" calcext:value-type="float">
            <text:p>0.709</text:p>
          </table:table-cell>
          <table:table-cell office:value-type="float" office:value="0.65084589867686" calcext:value-type="float">
            <text:p>0.651</text:p>
          </table:table-cell>
          <table:table-cell office:value-type="float" office:value="0.708736145047629" calcext:value-type="float">
            <text:p>0.709</text:p>
          </table:table-cell>
          <table:table-cell office:value-type="float" office:value="11718975200" calcext:value-type="float">
            <text:p>11718975200.000</text:p>
          </table:table-cell>
          <table:table-cell office:value-type="float" office:value="1389000100" calcext:value-type="float">
            <text:p>1389000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708966323170084" calcext:value-type="float">
            <text:p>0.709</text:p>
          </table:table-cell>
          <table:table-cell office:value-type="float" office:value="0.410088068959997" calcext:value-type="float">
            <text:p>0.410</text:p>
          </table:table-cell>
          <table:table-cell office:value-type="float" office:value="0.768175776793169" calcext:value-type="float">
            <text:p>0.768</text:p>
          </table:table-cell>
          <table:table-cell office:value-type="float" office:value="0.708966323170084" calcext:value-type="float">
            <text:p>0.709</text:p>
          </table:table-cell>
          <table:table-cell office:value-type="float" office:value="0.373715449808835" calcext:value-type="float">
            <text:p>0.374</text:p>
          </table:table-cell>
          <table:table-cell office:value-type="float" office:value="0.873043940812742" calcext:value-type="float">
            <text:p>0.873</text:p>
          </table:table-cell>
          <table:table-cell office:value-type="float" office:value="0.708966323170084" calcext:value-type="float">
            <text:p>0.709</text:p>
          </table:table-cell>
          <table:table-cell office:value-type="float" office:value="0.646094881100093" calcext:value-type="float">
            <text:p>0.646</text:p>
          </table:table-cell>
          <table:table-cell office:value-type="float" office:value="0.708966323170084" calcext:value-type="float">
            <text:p>0.709</text:p>
          </table:table-cell>
          <table:table-cell office:value-type="float" office:value="11888966800" calcext:value-type="float">
            <text:p>11888966800.000</text:p>
          </table:table-cell>
          <table:table-cell office:value-type="float" office:value="1513999300" calcext:value-type="float">
            <text:p>1513999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699564432168278" calcext:value-type="float">
            <text:p>0.700</text:p>
          </table:table-cell>
          <table:table-cell office:value-type="float" office:value="0.406323967997315" calcext:value-type="float">
            <text:p>0.406</text:p>
          </table:table-cell>
          <table:table-cell office:value-type="float" office:value="0.761835043673485" calcext:value-type="float">
            <text:p>0.762</text:p>
          </table:table-cell>
          <table:table-cell office:value-type="float" office:value="0.699564432168278" calcext:value-type="float">
            <text:p>0.700</text:p>
          </table:table-cell>
          <table:table-cell office:value-type="float" office:value="0.372007903021474" calcext:value-type="float">
            <text:p>0.372</text:p>
          </table:table-cell>
          <table:table-cell office:value-type="float" office:value="0.872628504511931" calcext:value-type="float">
            <text:p>0.873</text:p>
          </table:table-cell>
          <table:table-cell office:value-type="float" office:value="0.699564432168278" calcext:value-type="float">
            <text:p>0.700</text:p>
          </table:table-cell>
          <table:table-cell office:value-type="float" office:value="0.654116226826902" calcext:value-type="float">
            <text:p>0.654</text:p>
          </table:table-cell>
          <table:table-cell office:value-type="float" office:value="0.699564432168278" calcext:value-type="float">
            <text:p>0.700</text:p>
          </table:table-cell>
          <table:table-cell office:value-type="float" office:value="11740005800" calcext:value-type="float">
            <text:p>11740005800.000</text:p>
          </table:table-cell>
          <table:table-cell office:value-type="float" office:value="1376993700" calcext:value-type="float">
            <text:p>1376993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657317893693119" calcext:value-type="float">
            <text:p>0.657</text:p>
          </table:table-cell>
          <table:table-cell office:value-type="float" office:value="0.382549085113939" calcext:value-type="float">
            <text:p>0.383</text:p>
          </table:table-cell>
          <table:table-cell office:value-type="float" office:value="0.730245042199201" calcext:value-type="float">
            <text:p>0.730</text:p>
          </table:table-cell>
          <table:table-cell office:value-type="float" office:value="0.657317893693119" calcext:value-type="float">
            <text:p>0.657</text:p>
          </table:table-cell>
          <table:table-cell office:value-type="float" office:value="0.354639923298472" calcext:value-type="float">
            <text:p>0.355</text:p>
          </table:table-cell>
          <table:table-cell office:value-type="float" office:value="0.872331011006284" calcext:value-type="float">
            <text:p>0.872</text:p>
          </table:table-cell>
          <table:table-cell office:value-type="float" office:value="0.657317893693119" calcext:value-type="float">
            <text:p>0.657</text:p>
          </table:table-cell>
          <table:table-cell office:value-type="float" office:value="0.647977340148432" calcext:value-type="float">
            <text:p>0.648</text:p>
          </table:table-cell>
          <table:table-cell office:value-type="float" office:value="0.657317893693119" calcext:value-type="float">
            <text:p>0.657</text:p>
          </table:table-cell>
          <table:table-cell office:value-type="float" office:value="11593964100" calcext:value-type="float">
            <text:p>11593964100.000</text:p>
          </table:table-cell>
          <table:table-cell office:value-type="float" office:value="1518002800" calcext:value-type="float">
            <text:p>1518002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699192605970466" calcext:value-type="float">
            <text:p>0.699</text:p>
          </table:table-cell>
          <table:table-cell office:value-type="float" office:value="0.407447361232161" calcext:value-type="float">
            <text:p>0.407</text:p>
          </table:table-cell>
          <table:table-cell office:value-type="float" office:value="0.762957158221638" calcext:value-type="float">
            <text:p>0.763</text:p>
          </table:table-cell>
          <table:table-cell office:value-type="float" office:value="0.699192605970466" calcext:value-type="float">
            <text:p>0.699</text:p>
          </table:table-cell>
          <table:table-cell office:value-type="float" office:value="0.37453898390386" calcext:value-type="float">
            <text:p>0.375</text:p>
          </table:table-cell>
          <table:table-cell office:value-type="float" office:value="0.873658155617395" calcext:value-type="float">
            <text:p>0.874</text:p>
          </table:table-cell>
          <table:table-cell office:value-type="float" office:value="0.699192605970466" calcext:value-type="float">
            <text:p>0.699</text:p>
          </table:table-cell>
          <table:table-cell office:value-type="float" office:value="0.64455893341857" calcext:value-type="float">
            <text:p>0.645</text:p>
          </table:table-cell>
          <table:table-cell office:value-type="float" office:value="0.699192605970466" calcext:value-type="float">
            <text:p>0.699</text:p>
          </table:table-cell>
          <table:table-cell office:value-type="float" office:value="12179964800" calcext:value-type="float">
            <text:p>12179964800.000</text:p>
          </table:table-cell>
          <table:table-cell office:value-type="float" office:value="1397002300" calcext:value-type="float">
            <text:p>1397002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679255639364" calcext:value-type="float">
            <text:p>0.679</text:p>
          </table:table-cell>
          <table:table-cell office:value-type="float" office:value="0.399609905405428" calcext:value-type="float">
            <text:p>0.400</text:p>
          </table:table-cell>
          <table:table-cell office:value-type="float" office:value="0.745223210911283" calcext:value-type="float">
            <text:p>0.745</text:p>
          </table:table-cell>
          <table:table-cell office:value-type="float" office:value="0.679255639364" calcext:value-type="float">
            <text:p>0.679</text:p>
          </table:table-cell>
          <table:table-cell office:value-type="float" office:value="0.365600553751101" calcext:value-type="float">
            <text:p>0.366</text:p>
          </table:table-cell>
          <table:table-cell office:value-type="float" office:value="0.871693168205107" calcext:value-type="float">
            <text:p>0.872</text:p>
          </table:table-cell>
          <table:table-cell office:value-type="float" office:value="0.679255639364" calcext:value-type="float">
            <text:p>0.679</text:p>
          </table:table-cell>
          <table:table-cell office:value-type="float" office:value="0.653903657961324" calcext:value-type="float">
            <text:p>0.654</text:p>
          </table:table-cell>
          <table:table-cell office:value-type="float" office:value="0.679255639364" calcext:value-type="float">
            <text:p>0.679</text:p>
          </table:table-cell>
          <table:table-cell office:value-type="float" office:value="11739960600" calcext:value-type="float">
            <text:p>11739960600.000</text:p>
          </table:table-cell>
          <table:table-cell office:value-type="float" office:value="1921999600" calcext:value-type="float">
            <text:p>1921999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69314246255179" calcext:value-type="float">
            <text:p>0.693</text:p>
          </table:table-cell>
          <table:table-cell table:formula="of:=AVERAGE([.C104:.C113])" office:value-type="float" office:value="0.403687507289301" calcext:value-type="float">
            <text:p>0.404</text:p>
          </table:table-cell>
          <table:table-cell table:formula="of:=AVERAGE([.D104:.D113])" office:value-type="float" office:value="0.75732263829994" calcext:value-type="float">
            <text:p>0.757</text:p>
          </table:table-cell>
          <table:table-cell table:formula="of:=AVERAGE([.E104:.E113])" office:value-type="float" office:value="0.69314246255179" calcext:value-type="float">
            <text:p>0.693</text:p>
          </table:table-cell>
          <table:table-cell table:formula="of:=AVERAGE([.F104:.F113])" office:value-type="float" office:value="0.370238399896756" calcext:value-type="float">
            <text:p>0.370</text:p>
          </table:table-cell>
          <table:table-cell table:formula="of:=AVERAGE([.G104:.G113])" office:value-type="float" office:value="0.873127955080685" calcext:value-type="float">
            <text:p>0.873</text:p>
          </table:table-cell>
          <table:table-cell table:formula="of:=AVERAGE([.H104:.H113])" office:value-type="float" office:value="0.69314246255179" calcext:value-type="float">
            <text:p>0.693</text:p>
          </table:table-cell>
          <table:table-cell table:formula="of:=AVERAGE([.I104:.I113])" office:value-type="float" office:value="0.651140041142592" calcext:value-type="float">
            <text:p>0.651</text:p>
          </table:table-cell>
          <table:table-cell table:formula="of:=AVERAGE([.J104:.J113])" office:value-type="float" office:value="0.69314246255179" calcext:value-type="float">
            <text:p>0.693</text:p>
          </table:table-cell>
          <table:table-cell table:formula="of:=AVERAGE([.K104:.K113])" office:value-type="float" office:value="11855282150" calcext:value-type="float">
            <text:p>11855282150.000</text:p>
          </table:table-cell>
          <table:table-cell table:formula="of:=AVERAGE([.L104:.L113])" office:value-type="float" office:value="1607497580" calcext:value-type="float">
            <text:p>1607497580.000</text:p>
          </table:table-cell>
          <table:table-cell table:formula="of:=AVERAGE([.M104:.M113])" office:value-type="float" office:value="14094" calcext:value-type="float">
            <text:p>14094.000</text:p>
          </table:table-cell>
          <table:table-cell table:formula="of:=AVERAGE([.N104:.N113])"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11.85528215" calcext:value-type="float">
            <text:p>11.855</text:p>
          </table:table-cell>
          <table:table-cell table:formula="of:=([.L115]/1000000000)" office:value-type="float" office:value="1.60749758" calcext:value-type="float">
            <text:p>1.6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691896200513683" calcext:value-type="float">
            <text:p>0.692</text:p>
          </table:table-cell>
          <table:table-cell office:value-type="float" office:value="0.406881761373987" calcext:value-type="float">
            <text:p>0.407</text:p>
          </table:table-cell>
          <table:table-cell office:value-type="float" office:value="0.757457807367911" calcext:value-type="float">
            <text:p>0.757</text:p>
          </table:table-cell>
          <table:table-cell office:value-type="float" office:value="0.691896200513683" calcext:value-type="float">
            <text:p>0.692</text:p>
          </table:table-cell>
          <table:table-cell office:value-type="float" office:value="0.373384708879587" calcext:value-type="float">
            <text:p>0.373</text:p>
          </table:table-cell>
          <table:table-cell office:value-type="float" office:value="0.877345355285825" calcext:value-type="float">
            <text:p>0.877</text:p>
          </table:table-cell>
          <table:table-cell office:value-type="float" office:value="0.691896200513683" calcext:value-type="float">
            <text:p>0.692</text:p>
          </table:table-cell>
          <table:table-cell office:value-type="float" office:value="0.669962302391318" calcext:value-type="float">
            <text:p>0.670</text:p>
          </table:table-cell>
          <table:table-cell office:value-type="float" office:value="0.691896200513683" calcext:value-type="float">
            <text:p>0.692</text:p>
          </table:table-cell>
          <table:table-cell office:value-type="float" office:value="13383405100" calcext:value-type="float">
            <text:p>13383405100.000</text:p>
          </table:table-cell>
          <table:table-cell office:value-type="float" office:value="1818000600" calcext:value-type="float">
            <text:p>1818000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701479054113896" calcext:value-type="float">
            <text:p>0.701</text:p>
          </table:table-cell>
          <table:table-cell office:value-type="float" office:value="0.420090041129668" calcext:value-type="float">
            <text:p>0.420</text:p>
          </table:table-cell>
          <table:table-cell office:value-type="float" office:value="0.763226756243001" calcext:value-type="float">
            <text:p>0.763</text:p>
          </table:table-cell>
          <table:table-cell office:value-type="float" office:value="0.701479054113896" calcext:value-type="float">
            <text:p>0.701</text:p>
          </table:table-cell>
          <table:table-cell office:value-type="float" office:value="0.380433245611799" calcext:value-type="float">
            <text:p>0.380</text:p>
          </table:table-cell>
          <table:table-cell office:value-type="float" office:value="0.878324206965704" calcext:value-type="float">
            <text:p>0.878</text:p>
          </table:table-cell>
          <table:table-cell office:value-type="float" office:value="0.701479054113896" calcext:value-type="float">
            <text:p>0.701</text:p>
          </table:table-cell>
          <table:table-cell office:value-type="float" office:value="0.683807406517768" calcext:value-type="float">
            <text:p>0.684</text:p>
          </table:table-cell>
          <table:table-cell office:value-type="float" office:value="0.701479054113896" calcext:value-type="float">
            <text:p>0.701</text:p>
          </table:table-cell>
          <table:table-cell office:value-type="float" office:value="10320984900" calcext:value-type="float">
            <text:p>10320984900.000</text:p>
          </table:table-cell>
          <table:table-cell office:value-type="float" office:value="1720000400" calcext:value-type="float">
            <text:p>1720000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734301656186343" calcext:value-type="float">
            <text:p>0.734</text:p>
          </table:table-cell>
          <table:table-cell office:value-type="float" office:value="0.435223387029724" calcext:value-type="float">
            <text:p>0.435</text:p>
          </table:table-cell>
          <table:table-cell office:value-type="float" office:value="0.788878204145975" calcext:value-type="float">
            <text:p>0.789</text:p>
          </table:table-cell>
          <table:table-cell office:value-type="float" office:value="0.734301656186343" calcext:value-type="float">
            <text:p>0.734</text:p>
          </table:table-cell>
          <table:table-cell office:value-type="float" office:value="0.396053067584924" calcext:value-type="float">
            <text:p>0.396</text:p>
          </table:table-cell>
          <table:table-cell office:value-type="float" office:value="0.880588219578348" calcext:value-type="float">
            <text:p>0.881</text:p>
          </table:table-cell>
          <table:table-cell office:value-type="float" office:value="0.734301656186343" calcext:value-type="float">
            <text:p>0.734</text:p>
          </table:table-cell>
          <table:table-cell office:value-type="float" office:value="0.675479968547708" calcext:value-type="float">
            <text:p>0.675</text:p>
          </table:table-cell>
          <table:table-cell office:value-type="float" office:value="0.734301656186343" calcext:value-type="float">
            <text:p>0.734</text:p>
          </table:table-cell>
          <table:table-cell office:value-type="float" office:value="11295907400" calcext:value-type="float">
            <text:p>11295907400.000</text:p>
          </table:table-cell>
          <table:table-cell office:value-type="float" office:value="1575077800" calcext:value-type="float">
            <text:p>1575077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712177840758126" calcext:value-type="float">
            <text:p>0.712</text:p>
          </table:table-cell>
          <table:table-cell office:value-type="float" office:value="0.429149663781981" calcext:value-type="float">
            <text:p>0.429</text:p>
          </table:table-cell>
          <table:table-cell office:value-type="float" office:value="0.772698892334622" calcext:value-type="float">
            <text:p>0.773</text:p>
          </table:table-cell>
          <table:table-cell office:value-type="float" office:value="0.712177840758126" calcext:value-type="float">
            <text:p>0.712</text:p>
          </table:table-cell>
          <table:table-cell office:value-type="float" office:value="0.389919425048966" calcext:value-type="float">
            <text:p>0.390</text:p>
          </table:table-cell>
          <table:table-cell office:value-type="float" office:value="0.880492221847801" calcext:value-type="float">
            <text:p>0.880</text:p>
          </table:table-cell>
          <table:table-cell office:value-type="float" office:value="0.712177840758126" calcext:value-type="float">
            <text:p>0.712</text:p>
          </table:table-cell>
          <table:table-cell office:value-type="float" office:value="0.688465884570644" calcext:value-type="float">
            <text:p>0.688</text:p>
          </table:table-cell>
          <table:table-cell office:value-type="float" office:value="0.712177840758126" calcext:value-type="float">
            <text:p>0.712</text:p>
          </table:table-cell>
          <table:table-cell office:value-type="float" office:value="12034997700" calcext:value-type="float">
            <text:p>12034997700.000</text:p>
          </table:table-cell>
          <table:table-cell office:value-type="float" office:value="1404000900" calcext:value-type="float">
            <text:p>1404000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712478965547781" calcext:value-type="float">
            <text:p>0.712</text:p>
          </table:table-cell>
          <table:table-cell office:value-type="float" office:value="0.428710552412057" calcext:value-type="float">
            <text:p>0.429</text:p>
          </table:table-cell>
          <table:table-cell office:value-type="float" office:value="0.772283027357488" calcext:value-type="float">
            <text:p>0.772</text:p>
          </table:table-cell>
          <table:table-cell office:value-type="float" office:value="0.712478965547781" calcext:value-type="float">
            <text:p>0.712</text:p>
          </table:table-cell>
          <table:table-cell office:value-type="float" office:value="0.389947890561593" calcext:value-type="float">
            <text:p>0.390</text:p>
          </table:table-cell>
          <table:table-cell office:value-type="float" office:value="0.878498808091031" calcext:value-type="float">
            <text:p>0.878</text:p>
          </table:table-cell>
          <table:table-cell office:value-type="float" office:value="0.712478965547781" calcext:value-type="float">
            <text:p>0.712</text:p>
          </table:table-cell>
          <table:table-cell office:value-type="float" office:value="0.663974237203456" calcext:value-type="float">
            <text:p>0.664</text:p>
          </table:table-cell>
          <table:table-cell office:value-type="float" office:value="0.712478965547781" calcext:value-type="float">
            <text:p>0.712</text:p>
          </table:table-cell>
          <table:table-cell office:value-type="float" office:value="12859991200" calcext:value-type="float">
            <text:p>12859991200.000</text:p>
          </table:table-cell>
          <table:table-cell office:value-type="float" office:value="1392999500" calcext:value-type="float">
            <text:p>1392999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702010450801523" calcext:value-type="float">
            <text:p>0.702</text:p>
          </table:table-cell>
          <table:table-cell office:value-type="float" office:value="0.413868739613503" calcext:value-type="float">
            <text:p>0.414</text:p>
          </table:table-cell>
          <table:table-cell office:value-type="float" office:value="0.762152959570196" calcext:value-type="float">
            <text:p>0.762</text:p>
          </table:table-cell>
          <table:table-cell office:value-type="float" office:value="0.702010450801523" calcext:value-type="float">
            <text:p>0.702</text:p>
          </table:table-cell>
          <table:table-cell office:value-type="float" office:value="0.373384017413208" calcext:value-type="float">
            <text:p>0.373</text:p>
          </table:table-cell>
          <table:table-cell office:value-type="float" office:value="0.876801115562546" calcext:value-type="float">
            <text:p>0.877</text:p>
          </table:table-cell>
          <table:table-cell office:value-type="float" office:value="0.702010450801523" calcext:value-type="float">
            <text:p>0.702</text:p>
          </table:table-cell>
          <table:table-cell office:value-type="float" office:value="0.673051659357268" calcext:value-type="float">
            <text:p>0.673</text:p>
          </table:table-cell>
          <table:table-cell office:value-type="float" office:value="0.702010450801523" calcext:value-type="float">
            <text:p>0.702</text:p>
          </table:table-cell>
          <table:table-cell office:value-type="float" office:value="10841960700" calcext:value-type="float">
            <text:p>10841960700.000</text:p>
          </table:table-cell>
          <table:table-cell office:value-type="float" office:value="1406998700" calcext:value-type="float">
            <text:p>1406998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688636967496236" calcext:value-type="float">
            <text:p>0.689</text:p>
          </table:table-cell>
          <table:table-cell office:value-type="float" office:value="0.412466540820134" calcext:value-type="float">
            <text:p>0.412</text:p>
          </table:table-cell>
          <table:table-cell office:value-type="float" office:value="0.756609120373508" calcext:value-type="float">
            <text:p>0.757</text:p>
          </table:table-cell>
          <table:table-cell office:value-type="float" office:value="0.688636967496236" calcext:value-type="float">
            <text:p>0.689</text:p>
          </table:table-cell>
          <table:table-cell office:value-type="float" office:value="0.380461126064955" calcext:value-type="float">
            <text:p>0.380</text:p>
          </table:table-cell>
          <table:table-cell office:value-type="float" office:value="0.880595181970291" calcext:value-type="float">
            <text:p>0.881</text:p>
          </table:table-cell>
          <table:table-cell office:value-type="float" office:value="0.688636967496236" calcext:value-type="float">
            <text:p>0.689</text:p>
          </table:table-cell>
          <table:table-cell office:value-type="float" office:value="0.683496617208473" calcext:value-type="float">
            <text:p>0.683</text:p>
          </table:table-cell>
          <table:table-cell office:value-type="float" office:value="0.688636967496236" calcext:value-type="float">
            <text:p>0.689</text:p>
          </table:table-cell>
          <table:table-cell office:value-type="float" office:value="12071994900" calcext:value-type="float">
            <text:p>12071994900.000</text:p>
          </table:table-cell>
          <table:table-cell office:value-type="float" office:value="1780000300" calcext:value-type="float">
            <text:p>1780000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689221503852626" calcext:value-type="float">
            <text:p>0.689</text:p>
          </table:table-cell>
          <table:table-cell office:value-type="float" office:value="0.413617122998439" calcext:value-type="float">
            <text:p>0.414</text:p>
          </table:table-cell>
          <table:table-cell office:value-type="float" office:value="0.753829734921931" calcext:value-type="float">
            <text:p>0.754</text:p>
          </table:table-cell>
          <table:table-cell office:value-type="float" office:value="0.689221503852626" calcext:value-type="float">
            <text:p>0.689</text:p>
          </table:table-cell>
          <table:table-cell office:value-type="float" office:value="0.375478118620058" calcext:value-type="float">
            <text:p>0.375</text:p>
          </table:table-cell>
          <table:table-cell office:value-type="float" office:value="0.877777930580574" calcext:value-type="float">
            <text:p>0.878</text:p>
          </table:table-cell>
          <table:table-cell office:value-type="float" office:value="0.689221503852626" calcext:value-type="float">
            <text:p>0.689</text:p>
          </table:table-cell>
          <table:table-cell office:value-type="float" office:value="0.682904653431066" calcext:value-type="float">
            <text:p>0.683</text:p>
          </table:table-cell>
          <table:table-cell office:value-type="float" office:value="0.689221503852626" calcext:value-type="float">
            <text:p>0.689</text:p>
          </table:table-cell>
          <table:table-cell office:value-type="float" office:value="11825970400" calcext:value-type="float">
            <text:p>11825970400.000</text:p>
          </table:table-cell>
          <table:table-cell office:value-type="float" office:value="1769110300" calcext:value-type="float">
            <text:p>1769110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712974935789567" calcext:value-type="float">
            <text:p>0.713</text:p>
          </table:table-cell>
          <table:table-cell office:value-type="float" office:value="0.425144228831109" calcext:value-type="float">
            <text:p>0.425</text:p>
          </table:table-cell>
          <table:table-cell office:value-type="float" office:value="0.771478304146883" calcext:value-type="float">
            <text:p>0.771</text:p>
          </table:table-cell>
          <table:table-cell office:value-type="float" office:value="0.712974935789567" calcext:value-type="float">
            <text:p>0.713</text:p>
          </table:table-cell>
          <table:table-cell office:value-type="float" office:value="0.383574100029631" calcext:value-type="float">
            <text:p>0.384</text:p>
          </table:table-cell>
          <table:table-cell office:value-type="float" office:value="0.878317025351301" calcext:value-type="float">
            <text:p>0.878</text:p>
          </table:table-cell>
          <table:table-cell office:value-type="float" office:value="0.712974935789567" calcext:value-type="float">
            <text:p>0.713</text:p>
          </table:table-cell>
          <table:table-cell office:value-type="float" office:value="0.676696873408839" calcext:value-type="float">
            <text:p>0.677</text:p>
          </table:table-cell>
          <table:table-cell office:value-type="float" office:value="0.712974935789567" calcext:value-type="float">
            <text:p>0.713</text:p>
          </table:table-cell>
          <table:table-cell office:value-type="float" office:value="12419971900" calcext:value-type="float">
            <text:p>12419971900.000</text:p>
          </table:table-cell>
          <table:table-cell office:value-type="float" office:value="1676999100" calcext:value-type="float">
            <text:p>1676999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699194048357098" calcext:value-type="float">
            <text:p>0.699</text:p>
          </table:table-cell>
          <table:table-cell office:value-type="float" office:value="0.418701129214214" calcext:value-type="float">
            <text:p>0.419</text:p>
          </table:table-cell>
          <table:table-cell office:value-type="float" office:value="0.761706729374762" calcext:value-type="float">
            <text:p>0.762</text:p>
          </table:table-cell>
          <table:table-cell office:value-type="float" office:value="0.699194048357098" calcext:value-type="float">
            <text:p>0.699</text:p>
          </table:table-cell>
          <table:table-cell office:value-type="float" office:value="0.381270627064306" calcext:value-type="float">
            <text:p>0.381</text:p>
          </table:table-cell>
          <table:table-cell office:value-type="float" office:value="0.878998202831606" calcext:value-type="float">
            <text:p>0.879</text:p>
          </table:table-cell>
          <table:table-cell office:value-type="float" office:value="0.699194048357098" calcext:value-type="float">
            <text:p>0.699</text:p>
          </table:table-cell>
          <table:table-cell office:value-type="float" office:value="0.682947480225228" calcext:value-type="float">
            <text:p>0.683</text:p>
          </table:table-cell>
          <table:table-cell office:value-type="float" office:value="0.699194048357098" calcext:value-type="float">
            <text:p>0.699</text:p>
          </table:table-cell>
          <table:table-cell office:value-type="float" office:value="12456953900" calcext:value-type="float">
            <text:p>12456953900.000</text:p>
          </table:table-cell>
          <table:table-cell office:value-type="float" office:value="2004999900" calcext:value-type="float">
            <text:p>2004999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704437162341688" calcext:value-type="float">
            <text:p>0.704</text:p>
          </table:table-cell>
          <table:table-cell table:formula="of:=AVERAGE([.C121:.C130])" office:value-type="float" office:value="0.420385316720482" calcext:value-type="float">
            <text:p>0.420</text:p>
          </table:table-cell>
          <table:table-cell table:formula="of:=AVERAGE([.D121:.D130])" office:value-type="float" office:value="0.766032153583628" calcext:value-type="float">
            <text:p>0.766</text:p>
          </table:table-cell>
          <table:table-cell table:formula="of:=AVERAGE([.E121:.E130])" office:value-type="float" office:value="0.704437162341688" calcext:value-type="float">
            <text:p>0.704</text:p>
          </table:table-cell>
          <table:table-cell table:formula="of:=AVERAGE([.F121:.F130])" office:value-type="float" office:value="0.382390632687903" calcext:value-type="float">
            <text:p>0.382</text:p>
          </table:table-cell>
          <table:table-cell table:formula="of:=AVERAGE([.G121:.G130])" office:value-type="float" office:value="0.878773826806503" calcext:value-type="float">
            <text:p>0.879</text:p>
          </table:table-cell>
          <table:table-cell table:formula="of:=AVERAGE([.H121:.H130])" office:value-type="float" office:value="0.704437162341688" calcext:value-type="float">
            <text:p>0.704</text:p>
          </table:table-cell>
          <table:table-cell table:formula="of:=AVERAGE([.I121:.I130])" office:value-type="float" office:value="0.678078708286177" calcext:value-type="float">
            <text:p>0.678</text:p>
          </table:table-cell>
          <table:table-cell table:formula="of:=AVERAGE([.J121:.J130])" office:value-type="float" office:value="0.704437162341688" calcext:value-type="float">
            <text:p>0.704</text:p>
          </table:table-cell>
          <table:table-cell table:formula="of:=AVERAGE([.K121:.K130])" office:value-type="float" office:value="11951213810" calcext:value-type="float">
            <text:p>11951213810.000</text:p>
          </table:table-cell>
          <table:table-cell table:formula="of:=AVERAGE([.L121:.L130])" office:value-type="float" office:value="1654818750" calcext:value-type="float">
            <text:p>1654818750.000</text:p>
          </table:table-cell>
          <table:table-cell table:formula="of:=AVERAGE([.M121:.M130])" office:value-type="float" office:value="14094" calcext:value-type="float">
            <text:p>14094.000</text:p>
          </table:table-cell>
          <table:table-cell table:formula="of:=AVERAGE([.N121:.N130])"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11.95121381" calcext:value-type="float">
            <text:p>11.951</text:p>
          </table:table-cell>
          <table:table-cell table:formula="of:=([.L132]/1000000000)" office:value-type="float" office:value="1.65481875" calcext:value-type="float">
            <text:p>1.655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3]/1000000000)" office:value-type="float" office:value="0" calcext:value-type="float">
            <text:p>0.000</text:p>
          </table:table-cell>
          <table:table-cell table:formula="of:=([.L133]/1000000000)" office:value-type="float" office:value="0" calcext:value-type="float">
            <text:p>0.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690724292277074" calcext:value-type="float">
            <text:p>0.691</text:p>
          </table:table-cell>
          <table:table-cell table:formula="of:=AVERAGE([.C2:.C11];[.C19:.C28];[.C36:.C45];[.C53:.C62];[.C70:.C79];[.C87:.C96];[.C104:.C113];[.C121:.C130])" office:value-type="float" office:value="0.39741945363046" calcext:value-type="float">
            <text:p>0.397</text:p>
          </table:table-cell>
          <table:table-cell table:formula="of:=AVERAGE([.D2:.D11];[.D19:.D28];[.D36:.D45];[.D53:.D62];[.D70:.D79];[.D87:.D96];[.D104:.D113];[.D121:.D130])" office:value-type="float" office:value="0.756565961230618" calcext:value-type="float">
            <text:p>0.757</text:p>
          </table:table-cell>
          <table:table-cell table:formula="of:=AVERAGE([.E2:.E11];[.E19:.E28];[.E36:.E45];[.E53:.E62];[.E70:.E79];[.E87:.E96];[.E104:.E113];[.E121:.E130])" office:value-type="float" office:value="0.690724292277074" calcext:value-type="float">
            <text:p>0.691</text:p>
          </table:table-cell>
          <table:table-cell table:formula="of:=AVERAGE([.F2:.F11];[.F19:.F28];[.F36:.F45];[.F53:.F62];[.F70:.F79];[.F87:.F96];[.F104:.F113];[.F121:.F130])" office:value-type="float" office:value="0.366462087862233" calcext:value-type="float">
            <text:p>0.366</text:p>
          </table:table-cell>
          <table:table-cell table:formula="of:=AVERAGE([.G2:.G11];[.G19:.G28];[.G36:.G45];[.G53:.G62];[.G70:.G79];[.G87:.G96];[.G104:.G113];[.G121:.G130])" office:value-type="float" office:value="0.875215555681606" calcext:value-type="float">
            <text:p>0.875</text:p>
          </table:table-cell>
          <table:table-cell table:formula="of:=AVERAGE([.H2:.H11];[.H19:.H28];[.H36:.H45];[.H53:.H62];[.H70:.H79];[.H87:.H96];[.H104:.H113];[.H121:.H130])" office:value-type="float" office:value="0.690724292277074" calcext:value-type="float">
            <text:p>0.691</text:p>
          </table:table-cell>
          <table:table-cell table:formula="of:=AVERAGE([.I2:.I11];[.I19:.I28];[.I36:.I45];[.I53:.I62];[.I70:.I79];[.I87:.I96];[.I104:.I113];[.I121:.I130])" office:value-type="float" office:value="0.653925609487844" calcext:value-type="float">
            <text:p>0.654</text:p>
          </table:table-cell>
          <table:table-cell table:formula="of:=AVERAGE([.J2:.J11];[.J19:.J28];[.J36:.J45];[.J53:.J62];[.J70:.J79];[.J87:.J96];[.J104:.J113];[.J121:.J130])" office:value-type="float" office:value="0.690724292277074" calcext:value-type="float">
            <text:p>0.691</text:p>
          </table:table-cell>
          <table:table-cell table:formula="of:=AVERAGE([.K2:.K11];[.K19:.K28];[.K36:.K45];[.K53:.K62];[.K70:.K79];[.K87:.K96];[.K104:.K113];[.K121:.K130])" office:value-type="float" office:value="11099754983.75" calcext:value-type="float">
            <text:p>11099754983.750</text:p>
          </table:table-cell>
          <table:table-cell table:formula="of:=AVERAGE([.L2:.L11];[.L19:.L28];[.L36:.L45];[.L53:.L62];[.L70:.L79];[.L87:.L96];[.L104:.L113];[.L121:.L130])" office:value-type="float" office:value="1665178101.25" calcext:value-type="float">
            <text:p>1665178101.250</text:p>
          </table:table-cell>
          <table:table-cell table:formula="of:=AVERAGE([.M2:.M11];[.M19:.M28];[.M36:.M45];[.M53:.M62];[.M70:.M79];[.M87:.M96];[.M104:.M113];[.M121:.M130])" office:value-type="float" office:value="13678.3125" calcext:value-type="float">
            <text:p>13678.313</text:p>
          </table:table-cell>
          <table:table-cell table:formula="of:=AVERAGE([.N2:.N11];[.N19:.N28];[.N36:.N45];[.N53:.N62];[.N70:.N79];[.N87:.N96];[.N104:.N113];[.N121:.N130])" office:value-type="float" office:value="55361.6875" calcext:value-type="float">
            <text:p>55361.68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11.09975498375" calcext:value-type="float">
            <text:p>11.100</text:p>
          </table:table-cell>
          <table:table-cell table:formula="of:=([.L140]/1000000000)" office:value-type="float" office:value="1.66517810125" calcext:value-type="float">
            <text:p>1.665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1" table:style-name="ta1">
        <table:table-column table:style-name="co20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7" table:number-columns-repeated="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72570699553477" calcext:value-type="float">
            <text:p>0.773</text:p>
          </table:table-cell>
          <table:table-cell office:value-type="float" office:value="0.531455705368027" calcext:value-type="float">
            <text:p>0.531</text:p>
          </table:table-cell>
          <table:table-cell office:value-type="float" office:value="0.807224531669847" calcext:value-type="float">
            <text:p>0.807</text:p>
          </table:table-cell>
          <table:table-cell office:value-type="float" office:value="0.772570699553476" calcext:value-type="float">
            <text:p>0.773</text:p>
          </table:table-cell>
          <table:table-cell office:value-type="float" office:value="0.460737729887736" calcext:value-type="float">
            <text:p>0.461</text:p>
          </table:table-cell>
          <table:table-cell office:value-type="float" office:value="0.882174653024625" calcext:value-type="float">
            <text:p>0.882</text:p>
          </table:table-cell>
          <table:table-cell office:value-type="float" office:value="0.772570699553476" calcext:value-type="float">
            <text:p>0.773</text:p>
          </table:table-cell>
          <table:table-cell office:value-type="float" office:value="0.802900910905225" calcext:value-type="float">
            <text:p>0.803</text:p>
          </table:table-cell>
          <table:table-cell office:value-type="float" office:value="0.772570699553476" calcext:value-type="float">
            <text:p>0.773</text:p>
          </table:table-cell>
          <table:table-cell office:value-type="float" office:value="46245966800" calcext:value-type="float">
            <text:p>46245966800.000</text:p>
          </table:table-cell>
          <table:table-cell office:value-type="float" office:value="11082567100" calcext:value-type="float">
            <text:p>11082567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73846480969594" calcext:value-type="float">
            <text:p>0.774</text:p>
          </table:table-cell>
          <table:table-cell office:value-type="float" office:value="0.533735236301673" calcext:value-type="float">
            <text:p>0.534</text:p>
          </table:table-cell>
          <table:table-cell office:value-type="float" office:value="0.808666006750664" calcext:value-type="float">
            <text:p>0.809</text:p>
          </table:table-cell>
          <table:table-cell office:value-type="float" office:value="0.773846480969594" calcext:value-type="float">
            <text:p>0.774</text:p>
          </table:table-cell>
          <table:table-cell office:value-type="float" office:value="0.463424650057016" calcext:value-type="float">
            <text:p>0.463</text:p>
          </table:table-cell>
          <table:table-cell office:value-type="float" office:value="0.884481670431286" calcext:value-type="float">
            <text:p>0.884</text:p>
          </table:table-cell>
          <table:table-cell office:value-type="float" office:value="0.773846480969594" calcext:value-type="float">
            <text:p>0.774</text:p>
          </table:table-cell>
          <table:table-cell office:value-type="float" office:value="0.805110267694876" calcext:value-type="float">
            <text:p>0.805</text:p>
          </table:table-cell>
          <table:table-cell office:value-type="float" office:value="0.773846480969594" calcext:value-type="float">
            <text:p>0.774</text:p>
          </table:table-cell>
          <table:table-cell office:value-type="float" office:value="58694960900" calcext:value-type="float">
            <text:p>58694960900.000</text:p>
          </table:table-cell>
          <table:table-cell office:value-type="float" office:value="8935352000" calcext:value-type="float">
            <text:p>89353520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61939187752498" calcext:value-type="float">
            <text:p>0.762</text:p>
          </table:table-cell>
          <table:table-cell office:value-type="float" office:value="0.519269535240769" calcext:value-type="float">
            <text:p>0.519</text:p>
          </table:table-cell>
          <table:table-cell office:value-type="float" office:value="0.805095969288388" calcext:value-type="float">
            <text:p>0.805</text:p>
          </table:table-cell>
          <table:table-cell office:value-type="float" office:value="0.761939187752498" calcext:value-type="float">
            <text:p>0.762</text:p>
          </table:table-cell>
          <table:table-cell office:value-type="float" office:value="0.46208893879003" calcext:value-type="float">
            <text:p>0.462</text:p>
          </table:table-cell>
          <table:table-cell office:value-type="float" office:value="0.887869518148293" calcext:value-type="float">
            <text:p>0.888</text:p>
          </table:table-cell>
          <table:table-cell office:value-type="float" office:value="0.761939187752498" calcext:value-type="float">
            <text:p>0.762</text:p>
          </table:table-cell>
          <table:table-cell office:value-type="float" office:value="0.805917189385862" calcext:value-type="float">
            <text:p>0.806</text:p>
          </table:table-cell>
          <table:table-cell office:value-type="float" office:value="0.761939187752498" calcext:value-type="float">
            <text:p>0.762</text:p>
          </table:table-cell>
          <table:table-cell office:value-type="float" office:value="59627962300" calcext:value-type="float">
            <text:p>59627962300.000</text:p>
          </table:table-cell>
          <table:table-cell office:value-type="float" office:value="8792003100" calcext:value-type="float">
            <text:p>8792003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93706145013821" calcext:value-type="float">
            <text:p>0.794</text:p>
          </table:table-cell>
          <table:table-cell office:value-type="float" office:value="0.547353321513655" calcext:value-type="float">
            <text:p>0.547</text:p>
          </table:table-cell>
          <table:table-cell office:value-type="float" office:value="0.826361239009689" calcext:value-type="float">
            <text:p>0.826</text:p>
          </table:table-cell>
          <table:table-cell office:value-type="float" office:value="0.793706145013821" calcext:value-type="float">
            <text:p>0.794</text:p>
          </table:table-cell>
          <table:table-cell office:value-type="float" office:value="0.482227263204766" calcext:value-type="float">
            <text:p>0.482</text:p>
          </table:table-cell>
          <table:table-cell office:value-type="float" office:value="0.888355882110905" calcext:value-type="float">
            <text:p>0.888</text:p>
          </table:table-cell>
          <table:table-cell office:value-type="float" office:value="0.793706145013821" calcext:value-type="float">
            <text:p>0.794</text:p>
          </table:table-cell>
          <table:table-cell office:value-type="float" office:value="0.811853148723198" calcext:value-type="float">
            <text:p>0.812</text:p>
          </table:table-cell>
          <table:table-cell office:value-type="float" office:value="0.793706145013821" calcext:value-type="float">
            <text:p>0.794</text:p>
          </table:table-cell>
          <table:table-cell office:value-type="float" office:value="62340190100" calcext:value-type="float">
            <text:p>62340190100.000</text:p>
          </table:table-cell>
          <table:table-cell office:value-type="float" office:value="11626001100" calcext:value-type="float">
            <text:p>11626001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69827769508824" calcext:value-type="float">
            <text:p>0.770</text:p>
          </table:table-cell>
          <table:table-cell office:value-type="float" office:value="0.519594499706016" calcext:value-type="float">
            <text:p>0.520</text:p>
          </table:table-cell>
          <table:table-cell office:value-type="float" office:value="0.808538841804251" calcext:value-type="float">
            <text:p>0.809</text:p>
          </table:table-cell>
          <table:table-cell office:value-type="float" office:value="0.769827769508824" calcext:value-type="float">
            <text:p>0.770</text:p>
          </table:table-cell>
          <table:table-cell office:value-type="float" office:value="0.456167160227968" calcext:value-type="float">
            <text:p>0.456</text:p>
          </table:table-cell>
          <table:table-cell office:value-type="float" office:value="0.888278924309206" calcext:value-type="float">
            <text:p>0.888</text:p>
          </table:table-cell>
          <table:table-cell office:value-type="float" office:value="0.769827769508824" calcext:value-type="float">
            <text:p>0.770</text:p>
          </table:table-cell>
          <table:table-cell office:value-type="float" office:value="0.806953791484866" calcext:value-type="float">
            <text:p>0.807</text:p>
          </table:table-cell>
          <table:table-cell office:value-type="float" office:value="0.769827769508824" calcext:value-type="float">
            <text:p>0.770</text:p>
          </table:table-cell>
          <table:table-cell office:value-type="float" office:value="63411187200" calcext:value-type="float">
            <text:p>63411187200.000</text:p>
          </table:table-cell>
          <table:table-cell office:value-type="float" office:value="9507690600" calcext:value-type="float">
            <text:p>95076906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37444184563045" calcext:value-type="float">
            <text:p>0.737</text:p>
          </table:table-cell>
          <table:table-cell office:value-type="float" office:value="0.511753928509361" calcext:value-type="float">
            <text:p>0.512</text:p>
          </table:table-cell>
          <table:table-cell office:value-type="float" office:value="0.779496342967658" calcext:value-type="float">
            <text:p>0.779</text:p>
          </table:table-cell>
          <table:table-cell office:value-type="float" office:value="0.737444184563045" calcext:value-type="float">
            <text:p>0.737</text:p>
          </table:table-cell>
          <table:table-cell office:value-type="float" office:value="0.445289828678095" calcext:value-type="float">
            <text:p>0.445</text:p>
          </table:table-cell>
          <table:table-cell office:value-type="float" office:value="0.878094700502339" calcext:value-type="float">
            <text:p>0.878</text:p>
          </table:table-cell>
          <table:table-cell office:value-type="float" office:value="0.737444184563045" calcext:value-type="float">
            <text:p>0.737</text:p>
          </table:table-cell>
          <table:table-cell office:value-type="float" office:value="0.804976870800354" calcext:value-type="float">
            <text:p>0.805</text:p>
          </table:table-cell>
          <table:table-cell office:value-type="float" office:value="0.737444184563045" calcext:value-type="float">
            <text:p>0.737</text:p>
          </table:table-cell>
          <table:table-cell office:value-type="float" office:value="62430221400" calcext:value-type="float">
            <text:p>62430221400.000</text:p>
          </table:table-cell>
          <table:table-cell office:value-type="float" office:value="11304100700" calcext:value-type="float">
            <text:p>11304100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5054220710185" calcext:value-type="float">
            <text:p>0.751</text:p>
          </table:table-cell>
          <table:table-cell office:value-type="float" office:value="0.508423974329809" calcext:value-type="float">
            <text:p>0.508</text:p>
          </table:table-cell>
          <table:table-cell office:value-type="float" office:value="0.793354872482815" calcext:value-type="float">
            <text:p>0.793</text:p>
          </table:table-cell>
          <table:table-cell office:value-type="float" office:value="0.75054220710185" calcext:value-type="float">
            <text:p>0.751</text:p>
          </table:table-cell>
          <table:table-cell office:value-type="float" office:value="0.446101199756533" calcext:value-type="float">
            <text:p>0.446</text:p>
          </table:table-cell>
          <table:table-cell office:value-type="float" office:value="0.884107493746401" calcext:value-type="float">
            <text:p>0.884</text:p>
          </table:table-cell>
          <table:table-cell office:value-type="float" office:value="0.75054220710185" calcext:value-type="float">
            <text:p>0.751</text:p>
          </table:table-cell>
          <table:table-cell office:value-type="float" office:value="0.806841779853736" calcext:value-type="float">
            <text:p>0.807</text:p>
          </table:table-cell>
          <table:table-cell office:value-type="float" office:value="0.75054220710185" calcext:value-type="float">
            <text:p>0.751</text:p>
          </table:table-cell>
          <table:table-cell office:value-type="float" office:value="61114222900" calcext:value-type="float">
            <text:p>61114222900.000</text:p>
          </table:table-cell>
          <table:table-cell office:value-type="float" office:value="9226615700" calcext:value-type="float">
            <text:p>9226615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739102700404" calcext:value-type="float">
            <text:p>0.774</text:p>
          </table:table-cell>
          <table:table-cell office:value-type="float" office:value="0.523770290452344" calcext:value-type="float">
            <text:p>0.524</text:p>
          </table:table-cell>
          <table:table-cell office:value-type="float" office:value="0.814302694118604" calcext:value-type="float">
            <text:p>0.814</text:p>
          </table:table-cell>
          <table:table-cell office:value-type="float" office:value="0.7739102700404" calcext:value-type="float">
            <text:p>0.774</text:p>
          </table:table-cell>
          <table:table-cell office:value-type="float" office:value="0.46417670413977" calcext:value-type="float">
            <text:p>0.464</text:p>
          </table:table-cell>
          <table:table-cell office:value-type="float" office:value="0.891564542249451" calcext:value-type="float">
            <text:p>0.892</text:p>
          </table:table-cell>
          <table:table-cell office:value-type="float" office:value="0.7739102700404" calcext:value-type="float">
            <text:p>0.774</text:p>
          </table:table-cell>
          <table:table-cell office:value-type="float" office:value="0.81404847546823" calcext:value-type="float">
            <text:p>0.814</text:p>
          </table:table-cell>
          <table:table-cell office:value-type="float" office:value="0.7739102700404" calcext:value-type="float">
            <text:p>0.774</text:p>
          </table:table-cell>
          <table:table-cell office:value-type="float" office:value="61512979400" calcext:value-type="float">
            <text:p>61512979400.000</text:p>
          </table:table-cell>
          <table:table-cell office:value-type="float" office:value="9419514100" calcext:value-type="float">
            <text:p>9419514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70444397193281" calcext:value-type="float">
            <text:p>0.770</text:p>
          </table:table-cell>
          <table:table-cell office:value-type="float" office:value="0.537524318323618" calcext:value-type="float">
            <text:p>0.538</text:p>
          </table:table-cell>
          <table:table-cell office:value-type="float" office:value="0.808143293365857" calcext:value-type="float">
            <text:p>0.808</text:p>
          </table:table-cell>
          <table:table-cell office:value-type="float" office:value="0.770444397193281" calcext:value-type="float">
            <text:p>0.770</text:p>
          </table:table-cell>
          <table:table-cell office:value-type="float" office:value="0.469499747230286" calcext:value-type="float">
            <text:p>0.469</text:p>
          </table:table-cell>
          <table:table-cell office:value-type="float" office:value="0.889003442591941" calcext:value-type="float">
            <text:p>0.889</text:p>
          </table:table-cell>
          <table:table-cell office:value-type="float" office:value="0.770444397193281" calcext:value-type="float">
            <text:p>0.770</text:p>
          </table:table-cell>
          <table:table-cell office:value-type="float" office:value="0.824617433107679" calcext:value-type="float">
            <text:p>0.825</text:p>
          </table:table-cell>
          <table:table-cell office:value-type="float" office:value="0.770444397193281" calcext:value-type="float">
            <text:p>0.770</text:p>
          </table:table-cell>
          <table:table-cell office:value-type="float" office:value="60819115800" calcext:value-type="float">
            <text:p>60819115800.000</text:p>
          </table:table-cell>
          <table:table-cell office:value-type="float" office:value="9163000800" calcext:value-type="float">
            <text:p>91630008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90410376355518" calcext:value-type="float">
            <text:p>0.790</text:p>
          </table:table-cell>
          <table:table-cell office:value-type="float" office:value="0.549272715215533" calcext:value-type="float">
            <text:p>0.549</text:p>
          </table:table-cell>
          <table:table-cell office:value-type="float" office:value="0.821574752561474" calcext:value-type="float">
            <text:p>0.822</text:p>
          </table:table-cell>
          <table:table-cell office:value-type="float" office:value="0.790410376355518" calcext:value-type="float">
            <text:p>0.790</text:p>
          </table:table-cell>
          <table:table-cell office:value-type="float" office:value="0.47833119668139" calcext:value-type="float">
            <text:p>0.478</text:p>
          </table:table-cell>
          <table:table-cell office:value-type="float" office:value="0.885338658508204" calcext:value-type="float">
            <text:p>0.885</text:p>
          </table:table-cell>
          <table:table-cell office:value-type="float" office:value="0.790410376355518" calcext:value-type="float">
            <text:p>0.790</text:p>
          </table:table-cell>
          <table:table-cell office:value-type="float" office:value="0.809470689493853" calcext:value-type="float">
            <text:p>0.809</text:p>
          </table:table-cell>
          <table:table-cell office:value-type="float" office:value="0.790410376355518" calcext:value-type="float">
            <text:p>0.790</text:p>
          </table:table-cell>
          <table:table-cell office:value-type="float" office:value="55794024900" calcext:value-type="float">
            <text:p>55794024900.000</text:p>
          </table:table-cell>
          <table:table-cell office:value-type="float" office:value="10742991100" calcext:value-type="float">
            <text:p>10742991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769464171805231" calcext:value-type="float">
            <text:p>0.769</text:p>
          </table:table-cell>
          <table:table-cell table:formula="of:=AVERAGE([.C2:.C11])" office:value-type="float" office:value="0.528215352496081" calcext:value-type="float">
            <text:p>0.528</text:p>
          </table:table-cell>
          <table:table-cell table:formula="of:=AVERAGE([.D2:.D11])" office:value-type="float" office:value="0.807275854401925" calcext:value-type="float">
            <text:p>0.807</text:p>
          </table:table-cell>
          <table:table-cell table:formula="of:=AVERAGE([.E2:.E11])" office:value-type="float" office:value="0.769464171805231" calcext:value-type="float">
            <text:p>0.769</text:p>
          </table:table-cell>
          <table:table-cell table:formula="of:=AVERAGE([.F2:.F11])" office:value-type="float" office:value="0.462804441865359" calcext:value-type="float">
            <text:p>0.463</text:p>
          </table:table-cell>
          <table:table-cell table:formula="of:=AVERAGE([.G2:.G11])" office:value-type="float" office:value="0.885926948562265" calcext:value-type="float">
            <text:p>0.886</text:p>
          </table:table-cell>
          <table:table-cell table:formula="of:=AVERAGE([.H2:.H11])" office:value-type="float" office:value="0.769464171805231" calcext:value-type="float">
            <text:p>0.769</text:p>
          </table:table-cell>
          <table:table-cell table:formula="of:=AVERAGE([.I2:.I11])" office:value-type="float" office:value="0.809269055691788" calcext:value-type="float">
            <text:p>0.809</text:p>
          </table:table-cell>
          <table:table-cell table:formula="of:=AVERAGE([.J2:.J11])" office:value-type="float" office:value="0.769464171805231" calcext:value-type="float">
            <text:p>0.769</text:p>
          </table:table-cell>
          <table:table-cell table:formula="of:=AVERAGE([.K2:.K11])" office:value-type="float" office:value="59199083170" calcext:value-type="float">
            <text:p>59199083170.000</text:p>
          </table:table-cell>
          <table:table-cell table:formula="of:=AVERAGE([.L2:.L11])" office:value-type="float" office:value="9979983630" calcext:value-type="float">
            <text:p>9979983630.000</text:p>
          </table:table-cell>
          <table:table-cell table:formula="of:=AVERAGE([.M2:.M11])" office:value-type="float" office:value="11691" calcext:value-type="float">
            <text:p>11691.000</text:p>
          </table:table-cell>
          <table:table-cell table:formula="of:=AVERAGE([.N2:.N11])"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59.19908317" calcext:value-type="float">
            <text:p>59.199</text:p>
          </table:table-cell>
          <table:table-cell table:formula="of:=([.L13]/1000000000)" office:value-type="float" office:value="9.97998363" calcext:value-type="float">
            <text:p>9.98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749781032126966" calcext:value-type="float">
            <text:p>0.750</text:p>
          </table:table-cell>
          <table:table-cell office:value-type="float" office:value="0.509659694419845" calcext:value-type="float">
            <text:p>0.510</text:p>
          </table:table-cell>
          <table:table-cell office:value-type="float" office:value="0.795545540811146" calcext:value-type="float">
            <text:p>0.796</text:p>
          </table:table-cell>
          <table:table-cell office:value-type="float" office:value="0.749781032126966" calcext:value-type="float">
            <text:p>0.750</text:p>
          </table:table-cell>
          <table:table-cell office:value-type="float" office:value="0.446895639666467" calcext:value-type="float">
            <text:p>0.447</text:p>
          </table:table-cell>
          <table:table-cell office:value-type="float" office:value="0.899880955232847" calcext:value-type="float">
            <text:p>0.900</text:p>
          </table:table-cell>
          <table:table-cell office:value-type="float" office:value="0.749781032126966" calcext:value-type="float">
            <text:p>0.750</text:p>
          </table:table-cell>
          <table:table-cell office:value-type="float" office:value="0.832598146543291" calcext:value-type="float">
            <text:p>0.833</text:p>
          </table:table-cell>
          <table:table-cell office:value-type="float" office:value="0.749781032126966" calcext:value-type="float">
            <text:p>0.750</text:p>
          </table:table-cell>
          <table:table-cell office:value-type="float" office:value="45299995400" calcext:value-type="float">
            <text:p>45299995400.000</text:p>
          </table:table-cell>
          <table:table-cell office:value-type="float" office:value="7693000900" calcext:value-type="float">
            <text:p>7693000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787250814560488" calcext:value-type="float">
            <text:p>0.787</text:p>
          </table:table-cell>
          <table:table-cell office:value-type="float" office:value="0.532288074266778" calcext:value-type="float">
            <text:p>0.532</text:p>
          </table:table-cell>
          <table:table-cell office:value-type="float" office:value="0.822590257754375" calcext:value-type="float">
            <text:p>0.823</text:p>
          </table:table-cell>
          <table:table-cell office:value-type="float" office:value="0.787250814560488" calcext:value-type="float">
            <text:p>0.787</text:p>
          </table:table-cell>
          <table:table-cell office:value-type="float" office:value="0.454024760064057" calcext:value-type="float">
            <text:p>0.454</text:p>
          </table:table-cell>
          <table:table-cell office:value-type="float" office:value="0.899766947684971" calcext:value-type="float">
            <text:p>0.900</text:p>
          </table:table-cell>
          <table:table-cell office:value-type="float" office:value="0.787250814560488" calcext:value-type="float">
            <text:p>0.787</text:p>
          </table:table-cell>
          <table:table-cell office:value-type="float" office:value="0.83729834335804" calcext:value-type="float">
            <text:p>0.837</text:p>
          </table:table-cell>
          <table:table-cell office:value-type="float" office:value="0.787250814560488" calcext:value-type="float">
            <text:p>0.787</text:p>
          </table:table-cell>
          <table:table-cell office:value-type="float" office:value="45189072800" calcext:value-type="float">
            <text:p>45189072800.000</text:p>
          </table:table-cell>
          <table:table-cell office:value-type="float" office:value="7748000800" calcext:value-type="float">
            <text:p>77480008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800581578670777" calcext:value-type="float">
            <text:p>0.801</text:p>
          </table:table-cell>
          <table:table-cell office:value-type="float" office:value="0.552184866343381" calcext:value-type="float">
            <text:p>0.552</text:p>
          </table:table-cell>
          <table:table-cell office:value-type="float" office:value="0.836235336807162" calcext:value-type="float">
            <text:p>0.836</text:p>
          </table:table-cell>
          <table:table-cell office:value-type="float" office:value="0.800581578670777" calcext:value-type="float">
            <text:p>0.801</text:p>
          </table:table-cell>
          <table:table-cell office:value-type="float" office:value="0.481154011640092" calcext:value-type="float">
            <text:p>0.481</text:p>
          </table:table-cell>
          <table:table-cell office:value-type="float" office:value="0.905307216564051" calcext:value-type="float">
            <text:p>0.905</text:p>
          </table:table-cell>
          <table:table-cell office:value-type="float" office:value="0.800581578670777" calcext:value-type="float">
            <text:p>0.801</text:p>
          </table:table-cell>
          <table:table-cell office:value-type="float" office:value="0.834500152267764" calcext:value-type="float">
            <text:p>0.835</text:p>
          </table:table-cell>
          <table:table-cell office:value-type="float" office:value="0.800581578670777" calcext:value-type="float">
            <text:p>0.801</text:p>
          </table:table-cell>
          <table:table-cell office:value-type="float" office:value="55302126500" calcext:value-type="float">
            <text:p>55302126500.000</text:p>
          </table:table-cell>
          <table:table-cell office:value-type="float" office:value="8754998700" calcext:value-type="float">
            <text:p>87549987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738412220159058" calcext:value-type="float">
            <text:p>0.738</text:p>
          </table:table-cell>
          <table:table-cell office:value-type="float" office:value="0.495626784151206" calcext:value-type="float">
            <text:p>0.496</text:p>
          </table:table-cell>
          <table:table-cell office:value-type="float" office:value="0.783874933673222" calcext:value-type="float">
            <text:p>0.784</text:p>
          </table:table-cell>
          <table:table-cell office:value-type="float" office:value="0.738412220159058" calcext:value-type="float">
            <text:p>0.738</text:p>
          </table:table-cell>
          <table:table-cell office:value-type="float" office:value="0.424584692373372" calcext:value-type="float">
            <text:p>0.425</text:p>
          </table:table-cell>
          <table:table-cell office:value-type="float" office:value="0.895512967381596" calcext:value-type="float">
            <text:p>0.896</text:p>
          </table:table-cell>
          <table:table-cell office:value-type="float" office:value="0.738412220159058" calcext:value-type="float">
            <text:p>0.738</text:p>
          </table:table-cell>
          <table:table-cell office:value-type="float" office:value="0.835329226315442" calcext:value-type="float">
            <text:p>0.835</text:p>
          </table:table-cell>
          <table:table-cell office:value-type="float" office:value="0.738412220159058" calcext:value-type="float">
            <text:p>0.738</text:p>
          </table:table-cell>
          <table:table-cell office:value-type="float" office:value="66498063300" calcext:value-type="float">
            <text:p>66498063300.000</text:p>
          </table:table-cell>
          <table:table-cell office:value-type="float" office:value="8357999800" calcext:value-type="float">
            <text:p>83579998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771555197421434" calcext:value-type="float">
            <text:p>0.772</text:p>
          </table:table-cell>
          <table:table-cell office:value-type="float" office:value="0.514216936984584" calcext:value-type="float">
            <text:p>0.514</text:p>
          </table:table-cell>
          <table:table-cell office:value-type="float" office:value="0.810881096318723" calcext:value-type="float">
            <text:p>0.811</text:p>
          </table:table-cell>
          <table:table-cell office:value-type="float" office:value="0.771555197421434" calcext:value-type="float">
            <text:p>0.772</text:p>
          </table:table-cell>
          <table:table-cell office:value-type="float" office:value="0.440116661584448" calcext:value-type="float">
            <text:p>0.440</text:p>
          </table:table-cell>
          <table:table-cell office:value-type="float" office:value="0.897902106796724" calcext:value-type="float">
            <text:p>0.898</text:p>
          </table:table-cell>
          <table:table-cell office:value-type="float" office:value="0.771555197421434" calcext:value-type="float">
            <text:p>0.772</text:p>
          </table:table-cell>
          <table:table-cell office:value-type="float" office:value="0.83380717159616" calcext:value-type="float">
            <text:p>0.834</text:p>
          </table:table-cell>
          <table:table-cell office:value-type="float" office:value="0.771555197421434" calcext:value-type="float">
            <text:p>0.772</text:p>
          </table:table-cell>
          <table:table-cell office:value-type="float" office:value="76528154400" calcext:value-type="float">
            <text:p>76528154400.000</text:p>
          </table:table-cell>
          <table:table-cell office:value-type="float" office:value="13312220200" calcext:value-type="float">
            <text:p>133122202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750394142171461" calcext:value-type="float">
            <text:p>0.750</text:p>
          </table:table-cell>
          <table:table-cell office:value-type="float" office:value="0.505085735853703" calcext:value-type="float">
            <text:p>0.505</text:p>
          </table:table-cell>
          <table:table-cell office:value-type="float" office:value="0.799375721640672" calcext:value-type="float">
            <text:p>0.799</text:p>
          </table:table-cell>
          <table:table-cell office:value-type="float" office:value="0.750394142171461" calcext:value-type="float">
            <text:p>0.750</text:p>
          </table:table-cell>
          <table:table-cell office:value-type="float" office:value="0.444393167712755" calcext:value-type="float">
            <text:p>0.444</text:p>
          </table:table-cell>
          <table:table-cell office:value-type="float" office:value="0.902210763737756" calcext:value-type="float">
            <text:p>0.902</text:p>
          </table:table-cell>
          <table:table-cell office:value-type="float" office:value="0.750394142171461" calcext:value-type="float">
            <text:p>0.750</text:p>
          </table:table-cell>
          <table:table-cell office:value-type="float" office:value="0.829459997192316" calcext:value-type="float">
            <text:p>0.829</text:p>
          </table:table-cell>
          <table:table-cell office:value-type="float" office:value="0.750394142171461" calcext:value-type="float">
            <text:p>0.750</text:p>
          </table:table-cell>
          <table:table-cell office:value-type="float" office:value="72584011100" calcext:value-type="float">
            <text:p>72584011100.000</text:p>
          </table:table-cell>
          <table:table-cell office:value-type="float" office:value="10411985200" calcext:value-type="float">
            <text:p>104119852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804523000385384" calcext:value-type="float">
            <text:p>0.805</text:p>
          </table:table-cell>
          <table:table-cell office:value-type="float" office:value="0.530668401775875" calcext:value-type="float">
            <text:p>0.531</text:p>
          </table:table-cell>
          <table:table-cell office:value-type="float" office:value="0.841282372673536" calcext:value-type="float">
            <text:p>0.841</text:p>
          </table:table-cell>
          <table:table-cell office:value-type="float" office:value="0.804523000385384" calcext:value-type="float">
            <text:p>0.805</text:p>
          </table:table-cell>
          <table:table-cell office:value-type="float" office:value="0.468543716738343" calcext:value-type="float">
            <text:p>0.469</text:p>
          </table:table-cell>
          <table:table-cell office:value-type="float" office:value="0.908799813611716" calcext:value-type="float">
            <text:p>0.909</text:p>
          </table:table-cell>
          <table:table-cell office:value-type="float" office:value="0.804523000385384" calcext:value-type="float">
            <text:p>0.805</text:p>
          </table:table-cell>
          <table:table-cell office:value-type="float" office:value="0.839920509237461" calcext:value-type="float">
            <text:p>0.840</text:p>
          </table:table-cell>
          <table:table-cell office:value-type="float" office:value="0.804523000385384" calcext:value-type="float">
            <text:p>0.805</text:p>
          </table:table-cell>
          <table:table-cell office:value-type="float" office:value="74505078500" calcext:value-type="float">
            <text:p>74505078500.000</text:p>
          </table:table-cell>
          <table:table-cell office:value-type="float" office:value="13941996500" calcext:value-type="float">
            <text:p>139419965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80781627719581" calcext:value-type="float">
            <text:p>0.808</text:p>
          </table:table-cell>
          <table:table-cell office:value-type="float" office:value="0.556175130407815" calcext:value-type="float">
            <text:p>0.556</text:p>
          </table:table-cell>
          <table:table-cell office:value-type="float" office:value="0.837118273845857" calcext:value-type="float">
            <text:p>0.837</text:p>
          </table:table-cell>
          <table:table-cell office:value-type="float" office:value="0.80781627719581" calcext:value-type="float">
            <text:p>0.808</text:p>
          </table:table-cell>
          <table:table-cell office:value-type="float" office:value="0.471674980546747" calcext:value-type="float">
            <text:p>0.472</text:p>
          </table:table-cell>
          <table:table-cell office:value-type="float" office:value="0.900974473946531" calcext:value-type="float">
            <text:p>0.901</text:p>
          </table:table-cell>
          <table:table-cell office:value-type="float" office:value="0.80781627719581" calcext:value-type="float">
            <text:p>0.808</text:p>
          </table:table-cell>
          <table:table-cell office:value-type="float" office:value="0.835034105499843" calcext:value-type="float">
            <text:p>0.835</text:p>
          </table:table-cell>
          <table:table-cell office:value-type="float" office:value="0.80781627719581" calcext:value-type="float">
            <text:p>0.808</text:p>
          </table:table-cell>
          <table:table-cell office:value-type="float" office:value="61844958800" calcext:value-type="float">
            <text:p>61844958800.000</text:p>
          </table:table-cell>
          <table:table-cell office:value-type="float" office:value="8138999100" calcext:value-type="float">
            <text:p>81389991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77029394247276" calcext:value-type="float">
            <text:p>0.770</text:p>
          </table:table-cell>
          <table:table-cell office:value-type="float" office:value="0.517443758854684" calcext:value-type="float">
            <text:p>0.517</text:p>
          </table:table-cell>
          <table:table-cell office:value-type="float" office:value="0.809000739969136" calcext:value-type="float">
            <text:p>0.809</text:p>
          </table:table-cell>
          <table:table-cell office:value-type="float" office:value="0.77029394247276" calcext:value-type="float">
            <text:p>0.770</text:p>
          </table:table-cell>
          <table:table-cell office:value-type="float" office:value="0.441450371807482" calcext:value-type="float">
            <text:p>0.441</text:p>
          </table:table-cell>
          <table:table-cell office:value-type="float" office:value="0.896974620186761" calcext:value-type="float">
            <text:p>0.897</text:p>
          </table:table-cell>
          <table:table-cell office:value-type="float" office:value="0.77029394247276" calcext:value-type="float">
            <text:p>0.770</text:p>
          </table:table-cell>
          <table:table-cell office:value-type="float" office:value="0.835055267353543" calcext:value-type="float">
            <text:p>0.835</text:p>
          </table:table-cell>
          <table:table-cell office:value-type="float" office:value="0.77029394247276" calcext:value-type="float">
            <text:p>0.770</text:p>
          </table:table-cell>
          <table:table-cell office:value-type="float" office:value="75281155300" calcext:value-type="float">
            <text:p>75281155300.000</text:p>
          </table:table-cell>
          <table:table-cell office:value-type="float" office:value="11637002700" calcext:value-type="float">
            <text:p>116370027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779122727113478" calcext:value-type="float">
            <text:p>0.779</text:p>
          </table:table-cell>
          <table:table-cell office:value-type="float" office:value="0.530514069282977" calcext:value-type="float">
            <text:p>0.531</text:p>
          </table:table-cell>
          <table:table-cell office:value-type="float" office:value="0.815177707582068" calcext:value-type="float">
            <text:p>0.815</text:p>
          </table:table-cell>
          <table:table-cell office:value-type="float" office:value="0.779122727113478" calcext:value-type="float">
            <text:p>0.779</text:p>
          </table:table-cell>
          <table:table-cell office:value-type="float" office:value="0.450961335247731" calcext:value-type="float">
            <text:p>0.451</text:p>
          </table:table-cell>
          <table:table-cell office:value-type="float" office:value="0.897642888444561" calcext:value-type="float">
            <text:p>0.898</text:p>
          </table:table-cell>
          <table:table-cell office:value-type="float" office:value="0.779122727113478" calcext:value-type="float">
            <text:p>0.779</text:p>
          </table:table-cell>
          <table:table-cell office:value-type="float" office:value="0.840541633518432" calcext:value-type="float">
            <text:p>0.841</text:p>
          </table:table-cell>
          <table:table-cell office:value-type="float" office:value="0.779122727113478" calcext:value-type="float">
            <text:p>0.779</text:p>
          </table:table-cell>
          <table:table-cell office:value-type="float" office:value="58452044700" calcext:value-type="float">
            <text:p>58452044700.000</text:p>
          </table:table-cell>
          <table:table-cell office:value-type="float" office:value="10864999900" calcext:value-type="float">
            <text:p>10864999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775973093227762" calcext:value-type="float">
            <text:p>0.776</text:p>
          </table:table-cell>
          <table:table-cell table:formula="of:=AVERAGE([.C19:.C28])" office:value-type="float" office:value="0.524386345234085" calcext:value-type="float">
            <text:p>0.524</text:p>
          </table:table-cell>
          <table:table-cell table:formula="of:=AVERAGE([.D19:.D28])" office:value-type="float" office:value="0.81510819810759" calcext:value-type="float">
            <text:p>0.815</text:p>
          </table:table-cell>
          <table:table-cell table:formula="of:=AVERAGE([.E19:.E28])" office:value-type="float" office:value="0.775973093227762" calcext:value-type="float">
            <text:p>0.776</text:p>
          </table:table-cell>
          <table:table-cell table:formula="of:=AVERAGE([.F19:.F28])" office:value-type="float" office:value="0.452379933738149" calcext:value-type="float">
            <text:p>0.452</text:p>
          </table:table-cell>
          <table:table-cell table:formula="of:=AVERAGE([.G19:.G28])" office:value-type="float" office:value="0.900497275358751" calcext:value-type="float">
            <text:p>0.900</text:p>
          </table:table-cell>
          <table:table-cell table:formula="of:=AVERAGE([.H19:.H28])" office:value-type="float" office:value="0.775973093227762" calcext:value-type="float">
            <text:p>0.776</text:p>
          </table:table-cell>
          <table:table-cell table:formula="of:=AVERAGE([.I19:.I28])" office:value-type="float" office:value="0.835354455288229" calcext:value-type="float">
            <text:p>0.835</text:p>
          </table:table-cell>
          <table:table-cell table:formula="of:=AVERAGE([.J19:.J28])" office:value-type="float" office:value="0.775973093227762" calcext:value-type="float">
            <text:p>0.776</text:p>
          </table:table-cell>
          <table:table-cell table:formula="of:=AVERAGE([.K19:.K28])" office:value-type="float" office:value="63148466080" calcext:value-type="float">
            <text:p>63148466080.000</text:p>
          </table:table-cell>
          <table:table-cell table:formula="of:=AVERAGE([.L19:.L28])" office:value-type="float" office:value="10086120380" calcext:value-type="float">
            <text:p>10086120380.000</text:p>
          </table:table-cell>
          <table:table-cell table:formula="of:=AVERAGE([.M19:.M28])" office:value-type="float" office:value="14184" calcext:value-type="float">
            <text:p>14184.000</text:p>
          </table:table-cell>
          <table:table-cell table:formula="of:=AVERAGE([.N19:.N28])"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63.14846608" calcext:value-type="float">
            <text:p>63.148</text:p>
          </table:table-cell>
          <table:table-cell table:formula="of:=([.L30]/1000000000)" office:value-type="float" office:value="10.08612038" calcext:value-type="float">
            <text:p>10.08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781393479369889" calcext:value-type="float">
            <text:p>0.781</text:p>
          </table:table-cell>
          <table:table-cell office:value-type="float" office:value="0.504875315639531" calcext:value-type="float">
            <text:p>0.505</text:p>
          </table:table-cell>
          <table:table-cell office:value-type="float" office:value="0.821292163505068" calcext:value-type="float">
            <text:p>0.821</text:p>
          </table:table-cell>
          <table:table-cell office:value-type="float" office:value="0.781393479369889" calcext:value-type="float">
            <text:p>0.781</text:p>
          </table:table-cell>
          <table:table-cell office:value-type="float" office:value="0.429019393681996" calcext:value-type="float">
            <text:p>0.429</text:p>
          </table:table-cell>
          <table:table-cell office:value-type="float" office:value="0.907258167783814" calcext:value-type="float">
            <text:p>0.907</text:p>
          </table:table-cell>
          <table:table-cell office:value-type="float" office:value="0.781393479369889" calcext:value-type="float">
            <text:p>0.781</text:p>
          </table:table-cell>
          <table:table-cell office:value-type="float" office:value="0.835531772255051" calcext:value-type="float">
            <text:p>0.836</text:p>
          </table:table-cell>
          <table:table-cell office:value-type="float" office:value="0.781393479369889" calcext:value-type="float">
            <text:p>0.781</text:p>
          </table:table-cell>
          <table:table-cell office:value-type="float" office:value="47214001200" calcext:value-type="float">
            <text:p>47214001200.000</text:p>
          </table:table-cell>
          <table:table-cell office:value-type="float" office:value="8674001000" calcext:value-type="float">
            <text:p>8674001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744106234637563" calcext:value-type="float">
            <text:p>0.744</text:p>
          </table:table-cell>
          <table:table-cell office:value-type="float" office:value="0.470691621789623" calcext:value-type="float">
            <text:p>0.471</text:p>
          </table:table-cell>
          <table:table-cell office:value-type="float" office:value="0.794176301962866" calcext:value-type="float">
            <text:p>0.794</text:p>
          </table:table-cell>
          <table:table-cell office:value-type="float" office:value="0.744106234637562" calcext:value-type="float">
            <text:p>0.744</text:p>
          </table:table-cell>
          <table:table-cell office:value-type="float" office:value="0.405495460830574" calcext:value-type="float">
            <text:p>0.405</text:p>
          </table:table-cell>
          <table:table-cell office:value-type="float" office:value="0.905731045104043" calcext:value-type="float">
            <text:p>0.906</text:p>
          </table:table-cell>
          <table:table-cell office:value-type="float" office:value="0.744106234637562" calcext:value-type="float">
            <text:p>0.744</text:p>
          </table:table-cell>
          <table:table-cell office:value-type="float" office:value="0.836467941003111" calcext:value-type="float">
            <text:p>0.836</text:p>
          </table:table-cell>
          <table:table-cell office:value-type="float" office:value="0.744106234637562" calcext:value-type="float">
            <text:p>0.744</text:p>
          </table:table-cell>
          <table:table-cell office:value-type="float" office:value="47097435900" calcext:value-type="float">
            <text:p>47097435900.000</text:p>
          </table:table-cell>
          <table:table-cell office:value-type="float" office:value="8706986600" calcext:value-type="float">
            <text:p>8706986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771839782336482" calcext:value-type="float">
            <text:p>0.772</text:p>
          </table:table-cell>
          <table:table-cell office:value-type="float" office:value="0.506989820676618" calcext:value-type="float">
            <text:p>0.507</text:p>
          </table:table-cell>
          <table:table-cell office:value-type="float" office:value="0.814831104071501" calcext:value-type="float">
            <text:p>0.815</text:p>
          </table:table-cell>
          <table:table-cell office:value-type="float" office:value="0.771839782336482" calcext:value-type="float">
            <text:p>0.772</text:p>
          </table:table-cell>
          <table:table-cell office:value-type="float" office:value="0.433505931922729" calcext:value-type="float">
            <text:p>0.434</text:p>
          </table:table-cell>
          <table:table-cell office:value-type="float" office:value="0.906937893989291" calcext:value-type="float">
            <text:p>0.907</text:p>
          </table:table-cell>
          <table:table-cell office:value-type="float" office:value="0.771839782336482" calcext:value-type="float">
            <text:p>0.772</text:p>
          </table:table-cell>
          <table:table-cell office:value-type="float" office:value="0.833665065454198" calcext:value-type="float">
            <text:p>0.834</text:p>
          </table:table-cell>
          <table:table-cell office:value-type="float" office:value="0.771839782336482" calcext:value-type="float">
            <text:p>0.772</text:p>
          </table:table-cell>
          <table:table-cell office:value-type="float" office:value="47080966600" calcext:value-type="float">
            <text:p>47080966600.000</text:p>
          </table:table-cell>
          <table:table-cell office:value-type="float" office:value="9236998100" calcext:value-type="float">
            <text:p>92369981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78553650656237" calcext:value-type="float">
            <text:p>0.786</text:p>
          </table:table-cell>
          <table:table-cell office:value-type="float" office:value="0.498324073691811" calcext:value-type="float">
            <text:p>0.498</text:p>
          </table:table-cell>
          <table:table-cell office:value-type="float" office:value="0.829194368396692" calcext:value-type="float">
            <text:p>0.829</text:p>
          </table:table-cell>
          <table:table-cell office:value-type="float" office:value="0.78553650656237" calcext:value-type="float">
            <text:p>0.786</text:p>
          </table:table-cell>
          <table:table-cell office:value-type="float" office:value="0.434390883046525" calcext:value-type="float">
            <text:p>0.434</text:p>
          </table:table-cell>
          <table:table-cell office:value-type="float" office:value="0.911358983149219" calcext:value-type="float">
            <text:p>0.911</text:p>
          </table:table-cell>
          <table:table-cell office:value-type="float" office:value="0.78553650656237" calcext:value-type="float">
            <text:p>0.786</text:p>
          </table:table-cell>
          <table:table-cell office:value-type="float" office:value="0.829451338839183" calcext:value-type="float">
            <text:p>0.829</text:p>
          </table:table-cell>
          <table:table-cell office:value-type="float" office:value="0.78553650656237" calcext:value-type="float">
            <text:p>0.786</text:p>
          </table:table-cell>
          <table:table-cell office:value-type="float" office:value="55258998800" calcext:value-type="float">
            <text:p>55258998800.000</text:p>
          </table:table-cell>
          <table:table-cell office:value-type="float" office:value="14159006900" calcext:value-type="float">
            <text:p>141590069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786417672793606" calcext:value-type="float">
            <text:p>0.786</text:p>
          </table:table-cell>
          <table:table-cell office:value-type="float" office:value="0.510659874925077" calcext:value-type="float">
            <text:p>0.511</text:p>
          </table:table-cell>
          <table:table-cell office:value-type="float" office:value="0.825269918337597" calcext:value-type="float">
            <text:p>0.825</text:p>
          </table:table-cell>
          <table:table-cell office:value-type="float" office:value="0.786417672793606" calcext:value-type="float">
            <text:p>0.786</text:p>
          </table:table-cell>
          <table:table-cell office:value-type="float" office:value="0.433731286199584" calcext:value-type="float">
            <text:p>0.434</text:p>
          </table:table-cell>
          <table:table-cell office:value-type="float" office:value="0.908630966533071" calcext:value-type="float">
            <text:p>0.909</text:p>
          </table:table-cell>
          <table:table-cell office:value-type="float" office:value="0.786417672793606" calcext:value-type="float">
            <text:p>0.786</text:p>
          </table:table-cell>
          <table:table-cell office:value-type="float" office:value="0.840145168336393" calcext:value-type="float">
            <text:p>0.840</text:p>
          </table:table-cell>
          <table:table-cell office:value-type="float" office:value="0.786417672793606" calcext:value-type="float">
            <text:p>0.786</text:p>
          </table:table-cell>
          <table:table-cell office:value-type="float" office:value="47693950400" calcext:value-type="float">
            <text:p>47693950400.000</text:p>
          </table:table-cell>
          <table:table-cell office:value-type="float" office:value="8777144000" calcext:value-type="float">
            <text:p>8777144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804628441572495" calcext:value-type="float">
            <text:p>0.805</text:p>
          </table:table-cell>
          <table:table-cell office:value-type="float" office:value="0.520220062779455" calcext:value-type="float">
            <text:p>0.520</text:p>
          </table:table-cell>
          <table:table-cell office:value-type="float" office:value="0.839090475994828" calcext:value-type="float">
            <text:p>0.839</text:p>
          </table:table-cell>
          <table:table-cell office:value-type="float" office:value="0.804628441572495" calcext:value-type="float">
            <text:p>0.805</text:p>
          </table:table-cell>
          <table:table-cell office:value-type="float" office:value="0.444704427962359" calcext:value-type="float">
            <text:p>0.445</text:p>
          </table:table-cell>
          <table:table-cell office:value-type="float" office:value="0.907580954846848" calcext:value-type="float">
            <text:p>0.908</text:p>
          </table:table-cell>
          <table:table-cell office:value-type="float" office:value="0.804628441572495" calcext:value-type="float">
            <text:p>0.805</text:p>
          </table:table-cell>
          <table:table-cell office:value-type="float" office:value="0.82425325968003" calcext:value-type="float">
            <text:p>0.824</text:p>
          </table:table-cell>
          <table:table-cell office:value-type="float" office:value="0.804628441572495" calcext:value-type="float">
            <text:p>0.805</text:p>
          </table:table-cell>
          <table:table-cell office:value-type="float" office:value="48608199200" calcext:value-type="float">
            <text:p>48608199200.000</text:p>
          </table:table-cell>
          <table:table-cell office:value-type="float" office:value="8486999700" calcext:value-type="float">
            <text:p>84869997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757169137539227" calcext:value-type="float">
            <text:p>0.757</text:p>
          </table:table-cell>
          <table:table-cell office:value-type="float" office:value="0.475878652681162" calcext:value-type="float">
            <text:p>0.476</text:p>
          </table:table-cell>
          <table:table-cell office:value-type="float" office:value="0.804049722368632" calcext:value-type="float">
            <text:p>0.804</text:p>
          </table:table-cell>
          <table:table-cell office:value-type="float" office:value="0.757169137539227" calcext:value-type="float">
            <text:p>0.757</text:p>
          </table:table-cell>
          <table:table-cell office:value-type="float" office:value="0.409144426037332" calcext:value-type="float">
            <text:p>0.409</text:p>
          </table:table-cell>
          <table:table-cell office:value-type="float" office:value="0.904475072846323" calcext:value-type="float">
            <text:p>0.904</text:p>
          </table:table-cell>
          <table:table-cell office:value-type="float" office:value="0.757169137539227" calcext:value-type="float">
            <text:p>0.757</text:p>
          </table:table-cell>
          <table:table-cell office:value-type="float" office:value="0.820219200871585" calcext:value-type="float">
            <text:p>0.820</text:p>
          </table:table-cell>
          <table:table-cell office:value-type="float" office:value="0.757169137539227" calcext:value-type="float">
            <text:p>0.757</text:p>
          </table:table-cell>
          <table:table-cell office:value-type="float" office:value="48062009000" calcext:value-type="float">
            <text:p>48062009000.000</text:p>
          </table:table-cell>
          <table:table-cell office:value-type="float" office:value="8560994000" calcext:value-type="float">
            <text:p>8560994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812172461236415" calcext:value-type="float">
            <text:p>0.812</text:p>
          </table:table-cell>
          <table:table-cell office:value-type="float" office:value="0.539291317409993" calcext:value-type="float">
            <text:p>0.539</text:p>
          </table:table-cell>
          <table:table-cell office:value-type="float" office:value="0.843761157337601" calcext:value-type="float">
            <text:p>0.844</text:p>
          </table:table-cell>
          <table:table-cell office:value-type="float" office:value="0.812172461236415" calcext:value-type="float">
            <text:p>0.812</text:p>
          </table:table-cell>
          <table:table-cell office:value-type="float" office:value="0.457247022461875" calcext:value-type="float">
            <text:p>0.457</text:p>
          </table:table-cell>
          <table:table-cell office:value-type="float" office:value="0.909380668352869" calcext:value-type="float">
            <text:p>0.909</text:p>
          </table:table-cell>
          <table:table-cell office:value-type="float" office:value="0.812172461236415" calcext:value-type="float">
            <text:p>0.812</text:p>
          </table:table-cell>
          <table:table-cell office:value-type="float" office:value="0.836386386845707" calcext:value-type="float">
            <text:p>0.836</text:p>
          </table:table-cell>
          <table:table-cell office:value-type="float" office:value="0.812172461236415" calcext:value-type="float">
            <text:p>0.812</text:p>
          </table:table-cell>
          <table:table-cell office:value-type="float" office:value="46888993200" calcext:value-type="float">
            <text:p>46888993200.000</text:p>
          </table:table-cell>
          <table:table-cell office:value-type="float" office:value="8562987200" calcext:value-type="float">
            <text:p>85629872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770278417610957" calcext:value-type="float">
            <text:p>0.770</text:p>
          </table:table-cell>
          <table:table-cell office:value-type="float" office:value="0.496454831103746" calcext:value-type="float">
            <text:p>0.496</text:p>
          </table:table-cell>
          <table:table-cell office:value-type="float" office:value="0.813418654546375" calcext:value-type="float">
            <text:p>0.813</text:p>
          </table:table-cell>
          <table:table-cell office:value-type="float" office:value="0.770278417610957" calcext:value-type="float">
            <text:p>0.770</text:p>
          </table:table-cell>
          <table:table-cell office:value-type="float" office:value="0.424081464909225" calcext:value-type="float">
            <text:p>0.424</text:p>
          </table:table-cell>
          <table:table-cell office:value-type="float" office:value="0.905494206348605" calcext:value-type="float">
            <text:p>0.905</text:p>
          </table:table-cell>
          <table:table-cell office:value-type="float" office:value="0.770278417610957" calcext:value-type="float">
            <text:p>0.770</text:p>
          </table:table-cell>
          <table:table-cell office:value-type="float" office:value="0.836114047508" calcext:value-type="float">
            <text:p>0.836</text:p>
          </table:table-cell>
          <table:table-cell office:value-type="float" office:value="0.770278417610957" calcext:value-type="float">
            <text:p>0.770</text:p>
          </table:table-cell>
          <table:table-cell office:value-type="float" office:value="46992002100" calcext:value-type="float">
            <text:p>46992002100.000</text:p>
          </table:table-cell>
          <table:table-cell office:value-type="float" office:value="8478998600" calcext:value-type="float">
            <text:p>8478998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825281741308145" calcext:value-type="float">
            <text:p>0.825</text:p>
          </table:table-cell>
          <table:table-cell office:value-type="float" office:value="0.54321007118022" calcext:value-type="float">
            <text:p>0.543</text:p>
          </table:table-cell>
          <table:table-cell office:value-type="float" office:value="0.857881996100322" calcext:value-type="float">
            <text:p>0.858</text:p>
          </table:table-cell>
          <table:table-cell office:value-type="float" office:value="0.825281741308145" calcext:value-type="float">
            <text:p>0.825</text:p>
          </table:table-cell>
          <table:table-cell office:value-type="float" office:value="0.472724087335208" calcext:value-type="float">
            <text:p>0.473</text:p>
          </table:table-cell>
          <table:table-cell office:value-type="float" office:value="0.915571267725063" calcext:value-type="float">
            <text:p>0.916</text:p>
          </table:table-cell>
          <table:table-cell office:value-type="float" office:value="0.825281741308145" calcext:value-type="float">
            <text:p>0.825</text:p>
          </table:table-cell>
          <table:table-cell office:value-type="float" office:value="0.837638174625583" calcext:value-type="float">
            <text:p>0.838</text:p>
          </table:table-cell>
          <table:table-cell office:value-type="float" office:value="0.825281741308145" calcext:value-type="float">
            <text:p>0.825</text:p>
          </table:table-cell>
          <table:table-cell office:value-type="float" office:value="46434966600" calcext:value-type="float">
            <text:p>46434966600.000</text:p>
          </table:table-cell>
          <table:table-cell office:value-type="float" office:value="8507013100" calcext:value-type="float">
            <text:p>85070131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783882387496715" calcext:value-type="float">
            <text:p>0.784</text:p>
          </table:table-cell>
          <table:table-cell table:formula="of:=AVERAGE([.C36:.C45])" office:value-type="float" office:value="0.506659564187723" calcext:value-type="float">
            <text:p>0.507</text:p>
          </table:table-cell>
          <table:table-cell table:formula="of:=AVERAGE([.D36:.D45])" office:value-type="float" office:value="0.824296586262148" calcext:value-type="float">
            <text:p>0.824</text:p>
          </table:table-cell>
          <table:table-cell table:formula="of:=AVERAGE([.E36:.E45])" office:value-type="float" office:value="0.783882387496715" calcext:value-type="float">
            <text:p>0.784</text:p>
          </table:table-cell>
          <table:table-cell table:formula="of:=AVERAGE([.F36:.F45])" office:value-type="float" office:value="0.434404438438741" calcext:value-type="float">
            <text:p>0.434</text:p>
          </table:table-cell>
          <table:table-cell table:formula="of:=AVERAGE([.G36:.G45])" office:value-type="float" office:value="0.908241922667914" calcext:value-type="float">
            <text:p>0.908</text:p>
          </table:table-cell>
          <table:table-cell table:formula="of:=AVERAGE([.H36:.H45])" office:value-type="float" office:value="0.783882387496715" calcext:value-type="float">
            <text:p>0.784</text:p>
          </table:table-cell>
          <table:table-cell table:formula="of:=AVERAGE([.I36:.I45])" office:value-type="float" office:value="0.832987235541884" calcext:value-type="float">
            <text:p>0.833</text:p>
          </table:table-cell>
          <table:table-cell table:formula="of:=AVERAGE([.J36:.J45])" office:value-type="float" office:value="0.783882387496715" calcext:value-type="float">
            <text:p>0.784</text:p>
          </table:table-cell>
          <table:table-cell table:formula="of:=AVERAGE([.K36:.K45])" office:value-type="float" office:value="48133152300" calcext:value-type="float">
            <text:p>48133152300.000</text:p>
          </table:table-cell>
          <table:table-cell table:formula="of:=AVERAGE([.L36:.L45])" office:value-type="float" office:value="9215112920" calcext:value-type="float">
            <text:p>9215112920.000</text:p>
          </table:table-cell>
          <table:table-cell table:formula="of:=AVERAGE([.M36:.M45])" office:value-type="float" office:value="14616" calcext:value-type="float">
            <text:p>14616.000</text:p>
          </table:table-cell>
          <table:table-cell table:formula="of:=AVERAGE([.N36:.N45])"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48.1331523" calcext:value-type="float">
            <text:p>48.133</text:p>
          </table:table-cell>
          <table:table-cell table:formula="of:=([.L47]/1000000000)" office:value-type="float" office:value="9.21511292" calcext:value-type="float">
            <text:p>9.21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780478123590438" calcext:value-type="float">
            <text:p>0.780</text:p>
          </table:table-cell>
          <table:table-cell office:value-type="float" office:value="0.481084142446424" calcext:value-type="float">
            <text:p>0.481</text:p>
          </table:table-cell>
          <table:table-cell office:value-type="float" office:value="0.822805232679977" calcext:value-type="float">
            <text:p>0.823</text:p>
          </table:table-cell>
          <table:table-cell office:value-type="float" office:value="0.780478123590438" calcext:value-type="float">
            <text:p>0.780</text:p>
          </table:table-cell>
          <table:table-cell office:value-type="float" office:value="0.412299231314981" calcext:value-type="float">
            <text:p>0.412</text:p>
          </table:table-cell>
          <table:table-cell office:value-type="float" office:value="0.908184052052602" calcext:value-type="float">
            <text:p>0.908</text:p>
          </table:table-cell>
          <table:table-cell office:value-type="float" office:value="0.780478123590438" calcext:value-type="float">
            <text:p>0.780</text:p>
          </table:table-cell>
          <table:table-cell office:value-type="float" office:value="0.828672074363016" calcext:value-type="float">
            <text:p>0.829</text:p>
          </table:table-cell>
          <table:table-cell office:value-type="float" office:value="0.780478123590438" calcext:value-type="float">
            <text:p>0.780</text:p>
          </table:table-cell>
          <table:table-cell office:value-type="float" office:value="44271996600" calcext:value-type="float">
            <text:p>44271996600.000</text:p>
          </table:table-cell>
          <table:table-cell office:value-type="float" office:value="7328999700" calcext:value-type="float">
            <text:p>73289997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799711321605773" calcext:value-type="float">
            <text:p>0.800</text:p>
          </table:table-cell>
          <table:table-cell office:value-type="float" office:value="0.485828681113338" calcext:value-type="float">
            <text:p>0.486</text:p>
          </table:table-cell>
          <table:table-cell office:value-type="float" office:value="0.838372929636625" calcext:value-type="float">
            <text:p>0.838</text:p>
          </table:table-cell>
          <table:table-cell office:value-type="float" office:value="0.799711321605774" calcext:value-type="float">
            <text:p>0.800</text:p>
          </table:table-cell>
          <table:table-cell office:value-type="float" office:value="0.419374777232469" calcext:value-type="float">
            <text:p>0.419</text:p>
          </table:table-cell>
          <table:table-cell office:value-type="float" office:value="0.911630569685292" calcext:value-type="float">
            <text:p>0.912</text:p>
          </table:table-cell>
          <table:table-cell office:value-type="float" office:value="0.799711321605774" calcext:value-type="float">
            <text:p>0.800</text:p>
          </table:table-cell>
          <table:table-cell office:value-type="float" office:value="0.829593433688117" calcext:value-type="float">
            <text:p>0.830</text:p>
          </table:table-cell>
          <table:table-cell office:value-type="float" office:value="0.799711321605774" calcext:value-type="float">
            <text:p>0.800</text:p>
          </table:table-cell>
          <table:table-cell office:value-type="float" office:value="43840977400" calcext:value-type="float">
            <text:p>43840977400.000</text:p>
          </table:table-cell>
          <table:table-cell office:value-type="float" office:value="7393990100" calcext:value-type="float">
            <text:p>73939901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692792061344159" calcext:value-type="float">
            <text:p>0.693</text:p>
          </table:table-cell>
          <table:table-cell office:value-type="float" office:value="0.416366042743304" calcext:value-type="float">
            <text:p>0.416</text:p>
          </table:table-cell>
          <table:table-cell office:value-type="float" office:value="0.754996674874668" calcext:value-type="float">
            <text:p>0.755</text:p>
          </table:table-cell>
          <table:table-cell office:value-type="float" office:value="0.692792061344159" calcext:value-type="float">
            <text:p>0.693</text:p>
          </table:table-cell>
          <table:table-cell office:value-type="float" office:value="0.367695448587459" calcext:value-type="float">
            <text:p>0.368</text:p>
          </table:table-cell>
          <table:table-cell office:value-type="float" office:value="0.903455758163459" calcext:value-type="float">
            <text:p>0.903</text:p>
          </table:table-cell>
          <table:table-cell office:value-type="float" office:value="0.692792061344159" calcext:value-type="float">
            <text:p>0.693</text:p>
          </table:table-cell>
          <table:table-cell office:value-type="float" office:value="0.820236441469783" calcext:value-type="float">
            <text:p>0.820</text:p>
          </table:table-cell>
          <table:table-cell office:value-type="float" office:value="0.692792061344159" calcext:value-type="float">
            <text:p>0.693</text:p>
          </table:table-cell>
          <table:table-cell office:value-type="float" office:value="45138503200" calcext:value-type="float">
            <text:p>45138503200.000</text:p>
          </table:table-cell>
          <table:table-cell office:value-type="float" office:value="7428991200" calcext:value-type="float">
            <text:p>74289912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753955796120884" calcext:value-type="float">
            <text:p>0.754</text:p>
          </table:table-cell>
          <table:table-cell office:value-type="float" office:value="0.459545648019265" calcext:value-type="float">
            <text:p>0.460</text:p>
          </table:table-cell>
          <table:table-cell office:value-type="float" office:value="0.802576311968371" calcext:value-type="float">
            <text:p>0.803</text:p>
          </table:table-cell>
          <table:table-cell office:value-type="float" office:value="0.753955796120884" calcext:value-type="float">
            <text:p>0.754</text:p>
          </table:table-cell>
          <table:table-cell office:value-type="float" office:value="0.396339782524083" calcext:value-type="float">
            <text:p>0.396</text:p>
          </table:table-cell>
          <table:table-cell office:value-type="float" office:value="0.906225144722038" calcext:value-type="float">
            <text:p>0.906</text:p>
          </table:table-cell>
          <table:table-cell office:value-type="float" office:value="0.753955796120884" calcext:value-type="float">
            <text:p>0.754</text:p>
          </table:table-cell>
          <table:table-cell office:value-type="float" office:value="0.824061240526509" calcext:value-type="float">
            <text:p>0.824</text:p>
          </table:table-cell>
          <table:table-cell office:value-type="float" office:value="0.753955796120884" calcext:value-type="float">
            <text:p>0.754</text:p>
          </table:table-cell>
          <table:table-cell office:value-type="float" office:value="45316978700" calcext:value-type="float">
            <text:p>45316978700.000</text:p>
          </table:table-cell>
          <table:table-cell office:value-type="float" office:value="7435524200" calcext:value-type="float">
            <text:p>74355242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783761840324763" calcext:value-type="float">
            <text:p>0.784</text:p>
          </table:table-cell>
          <table:table-cell office:value-type="float" office:value="0.46986677371033" calcext:value-type="float">
            <text:p>0.470</text:p>
          </table:table-cell>
          <table:table-cell office:value-type="float" office:value="0.827689037866147" calcext:value-type="float">
            <text:p>0.828</text:p>
          </table:table-cell>
          <table:table-cell office:value-type="float" office:value="0.783761840324763" calcext:value-type="float">
            <text:p>0.784</text:p>
          </table:table-cell>
          <table:table-cell office:value-type="float" office:value="0.409310459667822" calcext:value-type="float">
            <text:p>0.409</text:p>
          </table:table-cell>
          <table:table-cell office:value-type="float" office:value="0.911009575866127" calcext:value-type="float">
            <text:p>0.911</text:p>
          </table:table-cell>
          <table:table-cell office:value-type="float" office:value="0.783761840324763" calcext:value-type="float">
            <text:p>0.784</text:p>
          </table:table-cell>
          <table:table-cell office:value-type="float" office:value="0.821802111917685" calcext:value-type="float">
            <text:p>0.822</text:p>
          </table:table-cell>
          <table:table-cell office:value-type="float" office:value="0.783761840324763" calcext:value-type="float">
            <text:p>0.784</text:p>
          </table:table-cell>
          <table:table-cell office:value-type="float" office:value="44568957800" calcext:value-type="float">
            <text:p>44568957800.000</text:p>
          </table:table-cell>
          <table:table-cell office:value-type="float" office:value="7674999300" calcext:value-type="float">
            <text:p>76749993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795287240184758" calcext:value-type="float">
            <text:p>0.795</text:p>
          </table:table-cell>
          <table:table-cell office:value-type="float" office:value="0.482645690695773" calcext:value-type="float">
            <text:p>0.483</text:p>
          </table:table-cell>
          <table:table-cell office:value-type="float" office:value="0.835017485647293" calcext:value-type="float">
            <text:p>0.835</text:p>
          </table:table-cell>
          <table:table-cell office:value-type="float" office:value="0.795287240184758" calcext:value-type="float">
            <text:p>0.795</text:p>
          </table:table-cell>
          <table:table-cell office:value-type="float" office:value="0.41636963510992" calcext:value-type="float">
            <text:p>0.416</text:p>
          </table:table-cell>
          <table:table-cell office:value-type="float" office:value="0.911205904227987" calcext:value-type="float">
            <text:p>0.911</text:p>
          </table:table-cell>
          <table:table-cell office:value-type="float" office:value="0.795287240184758" calcext:value-type="float">
            <text:p>0.795</text:p>
          </table:table-cell>
          <table:table-cell office:value-type="float" office:value="0.828274585513035" calcext:value-type="float">
            <text:p>0.828</text:p>
          </table:table-cell>
          <table:table-cell office:value-type="float" office:value="0.795287240184758" calcext:value-type="float">
            <text:p>0.795</text:p>
          </table:table-cell>
          <table:table-cell office:value-type="float" office:value="43326956500" calcext:value-type="float">
            <text:p>43326956500.000</text:p>
          </table:table-cell>
          <table:table-cell office:value-type="float" office:value="7317000400" calcext:value-type="float">
            <text:p>73170004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741970987297921" calcext:value-type="float">
            <text:p>0.742</text:p>
          </table:table-cell>
          <table:table-cell office:value-type="float" office:value="0.441878175638054" calcext:value-type="float">
            <text:p>0.442</text:p>
          </table:table-cell>
          <table:table-cell office:value-type="float" office:value="0.794886951768281" calcext:value-type="float">
            <text:p>0.795</text:p>
          </table:table-cell>
          <table:table-cell office:value-type="float" office:value="0.741970987297921" calcext:value-type="float">
            <text:p>0.742</text:p>
          </table:table-cell>
          <table:table-cell office:value-type="float" office:value="0.384878005666018" calcext:value-type="float">
            <text:p>0.385</text:p>
          </table:table-cell>
          <table:table-cell office:value-type="float" office:value="0.906034044065257" calcext:value-type="float">
            <text:p>0.906</text:p>
          </table:table-cell>
          <table:table-cell office:value-type="float" office:value="0.741970987297921" calcext:value-type="float">
            <text:p>0.742</text:p>
          </table:table-cell>
          <table:table-cell office:value-type="float" office:value="0.824982745079709" calcext:value-type="float">
            <text:p>0.825</text:p>
          </table:table-cell>
          <table:table-cell office:value-type="float" office:value="0.741970987297921" calcext:value-type="float">
            <text:p>0.742</text:p>
          </table:table-cell>
          <table:table-cell office:value-type="float" office:value="43535941600" calcext:value-type="float">
            <text:p>43535941600.000</text:p>
          </table:table-cell>
          <table:table-cell office:value-type="float" office:value="7765001100" calcext:value-type="float">
            <text:p>77650011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793374711316397" calcext:value-type="float">
            <text:p>0.793</text:p>
          </table:table-cell>
          <table:table-cell office:value-type="float" office:value="0.480886129948051" calcext:value-type="float">
            <text:p>0.481</text:p>
          </table:table-cell>
          <table:table-cell office:value-type="float" office:value="0.836672306005692" calcext:value-type="float">
            <text:p>0.837</text:p>
          </table:table-cell>
          <table:table-cell office:value-type="float" office:value="0.793374711316397" calcext:value-type="float">
            <text:p>0.793</text:p>
          </table:table-cell>
          <table:table-cell office:value-type="float" office:value="0.424559909395525" calcext:value-type="float">
            <text:p>0.425</text:p>
          </table:table-cell>
          <table:table-cell office:value-type="float" office:value="0.912275793541967" calcext:value-type="float">
            <text:p>0.912</text:p>
          </table:table-cell>
          <table:table-cell office:value-type="float" office:value="0.793374711316397" calcext:value-type="float">
            <text:p>0.793</text:p>
          </table:table-cell>
          <table:table-cell office:value-type="float" office:value="0.822068221586194" calcext:value-type="float">
            <text:p>0.822</text:p>
          </table:table-cell>
          <table:table-cell office:value-type="float" office:value="0.793374711316397" calcext:value-type="float">
            <text:p>0.793</text:p>
          </table:table-cell>
          <table:table-cell office:value-type="float" office:value="45008997400" calcext:value-type="float">
            <text:p>45008997400.000</text:p>
          </table:table-cell>
          <table:table-cell office:value-type="float" office:value="7413993200" calcext:value-type="float">
            <text:p>74139932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776757361431871" calcext:value-type="float">
            <text:p>0.777</text:p>
          </table:table-cell>
          <table:table-cell office:value-type="float" office:value="0.465403237295378" calcext:value-type="float">
            <text:p>0.465</text:p>
          </table:table-cell>
          <table:table-cell office:value-type="float" office:value="0.824344598656661" calcext:value-type="float">
            <text:p>0.824</text:p>
          </table:table-cell>
          <table:table-cell office:value-type="float" office:value="0.776757361431871" calcext:value-type="float">
            <text:p>0.777</text:p>
          </table:table-cell>
          <table:table-cell office:value-type="float" office:value="0.410156791569936" calcext:value-type="float">
            <text:p>0.410</text:p>
          </table:table-cell>
          <table:table-cell office:value-type="float" office:value="0.912766049827811" calcext:value-type="float">
            <text:p>0.913</text:p>
          </table:table-cell>
          <table:table-cell office:value-type="float" office:value="0.776757361431871" calcext:value-type="float">
            <text:p>0.777</text:p>
          </table:table-cell>
          <table:table-cell office:value-type="float" office:value="0.822867007254214" calcext:value-type="float">
            <text:p>0.823</text:p>
          </table:table-cell>
          <table:table-cell office:value-type="float" office:value="0.776757361431871" calcext:value-type="float">
            <text:p>0.777</text:p>
          </table:table-cell>
          <table:table-cell office:value-type="float" office:value="43328005700" calcext:value-type="float">
            <text:p>43328005700.000</text:p>
          </table:table-cell>
          <table:table-cell office:value-type="float" office:value="7328001200" calcext:value-type="float">
            <text:p>73280012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778958573903002" calcext:value-type="float">
            <text:p>0.779</text:p>
          </table:table-cell>
          <table:table-cell office:value-type="float" office:value="0.467833141399152" calcext:value-type="float">
            <text:p>0.468</text:p>
          </table:table-cell>
          <table:table-cell office:value-type="float" office:value="0.824942490642765" calcext:value-type="float">
            <text:p>0.825</text:p>
          </table:table-cell>
          <table:table-cell office:value-type="float" office:value="0.778958573903002" calcext:value-type="float">
            <text:p>0.779</text:p>
          </table:table-cell>
          <table:table-cell office:value-type="float" office:value="0.409201760698272" calcext:value-type="float">
            <text:p>0.409</text:p>
          </table:table-cell>
          <table:table-cell office:value-type="float" office:value="0.911700801751807" calcext:value-type="float">
            <text:p>0.912</text:p>
          </table:table-cell>
          <table:table-cell office:value-type="float" office:value="0.778958573903002" calcext:value-type="float">
            <text:p>0.779</text:p>
          </table:table-cell>
          <table:table-cell office:value-type="float" office:value="0.831037913113704" calcext:value-type="float">
            <text:p>0.831</text:p>
          </table:table-cell>
          <table:table-cell office:value-type="float" office:value="0.778958573903002" calcext:value-type="float">
            <text:p>0.779</text:p>
          </table:table-cell>
          <table:table-cell office:value-type="float" office:value="44511053100" calcext:value-type="float">
            <text:p>44511053100.000</text:p>
          </table:table-cell>
          <table:table-cell office:value-type="float" office:value="7352067300" calcext:value-type="float">
            <text:p>7352067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769704801711996" calcext:value-type="float">
            <text:p>0.770</text:p>
          </table:table-cell>
          <table:table-cell table:formula="of:=AVERAGE([.C53:.C62])" office:value-type="float" office:value="0.465133766300907" calcext:value-type="float">
            <text:p>0.465</text:p>
          </table:table-cell>
          <table:table-cell table:formula="of:=AVERAGE([.D53:.D62])" office:value-type="float" office:value="0.816230401974648" calcext:value-type="float">
            <text:p>0.816</text:p>
          </table:table-cell>
          <table:table-cell table:formula="of:=AVERAGE([.E53:.E62])" office:value-type="float" office:value="0.769704801711997" calcext:value-type="float">
            <text:p>0.770</text:p>
          </table:table-cell>
          <table:table-cell table:formula="of:=AVERAGE([.F53:.F62])" office:value-type="float" office:value="0.405018580176648" calcext:value-type="float">
            <text:p>0.405</text:p>
          </table:table-cell>
          <table:table-cell table:formula="of:=AVERAGE([.G53:.G62])" office:value-type="float" office:value="0.909448769390435" calcext:value-type="float">
            <text:p>0.909</text:p>
          </table:table-cell>
          <table:table-cell table:formula="of:=AVERAGE([.H53:.H62])" office:value-type="float" office:value="0.769704801711997" calcext:value-type="float">
            <text:p>0.770</text:p>
          </table:table-cell>
          <table:table-cell table:formula="of:=AVERAGE([.I53:.I62])" office:value-type="float" office:value="0.825359577451196" calcext:value-type="float">
            <text:p>0.825</text:p>
          </table:table-cell>
          <table:table-cell table:formula="of:=AVERAGE([.J53:.J62])" office:value-type="float" office:value="0.769704801711997" calcext:value-type="float">
            <text:p>0.770</text:p>
          </table:table-cell>
          <table:table-cell table:formula="of:=AVERAGE([.K53:.K62])" office:value-type="float" office:value="44284836800" calcext:value-type="float">
            <text:p>44284836800.000</text:p>
          </table:table-cell>
          <table:table-cell table:formula="of:=AVERAGE([.L53:.L62])" office:value-type="float" office:value="7443856770" calcext:value-type="float">
            <text:p>7443856770.000</text:p>
          </table:table-cell>
          <table:table-cell table:formula="of:=AVERAGE([.M53:.M62])" office:value-type="float" office:value="13666.5" calcext:value-type="float">
            <text:p>13666.500</text:p>
          </table:table-cell>
          <table:table-cell table:formula="of:=AVERAGE([.N53:.N62])" office:value-type="float" office:value="55424.5" calcext:value-type="float">
            <text:p>55424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44.2848368" calcext:value-type="float">
            <text:p>44.285</text:p>
          </table:table-cell>
          <table:table-cell table:formula="of:=([.L64]/1000000000)" office:value-type="float" office:value="7.44385677" calcext:value-type="float">
            <text:p>7.44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765978776930788" calcext:value-type="float">
            <text:p>0.766</text:p>
          </table:table-cell>
          <table:table-cell office:value-type="float" office:value="0.504099094267804" calcext:value-type="float">
            <text:p>0.504</text:p>
          </table:table-cell>
          <table:table-cell office:value-type="float" office:value="0.806777937753025" calcext:value-type="float">
            <text:p>0.807</text:p>
          </table:table-cell>
          <table:table-cell office:value-type="float" office:value="0.765978776930788" calcext:value-type="float">
            <text:p>0.766</text:p>
          </table:table-cell>
          <table:table-cell office:value-type="float" office:value="0.435854703203505" calcext:value-type="float">
            <text:p>0.436</text:p>
          </table:table-cell>
          <table:table-cell office:value-type="float" office:value="0.894459064915117" calcext:value-type="float">
            <text:p>0.894</text:p>
          </table:table-cell>
          <table:table-cell office:value-type="float" office:value="0.765978776930788" calcext:value-type="float">
            <text:p>0.766</text:p>
          </table:table-cell>
          <table:table-cell office:value-type="float" office:value="0.818817499109725" calcext:value-type="float">
            <text:p>0.819</text:p>
          </table:table-cell>
          <table:table-cell office:value-type="float" office:value="0.765978776930788" calcext:value-type="float">
            <text:p>0.766</text:p>
          </table:table-cell>
          <table:table-cell office:value-type="float" office:value="43675996600" calcext:value-type="float">
            <text:p>43675996600.000</text:p>
          </table:table-cell>
          <table:table-cell office:value-type="float" office:value="7067998700" calcext:value-type="float">
            <text:p>7067998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744018007452664" calcext:value-type="float">
            <text:p>0.744</text:p>
          </table:table-cell>
          <table:table-cell office:value-type="float" office:value="0.491437925561593" calcext:value-type="float">
            <text:p>0.491</text:p>
          </table:table-cell>
          <table:table-cell office:value-type="float" office:value="0.797192695664386" calcext:value-type="float">
            <text:p>0.797</text:p>
          </table:table-cell>
          <table:table-cell office:value-type="float" office:value="0.744018007452664" calcext:value-type="float">
            <text:p>0.744</text:p>
          </table:table-cell>
          <table:table-cell office:value-type="float" office:value="0.439541922611862" calcext:value-type="float">
            <text:p>0.440</text:p>
          </table:table-cell>
          <table:table-cell office:value-type="float" office:value="0.897716477660917" calcext:value-type="float">
            <text:p>0.898</text:p>
          </table:table-cell>
          <table:table-cell office:value-type="float" office:value="0.744018007452664" calcext:value-type="float">
            <text:p>0.744</text:p>
          </table:table-cell>
          <table:table-cell office:value-type="float" office:value="0.811735404959902" calcext:value-type="float">
            <text:p>0.812</text:p>
          </table:table-cell>
          <table:table-cell office:value-type="float" office:value="0.744018007452664" calcext:value-type="float">
            <text:p>0.744</text:p>
          </table:table-cell>
          <table:table-cell office:value-type="float" office:value="44094002300" calcext:value-type="float">
            <text:p>44094002300.000</text:p>
          </table:table-cell>
          <table:table-cell office:value-type="float" office:value="6975999300" calcext:value-type="float">
            <text:p>69759993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787712561711465" calcext:value-type="float">
            <text:p>0.788</text:p>
          </table:table-cell>
          <table:table-cell office:value-type="float" office:value="0.534413308510482" calcext:value-type="float">
            <text:p>0.534</text:p>
          </table:table-cell>
          <table:table-cell office:value-type="float" office:value="0.82445553489071" calcext:value-type="float">
            <text:p>0.824</text:p>
          </table:table-cell>
          <table:table-cell office:value-type="float" office:value="0.787712561711465" calcext:value-type="float">
            <text:p>0.788</text:p>
          </table:table-cell>
          <table:table-cell office:value-type="float" office:value="0.46504301748302" calcext:value-type="float">
            <text:p>0.465</text:p>
          </table:table-cell>
          <table:table-cell office:value-type="float" office:value="0.896518211994994" calcext:value-type="float">
            <text:p>0.897</text:p>
          </table:table-cell>
          <table:table-cell office:value-type="float" office:value="0.787712561711465" calcext:value-type="float">
            <text:p>0.788</text:p>
          </table:table-cell>
          <table:table-cell office:value-type="float" office:value="0.821868401064517" calcext:value-type="float">
            <text:p>0.822</text:p>
          </table:table-cell>
          <table:table-cell office:value-type="float" office:value="0.787712561711465" calcext:value-type="float">
            <text:p>0.788</text:p>
          </table:table-cell>
          <table:table-cell office:value-type="float" office:value="44037958300" calcext:value-type="float">
            <text:p>44037958300.000</text:p>
          </table:table-cell>
          <table:table-cell office:value-type="float" office:value="7025001100" calcext:value-type="float">
            <text:p>70250011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806041576030416" calcext:value-type="float">
            <text:p>0.806</text:p>
          </table:table-cell>
          <table:table-cell office:value-type="float" office:value="0.540253278655435" calcext:value-type="float">
            <text:p>0.540</text:p>
          </table:table-cell>
          <table:table-cell office:value-type="float" office:value="0.83743839131896" calcext:value-type="float">
            <text:p>0.837</text:p>
          </table:table-cell>
          <table:table-cell office:value-type="float" office:value="0.806041576030416" calcext:value-type="float">
            <text:p>0.806</text:p>
          </table:table-cell>
          <table:table-cell office:value-type="float" office:value="0.470043417941599" calcext:value-type="float">
            <text:p>0.470</text:p>
          </table:table-cell>
          <table:table-cell office:value-type="float" office:value="0.898475943337621" calcext:value-type="float">
            <text:p>0.898</text:p>
          </table:table-cell>
          <table:table-cell office:value-type="float" office:value="0.806041576030416" calcext:value-type="float">
            <text:p>0.806</text:p>
          </table:table-cell>
          <table:table-cell office:value-type="float" office:value="0.820979930542844" calcext:value-type="float">
            <text:p>0.821</text:p>
          </table:table-cell>
          <table:table-cell office:value-type="float" office:value="0.806041576030416" calcext:value-type="float">
            <text:p>0.806</text:p>
          </table:table-cell>
          <table:table-cell office:value-type="float" office:value="43956963500" calcext:value-type="float">
            <text:p>43956963500.000</text:p>
          </table:table-cell>
          <table:table-cell office:value-type="float" office:value="7159009600" calcext:value-type="float">
            <text:p>71590096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755423988499442" calcext:value-type="float">
            <text:p>0.755</text:p>
          </table:table-cell>
          <table:table-cell office:value-type="float" office:value="0.508460912932625" calcext:value-type="float">
            <text:p>0.508</text:p>
          </table:table-cell>
          <table:table-cell office:value-type="float" office:value="0.799243473479611" calcext:value-type="float">
            <text:p>0.799</text:p>
          </table:table-cell>
          <table:table-cell office:value-type="float" office:value="0.755423988499442" calcext:value-type="float">
            <text:p>0.755</text:p>
          </table:table-cell>
          <table:table-cell office:value-type="float" office:value="0.441573793658382" calcext:value-type="float">
            <text:p>0.442</text:p>
          </table:table-cell>
          <table:table-cell office:value-type="float" office:value="0.893061976685896" calcext:value-type="float">
            <text:p>0.893</text:p>
          </table:table-cell>
          <table:table-cell office:value-type="float" office:value="0.755423988499442" calcext:value-type="float">
            <text:p>0.755</text:p>
          </table:table-cell>
          <table:table-cell office:value-type="float" office:value="0.815265720443751" calcext:value-type="float">
            <text:p>0.815</text:p>
          </table:table-cell>
          <table:table-cell office:value-type="float" office:value="0.755423988499442" calcext:value-type="float">
            <text:p>0.755</text:p>
          </table:table-cell>
          <table:table-cell office:value-type="float" office:value="44098965600" calcext:value-type="float">
            <text:p>44098965600.000</text:p>
          </table:table-cell>
          <table:table-cell office:value-type="float" office:value="7256998700" calcext:value-type="float">
            <text:p>7256998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806718874134604" calcext:value-type="float">
            <text:p>0.807</text:p>
          </table:table-cell>
          <table:table-cell office:value-type="float" office:value="0.544459450937677" calcext:value-type="float">
            <text:p>0.544</text:p>
          </table:table-cell>
          <table:table-cell office:value-type="float" office:value="0.841628901927958" calcext:value-type="float">
            <text:p>0.842</text:p>
          </table:table-cell>
          <table:table-cell office:value-type="float" office:value="0.806718874134604" calcext:value-type="float">
            <text:p>0.807</text:p>
          </table:table-cell>
          <table:table-cell office:value-type="float" office:value="0.482162426709314" calcext:value-type="float">
            <text:p>0.482</text:p>
          </table:table-cell>
          <table:table-cell office:value-type="float" office:value="0.903198421564453" calcext:value-type="float">
            <text:p>0.903</text:p>
          </table:table-cell>
          <table:table-cell office:value-type="float" office:value="0.806718874134604" calcext:value-type="float">
            <text:p>0.807</text:p>
          </table:table-cell>
          <table:table-cell office:value-type="float" office:value="0.822833631400811" calcext:value-type="float">
            <text:p>0.823</text:p>
          </table:table-cell>
          <table:table-cell office:value-type="float" office:value="0.806718874134604" calcext:value-type="float">
            <text:p>0.807</text:p>
          </table:table-cell>
          <table:table-cell office:value-type="float" office:value="44477189200" calcext:value-type="float">
            <text:p>44477189200.000</text:p>
          </table:table-cell>
          <table:table-cell office:value-type="float" office:value="7215010700" calcext:value-type="float">
            <text:p>72150107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759978057730867" calcext:value-type="float">
            <text:p>0.760</text:p>
          </table:table-cell>
          <table:table-cell office:value-type="float" office:value="0.49393098844577" calcext:value-type="float">
            <text:p>0.494</text:p>
          </table:table-cell>
          <table:table-cell office:value-type="float" office:value="0.804510461846572" calcext:value-type="float">
            <text:p>0.805</text:p>
          </table:table-cell>
          <table:table-cell office:value-type="float" office:value="0.759978057730867" calcext:value-type="float">
            <text:p>0.760</text:p>
          </table:table-cell>
          <table:table-cell office:value-type="float" office:value="0.433090867721905" calcext:value-type="float">
            <text:p>0.433</text:p>
          </table:table-cell>
          <table:table-cell office:value-type="float" office:value="0.895333694647132" calcext:value-type="float">
            <text:p>0.895</text:p>
          </table:table-cell>
          <table:table-cell office:value-type="float" office:value="0.759978057730867" calcext:value-type="float">
            <text:p>0.760</text:p>
          </table:table-cell>
          <table:table-cell office:value-type="float" office:value="0.816808636765786" calcext:value-type="float">
            <text:p>0.817</text:p>
          </table:table-cell>
          <table:table-cell office:value-type="float" office:value="0.759978057730867" calcext:value-type="float">
            <text:p>0.760</text:p>
          </table:table-cell>
          <table:table-cell office:value-type="float" office:value="45366547700" calcext:value-type="float">
            <text:p>45366547700.000</text:p>
          </table:table-cell>
          <table:table-cell office:value-type="float" office:value="7195999100" calcext:value-type="float">
            <text:p>71959991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758048651307078" calcext:value-type="float">
            <text:p>0.758</text:p>
          </table:table-cell>
          <table:table-cell office:value-type="float" office:value="0.50683447342396" calcext:value-type="float">
            <text:p>0.507</text:p>
          </table:table-cell>
          <table:table-cell office:value-type="float" office:value="0.807341605308038" calcext:value-type="float">
            <text:p>0.807</text:p>
          </table:table-cell>
          <table:table-cell office:value-type="float" office:value="0.758048651307078" calcext:value-type="float">
            <text:p>0.758</text:p>
          </table:table-cell>
          <table:table-cell office:value-type="float" office:value="0.452240823613622" calcext:value-type="float">
            <text:p>0.452</text:p>
          </table:table-cell>
          <table:table-cell office:value-type="float" office:value="0.899953059569108" calcext:value-type="float">
            <text:p>0.900</text:p>
          </table:table-cell>
          <table:table-cell office:value-type="float" office:value="0.758048651307078" calcext:value-type="float">
            <text:p>0.758</text:p>
          </table:table-cell>
          <table:table-cell office:value-type="float" office:value="0.8171099770048" calcext:value-type="float">
            <text:p>0.817</text:p>
          </table:table-cell>
          <table:table-cell office:value-type="float" office:value="0.758048651307078" calcext:value-type="float">
            <text:p>0.758</text:p>
          </table:table-cell>
          <table:table-cell office:value-type="float" office:value="45435948100" calcext:value-type="float">
            <text:p>45435948100.000</text:p>
          </table:table-cell>
          <table:table-cell office:value-type="float" office:value="6926990100" calcext:value-type="float">
            <text:p>69269901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799720046911058" calcext:value-type="float">
            <text:p>0.800</text:p>
          </table:table-cell>
          <table:table-cell office:value-type="float" office:value="0.530890266844517" calcext:value-type="float">
            <text:p>0.531</text:p>
          </table:table-cell>
          <table:table-cell office:value-type="float" office:value="0.835661782354774" calcext:value-type="float">
            <text:p>0.836</text:p>
          </table:table-cell>
          <table:table-cell office:value-type="float" office:value="0.799720046911058" calcext:value-type="float">
            <text:p>0.800</text:p>
          </table:table-cell>
          <table:table-cell office:value-type="float" office:value="0.468911674836421" calcext:value-type="float">
            <text:p>0.469</text:p>
          </table:table-cell>
          <table:table-cell office:value-type="float" office:value="0.901113059500649" calcext:value-type="float">
            <text:p>0.901</text:p>
          </table:table-cell>
          <table:table-cell office:value-type="float" office:value="0.799720046911058" calcext:value-type="float">
            <text:p>0.800</text:p>
          </table:table-cell>
          <table:table-cell office:value-type="float" office:value="0.824291637765009" calcext:value-type="float">
            <text:p>0.824</text:p>
          </table:table-cell>
          <table:table-cell office:value-type="float" office:value="0.799720046911058" calcext:value-type="float">
            <text:p>0.800</text:p>
          </table:table-cell>
          <table:table-cell office:value-type="float" office:value="43750959600" calcext:value-type="float">
            <text:p>43750959600.000</text:p>
          </table:table-cell>
          <table:table-cell office:value-type="float" office:value="6881600300" calcext:value-type="float">
            <text:p>68816003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811050580713502" calcext:value-type="float">
            <text:p>0.811</text:p>
          </table:table-cell>
          <table:table-cell office:value-type="float" office:value="0.537040166984335" calcext:value-type="float">
            <text:p>0.537</text:p>
          </table:table-cell>
          <table:table-cell office:value-type="float" office:value="0.843158030515698" calcext:value-type="float">
            <text:p>0.843</text:p>
          </table:table-cell>
          <table:table-cell office:value-type="float" office:value="0.811050580713502" calcext:value-type="float">
            <text:p>0.811</text:p>
          </table:table-cell>
          <table:table-cell office:value-type="float" office:value="0.474188105589356" calcext:value-type="float">
            <text:p>0.474</text:p>
          </table:table-cell>
          <table:table-cell office:value-type="float" office:value="0.901387608883528" calcext:value-type="float">
            <text:p>0.901</text:p>
          </table:table-cell>
          <table:table-cell office:value-type="float" office:value="0.811050580713502" calcext:value-type="float">
            <text:p>0.811</text:p>
          </table:table-cell>
          <table:table-cell office:value-type="float" office:value="0.819235020196482" calcext:value-type="float">
            <text:p>0.819</text:p>
          </table:table-cell>
          <table:table-cell office:value-type="float" office:value="0.811050580713502" calcext:value-type="float">
            <text:p>0.811</text:p>
          </table:table-cell>
          <table:table-cell office:value-type="float" office:value="43874005700" calcext:value-type="float">
            <text:p>43874005700.000</text:p>
          </table:table-cell>
          <table:table-cell office:value-type="float" office:value="6958002200" calcext:value-type="float">
            <text:p>6958002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779469112142188" calcext:value-type="float">
            <text:p>0.779</text:p>
          </table:table-cell>
          <table:table-cell table:formula="of:=AVERAGE([.C70:.C79])" office:value-type="float" office:value="0.51918198665642" calcext:value-type="float">
            <text:p>0.519</text:p>
          </table:table-cell>
          <table:table-cell table:formula="of:=AVERAGE([.D70:.D79])" office:value-type="float" office:value="0.819740881505973" calcext:value-type="float">
            <text:p>0.820</text:p>
          </table:table-cell>
          <table:table-cell table:formula="of:=AVERAGE([.E70:.E79])" office:value-type="float" office:value="0.779469112142188" calcext:value-type="float">
            <text:p>0.779</text:p>
          </table:table-cell>
          <table:table-cell table:formula="of:=AVERAGE([.F70:.F79])" office:value-type="float" office:value="0.456265075336898" calcext:value-type="float">
            <text:p>0.456</text:p>
          </table:table-cell>
          <table:table-cell table:formula="of:=AVERAGE([.G70:.G79])" office:value-type="float" office:value="0.898121751875941" calcext:value-type="float">
            <text:p>0.898</text:p>
          </table:table-cell>
          <table:table-cell table:formula="of:=AVERAGE([.H70:.H79])" office:value-type="float" office:value="0.779469112142188" calcext:value-type="float">
            <text:p>0.779</text:p>
          </table:table-cell>
          <table:table-cell table:formula="of:=AVERAGE([.I70:.I79])" office:value-type="float" office:value="0.818894585925363" calcext:value-type="float">
            <text:p>0.819</text:p>
          </table:table-cell>
          <table:table-cell table:formula="of:=AVERAGE([.J70:.J79])" office:value-type="float" office:value="0.779469112142188" calcext:value-type="float">
            <text:p>0.779</text:p>
          </table:table-cell>
          <table:table-cell table:formula="of:=AVERAGE([.K70:.K79])" office:value-type="float" office:value="44276853660" calcext:value-type="float">
            <text:p>44276853660.000</text:p>
          </table:table-cell>
          <table:table-cell table:formula="of:=AVERAGE([.L70:.L79])" office:value-type="float" office:value="7066260980" calcext:value-type="float">
            <text:p>7066260980.000</text:p>
          </table:table-cell>
          <table:table-cell table:formula="of:=AVERAGE([.M70:.M79])" office:value-type="float" office:value="13540.5" calcext:value-type="float">
            <text:p>13540.500</text:p>
          </table:table-cell>
          <table:table-cell table:formula="of:=AVERAGE([.N70:.N79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44.27685366" calcext:value-type="float">
            <text:p>44.277</text:p>
          </table:table-cell>
          <table:table-cell table:formula="of:=([.L81]/1000000000)" office:value-type="float" office:value="7.06626098" calcext:value-type="float">
            <text:p>7.06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770177993833583" calcext:value-type="float">
            <text:p>0.770</text:p>
          </table:table-cell>
          <table:table-cell office:value-type="float" office:value="0.51632821834995" calcext:value-type="float">
            <text:p>0.516</text:p>
          </table:table-cell>
          <table:table-cell office:value-type="float" office:value="0.811714618620877" calcext:value-type="float">
            <text:p>0.812</text:p>
          </table:table-cell>
          <table:table-cell office:value-type="float" office:value="0.770177993833582" calcext:value-type="float">
            <text:p>0.770</text:p>
          </table:table-cell>
          <table:table-cell office:value-type="float" office:value="0.449225304269216" calcext:value-type="float">
            <text:p>0.449</text:p>
          </table:table-cell>
          <table:table-cell office:value-type="float" office:value="0.899210197546292" calcext:value-type="float">
            <text:p>0.899</text:p>
          </table:table-cell>
          <table:table-cell office:value-type="float" office:value="0.770177993833582" calcext:value-type="float">
            <text:p>0.770</text:p>
          </table:table-cell>
          <table:table-cell office:value-type="float" office:value="0.837807584680115" calcext:value-type="float">
            <text:p>0.838</text:p>
          </table:table-cell>
          <table:table-cell office:value-type="float" office:value="0.770177993833582" calcext:value-type="float">
            <text:p>0.770</text:p>
          </table:table-cell>
          <table:table-cell office:value-type="float" office:value="45262971900" calcext:value-type="float">
            <text:p>45262971900.000</text:p>
          </table:table-cell>
          <table:table-cell office:value-type="float" office:value="7230004700" calcext:value-type="float">
            <text:p>7230004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75254884899843" calcext:value-type="float">
            <text:p>0.753</text:p>
          </table:table-cell>
          <table:table-cell office:value-type="float" office:value="0.504616417440394" calcext:value-type="float">
            <text:p>0.505</text:p>
          </table:table-cell>
          <table:table-cell office:value-type="float" office:value="0.798568595398173" calcext:value-type="float">
            <text:p>0.799</text:p>
          </table:table-cell>
          <table:table-cell office:value-type="float" office:value="0.75254884899843" calcext:value-type="float">
            <text:p>0.753</text:p>
          </table:table-cell>
          <table:table-cell office:value-type="float" office:value="0.443440916249799" calcext:value-type="float">
            <text:p>0.443</text:p>
          </table:table-cell>
          <table:table-cell office:value-type="float" office:value="0.898434104198075" calcext:value-type="float">
            <text:p>0.898</text:p>
          </table:table-cell>
          <table:table-cell office:value-type="float" office:value="0.75254884899843" calcext:value-type="float">
            <text:p>0.753</text:p>
          </table:table-cell>
          <table:table-cell office:value-type="float" office:value="0.82589493470319" calcext:value-type="float">
            <text:p>0.826</text:p>
          </table:table-cell>
          <table:table-cell office:value-type="float" office:value="0.75254884899843" calcext:value-type="float">
            <text:p>0.753</text:p>
          </table:table-cell>
          <table:table-cell office:value-type="float" office:value="43662035200" calcext:value-type="float">
            <text:p>43662035200.000</text:p>
          </table:table-cell>
          <table:table-cell office:value-type="float" office:value="7006000800" calcext:value-type="float">
            <text:p>7006000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75226511812662" calcext:value-type="float">
            <text:p>0.752</text:p>
          </table:table-cell>
          <table:table-cell office:value-type="float" office:value="0.499962381658429" calcext:value-type="float">
            <text:p>0.500</text:p>
          </table:table-cell>
          <table:table-cell office:value-type="float" office:value="0.79669587866638" calcext:value-type="float">
            <text:p>0.797</text:p>
          </table:table-cell>
          <table:table-cell office:value-type="float" office:value="0.75226511812662" calcext:value-type="float">
            <text:p>0.752</text:p>
          </table:table-cell>
          <table:table-cell office:value-type="float" office:value="0.433238738089632" calcext:value-type="float">
            <text:p>0.433</text:p>
          </table:table-cell>
          <table:table-cell office:value-type="float" office:value="0.896021237372601" calcext:value-type="float">
            <text:p>0.896</text:p>
          </table:table-cell>
          <table:table-cell office:value-type="float" office:value="0.75226511812662" calcext:value-type="float">
            <text:p>0.752</text:p>
          </table:table-cell>
          <table:table-cell office:value-type="float" office:value="0.83355837903373" calcext:value-type="float">
            <text:p>0.834</text:p>
          </table:table-cell>
          <table:table-cell office:value-type="float" office:value="0.75226511812662" calcext:value-type="float">
            <text:p>0.752</text:p>
          </table:table-cell>
          <table:table-cell office:value-type="float" office:value="43979007300" calcext:value-type="float">
            <text:p>43979007300.000</text:p>
          </table:table-cell>
          <table:table-cell office:value-type="float" office:value="6905991800" calcext:value-type="float">
            <text:p>6905991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77002667070195" calcext:value-type="float">
            <text:p>0.770</text:p>
          </table:table-cell>
          <table:table-cell office:value-type="float" office:value="0.505820235324381" calcext:value-type="float">
            <text:p>0.506</text:p>
          </table:table-cell>
          <table:table-cell office:value-type="float" office:value="0.812161324267431" calcext:value-type="float">
            <text:p>0.812</text:p>
          </table:table-cell>
          <table:table-cell office:value-type="float" office:value="0.77002667070195" calcext:value-type="float">
            <text:p>0.770</text:p>
          </table:table-cell>
          <table:table-cell office:value-type="float" office:value="0.442165086920282" calcext:value-type="float">
            <text:p>0.442</text:p>
          </table:table-cell>
          <table:table-cell office:value-type="float" office:value="0.89711888109674" calcext:value-type="float">
            <text:p>0.897</text:p>
          </table:table-cell>
          <table:table-cell office:value-type="float" office:value="0.77002667070195" calcext:value-type="float">
            <text:p>0.770</text:p>
          </table:table-cell>
          <table:table-cell office:value-type="float" office:value="0.824600904027047" calcext:value-type="float">
            <text:p>0.825</text:p>
          </table:table-cell>
          <table:table-cell office:value-type="float" office:value="0.77002667070195" calcext:value-type="float">
            <text:p>0.770</text:p>
          </table:table-cell>
          <table:table-cell office:value-type="float" office:value="45151949100" calcext:value-type="float">
            <text:p>45151949100.000</text:p>
          </table:table-cell>
          <table:table-cell office:value-type="float" office:value="7072997200" calcext:value-type="float">
            <text:p>70729972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763727845347759" calcext:value-type="float">
            <text:p>0.764</text:p>
          </table:table-cell>
          <table:table-cell office:value-type="float" office:value="0.495278889136076" calcext:value-type="float">
            <text:p>0.495</text:p>
          </table:table-cell>
          <table:table-cell office:value-type="float" office:value="0.809800295469672" calcext:value-type="float">
            <text:p>0.810</text:p>
          </table:table-cell>
          <table:table-cell office:value-type="float" office:value="0.763727845347759" calcext:value-type="float">
            <text:p>0.764</text:p>
          </table:table-cell>
          <table:table-cell office:value-type="float" office:value="0.448689722448584" calcext:value-type="float">
            <text:p>0.449</text:p>
          </table:table-cell>
          <table:table-cell office:value-type="float" office:value="0.90336836557259" calcext:value-type="float">
            <text:p>0.903</text:p>
          </table:table-cell>
          <table:table-cell office:value-type="float" office:value="0.763727845347759" calcext:value-type="float">
            <text:p>0.764</text:p>
          </table:table-cell>
          <table:table-cell office:value-type="float" office:value="0.813432360055145" calcext:value-type="float">
            <text:p>0.813</text:p>
          </table:table-cell>
          <table:table-cell office:value-type="float" office:value="0.763727845347759" calcext:value-type="float">
            <text:p>0.764</text:p>
          </table:table-cell>
          <table:table-cell office:value-type="float" office:value="46174204700" calcext:value-type="float">
            <text:p>46174204700.000</text:p>
          </table:table-cell>
          <table:table-cell office:value-type="float" office:value="6951988100" calcext:value-type="float">
            <text:p>69519881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791378201490561" calcext:value-type="float">
            <text:p>0.791</text:p>
          </table:table-cell>
          <table:table-cell office:value-type="float" office:value="0.529218687505264" calcext:value-type="float">
            <text:p>0.529</text:p>
          </table:table-cell>
          <table:table-cell office:value-type="float" office:value="0.829481561805743" calcext:value-type="float">
            <text:p>0.829</text:p>
          </table:table-cell>
          <table:table-cell office:value-type="float" office:value="0.791378201490561" calcext:value-type="float">
            <text:p>0.791</text:p>
          </table:table-cell>
          <table:table-cell office:value-type="float" office:value="0.465959073618981" calcext:value-type="float">
            <text:p>0.466</text:p>
          </table:table-cell>
          <table:table-cell office:value-type="float" office:value="0.901297703391462" calcext:value-type="float">
            <text:p>0.901</text:p>
          </table:table-cell>
          <table:table-cell office:value-type="float" office:value="0.791378201490561" calcext:value-type="float">
            <text:p>0.791</text:p>
          </table:table-cell>
          <table:table-cell office:value-type="float" office:value="0.828032297425541" calcext:value-type="float">
            <text:p>0.828</text:p>
          </table:table-cell>
          <table:table-cell office:value-type="float" office:value="0.791378201490561" calcext:value-type="float">
            <text:p>0.791</text:p>
          </table:table-cell>
          <table:table-cell office:value-type="float" office:value="43335100100" calcext:value-type="float">
            <text:p>43335100100.000</text:p>
          </table:table-cell>
          <table:table-cell office:value-type="float" office:value="6911990800" calcext:value-type="float">
            <text:p>6911990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782960693073053" calcext:value-type="float">
            <text:p>0.783</text:p>
          </table:table-cell>
          <table:table-cell office:value-type="float" office:value="0.515930735411411" calcext:value-type="float">
            <text:p>0.516</text:p>
          </table:table-cell>
          <table:table-cell office:value-type="float" office:value="0.82563492361169" calcext:value-type="float">
            <text:p>0.826</text:p>
          </table:table-cell>
          <table:table-cell office:value-type="float" office:value="0.782960693073053" calcext:value-type="float">
            <text:p>0.783</text:p>
          </table:table-cell>
          <table:table-cell office:value-type="float" office:value="0.459922081042984" calcext:value-type="float">
            <text:p>0.460</text:p>
          </table:table-cell>
          <table:table-cell office:value-type="float" office:value="0.90450227629612" calcext:value-type="float">
            <text:p>0.905</text:p>
          </table:table-cell>
          <table:table-cell office:value-type="float" office:value="0.782960693073053" calcext:value-type="float">
            <text:p>0.783</text:p>
          </table:table-cell>
          <table:table-cell office:value-type="float" office:value="0.831120755846209" calcext:value-type="float">
            <text:p>0.831</text:p>
          </table:table-cell>
          <table:table-cell office:value-type="float" office:value="0.782960693073053" calcext:value-type="float">
            <text:p>0.783</text:p>
          </table:table-cell>
          <table:table-cell office:value-type="float" office:value="44110955200" calcext:value-type="float">
            <text:p>44110955200.000</text:p>
          </table:table-cell>
          <table:table-cell office:value-type="float" office:value="6997006900" calcext:value-type="float">
            <text:p>69970069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784360458517762" calcext:value-type="float">
            <text:p>0.784</text:p>
          </table:table-cell>
          <table:table-cell office:value-type="float" office:value="0.524722392717823" calcext:value-type="float">
            <text:p>0.525</text:p>
          </table:table-cell>
          <table:table-cell office:value-type="float" office:value="0.821427796185325" calcext:value-type="float">
            <text:p>0.821</text:p>
          </table:table-cell>
          <table:table-cell office:value-type="float" office:value="0.784360458517762" calcext:value-type="float">
            <text:p>0.784</text:p>
          </table:table-cell>
          <table:table-cell office:value-type="float" office:value="0.45403051896952" calcext:value-type="float">
            <text:p>0.454</text:p>
          </table:table-cell>
          <table:table-cell office:value-type="float" office:value="0.898028532456185" calcext:value-type="float">
            <text:p>0.898</text:p>
          </table:table-cell>
          <table:table-cell office:value-type="float" office:value="0.784360458517762" calcext:value-type="float">
            <text:p>0.784</text:p>
          </table:table-cell>
          <table:table-cell office:value-type="float" office:value="0.826784436268373" calcext:value-type="float">
            <text:p>0.827</text:p>
          </table:table-cell>
          <table:table-cell office:value-type="float" office:value="0.784360458517762" calcext:value-type="float">
            <text:p>0.784</text:p>
          </table:table-cell>
          <table:table-cell office:value-type="float" office:value="42464003700" calcext:value-type="float">
            <text:p>42464003700.000</text:p>
          </table:table-cell>
          <table:table-cell office:value-type="float" office:value="7292996400" calcext:value-type="float">
            <text:p>72929964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74802330420308" calcext:value-type="float">
            <text:p>0.748</text:p>
          </table:table-cell>
          <table:table-cell office:value-type="float" office:value="0.486310719548967" calcext:value-type="float">
            <text:p>0.486</text:p>
          </table:table-cell>
          <table:table-cell office:value-type="float" office:value="0.79876415481731" calcext:value-type="float">
            <text:p>0.799</text:p>
          </table:table-cell>
          <table:table-cell office:value-type="float" office:value="0.74802330420308" calcext:value-type="float">
            <text:p>0.748</text:p>
          </table:table-cell>
          <table:table-cell office:value-type="float" office:value="0.433364605704719" calcext:value-type="float">
            <text:p>0.433</text:p>
          </table:table-cell>
          <table:table-cell office:value-type="float" office:value="0.898161787996584" calcext:value-type="float">
            <text:p>0.898</text:p>
          </table:table-cell>
          <table:table-cell office:value-type="float" office:value="0.74802330420308" calcext:value-type="float">
            <text:p>0.748</text:p>
          </table:table-cell>
          <table:table-cell office:value-type="float" office:value="0.813466737753064" calcext:value-type="float">
            <text:p>0.813</text:p>
          </table:table-cell>
          <table:table-cell office:value-type="float" office:value="0.74802330420308" calcext:value-type="float">
            <text:p>0.748</text:p>
          </table:table-cell>
          <table:table-cell office:value-type="float" office:value="43485984400" calcext:value-type="float">
            <text:p>43485984400.000</text:p>
          </table:table-cell>
          <table:table-cell office:value-type="float" office:value="7069993200" calcext:value-type="float">
            <text:p>7069993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801762947830364" calcext:value-type="float">
            <text:p>0.802</text:p>
          </table:table-cell>
          <table:table-cell office:value-type="float" office:value="0.526443171360489" calcext:value-type="float">
            <text:p>0.526</text:p>
          </table:table-cell>
          <table:table-cell office:value-type="float" office:value="0.835920541028691" calcext:value-type="float">
            <text:p>0.836</text:p>
          </table:table-cell>
          <table:table-cell office:value-type="float" office:value="0.801762947830364" calcext:value-type="float">
            <text:p>0.802</text:p>
          </table:table-cell>
          <table:table-cell office:value-type="float" office:value="0.465762515843846" calcext:value-type="float">
            <text:p>0.466</text:p>
          </table:table-cell>
          <table:table-cell office:value-type="float" office:value="0.901266866317877" calcext:value-type="float">
            <text:p>0.901</text:p>
          </table:table-cell>
          <table:table-cell office:value-type="float" office:value="0.801762947830364" calcext:value-type="float">
            <text:p>0.802</text:p>
          </table:table-cell>
          <table:table-cell office:value-type="float" office:value="0.818906696474582" calcext:value-type="float">
            <text:p>0.819</text:p>
          </table:table-cell>
          <table:table-cell office:value-type="float" office:value="0.801762947830364" calcext:value-type="float">
            <text:p>0.802</text:p>
          </table:table-cell>
          <table:table-cell office:value-type="float" office:value="43225999800" calcext:value-type="float">
            <text:p>43225999800.000</text:p>
          </table:table-cell>
          <table:table-cell office:value-type="float" office:value="7115999900" calcext:value-type="float">
            <text:p>71159999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771723208212316" calcext:value-type="float">
            <text:p>0.772</text:p>
          </table:table-cell>
          <table:table-cell table:formula="of:=AVERAGE([.C87:.C96])" office:value-type="float" office:value="0.510463184845318" calcext:value-type="float">
            <text:p>0.510</text:p>
          </table:table-cell>
          <table:table-cell table:formula="of:=AVERAGE([.D87:.D96])" office:value-type="float" office:value="0.814016968987129" calcext:value-type="float">
            <text:p>0.814</text:p>
          </table:table-cell>
          <table:table-cell table:formula="of:=AVERAGE([.E87:.E96])" office:value-type="float" office:value="0.771723208212316" calcext:value-type="float">
            <text:p>0.772</text:p>
          </table:table-cell>
          <table:table-cell table:formula="of:=AVERAGE([.F87:.F96])" office:value-type="float" office:value="0.449579856315756" calcext:value-type="float">
            <text:p>0.450</text:p>
          </table:table-cell>
          <table:table-cell table:formula="of:=AVERAGE([.G87:.G96])" office:value-type="float" office:value="0.899740995224453" calcext:value-type="float">
            <text:p>0.900</text:p>
          </table:table-cell>
          <table:table-cell table:formula="of:=AVERAGE([.H87:.H96])" office:value-type="float" office:value="0.771723208212316" calcext:value-type="float">
            <text:p>0.772</text:p>
          </table:table-cell>
          <table:table-cell table:formula="of:=AVERAGE([.I87:.I96])" office:value-type="float" office:value="0.825360508626699" calcext:value-type="float">
            <text:p>0.825</text:p>
          </table:table-cell>
          <table:table-cell table:formula="of:=AVERAGE([.J87:.J96])" office:value-type="float" office:value="0.771723208212316" calcext:value-type="float">
            <text:p>0.772</text:p>
          </table:table-cell>
          <table:table-cell table:formula="of:=AVERAGE([.K87:.K96])" office:value-type="float" office:value="44085221140" calcext:value-type="float">
            <text:p>44085221140.000</text:p>
          </table:table-cell>
          <table:table-cell table:formula="of:=AVERAGE([.L87:.L96])" office:value-type="float" office:value="7055496980" calcext:value-type="float">
            <text:p>7055496980.000</text:p>
          </table:table-cell>
          <table:table-cell table:formula="of:=AVERAGE([.M87:.M96])" office:value-type="float" office:value="13540.5" calcext:value-type="float">
            <text:p>13540.500</text:p>
          </table:table-cell>
          <table:table-cell table:formula="of:=AVERAGE([.N87:.N96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44.08522114" calcext:value-type="float">
            <text:p>44.085</text:p>
          </table:table-cell>
          <table:table-cell table:formula="of:=([.L98]/1000000000)" office:value-type="float" office:value="7.05549698" calcext:value-type="float">
            <text:p>7.05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761783349268742" calcext:value-type="float">
            <text:p>0.762</text:p>
          </table:table-cell>
          <table:table-cell office:value-type="float" office:value="0.504644982073348" calcext:value-type="float">
            <text:p>0.505</text:p>
          </table:table-cell>
          <table:table-cell office:value-type="float" office:value="0.808290559217464" calcext:value-type="float">
            <text:p>0.808</text:p>
          </table:table-cell>
          <table:table-cell office:value-type="float" office:value="0.761783349268742" calcext:value-type="float">
            <text:p>0.762</text:p>
          </table:table-cell>
          <table:table-cell office:value-type="float" office:value="0.44489445228299" calcext:value-type="float">
            <text:p>0.445</text:p>
          </table:table-cell>
          <table:table-cell office:value-type="float" office:value="0.899437105979356" calcext:value-type="float">
            <text:p>0.899</text:p>
          </table:table-cell>
          <table:table-cell office:value-type="float" office:value="0.761783349268742" calcext:value-type="float">
            <text:p>0.762</text:p>
          </table:table-cell>
          <table:table-cell office:value-type="float" office:value="0.82037330833232" calcext:value-type="float">
            <text:p>0.820</text:p>
          </table:table-cell>
          <table:table-cell office:value-type="float" office:value="0.761783349268742" calcext:value-type="float">
            <text:p>0.762</text:p>
          </table:table-cell>
          <table:table-cell office:value-type="float" office:value="45478996500" calcext:value-type="float">
            <text:p>45478996500.000</text:p>
          </table:table-cell>
          <table:table-cell office:value-type="float" office:value="7428000400" calcext:value-type="float">
            <text:p>7428000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788094479266263" calcext:value-type="float">
            <text:p>0.788</text:p>
          </table:table-cell>
          <table:table-cell office:value-type="float" office:value="0.551928285349671" calcext:value-type="float">
            <text:p>0.552</text:p>
          </table:table-cell>
          <table:table-cell office:value-type="float" office:value="0.822124649157241" calcext:value-type="float">
            <text:p>0.822</text:p>
          </table:table-cell>
          <table:table-cell office:value-type="float" office:value="0.788094479266263" calcext:value-type="float">
            <text:p>0.788</text:p>
          </table:table-cell>
          <table:table-cell office:value-type="float" office:value="0.475686857691421" calcext:value-type="float">
            <text:p>0.476</text:p>
          </table:table-cell>
          <table:table-cell office:value-type="float" office:value="0.895374868304392" calcext:value-type="float">
            <text:p>0.895</text:p>
          </table:table-cell>
          <table:table-cell office:value-type="float" office:value="0.788094479266263" calcext:value-type="float">
            <text:p>0.788</text:p>
          </table:table-cell>
          <table:table-cell office:value-type="float" office:value="0.821144034863628" calcext:value-type="float">
            <text:p>0.821</text:p>
          </table:table-cell>
          <table:table-cell office:value-type="float" office:value="0.788094479266263" calcext:value-type="float">
            <text:p>0.788</text:p>
          </table:table-cell>
          <table:table-cell office:value-type="float" office:value="44932968100" calcext:value-type="float">
            <text:p>44932968100.000</text:p>
          </table:table-cell>
          <table:table-cell office:value-type="float" office:value="7653008800" calcext:value-type="float">
            <text:p>7653008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760065866355041" calcext:value-type="float">
            <text:p>0.760</text:p>
          </table:table-cell>
          <table:table-cell office:value-type="float" office:value="0.506022835462879" calcext:value-type="float">
            <text:p>0.506</text:p>
          </table:table-cell>
          <table:table-cell office:value-type="float" office:value="0.806153211556441" calcext:value-type="float">
            <text:p>0.806</text:p>
          </table:table-cell>
          <table:table-cell office:value-type="float" office:value="0.760065866355041" calcext:value-type="float">
            <text:p>0.760</text:p>
          </table:table-cell>
          <table:table-cell office:value-type="float" office:value="0.444875371413878" calcext:value-type="float">
            <text:p>0.445</text:p>
          </table:table-cell>
          <table:table-cell office:value-type="float" office:value="0.899663648272504" calcext:value-type="float">
            <text:p>0.900</text:p>
          </table:table-cell>
          <table:table-cell office:value-type="float" office:value="0.760065866355041" calcext:value-type="float">
            <text:p>0.760</text:p>
          </table:table-cell>
          <table:table-cell office:value-type="float" office:value="0.824238238438398" calcext:value-type="float">
            <text:p>0.824</text:p>
          </table:table-cell>
          <table:table-cell office:value-type="float" office:value="0.760065866355041" calcext:value-type="float">
            <text:p>0.760</text:p>
          </table:table-cell>
          <table:table-cell office:value-type="float" office:value="44840993200" calcext:value-type="float">
            <text:p>44840993200.000</text:p>
          </table:table-cell>
          <table:table-cell office:value-type="float" office:value="7388987200" calcext:value-type="float">
            <text:p>7388987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7846949254577" calcext:value-type="float">
            <text:p>0.785</text:p>
          </table:table-cell>
          <table:table-cell office:value-type="float" office:value="0.539526204164249" calcext:value-type="float">
            <text:p>0.540</text:p>
          </table:table-cell>
          <table:table-cell office:value-type="float" office:value="0.820747812217973" calcext:value-type="float">
            <text:p>0.821</text:p>
          </table:table-cell>
          <table:table-cell office:value-type="float" office:value="0.7846949254577" calcext:value-type="float">
            <text:p>0.785</text:p>
          </table:table-cell>
          <table:table-cell office:value-type="float" office:value="0.465820207370166" calcext:value-type="float">
            <text:p>0.466</text:p>
          </table:table-cell>
          <table:table-cell office:value-type="float" office:value="0.89653132239844" calcext:value-type="float">
            <text:p>0.897</text:p>
          </table:table-cell>
          <table:table-cell office:value-type="float" office:value="0.7846949254577" calcext:value-type="float">
            <text:p>0.785</text:p>
          </table:table-cell>
          <table:table-cell office:value-type="float" office:value="0.821780915011051" calcext:value-type="float">
            <text:p>0.822</text:p>
          </table:table-cell>
          <table:table-cell office:value-type="float" office:value="0.7846949254577" calcext:value-type="float">
            <text:p>0.785</text:p>
          </table:table-cell>
          <table:table-cell office:value-type="float" office:value="45434966200" calcext:value-type="float">
            <text:p>45434966200.000</text:p>
          </table:table-cell>
          <table:table-cell office:value-type="float" office:value="7511000500" calcext:value-type="float">
            <text:p>7511000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756383016395765" calcext:value-type="float">
            <text:p>0.756</text:p>
          </table:table-cell>
          <table:table-cell office:value-type="float" office:value="0.518875281131315" calcext:value-type="float">
            <text:p>0.519</text:p>
          </table:table-cell>
          <table:table-cell office:value-type="float" office:value="0.796167065657768" calcext:value-type="float">
            <text:p>0.796</text:p>
          </table:table-cell>
          <table:table-cell office:value-type="float" office:value="0.756383016395765" calcext:value-type="float">
            <text:p>0.756</text:p>
          </table:table-cell>
          <table:table-cell office:value-type="float" office:value="0.44135513037043" calcext:value-type="float">
            <text:p>0.441</text:p>
          </table:table-cell>
          <table:table-cell office:value-type="float" office:value="0.892065200040561" calcext:value-type="float">
            <text:p>0.892</text:p>
          </table:table-cell>
          <table:table-cell office:value-type="float" office:value="0.756383016395765" calcext:value-type="float">
            <text:p>0.756</text:p>
          </table:table-cell>
          <table:table-cell office:value-type="float" office:value="0.821618877817253" calcext:value-type="float">
            <text:p>0.822</text:p>
          </table:table-cell>
          <table:table-cell office:value-type="float" office:value="0.756383016395765" calcext:value-type="float">
            <text:p>0.756</text:p>
          </table:table-cell>
          <table:table-cell office:value-type="float" office:value="45325965700" calcext:value-type="float">
            <text:p>45325965700.000</text:p>
          </table:table-cell>
          <table:table-cell office:value-type="float" office:value="7420000700" calcext:value-type="float">
            <text:p>7420000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817397924855696" calcext:value-type="float">
            <text:p>0.817</text:p>
          </table:table-cell>
          <table:table-cell office:value-type="float" office:value="0.586864233646406" calcext:value-type="float">
            <text:p>0.587</text:p>
          </table:table-cell>
          <table:table-cell office:value-type="float" office:value="0.842792851327283" calcext:value-type="float">
            <text:p>0.843</text:p>
          </table:table-cell>
          <table:table-cell office:value-type="float" office:value="0.817397924855696" calcext:value-type="float">
            <text:p>0.817</text:p>
          </table:table-cell>
          <table:table-cell office:value-type="float" office:value="0.501634855721776" calcext:value-type="float">
            <text:p>0.502</text:p>
          </table:table-cell>
          <table:table-cell office:value-type="float" office:value="0.898627443085165" calcext:value-type="float">
            <text:p>0.899</text:p>
          </table:table-cell>
          <table:table-cell office:value-type="float" office:value="0.817397924855696" calcext:value-type="float">
            <text:p>0.817</text:p>
          </table:table-cell>
          <table:table-cell office:value-type="float" office:value="0.817233898959931" calcext:value-type="float">
            <text:p>0.817</text:p>
          </table:table-cell>
          <table:table-cell office:value-type="float" office:value="0.817397924855696" calcext:value-type="float">
            <text:p>0.817</text:p>
          </table:table-cell>
          <table:table-cell office:value-type="float" office:value="45212998000" calcext:value-type="float">
            <text:p>45212998000.000</text:p>
          </table:table-cell>
          <table:table-cell office:value-type="float" office:value="7459012600" calcext:value-type="float">
            <text:p>7459012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767945040546762" calcext:value-type="float">
            <text:p>0.768</text:p>
          </table:table-cell>
          <table:table-cell office:value-type="float" office:value="0.519206127114899" calcext:value-type="float">
            <text:p>0.519</text:p>
          </table:table-cell>
          <table:table-cell office:value-type="float" office:value="0.808541826173341" calcext:value-type="float">
            <text:p>0.809</text:p>
          </table:table-cell>
          <table:table-cell office:value-type="float" office:value="0.767945040546762" calcext:value-type="float">
            <text:p>0.768</text:p>
          </table:table-cell>
          <table:table-cell office:value-type="float" office:value="0.44723840350531" calcext:value-type="float">
            <text:p>0.447</text:p>
          </table:table-cell>
          <table:table-cell office:value-type="float" office:value="0.897454495087557" calcext:value-type="float">
            <text:p>0.897</text:p>
          </table:table-cell>
          <table:table-cell office:value-type="float" office:value="0.767945040546762" calcext:value-type="float">
            <text:p>0.768</text:p>
          </table:table-cell>
          <table:table-cell office:value-type="float" office:value="0.831614461238315" calcext:value-type="float">
            <text:p>0.832</text:p>
          </table:table-cell>
          <table:table-cell office:value-type="float" office:value="0.767945040546762" calcext:value-type="float">
            <text:p>0.768</text:p>
          </table:table-cell>
          <table:table-cell office:value-type="float" office:value="44303996700" calcext:value-type="float">
            <text:p>44303996700.000</text:p>
          </table:table-cell>
          <table:table-cell office:value-type="float" office:value="7400000100" calcext:value-type="float">
            <text:p>7400000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795902829420305" calcext:value-type="float">
            <text:p>0.796</text:p>
          </table:table-cell>
          <table:table-cell office:value-type="float" office:value="0.544212951037961" calcext:value-type="float">
            <text:p>0.544</text:p>
          </table:table-cell>
          <table:table-cell office:value-type="float" office:value="0.830659473995149" calcext:value-type="float">
            <text:p>0.831</text:p>
          </table:table-cell>
          <table:table-cell office:value-type="float" office:value="0.795902829420305" calcext:value-type="float">
            <text:p>0.796</text:p>
          </table:table-cell>
          <table:table-cell office:value-type="float" office:value="0.471991299544958" calcext:value-type="float">
            <text:p>0.472</text:p>
          </table:table-cell>
          <table:table-cell office:value-type="float" office:value="0.899376291033299" calcext:value-type="float">
            <text:p>0.899</text:p>
          </table:table-cell>
          <table:table-cell office:value-type="float" office:value="0.795902829420305" calcext:value-type="float">
            <text:p>0.796</text:p>
          </table:table-cell>
          <table:table-cell office:value-type="float" office:value="0.827899198146724" calcext:value-type="float">
            <text:p>0.828</text:p>
          </table:table-cell>
          <table:table-cell office:value-type="float" office:value="0.795902829420305" calcext:value-type="float">
            <text:p>0.796</text:p>
          </table:table-cell>
          <table:table-cell office:value-type="float" office:value="45375004800" calcext:value-type="float">
            <text:p>45375004800.000</text:p>
          </table:table-cell>
          <table:table-cell office:value-type="float" office:value="7647991300" calcext:value-type="float">
            <text:p>7647991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784358511278728" calcext:value-type="float">
            <text:p>0.784</text:p>
          </table:table-cell>
          <table:table-cell office:value-type="float" office:value="0.521452280370467" calcext:value-type="float">
            <text:p>0.521</text:p>
          </table:table-cell>
          <table:table-cell office:value-type="float" office:value="0.82130157817787" calcext:value-type="float">
            <text:p>0.821</text:p>
          </table:table-cell>
          <table:table-cell office:value-type="float" office:value="0.784358511278728" calcext:value-type="float">
            <text:p>0.784</text:p>
          </table:table-cell>
          <table:table-cell office:value-type="float" office:value="0.450174277653333" calcext:value-type="float">
            <text:p>0.450</text:p>
          </table:table-cell>
          <table:table-cell office:value-type="float" office:value="0.897479179863996" calcext:value-type="float">
            <text:p>0.897</text:p>
          </table:table-cell>
          <table:table-cell office:value-type="float" office:value="0.784358511278728" calcext:value-type="float">
            <text:p>0.784</text:p>
          </table:table-cell>
          <table:table-cell office:value-type="float" office:value="0.828690240288092" calcext:value-type="float">
            <text:p>0.829</text:p>
          </table:table-cell>
          <table:table-cell office:value-type="float" office:value="0.784358511278728" calcext:value-type="float">
            <text:p>0.784</text:p>
          </table:table-cell>
          <table:table-cell office:value-type="float" office:value="44979968300" calcext:value-type="float">
            <text:p>44979968300.000</text:p>
          </table:table-cell>
          <table:table-cell office:value-type="float" office:value="7453009100" calcext:value-type="float">
            <text:p>7453009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725149615779596" calcext:value-type="float">
            <text:p>0.725</text:p>
          </table:table-cell>
          <table:table-cell office:value-type="float" office:value="0.487746402921969" calcext:value-type="float">
            <text:p>0.488</text:p>
          </table:table-cell>
          <table:table-cell office:value-type="float" office:value="0.773181136277171" calcext:value-type="float">
            <text:p>0.773</text:p>
          </table:table-cell>
          <table:table-cell office:value-type="float" office:value="0.725149615779596" calcext:value-type="float">
            <text:p>0.725</text:p>
          </table:table-cell>
          <table:table-cell office:value-type="float" office:value="0.419828057517799" calcext:value-type="float">
            <text:p>0.420</text:p>
          </table:table-cell>
          <table:table-cell office:value-type="float" office:value="0.890983471171932" calcext:value-type="float">
            <text:p>0.891</text:p>
          </table:table-cell>
          <table:table-cell office:value-type="float" office:value="0.725149615779596" calcext:value-type="float">
            <text:p>0.725</text:p>
          </table:table-cell>
          <table:table-cell office:value-type="float" office:value="0.829103401266216" calcext:value-type="float">
            <text:p>0.829</text:p>
          </table:table-cell>
          <table:table-cell office:value-type="float" office:value="0.725149615779596" calcext:value-type="float">
            <text:p>0.725</text:p>
          </table:table-cell>
          <table:table-cell office:value-type="float" office:value="44693943000" calcext:value-type="float">
            <text:p>44693943000.000</text:p>
          </table:table-cell>
          <table:table-cell office:value-type="float" office:value="7570999500" calcext:value-type="float">
            <text:p>7570999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77417755586246" calcext:value-type="float">
            <text:p>0.774</text:p>
          </table:table-cell>
          <table:table-cell table:formula="of:=AVERAGE([.C104:.C113])" office:value-type="float" office:value="0.528047958327316" calcext:value-type="float">
            <text:p>0.528</text:p>
          </table:table-cell>
          <table:table-cell table:formula="of:=AVERAGE([.D104:.D113])" office:value-type="float" office:value="0.81299601637577" calcext:value-type="float">
            <text:p>0.813</text:p>
          </table:table-cell>
          <table:table-cell table:formula="of:=AVERAGE([.E104:.E113])" office:value-type="float" office:value="0.77417755586246" calcext:value-type="float">
            <text:p>0.774</text:p>
          </table:table-cell>
          <table:table-cell table:formula="of:=AVERAGE([.F104:.F113])" office:value-type="float" office:value="0.456349891307206" calcext:value-type="float">
            <text:p>0.456</text:p>
          </table:table-cell>
          <table:table-cell table:formula="of:=AVERAGE([.G104:.G113])" office:value-type="float" office:value="0.89669930252372" calcext:value-type="float">
            <text:p>0.897</text:p>
          </table:table-cell>
          <table:table-cell table:formula="of:=AVERAGE([.H104:.H113])" office:value-type="float" office:value="0.77417755586246" calcext:value-type="float">
            <text:p>0.774</text:p>
          </table:table-cell>
          <table:table-cell table:formula="of:=AVERAGE([.I104:.I113])" office:value-type="float" office:value="0.824369657436193" calcext:value-type="float">
            <text:p>0.824</text:p>
          </table:table-cell>
          <table:table-cell table:formula="of:=AVERAGE([.J104:.J113])" office:value-type="float" office:value="0.77417755586246" calcext:value-type="float">
            <text:p>0.774</text:p>
          </table:table-cell>
          <table:table-cell table:formula="of:=AVERAGE([.K104:.K113])" office:value-type="float" office:value="45057980050" calcext:value-type="float">
            <text:p>45057980050.000</text:p>
          </table:table-cell>
          <table:table-cell table:formula="of:=AVERAGE([.L104:.L113])" office:value-type="float" office:value="7493201020" calcext:value-type="float">
            <text:p>7493201020.000</text:p>
          </table:table-cell>
          <table:table-cell table:formula="of:=AVERAGE([.M104:.M113])" office:value-type="float" office:value="14094" calcext:value-type="float">
            <text:p>14094.000</text:p>
          </table:table-cell>
          <table:table-cell table:formula="of:=AVERAGE([.N104:.N113])"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45.05798005" calcext:value-type="float">
            <text:p>45.058</text:p>
          </table:table-cell>
          <table:table-cell table:formula="of:=([.L115]/1000000000)" office:value-type="float" office:value="7.49320102" calcext:value-type="float">
            <text:p>7.49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80253299087769" calcext:value-type="float">
            <text:p>0.803</text:p>
          </table:table-cell>
          <table:table-cell office:value-type="float" office:value="0.54223216995908" calcext:value-type="float">
            <text:p>0.542</text:p>
          </table:table-cell>
          <table:table-cell office:value-type="float" office:value="0.835640151246934" calcext:value-type="float">
            <text:p>0.836</text:p>
          </table:table-cell>
          <table:table-cell office:value-type="float" office:value="0.80253299087769" calcext:value-type="float">
            <text:p>0.803</text:p>
          </table:table-cell>
          <table:table-cell office:value-type="float" office:value="0.467034438917552" calcext:value-type="float">
            <text:p>0.467</text:p>
          </table:table-cell>
          <table:table-cell office:value-type="float" office:value="0.903598940962351" calcext:value-type="float">
            <text:p>0.904</text:p>
          </table:table-cell>
          <table:table-cell office:value-type="float" office:value="0.80253299087769" calcext:value-type="float">
            <text:p>0.803</text:p>
          </table:table-cell>
          <table:table-cell office:value-type="float" office:value="0.837275735261021" calcext:value-type="float">
            <text:p>0.837</text:p>
          </table:table-cell>
          <table:table-cell office:value-type="float" office:value="0.80253299087769" calcext:value-type="float">
            <text:p>0.803</text:p>
          </table:table-cell>
          <table:table-cell office:value-type="float" office:value="68634090200" calcext:value-type="float">
            <text:p>68634090200.000</text:p>
          </table:table-cell>
          <table:table-cell office:value-type="float" office:value="7892568700" calcext:value-type="float">
            <text:p>7892568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825737312904083" calcext:value-type="float">
            <text:p>0.826</text:p>
          </table:table-cell>
          <table:table-cell office:value-type="float" office:value="0.579207937093923" calcext:value-type="float">
            <text:p>0.579</text:p>
          </table:table-cell>
          <table:table-cell office:value-type="float" office:value="0.853716412089149" calcext:value-type="float">
            <text:p>0.854</text:p>
          </table:table-cell>
          <table:table-cell office:value-type="float" office:value="0.825737312904083" calcext:value-type="float">
            <text:p>0.826</text:p>
          </table:table-cell>
          <table:table-cell office:value-type="float" office:value="0.507094989104252" calcext:value-type="float">
            <text:p>0.507</text:p>
          </table:table-cell>
          <table:table-cell office:value-type="float" office:value="0.905546128369934" calcext:value-type="float">
            <text:p>0.906</text:p>
          </table:table-cell>
          <table:table-cell office:value-type="float" office:value="0.825737312904083" calcext:value-type="float">
            <text:p>0.826</text:p>
          </table:table-cell>
          <table:table-cell office:value-type="float" office:value="0.835950153979459" calcext:value-type="float">
            <text:p>0.836</text:p>
          </table:table-cell>
          <table:table-cell office:value-type="float" office:value="0.825737312904083" calcext:value-type="float">
            <text:p>0.826</text:p>
          </table:table-cell>
          <table:table-cell office:value-type="float" office:value="46880983700" calcext:value-type="float">
            <text:p>46880983700.000</text:p>
          </table:table-cell>
          <table:table-cell office:value-type="float" office:value="7572990300" calcext:value-type="float">
            <text:p>7572990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76010982198211" calcext:value-type="float">
            <text:p>0.760</text:p>
          </table:table-cell>
          <table:table-cell office:value-type="float" office:value="0.533989260285598" calcext:value-type="float">
            <text:p>0.534</text:p>
          </table:table-cell>
          <table:table-cell office:value-type="float" office:value="0.805622759585082" calcext:value-type="float">
            <text:p>0.806</text:p>
          </table:table-cell>
          <table:table-cell office:value-type="float" office:value="0.76010982198211" calcext:value-type="float">
            <text:p>0.760</text:p>
          </table:table-cell>
          <table:table-cell office:value-type="float" office:value="0.468904680008616" calcext:value-type="float">
            <text:p>0.469</text:p>
          </table:table-cell>
          <table:table-cell office:value-type="float" office:value="0.901634250401513" calcext:value-type="float">
            <text:p>0.902</text:p>
          </table:table-cell>
          <table:table-cell office:value-type="float" office:value="0.76010982198211" calcext:value-type="float">
            <text:p>0.760</text:p>
          </table:table-cell>
          <table:table-cell office:value-type="float" office:value="0.830492529282152" calcext:value-type="float">
            <text:p>0.830</text:p>
          </table:table-cell>
          <table:table-cell office:value-type="float" office:value="0.76010982198211" calcext:value-type="float">
            <text:p>0.760</text:p>
          </table:table-cell>
          <table:table-cell office:value-type="float" office:value="45552429600" calcext:value-type="float">
            <text:p>45552429600.000</text:p>
          </table:table-cell>
          <table:table-cell office:value-type="float" office:value="7675000500" calcext:value-type="float">
            <text:p>7675000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813214064298999" calcext:value-type="float">
            <text:p>0.813</text:p>
          </table:table-cell>
          <table:table-cell office:value-type="float" office:value="0.54865147689457" calcext:value-type="float">
            <text:p>0.549</text:p>
          </table:table-cell>
          <table:table-cell office:value-type="float" office:value="0.844391373690562" calcext:value-type="float">
            <text:p>0.844</text:p>
          </table:table-cell>
          <table:table-cell office:value-type="float" office:value="0.813214064298999" calcext:value-type="float">
            <text:p>0.813</text:p>
          </table:table-cell>
          <table:table-cell office:value-type="float" office:value="0.477163410834311" calcext:value-type="float">
            <text:p>0.477</text:p>
          </table:table-cell>
          <table:table-cell office:value-type="float" office:value="0.905146435820531" calcext:value-type="float">
            <text:p>0.905</text:p>
          </table:table-cell>
          <table:table-cell office:value-type="float" office:value="0.813214064298999" calcext:value-type="float">
            <text:p>0.813</text:p>
          </table:table-cell>
          <table:table-cell office:value-type="float" office:value="0.83446439800009" calcext:value-type="float">
            <text:p>0.834</text:p>
          </table:table-cell>
          <table:table-cell office:value-type="float" office:value="0.813214064298999" calcext:value-type="float">
            <text:p>0.813</text:p>
          </table:table-cell>
          <table:table-cell office:value-type="float" office:value="46096996900" calcext:value-type="float">
            <text:p>46096996900.000</text:p>
          </table:table-cell>
          <table:table-cell office:value-type="float" office:value="7552010600" calcext:value-type="float">
            <text:p>7552010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802497564431848" calcext:value-type="float">
            <text:p>0.802</text:p>
          </table:table-cell>
          <table:table-cell office:value-type="float" office:value="0.54404440818886" calcext:value-type="float">
            <text:p>0.544</text:p>
          </table:table-cell>
          <table:table-cell office:value-type="float" office:value="0.836085209968629" calcext:value-type="float">
            <text:p>0.836</text:p>
          </table:table-cell>
          <table:table-cell office:value-type="float" office:value="0.802497564431848" calcext:value-type="float">
            <text:p>0.802</text:p>
          </table:table-cell>
          <table:table-cell office:value-type="float" office:value="0.470772874331268" calcext:value-type="float">
            <text:p>0.471</text:p>
          </table:table-cell>
          <table:table-cell office:value-type="float" office:value="0.903647115674684" calcext:value-type="float">
            <text:p>0.904</text:p>
          </table:table-cell>
          <table:table-cell office:value-type="float" office:value="0.802497564431848" calcext:value-type="float">
            <text:p>0.802</text:p>
          </table:table-cell>
          <table:table-cell office:value-type="float" office:value="0.837626659172948" calcext:value-type="float">
            <text:p>0.838</text:p>
          </table:table-cell>
          <table:table-cell office:value-type="float" office:value="0.802497564431848" calcext:value-type="float">
            <text:p>0.802</text:p>
          </table:table-cell>
          <table:table-cell office:value-type="float" office:value="45147001400" calcext:value-type="float">
            <text:p>45147001400.000</text:p>
          </table:table-cell>
          <table:table-cell office:value-type="float" office:value="7693997900" calcext:value-type="float">
            <text:p>7693997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797803560357807" calcext:value-type="float">
            <text:p>0.798</text:p>
          </table:table-cell>
          <table:table-cell office:value-type="float" office:value="0.545066783361346" calcext:value-type="float">
            <text:p>0.545</text:p>
          </table:table-cell>
          <table:table-cell office:value-type="float" office:value="0.830829763983229" calcext:value-type="float">
            <text:p>0.831</text:p>
          </table:table-cell>
          <table:table-cell office:value-type="float" office:value="0.797803560357807" calcext:value-type="float">
            <text:p>0.798</text:p>
          </table:table-cell>
          <table:table-cell office:value-type="float" office:value="0.468452144621746" calcext:value-type="float">
            <text:p>0.468</text:p>
          </table:table-cell>
          <table:table-cell office:value-type="float" office:value="0.901146693262802" calcext:value-type="float">
            <text:p>0.901</text:p>
          </table:table-cell>
          <table:table-cell office:value-type="float" office:value="0.797803560357807" calcext:value-type="float">
            <text:p>0.798</text:p>
          </table:table-cell>
          <table:table-cell office:value-type="float" office:value="0.836934833238108" calcext:value-type="float">
            <text:p>0.837</text:p>
          </table:table-cell>
          <table:table-cell office:value-type="float" office:value="0.797803560357807" calcext:value-type="float">
            <text:p>0.798</text:p>
          </table:table-cell>
          <table:table-cell office:value-type="float" office:value="45764992000" calcext:value-type="float">
            <text:p>45764992000.000</text:p>
          </table:table-cell>
          <table:table-cell office:value-type="float" office:value="7663000200" calcext:value-type="float">
            <text:p>7663000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818297759277301" calcext:value-type="float">
            <text:p>0.818</text:p>
          </table:table-cell>
          <table:table-cell office:value-type="float" office:value="0.556978860428822" calcext:value-type="float">
            <text:p>0.557</text:p>
          </table:table-cell>
          <table:table-cell office:value-type="float" office:value="0.847528862455519" calcext:value-type="float">
            <text:p>0.848</text:p>
          </table:table-cell>
          <table:table-cell office:value-type="float" office:value="0.818297759277301" calcext:value-type="float">
            <text:p>0.818</text:p>
          </table:table-cell>
          <table:table-cell office:value-type="float" office:value="0.481463129159224" calcext:value-type="float">
            <text:p>0.481</text:p>
          </table:table-cell>
          <table:table-cell office:value-type="float" office:value="0.904873123225749" calcext:value-type="float">
            <text:p>0.905</text:p>
          </table:table-cell>
          <table:table-cell office:value-type="float" office:value="0.818297759277301" calcext:value-type="float">
            <text:p>0.818</text:p>
          </table:table-cell>
          <table:table-cell office:value-type="float" office:value="0.834393849041029" calcext:value-type="float">
            <text:p>0.834</text:p>
          </table:table-cell>
          <table:table-cell office:value-type="float" office:value="0.818297759277301" calcext:value-type="float">
            <text:p>0.818</text:p>
          </table:table-cell>
          <table:table-cell office:value-type="float" office:value="44638542700" calcext:value-type="float">
            <text:p>44638542700.000</text:p>
          </table:table-cell>
          <table:table-cell office:value-type="float" office:value="7527999400" calcext:value-type="float">
            <text:p>7527999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788698963776459" calcext:value-type="float">
            <text:p>0.789</text:p>
          </table:table-cell>
          <table:table-cell office:value-type="float" office:value="0.533588613182704" calcext:value-type="float">
            <text:p>0.534</text:p>
          </table:table-cell>
          <table:table-cell office:value-type="float" office:value="0.824705500237942" calcext:value-type="float">
            <text:p>0.825</text:p>
          </table:table-cell>
          <table:table-cell office:value-type="float" office:value="0.788698963776459" calcext:value-type="float">
            <text:p>0.789</text:p>
          </table:table-cell>
          <table:table-cell office:value-type="float" office:value="0.457734547665407" calcext:value-type="float">
            <text:p>0.458</text:p>
          </table:table-cell>
          <table:table-cell office:value-type="float" office:value="0.90192280157241" calcext:value-type="float">
            <text:p>0.902</text:p>
          </table:table-cell>
          <table:table-cell office:value-type="float" office:value="0.788698963776459" calcext:value-type="float">
            <text:p>0.789</text:p>
          </table:table-cell>
          <table:table-cell office:value-type="float" office:value="0.847754377056718" calcext:value-type="float">
            <text:p>0.848</text:p>
          </table:table-cell>
          <table:table-cell office:value-type="float" office:value="0.788698963776459" calcext:value-type="float">
            <text:p>0.789</text:p>
          </table:table-cell>
          <table:table-cell office:value-type="float" office:value="45337221300" calcext:value-type="float">
            <text:p>45337221300.000</text:p>
          </table:table-cell>
          <table:table-cell office:value-type="float" office:value="7732052000" calcext:value-type="float">
            <text:p>7732052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798016119032858" calcext:value-type="float">
            <text:p>0.798</text:p>
          </table:table-cell>
          <table:table-cell office:value-type="float" office:value="0.540938987135153" calcext:value-type="float">
            <text:p>0.541</text:p>
          </table:table-cell>
          <table:table-cell office:value-type="float" office:value="0.832004181759736" calcext:value-type="float">
            <text:p>0.832</text:p>
          </table:table-cell>
          <table:table-cell office:value-type="float" office:value="0.798016119032858" calcext:value-type="float">
            <text:p>0.798</text:p>
          </table:table-cell>
          <table:table-cell office:value-type="float" office:value="0.46668210559023" calcext:value-type="float">
            <text:p>0.467</text:p>
          </table:table-cell>
          <table:table-cell office:value-type="float" office:value="0.902419975542508" calcext:value-type="float">
            <text:p>0.902</text:p>
          </table:table-cell>
          <table:table-cell office:value-type="float" office:value="0.798016119032858" calcext:value-type="float">
            <text:p>0.798</text:p>
          </table:table-cell>
          <table:table-cell office:value-type="float" office:value="0.834667274021924" calcext:value-type="float">
            <text:p>0.835</text:p>
          </table:table-cell>
          <table:table-cell office:value-type="float" office:value="0.798016119032858" calcext:value-type="float">
            <text:p>0.798</text:p>
          </table:table-cell>
          <table:table-cell office:value-type="float" office:value="46789968800" calcext:value-type="float">
            <text:p>46789968800.000</text:p>
          </table:table-cell>
          <table:table-cell office:value-type="float" office:value="7462999400" calcext:value-type="float">
            <text:p>7462999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82237180054911" calcext:value-type="float">
            <text:p>0.822</text:p>
          </table:table-cell>
          <table:table-cell office:value-type="float" office:value="0.580403107116167" calcext:value-type="float">
            <text:p>0.580</text:p>
          </table:table-cell>
          <table:table-cell office:value-type="float" office:value="0.848215956584795" calcext:value-type="float">
            <text:p>0.848</text:p>
          </table:table-cell>
          <table:table-cell office:value-type="float" office:value="0.82237180054911" calcext:value-type="float">
            <text:p>0.822</text:p>
          </table:table-cell>
          <table:table-cell office:value-type="float" office:value="0.494215059711171" calcext:value-type="float">
            <text:p>0.494</text:p>
          </table:table-cell>
          <table:table-cell office:value-type="float" office:value="0.903522766821367" calcext:value-type="float">
            <text:p>0.904</text:p>
          </table:table-cell>
          <table:table-cell office:value-type="float" office:value="0.82237180054911" calcext:value-type="float">
            <text:p>0.822</text:p>
          </table:table-cell>
          <table:table-cell office:value-type="float" office:value="0.844317851429453" calcext:value-type="float">
            <text:p>0.844</text:p>
          </table:table-cell>
          <table:table-cell office:value-type="float" office:value="0.82237180054911" calcext:value-type="float">
            <text:p>0.822</text:p>
          </table:table-cell>
          <table:table-cell office:value-type="float" office:value="46477969700" calcext:value-type="float">
            <text:p>46477969700.000</text:p>
          </table:table-cell>
          <table:table-cell office:value-type="float" office:value="7694001400" calcext:value-type="float">
            <text:p>7694001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802927995748827" calcext:value-type="float">
            <text:p>0.803</text:p>
          </table:table-cell>
          <table:table-cell table:formula="of:=AVERAGE([.C121:.C130])" office:value-type="float" office:value="0.550510160364622" calcext:value-type="float">
            <text:p>0.551</text:p>
          </table:table-cell>
          <table:table-cell table:formula="of:=AVERAGE([.D121:.D130])" office:value-type="float" office:value="0.835874017160158" calcext:value-type="float">
            <text:p>0.836</text:p>
          </table:table-cell>
          <table:table-cell table:formula="of:=AVERAGE([.E121:.E130])" office:value-type="float" office:value="0.802927995748827" calcext:value-type="float">
            <text:p>0.803</text:p>
          </table:table-cell>
          <table:table-cell table:formula="of:=AVERAGE([.F121:.F130])" office:value-type="float" office:value="0.475951737994378" calcext:value-type="float">
            <text:p>0.476</text:p>
          </table:table-cell>
          <table:table-cell table:formula="of:=AVERAGE([.G121:.G130])" office:value-type="float" office:value="0.903345823165385" calcext:value-type="float">
            <text:p>0.903</text:p>
          </table:table-cell>
          <table:table-cell table:formula="of:=AVERAGE([.H121:.H130])" office:value-type="float" office:value="0.802927995748827" calcext:value-type="float">
            <text:p>0.803</text:p>
          </table:table-cell>
          <table:table-cell table:formula="of:=AVERAGE([.I121:.I130])" office:value-type="float" office:value="0.83738776604829" calcext:value-type="float">
            <text:p>0.837</text:p>
          </table:table-cell>
          <table:table-cell table:formula="of:=AVERAGE([.J121:.J130])" office:value-type="float" office:value="0.802927995748827" calcext:value-type="float">
            <text:p>0.803</text:p>
          </table:table-cell>
          <table:table-cell table:formula="of:=AVERAGE([.K121:.K130])" office:value-type="float" office:value="48132019630" calcext:value-type="float">
            <text:p>48132019630.000</text:p>
          </table:table-cell>
          <table:table-cell table:formula="of:=AVERAGE([.L121:.L130])" office:value-type="float" office:value="7646662040" calcext:value-type="float">
            <text:p>7646662040.000</text:p>
          </table:table-cell>
          <table:table-cell table:formula="of:=AVERAGE([.M121:.M130])" office:value-type="float" office:value="14094" calcext:value-type="float">
            <text:p>14094.000</text:p>
          </table:table-cell>
          <table:table-cell table:formula="of:=AVERAGE([.N121:.N130])"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48.13201963" calcext:value-type="float">
            <text:p>48.132</text:p>
          </table:table-cell>
          <table:table-cell table:formula="of:=([.L132]/1000000000)" office:value-type="float" office:value="7.64666204" calcext:value-type="float">
            <text:p>7.647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3]/1000000000)" office:value-type="float" office:value="0" calcext:value-type="float">
            <text:p>0.000</text:p>
          </table:table-cell>
          <table:table-cell table:formula="of:=([.L133]/1000000000)" office:value-type="float" office:value="0" calcext:value-type="float">
            <text:p>0.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778415290775937" calcext:value-type="float">
            <text:p>0.778</text:p>
          </table:table-cell>
          <table:table-cell table:formula="of:=AVERAGE([.C2:.C11];[.C19:.C28];[.C36:.C45];[.C53:.C62];[.C70:.C79];[.C87:.C96];[.C104:.C113];[.C121:.C130])" office:value-type="float" office:value="0.516574789801559" calcext:value-type="float">
            <text:p>0.517</text:p>
          </table:table-cell>
          <table:table-cell table:formula="of:=AVERAGE([.D2:.D11];[.D19:.D28];[.D36:.D45];[.D53:.D62];[.D70:.D79];[.D87:.D96];[.D104:.D113];[.D121:.D130])" office:value-type="float" office:value="0.818192365596918" calcext:value-type="float">
            <text:p>0.818</text:p>
          </table:table-cell>
          <table:table-cell table:formula="of:=AVERAGE([.E2:.E11];[.E19:.E28];[.E36:.E45];[.E53:.E62];[.E70:.E79];[.E87:.E96];[.E104:.E113];[.E121:.E130])" office:value-type="float" office:value="0.778415290775937" calcext:value-type="float">
            <text:p>0.778</text:p>
          </table:table-cell>
          <table:table-cell table:formula="of:=AVERAGE([.F2:.F11];[.F19:.F28];[.F36:.F45];[.F53:.F62];[.F70:.F79];[.F87:.F96];[.F104:.F113];[.F121:.F130])" office:value-type="float" office:value="0.449094244396642" calcext:value-type="float">
            <text:p>0.449</text:p>
          </table:table-cell>
          <table:table-cell table:formula="of:=AVERAGE([.G2:.G11];[.G19:.G28];[.G36:.G45];[.G53:.G62];[.G70:.G79];[.G87:.G96];[.G104:.G113];[.G121:.G130])" office:value-type="float" office:value="0.900252848596108" calcext:value-type="float">
            <text:p>0.900</text:p>
          </table:table-cell>
          <table:table-cell table:formula="of:=AVERAGE([.H2:.H11];[.H19:.H28];[.H36:.H45];[.H53:.H62];[.H70:.H79];[.H87:.H96];[.H104:.H113];[.H121:.H130])" office:value-type="float" office:value="0.778415290775937" calcext:value-type="float">
            <text:p>0.778</text:p>
          </table:table-cell>
          <table:table-cell table:formula="of:=AVERAGE([.I2:.I11];[.I19:.I28];[.I36:.I45];[.I53:.I62];[.I70:.I79];[.I87:.I96];[.I104:.I113];[.I121:.I130])" office:value-type="float" office:value="0.826122855251205" calcext:value-type="float">
            <text:p>0.826</text:p>
          </table:table-cell>
          <table:table-cell table:formula="of:=AVERAGE([.J2:.J11];[.J19:.J28];[.J36:.J45];[.J53:.J62];[.J70:.J79];[.J87:.J96];[.J104:.J113];[.J121:.J130])" office:value-type="float" office:value="0.778415290775937" calcext:value-type="float">
            <text:p>0.778</text:p>
          </table:table-cell>
          <table:table-cell table:formula="of:=AVERAGE([.K2:.K11];[.K19:.K28];[.K36:.K45];[.K53:.K62];[.K70:.K79];[.K87:.K96];[.K104:.K113];[.K121:.K130])" office:value-type="float" office:value="49539701603.75" calcext:value-type="float">
            <text:p>49539701603.750</text:p>
          </table:table-cell>
          <table:table-cell table:formula="of:=AVERAGE([.L2:.L11];[.L19:.L28];[.L36:.L45];[.L53:.L62];[.L70:.L79];[.L87:.L96];[.L104:.L113];[.L121:.L130])" office:value-type="float" office:value="8248336840" calcext:value-type="float">
            <text:p>8248336840.000</text:p>
          </table:table-cell>
          <table:table-cell table:formula="of:=AVERAGE([.M2:.M11];[.M19:.M28];[.M36:.M45];[.M53:.M62];[.M70:.M79];[.M87:.M96];[.M104:.M113];[.M121:.M130])" office:value-type="float" office:value="13678.3125" calcext:value-type="float">
            <text:p>13678.313</text:p>
          </table:table-cell>
          <table:table-cell table:formula="of:=AVERAGE([.N2:.N11];[.N19:.N28];[.N36:.N45];[.N53:.N62];[.N70:.N79];[.N87:.N96];[.N104:.N113];[.N121:.N130])" office:value-type="float" office:value="55361.6875" calcext:value-type="float">
            <text:p>55361.68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49.53970160375" calcext:value-type="float">
            <text:p>49.540</text:p>
          </table:table-cell>
          <table:table-cell table:formula="of:=([.L140]/1000000000)" office:value-type="float" office:value="8.24833684" calcext:value-type="float">
            <text:p>8.248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2" table:style-name="ta1">
        <table:table-column table:style-name="co20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7" table:number-columns-repeated="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77481274875427" calcext:value-type="float">
            <text:p>0.775</text:p>
          </table:table-cell>
          <table:table-cell office:value-type="float" office:value="0.521300800684334" calcext:value-type="float">
            <text:p>0.521</text:p>
          </table:table-cell>
          <table:table-cell office:value-type="float" office:value="0.811676878767669" calcext:value-type="float">
            <text:p>0.812</text:p>
          </table:table-cell>
          <table:table-cell office:value-type="float" office:value="0.77481274875427" calcext:value-type="float">
            <text:p>0.775</text:p>
          </table:table-cell>
          <table:table-cell office:value-type="float" office:value="0.459894985363639" calcext:value-type="float">
            <text:p>0.460</text:p>
          </table:table-cell>
          <table:table-cell office:value-type="float" office:value="0.885118569328838" calcext:value-type="float">
            <text:p>0.885</text:p>
          </table:table-cell>
          <table:table-cell office:value-type="float" office:value="0.77481274875427" calcext:value-type="float">
            <text:p>0.775</text:p>
          </table:table-cell>
          <table:table-cell office:value-type="float" office:value="0.81943540687527" calcext:value-type="float">
            <text:p>0.819</text:p>
          </table:table-cell>
          <table:table-cell office:value-type="float" office:value="0.77481274875427" calcext:value-type="float">
            <text:p>0.775</text:p>
          </table:table-cell>
          <table:table-cell office:value-type="float" office:value="52825608500" calcext:value-type="float">
            <text:p>52825608500.000</text:p>
          </table:table-cell>
          <table:table-cell office:value-type="float" office:value="12238645600" calcext:value-type="float">
            <text:p>122386456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77547087028738" calcext:value-type="float">
            <text:p>0.775</text:p>
          </table:table-cell>
          <table:table-cell office:value-type="float" office:value="0.520042236904753" calcext:value-type="float">
            <text:p>0.520</text:p>
          </table:table-cell>
          <table:table-cell office:value-type="float" office:value="0.810444895048633" calcext:value-type="float">
            <text:p>0.810</text:p>
          </table:table-cell>
          <table:table-cell office:value-type="float" office:value="0.77547087028738" calcext:value-type="float">
            <text:p>0.775</text:p>
          </table:table-cell>
          <table:table-cell office:value-type="float" office:value="0.455094783148059" calcext:value-type="float">
            <text:p>0.455</text:p>
          </table:table-cell>
          <table:table-cell office:value-type="float" office:value="0.883068867678186" calcext:value-type="float">
            <text:p>0.883</text:p>
          </table:table-cell>
          <table:table-cell office:value-type="float" office:value="0.77547087028738" calcext:value-type="float">
            <text:p>0.775</text:p>
          </table:table-cell>
          <table:table-cell office:value-type="float" office:value="0.817522657741653" calcext:value-type="float">
            <text:p>0.818</text:p>
          </table:table-cell>
          <table:table-cell office:value-type="float" office:value="0.77547087028738" calcext:value-type="float">
            <text:p>0.775</text:p>
          </table:table-cell>
          <table:table-cell office:value-type="float" office:value="52643999200" calcext:value-type="float">
            <text:p>52643999200.000</text:p>
          </table:table-cell>
          <table:table-cell office:value-type="float" office:value="9480002500" calcext:value-type="float">
            <text:p>94800025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723761321257325" calcext:value-type="float">
            <text:p>0.724</text:p>
          </table:table-cell>
          <table:table-cell office:value-type="float" office:value="0.489472391102879" calcext:value-type="float">
            <text:p>0.489</text:p>
          </table:table-cell>
          <table:table-cell office:value-type="float" office:value="0.772626765125263" calcext:value-type="float">
            <text:p>0.773</text:p>
          </table:table-cell>
          <table:table-cell office:value-type="float" office:value="0.723761321257325" calcext:value-type="float">
            <text:p>0.724</text:p>
          </table:table-cell>
          <table:table-cell office:value-type="float" office:value="0.435128539197348" calcext:value-type="float">
            <text:p>0.435</text:p>
          </table:table-cell>
          <table:table-cell office:value-type="float" office:value="0.881283108750845" calcext:value-type="float">
            <text:p>0.881</text:p>
          </table:table-cell>
          <table:table-cell office:value-type="float" office:value="0.723761321257325" calcext:value-type="float">
            <text:p>0.724</text:p>
          </table:table-cell>
          <table:table-cell office:value-type="float" office:value="0.816932085320683" calcext:value-type="float">
            <text:p>0.817</text:p>
          </table:table-cell>
          <table:table-cell office:value-type="float" office:value="0.723761321257325" calcext:value-type="float">
            <text:p>0.724</text:p>
          </table:table-cell>
          <table:table-cell office:value-type="float" office:value="48768996900" calcext:value-type="float">
            <text:p>48768996900.000</text:p>
          </table:table-cell>
          <table:table-cell office:value-type="float" office:value="9210010700" calcext:value-type="float">
            <text:p>92100107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661568836378451" calcext:value-type="float">
            <text:p>0.662</text:p>
          </table:table-cell>
          <table:table-cell office:value-type="float" office:value="0.434343999417863" calcext:value-type="float">
            <text:p>0.434</text:p>
          </table:table-cell>
          <table:table-cell office:value-type="float" office:value="0.723803824684522" calcext:value-type="float">
            <text:p>0.724</text:p>
          </table:table-cell>
          <table:table-cell office:value-type="float" office:value="0.661568836378451" calcext:value-type="float">
            <text:p>0.662</text:p>
          </table:table-cell>
          <table:table-cell office:value-type="float" office:value="0.398411367878207" calcext:value-type="float">
            <text:p>0.398</text:p>
          </table:table-cell>
          <table:table-cell office:value-type="float" office:value="0.877838803986433" calcext:value-type="float">
            <text:p>0.878</text:p>
          </table:table-cell>
          <table:table-cell office:value-type="float" office:value="0.661568836378451" calcext:value-type="float">
            <text:p>0.662</text:p>
          </table:table-cell>
          <table:table-cell office:value-type="float" office:value="0.798341386390657" calcext:value-type="float">
            <text:p>0.798</text:p>
          </table:table-cell>
          <table:table-cell office:value-type="float" office:value="0.661568836378451" calcext:value-type="float">
            <text:p>0.662</text:p>
          </table:table-cell>
          <table:table-cell office:value-type="float" office:value="47624966400" calcext:value-type="float">
            <text:p>47624966400.000</text:p>
          </table:table-cell>
          <table:table-cell office:value-type="float" office:value="11771011700" calcext:value-type="float">
            <text:p>117710117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771788523614027" calcext:value-type="float">
            <text:p>0.772</text:p>
          </table:table-cell>
          <table:table-cell office:value-type="float" office:value="0.518670537397204" calcext:value-type="float">
            <text:p>0.519</text:p>
          </table:table-cell>
          <table:table-cell office:value-type="float" office:value="0.808227828230188" calcext:value-type="float">
            <text:p>0.808</text:p>
          </table:table-cell>
          <table:table-cell office:value-type="float" office:value="0.771788523614027" calcext:value-type="float">
            <text:p>0.772</text:p>
          </table:table-cell>
          <table:table-cell office:value-type="float" office:value="0.454718542520036" calcext:value-type="float">
            <text:p>0.455</text:p>
          </table:table-cell>
          <table:table-cell office:value-type="float" office:value="0.884187106560911" calcext:value-type="float">
            <text:p>0.884</text:p>
          </table:table-cell>
          <table:table-cell office:value-type="float" office:value="0.771788523614027" calcext:value-type="float">
            <text:p>0.772</text:p>
          </table:table-cell>
          <table:table-cell office:value-type="float" office:value="0.821947423299513" calcext:value-type="float">
            <text:p>0.822</text:p>
          </table:table-cell>
          <table:table-cell office:value-type="float" office:value="0.771788523614027" calcext:value-type="float">
            <text:p>0.772</text:p>
          </table:table-cell>
          <table:table-cell office:value-type="float" office:value="55021944500" calcext:value-type="float">
            <text:p>55021944500.000</text:p>
          </table:table-cell>
          <table:table-cell office:value-type="float" office:value="9620000000" calcext:value-type="float">
            <text:p>96200000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809708859569401" calcext:value-type="float">
            <text:p>0.810</text:p>
          </table:table-cell>
          <table:table-cell office:value-type="float" office:value="0.557395137698577" calcext:value-type="float">
            <text:p>0.557</text:p>
          </table:table-cell>
          <table:table-cell office:value-type="float" office:value="0.83643338893218" calcext:value-type="float">
            <text:p>0.836</text:p>
          </table:table-cell>
          <table:table-cell office:value-type="float" office:value="0.809708859569401" calcext:value-type="float">
            <text:p>0.810</text:p>
          </table:table-cell>
          <table:table-cell office:value-type="float" office:value="0.488417221744513" calcext:value-type="float">
            <text:p>0.488</text:p>
          </table:table-cell>
          <table:table-cell office:value-type="float" office:value="0.888083722575886" calcext:value-type="float">
            <text:p>0.888</text:p>
          </table:table-cell>
          <table:table-cell office:value-type="float" office:value="0.809708859569401" calcext:value-type="float">
            <text:p>0.810</text:p>
          </table:table-cell>
          <table:table-cell office:value-type="float" office:value="0.820313363421457" calcext:value-type="float">
            <text:p>0.820</text:p>
          </table:table-cell>
          <table:table-cell office:value-type="float" office:value="0.809708859569401" calcext:value-type="float">
            <text:p>0.810</text:p>
          </table:table-cell>
          <table:table-cell office:value-type="float" office:value="47703961700" calcext:value-type="float">
            <text:p>47703961700.000</text:p>
          </table:table-cell>
          <table:table-cell office:value-type="float" office:value="8515001800" calcext:value-type="float">
            <text:p>85150018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755398163527531" calcext:value-type="float">
            <text:p>0.755</text:p>
          </table:table-cell>
          <table:table-cell office:value-type="float" office:value="0.502800068610268" calcext:value-type="float">
            <text:p>0.503</text:p>
          </table:table-cell>
          <table:table-cell office:value-type="float" office:value="0.800228171320884" calcext:value-type="float">
            <text:p>0.800</text:p>
          </table:table-cell>
          <table:table-cell office:value-type="float" office:value="0.755398163527531" calcext:value-type="float">
            <text:p>0.755</text:p>
          </table:table-cell>
          <table:table-cell office:value-type="float" office:value="0.451791230787941" calcext:value-type="float">
            <text:p>0.452</text:p>
          </table:table-cell>
          <table:table-cell office:value-type="float" office:value="0.885756545650806" calcext:value-type="float">
            <text:p>0.886</text:p>
          </table:table-cell>
          <table:table-cell office:value-type="float" office:value="0.755398163527531" calcext:value-type="float">
            <text:p>0.755</text:p>
          </table:table-cell>
          <table:table-cell office:value-type="float" office:value="0.811192691465739" calcext:value-type="float">
            <text:p>0.811</text:p>
          </table:table-cell>
          <table:table-cell office:value-type="float" office:value="0.755398163527531" calcext:value-type="float">
            <text:p>0.755</text:p>
          </table:table-cell>
          <table:table-cell office:value-type="float" office:value="45056966400" calcext:value-type="float">
            <text:p>45056966400.000</text:p>
          </table:table-cell>
          <table:table-cell office:value-type="float" office:value="8511998200" calcext:value-type="float">
            <text:p>85119982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752828355636341" calcext:value-type="float">
            <text:p>0.753</text:p>
          </table:table-cell>
          <table:table-cell office:value-type="float" office:value="0.504257964155473" calcext:value-type="float">
            <text:p>0.504</text:p>
          </table:table-cell>
          <table:table-cell office:value-type="float" office:value="0.793717504595911" calcext:value-type="float">
            <text:p>0.794</text:p>
          </table:table-cell>
          <table:table-cell office:value-type="float" office:value="0.752828355636341" calcext:value-type="float">
            <text:p>0.753</text:p>
          </table:table-cell>
          <table:table-cell office:value-type="float" office:value="0.44343462298941" calcext:value-type="float">
            <text:p>0.443</text:p>
          </table:table-cell>
          <table:table-cell office:value-type="float" office:value="0.883249326987351" calcext:value-type="float">
            <text:p>0.883</text:p>
          </table:table-cell>
          <table:table-cell office:value-type="float" office:value="0.752828355636341" calcext:value-type="float">
            <text:p>0.753</text:p>
          </table:table-cell>
          <table:table-cell office:value-type="float" office:value="0.82696695864183" calcext:value-type="float">
            <text:p>0.827</text:p>
          </table:table-cell>
          <table:table-cell office:value-type="float" office:value="0.752828355636341" calcext:value-type="float">
            <text:p>0.753</text:p>
          </table:table-cell>
          <table:table-cell office:value-type="float" office:value="46678996100" calcext:value-type="float">
            <text:p>46678996100.000</text:p>
          </table:table-cell>
          <table:table-cell office:value-type="float" office:value="8490010800" calcext:value-type="float">
            <text:p>84900108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735795543577047" calcext:value-type="float">
            <text:p>0.736</text:p>
          </table:table-cell>
          <table:table-cell office:value-type="float" office:value="0.487065078547748" calcext:value-type="float">
            <text:p>0.487</text:p>
          </table:table-cell>
          <table:table-cell office:value-type="float" office:value="0.786001076048533" calcext:value-type="float">
            <text:p>0.786</text:p>
          </table:table-cell>
          <table:table-cell office:value-type="float" office:value="0.735795543577047" calcext:value-type="float">
            <text:p>0.736</text:p>
          </table:table-cell>
          <table:table-cell office:value-type="float" office:value="0.440892325355034" calcext:value-type="float">
            <text:p>0.441</text:p>
          </table:table-cell>
          <table:table-cell office:value-type="float" office:value="0.886371915650177" calcext:value-type="float">
            <text:p>0.886</text:p>
          </table:table-cell>
          <table:table-cell office:value-type="float" office:value="0.735795543577047" calcext:value-type="float">
            <text:p>0.736</text:p>
          </table:table-cell>
          <table:table-cell office:value-type="float" office:value="0.80134418360247" calcext:value-type="float">
            <text:p>0.801</text:p>
          </table:table-cell>
          <table:table-cell office:value-type="float" office:value="0.735795543577047" calcext:value-type="float">
            <text:p>0.736</text:p>
          </table:table-cell>
          <table:table-cell office:value-type="float" office:value="44922972100" calcext:value-type="float">
            <text:p>44922972100.000</text:p>
          </table:table-cell>
          <table:table-cell office:value-type="float" office:value="8359009100" calcext:value-type="float">
            <text:p>83590091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809802876931273" calcext:value-type="float">
            <text:p>0.810</text:p>
          </table:table-cell>
          <table:table-cell office:value-type="float" office:value="0.555869834306676" calcext:value-type="float">
            <text:p>0.556</text:p>
          </table:table-cell>
          <table:table-cell office:value-type="float" office:value="0.838175304354405" calcext:value-type="float">
            <text:p>0.838</text:p>
          </table:table-cell>
          <table:table-cell office:value-type="float" office:value="0.809802876931273" calcext:value-type="float">
            <text:p>0.810</text:p>
          </table:table-cell>
          <table:table-cell office:value-type="float" office:value="0.490977611808581" calcext:value-type="float">
            <text:p>0.491</text:p>
          </table:table-cell>
          <table:table-cell office:value-type="float" office:value="0.891334408989063" calcext:value-type="float">
            <text:p>0.891</text:p>
          </table:table-cell>
          <table:table-cell office:value-type="float" office:value="0.809802876931273" calcext:value-type="float">
            <text:p>0.810</text:p>
          </table:table-cell>
          <table:table-cell office:value-type="float" office:value="0.814772316701026" calcext:value-type="float">
            <text:p>0.815</text:p>
          </table:table-cell>
          <table:table-cell office:value-type="float" office:value="0.809802876931273" calcext:value-type="float">
            <text:p>0.810</text:p>
          </table:table-cell>
          <table:table-cell office:value-type="float" office:value="44676969900" calcext:value-type="float">
            <text:p>44676969900.000</text:p>
          </table:table-cell>
          <table:table-cell office:value-type="float" office:value="8508998100" calcext:value-type="float">
            <text:p>85089981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757093609953305" calcext:value-type="float">
            <text:p>0.757</text:p>
          </table:table-cell>
          <table:table-cell table:formula="of:=AVERAGE([.C2:.C11])" office:value-type="float" office:value="0.509121804882578" calcext:value-type="float">
            <text:p>0.509</text:p>
          </table:table-cell>
          <table:table-cell table:formula="of:=AVERAGE([.D2:.D11])" office:value-type="float" office:value="0.798133563710819" calcext:value-type="float">
            <text:p>0.798</text:p>
          </table:table-cell>
          <table:table-cell table:formula="of:=AVERAGE([.E2:.E11])" office:value-type="float" office:value="0.757093609953305" calcext:value-type="float">
            <text:p>0.757</text:p>
          </table:table-cell>
          <table:table-cell table:formula="of:=AVERAGE([.F2:.F11])" office:value-type="float" office:value="0.451876123079277" calcext:value-type="float">
            <text:p>0.452</text:p>
          </table:table-cell>
          <table:table-cell table:formula="of:=AVERAGE([.G2:.G11])" office:value-type="float" office:value="0.88462923761585" calcext:value-type="float">
            <text:p>0.885</text:p>
          </table:table-cell>
          <table:table-cell table:formula="of:=AVERAGE([.H2:.H11])" office:value-type="float" office:value="0.757093609953305" calcext:value-type="float">
            <text:p>0.757</text:p>
          </table:table-cell>
          <table:table-cell table:formula="of:=AVERAGE([.I2:.I11])" office:value-type="float" office:value="0.81487684734603" calcext:value-type="float">
            <text:p>0.815</text:p>
          </table:table-cell>
          <table:table-cell table:formula="of:=AVERAGE([.J2:.J11])" office:value-type="float" office:value="0.757093609953305" calcext:value-type="float">
            <text:p>0.757</text:p>
          </table:table-cell>
          <table:table-cell table:formula="of:=AVERAGE([.K2:.K11])" office:value-type="float" office:value="48592538170" calcext:value-type="float">
            <text:p>48592538170.000</text:p>
          </table:table-cell>
          <table:table-cell table:formula="of:=AVERAGE([.L2:.L11])" office:value-type="float" office:value="9470468850" calcext:value-type="float">
            <text:p>9470468850.000</text:p>
          </table:table-cell>
          <table:table-cell table:formula="of:=AVERAGE([.M2:.M11])" office:value-type="float" office:value="14256" calcext:value-type="float">
            <text:p>14256.000</text:p>
          </table:table-cell>
          <table:table-cell table:formula="of:=AVERAGE([.N2:.N11])"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48.59253817" calcext:value-type="float">
            <text:p>48.593</text:p>
          </table:table-cell>
          <table:table-cell table:formula="of:=([.L13]/1000000000)" office:value-type="float" office:value="9.47046885" calcext:value-type="float">
            <text:p>9.47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784366937154927" calcext:value-type="float">
            <text:p>0.784</text:p>
          </table:table-cell>
          <table:table-cell office:value-type="float" office:value="0.523118980231535" calcext:value-type="float">
            <text:p>0.523</text:p>
          </table:table-cell>
          <table:table-cell office:value-type="float" office:value="0.819817213633173" calcext:value-type="float">
            <text:p>0.820</text:p>
          </table:table-cell>
          <table:table-cell office:value-type="float" office:value="0.784366937154927" calcext:value-type="float">
            <text:p>0.784</text:p>
          </table:table-cell>
          <table:table-cell office:value-type="float" office:value="0.453795919018117" calcext:value-type="float">
            <text:p>0.454</text:p>
          </table:table-cell>
          <table:table-cell office:value-type="float" office:value="0.893716288280812" calcext:value-type="float">
            <text:p>0.894</text:p>
          </table:table-cell>
          <table:table-cell office:value-type="float" office:value="0.784366937154927" calcext:value-type="float">
            <text:p>0.784</text:p>
          </table:table-cell>
          <table:table-cell office:value-type="float" office:value="0.833076923042709" calcext:value-type="float">
            <text:p>0.833</text:p>
          </table:table-cell>
          <table:table-cell office:value-type="float" office:value="0.784366937154927" calcext:value-type="float">
            <text:p>0.784</text:p>
          </table:table-cell>
          <table:table-cell office:value-type="float" office:value="70464992200" calcext:value-type="float">
            <text:p>70464992200.000</text:p>
          </table:table-cell>
          <table:table-cell office:value-type="float" office:value="13281002700" calcext:value-type="float">
            <text:p>13281002700.000</text:p>
          </table:table-cell>
          <table:table-cell office:value-type="float" office:value="16816" calcext:value-type="float">
            <text:p>16816.000</text:p>
          </table:table-cell>
          <table:table-cell office:value-type="float" office:value="74803" calcext:value-type="float">
            <text:p>7480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739114741387378" calcext:value-type="float">
            <text:p>0.739</text:p>
          </table:table-cell>
          <table:table-cell office:value-type="float" office:value="0.497580394994963" calcext:value-type="float">
            <text:p>0.498</text:p>
          </table:table-cell>
          <table:table-cell office:value-type="float" office:value="0.781682604284833" calcext:value-type="float">
            <text:p>0.782</text:p>
          </table:table-cell>
          <table:table-cell office:value-type="float" office:value="0.739114741387378" calcext:value-type="float">
            <text:p>0.739</text:p>
          </table:table-cell>
          <table:table-cell office:value-type="float" office:value="0.428065875883281" calcext:value-type="float">
            <text:p>0.428</text:p>
          </table:table-cell>
          <table:table-cell office:value-type="float" office:value="0.888156758257547" calcext:value-type="float">
            <text:p>0.888</text:p>
          </table:table-cell>
          <table:table-cell office:value-type="float" office:value="0.739114741387378" calcext:value-type="float">
            <text:p>0.739</text:p>
          </table:table-cell>
          <table:table-cell office:value-type="float" office:value="0.834758087863028" calcext:value-type="float">
            <text:p>0.835</text:p>
          </table:table-cell>
          <table:table-cell office:value-type="float" office:value="0.739114741387378" calcext:value-type="float">
            <text:p>0.739</text:p>
          </table:table-cell>
          <table:table-cell office:value-type="float" office:value="71414968300" calcext:value-type="float">
            <text:p>71414968300.000</text:p>
          </table:table-cell>
          <table:table-cell office:value-type="float" office:value="11982001000" calcext:value-type="float">
            <text:p>11982001000.000</text:p>
          </table:table-cell>
          <table:table-cell office:value-type="float" office:value="16816" calcext:value-type="float">
            <text:p>16816.000</text:p>
          </table:table-cell>
          <table:table-cell office:value-type="float" office:value="74803" calcext:value-type="float">
            <text:p>7480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782896407898079" calcext:value-type="float">
            <text:p>0.783</text:p>
          </table:table-cell>
          <table:table-cell office:value-type="float" office:value="0.517675219810455" calcext:value-type="float">
            <text:p>0.518</text:p>
          </table:table-cell>
          <table:table-cell office:value-type="float" office:value="0.822607436619144" calcext:value-type="float">
            <text:p>0.823</text:p>
          </table:table-cell>
          <table:table-cell office:value-type="float" office:value="0.782896407898079" calcext:value-type="float">
            <text:p>0.783</text:p>
          </table:table-cell>
          <table:table-cell office:value-type="float" office:value="0.455421610002365" calcext:value-type="float">
            <text:p>0.455</text:p>
          </table:table-cell>
          <table:table-cell office:value-type="float" office:value="0.900617527857942" calcext:value-type="float">
            <text:p>0.901</text:p>
          </table:table-cell>
          <table:table-cell office:value-type="float" office:value="0.782896407898079" calcext:value-type="float">
            <text:p>0.783</text:p>
          </table:table-cell>
          <table:table-cell office:value-type="float" office:value="0.845965771751261" calcext:value-type="float">
            <text:p>0.846</text:p>
          </table:table-cell>
          <table:table-cell office:value-type="float" office:value="0.782896407898079" calcext:value-type="float">
            <text:p>0.783</text:p>
          </table:table-cell>
          <table:table-cell office:value-type="float" office:value="64682027800" calcext:value-type="float">
            <text:p>64682027800.000</text:p>
          </table:table-cell>
          <table:table-cell office:value-type="float" office:value="12798014700" calcext:value-type="float">
            <text:p>12798014700.000</text:p>
          </table:table-cell>
          <table:table-cell office:value-type="float" office:value="16816" calcext:value-type="float">
            <text:p>16816.000</text:p>
          </table:table-cell>
          <table:table-cell office:value-type="float" office:value="74803" calcext:value-type="float">
            <text:p>7480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786332098979987" calcext:value-type="float">
            <text:p>0.786</text:p>
          </table:table-cell>
          <table:table-cell office:value-type="float" office:value="0.523434054779357" calcext:value-type="float">
            <text:p>0.523</text:p>
          </table:table-cell>
          <table:table-cell office:value-type="float" office:value="0.821753416131536" calcext:value-type="float">
            <text:p>0.822</text:p>
          </table:table-cell>
          <table:table-cell office:value-type="float" office:value="0.786332098979987" calcext:value-type="float">
            <text:p>0.786</text:p>
          </table:table-cell>
          <table:table-cell office:value-type="float" office:value="0.453343732855541" calcext:value-type="float">
            <text:p>0.453</text:p>
          </table:table-cell>
          <table:table-cell office:value-type="float" office:value="0.896196653809296" calcext:value-type="float">
            <text:p>0.896</text:p>
          </table:table-cell>
          <table:table-cell office:value-type="float" office:value="0.786332098979987" calcext:value-type="float">
            <text:p>0.786</text:p>
          </table:table-cell>
          <table:table-cell office:value-type="float" office:value="0.836053503085375" calcext:value-type="float">
            <text:p>0.836</text:p>
          </table:table-cell>
          <table:table-cell office:value-type="float" office:value="0.786332098979987" calcext:value-type="float">
            <text:p>0.786</text:p>
          </table:table-cell>
          <table:table-cell office:value-type="float" office:value="69960256800" calcext:value-type="float">
            <text:p>69960256800.000</text:p>
          </table:table-cell>
          <table:table-cell office:value-type="float" office:value="14998882500" calcext:value-type="float">
            <text:p>14998882500.000</text:p>
          </table:table-cell>
          <table:table-cell office:value-type="float" office:value="16816" calcext:value-type="float">
            <text:p>16816.000</text:p>
          </table:table-cell>
          <table:table-cell office:value-type="float" office:value="74803" calcext:value-type="float">
            <text:p>7480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779514190607329" calcext:value-type="float">
            <text:p>0.780</text:p>
          </table:table-cell>
          <table:table-cell office:value-type="float" office:value="0.516642142504154" calcext:value-type="float">
            <text:p>0.517</text:p>
          </table:table-cell>
          <table:table-cell office:value-type="float" office:value="0.816062711120038" calcext:value-type="float">
            <text:p>0.816</text:p>
          </table:table-cell>
          <table:table-cell office:value-type="float" office:value="0.779514190607329" calcext:value-type="float">
            <text:p>0.780</text:p>
          </table:table-cell>
          <table:table-cell office:value-type="float" office:value="0.447108033779479" calcext:value-type="float">
            <text:p>0.447</text:p>
          </table:table-cell>
          <table:table-cell office:value-type="float" office:value="0.893525830565818" calcext:value-type="float">
            <text:p>0.894</text:p>
          </table:table-cell>
          <table:table-cell office:value-type="float" office:value="0.779514190607329" calcext:value-type="float">
            <text:p>0.780</text:p>
          </table:table-cell>
          <table:table-cell office:value-type="float" office:value="0.829780256217944" calcext:value-type="float">
            <text:p>0.830</text:p>
          </table:table-cell>
          <table:table-cell office:value-type="float" office:value="0.779514190607329" calcext:value-type="float">
            <text:p>0.780</text:p>
          </table:table-cell>
          <table:table-cell office:value-type="float" office:value="58576992000" calcext:value-type="float">
            <text:p>58576992000.000</text:p>
          </table:table-cell>
          <table:table-cell office:value-type="float" office:value="9594994700" calcext:value-type="float">
            <text:p>9594994700.000</text:p>
          </table:table-cell>
          <table:table-cell office:value-type="float" office:value="16816" calcext:value-type="float">
            <text:p>16816.000</text:p>
          </table:table-cell>
          <table:table-cell office:value-type="float" office:value="74803" calcext:value-type="float">
            <text:p>7480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724191866527633" calcext:value-type="float">
            <text:p>0.724</text:p>
          </table:table-cell>
          <table:table-cell office:value-type="float" office:value="0.475618051199898" calcext:value-type="float">
            <text:p>0.476</text:p>
          </table:table-cell>
          <table:table-cell office:value-type="float" office:value="0.773456438130512" calcext:value-type="float">
            <text:p>0.773</text:p>
          </table:table-cell>
          <table:table-cell office:value-type="float" office:value="0.724191866527633" calcext:value-type="float">
            <text:p>0.724</text:p>
          </table:table-cell>
          <table:table-cell office:value-type="float" office:value="0.419519508783775" calcext:value-type="float">
            <text:p>0.420</text:p>
          </table:table-cell>
          <table:table-cell office:value-type="float" office:value="0.889867064289546" calcext:value-type="float">
            <text:p>0.890</text:p>
          </table:table-cell>
          <table:table-cell office:value-type="float" office:value="0.724191866527633" calcext:value-type="float">
            <text:p>0.724</text:p>
          </table:table-cell>
          <table:table-cell office:value-type="float" office:value="0.822136901739172" calcext:value-type="float">
            <text:p>0.822</text:p>
          </table:table-cell>
          <table:table-cell office:value-type="float" office:value="0.724191866527633" calcext:value-type="float">
            <text:p>0.724</text:p>
          </table:table-cell>
          <table:table-cell office:value-type="float" office:value="63182160400" calcext:value-type="float">
            <text:p>63182160400.000</text:p>
          </table:table-cell>
          <table:table-cell office:value-type="float" office:value="13414097300" calcext:value-type="float">
            <text:p>13414097300.000</text:p>
          </table:table-cell>
          <table:table-cell office:value-type="float" office:value="16817" calcext:value-type="float">
            <text:p>16817.000</text:p>
          </table:table-cell>
          <table:table-cell office:value-type="float" office:value="74802" calcext:value-type="float">
            <text:p>748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801569476751959" calcext:value-type="float">
            <text:p>0.802</text:p>
          </table:table-cell>
          <table:table-cell office:value-type="float" office:value="0.535385599136348" calcext:value-type="float">
            <text:p>0.535</text:p>
          </table:table-cell>
          <table:table-cell office:value-type="float" office:value="0.835188029708439" calcext:value-type="float">
            <text:p>0.835</text:p>
          </table:table-cell>
          <table:table-cell office:value-type="float" office:value="0.801569476751959" calcext:value-type="float">
            <text:p>0.802</text:p>
          </table:table-cell>
          <table:table-cell office:value-type="float" office:value="0.469206398984874" calcext:value-type="float">
            <text:p>0.469</text:p>
          </table:table-cell>
          <table:table-cell office:value-type="float" office:value="0.898067954657003" calcext:value-type="float">
            <text:p>0.898</text:p>
          </table:table-cell>
          <table:table-cell office:value-type="float" office:value="0.801569476751959" calcext:value-type="float">
            <text:p>0.802</text:p>
          </table:table-cell>
          <table:table-cell office:value-type="float" office:value="0.835730647258022" calcext:value-type="float">
            <text:p>0.836</text:p>
          </table:table-cell>
          <table:table-cell office:value-type="float" office:value="0.801569476751959" calcext:value-type="float">
            <text:p>0.802</text:p>
          </table:table-cell>
          <table:table-cell office:value-type="float" office:value="65556276500" calcext:value-type="float">
            <text:p>65556276500.000</text:p>
          </table:table-cell>
          <table:table-cell office:value-type="float" office:value="12741628700" calcext:value-type="float">
            <text:p>12741628700.000</text:p>
          </table:table-cell>
          <table:table-cell office:value-type="float" office:value="16817" calcext:value-type="float">
            <text:p>16817.000</text:p>
          </table:table-cell>
          <table:table-cell office:value-type="float" office:value="74802" calcext:value-type="float">
            <text:p>748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806141547017459" calcext:value-type="float">
            <text:p>0.806</text:p>
          </table:table-cell>
          <table:table-cell office:value-type="float" office:value="0.550147741743928" calcext:value-type="float">
            <text:p>0.550</text:p>
          </table:table-cell>
          <table:table-cell office:value-type="float" office:value="0.840751912465212" calcext:value-type="float">
            <text:p>0.841</text:p>
          </table:table-cell>
          <table:table-cell office:value-type="float" office:value="0.806141547017459" calcext:value-type="float">
            <text:p>0.806</text:p>
          </table:table-cell>
          <table:table-cell office:value-type="float" office:value="0.487627910655842" calcext:value-type="float">
            <text:p>0.488</text:p>
          </table:table-cell>
          <table:table-cell office:value-type="float" office:value="0.901427771076632" calcext:value-type="float">
            <text:p>0.901</text:p>
          </table:table-cell>
          <table:table-cell office:value-type="float" office:value="0.806141547017459" calcext:value-type="float">
            <text:p>0.806</text:p>
          </table:table-cell>
          <table:table-cell office:value-type="float" office:value="0.826159191974128" calcext:value-type="float">
            <text:p>0.826</text:p>
          </table:table-cell>
          <table:table-cell office:value-type="float" office:value="0.806141547017459" calcext:value-type="float">
            <text:p>0.806</text:p>
          </table:table-cell>
          <table:table-cell office:value-type="float" office:value="79147359300" calcext:value-type="float">
            <text:p>79147359300.000</text:p>
          </table:table-cell>
          <table:table-cell office:value-type="float" office:value="19549271300" calcext:value-type="float">
            <text:p>19549271300.000</text:p>
          </table:table-cell>
          <table:table-cell office:value-type="float" office:value="16817" calcext:value-type="float">
            <text:p>16817.000</text:p>
          </table:table-cell>
          <table:table-cell office:value-type="float" office:value="74802" calcext:value-type="float">
            <text:p>748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776797411833908" calcext:value-type="float">
            <text:p>0.777</text:p>
          </table:table-cell>
          <table:table-cell office:value-type="float" office:value="0.508392851813455" calcext:value-type="float">
            <text:p>0.508</text:p>
          </table:table-cell>
          <table:table-cell office:value-type="float" office:value="0.817212250156845" calcext:value-type="float">
            <text:p>0.817</text:p>
          </table:table-cell>
          <table:table-cell office:value-type="float" office:value="0.776797411833908" calcext:value-type="float">
            <text:p>0.777</text:p>
          </table:table-cell>
          <table:table-cell office:value-type="float" office:value="0.447015112441726" calcext:value-type="float">
            <text:p>0.447</text:p>
          </table:table-cell>
          <table:table-cell office:value-type="float" office:value="0.898194651607513" calcext:value-type="float">
            <text:p>0.898</text:p>
          </table:table-cell>
          <table:table-cell office:value-type="float" office:value="0.776797411833908" calcext:value-type="float">
            <text:p>0.777</text:p>
          </table:table-cell>
          <table:table-cell office:value-type="float" office:value="0.836250199833384" calcext:value-type="float">
            <text:p>0.836</text:p>
          </table:table-cell>
          <table:table-cell office:value-type="float" office:value="0.776797411833908" calcext:value-type="float">
            <text:p>0.777</text:p>
          </table:table-cell>
          <table:table-cell office:value-type="float" office:value="68001001000" calcext:value-type="float">
            <text:p>68001001000.000</text:p>
          </table:table-cell>
          <table:table-cell office:value-type="float" office:value="11168000100" calcext:value-type="float">
            <text:p>11168000100.000</text:p>
          </table:table-cell>
          <table:table-cell office:value-type="float" office:value="16817" calcext:value-type="float">
            <text:p>16817.000</text:p>
          </table:table-cell>
          <table:table-cell office:value-type="float" office:value="74802" calcext:value-type="float">
            <text:p>748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756410256410257" calcext:value-type="float">
            <text:p>0.756</text:p>
          </table:table-cell>
          <table:table-cell office:value-type="float" office:value="0.503160714390752" calcext:value-type="float">
            <text:p>0.503</text:p>
          </table:table-cell>
          <table:table-cell office:value-type="float" office:value="0.797537636679709" calcext:value-type="float">
            <text:p>0.798</text:p>
          </table:table-cell>
          <table:table-cell office:value-type="float" office:value="0.756410256410256" calcext:value-type="float">
            <text:p>0.756</text:p>
          </table:table-cell>
          <table:table-cell office:value-type="float" office:value="0.43454272782013" calcext:value-type="float">
            <text:p>0.435</text:p>
          </table:table-cell>
          <table:table-cell office:value-type="float" office:value="0.891013696296289" calcext:value-type="float">
            <text:p>0.891</text:p>
          </table:table-cell>
          <table:table-cell office:value-type="float" office:value="0.756410256410256" calcext:value-type="float">
            <text:p>0.756</text:p>
          </table:table-cell>
          <table:table-cell office:value-type="float" office:value="0.836237332263025" calcext:value-type="float">
            <text:p>0.836</text:p>
          </table:table-cell>
          <table:table-cell office:value-type="float" office:value="0.756410256410256" calcext:value-type="float">
            <text:p>0.756</text:p>
          </table:table-cell>
          <table:table-cell office:value-type="float" office:value="65072648300" calcext:value-type="float">
            <text:p>65072648300.000</text:p>
          </table:table-cell>
          <table:table-cell office:value-type="float" office:value="11186396400" calcext:value-type="float">
            <text:p>11186396400.000</text:p>
          </table:table-cell>
          <table:table-cell office:value-type="float" office:value="16817" calcext:value-type="float">
            <text:p>16817.000</text:p>
          </table:table-cell>
          <table:table-cell office:value-type="float" office:value="74802" calcext:value-type="float">
            <text:p>7480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773733493456892" calcext:value-type="float">
            <text:p>0.774</text:p>
          </table:table-cell>
          <table:table-cell table:formula="of:=AVERAGE([.C19:.C28])" office:value-type="float" office:value="0.515115575060485" calcext:value-type="float">
            <text:p>0.515</text:p>
          </table:table-cell>
          <table:table-cell table:formula="of:=AVERAGE([.D19:.D28])" office:value-type="float" office:value="0.812606964892944" calcext:value-type="float">
            <text:p>0.813</text:p>
          </table:table-cell>
          <table:table-cell table:formula="of:=AVERAGE([.E19:.E28])" office:value-type="float" office:value="0.773733493456892" calcext:value-type="float">
            <text:p>0.774</text:p>
          </table:table-cell>
          <table:table-cell table:formula="of:=AVERAGE([.F19:.F28])" office:value-type="float" office:value="0.449564683022513" calcext:value-type="float">
            <text:p>0.450</text:p>
          </table:table-cell>
          <table:table-cell table:formula="of:=AVERAGE([.G19:.G28])" office:value-type="float" office:value="0.89507841966984" calcext:value-type="float">
            <text:p>0.895</text:p>
          </table:table-cell>
          <table:table-cell table:formula="of:=AVERAGE([.H19:.H28])" office:value-type="float" office:value="0.773733493456892" calcext:value-type="float">
            <text:p>0.774</text:p>
          </table:table-cell>
          <table:table-cell table:formula="of:=AVERAGE([.I19:.I28])" office:value-type="float" office:value="0.833614881502805" calcext:value-type="float">
            <text:p>0.834</text:p>
          </table:table-cell>
          <table:table-cell table:formula="of:=AVERAGE([.J19:.J28])" office:value-type="float" office:value="0.773733493456892" calcext:value-type="float">
            <text:p>0.774</text:p>
          </table:table-cell>
          <table:table-cell table:formula="of:=AVERAGE([.K19:.K28])" office:value-type="float" office:value="67605868260" calcext:value-type="float">
            <text:p>67605868260.000</text:p>
          </table:table-cell>
          <table:table-cell table:formula="of:=AVERAGE([.L19:.L28])" office:value-type="float" office:value="13071428940" calcext:value-type="float">
            <text:p>13071428940.000</text:p>
          </table:table-cell>
          <table:table-cell table:formula="of:=AVERAGE([.M19:.M28])" office:value-type="float" office:value="16816.5" calcext:value-type="float">
            <text:p>16816.500</text:p>
          </table:table-cell>
          <table:table-cell table:formula="of:=AVERAGE([.N19:.N28])" office:value-type="float" office:value="74802.5" calcext:value-type="float">
            <text:p>74802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67.60586826" calcext:value-type="float">
            <text:p>67.606</text:p>
          </table:table-cell>
          <table:table-cell table:formula="of:=([.L30]/1000000000)" office:value-type="float" office:value="13.07142894" calcext:value-type="float">
            <text:p>13.07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784875841037804" calcext:value-type="float">
            <text:p>0.785</text:p>
          </table:table-cell>
          <table:table-cell office:value-type="float" office:value="0.499307379505558" calcext:value-type="float">
            <text:p>0.499</text:p>
          </table:table-cell>
          <table:table-cell office:value-type="float" office:value="0.830285165966708" calcext:value-type="float">
            <text:p>0.830</text:p>
          </table:table-cell>
          <table:table-cell office:value-type="float" office:value="0.784875841037804" calcext:value-type="float">
            <text:p>0.785</text:p>
          </table:table-cell>
          <table:table-cell office:value-type="float" office:value="0.449564542785519" calcext:value-type="float">
            <text:p>0.450</text:p>
          </table:table-cell>
          <table:table-cell office:value-type="float" office:value="0.911152226186174" calcext:value-type="float">
            <text:p>0.911</text:p>
          </table:table-cell>
          <table:table-cell office:value-type="float" office:value="0.784875841037804" calcext:value-type="float">
            <text:p>0.785</text:p>
          </table:table-cell>
          <table:table-cell office:value-type="float" office:value="0.832536490549887" calcext:value-type="float">
            <text:p>0.833</text:p>
          </table:table-cell>
          <table:table-cell office:value-type="float" office:value="0.784875841037804" calcext:value-type="float">
            <text:p>0.785</text:p>
          </table:table-cell>
          <table:table-cell office:value-type="float" office:value="91722141900" calcext:value-type="float">
            <text:p>91722141900.000</text:p>
          </table:table-cell>
          <table:table-cell office:value-type="float" office:value="22563853500" calcext:value-type="float">
            <text:p>22563853500.000</text:p>
          </table:table-cell>
          <table:table-cell office:value-type="float" office:value="17257" calcext:value-type="float">
            <text:p>17257.000</text:p>
          </table:table-cell>
          <table:table-cell office:value-type="float" office:value="82636" calcext:value-type="float">
            <text:p>8263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80795295028801" calcext:value-type="float">
            <text:p>0.808</text:p>
          </table:table-cell>
          <table:table-cell office:value-type="float" office:value="0.522446248208753" calcext:value-type="float">
            <text:p>0.522</text:p>
          </table:table-cell>
          <table:table-cell office:value-type="float" office:value="0.841376635120971" calcext:value-type="float">
            <text:p>0.841</text:p>
          </table:table-cell>
          <table:table-cell office:value-type="float" office:value="0.80795295028801" calcext:value-type="float">
            <text:p>0.808</text:p>
          </table:table-cell>
          <table:table-cell office:value-type="float" office:value="0.454033970087326" calcext:value-type="float">
            <text:p>0.454</text:p>
          </table:table-cell>
          <table:table-cell office:value-type="float" office:value="0.905355774310821" calcext:value-type="float">
            <text:p>0.905</text:p>
          </table:table-cell>
          <table:table-cell office:value-type="float" office:value="0.80795295028801" calcext:value-type="float">
            <text:p>0.808</text:p>
          </table:table-cell>
          <table:table-cell office:value-type="float" office:value="0.836692656221505" calcext:value-type="float">
            <text:p>0.837</text:p>
          </table:table-cell>
          <table:table-cell office:value-type="float" office:value="0.80795295028801" calcext:value-type="float">
            <text:p>0.808</text:p>
          </table:table-cell>
          <table:table-cell office:value-type="float" office:value="93431272900" calcext:value-type="float">
            <text:p>93431272900.000</text:p>
          </table:table-cell>
          <table:table-cell office:value-type="float" office:value="23560022900" calcext:value-type="float">
            <text:p>23560022900.000</text:p>
          </table:table-cell>
          <table:table-cell office:value-type="float" office:value="17257" calcext:value-type="float">
            <text:p>17257.000</text:p>
          </table:table-cell>
          <table:table-cell office:value-type="float" office:value="82636" calcext:value-type="float">
            <text:p>8263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790478725978992" calcext:value-type="float">
            <text:p>0.790</text:p>
          </table:table-cell>
          <table:table-cell office:value-type="float" office:value="0.521199959483191" calcext:value-type="float">
            <text:p>0.521</text:p>
          </table:table-cell>
          <table:table-cell office:value-type="float" office:value="0.827202344929199" calcext:value-type="float">
            <text:p>0.827</text:p>
          </table:table-cell>
          <table:table-cell office:value-type="float" office:value="0.790478725978992" calcext:value-type="float">
            <text:p>0.790</text:p>
          </table:table-cell>
          <table:table-cell office:value-type="float" office:value="0.449260618432532" calcext:value-type="float">
            <text:p>0.449</text:p>
          </table:table-cell>
          <table:table-cell office:value-type="float" office:value="0.90396954319146" calcext:value-type="float">
            <text:p>0.904</text:p>
          </table:table-cell>
          <table:table-cell office:value-type="float" office:value="0.790478725978992" calcext:value-type="float">
            <text:p>0.790</text:p>
          </table:table-cell>
          <table:table-cell office:value-type="float" office:value="0.846064393911401" calcext:value-type="float">
            <text:p>0.846</text:p>
          </table:table-cell>
          <table:table-cell office:value-type="float" office:value="0.790478725978992" calcext:value-type="float">
            <text:p>0.790</text:p>
          </table:table-cell>
          <table:table-cell office:value-type="float" office:value="94187257100" calcext:value-type="float">
            <text:p>94187257100.000</text:p>
          </table:table-cell>
          <table:table-cell office:value-type="float" office:value="23238911200" calcext:value-type="float">
            <text:p>23238911200.000</text:p>
          </table:table-cell>
          <table:table-cell office:value-type="float" office:value="17257" calcext:value-type="float">
            <text:p>17257.000</text:p>
          </table:table-cell>
          <table:table-cell office:value-type="float" office:value="82636" calcext:value-type="float">
            <text:p>8263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796710876615519" calcext:value-type="float">
            <text:p>0.797</text:p>
          </table:table-cell>
          <table:table-cell office:value-type="float" office:value="0.519274520446146" calcext:value-type="float">
            <text:p>0.519</text:p>
          </table:table-cell>
          <table:table-cell office:value-type="float" office:value="0.831556049249386" calcext:value-type="float">
            <text:p>0.832</text:p>
          </table:table-cell>
          <table:table-cell office:value-type="float" office:value="0.796710876615519" calcext:value-type="float">
            <text:p>0.797</text:p>
          </table:table-cell>
          <table:table-cell office:value-type="float" office:value="0.446684728595304" calcext:value-type="float">
            <text:p>0.447</text:p>
          </table:table-cell>
          <table:table-cell office:value-type="float" office:value="0.902317710308779" calcext:value-type="float">
            <text:p>0.902</text:p>
          </table:table-cell>
          <table:table-cell office:value-type="float" office:value="0.796710876615519" calcext:value-type="float">
            <text:p>0.797</text:p>
          </table:table-cell>
          <table:table-cell office:value-type="float" office:value="0.838261194201402" calcext:value-type="float">
            <text:p>0.838</text:p>
          </table:table-cell>
          <table:table-cell office:value-type="float" office:value="0.796710876615519" calcext:value-type="float">
            <text:p>0.797</text:p>
          </table:table-cell>
          <table:table-cell office:value-type="float" office:value="94733715400" calcext:value-type="float">
            <text:p>94733715400.000</text:p>
          </table:table-cell>
          <table:table-cell office:value-type="float" office:value="19203366100" calcext:value-type="float">
            <text:p>19203366100.000</text:p>
          </table:table-cell>
          <table:table-cell office:value-type="float" office:value="17257" calcext:value-type="float">
            <text:p>17257.000</text:p>
          </table:table-cell>
          <table:table-cell office:value-type="float" office:value="82636" calcext:value-type="float">
            <text:p>8263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806706520160705" calcext:value-type="float">
            <text:p>0.807</text:p>
          </table:table-cell>
          <table:table-cell office:value-type="float" office:value="0.524841061744049" calcext:value-type="float">
            <text:p>0.525</text:p>
          </table:table-cell>
          <table:table-cell office:value-type="float" office:value="0.839520466858865" calcext:value-type="float">
            <text:p>0.840</text:p>
          </table:table-cell>
          <table:table-cell office:value-type="float" office:value="0.806706520160705" calcext:value-type="float">
            <text:p>0.807</text:p>
          </table:table-cell>
          <table:table-cell office:value-type="float" office:value="0.451417326346217" calcext:value-type="float">
            <text:p>0.451</text:p>
          </table:table-cell>
          <table:table-cell office:value-type="float" office:value="0.904749030605305" calcext:value-type="float">
            <text:p>0.905</text:p>
          </table:table-cell>
          <table:table-cell office:value-type="float" office:value="0.806706520160705" calcext:value-type="float">
            <text:p>0.807</text:p>
          </table:table-cell>
          <table:table-cell office:value-type="float" office:value="0.835051568601666" calcext:value-type="float">
            <text:p>0.835</text:p>
          </table:table-cell>
          <table:table-cell office:value-type="float" office:value="0.806706520160705" calcext:value-type="float">
            <text:p>0.807</text:p>
          </table:table-cell>
          <table:table-cell office:value-type="float" office:value="92578155100" calcext:value-type="float">
            <text:p>92578155100.000</text:p>
          </table:table-cell>
          <table:table-cell office:value-type="float" office:value="18841096900" calcext:value-type="float">
            <text:p>18841096900.000</text:p>
          </table:table-cell>
          <table:table-cell office:value-type="float" office:value="17257" calcext:value-type="float">
            <text:p>17257.000</text:p>
          </table:table-cell>
          <table:table-cell office:value-type="float" office:value="82636" calcext:value-type="float">
            <text:p>8263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797652326496037" calcext:value-type="float">
            <text:p>0.798</text:p>
          </table:table-cell>
          <table:table-cell office:value-type="float" office:value="0.509709196125694" calcext:value-type="float">
            <text:p>0.510</text:p>
          </table:table-cell>
          <table:table-cell office:value-type="float" office:value="0.835068269096962" calcext:value-type="float">
            <text:p>0.835</text:p>
          </table:table-cell>
          <table:table-cell office:value-type="float" office:value="0.797652326496037" calcext:value-type="float">
            <text:p>0.798</text:p>
          </table:table-cell>
          <table:table-cell office:value-type="float" office:value="0.444511340551187" calcext:value-type="float">
            <text:p>0.445</text:p>
          </table:table-cell>
          <table:table-cell office:value-type="float" office:value="0.9067990346647" calcext:value-type="float">
            <text:p>0.907</text:p>
          </table:table-cell>
          <table:table-cell office:value-type="float" office:value="0.797652326496037" calcext:value-type="float">
            <text:p>0.798</text:p>
          </table:table-cell>
          <table:table-cell office:value-type="float" office:value="0.838062912125288" calcext:value-type="float">
            <text:p>0.838</text:p>
          </table:table-cell>
          <table:table-cell office:value-type="float" office:value="0.797652326496037" calcext:value-type="float">
            <text:p>0.798</text:p>
          </table:table-cell>
          <table:table-cell office:value-type="float" office:value="93799180700" calcext:value-type="float">
            <text:p>93799180700.000</text:p>
          </table:table-cell>
          <table:table-cell office:value-type="float" office:value="18900624700" calcext:value-type="float">
            <text:p>18900624700.000</text:p>
          </table:table-cell>
          <table:table-cell office:value-type="float" office:value="17258" calcext:value-type="float">
            <text:p>17258.000</text:p>
          </table:table-cell>
          <table:table-cell office:value-type="float" office:value="82635" calcext:value-type="float">
            <text:p>8263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809548012343438" calcext:value-type="float">
            <text:p>0.810</text:p>
          </table:table-cell>
          <table:table-cell office:value-type="float" office:value="0.526279889648306" calcext:value-type="float">
            <text:p>0.526</text:p>
          </table:table-cell>
          <table:table-cell office:value-type="float" office:value="0.842707991400203" calcext:value-type="float">
            <text:p>0.843</text:p>
          </table:table-cell>
          <table:table-cell office:value-type="float" office:value="0.809548012343438" calcext:value-type="float">
            <text:p>0.810</text:p>
          </table:table-cell>
          <table:table-cell office:value-type="float" office:value="0.455086155412022" calcext:value-type="float">
            <text:p>0.455</text:p>
          </table:table-cell>
          <table:table-cell office:value-type="float" office:value="0.907787223268055" calcext:value-type="float">
            <text:p>0.908</text:p>
          </table:table-cell>
          <table:table-cell office:value-type="float" office:value="0.809548012343438" calcext:value-type="float">
            <text:p>0.810</text:p>
          </table:table-cell>
          <table:table-cell office:value-type="float" office:value="0.842459611414208" calcext:value-type="float">
            <text:p>0.842</text:p>
          </table:table-cell>
          <table:table-cell office:value-type="float" office:value="0.809548012343438" calcext:value-type="float">
            <text:p>0.810</text:p>
          </table:table-cell>
          <table:table-cell office:value-type="float" office:value="87135993300" calcext:value-type="float">
            <text:p>87135993300.000</text:p>
          </table:table-cell>
          <table:table-cell office:value-type="float" office:value="13243580400" calcext:value-type="float">
            <text:p>13243580400.000</text:p>
          </table:table-cell>
          <table:table-cell office:value-type="float" office:value="17258" calcext:value-type="float">
            <text:p>17258.000</text:p>
          </table:table-cell>
          <table:table-cell office:value-type="float" office:value="82635" calcext:value-type="float">
            <text:p>8263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834839958855207" calcext:value-type="float">
            <text:p>0.835</text:p>
          </table:table-cell>
          <table:table-cell office:value-type="float" office:value="0.557193881418212" calcext:value-type="float">
            <text:p>0.557</text:p>
          </table:table-cell>
          <table:table-cell office:value-type="float" office:value="0.860017633676256" calcext:value-type="float">
            <text:p>0.860</text:p>
          </table:table-cell>
          <table:table-cell office:value-type="float" office:value="0.834839958855207" calcext:value-type="float">
            <text:p>0.835</text:p>
          </table:table-cell>
          <table:table-cell office:value-type="float" office:value="0.48062351648516" calcext:value-type="float">
            <text:p>0.481</text:p>
          </table:table-cell>
          <table:table-cell office:value-type="float" office:value="0.907369252041925" calcext:value-type="float">
            <text:p>0.907</text:p>
          </table:table-cell>
          <table:table-cell office:value-type="float" office:value="0.834839958855207" calcext:value-type="float">
            <text:p>0.835</text:p>
          </table:table-cell>
          <table:table-cell office:value-type="float" office:value="0.843673485875226" calcext:value-type="float">
            <text:p>0.844</text:p>
          </table:table-cell>
          <table:table-cell office:value-type="float" office:value="0.834839958855207" calcext:value-type="float">
            <text:p>0.835</text:p>
          </table:table-cell>
          <table:table-cell office:value-type="float" office:value="66182997900" calcext:value-type="float">
            <text:p>66182997900.000</text:p>
          </table:table-cell>
          <table:table-cell office:value-type="float" office:value="14520307800" calcext:value-type="float">
            <text:p>14520307800.000</text:p>
          </table:table-cell>
          <table:table-cell office:value-type="float" office:value="17258" calcext:value-type="float">
            <text:p>17258.000</text:p>
          </table:table-cell>
          <table:table-cell office:value-type="float" office:value="82635" calcext:value-type="float">
            <text:p>8263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799528045017244" calcext:value-type="float">
            <text:p>0.800</text:p>
          </table:table-cell>
          <table:table-cell office:value-type="float" office:value="0.51549795845857" calcext:value-type="float">
            <text:p>0.515</text:p>
          </table:table-cell>
          <table:table-cell office:value-type="float" office:value="0.834533955893218" calcext:value-type="float">
            <text:p>0.835</text:p>
          </table:table-cell>
          <table:table-cell office:value-type="float" office:value="0.799528045017244" calcext:value-type="float">
            <text:p>0.800</text:p>
          </table:table-cell>
          <table:table-cell office:value-type="float" office:value="0.446144035451821" calcext:value-type="float">
            <text:p>0.446</text:p>
          </table:table-cell>
          <table:table-cell office:value-type="float" office:value="0.902725809914842" calcext:value-type="float">
            <text:p>0.903</text:p>
          </table:table-cell>
          <table:table-cell office:value-type="float" office:value="0.799528045017244" calcext:value-type="float">
            <text:p>0.800</text:p>
          </table:table-cell>
          <table:table-cell office:value-type="float" office:value="0.830954099251353" calcext:value-type="float">
            <text:p>0.831</text:p>
          </table:table-cell>
          <table:table-cell office:value-type="float" office:value="0.799528045017244" calcext:value-type="float">
            <text:p>0.800</text:p>
          </table:table-cell>
          <table:table-cell office:value-type="float" office:value="74972251300" calcext:value-type="float">
            <text:p>74972251300.000</text:p>
          </table:table-cell>
          <table:table-cell office:value-type="float" office:value="17013422700" calcext:value-type="float">
            <text:p>17013422700.000</text:p>
          </table:table-cell>
          <table:table-cell office:value-type="float" office:value="17258" calcext:value-type="float">
            <text:p>17258.000</text:p>
          </table:table-cell>
          <table:table-cell office:value-type="float" office:value="82635" calcext:value-type="float">
            <text:p>8263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802335572094149" calcext:value-type="float">
            <text:p>0.802</text:p>
          </table:table-cell>
          <table:table-cell office:value-type="float" office:value="0.515808873981201" calcext:value-type="float">
            <text:p>0.516</text:p>
          </table:table-cell>
          <table:table-cell office:value-type="float" office:value="0.838384656889012" calcext:value-type="float">
            <text:p>0.838</text:p>
          </table:table-cell>
          <table:table-cell office:value-type="float" office:value="0.802335572094149" calcext:value-type="float">
            <text:p>0.802</text:p>
          </table:table-cell>
          <table:table-cell office:value-type="float" office:value="0.450048851763365" calcext:value-type="float">
            <text:p>0.450</text:p>
          </table:table-cell>
          <table:table-cell office:value-type="float" office:value="0.907189219692338" calcext:value-type="float">
            <text:p>0.907</text:p>
          </table:table-cell>
          <table:table-cell office:value-type="float" office:value="0.802335572094149" calcext:value-type="float">
            <text:p>0.802</text:p>
          </table:table-cell>
          <table:table-cell office:value-type="float" office:value="0.841648376035884" calcext:value-type="float">
            <text:p>0.842</text:p>
          </table:table-cell>
          <table:table-cell office:value-type="float" office:value="0.802335572094149" calcext:value-type="float">
            <text:p>0.802</text:p>
          </table:table-cell>
          <table:table-cell office:value-type="float" office:value="66574007500" calcext:value-type="float">
            <text:p>66574007500.000</text:p>
          </table:table-cell>
          <table:table-cell office:value-type="float" office:value="12618987200" calcext:value-type="float">
            <text:p>12618987200.000</text:p>
          </table:table-cell>
          <table:table-cell office:value-type="float" office:value="17258" calcext:value-type="float">
            <text:p>17258.000</text:p>
          </table:table-cell>
          <table:table-cell office:value-type="float" office:value="82635" calcext:value-type="float">
            <text:p>8263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803062882888711" calcext:value-type="float">
            <text:p>0.803</text:p>
          </table:table-cell>
          <table:table-cell table:formula="of:=AVERAGE([.C36:.C45])" office:value-type="float" office:value="0.521155896901968" calcext:value-type="float">
            <text:p>0.521</text:p>
          </table:table-cell>
          <table:table-cell table:formula="of:=AVERAGE([.D36:.D45])" office:value-type="float" office:value="0.838065316908078" calcext:value-type="float">
            <text:p>0.838</text:p>
          </table:table-cell>
          <table:table-cell table:formula="of:=AVERAGE([.E36:.E45])" office:value-type="float" office:value="0.803062882888711" calcext:value-type="float">
            <text:p>0.803</text:p>
          </table:table-cell>
          <table:table-cell table:formula="of:=AVERAGE([.F36:.F45])" office:value-type="float" office:value="0.452737508591045" calcext:value-type="float">
            <text:p>0.453</text:p>
          </table:table-cell>
          <table:table-cell table:formula="of:=AVERAGE([.G36:.G45])" office:value-type="float" office:value="0.90594148241844" calcext:value-type="float">
            <text:p>0.906</text:p>
          </table:table-cell>
          <table:table-cell table:formula="of:=AVERAGE([.H36:.H45])" office:value-type="float" office:value="0.803062882888711" calcext:value-type="float">
            <text:p>0.803</text:p>
          </table:table-cell>
          <table:table-cell table:formula="of:=AVERAGE([.I36:.I45])" office:value-type="float" office:value="0.838540478818782" calcext:value-type="float">
            <text:p>0.839</text:p>
          </table:table-cell>
          <table:table-cell table:formula="of:=AVERAGE([.J36:.J45])" office:value-type="float" office:value="0.803062882888711" calcext:value-type="float">
            <text:p>0.803</text:p>
          </table:table-cell>
          <table:table-cell table:formula="of:=AVERAGE([.K36:.K45])" office:value-type="float" office:value="85531697310" calcext:value-type="float">
            <text:p>85531697310.000</text:p>
          </table:table-cell>
          <table:table-cell table:formula="of:=AVERAGE([.L36:.L45])" office:value-type="float" office:value="18370417340" calcext:value-type="float">
            <text:p>18370417340.000</text:p>
          </table:table-cell>
          <table:table-cell table:formula="of:=AVERAGE([.M36:.M45])" office:value-type="float" office:value="17257.5" calcext:value-type="float">
            <text:p>17257.500</text:p>
          </table:table-cell>
          <table:table-cell table:formula="of:=AVERAGE([.N36:.N45])" office:value-type="float" office:value="82635.5" calcext:value-type="float">
            <text:p>82635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85.53169731" calcext:value-type="float">
            <text:p>85.532</text:p>
          </table:table-cell>
          <table:table-cell table:formula="of:=([.L47]/1000000000)" office:value-type="float" office:value="18.37041734" calcext:value-type="float">
            <text:p>18.37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31530343007916" calcext:value-type="float">
            <text:p>0.732</text:p>
          </table:table-cell>
          <table:table-cell office:value-type="float" office:value="0.441220913367581" calcext:value-type="float">
            <text:p>0.441</text:p>
          </table:table-cell>
          <table:table-cell office:value-type="float" office:value="0.783113621541281" calcext:value-type="float">
            <text:p>0.783</text:p>
          </table:table-cell>
          <table:table-cell office:value-type="float" office:value="0.731530343007915" calcext:value-type="float">
            <text:p>0.732</text:p>
          </table:table-cell>
          <table:table-cell office:value-type="float" office:value="0.388258772980321" calcext:value-type="float">
            <text:p>0.388</text:p>
          </table:table-cell>
          <table:table-cell office:value-type="float" office:value="0.897747228807043" calcext:value-type="float">
            <text:p>0.898</text:p>
          </table:table-cell>
          <table:table-cell office:value-type="float" office:value="0.731530343007915" calcext:value-type="float">
            <text:p>0.732</text:p>
          </table:table-cell>
          <table:table-cell office:value-type="float" office:value="0.831825606051232" calcext:value-type="float">
            <text:p>0.832</text:p>
          </table:table-cell>
          <table:table-cell office:value-type="float" office:value="0.731530343007915" calcext:value-type="float">
            <text:p>0.732</text:p>
          </table:table-cell>
          <table:table-cell office:value-type="float" office:value="60182991600" calcext:value-type="float">
            <text:p>60182991600.000</text:p>
          </table:table-cell>
          <table:table-cell office:value-type="float" office:value="14262009300" calcext:value-type="float">
            <text:p>14262009300.000</text:p>
          </table:table-cell>
          <table:table-cell office:value-type="float" office:value="16258" calcext:value-type="float">
            <text:p>16258.000</text:p>
          </table:table-cell>
          <table:table-cell office:value-type="float" office:value="72768" calcext:value-type="float">
            <text:p>7276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88052440633245" calcext:value-type="float">
            <text:p>0.788</text:p>
          </table:table-cell>
          <table:table-cell office:value-type="float" office:value="0.491797287953725" calcext:value-type="float">
            <text:p>0.492</text:p>
          </table:table-cell>
          <table:table-cell office:value-type="float" office:value="0.825622574798687" calcext:value-type="float">
            <text:p>0.826</text:p>
          </table:table-cell>
          <table:table-cell office:value-type="float" office:value="0.788052440633245" calcext:value-type="float">
            <text:p>0.788</text:p>
          </table:table-cell>
          <table:table-cell office:value-type="float" office:value="0.426894054645879" calcext:value-type="float">
            <text:p>0.427</text:p>
          </table:table-cell>
          <table:table-cell office:value-type="float" office:value="0.902616662006927" calcext:value-type="float">
            <text:p>0.903</text:p>
          </table:table-cell>
          <table:table-cell office:value-type="float" office:value="0.788052440633245" calcext:value-type="float">
            <text:p>0.788</text:p>
          </table:table-cell>
          <table:table-cell office:value-type="float" office:value="0.83156036828982" calcext:value-type="float">
            <text:p>0.832</text:p>
          </table:table-cell>
          <table:table-cell office:value-type="float" office:value="0.788052440633245" calcext:value-type="float">
            <text:p>0.788</text:p>
          </table:table-cell>
          <table:table-cell office:value-type="float" office:value="65863000700" calcext:value-type="float">
            <text:p>65863000700.000</text:p>
          </table:table-cell>
          <table:table-cell office:value-type="float" office:value="10836998800" calcext:value-type="float">
            <text:p>10836998800.000</text:p>
          </table:table-cell>
          <table:table-cell office:value-type="float" office:value="16258" calcext:value-type="float">
            <text:p>16258.000</text:p>
          </table:table-cell>
          <table:table-cell office:value-type="float" office:value="72768" calcext:value-type="float">
            <text:p>7276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57778144239226" calcext:value-type="float">
            <text:p>0.758</text:p>
          </table:table-cell>
          <table:table-cell office:value-type="float" office:value="0.455548238742168" calcext:value-type="float">
            <text:p>0.456</text:p>
          </table:table-cell>
          <table:table-cell office:value-type="float" office:value="0.807118059714035" calcext:value-type="float">
            <text:p>0.807</text:p>
          </table:table-cell>
          <table:table-cell office:value-type="float" office:value="0.757778144239226" calcext:value-type="float">
            <text:p>0.758</text:p>
          </table:table-cell>
          <table:table-cell office:value-type="float" office:value="0.404442417879631" calcext:value-type="float">
            <text:p>0.404</text:p>
          </table:table-cell>
          <table:table-cell office:value-type="float" office:value="0.903824018862997" calcext:value-type="float">
            <text:p>0.904</text:p>
          </table:table-cell>
          <table:table-cell office:value-type="float" office:value="0.757778144239226" calcext:value-type="float">
            <text:p>0.758</text:p>
          </table:table-cell>
          <table:table-cell office:value-type="float" office:value="0.820899346239808" calcext:value-type="float">
            <text:p>0.821</text:p>
          </table:table-cell>
          <table:table-cell office:value-type="float" office:value="0.757778144239226" calcext:value-type="float">
            <text:p>0.758</text:p>
          </table:table-cell>
          <table:table-cell office:value-type="float" office:value="53286996800" calcext:value-type="float">
            <text:p>53286996800.000</text:p>
          </table:table-cell>
          <table:table-cell office:value-type="float" office:value="9765000800" calcext:value-type="float">
            <text:p>9765000800.000</text:p>
          </table:table-cell>
          <table:table-cell office:value-type="float" office:value="16258" calcext:value-type="float">
            <text:p>16258.000</text:p>
          </table:table-cell>
          <table:table-cell office:value-type="float" office:value="72768" calcext:value-type="float">
            <text:p>7276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66751868953386" calcext:value-type="float">
            <text:p>0.767</text:p>
          </table:table-cell>
          <table:table-cell office:value-type="float" office:value="0.461128391994" calcext:value-type="float">
            <text:p>0.461</text:p>
          </table:table-cell>
          <table:table-cell office:value-type="float" office:value="0.812881623809088" calcext:value-type="float">
            <text:p>0.813</text:p>
          </table:table-cell>
          <table:table-cell office:value-type="float" office:value="0.766751868953386" calcext:value-type="float">
            <text:p>0.767</text:p>
          </table:table-cell>
          <table:table-cell office:value-type="float" office:value="0.406396683472756" calcext:value-type="float">
            <text:p>0.406</text:p>
          </table:table-cell>
          <table:table-cell office:value-type="float" office:value="0.903642106147933" calcext:value-type="float">
            <text:p>0.904</text:p>
          </table:table-cell>
          <table:table-cell office:value-type="float" office:value="0.766751868953386" calcext:value-type="float">
            <text:p>0.767</text:p>
          </table:table-cell>
          <table:table-cell office:value-type="float" office:value="0.822240380472384" calcext:value-type="float">
            <text:p>0.822</text:p>
          </table:table-cell>
          <table:table-cell office:value-type="float" office:value="0.766751868953386" calcext:value-type="float">
            <text:p>0.767</text:p>
          </table:table-cell>
          <table:table-cell office:value-type="float" office:value="53536007000" calcext:value-type="float">
            <text:p>53536007000.000</text:p>
          </table:table-cell>
          <table:table-cell office:value-type="float" office:value="9887994600" calcext:value-type="float">
            <text:p>9887994600.000</text:p>
          </table:table-cell>
          <table:table-cell office:value-type="float" office:value="16258" calcext:value-type="float">
            <text:p>16258.000</text:p>
          </table:table-cell>
          <table:table-cell office:value-type="float" office:value="72768" calcext:value-type="float">
            <text:p>7276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32877088830255" calcext:value-type="float">
            <text:p>0.733</text:p>
          </table:table-cell>
          <table:table-cell office:value-type="float" office:value="0.447853981450492" calcext:value-type="float">
            <text:p>0.448</text:p>
          </table:table-cell>
          <table:table-cell office:value-type="float" office:value="0.783882359399603" calcext:value-type="float">
            <text:p>0.784</text:p>
          </table:table-cell>
          <table:table-cell office:value-type="float" office:value="0.732877088830255" calcext:value-type="float">
            <text:p>0.733</text:p>
          </table:table-cell>
          <table:table-cell office:value-type="float" office:value="0.392549290331398" calcext:value-type="float">
            <text:p>0.393</text:p>
          </table:table-cell>
          <table:table-cell office:value-type="float" office:value="0.896704816308639" calcext:value-type="float">
            <text:p>0.897</text:p>
          </table:table-cell>
          <table:table-cell office:value-type="float" office:value="0.732877088830255" calcext:value-type="float">
            <text:p>0.733</text:p>
          </table:table-cell>
          <table:table-cell office:value-type="float" office:value="0.826784587138663" calcext:value-type="float">
            <text:p>0.827</text:p>
          </table:table-cell>
          <table:table-cell office:value-type="float" office:value="0.732877088830255" calcext:value-type="float">
            <text:p>0.733</text:p>
          </table:table-cell>
          <table:table-cell office:value-type="float" office:value="52561007400" calcext:value-type="float">
            <text:p>52561007400.000</text:p>
          </table:table-cell>
          <table:table-cell office:value-type="float" office:value="9623001900" calcext:value-type="float">
            <text:p>9623001900.000</text:p>
          </table:table-cell>
          <table:table-cell office:value-type="float" office:value="16258" calcext:value-type="float">
            <text:p>16258.000</text:p>
          </table:table-cell>
          <table:table-cell office:value-type="float" office:value="72768" calcext:value-type="float">
            <text:p>7276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82786153063889" calcext:value-type="float">
            <text:p>0.783</text:p>
          </table:table-cell>
          <table:table-cell office:value-type="float" office:value="0.473770389641352" calcext:value-type="float">
            <text:p>0.474</text:p>
          </table:table-cell>
          <table:table-cell office:value-type="float" office:value="0.825614346707042" calcext:value-type="float">
            <text:p>0.826</text:p>
          </table:table-cell>
          <table:table-cell office:value-type="float" office:value="0.782786153063889" calcext:value-type="float">
            <text:p>0.783</text:p>
          </table:table-cell>
          <table:table-cell office:value-type="float" office:value="0.418505005843522" calcext:value-type="float">
            <text:p>0.419</text:p>
          </table:table-cell>
          <table:table-cell office:value-type="float" office:value="0.905271272498263" calcext:value-type="float">
            <text:p>0.905</text:p>
          </table:table-cell>
          <table:table-cell office:value-type="float" office:value="0.782786153063889" calcext:value-type="float">
            <text:p>0.783</text:p>
          </table:table-cell>
          <table:table-cell office:value-type="float" office:value="0.841639698965403" calcext:value-type="float">
            <text:p>0.842</text:p>
          </table:table-cell>
          <table:table-cell office:value-type="float" office:value="0.782786153063889" calcext:value-type="float">
            <text:p>0.783</text:p>
          </table:table-cell>
          <table:table-cell office:value-type="float" office:value="51558893900" calcext:value-type="float">
            <text:p>51558893900.000</text:p>
          </table:table-cell>
          <table:table-cell office:value-type="float" office:value="9519009500" calcext:value-type="float">
            <text:p>9519009500.000</text:p>
          </table:table-cell>
          <table:table-cell office:value-type="float" office:value="16259" calcext:value-type="float">
            <text:p>16259.000</text:p>
          </table:table-cell>
          <table:table-cell office:value-type="float" office:value="72767" calcext:value-type="float">
            <text:p>727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59671279563538" calcext:value-type="float">
            <text:p>0.760</text:p>
          </table:table-cell>
          <table:table-cell office:value-type="float" office:value="0.459594587288768" calcext:value-type="float">
            <text:p>0.460</text:p>
          </table:table-cell>
          <table:table-cell office:value-type="float" office:value="0.808962550929657" calcext:value-type="float">
            <text:p>0.809</text:p>
          </table:table-cell>
          <table:table-cell office:value-type="float" office:value="0.759671279563538" calcext:value-type="float">
            <text:p>0.760</text:p>
          </table:table-cell>
          <table:table-cell office:value-type="float" office:value="0.408896915642326" calcext:value-type="float">
            <text:p>0.409</text:p>
          </table:table-cell>
          <table:table-cell office:value-type="float" office:value="0.902281569977608" calcext:value-type="float">
            <text:p>0.902</text:p>
          </table:table-cell>
          <table:table-cell office:value-type="float" office:value="0.759671279563538" calcext:value-type="float">
            <text:p>0.760</text:p>
          </table:table-cell>
          <table:table-cell office:value-type="float" office:value="0.828912572896341" calcext:value-type="float">
            <text:p>0.829</text:p>
          </table:table-cell>
          <table:table-cell office:value-type="float" office:value="0.759671279563538" calcext:value-type="float">
            <text:p>0.760</text:p>
          </table:table-cell>
          <table:table-cell office:value-type="float" office:value="51987854600" calcext:value-type="float">
            <text:p>51987854600.000</text:p>
          </table:table-cell>
          <table:table-cell office:value-type="float" office:value="9399008900" calcext:value-type="float">
            <text:p>9399008900.000</text:p>
          </table:table-cell>
          <table:table-cell office:value-type="float" office:value="16259" calcext:value-type="float">
            <text:p>16259.000</text:p>
          </table:table-cell>
          <table:table-cell office:value-type="float" office:value="72767" calcext:value-type="float">
            <text:p>727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71503566176976" calcext:value-type="float">
            <text:p>0.772</text:p>
          </table:table-cell>
          <table:table-cell office:value-type="float" office:value="0.477451531790338" calcext:value-type="float">
            <text:p>0.477</text:p>
          </table:table-cell>
          <table:table-cell office:value-type="float" office:value="0.812716395636031" calcext:value-type="float">
            <text:p>0.813</text:p>
          </table:table-cell>
          <table:table-cell office:value-type="float" office:value="0.771503566176976" calcext:value-type="float">
            <text:p>0.772</text:p>
          </table:table-cell>
          <table:table-cell office:value-type="float" office:value="0.413508822332621" calcext:value-type="float">
            <text:p>0.414</text:p>
          </table:table-cell>
          <table:table-cell office:value-type="float" office:value="0.90093546565434" calcext:value-type="float">
            <text:p>0.901</text:p>
          </table:table-cell>
          <table:table-cell office:value-type="float" office:value="0.771503566176976" calcext:value-type="float">
            <text:p>0.772</text:p>
          </table:table-cell>
          <table:table-cell office:value-type="float" office:value="0.839770144454021" calcext:value-type="float">
            <text:p>0.840</text:p>
          </table:table-cell>
          <table:table-cell office:value-type="float" office:value="0.771503566176976" calcext:value-type="float">
            <text:p>0.772</text:p>
          </table:table-cell>
          <table:table-cell office:value-type="float" office:value="55187967300" calcext:value-type="float">
            <text:p>55187967300.000</text:p>
          </table:table-cell>
          <table:table-cell office:value-type="float" office:value="19093866000" calcext:value-type="float">
            <text:p>19093866000.000</text:p>
          </table:table-cell>
          <table:table-cell office:value-type="float" office:value="16259" calcext:value-type="float">
            <text:p>16259.000</text:p>
          </table:table-cell>
          <table:table-cell office:value-type="float" office:value="72767" calcext:value-type="float">
            <text:p>727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74444459713881" calcext:value-type="float">
            <text:p>0.774</text:p>
          </table:table-cell>
          <table:table-cell office:value-type="float" office:value="0.467292493244489" calcext:value-type="float">
            <text:p>0.467</text:p>
          </table:table-cell>
          <table:table-cell office:value-type="float" office:value="0.816978462188285" calcext:value-type="float">
            <text:p>0.817</text:p>
          </table:table-cell>
          <table:table-cell office:value-type="float" office:value="0.774444459713881" calcext:value-type="float">
            <text:p>0.774</text:p>
          </table:table-cell>
          <table:table-cell office:value-type="float" office:value="0.409277121811344" calcext:value-type="float">
            <text:p>0.409</text:p>
          </table:table-cell>
          <table:table-cell office:value-type="float" office:value="0.900659342847099" calcext:value-type="float">
            <text:p>0.901</text:p>
          </table:table-cell>
          <table:table-cell office:value-type="float" office:value="0.774444459713881" calcext:value-type="float">
            <text:p>0.774</text:p>
          </table:table-cell>
          <table:table-cell office:value-type="float" office:value="0.815623405222128" calcext:value-type="float">
            <text:p>0.816</text:p>
          </table:table-cell>
          <table:table-cell office:value-type="float" office:value="0.774444459713881" calcext:value-type="float">
            <text:p>0.774</text:p>
          </table:table-cell>
          <table:table-cell office:value-type="float" office:value="64991360800" calcext:value-type="float">
            <text:p>64991360800.000</text:p>
          </table:table-cell>
          <table:table-cell office:value-type="float" office:value="16648040100" calcext:value-type="float">
            <text:p>16648040100.000</text:p>
          </table:table-cell>
          <table:table-cell office:value-type="float" office:value="16259" calcext:value-type="float">
            <text:p>16259.000</text:p>
          </table:table-cell>
          <table:table-cell office:value-type="float" office:value="72767" calcext:value-type="float">
            <text:p>727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9706460346036" calcext:value-type="float">
            <text:p>0.797</text:p>
          </table:table-cell>
          <table:table-cell office:value-type="float" office:value="0.486878995846854" calcext:value-type="float">
            <text:p>0.487</text:p>
          </table:table-cell>
          <table:table-cell office:value-type="float" office:value="0.834154414067255" calcext:value-type="float">
            <text:p>0.834</text:p>
          </table:table-cell>
          <table:table-cell office:value-type="float" office:value="0.79706460346036" calcext:value-type="float">
            <text:p>0.797</text:p>
          </table:table-cell>
          <table:table-cell office:value-type="float" office:value="0.425285556371299" calcext:value-type="float">
            <text:p>0.425</text:p>
          </table:table-cell>
          <table:table-cell office:value-type="float" office:value="0.903748010770453" calcext:value-type="float">
            <text:p>0.904</text:p>
          </table:table-cell>
          <table:table-cell office:value-type="float" office:value="0.79706460346036" calcext:value-type="float">
            <text:p>0.797</text:p>
          </table:table-cell>
          <table:table-cell office:value-type="float" office:value="0.832167277858309" calcext:value-type="float">
            <text:p>0.832</text:p>
          </table:table-cell>
          <table:table-cell office:value-type="float" office:value="0.79706460346036" calcext:value-type="float">
            <text:p>0.797</text:p>
          </table:table-cell>
          <table:table-cell office:value-type="float" office:value="87738076200" calcext:value-type="float">
            <text:p>87738076200.000</text:p>
          </table:table-cell>
          <table:table-cell office:value-type="float" office:value="17062764100" calcext:value-type="float">
            <text:p>17062764100.000</text:p>
          </table:table-cell>
          <table:table-cell office:value-type="float" office:value="16259" calcext:value-type="float">
            <text:p>16259.000</text:p>
          </table:table-cell>
          <table:table-cell office:value-type="float" office:value="72767" calcext:value-type="float">
            <text:p>7276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766245994764267" calcext:value-type="float">
            <text:p>0.766</text:p>
          </table:table-cell>
          <table:table-cell table:formula="of:=AVERAGE([.C53:.C62])" office:value-type="float" office:value="0.466253681131977" calcext:value-type="float">
            <text:p>0.466</text:p>
          </table:table-cell>
          <table:table-cell table:formula="of:=AVERAGE([.D53:.D62])" office:value-type="float" office:value="0.811104440879096" calcext:value-type="float">
            <text:p>0.811</text:p>
          </table:table-cell>
          <table:table-cell table:formula="of:=AVERAGE([.E53:.E62])" office:value-type="float" office:value="0.766245994764267" calcext:value-type="float">
            <text:p>0.766</text:p>
          </table:table-cell>
          <table:table-cell table:formula="of:=AVERAGE([.F53:.F62])" office:value-type="float" office:value="0.40940146413111" calcext:value-type="float">
            <text:p>0.409</text:p>
          </table:table-cell>
          <table:table-cell table:formula="of:=AVERAGE([.G53:.G62])" office:value-type="float" office:value="0.90174304938813" calcext:value-type="float">
            <text:p>0.902</text:p>
          </table:table-cell>
          <table:table-cell table:formula="of:=AVERAGE([.H53:.H62])" office:value-type="float" office:value="0.766245994764267" calcext:value-type="float">
            <text:p>0.766</text:p>
          </table:table-cell>
          <table:table-cell table:formula="of:=AVERAGE([.I53:.I62])" office:value-type="float" office:value="0.829142338758811" calcext:value-type="float">
            <text:p>0.829</text:p>
          </table:table-cell>
          <table:table-cell table:formula="of:=AVERAGE([.J53:.J62])" office:value-type="float" office:value="0.766245994764267" calcext:value-type="float">
            <text:p>0.766</text:p>
          </table:table-cell>
          <table:table-cell table:formula="of:=AVERAGE([.K53:.K62])" office:value-type="float" office:value="59689415630" calcext:value-type="float">
            <text:p>59689415630.000</text:p>
          </table:table-cell>
          <table:table-cell table:formula="of:=AVERAGE([.L53:.L62])" office:value-type="float" office:value="12609769400" calcext:value-type="float">
            <text:p>12609769400.000</text:p>
          </table:table-cell>
          <table:table-cell table:formula="of:=AVERAGE([.M53:.M62])" office:value-type="float" office:value="16258.5" calcext:value-type="float">
            <text:p>16258.500</text:p>
          </table:table-cell>
          <table:table-cell table:formula="of:=AVERAGE([.N53:.N62])" office:value-type="float" office:value="72767.5" calcext:value-type="float">
            <text:p>72767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59.68941563" calcext:value-type="float">
            <text:p>59.689</text:p>
          </table:table-cell>
          <table:table-cell table:formula="of:=([.L64]/1000000000)" office:value-type="float" office:value="12.6097694" calcext:value-type="float">
            <text:p>12.61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86488716883412" calcext:value-type="float">
            <text:p>0.786</text:p>
          </table:table-cell>
          <table:table-cell office:value-type="float" office:value="0.533589833347814" calcext:value-type="float">
            <text:p>0.534</text:p>
          </table:table-cell>
          <table:table-cell office:value-type="float" office:value="0.821118243763077" calcext:value-type="float">
            <text:p>0.821</text:p>
          </table:table-cell>
          <table:table-cell office:value-type="float" office:value="0.786488716883413" calcext:value-type="float">
            <text:p>0.786</text:p>
          </table:table-cell>
          <table:table-cell office:value-type="float" office:value="0.467577117373881" calcext:value-type="float">
            <text:p>0.468</text:p>
          </table:table-cell>
          <table:table-cell office:value-type="float" office:value="0.891306478737423" calcext:value-type="float">
            <text:p>0.891</text:p>
          </table:table-cell>
          <table:table-cell office:value-type="float" office:value="0.786488716883413" calcext:value-type="float">
            <text:p>0.786</text:p>
          </table:table-cell>
          <table:table-cell office:value-type="float" office:value="0.828561743812577" calcext:value-type="float">
            <text:p>0.829</text:p>
          </table:table-cell>
          <table:table-cell office:value-type="float" office:value="0.786488716883413" calcext:value-type="float">
            <text:p>0.786</text:p>
          </table:table-cell>
          <table:table-cell office:value-type="float" office:value="86961542200" calcext:value-type="float">
            <text:p>86961542200.000</text:p>
          </table:table-cell>
          <table:table-cell office:value-type="float" office:value="15137170700" calcext:value-type="float">
            <text:p>151371707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32918812782789" calcext:value-type="float">
            <text:p>0.733</text:p>
          </table:table-cell>
          <table:table-cell office:value-type="float" office:value="0.474187123159144" calcext:value-type="float">
            <text:p>0.474</text:p>
          </table:table-cell>
          <table:table-cell office:value-type="float" office:value="0.782268474644516" calcext:value-type="float">
            <text:p>0.782</text:p>
          </table:table-cell>
          <table:table-cell office:value-type="float" office:value="0.732918812782789" calcext:value-type="float">
            <text:p>0.733</text:p>
          </table:table-cell>
          <table:table-cell office:value-type="float" office:value="0.420523582617269" calcext:value-type="float">
            <text:p>0.421</text:p>
          </table:table-cell>
          <table:table-cell office:value-type="float" office:value="0.888376818543631" calcext:value-type="float">
            <text:p>0.888</text:p>
          </table:table-cell>
          <table:table-cell office:value-type="float" office:value="0.732918812782789" calcext:value-type="float">
            <text:p>0.733</text:p>
          </table:table-cell>
          <table:table-cell office:value-type="float" office:value="0.813344366941904" calcext:value-type="float">
            <text:p>0.813</text:p>
          </table:table-cell>
          <table:table-cell office:value-type="float" office:value="0.732918812782789" calcext:value-type="float">
            <text:p>0.733</text:p>
          </table:table-cell>
          <table:table-cell office:value-type="float" office:value="66437958600" calcext:value-type="float">
            <text:p>66437958600.000</text:p>
          </table:table-cell>
          <table:table-cell office:value-type="float" office:value="8984000400" calcext:value-type="float">
            <text:p>89840004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68276372328619" calcext:value-type="float">
            <text:p>0.768</text:p>
          </table:table-cell>
          <table:table-cell office:value-type="float" office:value="0.505359556123687" calcext:value-type="float">
            <text:p>0.505</text:p>
          </table:table-cell>
          <table:table-cell office:value-type="float" office:value="0.810504646896963" calcext:value-type="float">
            <text:p>0.811</text:p>
          </table:table-cell>
          <table:table-cell office:value-type="float" office:value="0.768276372328619" calcext:value-type="float">
            <text:p>0.768</text:p>
          </table:table-cell>
          <table:table-cell office:value-type="float" office:value="0.450706319918498" calcext:value-type="float">
            <text:p>0.451</text:p>
          </table:table-cell>
          <table:table-cell office:value-type="float" office:value="0.895458349308852" calcext:value-type="float">
            <text:p>0.895</text:p>
          </table:table-cell>
          <table:table-cell office:value-type="float" office:value="0.768276372328619" calcext:value-type="float">
            <text:p>0.768</text:p>
          </table:table-cell>
          <table:table-cell office:value-type="float" office:value="0.825771895012781" calcext:value-type="float">
            <text:p>0.826</text:p>
          </table:table-cell>
          <table:table-cell office:value-type="float" office:value="0.768276372328619" calcext:value-type="float">
            <text:p>0.768</text:p>
          </table:table-cell>
          <table:table-cell office:value-type="float" office:value="59456642500" calcext:value-type="float">
            <text:p>59456642500.000</text:p>
          </table:table-cell>
          <table:table-cell office:value-type="float" office:value="14869115500" calcext:value-type="float">
            <text:p>148691155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40289120969807" calcext:value-type="float">
            <text:p>0.740</text:p>
          </table:table-cell>
          <table:table-cell office:value-type="float" office:value="0.486087215259707" calcext:value-type="float">
            <text:p>0.486</text:p>
          </table:table-cell>
          <table:table-cell office:value-type="float" office:value="0.785589931854086" calcext:value-type="float">
            <text:p>0.786</text:p>
          </table:table-cell>
          <table:table-cell office:value-type="float" office:value="0.740289120969807" calcext:value-type="float">
            <text:p>0.740</text:p>
          </table:table-cell>
          <table:table-cell office:value-type="float" office:value="0.425465413794624" calcext:value-type="float">
            <text:p>0.425</text:p>
          </table:table-cell>
          <table:table-cell office:value-type="float" office:value="0.886965770578731" calcext:value-type="float">
            <text:p>0.887</text:p>
          </table:table-cell>
          <table:table-cell office:value-type="float" office:value="0.740289120969807" calcext:value-type="float">
            <text:p>0.740</text:p>
          </table:table-cell>
          <table:table-cell office:value-type="float" office:value="0.824181697824631" calcext:value-type="float">
            <text:p>0.824</text:p>
          </table:table-cell>
          <table:table-cell office:value-type="float" office:value="0.740289120969807" calcext:value-type="float">
            <text:p>0.740</text:p>
          </table:table-cell>
          <table:table-cell office:value-type="float" office:value="73586336400" calcext:value-type="float">
            <text:p>73586336400.000</text:p>
          </table:table-cell>
          <table:table-cell office:value-type="float" office:value="11512993100" calcext:value-type="float">
            <text:p>115129931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45340200904926" calcext:value-type="float">
            <text:p>0.745</text:p>
          </table:table-cell>
          <table:table-cell office:value-type="float" office:value="0.487681985964217" calcext:value-type="float">
            <text:p>0.488</text:p>
          </table:table-cell>
          <table:table-cell office:value-type="float" office:value="0.790595762516725" calcext:value-type="float">
            <text:p>0.791</text:p>
          </table:table-cell>
          <table:table-cell office:value-type="float" office:value="0.745340200904926" calcext:value-type="float">
            <text:p>0.745</text:p>
          </table:table-cell>
          <table:table-cell office:value-type="float" office:value="0.428102863458044" calcext:value-type="float">
            <text:p>0.428</text:p>
          </table:table-cell>
          <table:table-cell office:value-type="float" office:value="0.890950134658622" calcext:value-type="float">
            <text:p>0.891</text:p>
          </table:table-cell>
          <table:table-cell office:value-type="float" office:value="0.745340200904926" calcext:value-type="float">
            <text:p>0.745</text:p>
          </table:table-cell>
          <table:table-cell office:value-type="float" office:value="0.833919397789118" calcext:value-type="float">
            <text:p>0.834</text:p>
          </table:table-cell>
          <table:table-cell office:value-type="float" office:value="0.745340200904926" calcext:value-type="float">
            <text:p>0.745</text:p>
          </table:table-cell>
          <table:table-cell office:value-type="float" office:value="63269036400" calcext:value-type="float">
            <text:p>63269036400.000</text:p>
          </table:table-cell>
          <table:table-cell office:value-type="float" office:value="10666000800" calcext:value-type="float">
            <text:p>106660008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65473378674483" calcext:value-type="float">
            <text:p>0.765</text:p>
          </table:table-cell>
          <table:table-cell office:value-type="float" office:value="0.519926814579448" calcext:value-type="float">
            <text:p>0.520</text:p>
          </table:table-cell>
          <table:table-cell office:value-type="float" office:value="0.804267727458042" calcext:value-type="float">
            <text:p>0.804</text:p>
          </table:table-cell>
          <table:table-cell office:value-type="float" office:value="0.765473378674483" calcext:value-type="float">
            <text:p>0.765</text:p>
          </table:table-cell>
          <table:table-cell office:value-type="float" office:value="0.453450677400705" calcext:value-type="float">
            <text:p>0.453</text:p>
          </table:table-cell>
          <table:table-cell office:value-type="float" office:value="0.887612036324745" calcext:value-type="float">
            <text:p>0.888</text:p>
          </table:table-cell>
          <table:table-cell office:value-type="float" office:value="0.765473378674483" calcext:value-type="float">
            <text:p>0.765</text:p>
          </table:table-cell>
          <table:table-cell office:value-type="float" office:value="0.819592302085123" calcext:value-type="float">
            <text:p>0.820</text:p>
          </table:table-cell>
          <table:table-cell office:value-type="float" office:value="0.765473378674483" calcext:value-type="float">
            <text:p>0.765</text:p>
          </table:table-cell>
          <table:table-cell office:value-type="float" office:value="65523998700" calcext:value-type="float">
            <text:p>65523998700.000</text:p>
          </table:table-cell>
          <table:table-cell office:value-type="float" office:value="15628984900" calcext:value-type="float">
            <text:p>156289849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60308471585897" calcext:value-type="float">
            <text:p>0.760</text:p>
          </table:table-cell>
          <table:table-cell office:value-type="float" office:value="0.497481455334072" calcext:value-type="float">
            <text:p>0.497</text:p>
          </table:table-cell>
          <table:table-cell office:value-type="float" office:value="0.802326924455447" calcext:value-type="float">
            <text:p>0.802</text:p>
          </table:table-cell>
          <table:table-cell office:value-type="float" office:value="0.760308471585897" calcext:value-type="float">
            <text:p>0.760</text:p>
          </table:table-cell>
          <table:table-cell office:value-type="float" office:value="0.43643554741977" calcext:value-type="float">
            <text:p>0.436</text:p>
          </table:table-cell>
          <table:table-cell office:value-type="float" office:value="0.890447943994069" calcext:value-type="float">
            <text:p>0.890</text:p>
          </table:table-cell>
          <table:table-cell office:value-type="float" office:value="0.760308471585897" calcext:value-type="float">
            <text:p>0.760</text:p>
          </table:table-cell>
          <table:table-cell office:value-type="float" office:value="0.829278918728421" calcext:value-type="float">
            <text:p>0.829</text:p>
          </table:table-cell>
          <table:table-cell office:value-type="float" office:value="0.760308471585897" calcext:value-type="float">
            <text:p>0.760</text:p>
          </table:table-cell>
          <table:table-cell office:value-type="float" office:value="65737998200" calcext:value-type="float">
            <text:p>65737998200.000</text:p>
          </table:table-cell>
          <table:table-cell office:value-type="float" office:value="11706008200" calcext:value-type="float">
            <text:p>117060082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88110753820324" calcext:value-type="float">
            <text:p>0.788</text:p>
          </table:table-cell>
          <table:table-cell office:value-type="float" office:value="0.520863543131633" calcext:value-type="float">
            <text:p>0.521</text:p>
          </table:table-cell>
          <table:table-cell office:value-type="float" office:value="0.823821689778294" calcext:value-type="float">
            <text:p>0.824</text:p>
          </table:table-cell>
          <table:table-cell office:value-type="float" office:value="0.788110753820324" calcext:value-type="float">
            <text:p>0.788</text:p>
          </table:table-cell>
          <table:table-cell office:value-type="float" office:value="0.455977857828253" calcext:value-type="float">
            <text:p>0.456</text:p>
          </table:table-cell>
          <table:table-cell office:value-type="float" office:value="0.894771276053594" calcext:value-type="float">
            <text:p>0.895</text:p>
          </table:table-cell>
          <table:table-cell office:value-type="float" office:value="0.788110753820324" calcext:value-type="float">
            <text:p>0.788</text:p>
          </table:table-cell>
          <table:table-cell office:value-type="float" office:value="0.834047591031598" calcext:value-type="float">
            <text:p>0.834</text:p>
          </table:table-cell>
          <table:table-cell office:value-type="float" office:value="0.788110753820324" calcext:value-type="float">
            <text:p>0.788</text:p>
          </table:table-cell>
          <table:table-cell office:value-type="float" office:value="61277998300" calcext:value-type="float">
            <text:p>61277998300.000</text:p>
          </table:table-cell>
          <table:table-cell office:value-type="float" office:value="14870008500" calcext:value-type="float">
            <text:p>148700085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8523661819527" calcext:value-type="float">
            <text:p>0.785</text:p>
          </table:table-cell>
          <table:table-cell office:value-type="float" office:value="0.525218105385751" calcext:value-type="float">
            <text:p>0.525</text:p>
          </table:table-cell>
          <table:table-cell office:value-type="float" office:value="0.819509156361675" calcext:value-type="float">
            <text:p>0.820</text:p>
          </table:table-cell>
          <table:table-cell office:value-type="float" office:value="0.78523661819527" calcext:value-type="float">
            <text:p>0.785</text:p>
          </table:table-cell>
          <table:table-cell office:value-type="float" office:value="0.456318550947363" calcext:value-type="float">
            <text:p>0.456</text:p>
          </table:table-cell>
          <table:table-cell office:value-type="float" office:value="0.889301346758788" calcext:value-type="float">
            <text:p>0.889</text:p>
          </table:table-cell>
          <table:table-cell office:value-type="float" office:value="0.78523661819527" calcext:value-type="float">
            <text:p>0.785</text:p>
          </table:table-cell>
          <table:table-cell office:value-type="float" office:value="0.821279986444461" calcext:value-type="float">
            <text:p>0.821</text:p>
          </table:table-cell>
          <table:table-cell office:value-type="float" office:value="0.78523661819527" calcext:value-type="float">
            <text:p>0.785</text:p>
          </table:table-cell>
          <table:table-cell office:value-type="float" office:value="67466011500" calcext:value-type="float">
            <text:p>67466011500.000</text:p>
          </table:table-cell>
          <table:table-cell office:value-type="float" office:value="11127994700" calcext:value-type="float">
            <text:p>111279947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18918072906292" calcext:value-type="float">
            <text:p>0.719</text:p>
          </table:table-cell>
          <table:table-cell office:value-type="float" office:value="0.478156926839953" calcext:value-type="float">
            <text:p>0.478</text:p>
          </table:table-cell>
          <table:table-cell office:value-type="float" office:value="0.780139406070264" calcext:value-type="float">
            <text:p>0.780</text:p>
          </table:table-cell>
          <table:table-cell office:value-type="float" office:value="0.718918072906292" calcext:value-type="float">
            <text:p>0.719</text:p>
          </table:table-cell>
          <table:table-cell office:value-type="float" office:value="0.441150132925236" calcext:value-type="float">
            <text:p>0.441</text:p>
          </table:table-cell>
          <table:table-cell office:value-type="float" office:value="0.898194457374631" calcext:value-type="float">
            <text:p>0.898</text:p>
          </table:table-cell>
          <table:table-cell office:value-type="float" office:value="0.718918072906292" calcext:value-type="float">
            <text:p>0.719</text:p>
          </table:table-cell>
          <table:table-cell office:value-type="float" office:value="0.812180361249486" calcext:value-type="float">
            <text:p>0.812</text:p>
          </table:table-cell>
          <table:table-cell office:value-type="float" office:value="0.718918072906292" calcext:value-type="float">
            <text:p>0.719</text:p>
          </table:table-cell>
          <table:table-cell office:value-type="float" office:value="67219001100" calcext:value-type="float">
            <text:p>67219001100.000</text:p>
          </table:table-cell>
          <table:table-cell office:value-type="float" office:value="11812010700" calcext:value-type="float">
            <text:p>118120107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759136051905182" calcext:value-type="float">
            <text:p>0.759</text:p>
          </table:table-cell>
          <table:table-cell table:formula="of:=AVERAGE([.C70:.C79])" office:value-type="float" office:value="0.502855255912543" calcext:value-type="float">
            <text:p>0.503</text:p>
          </table:table-cell>
          <table:table-cell table:formula="of:=AVERAGE([.D70:.D79])" office:value-type="float" office:value="0.802014196379909" calcext:value-type="float">
            <text:p>0.802</text:p>
          </table:table-cell>
          <table:table-cell table:formula="of:=AVERAGE([.E70:.E79])" office:value-type="float" office:value="0.759136051905182" calcext:value-type="float">
            <text:p>0.759</text:p>
          </table:table-cell>
          <table:table-cell table:formula="of:=AVERAGE([.F70:.F79])" office:value-type="float" office:value="0.443570806368364" calcext:value-type="float">
            <text:p>0.444</text:p>
          </table:table-cell>
          <table:table-cell table:formula="of:=AVERAGE([.G70:.G79])" office:value-type="float" office:value="0.891338461233309" calcext:value-type="float">
            <text:p>0.891</text:p>
          </table:table-cell>
          <table:table-cell table:formula="of:=AVERAGE([.H70:.H79])" office:value-type="float" office:value="0.759136051905182" calcext:value-type="float">
            <text:p>0.759</text:p>
          </table:table-cell>
          <table:table-cell table:formula="of:=AVERAGE([.I70:.I79])" office:value-type="float" office:value="0.82421582609201" calcext:value-type="float">
            <text:p>0.824</text:p>
          </table:table-cell>
          <table:table-cell table:formula="of:=AVERAGE([.J70:.J79])" office:value-type="float" office:value="0.759136051905182" calcext:value-type="float">
            <text:p>0.759</text:p>
          </table:table-cell>
          <table:table-cell table:formula="of:=AVERAGE([.K70:.K79])" office:value-type="float" office:value="67693652390" calcext:value-type="float">
            <text:p>67693652390.000</text:p>
          </table:table-cell>
          <table:table-cell table:formula="of:=AVERAGE([.L70:.L79])" office:value-type="float" office:value="12631428750" calcext:value-type="float">
            <text:p>12631428750.000</text:p>
          </table:table-cell>
          <table:table-cell table:formula="of:=AVERAGE([.M70:.M79])" office:value-type="float" office:value="16155" calcext:value-type="float">
            <text:p>16155.000</text:p>
          </table:table-cell>
          <table:table-cell table:formula="of:=AVERAGE([.N70:.N79])"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67.69365239" calcext:value-type="float">
            <text:p>67.694</text:p>
          </table:table-cell>
          <table:table-cell table:formula="of:=([.L81]/1000000000)" office:value-type="float" office:value="12.63142875" calcext:value-type="float">
            <text:p>12.63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720952733274523" calcext:value-type="float">
            <text:p>0.721</text:p>
          </table:table-cell>
          <table:table-cell office:value-type="float" office:value="0.469303850833228" calcext:value-type="float">
            <text:p>0.469</text:p>
          </table:table-cell>
          <table:table-cell office:value-type="float" office:value="0.776848180948324" calcext:value-type="float">
            <text:p>0.777</text:p>
          </table:table-cell>
          <table:table-cell office:value-type="float" office:value="0.720952733274523" calcext:value-type="float">
            <text:p>0.721</text:p>
          </table:table-cell>
          <table:table-cell office:value-type="float" office:value="0.423212138330092" calcext:value-type="float">
            <text:p>0.423</text:p>
          </table:table-cell>
          <table:table-cell office:value-type="float" office:value="0.892857204096814" calcext:value-type="float">
            <text:p>0.893</text:p>
          </table:table-cell>
          <table:table-cell office:value-type="float" office:value="0.720952733274523" calcext:value-type="float">
            <text:p>0.721</text:p>
          </table:table-cell>
          <table:table-cell office:value-type="float" office:value="0.821647092469319" calcext:value-type="float">
            <text:p>0.822</text:p>
          </table:table-cell>
          <table:table-cell office:value-type="float" office:value="0.720952733274523" calcext:value-type="float">
            <text:p>0.721</text:p>
          </table:table-cell>
          <table:table-cell office:value-type="float" office:value="87605153900" calcext:value-type="float">
            <text:p>87605153900.000</text:p>
          </table:table-cell>
          <table:table-cell office:value-type="float" office:value="16027991000" calcext:value-type="float">
            <text:p>160279910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838820750690077" calcext:value-type="float">
            <text:p>0.839</text:p>
          </table:table-cell>
          <table:table-cell office:value-type="float" office:value="0.581550348196642" calcext:value-type="float">
            <text:p>0.582</text:p>
          </table:table-cell>
          <table:table-cell office:value-type="float" office:value="0.859531377675793" calcext:value-type="float">
            <text:p>0.860</text:p>
          </table:table-cell>
          <table:table-cell office:value-type="float" office:value="0.838820750690077" calcext:value-type="float">
            <text:p>0.839</text:p>
          </table:table-cell>
          <table:table-cell office:value-type="float" office:value="0.505643631168394" calcext:value-type="float">
            <text:p>0.506</text:p>
          </table:table-cell>
          <table:table-cell office:value-type="float" office:value="0.898679897368128" calcext:value-type="float">
            <text:p>0.899</text:p>
          </table:table-cell>
          <table:table-cell office:value-type="float" office:value="0.838820750690077" calcext:value-type="float">
            <text:p>0.839</text:p>
          </table:table-cell>
          <table:table-cell office:value-type="float" office:value="0.836421241010686" calcext:value-type="float">
            <text:p>0.836</text:p>
          </table:table-cell>
          <table:table-cell office:value-type="float" office:value="0.838820750690077" calcext:value-type="float">
            <text:p>0.839</text:p>
          </table:table-cell>
          <table:table-cell office:value-type="float" office:value="85400085400" calcext:value-type="float">
            <text:p>85400085400.000</text:p>
          </table:table-cell>
          <table:table-cell office:value-type="float" office:value="15812158800" calcext:value-type="float">
            <text:p>158121588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783628809652543" calcext:value-type="float">
            <text:p>0.784</text:p>
          </table:table-cell>
          <table:table-cell office:value-type="float" office:value="0.523497968699054" calcext:value-type="float">
            <text:p>0.523</text:p>
          </table:table-cell>
          <table:table-cell office:value-type="float" office:value="0.819028544433989" calcext:value-type="float">
            <text:p>0.819</text:p>
          </table:table-cell>
          <table:table-cell office:value-type="float" office:value="0.783628809652543" calcext:value-type="float">
            <text:p>0.784</text:p>
          </table:table-cell>
          <table:table-cell office:value-type="float" office:value="0.454764087054744" calcext:value-type="float">
            <text:p>0.455</text:p>
          </table:table-cell>
          <table:table-cell office:value-type="float" office:value="0.8926727911714" calcext:value-type="float">
            <text:p>0.893</text:p>
          </table:table-cell>
          <table:table-cell office:value-type="float" office:value="0.783628809652543" calcext:value-type="float">
            <text:p>0.784</text:p>
          </table:table-cell>
          <table:table-cell office:value-type="float" office:value="0.835047585446746" calcext:value-type="float">
            <text:p>0.835</text:p>
          </table:table-cell>
          <table:table-cell office:value-type="float" office:value="0.783628809652543" calcext:value-type="float">
            <text:p>0.784</text:p>
          </table:table-cell>
          <table:table-cell office:value-type="float" office:value="87819375700" calcext:value-type="float">
            <text:p>87819375700.000</text:p>
          </table:table-cell>
          <table:table-cell office:value-type="float" office:value="15983115800" calcext:value-type="float">
            <text:p>159831158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713696252240972" calcext:value-type="float">
            <text:p>0.714</text:p>
          </table:table-cell>
          <table:table-cell office:value-type="float" office:value="0.474107969325427" calcext:value-type="float">
            <text:p>0.474</text:p>
          </table:table-cell>
          <table:table-cell office:value-type="float" office:value="0.760675504987063" calcext:value-type="float">
            <text:p>0.761</text:p>
          </table:table-cell>
          <table:table-cell office:value-type="float" office:value="0.713696252240972" calcext:value-type="float">
            <text:p>0.714</text:p>
          </table:table-cell>
          <table:table-cell office:value-type="float" office:value="0.411661016118356" calcext:value-type="float">
            <text:p>0.412</text:p>
          </table:table-cell>
          <table:table-cell office:value-type="float" office:value="0.882238729857664" calcext:value-type="float">
            <text:p>0.882</text:p>
          </table:table-cell>
          <table:table-cell office:value-type="float" office:value="0.713696252240972" calcext:value-type="float">
            <text:p>0.714</text:p>
          </table:table-cell>
          <table:table-cell office:value-type="float" office:value="0.821824896908516" calcext:value-type="float">
            <text:p>0.822</text:p>
          </table:table-cell>
          <table:table-cell office:value-type="float" office:value="0.713696252240972" calcext:value-type="float">
            <text:p>0.714</text:p>
          </table:table-cell>
          <table:table-cell office:value-type="float" office:value="86739305000" calcext:value-type="float">
            <text:p>86739305000.000</text:p>
          </table:table-cell>
          <table:table-cell office:value-type="float" office:value="16085274700" calcext:value-type="float">
            <text:p>160852747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73681739278905" calcext:value-type="float">
            <text:p>0.737</text:p>
          </table:table-cell>
          <table:table-cell office:value-type="float" office:value="0.471369182602734" calcext:value-type="float">
            <text:p>0.471</text:p>
          </table:table-cell>
          <table:table-cell office:value-type="float" office:value="0.79177786918524" calcext:value-type="float">
            <text:p>0.792</text:p>
          </table:table-cell>
          <table:table-cell office:value-type="float" office:value="0.73681739278905" calcext:value-type="float">
            <text:p>0.737</text:p>
          </table:table-cell>
          <table:table-cell office:value-type="float" office:value="0.436928265775743" calcext:value-type="float">
            <text:p>0.437</text:p>
          </table:table-cell>
          <table:table-cell office:value-type="float" office:value="0.900155666470491" calcext:value-type="float">
            <text:p>0.900</text:p>
          </table:table-cell>
          <table:table-cell office:value-type="float" office:value="0.73681739278905" calcext:value-type="float">
            <text:p>0.737</text:p>
          </table:table-cell>
          <table:table-cell office:value-type="float" office:value="0.817409202265869" calcext:value-type="float">
            <text:p>0.817</text:p>
          </table:table-cell>
          <table:table-cell office:value-type="float" office:value="0.73681739278905" calcext:value-type="float">
            <text:p>0.737</text:p>
          </table:table-cell>
          <table:table-cell office:value-type="float" office:value="87369798300" calcext:value-type="float">
            <text:p>87369798300.000</text:p>
          </table:table-cell>
          <table:table-cell office:value-type="float" office:value="16933862500" calcext:value-type="float">
            <text:p>169338625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765217267579181" calcext:value-type="float">
            <text:p>0.765</text:p>
          </table:table-cell>
          <table:table-cell office:value-type="float" office:value="0.510735310500383" calcext:value-type="float">
            <text:p>0.511</text:p>
          </table:table-cell>
          <table:table-cell office:value-type="float" office:value="0.806933149681983" calcext:value-type="float">
            <text:p>0.807</text:p>
          </table:table-cell>
          <table:table-cell office:value-type="float" office:value="0.765217267579181" calcext:value-type="float">
            <text:p>0.765</text:p>
          </table:table-cell>
          <table:table-cell office:value-type="float" office:value="0.44854346299591" calcext:value-type="float">
            <text:p>0.449</text:p>
          </table:table-cell>
          <table:table-cell office:value-type="float" office:value="0.893183452316086" calcext:value-type="float">
            <text:p>0.893</text:p>
          </table:table-cell>
          <table:table-cell office:value-type="float" office:value="0.765217267579181" calcext:value-type="float">
            <text:p>0.765</text:p>
          </table:table-cell>
          <table:table-cell office:value-type="float" office:value="0.830782750194635" calcext:value-type="float">
            <text:p>0.831</text:p>
          </table:table-cell>
          <table:table-cell office:value-type="float" office:value="0.765217267579181" calcext:value-type="float">
            <text:p>0.765</text:p>
          </table:table-cell>
          <table:table-cell office:value-type="float" office:value="86396655500" calcext:value-type="float">
            <text:p>86396655500.000</text:p>
          </table:table-cell>
          <table:table-cell office:value-type="float" office:value="15946023800" calcext:value-type="float">
            <text:p>159460238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767166557582311" calcext:value-type="float">
            <text:p>0.767</text:p>
          </table:table-cell>
          <table:table-cell office:value-type="float" office:value="0.504623505289779" calcext:value-type="float">
            <text:p>0.505</text:p>
          </table:table-cell>
          <table:table-cell office:value-type="float" office:value="0.809125644857333" calcext:value-type="float">
            <text:p>0.809</text:p>
          </table:table-cell>
          <table:table-cell office:value-type="float" office:value="0.767166557582311" calcext:value-type="float">
            <text:p>0.767</text:p>
          </table:table-cell>
          <table:table-cell office:value-type="float" office:value="0.445181915051865" calcext:value-type="float">
            <text:p>0.445</text:p>
          </table:table-cell>
          <table:table-cell office:value-type="float" office:value="0.892608971191612" calcext:value-type="float">
            <text:p>0.893</text:p>
          </table:table-cell>
          <table:table-cell office:value-type="float" office:value="0.767166557582311" calcext:value-type="float">
            <text:p>0.767</text:p>
          </table:table-cell>
          <table:table-cell office:value-type="float" office:value="0.827453440676685" calcext:value-type="float">
            <text:p>0.827</text:p>
          </table:table-cell>
          <table:table-cell office:value-type="float" office:value="0.767166557582311" calcext:value-type="float">
            <text:p>0.767</text:p>
          </table:table-cell>
          <table:table-cell office:value-type="float" office:value="86272306300" calcext:value-type="float">
            <text:p>86272306300.000</text:p>
          </table:table-cell>
          <table:table-cell office:value-type="float" office:value="16360356300" calcext:value-type="float">
            <text:p>163603563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793304117697277" calcext:value-type="float">
            <text:p>0.793</text:p>
          </table:table-cell>
          <table:table-cell office:value-type="float" office:value="0.520208129911464" calcext:value-type="float">
            <text:p>0.520</text:p>
          </table:table-cell>
          <table:table-cell office:value-type="float" office:value="0.830752912807417" calcext:value-type="float">
            <text:p>0.831</text:p>
          </table:table-cell>
          <table:table-cell office:value-type="float" office:value="0.793304117697277" calcext:value-type="float">
            <text:p>0.793</text:p>
          </table:table-cell>
          <table:table-cell office:value-type="float" office:value="0.464587632360755" calcext:value-type="float">
            <text:p>0.465</text:p>
          </table:table-cell>
          <table:table-cell office:value-type="float" office:value="0.898042123549864" calcext:value-type="float">
            <text:p>0.898</text:p>
          </table:table-cell>
          <table:table-cell office:value-type="float" office:value="0.793304117697277" calcext:value-type="float">
            <text:p>0.793</text:p>
          </table:table-cell>
          <table:table-cell office:value-type="float" office:value="0.83148257791957" calcext:value-type="float">
            <text:p>0.831</text:p>
          </table:table-cell>
          <table:table-cell office:value-type="float" office:value="0.793304117697277" calcext:value-type="float">
            <text:p>0.793</text:p>
          </table:table-cell>
          <table:table-cell office:value-type="float" office:value="86432635900" calcext:value-type="float">
            <text:p>86432635900.000</text:p>
          </table:table-cell>
          <table:table-cell office:value-type="float" office:value="16136155000" calcext:value-type="float">
            <text:p>161361550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765971372470903" calcext:value-type="float">
            <text:p>0.766</text:p>
          </table:table-cell>
          <table:table-cell office:value-type="float" office:value="0.509242337894085" calcext:value-type="float">
            <text:p>0.509</text:p>
          </table:table-cell>
          <table:table-cell office:value-type="float" office:value="0.807959017738338" calcext:value-type="float">
            <text:p>0.808</text:p>
          </table:table-cell>
          <table:table-cell office:value-type="float" office:value="0.765971372470903" calcext:value-type="float">
            <text:p>0.766</text:p>
          </table:table-cell>
          <table:table-cell office:value-type="float" office:value="0.449816097625506" calcext:value-type="float">
            <text:p>0.450</text:p>
          </table:table-cell>
          <table:table-cell office:value-type="float" office:value="0.893461570665913" calcext:value-type="float">
            <text:p>0.893</text:p>
          </table:table-cell>
          <table:table-cell office:value-type="float" office:value="0.765971372470903" calcext:value-type="float">
            <text:p>0.766</text:p>
          </table:table-cell>
          <table:table-cell office:value-type="float" office:value="0.828136585628246" calcext:value-type="float">
            <text:p>0.828</text:p>
          </table:table-cell>
          <table:table-cell office:value-type="float" office:value="0.765971372470903" calcext:value-type="float">
            <text:p>0.766</text:p>
          </table:table-cell>
          <table:table-cell office:value-type="float" office:value="86382262700" calcext:value-type="float">
            <text:p>86382262700.000</text:p>
          </table:table-cell>
          <table:table-cell office:value-type="float" office:value="16017082400" calcext:value-type="float">
            <text:p>160170824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776699581685211" calcext:value-type="float">
            <text:p>0.777</text:p>
          </table:table-cell>
          <table:table-cell office:value-type="float" office:value="0.517970806444123" calcext:value-type="float">
            <text:p>0.518</text:p>
          </table:table-cell>
          <table:table-cell office:value-type="float" office:value="0.815633750831587" calcext:value-type="float">
            <text:p>0.816</text:p>
          </table:table-cell>
          <table:table-cell office:value-type="float" office:value="0.776699581685211" calcext:value-type="float">
            <text:p>0.777</text:p>
          </table:table-cell>
          <table:table-cell office:value-type="float" office:value="0.455185320335537" calcext:value-type="float">
            <text:p>0.455</text:p>
          </table:table-cell>
          <table:table-cell office:value-type="float" office:value="0.892789820132017" calcext:value-type="float">
            <text:p>0.893</text:p>
          </table:table-cell>
          <table:table-cell office:value-type="float" office:value="0.776699581685211" calcext:value-type="float">
            <text:p>0.777</text:p>
          </table:table-cell>
          <table:table-cell office:value-type="float" office:value="0.826745698518944" calcext:value-type="float">
            <text:p>0.827</text:p>
          </table:table-cell>
          <table:table-cell office:value-type="float" office:value="0.776699581685211" calcext:value-type="float">
            <text:p>0.777</text:p>
          </table:table-cell>
          <table:table-cell office:value-type="float" office:value="87789425200" calcext:value-type="float">
            <text:p>87789425200.000</text:p>
          </table:table-cell>
          <table:table-cell office:value-type="float" office:value="16054452500" calcext:value-type="float">
            <text:p>160544525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766227483566205" calcext:value-type="float">
            <text:p>0.766</text:p>
          </table:table-cell>
          <table:table-cell table:formula="of:=AVERAGE([.C87:.C96])" office:value-type="float" office:value="0.508260940969692" calcext:value-type="float">
            <text:p>0.508</text:p>
          </table:table-cell>
          <table:table-cell table:formula="of:=AVERAGE([.D87:.D96])" office:value-type="float" office:value="0.807826595314707" calcext:value-type="float">
            <text:p>0.808</text:p>
          </table:table-cell>
          <table:table-cell table:formula="of:=AVERAGE([.E87:.E96])" office:value-type="float" office:value="0.766227483566205" calcext:value-type="float">
            <text:p>0.766</text:p>
          </table:table-cell>
          <table:table-cell table:formula="of:=AVERAGE([.F87:.F96])" office:value-type="float" office:value="0.44955235668169" calcext:value-type="float">
            <text:p>0.450</text:p>
          </table:table-cell>
          <table:table-cell table:formula="of:=AVERAGE([.G87:.G96])" office:value-type="float" office:value="0.893669022681999" calcext:value-type="float">
            <text:p>0.894</text:p>
          </table:table-cell>
          <table:table-cell table:formula="of:=AVERAGE([.H87:.H96])" office:value-type="float" office:value="0.766227483566205" calcext:value-type="float">
            <text:p>0.766</text:p>
          </table:table-cell>
          <table:table-cell table:formula="of:=AVERAGE([.I87:.I96])" office:value-type="float" office:value="0.827695107103922" calcext:value-type="float">
            <text:p>0.828</text:p>
          </table:table-cell>
          <table:table-cell table:formula="of:=AVERAGE([.J87:.J96])" office:value-type="float" office:value="0.766227483566205" calcext:value-type="float">
            <text:p>0.766</text:p>
          </table:table-cell>
          <table:table-cell table:formula="of:=AVERAGE([.K87:.K96])" office:value-type="float" office:value="86820700390" calcext:value-type="float">
            <text:p>86820700390.000</text:p>
          </table:table-cell>
          <table:table-cell table:formula="of:=AVERAGE([.L87:.L96])" office:value-type="float" office:value="16135647280" calcext:value-type="float">
            <text:p>16135647280.000</text:p>
          </table:table-cell>
          <table:table-cell table:formula="of:=AVERAGE([.M87:.M96])" office:value-type="float" office:value="16155" calcext:value-type="float">
            <text:p>16155.000</text:p>
          </table:table-cell>
          <table:table-cell table:formula="of:=AVERAGE([.N87:.N96])"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86.82070039" calcext:value-type="float">
            <text:p>86.821</text:p>
          </table:table-cell>
          <table:table-cell table:formula="of:=([.L98]/1000000000)" office:value-type="float" office:value="16.13564728" calcext:value-type="float">
            <text:p>16.13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798327939590076" calcext:value-type="float">
            <text:p>0.798</text:p>
          </table:table-cell>
          <table:table-cell office:value-type="float" office:value="0.539153104761789" calcext:value-type="float">
            <text:p>0.539</text:p>
          </table:table-cell>
          <table:table-cell office:value-type="float" office:value="0.833156098947133" calcext:value-type="float">
            <text:p>0.833</text:p>
          </table:table-cell>
          <table:table-cell office:value-type="float" office:value="0.798327939590076" calcext:value-type="float">
            <text:p>0.798</text:p>
          </table:table-cell>
          <table:table-cell office:value-type="float" office:value="0.475862067884554" calcext:value-type="float">
            <text:p>0.476</text:p>
          </table:table-cell>
          <table:table-cell office:value-type="float" office:value="0.897691670618155" calcext:value-type="float">
            <text:p>0.898</text:p>
          </table:table-cell>
          <table:table-cell office:value-type="float" office:value="0.798327939590076" calcext:value-type="float">
            <text:p>0.798</text:p>
          </table:table-cell>
          <table:table-cell office:value-type="float" office:value="0.836582784987363" calcext:value-type="float">
            <text:p>0.837</text:p>
          </table:table-cell>
          <table:table-cell office:value-type="float" office:value="0.798327939590076" calcext:value-type="float">
            <text:p>0.798</text:p>
          </table:table-cell>
          <table:table-cell office:value-type="float" office:value="90984447100" calcext:value-type="float">
            <text:p>90984447100.000</text:p>
          </table:table-cell>
          <table:table-cell office:value-type="float" office:value="17699005300" calcext:value-type="float">
            <text:p>17699005300.000</text:p>
          </table:table-cell>
          <table:table-cell office:value-type="float" office:value="16726" calcext:value-type="float">
            <text:p>16726.000</text:p>
          </table:table-cell>
          <table:table-cell office:value-type="float" office:value="74160" calcext:value-type="float">
            <text:p>741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700498921251348" calcext:value-type="float">
            <text:p>0.700</text:p>
          </table:table-cell>
          <table:table-cell office:value-type="float" office:value="0.481008558946262" calcext:value-type="float">
            <text:p>0.481</text:p>
          </table:table-cell>
          <table:table-cell office:value-type="float" office:value="0.750750121722287" calcext:value-type="float">
            <text:p>0.751</text:p>
          </table:table-cell>
          <table:table-cell office:value-type="float" office:value="0.700498921251348" calcext:value-type="float">
            <text:p>0.700</text:p>
          </table:table-cell>
          <table:table-cell office:value-type="float" office:value="0.421199044326093" calcext:value-type="float">
            <text:p>0.421</text:p>
          </table:table-cell>
          <table:table-cell office:value-type="float" office:value="0.882308491355509" calcext:value-type="float">
            <text:p>0.882</text:p>
          </table:table-cell>
          <table:table-cell office:value-type="float" office:value="0.700498921251348" calcext:value-type="float">
            <text:p>0.700</text:p>
          </table:table-cell>
          <table:table-cell office:value-type="float" office:value="0.817602726844259" calcext:value-type="float">
            <text:p>0.818</text:p>
          </table:table-cell>
          <table:table-cell office:value-type="float" office:value="0.700498921251348" calcext:value-type="float">
            <text:p>0.700</text:p>
          </table:table-cell>
          <table:table-cell office:value-type="float" office:value="88273000000" calcext:value-type="float">
            <text:p>88273000000.000</text:p>
          </table:table-cell>
          <table:table-cell office:value-type="float" office:value="17070999200" calcext:value-type="float">
            <text:p>17070999200.000</text:p>
          </table:table-cell>
          <table:table-cell office:value-type="float" office:value="16726" calcext:value-type="float">
            <text:p>16726.000</text:p>
          </table:table-cell>
          <table:table-cell office:value-type="float" office:value="74160" calcext:value-type="float">
            <text:p>741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794350053937433" calcext:value-type="float">
            <text:p>0.794</text:p>
          </table:table-cell>
          <table:table-cell office:value-type="float" office:value="0.532955385566624" calcext:value-type="float">
            <text:p>0.533</text:p>
          </table:table-cell>
          <table:table-cell office:value-type="float" office:value="0.828898358078796" calcext:value-type="float">
            <text:p>0.829</text:p>
          </table:table-cell>
          <table:table-cell office:value-type="float" office:value="0.794350053937433" calcext:value-type="float">
            <text:p>0.794</text:p>
          </table:table-cell>
          <table:table-cell office:value-type="float" office:value="0.465712762702546" calcext:value-type="float">
            <text:p>0.466</text:p>
          </table:table-cell>
          <table:table-cell office:value-type="float" office:value="0.896742039955903" calcext:value-type="float">
            <text:p>0.897</text:p>
          </table:table-cell>
          <table:table-cell office:value-type="float" office:value="0.794350053937433" calcext:value-type="float">
            <text:p>0.794</text:p>
          </table:table-cell>
          <table:table-cell office:value-type="float" office:value="0.832878813987172" calcext:value-type="float">
            <text:p>0.833</text:p>
          </table:table-cell>
          <table:table-cell office:value-type="float" office:value="0.794350053937433" calcext:value-type="float">
            <text:p>0.794</text:p>
          </table:table-cell>
          <table:table-cell office:value-type="float" office:value="90768034600" calcext:value-type="float">
            <text:p>90768034600.000</text:p>
          </table:table-cell>
          <table:table-cell office:value-type="float" office:value="17396010300" calcext:value-type="float">
            <text:p>17396010300.000</text:p>
          </table:table-cell>
          <table:table-cell office:value-type="float" office:value="16726" calcext:value-type="float">
            <text:p>16726.000</text:p>
          </table:table-cell>
          <table:table-cell office:value-type="float" office:value="74160" calcext:value-type="float">
            <text:p>741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78554476806904" calcext:value-type="float">
            <text:p>0.786</text:p>
          </table:table-cell>
          <table:table-cell office:value-type="float" office:value="0.531627964083717" calcext:value-type="float">
            <text:p>0.532</text:p>
          </table:table-cell>
          <table:table-cell office:value-type="float" office:value="0.819669356154198" calcext:value-type="float">
            <text:p>0.820</text:p>
          </table:table-cell>
          <table:table-cell office:value-type="float" office:value="0.78554476806904" calcext:value-type="float">
            <text:p>0.786</text:p>
          </table:table-cell>
          <table:table-cell office:value-type="float" office:value="0.457442396987631" calcext:value-type="float">
            <text:p>0.457</text:p>
          </table:table-cell>
          <table:table-cell office:value-type="float" office:value="0.894385378996673" calcext:value-type="float">
            <text:p>0.894</text:p>
          </table:table-cell>
          <table:table-cell office:value-type="float" office:value="0.78554476806904" calcext:value-type="float">
            <text:p>0.786</text:p>
          </table:table-cell>
          <table:table-cell office:value-type="float" office:value="0.844144093555048" calcext:value-type="float">
            <text:p>0.844</text:p>
          </table:table-cell>
          <table:table-cell office:value-type="float" office:value="0.78554476806904" calcext:value-type="float">
            <text:p>0.786</text:p>
          </table:table-cell>
          <table:table-cell office:value-type="float" office:value="89419999200" calcext:value-type="float">
            <text:p>89419999200.000</text:p>
          </table:table-cell>
          <table:table-cell office:value-type="float" office:value="17491003100" calcext:value-type="float">
            <text:p>17491003100.000</text:p>
          </table:table-cell>
          <table:table-cell office:value-type="float" office:value="16726" calcext:value-type="float">
            <text:p>16726.000</text:p>
          </table:table-cell>
          <table:table-cell office:value-type="float" office:value="74160" calcext:value-type="float">
            <text:p>741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810072815533981" calcext:value-type="float">
            <text:p>0.810</text:p>
          </table:table-cell>
          <table:table-cell office:value-type="float" office:value="0.550185315684017" calcext:value-type="float">
            <text:p>0.550</text:p>
          </table:table-cell>
          <table:table-cell office:value-type="float" office:value="0.840371986689937" calcext:value-type="float">
            <text:p>0.840</text:p>
          </table:table-cell>
          <table:table-cell office:value-type="float" office:value="0.810072815533981" calcext:value-type="float">
            <text:p>0.810</text:p>
          </table:table-cell>
          <table:table-cell office:value-type="float" office:value="0.481212044227488" calcext:value-type="float">
            <text:p>0.481</text:p>
          </table:table-cell>
          <table:table-cell office:value-type="float" office:value="0.897447267903575" calcext:value-type="float">
            <text:p>0.897</text:p>
          </table:table-cell>
          <table:table-cell office:value-type="float" office:value="0.810072815533981" calcext:value-type="float">
            <text:p>0.810</text:p>
          </table:table-cell>
          <table:table-cell office:value-type="float" office:value="0.836790767223674" calcext:value-type="float">
            <text:p>0.837</text:p>
          </table:table-cell>
          <table:table-cell office:value-type="float" office:value="0.810072815533981" calcext:value-type="float">
            <text:p>0.810</text:p>
          </table:table-cell>
          <table:table-cell office:value-type="float" office:value="90406962100" calcext:value-type="float">
            <text:p>90406962100.000</text:p>
          </table:table-cell>
          <table:table-cell office:value-type="float" office:value="16598025900" calcext:value-type="float">
            <text:p>16598025900.000</text:p>
          </table:table-cell>
          <table:table-cell office:value-type="float" office:value="16726" calcext:value-type="float">
            <text:p>16726.000</text:p>
          </table:table-cell>
          <table:table-cell office:value-type="float" office:value="74160" calcext:value-type="float">
            <text:p>741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769818902628137" calcext:value-type="float">
            <text:p>0.770</text:p>
          </table:table-cell>
          <table:table-cell office:value-type="float" office:value="0.506645251419385" calcext:value-type="float">
            <text:p>0.507</text:p>
          </table:table-cell>
          <table:table-cell office:value-type="float" office:value="0.811620668255181" calcext:value-type="float">
            <text:p>0.812</text:p>
          </table:table-cell>
          <table:table-cell office:value-type="float" office:value="0.769818902628137" calcext:value-type="float">
            <text:p>0.770</text:p>
          </table:table-cell>
          <table:table-cell office:value-type="float" office:value="0.445836326233445" calcext:value-type="float">
            <text:p>0.446</text:p>
          </table:table-cell>
          <table:table-cell office:value-type="float" office:value="0.89679767907683" calcext:value-type="float">
            <text:p>0.897</text:p>
          </table:table-cell>
          <table:table-cell office:value-type="float" office:value="0.769818902628137" calcext:value-type="float">
            <text:p>0.770</text:p>
          </table:table-cell>
          <table:table-cell office:value-type="float" office:value="0.836766963258809" calcext:value-type="float">
            <text:p>0.837</text:p>
          </table:table-cell>
          <table:table-cell office:value-type="float" office:value="0.769818902628137" calcext:value-type="float">
            <text:p>0.770</text:p>
          </table:table-cell>
          <table:table-cell office:value-type="float" office:value="89048081600" calcext:value-type="float">
            <text:p>89048081600.000</text:p>
          </table:table-cell>
          <table:table-cell office:value-type="float" office:value="17377010500" calcext:value-type="float">
            <text:p>17377010500.000</text:p>
          </table:table-cell>
          <table:table-cell office:value-type="float" office:value="16727" calcext:value-type="float">
            <text:p>16727.000</text:p>
          </table:table-cell>
          <table:table-cell office:value-type="float" office:value="74159" calcext:value-type="float">
            <text:p>7415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788791650372847" calcext:value-type="float">
            <text:p>0.789</text:p>
          </table:table-cell>
          <table:table-cell office:value-type="float" office:value="0.52491409694895" calcext:value-type="float">
            <text:p>0.525</text:p>
          </table:table-cell>
          <table:table-cell office:value-type="float" office:value="0.824302040610176" calcext:value-type="float">
            <text:p>0.824</text:p>
          </table:table-cell>
          <table:table-cell office:value-type="float" office:value="0.788791650372847" calcext:value-type="float">
            <text:p>0.789</text:p>
          </table:table-cell>
          <table:table-cell office:value-type="float" office:value="0.456696524351665" calcext:value-type="float">
            <text:p>0.457</text:p>
          </table:table-cell>
          <table:table-cell office:value-type="float" office:value="0.897167873812682" calcext:value-type="float">
            <text:p>0.897</text:p>
          </table:table-cell>
          <table:table-cell office:value-type="float" office:value="0.788791650372847" calcext:value-type="float">
            <text:p>0.789</text:p>
          </table:table-cell>
          <table:table-cell office:value-type="float" office:value="0.838990458773258" calcext:value-type="float">
            <text:p>0.839</text:p>
          </table:table-cell>
          <table:table-cell office:value-type="float" office:value="0.788791650372847" calcext:value-type="float">
            <text:p>0.789</text:p>
          </table:table-cell>
          <table:table-cell office:value-type="float" office:value="89733140000" calcext:value-type="float">
            <text:p>89733140000.000</text:p>
          </table:table-cell>
          <table:table-cell office:value-type="float" office:value="17190000700" calcext:value-type="float">
            <text:p>17190000700.000</text:p>
          </table:table-cell>
          <table:table-cell office:value-type="float" office:value="16727" calcext:value-type="float">
            <text:p>16727.000</text:p>
          </table:table-cell>
          <table:table-cell office:value-type="float" office:value="74159" calcext:value-type="float">
            <text:p>7415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778017502932887" calcext:value-type="float">
            <text:p>0.778</text:p>
          </table:table-cell>
          <table:table-cell office:value-type="float" office:value="0.513125964034185" calcext:value-type="float">
            <text:p>0.513</text:p>
          </table:table-cell>
          <table:table-cell office:value-type="float" office:value="0.815810854516699" calcext:value-type="float">
            <text:p>0.816</text:p>
          </table:table-cell>
          <table:table-cell office:value-type="float" office:value="0.778017502932887" calcext:value-type="float">
            <text:p>0.778</text:p>
          </table:table-cell>
          <table:table-cell office:value-type="float" office:value="0.446927333897218" calcext:value-type="float">
            <text:p>0.447</text:p>
          </table:table-cell>
          <table:table-cell office:value-type="float" office:value="0.893951434658691" calcext:value-type="float">
            <text:p>0.894</text:p>
          </table:table-cell>
          <table:table-cell office:value-type="float" office:value="0.778017502932887" calcext:value-type="float">
            <text:p>0.778</text:p>
          </table:table-cell>
          <table:table-cell office:value-type="float" office:value="0.829451829265512" calcext:value-type="float">
            <text:p>0.829</text:p>
          </table:table-cell>
          <table:table-cell office:value-type="float" office:value="0.778017502932887" calcext:value-type="float">
            <text:p>0.778</text:p>
          </table:table-cell>
          <table:table-cell office:value-type="float" office:value="90778156100" calcext:value-type="float">
            <text:p>90778156100.000</text:p>
          </table:table-cell>
          <table:table-cell office:value-type="float" office:value="17030198900" calcext:value-type="float">
            <text:p>17030198900.000</text:p>
          </table:table-cell>
          <table:table-cell office:value-type="float" office:value="16727" calcext:value-type="float">
            <text:p>16727.000</text:p>
          </table:table-cell>
          <table:table-cell office:value-type="float" office:value="74159" calcext:value-type="float">
            <text:p>7415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779595194109953" calcext:value-type="float">
            <text:p>0.780</text:p>
          </table:table-cell>
          <table:table-cell office:value-type="float" office:value="0.515195344961343" calcext:value-type="float">
            <text:p>0.515</text:p>
          </table:table-cell>
          <table:table-cell office:value-type="float" office:value="0.816692595299194" calcext:value-type="float">
            <text:p>0.817</text:p>
          </table:table-cell>
          <table:table-cell office:value-type="float" office:value="0.779595194109953" calcext:value-type="float">
            <text:p>0.780</text:p>
          </table:table-cell>
          <table:table-cell office:value-type="float" office:value="0.450221046830378" calcext:value-type="float">
            <text:p>0.450</text:p>
          </table:table-cell>
          <table:table-cell office:value-type="float" office:value="0.891568942261511" calcext:value-type="float">
            <text:p>0.892</text:p>
          </table:table-cell>
          <table:table-cell office:value-type="float" office:value="0.779595194109953" calcext:value-type="float">
            <text:p>0.780</text:p>
          </table:table-cell>
          <table:table-cell office:value-type="float" office:value="0.82858694372569" calcext:value-type="float">
            <text:p>0.829</text:p>
          </table:table-cell>
          <table:table-cell office:value-type="float" office:value="0.779595194109953" calcext:value-type="float">
            <text:p>0.780</text:p>
          </table:table-cell>
          <table:table-cell office:value-type="float" office:value="89526454400" calcext:value-type="float">
            <text:p>89526454400.000</text:p>
          </table:table-cell>
          <table:table-cell office:value-type="float" office:value="17732960100" calcext:value-type="float">
            <text:p>17732960100.000</text:p>
          </table:table-cell>
          <table:table-cell office:value-type="float" office:value="16727" calcext:value-type="float">
            <text:p>16727.000</text:p>
          </table:table-cell>
          <table:table-cell office:value-type="float" office:value="74159" calcext:value-type="float">
            <text:p>7415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759530198627274" calcext:value-type="float">
            <text:p>0.760</text:p>
          </table:table-cell>
          <table:table-cell office:value-type="float" office:value="0.497704988771833" calcext:value-type="float">
            <text:p>0.498</text:p>
          </table:table-cell>
          <table:table-cell office:value-type="float" office:value="0.803358668831038" calcext:value-type="float">
            <text:p>0.803</text:p>
          </table:table-cell>
          <table:table-cell office:value-type="float" office:value="0.759530198627274" calcext:value-type="float">
            <text:p>0.760</text:p>
          </table:table-cell>
          <table:table-cell office:value-type="float" office:value="0.437690263399083" calcext:value-type="float">
            <text:p>0.438</text:p>
          </table:table-cell>
          <table:table-cell office:value-type="float" office:value="0.89336700936641" calcext:value-type="float">
            <text:p>0.893</text:p>
          </table:table-cell>
          <table:table-cell office:value-type="float" office:value="0.759530198627274" calcext:value-type="float">
            <text:p>0.760</text:p>
          </table:table-cell>
          <table:table-cell office:value-type="float" office:value="0.822971207161791" calcext:value-type="float">
            <text:p>0.823</text:p>
          </table:table-cell>
          <table:table-cell office:value-type="float" office:value="0.759530198627274" calcext:value-type="float">
            <text:p>0.760</text:p>
          </table:table-cell>
          <table:table-cell office:value-type="float" office:value="91379840100" calcext:value-type="float">
            <text:p>91379840100.000</text:p>
          </table:table-cell>
          <table:table-cell office:value-type="float" office:value="17074249700" calcext:value-type="float">
            <text:p>17074249700.000</text:p>
          </table:table-cell>
          <table:table-cell office:value-type="float" office:value="16727" calcext:value-type="float">
            <text:p>16727.000</text:p>
          </table:table-cell>
          <table:table-cell office:value-type="float" office:value="74159" calcext:value-type="float">
            <text:p>7415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776454794705298" calcext:value-type="float">
            <text:p>0.776</text:p>
          </table:table-cell>
          <table:table-cell table:formula="of:=AVERAGE([.C104:.C113])" office:value-type="float" office:value="0.519251597517811" calcext:value-type="float">
            <text:p>0.519</text:p>
          </table:table-cell>
          <table:table-cell table:formula="of:=AVERAGE([.D104:.D113])" office:value-type="float" office:value="0.814463074910464" calcext:value-type="float">
            <text:p>0.814</text:p>
          </table:table-cell>
          <table:table-cell table:formula="of:=AVERAGE([.E104:.E113])" office:value-type="float" office:value="0.776454794705298" calcext:value-type="float">
            <text:p>0.776</text:p>
          </table:table-cell>
          <table:table-cell table:formula="of:=AVERAGE([.F104:.F113])" office:value-type="float" office:value="0.45387998108401" calcext:value-type="float">
            <text:p>0.454</text:p>
          </table:table-cell>
          <table:table-cell table:formula="of:=AVERAGE([.G104:.G113])" office:value-type="float" office:value="0.894142778800594" calcext:value-type="float">
            <text:p>0.894</text:p>
          </table:table-cell>
          <table:table-cell table:formula="of:=AVERAGE([.H104:.H113])" office:value-type="float" office:value="0.776454794705298" calcext:value-type="float">
            <text:p>0.776</text:p>
          </table:table-cell>
          <table:table-cell table:formula="of:=AVERAGE([.I104:.I113])" office:value-type="float" office:value="0.832476658878258" calcext:value-type="float">
            <text:p>0.832</text:p>
          </table:table-cell>
          <table:table-cell table:formula="of:=AVERAGE([.J104:.J113])" office:value-type="float" office:value="0.776454794705298" calcext:value-type="float">
            <text:p>0.776</text:p>
          </table:table-cell>
          <table:table-cell table:formula="of:=AVERAGE([.K104:.K113])" office:value-type="float" office:value="90031811520" calcext:value-type="float">
            <text:p>90031811520.000</text:p>
          </table:table-cell>
          <table:table-cell table:formula="of:=AVERAGE([.L104:.L113])" office:value-type="float" office:value="17265946370" calcext:value-type="float">
            <text:p>17265946370.000</text:p>
          </table:table-cell>
          <table:table-cell table:formula="of:=AVERAGE([.M104:.M113])" office:value-type="float" office:value="16726.5" calcext:value-type="float">
            <text:p>16726.500</text:p>
          </table:table-cell>
          <table:table-cell table:formula="of:=AVERAGE([.N104:.N113])" office:value-type="float" office:value="74159.5" calcext:value-type="float">
            <text:p>74159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90.03181152" calcext:value-type="float">
            <text:p>90.032</text:p>
          </table:table-cell>
          <table:table-cell table:formula="of:=([.L115]/1000000000)" office:value-type="float" office:value="17.26594637" calcext:value-type="float">
            <text:p>17.26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791655988237992" calcext:value-type="float">
            <text:p>0.792</text:p>
          </table:table-cell>
          <table:table-cell office:value-type="float" office:value="0.532328338825197" calcext:value-type="float">
            <text:p>0.532</text:p>
          </table:table-cell>
          <table:table-cell office:value-type="float" office:value="0.828077573559222" calcext:value-type="float">
            <text:p>0.828</text:p>
          </table:table-cell>
          <table:table-cell office:value-type="float" office:value="0.791655988237992" calcext:value-type="float">
            <text:p>0.792</text:p>
          </table:table-cell>
          <table:table-cell office:value-type="float" office:value="0.467856826517696" calcext:value-type="float">
            <text:p>0.468</text:p>
          </table:table-cell>
          <table:table-cell office:value-type="float" office:value="0.898108492454417" calcext:value-type="float">
            <text:p>0.898</text:p>
          </table:table-cell>
          <table:table-cell office:value-type="float" office:value="0.791655988237992" calcext:value-type="float">
            <text:p>0.792</text:p>
          </table:table-cell>
          <table:table-cell office:value-type="float" office:value="0.836777393235115" calcext:value-type="float">
            <text:p>0.837</text:p>
          </table:table-cell>
          <table:table-cell office:value-type="float" office:value="0.791655988237992" calcext:value-type="float">
            <text:p>0.792</text:p>
          </table:table-cell>
          <table:table-cell office:value-type="float" office:value="68239440700" calcext:value-type="float">
            <text:p>68239440700.000</text:p>
          </table:table-cell>
          <table:table-cell office:value-type="float" office:value="17866990400" calcext:value-type="float">
            <text:p>178669904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815989317075145" calcext:value-type="float">
            <text:p>0.816</text:p>
          </table:table-cell>
          <table:table-cell office:value-type="float" office:value="0.562408991123679" calcext:value-type="float">
            <text:p>0.562</text:p>
          </table:table-cell>
          <table:table-cell office:value-type="float" office:value="0.843914197384276" calcext:value-type="float">
            <text:p>0.844</text:p>
          </table:table-cell>
          <table:table-cell office:value-type="float" office:value="0.815989317075145" calcext:value-type="float">
            <text:p>0.816</text:p>
          </table:table-cell>
          <table:table-cell office:value-type="float" office:value="0.494787764085566" calcext:value-type="float">
            <text:p>0.495</text:p>
          </table:table-cell>
          <table:table-cell office:value-type="float" office:value="0.900645924668427" calcext:value-type="float">
            <text:p>0.901</text:p>
          </table:table-cell>
          <table:table-cell office:value-type="float" office:value="0.815989317075145" calcext:value-type="float">
            <text:p>0.816</text:p>
          </table:table-cell>
          <table:table-cell office:value-type="float" office:value="0.834867829540175" calcext:value-type="float">
            <text:p>0.835</text:p>
          </table:table-cell>
          <table:table-cell office:value-type="float" office:value="0.815989317075145" calcext:value-type="float">
            <text:p>0.816</text:p>
          </table:table-cell>
          <table:table-cell office:value-type="float" office:value="91808066800" calcext:value-type="float">
            <text:p>91808066800.000</text:p>
          </table:table-cell>
          <table:table-cell office:value-type="float" office:value="17612069500" calcext:value-type="float">
            <text:p>176120695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784210313338819" calcext:value-type="float">
            <text:p>0.784</text:p>
          </table:table-cell>
          <table:table-cell office:value-type="float" office:value="0.523070715856394" calcext:value-type="float">
            <text:p>0.523</text:p>
          </table:table-cell>
          <table:table-cell office:value-type="float" office:value="0.819648121413819" calcext:value-type="float">
            <text:p>0.820</text:p>
          </table:table-cell>
          <table:table-cell office:value-type="float" office:value="0.784210313338819" calcext:value-type="float">
            <text:p>0.784</text:p>
          </table:table-cell>
          <table:table-cell office:value-type="float" office:value="0.452137937530795" calcext:value-type="float">
            <text:p>0.452</text:p>
          </table:table-cell>
          <table:table-cell office:value-type="float" office:value="0.895519163193585" calcext:value-type="float">
            <text:p>0.896</text:p>
          </table:table-cell>
          <table:table-cell office:value-type="float" office:value="0.784210313338819" calcext:value-type="float">
            <text:p>0.784</text:p>
          </table:table-cell>
          <table:table-cell office:value-type="float" office:value="0.838133993689013" calcext:value-type="float">
            <text:p>0.838</text:p>
          </table:table-cell>
          <table:table-cell office:value-type="float" office:value="0.784210313338819" calcext:value-type="float">
            <text:p>0.784</text:p>
          </table:table-cell>
          <table:table-cell office:value-type="float" office:value="89140645000" calcext:value-type="float">
            <text:p>89140645000.000</text:p>
          </table:table-cell>
          <table:table-cell office:value-type="float" office:value="15217158400" calcext:value-type="float">
            <text:p>152171584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784898228954503" calcext:value-type="float">
            <text:p>0.785</text:p>
          </table:table-cell>
          <table:table-cell office:value-type="float" office:value="0.527543006381854" calcext:value-type="float">
            <text:p>0.528</text:p>
          </table:table-cell>
          <table:table-cell office:value-type="float" office:value="0.819465061959927" calcext:value-type="float">
            <text:p>0.819</text:p>
          </table:table-cell>
          <table:table-cell office:value-type="float" office:value="0.784898228954503" calcext:value-type="float">
            <text:p>0.785</text:p>
          </table:table-cell>
          <table:table-cell office:value-type="float" office:value="0.455921278109749" calcext:value-type="float">
            <text:p>0.456</text:p>
          </table:table-cell>
          <table:table-cell office:value-type="float" office:value="0.895127115441892" calcext:value-type="float">
            <text:p>0.895</text:p>
          </table:table-cell>
          <table:table-cell office:value-type="float" office:value="0.784898228954503" calcext:value-type="float">
            <text:p>0.785</text:p>
          </table:table-cell>
          <table:table-cell office:value-type="float" office:value="0.836885405529786" calcext:value-type="float">
            <text:p>0.837</text:p>
          </table:table-cell>
          <table:table-cell office:value-type="float" office:value="0.784898228954503" calcext:value-type="float">
            <text:p>0.785</text:p>
          </table:table-cell>
          <table:table-cell office:value-type="float" office:value="85584978100" calcext:value-type="float">
            <text:p>85584978100.000</text:p>
          </table:table-cell>
          <table:table-cell office:value-type="float" office:value="14168989600" calcext:value-type="float">
            <text:p>141689896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777493019679782" calcext:value-type="float">
            <text:p>0.777</text:p>
          </table:table-cell>
          <table:table-cell office:value-type="float" office:value="0.527050903142028" calcext:value-type="float">
            <text:p>0.527</text:p>
          </table:table-cell>
          <table:table-cell office:value-type="float" office:value="0.817639059642655" calcext:value-type="float">
            <text:p>0.818</text:p>
          </table:table-cell>
          <table:table-cell office:value-type="float" office:value="0.777493019679782" calcext:value-type="float">
            <text:p>0.777</text:p>
          </table:table-cell>
          <table:table-cell office:value-type="float" office:value="0.463485354151731" calcext:value-type="float">
            <text:p>0.463</text:p>
          </table:table-cell>
          <table:table-cell office:value-type="float" office:value="0.895938992564187" calcext:value-type="float">
            <text:p>0.896</text:p>
          </table:table-cell>
          <table:table-cell office:value-type="float" office:value="0.777493019679782" calcext:value-type="float">
            <text:p>0.777</text:p>
          </table:table-cell>
          <table:table-cell office:value-type="float" office:value="0.831821162155123" calcext:value-type="float">
            <text:p>0.832</text:p>
          </table:table-cell>
          <table:table-cell office:value-type="float" office:value="0.777493019679782" calcext:value-type="float">
            <text:p>0.777</text:p>
          </table:table-cell>
          <table:table-cell office:value-type="float" office:value="87478012700" calcext:value-type="float">
            <text:p>87478012700.000</text:p>
          </table:table-cell>
          <table:table-cell office:value-type="float" office:value="17493001400" calcext:value-type="float">
            <text:p>174930014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797118847539016" calcext:value-type="float">
            <text:p>0.797</text:p>
          </table:table-cell>
          <table:table-cell office:value-type="float" office:value="0.545581997843227" calcext:value-type="float">
            <text:p>0.546</text:p>
          </table:table-cell>
          <table:table-cell office:value-type="float" office:value="0.828350930825587" calcext:value-type="float">
            <text:p>0.828</text:p>
          </table:table-cell>
          <table:table-cell office:value-type="float" office:value="0.797118847539016" calcext:value-type="float">
            <text:p>0.797</text:p>
          </table:table-cell>
          <table:table-cell office:value-type="float" office:value="0.470821490789057" calcext:value-type="float">
            <text:p>0.471</text:p>
          </table:table-cell>
          <table:table-cell office:value-type="float" office:value="0.894931836930976" calcext:value-type="float">
            <text:p>0.895</text:p>
          </table:table-cell>
          <table:table-cell office:value-type="float" office:value="0.797118847539016" calcext:value-type="float">
            <text:p>0.797</text:p>
          </table:table-cell>
          <table:table-cell office:value-type="float" office:value="0.832930633434477" calcext:value-type="float">
            <text:p>0.833</text:p>
          </table:table-cell>
          <table:table-cell office:value-type="float" office:value="0.797118847539016" calcext:value-type="float">
            <text:p>0.797</text:p>
          </table:table-cell>
          <table:table-cell office:value-type="float" office:value="90127199700" calcext:value-type="float">
            <text:p>90127199700.000</text:p>
          </table:table-cell>
          <table:table-cell office:value-type="float" office:value="17483018500" calcext:value-type="float">
            <text:p>174830185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793476941338333" calcext:value-type="float">
            <text:p>0.793</text:p>
          </table:table-cell>
          <table:table-cell office:value-type="float" office:value="0.5304783474139" calcext:value-type="float">
            <text:p>0.530</text:p>
          </table:table-cell>
          <table:table-cell office:value-type="float" office:value="0.828641323906553" calcext:value-type="float">
            <text:p>0.829</text:p>
          </table:table-cell>
          <table:table-cell office:value-type="float" office:value="0.793476941338333" calcext:value-type="float">
            <text:p>0.793</text:p>
          </table:table-cell>
          <table:table-cell office:value-type="float" office:value="0.464251032653927" calcext:value-type="float">
            <text:p>0.464</text:p>
          </table:table-cell>
          <table:table-cell office:value-type="float" office:value="0.897645813130328" calcext:value-type="float">
            <text:p>0.898</text:p>
          </table:table-cell>
          <table:table-cell office:value-type="float" office:value="0.793476941338333" calcext:value-type="float">
            <text:p>0.793</text:p>
          </table:table-cell>
          <table:table-cell office:value-type="float" office:value="0.833334936257931" calcext:value-type="float">
            <text:p>0.833</text:p>
          </table:table-cell>
          <table:table-cell office:value-type="float" office:value="0.793476941338333" calcext:value-type="float">
            <text:p>0.793</text:p>
          </table:table-cell>
          <table:table-cell office:value-type="float" office:value="88694034000" calcext:value-type="float">
            <text:p>88694034000.000</text:p>
          </table:table-cell>
          <table:table-cell office:value-type="float" office:value="16304003400" calcext:value-type="float">
            <text:p>163040034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778653034247407" calcext:value-type="float">
            <text:p>0.779</text:p>
          </table:table-cell>
          <table:table-cell office:value-type="float" office:value="0.519103733597497" calcext:value-type="float">
            <text:p>0.519</text:p>
          </table:table-cell>
          <table:table-cell office:value-type="float" office:value="0.816130925779498" calcext:value-type="float">
            <text:p>0.816</text:p>
          </table:table-cell>
          <table:table-cell office:value-type="float" office:value="0.778653034247407" calcext:value-type="float">
            <text:p>0.779</text:p>
          </table:table-cell>
          <table:table-cell office:value-type="float" office:value="0.450880480773414" calcext:value-type="float">
            <text:p>0.451</text:p>
          </table:table-cell>
          <table:table-cell office:value-type="float" office:value="0.895118389106838" calcext:value-type="float">
            <text:p>0.895</text:p>
          </table:table-cell>
          <table:table-cell office:value-type="float" office:value="0.778653034247407" calcext:value-type="float">
            <text:p>0.779</text:p>
          </table:table-cell>
          <table:table-cell office:value-type="float" office:value="0.834402873346705" calcext:value-type="float">
            <text:p>0.834</text:p>
          </table:table-cell>
          <table:table-cell office:value-type="float" office:value="0.778653034247407" calcext:value-type="float">
            <text:p>0.779</text:p>
          </table:table-cell>
          <table:table-cell office:value-type="float" office:value="88319075300" calcext:value-type="float">
            <text:p>88319075300.000</text:p>
          </table:table-cell>
          <table:table-cell office:value-type="float" office:value="17072322800" calcext:value-type="float">
            <text:p>170723228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800072838124014" calcext:value-type="float">
            <text:p>0.800</text:p>
          </table:table-cell>
          <table:table-cell office:value-type="float" office:value="0.545646316750757" calcext:value-type="float">
            <text:p>0.546</text:p>
          </table:table-cell>
          <table:table-cell office:value-type="float" office:value="0.832311971519192" calcext:value-type="float">
            <text:p>0.832</text:p>
          </table:table-cell>
          <table:table-cell office:value-type="float" office:value="0.800072838124014" calcext:value-type="float">
            <text:p>0.800</text:p>
          </table:table-cell>
          <table:table-cell office:value-type="float" office:value="0.474861836662088" calcext:value-type="float">
            <text:p>0.475</text:p>
          </table:table-cell>
          <table:table-cell office:value-type="float" office:value="0.8964261738854" calcext:value-type="float">
            <text:p>0.896</text:p>
          </table:table-cell>
          <table:table-cell office:value-type="float" office:value="0.800072838124014" calcext:value-type="float">
            <text:p>0.800</text:p>
          </table:table-cell>
          <table:table-cell office:value-type="float" office:value="0.834889171922029" calcext:value-type="float">
            <text:p>0.835</text:p>
          </table:table-cell>
          <table:table-cell office:value-type="float" office:value="0.800072838124014" calcext:value-type="float">
            <text:p>0.800</text:p>
          </table:table-cell>
          <table:table-cell office:value-type="float" office:value="92457127600" calcext:value-type="float">
            <text:p>92457127600.000</text:p>
          </table:table-cell>
          <table:table-cell office:value-type="float" office:value="17114001000" calcext:value-type="float">
            <text:p>171140010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800113303748466" calcext:value-type="float">
            <text:p>0.800</text:p>
          </table:table-cell>
          <table:table-cell office:value-type="float" office:value="0.538864531652054" calcext:value-type="float">
            <text:p>0.539</text:p>
          </table:table-cell>
          <table:table-cell office:value-type="float" office:value="0.832448369660068" calcext:value-type="float">
            <text:p>0.832</text:p>
          </table:table-cell>
          <table:table-cell office:value-type="float" office:value="0.800113303748466" calcext:value-type="float">
            <text:p>0.800</text:p>
          </table:table-cell>
          <table:table-cell office:value-type="float" office:value="0.467059602507243" calcext:value-type="float">
            <text:p>0.467</text:p>
          </table:table-cell>
          <table:table-cell office:value-type="float" office:value="0.898657753126857" calcext:value-type="float">
            <text:p>0.899</text:p>
          </table:table-cell>
          <table:table-cell office:value-type="float" office:value="0.800113303748466" calcext:value-type="float">
            <text:p>0.800</text:p>
          </table:table-cell>
          <table:table-cell office:value-type="float" office:value="0.844332998349707" calcext:value-type="float">
            <text:p>0.844</text:p>
          </table:table-cell>
          <table:table-cell office:value-type="float" office:value="0.800113303748466" calcext:value-type="float">
            <text:p>0.800</text:p>
          </table:table-cell>
          <table:table-cell office:value-type="float" office:value="91127240500" calcext:value-type="float">
            <text:p>91127240500.000</text:p>
          </table:table-cell>
          <table:table-cell office:value-type="float" office:value="17285991900" calcext:value-type="float">
            <text:p>172859919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792368183228348" calcext:value-type="float">
            <text:p>0.792</text:p>
          </table:table-cell>
          <table:table-cell table:formula="of:=AVERAGE([.C121:.C130])" office:value-type="float" office:value="0.535207688258659" calcext:value-type="float">
            <text:p>0.535</text:p>
          </table:table-cell>
          <table:table-cell table:formula="of:=AVERAGE([.D121:.D130])" office:value-type="float" office:value="0.82666275356508" calcext:value-type="float">
            <text:p>0.827</text:p>
          </table:table-cell>
          <table:table-cell table:formula="of:=AVERAGE([.E121:.E130])" office:value-type="float" office:value="0.792368183228348" calcext:value-type="float">
            <text:p>0.792</text:p>
          </table:table-cell>
          <table:table-cell table:formula="of:=AVERAGE([.F121:.F130])" office:value-type="float" office:value="0.466206360378127" calcext:value-type="float">
            <text:p>0.466</text:p>
          </table:table-cell>
          <table:table-cell table:formula="of:=AVERAGE([.G121:.G130])" office:value-type="float" office:value="0.896811965450291" calcext:value-type="float">
            <text:p>0.897</text:p>
          </table:table-cell>
          <table:table-cell table:formula="of:=AVERAGE([.H121:.H130])" office:value-type="float" office:value="0.792368183228348" calcext:value-type="float">
            <text:p>0.792</text:p>
          </table:table-cell>
          <table:table-cell table:formula="of:=AVERAGE([.I121:.I130])" office:value-type="float" office:value="0.835837639746006" calcext:value-type="float">
            <text:p>0.836</text:p>
          </table:table-cell>
          <table:table-cell table:formula="of:=AVERAGE([.J121:.J130])" office:value-type="float" office:value="0.792368183228348" calcext:value-type="float">
            <text:p>0.792</text:p>
          </table:table-cell>
          <table:table-cell table:formula="of:=AVERAGE([.K121:.K130])" office:value-type="float" office:value="87297582040" calcext:value-type="float">
            <text:p>87297582040.000</text:p>
          </table:table-cell>
          <table:table-cell table:formula="of:=AVERAGE([.L121:.L130])" office:value-type="float" office:value="16761754690" calcext:value-type="float">
            <text:p>16761754690.000</text:p>
          </table:table-cell>
          <table:table-cell table:formula="of:=AVERAGE([.M121:.M130])" office:value-type="float" office:value="16731" calcext:value-type="float">
            <text:p>16731.000</text:p>
          </table:table-cell>
          <table:table-cell table:formula="of:=AVERAGE([.N121:.N130])"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87.29758204" calcext:value-type="float">
            <text:p>87.298</text:p>
          </table:table-cell>
          <table:table-cell table:formula="of:=([.L132]/1000000000)" office:value-type="float" office:value="16.76175469" calcext:value-type="float">
            <text:p>16.762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3]/1000000000)" office:value-type="float" office:value="0" calcext:value-type="float">
            <text:p>0.000</text:p>
          </table:table-cell>
          <table:table-cell table:formula="of:=([.L133]/1000000000)" office:value-type="float" office:value="0" calcext:value-type="float">
            <text:p>0.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774290311808526" calcext:value-type="float">
            <text:p>0.774</text:p>
          </table:table-cell>
          <table:table-cell table:formula="of:=AVERAGE([.C2:.C11];[.C19:.C28];[.C36:.C45];[.C53:.C62];[.C70:.C79];[.C87:.C96];[.C104:.C113];[.C121:.C130])" office:value-type="float" office:value="0.509652805079464" calcext:value-type="float">
            <text:p>0.510</text:p>
          </table:table-cell>
          <table:table-cell table:formula="of:=AVERAGE([.D2:.D11];[.D19:.D28];[.D36:.D45];[.D53:.D62];[.D70:.D79];[.D87:.D96];[.D104:.D113];[.D121:.D130])" office:value-type="float" office:value="0.813859613320137" calcext:value-type="float">
            <text:p>0.814</text:p>
          </table:table-cell>
          <table:table-cell table:formula="of:=AVERAGE([.E2:.E11];[.E19:.E28];[.E36:.E45];[.E53:.E62];[.E70:.E79];[.E87:.E96];[.E104:.E113];[.E121:.E130])" office:value-type="float" office:value="0.774290311808526" calcext:value-type="float">
            <text:p>0.774</text:p>
          </table:table-cell>
          <table:table-cell table:formula="of:=AVERAGE([.F2:.F11];[.F19:.F28];[.F36:.F45];[.F53:.F62];[.F70:.F79];[.F87:.F96];[.F104:.F113];[.F121:.F130])" office:value-type="float" office:value="0.447098660417017" calcext:value-type="float">
            <text:p>0.447</text:p>
          </table:table-cell>
          <table:table-cell table:formula="of:=AVERAGE([.G2:.G11];[.G19:.G28];[.G36:.G45];[.G53:.G62];[.G70:.G79];[.G87:.G96];[.G104:.G113];[.G121:.G130])" office:value-type="float" office:value="0.895419302157306" calcext:value-type="float">
            <text:p>0.895</text:p>
          </table:table-cell>
          <table:table-cell table:formula="of:=AVERAGE([.H2:.H11];[.H19:.H28];[.H36:.H45];[.H53:.H62];[.H70:.H79];[.H87:.H96];[.H104:.H113];[.H121:.H130])" office:value-type="float" office:value="0.774290311808526" calcext:value-type="float">
            <text:p>0.774</text:p>
          </table:table-cell>
          <table:table-cell table:formula="of:=AVERAGE([.I2:.I11];[.I19:.I28];[.I36:.I45];[.I53:.I62];[.I70:.I79];[.I87:.I96];[.I104:.I113];[.I121:.I130])" office:value-type="float" office:value="0.829549972280828" calcext:value-type="float">
            <text:p>0.830</text:p>
          </table:table-cell>
          <table:table-cell table:formula="of:=AVERAGE([.J2:.J11];[.J19:.J28];[.J36:.J45];[.J53:.J62];[.J70:.J79];[.J87:.J96];[.J104:.J113];[.J121:.J130])" office:value-type="float" office:value="0.774290311808526" calcext:value-type="float">
            <text:p>0.774</text:p>
          </table:table-cell>
          <table:table-cell table:formula="of:=AVERAGE([.K2:.K11];[.K19:.K28];[.K36:.K45];[.K53:.K62];[.K70:.K79];[.K87:.K96];[.K104:.K113];[.K121:.K130])" office:value-type="float" office:value="74157908213.75" calcext:value-type="float">
            <text:p>74157908213.750</text:p>
          </table:table-cell>
          <table:table-cell table:formula="of:=AVERAGE([.L2:.L11];[.L19:.L28];[.L36:.L45];[.L53:.L62];[.L70:.L79];[.L87:.L96];[.L104:.L113];[.L121:.L130])" office:value-type="float" office:value="14539607702.5" calcext:value-type="float">
            <text:p>14539607702.500</text:p>
          </table:table-cell>
          <table:table-cell table:formula="of:=AVERAGE([.M2:.M11];[.M19:.M28];[.M36:.M45];[.M53:.M62];[.M70:.M79];[.M87:.M96];[.M104:.M113];[.M121:.M130])" office:value-type="float" office:value="16294.5" calcext:value-type="float">
            <text:p>16294.500</text:p>
          </table:table-cell>
          <table:table-cell table:formula="of:=AVERAGE([.N2:.N11];[.N19:.N28];[.N36:.N45];[.N53:.N62];[.N70:.N79];[.N87:.N96];[.N104:.N113];[.N121:.N130])" office:value-type="float" office:value="72860.5" calcext:value-type="float">
            <text:p>72860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74.15790821375" calcext:value-type="float">
            <text:p>74.158</text:p>
          </table:table-cell>
          <table:table-cell table:formula="of:=([.L140]/1000000000)" office:value-type="float" office:value="14.5396077025" calcext:value-type="float">
            <text:p>14.540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10" table:style-name="ta1">
        <table:shapes>
          <draw:frame draw:z-index="0" draw:style-name="gr1" draw:text-style-name="P1" svg:width="7.1799in" svg:height="3.5429in" svg:x="6.6098in" svg:y="1.6398in">
            <draw:object draw:notify-on-update-of-ranges="Planilha10.B10:Planilha10.C10 Planilha10.A11:Planilha10.A11 BNB.K143:BNB.L143 Planilha10.A12:Planilha10.A12 GNB.K143:GNB.L143 Planilha10.A13:Planilha10.A13 DT.K143:DT.L143 Planilha10.A14:Planilha10.A14 RF.K143:RF.L143 Planilha10.A15:Planilha10.A15 LR.K143:LR.L143 Planilha10.A17:Planilha10.A17 FNN.K143:FNN.L143 Planilha10.A18:Planilha10.A18 P1.K143:P1.L143 Planilha10.A19:Planilha10.A19 P2.K143:P2.L1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1" table:number-columns-repeated="3" table:default-cell-style-name="Default"/>
        <table:table-row table:style-name="ro2" table:number-rows-repeated="9">
          <table:table-cell table:number-columns-repeated="3"/>
        </table:table-row>
        <table:table-row table:style-name="ro2">
          <table:table-cell/>
          <table:table-cell office:value-type="string" calcext:value-type="string">
            <text:p>Train time</text:p>
          </table:table-cell>
          <table:table-cell office:value-type="string" calcext:value-type="string">
            <text:p>Test time</text:p>
          </table:table-cell>
        </table:table-row>
        <table:table-row table:style-name="ro2">
          <table:table-cell office:value-type="string" calcext:value-type="string">
            <text:p>BNB</text:p>
          </table:table-cell>
          <table:table-cell table:formula="of:=bnb:[.J16]" office:value-type="string" office:string-value="" calcext:value-type="error">
            <text:p>#NOME?</text:p>
          </table:table-cell>
          <table:table-cell/>
        </table:table-row>
        <table:table-row table:style-name="ro2">
          <table:table-cell office:value-type="string" calcext:value-type="string">
            <text:p>GN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V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2</text:p>
          </table:table-cell>
          <table:table-cell table:number-columns-repeated="2"/>
        </table:table-row>
      </table:table>
      <table:table table:name="Planilha11" table:style-name="ta1">
        <table:table-column table:style-name="co21" table:default-cell-style-name="Default"/>
        <table:table-column table:style-name="co21" table:number-columns-repeated="11" table:default-cell-style-name="ce13"/>
        <table:table-column table:style-name="co21" table:number-columns-repeated="2" table:default-cell-style-name="ce15"/>
        <table:table-column table:style-name="co21" table:number-columns-repeated="1010" table:default-cell-style-name="Default"/>
        <table:table-row table:style-name="ro1"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style-name="ce14" office:value-type="string" calcext:value-type="string">
            <text:p>Train size</text:p>
          </table:table-cell>
          <table:table-cell table:style-name="ce14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2">
          <table:table-cell office:value-type="string" calcext:value-type="string">
            <text:p>BNB</text:p>
          </table:table-cell>
          <table:table-cell office:value-type="float" office:value="0.605164572219773" calcext:value-type="float">
            <text:p>0.605</text:p>
          </table:table-cell>
          <table:table-cell office:value-type="float" office:value="0.327237073180407" calcext:value-type="float">
            <text:p>0.327</text:p>
          </table:table-cell>
          <table:table-cell office:value-type="float" office:value="0.689588308301639" calcext:value-type="float">
            <text:p>0.690</text:p>
          </table:table-cell>
          <table:table-cell office:value-type="float" office:value="0.605164572219773" calcext:value-type="float">
            <text:p>0.605</text:p>
          </table:table-cell>
          <table:table-cell office:value-type="float" office:value="0.317389671183234" calcext:value-type="float">
            <text:p>0.317</text:p>
          </table:table-cell>
          <table:table-cell office:value-type="float" office:value="0.852228473902059" calcext:value-type="float">
            <text:p>0.852</text:p>
          </table:table-cell>
          <table:table-cell office:value-type="float" office:value="0.605164572219773" calcext:value-type="float">
            <text:p>0.605</text:p>
          </table:table-cell>
          <table:table-cell office:value-type="float" office:value="0.548210951217302" calcext:value-type="float">
            <text:p>0.548</text:p>
          </table:table-cell>
          <table:table-cell office:value-type="float" office:value="0.605164572219773" calcext:value-type="float">
            <text:p>0.605</text:p>
          </table:table-cell>
          <table:table-cell office:value-type="float" office:value="0.068911495" calcext:value-type="float">
            <text:p>0.069</text:p>
          </table:table-cell>
          <table:table-cell office:value-type="float" office:value="0.296050415" calcext:value-type="float">
            <text:p>0.296</text:p>
          </table:table-cell>
          <table:table-cell office:value-type="float" office:value="13678.3125" calcext:value-type="float">
            <text:p>13678.3</text:p>
          </table:table-cell>
          <table:table-cell office:value-type="float" office:value="55361.6875" calcext:value-type="float">
            <text:p>55361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NB</text:p>
          </table:table-cell>
          <table:table-cell office:value-type="float" office:value="0.538098116565581" calcext:value-type="float">
            <text:p>0.538</text:p>
          </table:table-cell>
          <table:table-cell office:value-type="float" office:value="0.294860895160038" calcext:value-type="float">
            <text:p>0.295</text:p>
          </table:table-cell>
          <table:table-cell office:value-type="float" office:value="0.6403466473611" calcext:value-type="float">
            <text:p>0.640</text:p>
          </table:table-cell>
          <table:table-cell office:value-type="float" office:value="0.538098116565581" calcext:value-type="float">
            <text:p>0.538</text:p>
          </table:table-cell>
          <table:table-cell office:value-type="float" office:value="0.309169606318626" calcext:value-type="float">
            <text:p>0.309</text:p>
          </table:table-cell>
          <table:table-cell office:value-type="float" office:value="0.850921077532849" calcext:value-type="float">
            <text:p>0.851</text:p>
          </table:table-cell>
          <table:table-cell office:value-type="float" office:value="0.538098116565581" calcext:value-type="float">
            <text:p>0.538</text:p>
          </table:table-cell>
          <table:table-cell office:value-type="float" office:value="0.497099037618956" calcext:value-type="float">
            <text:p>0.497</text:p>
          </table:table-cell>
          <table:table-cell office:value-type="float" office:value="0.538098116565581" calcext:value-type="float">
            <text:p>0.538</text:p>
          </table:table-cell>
          <table:table-cell office:value-type="float" office:value="0.06279320875" calcext:value-type="float">
            <text:p>0.063</text:p>
          </table:table-cell>
          <table:table-cell office:value-type="float" office:value="0.7732788175" calcext:value-type="float">
            <text:p>0.773</text:p>
          </table:table-cell>
          <table:table-cell office:value-type="float" office:value="13678.3125" calcext:value-type="float">
            <text:p>13678.3</text:p>
          </table:table-cell>
          <table:table-cell office:value-type="float" office:value="55361.6875" calcext:value-type="float">
            <text:p>55361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446691264576923" calcext:value-type="float">
            <text:p>0.447</text:p>
          </table:table-cell>
          <table:table-cell office:value-type="float" office:value="0.237181348347206" calcext:value-type="float">
            <text:p>0.237</text:p>
          </table:table-cell>
          <table:table-cell office:value-type="float" office:value="0.553390275697857" calcext:value-type="float">
            <text:p>0.553</text:p>
          </table:table-cell>
          <table:table-cell office:value-type="float" office:value="0.446691264576923" calcext:value-type="float">
            <text:p>0.447</text:p>
          </table:table-cell>
          <table:table-cell office:value-type="float" office:value="0.265027666010574" calcext:value-type="float">
            <text:p>0.265</text:p>
          </table:table-cell>
          <table:table-cell office:value-type="float" office:value="0.820632364877433" calcext:value-type="float">
            <text:p>0.821</text:p>
          </table:table-cell>
          <table:table-cell office:value-type="float" office:value="0.446691264576923" calcext:value-type="float">
            <text:p>0.447</text:p>
          </table:table-cell>
          <table:table-cell office:value-type="float" office:value="0.429959599534665" calcext:value-type="float">
            <text:p>0.430</text:p>
          </table:table-cell>
          <table:table-cell office:value-type="float" office:value="0.446691264576923" calcext:value-type="float">
            <text:p>0.447</text:p>
          </table:table-cell>
          <table:table-cell office:value-type="float" office:value="3.20267668" calcext:value-type="float">
            <text:p>3.203</text:p>
          </table:table-cell>
          <table:table-cell office:value-type="float" office:value="0.04455404" calcext:value-type="float">
            <text:p>0.045</text:p>
          </table:table-cell>
          <table:table-cell office:value-type="float" office:value="13678.3125" calcext:value-type="float">
            <text:p>13678.3</text:p>
          </table:table-cell>
          <table:table-cell office:value-type="float" office:value="55361.6875" calcext:value-type="float">
            <text:p>55361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F</text:p>
          </table:table-cell>
          <table:table-cell office:value-type="float" office:value="0.670649986947286" calcext:value-type="float">
            <text:p>0.671</text:p>
          </table:table-cell>
          <table:table-cell office:value-type="float" office:value="0.376709620081999" calcext:value-type="float">
            <text:p>0.377</text:p>
          </table:table-cell>
          <table:table-cell office:value-type="float" office:value="0.738947860753552" calcext:value-type="float">
            <text:p>0.739</text:p>
          </table:table-cell>
          <table:table-cell office:value-type="float" office:value="0.670649986947286" calcext:value-type="float">
            <text:p>0.671</text:p>
          </table:table-cell>
          <table:table-cell office:value-type="float" office:value="0.350040722949097" calcext:value-type="float">
            <text:p>0.350</text:p>
          </table:table-cell>
          <table:table-cell office:value-type="float" office:value="0.86175744635989" calcext:value-type="float">
            <text:p>0.862</text:p>
          </table:table-cell>
          <table:table-cell office:value-type="float" office:value="0.670649986947286" calcext:value-type="float">
            <text:p>0.671</text:p>
          </table:table-cell>
          <table:table-cell office:value-type="float" office:value="0.607836876420009" calcext:value-type="float">
            <text:p>0.608</text:p>
          </table:table-cell>
          <table:table-cell office:value-type="float" office:value="0.670649986947286" calcext:value-type="float">
            <text:p>0.671</text:p>
          </table:table-cell>
          <table:table-cell office:value-type="float" office:value="13.19985788" calcext:value-type="float">
            <text:p>13.200</text:p>
          </table:table-cell>
          <table:table-cell office:value-type="float" office:value="1.18690090625" calcext:value-type="float">
            <text:p>1.187</text:p>
          </table:table-cell>
          <table:table-cell office:value-type="float" office:value="13678.3125" calcext:value-type="float">
            <text:p>13678.3</text:p>
          </table:table-cell>
          <table:table-cell office:value-type="float" office:value="55361.6875" calcext:value-type="float">
            <text:p>55361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R</text:p>
          </table:table-cell>
          <table:table-cell office:value-type="float" office:value="0.68762029419923" calcext:value-type="float">
            <text:p>0.688</text:p>
          </table:table-cell>
          <table:table-cell office:value-type="float" office:value="0.389459737205955" calcext:value-type="float">
            <text:p>0.389</text:p>
          </table:table-cell>
          <table:table-cell office:value-type="float" office:value="0.75468937470023" calcext:value-type="float">
            <text:p>0.755</text:p>
          </table:table-cell>
          <table:table-cell office:value-type="float" office:value="0.68762029419923" calcext:value-type="float">
            <text:p>0.688</text:p>
          </table:table-cell>
          <table:table-cell office:value-type="float" office:value="0.360895048610654" calcext:value-type="float">
            <text:p>0.361</text:p>
          </table:table-cell>
          <table:table-cell office:value-type="float" office:value="0.872267403531738" calcext:value-type="float">
            <text:p>0.872</text:p>
          </table:table-cell>
          <table:table-cell office:value-type="float" office:value="0.68762029419923" calcext:value-type="float">
            <text:p>0.688</text:p>
          </table:table-cell>
          <table:table-cell office:value-type="float" office:value="0.633499031962175" calcext:value-type="float">
            <text:p>0.633</text:p>
          </table:table-cell>
          <table:table-cell office:value-type="float" office:value="0.68762029419923" calcext:value-type="float">
            <text:p>0.688</text:p>
          </table:table-cell>
          <table:table-cell office:value-type="float" office:value="1.35848053625" calcext:value-type="float">
            <text:p>1.358</text:p>
          </table:table-cell>
          <table:table-cell office:value-type="float" office:value="0.05394921375" calcext:value-type="float">
            <text:p>0.054</text:p>
          </table:table-cell>
          <table:table-cell office:value-type="float" office:value="13678.3125" calcext:value-type="float">
            <text:p>13678.3</text:p>
          </table:table-cell>
          <table:table-cell office:value-type="float" office:value="55361.6875" calcext:value-type="float">
            <text:p>55361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VM</text:p>
          </table:table-cell>
          <table:table-cell office:value-type="float" office:value="0.730449250089675" calcext:value-type="float">
            <text:p>0.730</text:p>
          </table:table-cell>
          <table:table-cell office:value-type="float" office:value="0.429038341958998" calcext:value-type="float">
            <text:p>0.429</text:p>
          </table:table-cell>
          <table:table-cell office:value-type="float" office:value="0.786176669390786" calcext:value-type="float">
            <text:p>0.786</text:p>
          </table:table-cell>
          <table:table-cell office:value-type="float" office:value="0.730449250089675" calcext:value-type="float">
            <text:p>0.730</text:p>
          </table:table-cell>
          <table:table-cell office:value-type="float" office:value="0.389367757986819" calcext:value-type="float">
            <text:p>0.389</text:p>
          </table:table-cell>
          <table:table-cell office:value-type="float" office:value="0.88186033912011" calcext:value-type="float">
            <text:p>0.882</text:p>
          </table:table-cell>
          <table:table-cell office:value-type="float" office:value="0.730449250089675" calcext:value-type="float">
            <text:p>0.730</text:p>
          </table:table-cell>
          <table:table-cell office:value-type="float" office:value="0.683160770700147" calcext:value-type="float">
            <text:p>0.683</text:p>
          </table:table-cell>
          <table:table-cell office:value-type="float" office:value="0.730449250089675" calcext:value-type="float">
            <text:p>0.730</text:p>
          </table:table-cell>
          <table:table-cell office:value-type="float" office:value="101.09926367875" calcext:value-type="float">
            <text:p>101.099</text:p>
          </table:table-cell>
          <table:table-cell office:value-type="float" office:value="125.92984073625" calcext:value-type="float">
            <text:p>125.930</text:p>
          </table:table-cell>
          <table:table-cell office:value-type="float" office:value="13678.3125" calcext:value-type="float">
            <text:p>13678.3</text:p>
          </table:table-cell>
          <table:table-cell office:value-type="float" office:value="55361.6875" calcext:value-type="float">
            <text:p>55361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NN</text:p>
          </table:table-cell>
          <table:table-cell office:value-type="float" office:value="0.690724292277074" calcext:value-type="float">
            <text:p>0.691</text:p>
          </table:table-cell>
          <table:table-cell office:value-type="float" office:value="0.39741945363046" calcext:value-type="float">
            <text:p>0.397</text:p>
          </table:table-cell>
          <table:table-cell office:value-type="float" office:value="0.756565961230618" calcext:value-type="float">
            <text:p>0.757</text:p>
          </table:table-cell>
          <table:table-cell office:value-type="float" office:value="0.690724292277074" calcext:value-type="float">
            <text:p>0.691</text:p>
          </table:table-cell>
          <table:table-cell office:value-type="float" office:value="0.366462087862233" calcext:value-type="float">
            <text:p>0.366</text:p>
          </table:table-cell>
          <table:table-cell office:value-type="float" office:value="0.875215555681606" calcext:value-type="float">
            <text:p>0.875</text:p>
          </table:table-cell>
          <table:table-cell office:value-type="float" office:value="0.690724292277074" calcext:value-type="float">
            <text:p>0.691</text:p>
          </table:table-cell>
          <table:table-cell office:value-type="float" office:value="0.653925609487844" calcext:value-type="float">
            <text:p>0.654</text:p>
          </table:table-cell>
          <table:table-cell office:value-type="float" office:value="0.690724292277074" calcext:value-type="float">
            <text:p>0.691</text:p>
          </table:table-cell>
          <table:table-cell office:value-type="float" office:value="11.09975498375" calcext:value-type="float">
            <text:p>11.100</text:p>
          </table:table-cell>
          <table:table-cell office:value-type="float" office:value="1.66517810125" calcext:value-type="float">
            <text:p>1.665</text:p>
          </table:table-cell>
          <table:table-cell office:value-type="float" office:value="13678.3125" calcext:value-type="float">
            <text:p>13678.3</text:p>
          </table:table-cell>
          <table:table-cell office:value-type="float" office:value="55361.6875" calcext:value-type="float">
            <text:p>55361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0.778415290775937" calcext:value-type="float">
            <text:p>0.778</text:p>
          </table:table-cell>
          <table:table-cell office:value-type="float" office:value="0.516574789801559" calcext:value-type="float">
            <text:p>0.517</text:p>
          </table:table-cell>
          <table:table-cell office:value-type="float" office:value="0.818192365596918" calcext:value-type="float">
            <text:p>0.818</text:p>
          </table:table-cell>
          <table:table-cell office:value-type="float" office:value="0.778415290775937" calcext:value-type="float">
            <text:p>0.778</text:p>
          </table:table-cell>
          <table:table-cell office:value-type="float" office:value="0.449094244396642" calcext:value-type="float">
            <text:p>0.449</text:p>
          </table:table-cell>
          <table:table-cell office:value-type="float" office:value="0.900252848596108" calcext:value-type="float">
            <text:p>0.900</text:p>
          </table:table-cell>
          <table:table-cell office:value-type="float" office:value="0.778415290775937" calcext:value-type="float">
            <text:p>0.778</text:p>
          </table:table-cell>
          <table:table-cell office:value-type="float" office:value="0.826122855251205" calcext:value-type="float">
            <text:p>0.826</text:p>
          </table:table-cell>
          <table:table-cell office:value-type="float" office:value="0.778415290775937" calcext:value-type="float">
            <text:p>0.778</text:p>
          </table:table-cell>
          <table:table-cell office:value-type="float" office:value="49.53970160375" calcext:value-type="float">
            <text:p>49.540</text:p>
          </table:table-cell>
          <table:table-cell office:value-type="float" office:value="8.24833684" calcext:value-type="float">
            <text:p>8.248</text:p>
          </table:table-cell>
          <table:table-cell office:value-type="float" office:value="13678.3125" calcext:value-type="float">
            <text:p>13678.3</text:p>
          </table:table-cell>
          <table:table-cell office:value-type="float" office:value="55361.6875" calcext:value-type="float">
            <text:p>55361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2</text:p>
          </table:table-cell>
          <table:table-cell office:value-type="float" office:value="0.774290311808526" calcext:value-type="float">
            <text:p>0.774</text:p>
          </table:table-cell>
          <table:table-cell office:value-type="float" office:value="0.509652805079464" calcext:value-type="float">
            <text:p>0.510</text:p>
          </table:table-cell>
          <table:table-cell office:value-type="float" office:value="0.813859613320137" calcext:value-type="float">
            <text:p>0.814</text:p>
          </table:table-cell>
          <table:table-cell office:value-type="float" office:value="0.774290311808526" calcext:value-type="float">
            <text:p>0.774</text:p>
          </table:table-cell>
          <table:table-cell office:value-type="float" office:value="0.447098660417017" calcext:value-type="float">
            <text:p>0.447</text:p>
          </table:table-cell>
          <table:table-cell office:value-type="float" office:value="0.895419302157306" calcext:value-type="float">
            <text:p>0.895</text:p>
          </table:table-cell>
          <table:table-cell office:value-type="float" office:value="0.774290311808526" calcext:value-type="float">
            <text:p>0.774</text:p>
          </table:table-cell>
          <table:table-cell office:value-type="float" office:value="0.829549972280828" calcext:value-type="float">
            <text:p>0.830</text:p>
          </table:table-cell>
          <table:table-cell office:value-type="float" office:value="0.774290311808526" calcext:value-type="float">
            <text:p>0.774</text:p>
          </table:table-cell>
          <table:table-cell office:value-type="float" office:value="74.15790821375" calcext:value-type="float">
            <text:p>74.158</text:p>
          </table:table-cell>
          <table:table-cell office:value-type="float" office:value="14.5396077025" calcext:value-type="float">
            <text:p>14.540</text:p>
          </table:table-cell>
          <table:table-cell office:value-type="float" office:value="16294.5" calcext:value-type="float">
            <text:p>16294.5</text:p>
          </table:table-cell>
          <table:table-cell office:value-type="float" office:value="72860.5" calcext:value-type="float">
            <text:p>72860.5</text:p>
          </table:table-cell>
          <table:table-cell table:number-columns-repeated="101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4:06:29.9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2T15:51:11.557000000</meta:creation-date>
    <dc:date>2021-12-27T14:14:09.758000000</dc:date>
    <meta:editing-duration>PT1H1M29S</meta:editing-duration>
    <meta:editing-cycles>11</meta:editing-cycles>
    <meta:generator>LibreOffice/7.1.4.2$Windows_X86_64 LibreOffice_project/a529a4fab45b75fefc5b6226684193eb000654f6</meta:generator>
    <meta:document-statistic meta:table-count="11" meta:cell-count="1284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Normal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gap-width="200" chart:reverse-direction="false" text:line-break="false" loext:try-staggering-first="false" chart:link-data-style-to-source="false" chart:axis-position="1"/>
      <style:graphic-properties svg:stroke-color="#b3b3b3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38cm" svg:height="9cm" xlink:href=".." xlink:type="simple" chart:class="chart:bar" chart:style-name="ch1">
        <chart:title svg:x="4.392cm" svg:y="0.316cm" chart:style-name="ch2">
          <text:p>Computational time performance in Experiment 2</text:p>
        </chart:title>
        <chart:legend chart:legend-position="end" svg:x="16.742cm" svg:y="2.458cm" style:legend-expansion="high" chart:style-name="ch3"/>
        <chart:plot-area chart:style-name="ch4" table:cell-range-address="Planilha10.B10:Planilha10.C10 Planilha10.A11:Planilha10.A15 BNB.K143:BNB.L143 GNB.K143:GNB.L143 DT.K143:DT.L143 RF.K143:RF.L143 LR.K143:LR.L143 Planilha10.A17:Planilha10.A19 FNN.K143:FNN.L143 P1.K143:P1.L143 P2.K143:P2.L143" chart:data-source-has-labels="both" svg:x="1.519cm" svg:y="1.275cm" svg:width="14.859cm" svg:height="7.545cm">
          <chart:coordinate-region svg:x="2.405cm" svg:y="1.475cm" svg:width="13.973cm" svg:height="6.698cm"/>
          <chart:axis chart:dimension="x" chart:name="primary-x" chart:style-name="ch5" chartooo:axis-type="auto">
            <chartooo:date-scale/>
            <chart:categories table:cell-range-address="Planilha10.B10:Planilha10.C10"/>
          </chart:axis>
          <chart:axis chart:dimension="y" chart:name="primary-y" chart:style-name="ch6">
            <chart:title svg:x="1.048cm" svg:y="5.908cm" chart:style-name="ch7">
              <text:p>Time in seconds</text:p>
            </chart:title>
            <chart:grid chart:style-name="ch8" chart:class="major"/>
          </chart:axis>
          <chart:series chart:style-name="ch9" chart:values-cell-range-address="BNB.K143:BNB.L143" chart:label-cell-address="Planilha10.A11:Planilha10.A11" chart:class="chart:bar">
            <chart:data-point chart:repeated="2"/>
          </chart:series>
          <chart:series chart:style-name="ch10" chart:values-cell-range-address="GNB.K143:GNB.L143" chart:label-cell-address="Planilha10.A12:Planilha10.A12" chart:class="chart:bar">
            <chart:data-point chart:repeated="2"/>
          </chart:series>
          <chart:series chart:style-name="ch11" chart:values-cell-range-address="DT.K143:DT.L143" chart:label-cell-address="Planilha10.A13:Planilha10.A13" chart:class="chart:bar">
            <chart:data-point chart:repeated="2"/>
          </chart:series>
          <chart:series chart:style-name="ch12" chart:values-cell-range-address="RF.K143:RF.L143" chart:label-cell-address="Planilha10.A14:Planilha10.A14" chart:class="chart:bar">
            <chart:data-point chart:repeated="2"/>
          </chart:series>
          <chart:series chart:style-name="ch13" chart:values-cell-range-address="LR.K143:LR.L143" chart:label-cell-address="Planilha10.A15:Planilha10.A15" chart:class="chart:bar">
            <chart:data-point chart:repeated="2"/>
          </chart:series>
          <chart:series chart:style-name="ch14" chart:values-cell-range-address="FNN.K143:FNN.L143" chart:label-cell-address="Planilha10.A17:Planilha10.A17" chart:class="chart:bar">
            <chart:data-point chart:repeated="2"/>
          </chart:series>
          <chart:series chart:style-name="ch15" chart:values-cell-range-address="P1.K143:P1.L143" chart:label-cell-address="Planilha10.A18:Planilha10.A18" chart:class="chart:bar">
            <chart:data-point chart:repeated="2"/>
          </chart:series>
          <chart:series chart:style-name="ch16" chart:values-cell-range-address="P2.K143:P2.L143" chart:label-cell-address="Planilha10.A19:Planilha10.A19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time</text:p>
                <draw:g>
                  <svg:desc>Planilha10.B10:Planilha10.C10</svg:desc>
                </draw:g>
              </table:table-cell>
              <table:table-cell office:value-type="string">
                <text:p>Test time</text:p>
              </table:table-cell>
            </table:table-row>
          </table:table-header-rows>
          <table:table-rows>
            <table:table-row>
              <table:table-cell office:value-type="string">
                <text:p>BNB</text:p>
                <draw:g>
                  <svg:desc>Planilha10.A11:Planilha10.A11</svg:desc>
                </draw:g>
              </table:table-cell>
              <table:table-cell office:value-type="float" office:value="0.068911495">
                <text:p>0.068911495</text:p>
                <draw:g>
                  <svg:desc>BNB.K143:BNB.L143</svg:desc>
                </draw:g>
              </table:table-cell>
              <table:table-cell office:value-type="float" office:value="0.296050415">
                <text:p>0.296050415</text:p>
              </table:table-cell>
            </table:table-row>
            <table:table-row>
              <table:table-cell office:value-type="string">
                <text:p>GNB</text:p>
                <draw:g>
                  <svg:desc>Planilha10.A12:Planilha10.A12</svg:desc>
                </draw:g>
              </table:table-cell>
              <table:table-cell office:value-type="float" office:value="0.06279320875">
                <text:p>0.06279320875</text:p>
                <draw:g>
                  <svg:desc>GNB.K143:GNB.L143</svg:desc>
                </draw:g>
              </table:table-cell>
              <table:table-cell office:value-type="float" office:value="0.7732788175">
                <text:p>0.7732788175</text:p>
              </table:table-cell>
            </table:table-row>
            <table:table-row>
              <table:table-cell office:value-type="string">
                <text:p>DT</text:p>
                <draw:g>
                  <svg:desc>Planilha10.A13:Planilha10.A13</svg:desc>
                </draw:g>
              </table:table-cell>
              <table:table-cell office:value-type="float" office:value="3.20267668">
                <text:p>3.20267668</text:p>
                <draw:g>
                  <svg:desc>DT.K143:DT.L143</svg:desc>
                </draw:g>
              </table:table-cell>
              <table:table-cell office:value-type="float" office:value="0.04455404">
                <text:p>0.04455404</text:p>
              </table:table-cell>
            </table:table-row>
            <table:table-row>
              <table:table-cell office:value-type="string">
                <text:p>RF</text:p>
                <draw:g>
                  <svg:desc>Planilha10.A14:Planilha10.A14</svg:desc>
                </draw:g>
              </table:table-cell>
              <table:table-cell office:value-type="float" office:value="13.19985788">
                <text:p>13.19985788</text:p>
                <draw:g>
                  <svg:desc>RF.K143:RF.L143</svg:desc>
                </draw:g>
              </table:table-cell>
              <table:table-cell office:value-type="float" office:value="1.18690090625">
                <text:p>1.18690090625</text:p>
              </table:table-cell>
            </table:table-row>
            <table:table-row>
              <table:table-cell office:value-type="string">
                <text:p>LR</text:p>
                <draw:g>
                  <svg:desc>Planilha10.A15:Planilha10.A15</svg:desc>
                </draw:g>
              </table:table-cell>
              <table:table-cell office:value-type="float" office:value="1.35848053625">
                <text:p>1.35848053625</text:p>
                <draw:g>
                  <svg:desc>LR.K143:LR.L143</svg:desc>
                </draw:g>
              </table:table-cell>
              <table:table-cell office:value-type="float" office:value="0.05394921375">
                <text:p>0.05394921375</text:p>
              </table:table-cell>
            </table:table-row>
            <table:table-row>
              <table:table-cell office:value-type="string">
                <text:p>FNN</text:p>
                <draw:g>
                  <svg:desc>Planilha10.A17:Planilha10.A17</svg:desc>
                </draw:g>
              </table:table-cell>
              <table:table-cell office:value-type="float" office:value="11.09975498375">
                <text:p>11.09975498375</text:p>
                <draw:g>
                  <svg:desc>FNN.K143:FNN.L143</svg:desc>
                </draw:g>
              </table:table-cell>
              <table:table-cell office:value-type="float" office:value="1.66517810125">
                <text:p>1.66517810125</text:p>
              </table:table-cell>
            </table:table-row>
            <table:table-row>
              <table:table-cell office:value-type="string">
                <text:p>P1</text:p>
                <draw:g>
                  <svg:desc>Planilha10.A18:Planilha10.A18</svg:desc>
                </draw:g>
              </table:table-cell>
              <table:table-cell office:value-type="float" office:value="49.53970160375">
                <text:p>49.53970160375</text:p>
                <draw:g>
                  <svg:desc>P1.K143:P1.L143</svg:desc>
                </draw:g>
              </table:table-cell>
              <table:table-cell office:value-type="float" office:value="8.24833684">
                <text:p>8.24833684</text:p>
              </table:table-cell>
            </table:table-row>
            <table:table-row>
              <table:table-cell office:value-type="string">
                <text:p>P2</text:p>
                <draw:g>
                  <svg:desc>Planilha10.A19:Planilha10.A19</svg:desc>
                </draw:g>
              </table:table-cell>
              <table:table-cell office:value-type="float" office:value="74.15790821375">
                <text:p>74.15790821375</text:p>
                <draw:g>
                  <svg:desc>P2.K143:P2.L143</svg:desc>
                </draw:g>
              </table:table-cell>
              <table:table-cell office:value-type="float" office:value="14.5396077025">
                <text:p>14.5396077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